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6CF0000C11C00008891D11D510C.wmf" manifest:media-type=""/>
  <manifest:file-entry manifest:full-path="Pictures/100000000000007800000090B46563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122cm" svg:stroke-color="#000000" draw:fill="none" fo:padding-top="0.061cm" fo:padding-bottom="0.061cm" fo:padding-left="0.061cm" fo:padding-right="0.06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0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06cm" svg:stroke-color="#000000" draw:fill="none" fo:padding-top="0.003cm" fo:padding-bottom="0.003cm" fo:padding-left="0.003cm" fo:padding-right="0.003cm"/>
    </style:style>
    <style:style style:name="gr5" style:family="graphic" style:parent-style-name="standard">
      <style:graphic-properties draw:stroke="solid" svg:stroke-width="0.006cm" svg:stroke-color="#000000" draw:fill="solid" draw:fill-color="#404040" fo:padding-top="0.003cm" fo:padding-bottom="0.003cm" fo:padding-left="0.003cm" fo:padding-right="0.003cm"/>
    </style:style>
    <style:style style:name="gr6" style:family="graphic" style:parent-style-name="standard">
      <style:graphic-properties draw:stroke="solid" svg:stroke-width="0.006cm" svg:stroke-color="#a9a9a9" draw:fill="none" fo:padding-top="0.003cm" fo:padding-bottom="0.003cm" fo:padding-left="0.003cm" fo:padding-right="0.003cm"/>
    </style:style>
    <style:style style:name="gr7" style:family="graphic" style:parent-style-name="standard">
      <style:graphic-properties draw:stroke="dash" svg:stroke-width="0.006cm" svg:stroke-color="#d3d3d3" draw:fill="none" fo:padding-top="0.003cm" fo:padding-bottom="0.003cm" fo:padding-left="0.003cm" fo:padding-right="0.003cm"/>
    </style:style>
    <style:style style:name="gr8" style:family="graphic" style:parent-style-name="standard">
      <style:graphic-properties draw:stroke="solid" svg:stroke-width="0.006cm" svg:stroke-color="#a9a9a9" draw:fill="solid" draw:fill-color="#404040" fo:padding-top="0.003cm" fo:padding-bottom="0.003cm" fo:padding-left="0.003cm" fo:padding-right="0.003cm"/>
    </style:style>
    <style:style style:name="gr9" style:family="graphic" style:parent-style-name="standard">
      <style:graphic-properties draw:stroke="dash" svg:stroke-width="0.006cm" svg:stroke-color="#a9a9a9" draw:fill="none" fo:padding-top="0.003cm" fo:padding-bottom="0.003cm" fo:padding-left="0.003cm" fo:padding-right="0.003cm"/>
    </style:style>
    <style:style style:name="gr10" style:family="graphic" style:parent-style-name="standard">
      <style:graphic-properties draw:stroke="solid" svg:stroke-width="0.006cm" svg:stroke-color="#0000ff" draw:fill="none" fo:padding-top="0.003cm" fo:padding-bottom="0.003cm" fo:padding-left="0.003cm" fo:padding-right="0.00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00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31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122cm" svg:stroke-color="#000000" draw:fill="solid" draw:fill-color="#000000" fo:padding-top="0.061cm" fo:padding-bottom="0.061cm" fo:padding-left="0.061cm" fo:padding-right="0.061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71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08cm" svg:stroke-color="#000000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solid" svg:stroke-width="0.008cm" svg:stroke-color="#000000" draw:fill="solid" draw:fill-color="#404040" fo:padding-top="0.004cm" fo:padding-bottom="0.004cm" fo:padding-left="0.004cm" fo:padding-right="0.004cm"/>
    </style:style>
    <style:style style:name="gr21" style:family="graphic" style:parent-style-name="standard">
      <style:graphic-properties draw:stroke="solid" svg:stroke-width="0.008cm" svg:stroke-color="#a9a9a9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dash" svg:stroke-width="0.008cm" svg:stroke-color="#d3d3d3" draw:fill="none" fo:padding-top="0.004cm" fo:padding-bottom="0.004cm" fo:padding-left="0.004cm" fo:padding-right="0.004cm"/>
    </style:style>
    <style:style style:name="gr23" style:family="graphic" style:parent-style-name="standard">
      <style:graphic-properties draw:stroke="solid" svg:stroke-width="0.008cm" svg:stroke-color="#0000ff" draw:fill="none" fo:padding-top="0.004cm" fo:padding-bottom="0.004cm" fo:padding-left="0.004cm" fo:padding-right="0.00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2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105cm" svg:stroke-color="#4d8725" draw:fill="none" fo:padding-top="0.052cm" fo:padding-bottom="0.052cm" fo:padding-left="0.052cm" fo:padding-right="0.052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9" style:family="graphic" style:parent-style-name="standard">
      <style:graphic-properties draw:stroke="solid" svg:stroke-width="0.033cm" svg:stroke-color="#ffffff" draw:fill="solid" draw:fill-color="#ffffff" fo:padding-top="0.016cm" fo:padding-bottom="0.016cm" fo:padding-left="0.016cm" fo:padding-right="0.016cm"/>
    </style:style>
    <style:style style:name="gr30" style:family="graphic" style:parent-style-name="standard">
      <style:graphic-properties draw:stroke="solid" svg:stroke-width="0.033cm" svg:stroke-color="#ffffff" draw:fill="none" fo:padding-top="0.016cm" fo:padding-bottom="0.016cm" fo:padding-left="0.016cm" fo:padding-right="0.016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567cm" fo:padding-top="0cm" fo:padding-bottom="0cm" fo:padding-left="0cm" fo:padding-right="0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style:font-name="Calibri1" fo:font-size="48pt" style:font-size-asian="48pt" style:font-name-complex="Calibri1" style:font-size-complex="48pt"/>
    </style:style>
    <style:style style:name="T2" style:family="text">
      <style:text-properties fo:color="#000000" style:font-name="Calibri1" fo:font-size="18pt" style:font-size-asian="18pt" style:font-name-complex="Calibri1" style:font-size-complex="18pt"/>
    </style:style>
    <style:style style:name="T3" style:family="text">
      <style:text-properties fo:color="#000000" style:font-name="Calibri1" fo:font-size="12pt" style:font-size-asian="12pt" style:font-name-complex="Calibri1" style:font-size-complex="12pt"/>
    </style:style>
    <style:style style:name="T4" style:family="text">
      <style:text-properties fo:color="#4a8522" style:font-name="Calibri1" fo:font-size="18pt" style:font-size-asian="18pt" style:font-name-complex="Calibri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33.866cm" svg:height="19.05cm" svg:x="0cm" svg:y="-0.001cm" svg:viewBox="0 0 33867 19051" draw:points="0,19051 33867,19051 33867,0 0,0">
          <text:p/>
        </draw:polygon>
        <draw:line draw:style-name="gr2" draw:layer="layout" svg:x1="2.491cm" svg:y1="9.84cm" svg:x2="14.009cm" svg:y2="9.84cm">
          <text:p/>
        </draw:line>
        <draw:frame draw:style-name="gr3" draw:layer="layout" svg:width="1.42cm" svg:height="1.978cm" svg:x="16.948cm" svg:y="9.127cm">
          <draw:text-box>
            <text:p text:style-name="P1"><text:span text:style-name="T1">=</text:span></text:p>
          </draw:text-box>
        </draw:frame>
        <draw:polygon draw:style-name="gr1" draw:layer="layout" svg:width="9.557cm" svg:height="6.748cm" svg:x="3.378cm" svg:y="2.079cm" svg:viewBox="0 0 9558 6749" draw:points="0,6749 9558,6749 9558,0 0,0">
          <text:p/>
        </draw:polygon>
        <draw:polygon draw:style-name="gr1" draw:layer="layout" svg:width="8.706cm" svg:height="5.591cm" svg:x="3.943cm" svg:y="2.746cm" svg:viewBox="0 0 8707 5592" draw:points="0,5592 8707,5592 8707,0 0,0">
          <text:p/>
        </draw:polygon>
        <draw:polygon draw:style-name="gr4" draw:layer="layout" svg:width="8.699cm" svg:height="5.585cm" svg:x="3.943cm" svg:y="2.746cm" svg:viewBox="0 0 8700 5586" draw:points="0,5586 8700,5586 8700,0 0,0">
          <text:p/>
        </draw:polygon>
        <draw:polygon draw:style-name="gr5" draw:layer="layout" svg:width="0.013cm" svg:height="5.591cm" svg:x="3.937cm" svg:y="2.746cm" svg:viewBox="0 0 14 5592" draw:points="0,5592 14,5592 14,0 0,0">
          <text:p/>
        </draw:polygon>
        <draw:line draw:style-name="gr6" draw:layer="layout" svg:x1="3.937cm" svg:y1="2.868cm" svg:x2="3.909cm" svg:y2="2.868cm">
          <text:p/>
        </draw:line>
        <draw:line draw:style-name="gr6" draw:layer="layout" svg:x1="3.937cm" svg:y1="3.005cm" svg:x2="3.909cm" svg:y2="3.005cm">
          <text:p/>
        </draw:line>
        <draw:line draw:style-name="gr6" draw:layer="layout" svg:x1="3.937cm" svg:y1="3.134cm" svg:x2="3.909cm" svg:y2="3.134cm">
          <text:p/>
        </draw:line>
        <draw:line draw:style-name="gr6" draw:layer="layout" svg:x1="3.937cm" svg:y1="3.27cm" svg:x2="3.909cm" svg:y2="3.27cm">
          <text:p/>
        </draw:line>
        <draw:line draw:style-name="gr6" draw:layer="layout" svg:x1="3.937cm" svg:y1="3.399cm" svg:x2="3.909cm" svg:y2="3.399cm">
          <text:p/>
        </draw:line>
        <draw:line draw:style-name="gr6" draw:layer="layout" svg:x1="3.937cm" svg:y1="3.535cm" svg:x2="3.909cm" svg:y2="3.535cm">
          <text:p/>
        </draw:line>
        <draw:line draw:style-name="gr6" draw:layer="layout" svg:x1="3.937cm" svg:y1="3.664cm" svg:x2="3.909cm" svg:y2="3.664cm">
          <text:p/>
        </draw:line>
        <draw:line draw:style-name="gr6" draw:layer="layout" svg:x1="3.937cm" svg:y1="3.8cm" svg:x2="3.909cm" svg:y2="3.8cm">
          <text:p/>
        </draw:line>
        <draw:line draw:style-name="gr6" draw:layer="layout" svg:x1="3.937cm" svg:y1="3.93cm" svg:x2="3.909cm" svg:y2="3.93cm">
          <text:p/>
        </draw:line>
        <draw:line draw:style-name="gr6" draw:layer="layout" svg:x1="3.937cm" svg:y1="4.066cm" svg:x2="3.909cm" svg:y2="4.066cm">
          <text:p/>
        </draw:line>
        <draw:line draw:style-name="gr6" draw:layer="layout" svg:x1="3.937cm" svg:y1="4.195cm" svg:x2="3.909cm" svg:y2="4.195cm">
          <text:p/>
        </draw:line>
        <draw:line draw:style-name="gr6" draw:layer="layout" svg:x1="3.937cm" svg:y1="4.324cm" svg:x2="3.909cm" svg:y2="4.324cm">
          <text:p/>
        </draw:line>
        <draw:line draw:style-name="gr6" draw:layer="layout" svg:x1="3.937cm" svg:y1="4.46cm" svg:x2="3.909cm" svg:y2="4.46cm">
          <text:p/>
        </draw:line>
        <draw:line draw:style-name="gr6" draw:layer="layout" svg:x1="3.937cm" svg:y1="4.589cm" svg:x2="3.909cm" svg:y2="4.589cm">
          <text:p/>
        </draw:line>
        <draw:line draw:style-name="gr6" draw:layer="layout" svg:x1="3.937cm" svg:y1="4.725cm" svg:x2="3.909cm" svg:y2="4.725cm">
          <text:p/>
        </draw:line>
        <draw:line draw:style-name="gr6" draw:layer="layout" svg:x1="3.937cm" svg:y1="4.855cm" svg:x2="3.909cm" svg:y2="4.855cm">
          <text:p/>
        </draw:line>
        <draw:line draw:style-name="gr6" draw:layer="layout" svg:x1="3.937cm" svg:y1="4.991cm" svg:x2="3.909cm" svg:y2="4.991cm">
          <text:p/>
        </draw:line>
        <draw:line draw:style-name="gr6" draw:layer="layout" svg:x1="3.937cm" svg:y1="5.12cm" svg:x2="3.909cm" svg:y2="5.12cm">
          <text:p/>
        </draw:line>
        <draw:line draw:style-name="gr6" draw:layer="layout" svg:x1="3.937cm" svg:y1="5.256cm" svg:x2="3.909cm" svg:y2="5.256cm">
          <text:p/>
        </draw:line>
        <draw:line draw:style-name="gr6" draw:layer="layout" svg:x1="3.937cm" svg:y1="5.385cm" svg:x2="3.909cm" svg:y2="5.385cm">
          <text:p/>
        </draw:line>
        <draw:line draw:style-name="gr6" draw:layer="layout" svg:x1="3.937cm" svg:y1="5.515cm" svg:x2="3.909cm" svg:y2="5.515cm">
          <text:p/>
        </draw:line>
        <draw:line draw:style-name="gr6" draw:layer="layout" svg:x1="3.937cm" svg:y1="5.651cm" svg:x2="3.909cm" svg:y2="5.651cm">
          <text:p/>
        </draw:line>
        <draw:line draw:style-name="gr6" draw:layer="layout" svg:x1="3.937cm" svg:y1="5.78cm" svg:x2="3.909cm" svg:y2="5.78cm">
          <text:p/>
        </draw:line>
        <draw:line draw:style-name="gr6" draw:layer="layout" svg:x1="3.937cm" svg:y1="5.916cm" svg:x2="3.909cm" svg:y2="5.916cm">
          <text:p/>
        </draw:line>
        <draw:line draw:style-name="gr6" draw:layer="layout" svg:x1="3.937cm" svg:y1="6.045cm" svg:x2="3.909cm" svg:y2="6.045cm">
          <text:p/>
        </draw:line>
        <draw:line draw:style-name="gr6" draw:layer="layout" svg:x1="3.937cm" svg:y1="6.181cm" svg:x2="3.909cm" svg:y2="6.181cm">
          <text:p/>
        </draw:line>
        <draw:line draw:style-name="gr6" draw:layer="layout" svg:x1="3.937cm" svg:y1="6.31cm" svg:x2="3.909cm" svg:y2="6.31cm">
          <text:p/>
        </draw:line>
        <draw:line draw:style-name="gr6" draw:layer="layout" svg:x1="3.937cm" svg:y1="6.446cm" svg:x2="3.909cm" svg:y2="6.446cm">
          <text:p/>
        </draw:line>
        <draw:line draw:style-name="gr6" draw:layer="layout" svg:x1="3.937cm" svg:y1="6.576cm" svg:x2="3.909cm" svg:y2="6.576cm">
          <text:p/>
        </draw:line>
        <draw:line draw:style-name="gr6" draw:layer="layout" svg:x1="3.937cm" svg:y1="6.712cm" svg:x2="3.909cm" svg:y2="6.712cm">
          <text:p/>
        </draw:line>
        <draw:line draw:style-name="gr6" draw:layer="layout" svg:x1="3.937cm" svg:y1="6.841cm" svg:x2="3.909cm" svg:y2="6.841cm">
          <text:p/>
        </draw:line>
        <draw:line draw:style-name="gr6" draw:layer="layout" svg:x1="3.937cm" svg:y1="6.97cm" svg:x2="3.909cm" svg:y2="6.97cm">
          <text:p/>
        </draw:line>
        <draw:line draw:style-name="gr6" draw:layer="layout" svg:x1="3.937cm" svg:y1="7.106cm" svg:x2="3.909cm" svg:y2="7.106cm">
          <text:p/>
        </draw:line>
        <draw:line draw:style-name="gr6" draw:layer="layout" svg:x1="3.937cm" svg:y1="7.235cm" svg:x2="3.909cm" svg:y2="7.235cm">
          <text:p/>
        </draw:line>
        <draw:line draw:style-name="gr6" draw:layer="layout" svg:x1="3.937cm" svg:y1="7.372cm" svg:x2="3.909cm" svg:y2="7.372cm">
          <text:p/>
        </draw:line>
        <draw:line draw:style-name="gr6" draw:layer="layout" svg:x1="3.937cm" svg:y1="7.501cm" svg:x2="3.909cm" svg:y2="7.501cm">
          <text:p/>
        </draw:line>
        <draw:line draw:style-name="gr6" draw:layer="layout" svg:x1="3.937cm" svg:y1="7.637cm" svg:x2="3.909cm" svg:y2="7.637cm">
          <text:p/>
        </draw:line>
        <draw:line draw:style-name="gr6" draw:layer="layout" svg:x1="3.937cm" svg:y1="7.766cm" svg:x2="3.909cm" svg:y2="7.766cm">
          <text:p/>
        </draw:line>
        <draw:line draw:style-name="gr6" draw:layer="layout" svg:x1="3.937cm" svg:y1="7.902cm" svg:x2="3.909cm" svg:y2="7.902cm">
          <text:p/>
        </draw:line>
        <draw:line draw:style-name="gr6" draw:layer="layout" svg:x1="3.937cm" svg:y1="8.031cm" svg:x2="3.909cm" svg:y2="8.031cm">
          <text:p/>
        </draw:line>
        <draw:line draw:style-name="gr6" draw:layer="layout" svg:x1="3.937cm" svg:y1="8.161cm" svg:x2="3.909cm" svg:y2="8.161cm">
          <text:p/>
        </draw:line>
        <draw:line draw:style-name="gr6" draw:layer="layout" svg:x1="3.937cm" svg:y1="8.297cm" svg:x2="3.909cm" svg:y2="8.297cm">
          <text:p/>
        </draw:line>
        <draw:line draw:style-name="gr7" draw:layer="layout" svg:x1="3.95cm" svg:y1="2.868cm" svg:x2="12.649cm" svg:y2="2.868cm">
          <text:p/>
        </draw:line>
        <draw:line draw:style-name="gr7" draw:layer="layout" svg:x1="3.95cm" svg:y1="3.005cm" svg:x2="12.649cm" svg:y2="3.005cm">
          <text:p/>
        </draw:line>
        <draw:line draw:style-name="gr7" draw:layer="layout" svg:x1="3.95cm" svg:y1="3.134cm" svg:x2="12.649cm" svg:y2="3.134cm">
          <text:p/>
        </draw:line>
        <draw:line draw:style-name="gr7" draw:layer="layout" svg:x1="3.95cm" svg:y1="3.27cm" svg:x2="12.649cm" svg:y2="3.27cm">
          <text:p/>
        </draw:line>
        <draw:line draw:style-name="gr7" draw:layer="layout" svg:x1="3.95cm" svg:y1="3.399cm" svg:x2="12.649cm" svg:y2="3.399cm">
          <text:p/>
        </draw:line>
        <draw:line draw:style-name="gr7" draw:layer="layout" svg:x1="3.95cm" svg:y1="3.535cm" svg:x2="12.649cm" svg:y2="3.535cm">
          <text:p/>
        </draw:line>
        <draw:line draw:style-name="gr7" draw:layer="layout" svg:x1="3.95cm" svg:y1="3.664cm" svg:x2="12.649cm" svg:y2="3.664cm">
          <text:p/>
        </draw:line>
        <draw:line draw:style-name="gr7" draw:layer="layout" svg:x1="3.95cm" svg:y1="3.8cm" svg:x2="12.649cm" svg:y2="3.8cm">
          <text:p/>
        </draw:line>
        <draw:line draw:style-name="gr7" draw:layer="layout" svg:x1="3.95cm" svg:y1="3.93cm" svg:x2="12.649cm" svg:y2="3.93cm">
          <text:p/>
        </draw:line>
        <draw:line draw:style-name="gr7" draw:layer="layout" svg:x1="3.95cm" svg:y1="4.066cm" svg:x2="12.649cm" svg:y2="4.066cm">
          <text:p/>
        </draw:line>
        <draw:line draw:style-name="gr7" draw:layer="layout" svg:x1="3.95cm" svg:y1="4.195cm" svg:x2="12.649cm" svg:y2="4.195cm">
          <text:p/>
        </draw:line>
        <draw:line draw:style-name="gr7" draw:layer="layout" svg:x1="3.95cm" svg:y1="4.324cm" svg:x2="12.649cm" svg:y2="4.324cm">
          <text:p/>
        </draw:line>
        <draw:line draw:style-name="gr7" draw:layer="layout" svg:x1="3.95cm" svg:y1="4.46cm" svg:x2="12.649cm" svg:y2="4.46cm">
          <text:p/>
        </draw:line>
        <draw:line draw:style-name="gr7" draw:layer="layout" svg:x1="3.95cm" svg:y1="4.589cm" svg:x2="12.649cm" svg:y2="4.589cm">
          <text:p/>
        </draw:line>
        <draw:line draw:style-name="gr7" draw:layer="layout" svg:x1="3.95cm" svg:y1="4.725cm" svg:x2="12.649cm" svg:y2="4.725cm">
          <text:p/>
        </draw:line>
        <draw:line draw:style-name="gr7" draw:layer="layout" svg:x1="3.95cm" svg:y1="4.855cm" svg:x2="12.649cm" svg:y2="4.855cm">
          <text:p/>
        </draw:line>
        <draw:line draw:style-name="gr7" draw:layer="layout" svg:x1="3.95cm" svg:y1="4.991cm" svg:x2="12.649cm" svg:y2="4.991cm">
          <text:p/>
        </draw:line>
        <draw:line draw:style-name="gr7" draw:layer="layout" svg:x1="3.95cm" svg:y1="5.12cm" svg:x2="12.649cm" svg:y2="5.12cm">
          <text:p/>
        </draw:line>
        <draw:line draw:style-name="gr7" draw:layer="layout" svg:x1="3.95cm" svg:y1="5.256cm" svg:x2="12.649cm" svg:y2="5.256cm">
          <text:p/>
        </draw:line>
        <draw:line draw:style-name="gr7" draw:layer="layout" svg:x1="3.95cm" svg:y1="5.385cm" svg:x2="12.649cm" svg:y2="5.385cm">
          <text:p/>
        </draw:line>
        <draw:line draw:style-name="gr7" draw:layer="layout" svg:x1="3.95cm" svg:y1="5.515cm" svg:x2="12.649cm" svg:y2="5.515cm">
          <text:p/>
        </draw:line>
        <draw:line draw:style-name="gr7" draw:layer="layout" svg:x1="3.95cm" svg:y1="5.651cm" svg:x2="12.649cm" svg:y2="5.651cm">
          <text:p/>
        </draw:line>
        <draw:line draw:style-name="gr7" draw:layer="layout" svg:x1="3.95cm" svg:y1="5.78cm" svg:x2="12.649cm" svg:y2="5.78cm">
          <text:p/>
        </draw:line>
        <draw:line draw:style-name="gr7" draw:layer="layout" svg:x1="3.95cm" svg:y1="5.916cm" svg:x2="12.649cm" svg:y2="5.916cm">
          <text:p/>
        </draw:line>
        <draw:line draw:style-name="gr7" draw:layer="layout" svg:x1="3.95cm" svg:y1="6.045cm" svg:x2="12.649cm" svg:y2="6.045cm">
          <text:p/>
        </draw:line>
        <draw:line draw:style-name="gr7" draw:layer="layout" svg:x1="3.95cm" svg:y1="6.181cm" svg:x2="12.649cm" svg:y2="6.181cm">
          <text:p/>
        </draw:line>
        <draw:line draw:style-name="gr7" draw:layer="layout" svg:x1="3.95cm" svg:y1="6.31cm" svg:x2="12.649cm" svg:y2="6.31cm">
          <text:p/>
        </draw:line>
        <draw:line draw:style-name="gr7" draw:layer="layout" svg:x1="3.95cm" svg:y1="6.446cm" svg:x2="12.649cm" svg:y2="6.446cm">
          <text:p/>
        </draw:line>
        <draw:line draw:style-name="gr7" draw:layer="layout" svg:x1="3.95cm" svg:y1="6.576cm" svg:x2="12.649cm" svg:y2="6.576cm">
          <text:p/>
        </draw:line>
        <draw:line draw:style-name="gr7" draw:layer="layout" svg:x1="3.95cm" svg:y1="6.712cm" svg:x2="12.649cm" svg:y2="6.712cm">
          <text:p/>
        </draw:line>
        <draw:line draw:style-name="gr7" draw:layer="layout" svg:x1="3.95cm" svg:y1="6.841cm" svg:x2="12.649cm" svg:y2="6.841cm">
          <text:p/>
        </draw:line>
        <draw:line draw:style-name="gr7" draw:layer="layout" svg:x1="3.95cm" svg:y1="6.97cm" svg:x2="12.649cm" svg:y2="6.97cm">
          <text:p/>
        </draw:line>
        <draw:line draw:style-name="gr7" draw:layer="layout" svg:x1="3.95cm" svg:y1="7.106cm" svg:x2="12.649cm" svg:y2="7.106cm">
          <text:p/>
        </draw:line>
        <draw:line draw:style-name="gr7" draw:layer="layout" svg:x1="3.95cm" svg:y1="7.235cm" svg:x2="12.649cm" svg:y2="7.235cm">
          <text:p/>
        </draw:line>
        <draw:line draw:style-name="gr7" draw:layer="layout" svg:x1="3.95cm" svg:y1="7.372cm" svg:x2="12.649cm" svg:y2="7.372cm">
          <text:p/>
        </draw:line>
        <draw:line draw:style-name="gr7" draw:layer="layout" svg:x1="3.95cm" svg:y1="7.501cm" svg:x2="12.649cm" svg:y2="7.501cm">
          <text:p/>
        </draw:line>
        <draw:line draw:style-name="gr7" draw:layer="layout" svg:x1="3.95cm" svg:y1="7.637cm" svg:x2="12.649cm" svg:y2="7.637cm">
          <text:p/>
        </draw:line>
        <draw:line draw:style-name="gr7" draw:layer="layout" svg:x1="3.95cm" svg:y1="7.766cm" svg:x2="12.649cm" svg:y2="7.766cm">
          <text:p/>
        </draw:line>
        <draw:line draw:style-name="gr7" draw:layer="layout" svg:x1="3.95cm" svg:y1="7.902cm" svg:x2="12.649cm" svg:y2="7.902cm">
          <text:p/>
        </draw:line>
        <draw:line draw:style-name="gr7" draw:layer="layout" svg:x1="3.95cm" svg:y1="8.031cm" svg:x2="12.649cm" svg:y2="8.031cm">
          <text:p/>
        </draw:line>
        <draw:line draw:style-name="gr7" draw:layer="layout" svg:x1="3.95cm" svg:y1="8.161cm" svg:x2="12.649cm" svg:y2="8.161cm">
          <text:p/>
        </draw:line>
        <draw:line draw:style-name="gr7" draw:layer="layout" svg:x1="3.95cm" svg:y1="8.297cm" svg:x2="12.649cm" svg:y2="8.297cm">
          <text:p/>
        </draw:line>
        <draw:line draw:style-name="gr6" draw:layer="layout" svg:x1="3.937cm" svg:y1="2.834cm" svg:x2="3.923cm" svg:y2="2.834cm">
          <text:p/>
        </draw:line>
        <draw:line draw:style-name="gr6" draw:layer="layout" svg:x1="3.937cm" svg:y1="8.331cm" svg:x2="3.923cm" svg:y2="8.331cm">
          <text:p/>
        </draw:line>
        <draw:line draw:style-name="gr6" draw:layer="layout" svg:x1="3.937cm" svg:y1="2.8cm" svg:x2="3.923cm" svg:y2="2.8cm">
          <text:p/>
        </draw:line>
        <draw:line draw:style-name="gr6" draw:layer="layout" svg:x1="3.937cm" svg:y1="2.766cm" svg:x2="3.923cm" svg:y2="2.766cm">
          <text:p/>
        </draw:line>
        <draw:line draw:style-name="gr6" draw:layer="layout" svg:x1="3.937cm" svg:y1="2.971cm" svg:x2="3.923cm" svg:y2="2.971cm">
          <text:p/>
        </draw:line>
        <draw:line draw:style-name="gr6" draw:layer="layout" svg:x1="3.937cm" svg:y1="2.937cm" svg:x2="3.923cm" svg:y2="2.937cm">
          <text:p/>
        </draw:line>
        <draw:line draw:style-name="gr6" draw:layer="layout" svg:x1="3.937cm" svg:y1="2.903cm" svg:x2="3.923cm" svg:y2="2.903cm">
          <text:p/>
        </draw:line>
        <draw:line draw:style-name="gr6" draw:layer="layout" svg:x1="3.937cm" svg:y1="3.107cm" svg:x2="3.923cm" svg:y2="3.107cm">
          <text:p/>
        </draw:line>
        <draw:line draw:style-name="gr6" draw:layer="layout" svg:x1="3.937cm" svg:y1="3.073cm" svg:x2="3.923cm" svg:y2="3.073cm">
          <text:p/>
        </draw:line>
        <draw:line draw:style-name="gr6" draw:layer="layout" svg:x1="3.937cm" svg:y1="3.039cm" svg:x2="3.923cm" svg:y2="3.039cm">
          <text:p/>
        </draw:line>
        <draw:line draw:style-name="gr6" draw:layer="layout" svg:x1="3.937cm" svg:y1="3.236cm" svg:x2="3.923cm" svg:y2="3.236cm">
          <text:p/>
        </draw:line>
        <draw:line draw:style-name="gr6" draw:layer="layout" svg:x1="3.937cm" svg:y1="3.202cm" svg:x2="3.923cm" svg:y2="3.202cm">
          <text:p/>
        </draw:line>
        <draw:line draw:style-name="gr6" draw:layer="layout" svg:x1="3.937cm" svg:y1="3.168cm" svg:x2="3.923cm" svg:y2="3.168cm">
          <text:p/>
        </draw:line>
        <draw:line draw:style-name="gr6" draw:layer="layout" svg:x1="3.937cm" svg:y1="3.372cm" svg:x2="3.923cm" svg:y2="3.372cm">
          <text:p/>
        </draw:line>
        <draw:line draw:style-name="gr6" draw:layer="layout" svg:x1="3.937cm" svg:y1="3.338cm" svg:x2="3.923cm" svg:y2="3.338cm">
          <text:p/>
        </draw:line>
        <draw:line draw:style-name="gr6" draw:layer="layout" svg:x1="3.937cm" svg:y1="3.304cm" svg:x2="3.923cm" svg:y2="3.304cm">
          <text:p/>
        </draw:line>
        <draw:line draw:style-name="gr6" draw:layer="layout" svg:x1="3.937cm" svg:y1="3.501cm" svg:x2="3.923cm" svg:y2="3.501cm">
          <text:p/>
        </draw:line>
        <draw:line draw:style-name="gr6" draw:layer="layout" svg:x1="3.937cm" svg:y1="3.467cm" svg:x2="3.923cm" svg:y2="3.467cm">
          <text:p/>
        </draw:line>
        <draw:line draw:style-name="gr6" draw:layer="layout" svg:x1="3.937cm" svg:y1="3.433cm" svg:x2="3.923cm" svg:y2="3.433cm">
          <text:p/>
        </draw:line>
        <draw:line draw:style-name="gr6" draw:layer="layout" svg:x1="3.937cm" svg:y1="3.637cm" svg:x2="3.923cm" svg:y2="3.637cm">
          <text:p/>
        </draw:line>
        <draw:line draw:style-name="gr6" draw:layer="layout" svg:x1="3.937cm" svg:y1="3.603cm" svg:x2="3.923cm" svg:y2="3.603cm">
          <text:p/>
        </draw:line>
        <draw:line draw:style-name="gr6" draw:layer="layout" svg:x1="3.937cm" svg:y1="3.569cm" svg:x2="3.923cm" svg:y2="3.569cm">
          <text:p/>
        </draw:line>
        <draw:line draw:style-name="gr6" draw:layer="layout" svg:x1="3.937cm" svg:y1="3.766cm" svg:x2="3.923cm" svg:y2="3.766cm">
          <text:p/>
        </draw:line>
        <draw:line draw:style-name="gr6" draw:layer="layout" svg:x1="3.937cm" svg:y1="3.732cm" svg:x2="3.923cm" svg:y2="3.732cm">
          <text:p/>
        </draw:line>
        <draw:line draw:style-name="gr6" draw:layer="layout" svg:x1="3.937cm" svg:y1="3.698cm" svg:x2="3.923cm" svg:y2="3.698cm">
          <text:p/>
        </draw:line>
        <draw:line draw:style-name="gr6" draw:layer="layout" svg:x1="3.937cm" svg:y1="3.902cm" svg:x2="3.923cm" svg:y2="3.902cm">
          <text:p/>
        </draw:line>
        <draw:line draw:style-name="gr6" draw:layer="layout" svg:x1="3.937cm" svg:y1="3.868cm" svg:x2="3.923cm" svg:y2="3.868cm">
          <text:p/>
        </draw:line>
        <draw:line draw:style-name="gr6" draw:layer="layout" svg:x1="3.937cm" svg:y1="3.834cm" svg:x2="3.923cm" svg:y2="3.834cm">
          <text:p/>
        </draw:line>
        <draw:line draw:style-name="gr6" draw:layer="layout" svg:x1="3.937cm" svg:y1="4.032cm" svg:x2="3.923cm" svg:y2="4.032cm">
          <text:p/>
        </draw:line>
        <draw:line draw:style-name="gr6" draw:layer="layout" svg:x1="3.937cm" svg:y1="3.998cm" svg:x2="3.923cm" svg:y2="3.998cm">
          <text:p/>
        </draw:line>
        <draw:line draw:style-name="gr6" draw:layer="layout" svg:x1="3.937cm" svg:y1="3.964cm" svg:x2="3.923cm" svg:y2="3.964cm">
          <text:p/>
        </draw:line>
        <draw:line draw:style-name="gr6" draw:layer="layout" svg:x1="3.937cm" svg:y1="4.168cm" svg:x2="3.923cm" svg:y2="4.168cm">
          <text:p/>
        </draw:line>
        <draw:line draw:style-name="gr6" draw:layer="layout" svg:x1="3.937cm" svg:y1="4.134cm" svg:x2="3.923cm" svg:y2="4.134cm">
          <text:p/>
        </draw:line>
        <draw:line draw:style-name="gr6" draw:layer="layout" svg:x1="3.937cm" svg:y1="4.1cm" svg:x2="3.923cm" svg:y2="4.1cm">
          <text:p/>
        </draw:line>
        <draw:line draw:style-name="gr6" draw:layer="layout" svg:x1="3.937cm" svg:y1="4.297cm" svg:x2="3.923cm" svg:y2="4.297cm">
          <text:p/>
        </draw:line>
        <draw:line draw:style-name="gr6" draw:layer="layout" svg:x1="3.937cm" svg:y1="4.263cm" svg:x2="3.923cm" svg:y2="4.263cm">
          <text:p/>
        </draw:line>
        <draw:line draw:style-name="gr6" draw:layer="layout" svg:x1="3.937cm" svg:y1="4.229cm" svg:x2="3.923cm" svg:y2="4.229cm">
          <text:p/>
        </draw:line>
        <draw:line draw:style-name="gr6" draw:layer="layout" svg:x1="3.937cm" svg:y1="4.426cm" svg:x2="3.923cm" svg:y2="4.426cm">
          <text:p/>
        </draw:line>
        <draw:line draw:style-name="gr6" draw:layer="layout" svg:x1="3.937cm" svg:y1="4.392cm" svg:x2="3.923cm" svg:y2="4.392cm">
          <text:p/>
        </draw:line>
        <draw:line draw:style-name="gr6" draw:layer="layout" svg:x1="3.937cm" svg:y1="4.358cm" svg:x2="3.923cm" svg:y2="4.358cm">
          <text:p/>
        </draw:line>
        <draw:line draw:style-name="gr6" draw:layer="layout" svg:x1="3.937cm" svg:y1="4.562cm" svg:x2="3.923cm" svg:y2="4.562cm">
          <text:p/>
        </draw:line>
        <draw:line draw:style-name="gr6" draw:layer="layout" svg:x1="3.937cm" svg:y1="4.528cm" svg:x2="3.923cm" svg:y2="4.528cm">
          <text:p/>
        </draw:line>
        <draw:line draw:style-name="gr6" draw:layer="layout" svg:x1="3.937cm" svg:y1="4.494cm" svg:x2="3.923cm" svg:y2="4.494cm">
          <text:p/>
        </draw:line>
        <draw:line draw:style-name="gr6" draw:layer="layout" svg:x1="3.937cm" svg:y1="4.691cm" svg:x2="3.923cm" svg:y2="4.691cm">
          <text:p/>
        </draw:line>
        <draw:line draw:style-name="gr6" draw:layer="layout" svg:x1="3.937cm" svg:y1="4.657cm" svg:x2="3.923cm" svg:y2="4.657cm">
          <text:p/>
        </draw:line>
        <draw:line draw:style-name="gr6" draw:layer="layout" svg:x1="3.937cm" svg:y1="4.623cm" svg:x2="3.923cm" svg:y2="4.623cm">
          <text:p/>
        </draw:line>
        <draw:line draw:style-name="gr6" draw:layer="layout" svg:x1="3.937cm" svg:y1="4.828cm" svg:x2="3.923cm" svg:y2="4.828cm">
          <text:p/>
        </draw:line>
        <draw:line draw:style-name="gr6" draw:layer="layout" svg:x1="3.937cm" svg:y1="4.794cm" svg:x2="3.923cm" svg:y2="4.794cm">
          <text:p/>
        </draw:line>
        <draw:line draw:style-name="gr6" draw:layer="layout" svg:x1="3.937cm" svg:y1="4.759cm" svg:x2="3.923cm" svg:y2="4.759cm">
          <text:p/>
        </draw:line>
        <draw:line draw:style-name="gr6" draw:layer="layout" svg:x1="3.937cm" svg:y1="4.957cm" svg:x2="3.923cm" svg:y2="4.957cm">
          <text:p/>
        </draw:line>
        <draw:line draw:style-name="gr6" draw:layer="layout" svg:x1="3.937cm" svg:y1="4.923cm" svg:x2="3.923cm" svg:y2="4.923cm">
          <text:p/>
        </draw:line>
        <draw:line draw:style-name="gr6" draw:layer="layout" svg:x1="3.937cm" svg:y1="4.889cm" svg:x2="3.923cm" svg:y2="4.889cm">
          <text:p/>
        </draw:line>
        <draw:line draw:style-name="gr6" draw:layer="layout" svg:x1="3.937cm" svg:y1="5.093cm" svg:x2="3.923cm" svg:y2="5.093cm">
          <text:p/>
        </draw:line>
        <draw:line draw:style-name="gr6" draw:layer="layout" svg:x1="3.937cm" svg:y1="5.059cm" svg:x2="3.923cm" svg:y2="5.059cm">
          <text:p/>
        </draw:line>
        <draw:line draw:style-name="gr6" draw:layer="layout" svg:x1="3.937cm" svg:y1="5.025cm" svg:x2="3.923cm" svg:y2="5.025cm">
          <text:p/>
        </draw:line>
        <draw:line draw:style-name="gr6" draw:layer="layout" svg:x1="3.937cm" svg:y1="5.222cm" svg:x2="3.923cm" svg:y2="5.222cm">
          <text:p/>
        </draw:line>
        <draw:line draw:style-name="gr6" draw:layer="layout" svg:x1="3.937cm" svg:y1="5.188cm" svg:x2="3.923cm" svg:y2="5.188cm">
          <text:p/>
        </draw:line>
        <draw:line draw:style-name="gr6" draw:layer="layout" svg:x1="3.937cm" svg:y1="5.154cm" svg:x2="3.923cm" svg:y2="5.154cm">
          <text:p/>
        </draw:line>
        <draw:line draw:style-name="gr6" draw:layer="layout" svg:x1="3.937cm" svg:y1="5.358cm" svg:x2="3.923cm" svg:y2="5.358cm">
          <text:p/>
        </draw:line>
        <draw:line draw:style-name="gr6" draw:layer="layout" svg:x1="3.937cm" svg:y1="5.324cm" svg:x2="3.923cm" svg:y2="5.324cm">
          <text:p/>
        </draw:line>
        <draw:line draw:style-name="gr6" draw:layer="layout" svg:x1="3.937cm" svg:y1="5.29cm" svg:x2="3.923cm" svg:y2="5.29cm">
          <text:p/>
        </draw:line>
        <draw:line draw:style-name="gr6" draw:layer="layout" svg:x1="3.937cm" svg:y1="5.487cm" svg:x2="3.923cm" svg:y2="5.487cm">
          <text:p/>
        </draw:line>
        <draw:line draw:style-name="gr6" draw:layer="layout" svg:x1="3.937cm" svg:y1="5.453cm" svg:x2="3.923cm" svg:y2="5.453cm">
          <text:p/>
        </draw:line>
        <draw:line draw:style-name="gr6" draw:layer="layout" svg:x1="3.937cm" svg:y1="5.419cm" svg:x2="3.923cm" svg:y2="5.419cm">
          <text:p/>
        </draw:line>
        <draw:line draw:style-name="gr6" draw:layer="layout" svg:x1="3.937cm" svg:y1="5.617cm" svg:x2="3.923cm" svg:y2="5.617cm">
          <text:p/>
        </draw:line>
        <draw:line draw:style-name="gr6" draw:layer="layout" svg:x1="3.937cm" svg:y1="5.583cm" svg:x2="3.923cm" svg:y2="5.583cm">
          <text:p/>
        </draw:line>
        <draw:line draw:style-name="gr6" draw:layer="layout" svg:x1="3.937cm" svg:y1="5.549cm" svg:x2="3.923cm" svg:y2="5.549cm">
          <text:p/>
        </draw:line>
        <draw:line draw:style-name="gr6" draw:layer="layout" svg:x1="3.937cm" svg:y1="5.753cm" svg:x2="3.923cm" svg:y2="5.753cm">
          <text:p/>
        </draw:line>
        <draw:line draw:style-name="gr6" draw:layer="layout" svg:x1="3.937cm" svg:y1="5.719cm" svg:x2="3.923cm" svg:y2="5.719cm">
          <text:p/>
        </draw:line>
        <draw:line draw:style-name="gr6" draw:layer="layout" svg:x1="3.937cm" svg:y1="5.685cm" svg:x2="3.923cm" svg:y2="5.685cm">
          <text:p/>
        </draw:line>
        <draw:line draw:style-name="gr6" draw:layer="layout" svg:x1="3.937cm" svg:y1="5.882cm" svg:x2="3.923cm" svg:y2="5.882cm">
          <text:p/>
        </draw:line>
        <draw:line draw:style-name="gr6" draw:layer="layout" svg:x1="3.937cm" svg:y1="5.848cm" svg:x2="3.923cm" svg:y2="5.848cm">
          <text:p/>
        </draw:line>
        <draw:line draw:style-name="gr6" draw:layer="layout" svg:x1="3.937cm" svg:y1="5.814cm" svg:x2="3.923cm" svg:y2="5.814cm">
          <text:p/>
        </draw:line>
        <draw:line draw:style-name="gr6" draw:layer="layout" svg:x1="3.937cm" svg:y1="6.018cm" svg:x2="3.923cm" svg:y2="6.018cm">
          <text:p/>
        </draw:line>
        <draw:line draw:style-name="gr6" draw:layer="layout" svg:x1="3.937cm" svg:y1="5.984cm" svg:x2="3.923cm" svg:y2="5.984cm">
          <text:p/>
        </draw:line>
        <draw:line draw:style-name="gr6" draw:layer="layout" svg:x1="3.937cm" svg:y1="5.95cm" svg:x2="3.923cm" svg:y2="5.95cm">
          <text:p/>
        </draw:line>
        <draw:line draw:style-name="gr6" draw:layer="layout" svg:x1="3.937cm" svg:y1="6.147cm" svg:x2="3.923cm" svg:y2="6.147cm">
          <text:p/>
        </draw:line>
        <draw:line draw:style-name="gr6" draw:layer="layout" svg:x1="3.937cm" svg:y1="6.113cm" svg:x2="3.923cm" svg:y2="6.113cm">
          <text:p/>
        </draw:line>
        <draw:line draw:style-name="gr6" draw:layer="layout" svg:x1="3.937cm" svg:y1="6.079cm" svg:x2="3.923cm" svg:y2="6.079cm">
          <text:p/>
        </draw:line>
        <draw:line draw:style-name="gr6" draw:layer="layout" svg:x1="3.937cm" svg:y1="6.283cm" svg:x2="3.923cm" svg:y2="6.283cm">
          <text:p/>
        </draw:line>
        <draw:line draw:style-name="gr6" draw:layer="layout" svg:x1="3.937cm" svg:y1="6.249cm" svg:x2="3.923cm" svg:y2="6.249cm">
          <text:p/>
        </draw:line>
        <draw:line draw:style-name="gr6" draw:layer="layout" svg:x1="3.937cm" svg:y1="6.215cm" svg:x2="3.923cm" svg:y2="6.215cm">
          <text:p/>
        </draw:line>
        <draw:line draw:style-name="gr6" draw:layer="layout" svg:x1="3.937cm" svg:y1="6.412cm" svg:x2="3.923cm" svg:y2="6.412cm">
          <text:p/>
        </draw:line>
        <draw:line draw:style-name="gr6" draw:layer="layout" svg:x1="3.937cm" svg:y1="6.378cm" svg:x2="3.923cm" svg:y2="6.378cm">
          <text:p/>
        </draw:line>
        <draw:line draw:style-name="gr6" draw:layer="layout" svg:x1="3.937cm" svg:y1="6.344cm" svg:x2="3.923cm" svg:y2="6.344cm">
          <text:p/>
        </draw:line>
        <draw:line draw:style-name="gr6" draw:layer="layout" svg:x1="3.937cm" svg:y1="6.548cm" svg:x2="3.923cm" svg:y2="6.548cm">
          <text:p/>
        </draw:line>
        <draw:line draw:style-name="gr6" draw:layer="layout" svg:x1="3.937cm" svg:y1="6.514cm" svg:x2="3.923cm" svg:y2="6.514cm">
          <text:p/>
        </draw:line>
        <draw:line draw:style-name="gr6" draw:layer="layout" svg:x1="3.937cm" svg:y1="6.48cm" svg:x2="3.923cm" svg:y2="6.48cm">
          <text:p/>
        </draw:line>
        <draw:line draw:style-name="gr6" draw:layer="layout" svg:x1="3.937cm" svg:y1="6.678cm" svg:x2="3.923cm" svg:y2="6.678cm">
          <text:p/>
        </draw:line>
        <draw:line draw:style-name="gr6" draw:layer="layout" svg:x1="3.937cm" svg:y1="6.644cm" svg:x2="3.923cm" svg:y2="6.644cm">
          <text:p/>
        </draw:line>
        <draw:line draw:style-name="gr6" draw:layer="layout" svg:x1="3.937cm" svg:y1="6.61cm" svg:x2="3.923cm" svg:y2="6.61cm">
          <text:p/>
        </draw:line>
        <draw:line draw:style-name="gr6" draw:layer="layout" svg:x1="3.937cm" svg:y1="6.814cm" svg:x2="3.923cm" svg:y2="6.814cm">
          <text:p/>
        </draw:line>
        <draw:line draw:style-name="gr6" draw:layer="layout" svg:x1="3.937cm" svg:y1="6.78cm" svg:x2="3.923cm" svg:y2="6.78cm">
          <text:p/>
        </draw:line>
        <draw:line draw:style-name="gr6" draw:layer="layout" svg:x1="3.937cm" svg:y1="6.746cm" svg:x2="3.923cm" svg:y2="6.746cm">
          <text:p/>
        </draw:line>
        <draw:line draw:style-name="gr6" draw:layer="layout" svg:x1="3.937cm" svg:y1="6.943cm" svg:x2="3.923cm" svg:y2="6.943cm">
          <text:p/>
        </draw:line>
        <draw:line draw:style-name="gr6" draw:layer="layout" svg:x1="3.937cm" svg:y1="6.909cm" svg:x2="3.923cm" svg:y2="6.909cm">
          <text:p/>
        </draw:line>
        <draw:line draw:style-name="gr6" draw:layer="layout" svg:x1="3.937cm" svg:y1="6.875cm" svg:x2="3.923cm" svg:y2="6.875cm">
          <text:p/>
        </draw:line>
        <draw:line draw:style-name="gr6" draw:layer="layout" svg:x1="3.937cm" svg:y1="7.072cm" svg:x2="3.923cm" svg:y2="7.072cm">
          <text:p/>
        </draw:line>
        <draw:line draw:style-name="gr6" draw:layer="layout" svg:x1="3.937cm" svg:y1="7.038cm" svg:x2="3.923cm" svg:y2="7.038cm">
          <text:p/>
        </draw:line>
        <draw:line draw:style-name="gr6" draw:layer="layout" svg:x1="3.937cm" svg:y1="7.004cm" svg:x2="3.923cm" svg:y2="7.004cm">
          <text:p/>
        </draw:line>
        <draw:line draw:style-name="gr6" draw:layer="layout" svg:x1="3.937cm" svg:y1="7.208cm" svg:x2="3.923cm" svg:y2="7.208cm">
          <text:p/>
        </draw:line>
        <draw:line draw:style-name="gr6" draw:layer="layout" svg:x1="3.937cm" svg:y1="7.174cm" svg:x2="3.923cm" svg:y2="7.174cm">
          <text:p/>
        </draw:line>
        <draw:line draw:style-name="gr6" draw:layer="layout" svg:x1="3.937cm" svg:y1="7.14cm" svg:x2="3.923cm" svg:y2="7.14cm">
          <text:p/>
        </draw:line>
        <draw:line draw:style-name="gr6" draw:layer="layout" svg:x1="3.937cm" svg:y1="7.338cm" svg:x2="3.923cm" svg:y2="7.338cm">
          <text:p/>
        </draw:line>
        <draw:line draw:style-name="gr6" draw:layer="layout" svg:x1="3.937cm" svg:y1="7.304cm" svg:x2="3.923cm" svg:y2="7.304cm">
          <text:p/>
        </draw:line>
        <draw:line draw:style-name="gr6" draw:layer="layout" svg:x1="3.937cm" svg:y1="7.27cm" svg:x2="3.923cm" svg:y2="7.27cm">
          <text:p/>
        </draw:line>
        <draw:line draw:style-name="gr6" draw:layer="layout" svg:x1="3.937cm" svg:y1="7.474cm" svg:x2="3.923cm" svg:y2="7.474cm">
          <text:p/>
        </draw:line>
        <draw:line draw:style-name="gr6" draw:layer="layout" svg:x1="3.937cm" svg:y1="7.44cm" svg:x2="3.923cm" svg:y2="7.44cm">
          <text:p/>
        </draw:line>
        <draw:line draw:style-name="gr6" draw:layer="layout" svg:x1="3.937cm" svg:y1="7.406cm" svg:x2="3.923cm" svg:y2="7.406cm">
          <text:p/>
        </draw:line>
        <draw:line draw:style-name="gr6" draw:layer="layout" svg:x1="3.937cm" svg:y1="7.603cm" svg:x2="3.923cm" svg:y2="7.603cm">
          <text:p/>
        </draw:line>
        <draw:line draw:style-name="gr6" draw:layer="layout" svg:x1="3.937cm" svg:y1="7.569cm" svg:x2="3.923cm" svg:y2="7.569cm">
          <text:p/>
        </draw:line>
        <draw:line draw:style-name="gr6" draw:layer="layout" svg:x1="3.937cm" svg:y1="7.535cm" svg:x2="3.923cm" svg:y2="7.535cm">
          <text:p/>
        </draw:line>
        <draw:line draw:style-name="gr6" draw:layer="layout" svg:x1="3.937cm" svg:y1="7.739cm" svg:x2="3.923cm" svg:y2="7.739cm">
          <text:p/>
        </draw:line>
        <draw:line draw:style-name="gr6" draw:layer="layout" svg:x1="3.937cm" svg:y1="7.705cm" svg:x2="3.923cm" svg:y2="7.705cm">
          <text:p/>
        </draw:line>
        <draw:line draw:style-name="gr6" draw:layer="layout" svg:x1="3.937cm" svg:y1="7.671cm" svg:x2="3.923cm" svg:y2="7.671cm">
          <text:p/>
        </draw:line>
        <draw:line draw:style-name="gr6" draw:layer="layout" svg:x1="3.937cm" svg:y1="7.868cm" svg:x2="3.923cm" svg:y2="7.868cm">
          <text:p/>
        </draw:line>
        <draw:line draw:style-name="gr6" draw:layer="layout" svg:x1="3.937cm" svg:y1="7.834cm" svg:x2="3.923cm" svg:y2="7.834cm">
          <text:p/>
        </draw:line>
        <draw:line draw:style-name="gr6" draw:layer="layout" svg:x1="3.937cm" svg:y1="7.8cm" svg:x2="3.923cm" svg:y2="7.8cm">
          <text:p/>
        </draw:line>
        <draw:line draw:style-name="gr6" draw:layer="layout" svg:x1="3.937cm" svg:y1="8.004cm" svg:x2="3.923cm" svg:y2="8.004cm">
          <text:p/>
        </draw:line>
        <draw:line draw:style-name="gr6" draw:layer="layout" svg:x1="3.937cm" svg:y1="7.97cm" svg:x2="3.923cm" svg:y2="7.97cm">
          <text:p/>
        </draw:line>
        <draw:line draw:style-name="gr6" draw:layer="layout" svg:x1="3.937cm" svg:y1="7.936cm" svg:x2="3.923cm" svg:y2="7.936cm">
          <text:p/>
        </draw:line>
        <draw:line draw:style-name="gr6" draw:layer="layout" svg:x1="3.937cm" svg:y1="8.133cm" svg:x2="3.923cm" svg:y2="8.133cm">
          <text:p/>
        </draw:line>
        <draw:line draw:style-name="gr6" draw:layer="layout" svg:x1="3.937cm" svg:y1="8.099cm" svg:x2="3.923cm" svg:y2="8.099cm">
          <text:p/>
        </draw:line>
        <draw:line draw:style-name="gr6" draw:layer="layout" svg:x1="3.937cm" svg:y1="8.065cm" svg:x2="3.923cm" svg:y2="8.065cm">
          <text:p/>
        </draw:line>
        <draw:line draw:style-name="gr6" draw:layer="layout" svg:x1="3.937cm" svg:y1="8.263cm" svg:x2="3.923cm" svg:y2="8.263cm">
          <text:p/>
        </draw:line>
        <draw:line draw:style-name="gr6" draw:layer="layout" svg:x1="3.937cm" svg:y1="8.229cm" svg:x2="3.923cm" svg:y2="8.229cm">
          <text:p/>
        </draw:line>
        <draw:line draw:style-name="gr6" draw:layer="layout" svg:x1="3.937cm" svg:y1="8.195cm" svg:x2="3.923cm" svg:y2="8.195cm">
          <text:p/>
        </draw:line>
        <draw:line draw:style-name="gr6" draw:layer="layout" svg:x1="3.937cm" svg:y1="3.63cm" svg:x2="3.923cm" svg:y2="3.63cm">
          <text:p/>
        </draw:line>
        <draw:line draw:style-name="gr6" draw:layer="layout" svg:x1="3.937cm" svg:y1="5.188cm" svg:x2="3.923cm" svg:y2="5.188cm">
          <text:p/>
        </draw:line>
        <draw:line draw:style-name="gr6" draw:layer="layout" svg:x1="3.937cm" svg:y1="6.739cm" svg:x2="3.923cm" svg:y2="6.739cm">
          <text:p/>
        </draw:line>
        <draw:polygon draw:style-name="gr8" draw:layer="layout" svg:width="8.706cm" svg:height="0.014cm" svg:x="3.943cm" svg:y="2.739cm" svg:viewBox="0 0 8707 15" draw:points="0,15 8707,15 8707,0 0,0">
          <text:p/>
        </draw:polygon>
        <draw:line draw:style-name="gr6" draw:layer="layout" svg:x1="12.404cm" svg:y1="2.739cm" svg:x2="12.404cm" svg:y2="2.712cm">
          <text:p/>
        </draw:line>
        <draw:line draw:style-name="gr6" draw:layer="layout" svg:x1="11.804cm" svg:y1="2.739cm" svg:x2="11.804cm" svg:y2="2.712cm">
          <text:p/>
        </draw:line>
        <draw:line draw:style-name="gr6" draw:layer="layout" svg:x1="11.205cm" svg:y1="2.739cm" svg:x2="11.205cm" svg:y2="2.712cm">
          <text:p/>
        </draw:line>
        <draw:line draw:style-name="gr6" draw:layer="layout" svg:x1="10.612cm" svg:y1="2.739cm" svg:x2="10.612cm" svg:y2="2.712cm">
          <text:p/>
        </draw:line>
        <draw:line draw:style-name="gr6" draw:layer="layout" svg:x1="10.013cm" svg:y1="2.739cm" svg:x2="10.013cm" svg:y2="2.712cm">
          <text:p/>
        </draw:line>
        <draw:line draw:style-name="gr6" draw:layer="layout" svg:x1="9.413cm" svg:y1="2.739cm" svg:x2="9.413cm" svg:y2="2.712cm">
          <text:p/>
        </draw:line>
        <draw:line draw:style-name="gr6" draw:layer="layout" svg:x1="8.814cm" svg:y1="2.739cm" svg:x2="8.814cm" svg:y2="2.712cm">
          <text:p/>
        </draw:line>
        <draw:line draw:style-name="gr6" draw:layer="layout" svg:x1="8.221cm" svg:y1="2.739cm" svg:x2="8.221cm" svg:y2="2.712cm">
          <text:p/>
        </draw:line>
        <draw:line draw:style-name="gr6" draw:layer="layout" svg:x1="7.622cm" svg:y1="2.739cm" svg:x2="7.622cm" svg:y2="2.712cm">
          <text:p/>
        </draw:line>
        <draw:line draw:style-name="gr6" draw:layer="layout" svg:x1="7.022cm" svg:y1="2.739cm" svg:x2="7.022cm" svg:y2="2.712cm">
          <text:p/>
        </draw:line>
        <draw:line draw:style-name="gr6" draw:layer="layout" svg:x1="6.423cm" svg:y1="2.739cm" svg:x2="6.423cm" svg:y2="2.712cm">
          <text:p/>
        </draw:line>
        <draw:line draw:style-name="gr6" draw:layer="layout" svg:x1="5.83cm" svg:y1="2.739cm" svg:x2="5.83cm" svg:y2="2.712cm">
          <text:p/>
        </draw:line>
        <draw:line draw:style-name="gr6" draw:layer="layout" svg:x1="5.231cm" svg:y1="2.739cm" svg:x2="5.231cm" svg:y2="2.712cm">
          <text:p/>
        </draw:line>
        <draw:line draw:style-name="gr6" draw:layer="layout" svg:x1="4.631cm" svg:y1="2.739cm" svg:x2="4.631cm" svg:y2="2.712cm">
          <text:p/>
        </draw:line>
        <draw:line draw:style-name="gr6" draw:layer="layout" svg:x1="4.032cm" svg:y1="2.739cm" svg:x2="4.032cm" svg:y2="2.712cm">
          <text:p/>
        </draw:line>
        <draw:line draw:style-name="gr9" draw:layer="layout" svg:x1="12.404cm" svg:y1="2.753cm" svg:x2="12.404cm" svg:y2="8.337cm">
          <text:p/>
        </draw:line>
        <draw:line draw:style-name="gr9" draw:layer="layout" svg:x1="11.804cm" svg:y1="2.753cm" svg:x2="11.804cm" svg:y2="8.337cm">
          <text:p/>
        </draw:line>
        <draw:line draw:style-name="gr9" draw:layer="layout" svg:x1="11.205cm" svg:y1="2.753cm" svg:x2="11.205cm" svg:y2="8.337cm">
          <text:p/>
        </draw:line>
        <draw:line draw:style-name="gr9" draw:layer="layout" svg:x1="10.612cm" svg:y1="2.753cm" svg:x2="10.612cm" svg:y2="8.337cm">
          <text:p/>
        </draw:line>
        <draw:line draw:style-name="gr9" draw:layer="layout" svg:x1="10.013cm" svg:y1="2.753cm" svg:x2="10.013cm" svg:y2="8.337cm">
          <text:p/>
        </draw:line>
        <draw:line draw:style-name="gr9" draw:layer="layout" svg:x1="9.413cm" svg:y1="2.753cm" svg:x2="9.413cm" svg:y2="8.337cm">
          <text:p/>
        </draw:line>
        <draw:line draw:style-name="gr9" draw:layer="layout" svg:x1="8.814cm" svg:y1="2.753cm" svg:x2="8.814cm" svg:y2="8.337cm">
          <text:p/>
        </draw:line>
        <draw:line draw:style-name="gr9" draw:layer="layout" svg:x1="8.221cm" svg:y1="2.753cm" svg:x2="8.221cm" svg:y2="8.337cm">
          <text:p/>
        </draw:line>
        <draw:line draw:style-name="gr9" draw:layer="layout" svg:x1="7.622cm" svg:y1="2.753cm" svg:x2="7.622cm" svg:y2="8.337cm">
          <text:p/>
        </draw:line>
        <draw:line draw:style-name="gr9" draw:layer="layout" svg:x1="7.022cm" svg:y1="2.753cm" svg:x2="7.022cm" svg:y2="8.337cm">
          <text:p/>
        </draw:line>
        <draw:line draw:style-name="gr9" draw:layer="layout" svg:x1="6.423cm" svg:y1="2.753cm" svg:x2="6.423cm" svg:y2="8.337cm">
          <text:p/>
        </draw:line>
        <draw:line draw:style-name="gr9" draw:layer="layout" svg:x1="5.83cm" svg:y1="2.753cm" svg:x2="5.83cm" svg:y2="8.337cm">
          <text:p/>
        </draw:line>
        <draw:line draw:style-name="gr9" draw:layer="layout" svg:x1="5.231cm" svg:y1="2.753cm" svg:x2="5.231cm" svg:y2="8.337cm">
          <text:p/>
        </draw:line>
        <draw:line draw:style-name="gr9" draw:layer="layout" svg:x1="4.631cm" svg:y1="2.753cm" svg:x2="4.631cm" svg:y2="8.337cm">
          <text:p/>
        </draw:line>
        <draw:line draw:style-name="gr9" draw:layer="layout" svg:x1="4.032cm" svg:y1="2.753cm" svg:x2="4.032cm" svg:y2="8.337cm">
          <text:p/>
        </draw:line>
        <draw:line draw:style-name="gr6" draw:layer="layout" svg:x1="12.554cm" svg:y1="2.739cm" svg:x2="12.554cm" svg:y2="2.726cm">
          <text:p/>
        </draw:line>
        <draw:line draw:style-name="gr6" draw:layer="layout" svg:x1="11.954cm" svg:y1="2.739cm" svg:x2="11.954cm" svg:y2="2.726cm">
          <text:p/>
        </draw:line>
        <draw:line draw:style-name="gr6" draw:layer="layout" svg:x1="12.104cm" svg:y1="2.739cm" svg:x2="12.104cm" svg:y2="2.726cm">
          <text:p/>
        </draw:line>
        <draw:line draw:style-name="gr6" draw:layer="layout" svg:x1="12.254cm" svg:y1="2.739cm" svg:x2="12.254cm" svg:y2="2.726cm">
          <text:p/>
        </draw:line>
        <draw:line draw:style-name="gr6" draw:layer="layout" svg:x1="11.355cm" svg:y1="2.739cm" svg:x2="11.355cm" svg:y2="2.726cm">
          <text:p/>
        </draw:line>
        <draw:line draw:style-name="gr6" draw:layer="layout" svg:x1="11.505cm" svg:y1="2.739cm" svg:x2="11.505cm" svg:y2="2.726cm">
          <text:p/>
        </draw:line>
        <draw:line draw:style-name="gr6" draw:layer="layout" svg:x1="11.655cm" svg:y1="2.739cm" svg:x2="11.655cm" svg:y2="2.726cm">
          <text:p/>
        </draw:line>
        <draw:line draw:style-name="gr6" draw:layer="layout" svg:x1="10.755cm" svg:y1="2.739cm" svg:x2="10.755cm" svg:y2="2.726cm">
          <text:p/>
        </draw:line>
        <draw:line draw:style-name="gr6" draw:layer="layout" svg:x1="10.905cm" svg:y1="2.739cm" svg:x2="10.905cm" svg:y2="2.726cm">
          <text:p/>
        </draw:line>
        <draw:line draw:style-name="gr6" draw:layer="layout" svg:x1="11.055cm" svg:y1="2.739cm" svg:x2="11.055cm" svg:y2="2.726cm">
          <text:p/>
        </draw:line>
        <draw:line draw:style-name="gr6" draw:layer="layout" svg:x1="10.163cm" svg:y1="2.739cm" svg:x2="10.163cm" svg:y2="2.726cm">
          <text:p/>
        </draw:line>
        <draw:line draw:style-name="gr6" draw:layer="layout" svg:x1="10.313cm" svg:y1="2.739cm" svg:x2="10.313cm" svg:y2="2.726cm">
          <text:p/>
        </draw:line>
        <draw:line draw:style-name="gr6" draw:layer="layout" svg:x1="10.462cm" svg:y1="2.739cm" svg:x2="10.462cm" svg:y2="2.726cm">
          <text:p/>
        </draw:line>
        <draw:line draw:style-name="gr6" draw:layer="layout" svg:x1="9.563cm" svg:y1="2.739cm" svg:x2="9.563cm" svg:y2="2.726cm">
          <text:p/>
        </draw:line>
        <draw:line draw:style-name="gr6" draw:layer="layout" svg:x1="9.713cm" svg:y1="2.739cm" svg:x2="9.713cm" svg:y2="2.726cm">
          <text:p/>
        </draw:line>
        <draw:line draw:style-name="gr6" draw:layer="layout" svg:x1="9.863cm" svg:y1="2.739cm" svg:x2="9.863cm" svg:y2="2.726cm">
          <text:p/>
        </draw:line>
        <draw:line draw:style-name="gr6" draw:layer="layout" svg:x1="8.964cm" svg:y1="2.739cm" svg:x2="8.964cm" svg:y2="2.726cm">
          <text:p/>
        </draw:line>
        <draw:line draw:style-name="gr6" draw:layer="layout" svg:x1="9.114cm" svg:y1="2.739cm" svg:x2="9.114cm" svg:y2="2.726cm">
          <text:p/>
        </draw:line>
        <draw:line draw:style-name="gr6" draw:layer="layout" svg:x1="9.264cm" svg:y1="2.739cm" svg:x2="9.264cm" svg:y2="2.726cm">
          <text:p/>
        </draw:line>
        <draw:line draw:style-name="gr6" draw:layer="layout" svg:x1="8.364cm" svg:y1="2.739cm" svg:x2="8.364cm" svg:y2="2.726cm">
          <text:p/>
        </draw:line>
        <draw:line draw:style-name="gr6" draw:layer="layout" svg:x1="8.514cm" svg:y1="2.739cm" svg:x2="8.514cm" svg:y2="2.726cm">
          <text:p/>
        </draw:line>
        <draw:line draw:style-name="gr6" draw:layer="layout" svg:x1="8.664cm" svg:y1="2.739cm" svg:x2="8.664cm" svg:y2="2.726cm">
          <text:p/>
        </draw:line>
        <draw:line draw:style-name="gr6" draw:layer="layout" svg:x1="7.772cm" svg:y1="2.739cm" svg:x2="7.772cm" svg:y2="2.726cm">
          <text:p/>
        </draw:line>
        <draw:line draw:style-name="gr6" draw:layer="layout" svg:x1="7.922cm" svg:y1="2.739cm" svg:x2="7.922cm" svg:y2="2.726cm">
          <text:p/>
        </draw:line>
        <draw:line draw:style-name="gr6" draw:layer="layout" svg:x1="8.071cm" svg:y1="2.739cm" svg:x2="8.071cm" svg:y2="2.726cm">
          <text:p/>
        </draw:line>
        <draw:line draw:style-name="gr6" draw:layer="layout" svg:x1="7.172cm" svg:y1="2.739cm" svg:x2="7.172cm" svg:y2="2.726cm">
          <text:p/>
        </draw:line>
        <draw:line draw:style-name="gr6" draw:layer="layout" svg:x1="7.322cm" svg:y1="2.739cm" svg:x2="7.322cm" svg:y2="2.726cm">
          <text:p/>
        </draw:line>
        <draw:line draw:style-name="gr6" draw:layer="layout" svg:x1="7.472cm" svg:y1="2.739cm" svg:x2="7.472cm" svg:y2="2.726cm">
          <text:p/>
        </draw:line>
        <draw:line draw:style-name="gr6" draw:layer="layout" svg:x1="6.573cm" svg:y1="2.739cm" svg:x2="6.573cm" svg:y2="2.726cm">
          <text:p/>
        </draw:line>
        <draw:line draw:style-name="gr6" draw:layer="layout" svg:x1="6.723cm" svg:y1="2.739cm" svg:x2="6.723cm" svg:y2="2.726cm">
          <text:p/>
        </draw:line>
        <draw:line draw:style-name="gr6" draw:layer="layout" svg:x1="6.872cm" svg:y1="2.739cm" svg:x2="6.872cm" svg:y2="2.726cm">
          <text:p/>
        </draw:line>
        <draw:line draw:style-name="gr6" draw:layer="layout" svg:x1="5.973cm" svg:y1="2.739cm" svg:x2="5.973cm" svg:y2="2.726cm">
          <text:p/>
        </draw:line>
        <draw:line draw:style-name="gr6" draw:layer="layout" svg:x1="6.123cm" svg:y1="2.739cm" svg:x2="6.123cm" svg:y2="2.726cm">
          <text:p/>
        </draw:line>
        <draw:line draw:style-name="gr6" draw:layer="layout" svg:x1="6.273cm" svg:y1="2.739cm" svg:x2="6.273cm" svg:y2="2.726cm">
          <text:p/>
        </draw:line>
        <draw:line draw:style-name="gr6" draw:layer="layout" svg:x1="5.381cm" svg:y1="2.739cm" svg:x2="5.381cm" svg:y2="2.726cm">
          <text:p/>
        </draw:line>
        <draw:line draw:style-name="gr6" draw:layer="layout" svg:x1="5.531cm" svg:y1="2.739cm" svg:x2="5.531cm" svg:y2="2.726cm">
          <text:p/>
        </draw:line>
        <draw:line draw:style-name="gr6" draw:layer="layout" svg:x1="5.68cm" svg:y1="2.739cm" svg:x2="5.68cm" svg:y2="2.726cm">
          <text:p/>
        </draw:line>
        <draw:line draw:style-name="gr6" draw:layer="layout" svg:x1="4.781cm" svg:y1="2.739cm" svg:x2="4.781cm" svg:y2="2.726cm">
          <text:p/>
        </draw:line>
        <draw:line draw:style-name="gr6" draw:layer="layout" svg:x1="4.931cm" svg:y1="2.739cm" svg:x2="4.931cm" svg:y2="2.726cm">
          <text:p/>
        </draw:line>
        <draw:line draw:style-name="gr6" draw:layer="layout" svg:x1="5.081cm" svg:y1="2.739cm" svg:x2="5.081cm" svg:y2="2.726cm">
          <text:p/>
        </draw:line>
        <draw:line draw:style-name="gr6" draw:layer="layout" svg:x1="4.182cm" svg:y1="2.739cm" svg:x2="4.182cm" svg:y2="2.726cm">
          <text:p/>
        </draw:line>
        <draw:line draw:style-name="gr6" draw:layer="layout" svg:x1="4.332cm" svg:y1="2.739cm" svg:x2="4.332cm" svg:y2="2.726cm">
          <text:p/>
        </draw:line>
        <draw:line draw:style-name="gr6" draw:layer="layout" svg:x1="4.481cm" svg:y1="2.739cm" svg:x2="4.481cm" svg:y2="2.726cm">
          <text:p/>
        </draw:line>
        <draw:polygon draw:style-name="gr8" draw:layer="layout" svg:width="8.706cm" svg:height="0.013cm" svg:x="3.943cm" svg:y="8.331cm" svg:viewBox="0 0 8707 14" draw:points="0,14 8707,14 8707,0 0,0">
          <text:p/>
        </draw:polygon>
        <draw:line draw:style-name="gr7" draw:layer="layout" svg:x1="12.445cm" svg:y1="2.753cm" svg:x2="12.445cm" svg:y2="8.337cm">
          <text:p/>
        </draw:line>
        <draw:line draw:style-name="gr7" draw:layer="layout" svg:x1="12.234cm" svg:y1="2.753cm" svg:x2="12.234cm" svg:y2="8.337cm">
          <text:p/>
        </draw:line>
        <draw:line draw:style-name="gr7" draw:layer="layout" svg:x1="12.022cm" svg:y1="2.753cm" svg:x2="12.022cm" svg:y2="8.337cm">
          <text:p/>
        </draw:line>
        <draw:line draw:style-name="gr7" draw:layer="layout" svg:x1="11.811cm" svg:y1="2.753cm" svg:x2="11.811cm" svg:y2="8.337cm">
          <text:p/>
        </draw:line>
        <draw:line draw:style-name="gr7" draw:layer="layout" svg:x1="11.593cm" svg:y1="2.753cm" svg:x2="11.593cm" svg:y2="8.337cm">
          <text:p/>
        </draw:line>
        <draw:line draw:style-name="gr7" draw:layer="layout" svg:x1="11.382cm" svg:y1="2.753cm" svg:x2="11.382cm" svg:y2="8.337cm">
          <text:p/>
        </draw:line>
        <draw:line draw:style-name="gr7" draw:layer="layout" svg:x1="11.171cm" svg:y1="2.753cm" svg:x2="11.171cm" svg:y2="8.337cm">
          <text:p/>
        </draw:line>
        <draw:line draw:style-name="gr7" draw:layer="layout" svg:x1="10.96cm" svg:y1="2.753cm" svg:x2="10.96cm" svg:y2="8.337cm">
          <text:p/>
        </draw:line>
        <draw:line draw:style-name="gr7" draw:layer="layout" svg:x1="10.742cm" svg:y1="2.753cm" svg:x2="10.742cm" svg:y2="8.337cm">
          <text:p/>
        </draw:line>
        <draw:line draw:style-name="gr7" draw:layer="layout" svg:x1="10.531cm" svg:y1="2.753cm" svg:x2="10.531cm" svg:y2="8.337cm">
          <text:p/>
        </draw:line>
        <draw:line draw:style-name="gr7" draw:layer="layout" svg:x1="10.319cm" svg:y1="2.753cm" svg:x2="10.319cm" svg:y2="8.337cm">
          <text:p/>
        </draw:line>
        <draw:line draw:style-name="gr7" draw:layer="layout" svg:x1="10.108cm" svg:y1="2.753cm" svg:x2="10.108cm" svg:y2="8.337cm">
          <text:p/>
        </draw:line>
        <draw:line draw:style-name="gr7" draw:layer="layout" svg:x1="9.897cm" svg:y1="2.753cm" svg:x2="9.897cm" svg:y2="8.337cm">
          <text:p/>
        </draw:line>
        <draw:line draw:style-name="gr7" draw:layer="layout" svg:x1="9.679cm" svg:y1="2.753cm" svg:x2="9.679cm" svg:y2="8.337cm">
          <text:p/>
        </draw:line>
        <draw:line draw:style-name="gr7" draw:layer="layout" svg:x1="9.468cm" svg:y1="2.753cm" svg:x2="9.468cm" svg:y2="8.337cm">
          <text:p/>
        </draw:line>
        <draw:line draw:style-name="gr7" draw:layer="layout" svg:x1="9.257cm" svg:y1="2.753cm" svg:x2="9.257cm" svg:y2="8.337cm">
          <text:p/>
        </draw:line>
        <draw:line draw:style-name="gr7" draw:layer="layout" svg:x1="9.046cm" svg:y1="2.753cm" svg:x2="9.046cm" svg:y2="8.337cm">
          <text:p/>
        </draw:line>
        <draw:line draw:style-name="gr7" draw:layer="layout" svg:x1="8.828cm" svg:y1="2.753cm" svg:x2="8.828cm" svg:y2="8.337cm">
          <text:p/>
        </draw:line>
        <draw:line draw:style-name="gr7" draw:layer="layout" svg:x1="8.616cm" svg:y1="2.753cm" svg:x2="8.616cm" svg:y2="8.337cm">
          <text:p/>
        </draw:line>
        <draw:line draw:style-name="gr7" draw:layer="layout" svg:x1="8.405cm" svg:y1="2.753cm" svg:x2="8.405cm" svg:y2="8.337cm">
          <text:p/>
        </draw:line>
        <draw:line draw:style-name="gr7" draw:layer="layout" svg:x1="8.194cm" svg:y1="2.753cm" svg:x2="8.194cm" svg:y2="8.337cm">
          <text:p/>
        </draw:line>
        <draw:line draw:style-name="gr7" draw:layer="layout" svg:x1="7.983cm" svg:y1="2.753cm" svg:x2="7.983cm" svg:y2="8.337cm">
          <text:p/>
        </draw:line>
        <draw:line draw:style-name="gr7" draw:layer="layout" svg:x1="7.765cm" svg:y1="2.753cm" svg:x2="7.765cm" svg:y2="8.337cm">
          <text:p/>
        </draw:line>
        <draw:line draw:style-name="gr7" draw:layer="layout" svg:x1="7.554cm" svg:y1="2.753cm" svg:x2="7.554cm" svg:y2="8.337cm">
          <text:p/>
        </draw:line>
        <draw:line draw:style-name="gr7" draw:layer="layout" svg:x1="7.343cm" svg:y1="2.753cm" svg:x2="7.343cm" svg:y2="8.337cm">
          <text:p/>
        </draw:line>
        <draw:line draw:style-name="gr7" draw:layer="layout" svg:x1="7.131cm" svg:y1="2.753cm" svg:x2="7.131cm" svg:y2="8.337cm">
          <text:p/>
        </draw:line>
        <draw:line draw:style-name="gr7" draw:layer="layout" svg:x1="6.92cm" svg:y1="2.753cm" svg:x2="6.92cm" svg:y2="8.337cm">
          <text:p/>
        </draw:line>
        <draw:line draw:style-name="gr7" draw:layer="layout" svg:x1="6.702cm" svg:y1="2.753cm" svg:x2="6.702cm" svg:y2="8.337cm">
          <text:p/>
        </draw:line>
        <draw:line draw:style-name="gr7" draw:layer="layout" svg:x1="6.491cm" svg:y1="2.753cm" svg:x2="6.491cm" svg:y2="8.337cm">
          <text:p/>
        </draw:line>
        <draw:line draw:style-name="gr7" draw:layer="layout" svg:x1="6.28cm" svg:y1="2.753cm" svg:x2="6.28cm" svg:y2="8.337cm">
          <text:p/>
        </draw:line>
        <draw:line draw:style-name="gr7" draw:layer="layout" svg:x1="6.069cm" svg:y1="2.753cm" svg:x2="6.069cm" svg:y2="8.337cm">
          <text:p/>
        </draw:line>
        <draw:line draw:style-name="gr7" draw:layer="layout" svg:x1="5.851cm" svg:y1="2.753cm" svg:x2="5.851cm" svg:y2="8.337cm">
          <text:p/>
        </draw:line>
        <draw:line draw:style-name="gr7" draw:layer="layout" svg:x1="5.639cm" svg:y1="2.753cm" svg:x2="5.639cm" svg:y2="8.337cm">
          <text:p/>
        </draw:line>
        <draw:line draw:style-name="gr7" draw:layer="layout" svg:x1="5.428cm" svg:y1="2.753cm" svg:x2="5.428cm" svg:y2="8.337cm">
          <text:p/>
        </draw:line>
        <draw:line draw:style-name="gr7" draw:layer="layout" svg:x1="5.217cm" svg:y1="2.753cm" svg:x2="5.217cm" svg:y2="8.337cm">
          <text:p/>
        </draw:line>
        <draw:line draw:style-name="gr7" draw:layer="layout" svg:x1="5.006cm" svg:y1="2.753cm" svg:x2="5.006cm" svg:y2="8.337cm">
          <text:p/>
        </draw:line>
        <draw:line draw:style-name="gr7" draw:layer="layout" svg:x1="4.788cm" svg:y1="2.753cm" svg:x2="4.788cm" svg:y2="8.337cm">
          <text:p/>
        </draw:line>
        <draw:line draw:style-name="gr7" draw:layer="layout" svg:x1="4.577cm" svg:y1="2.753cm" svg:x2="4.577cm" svg:y2="8.337cm">
          <text:p/>
        </draw:line>
        <draw:line draw:style-name="gr7" draw:layer="layout" svg:x1="4.366cm" svg:y1="2.753cm" svg:x2="4.366cm" svg:y2="8.337cm">
          <text:p/>
        </draw:line>
        <draw:line draw:style-name="gr7" draw:layer="layout" svg:x1="4.154cm" svg:y1="2.753cm" svg:x2="4.154cm" svg:y2="8.337cm">
          <text:p/>
        </draw:line>
        <draw:line draw:style-name="gr10" draw:layer="layout" svg:x1="3.943cm" svg:y1="8.297cm" svg:x2="3.95cm" svg:y2="8.297cm">
          <text:p/>
        </draw:line>
        <draw:line draw:style-name="gr10" draw:layer="layout" svg:x1="3.95cm" svg:y1="8.297cm" svg:x2="3.959cm" svg:y2="8.304cm">
          <text:p/>
        </draw:line>
        <draw:line draw:style-name="gr10" draw:layer="layout" svg:x1="3.957cm" svg:y1="8.304cm" svg:x2="3.965cm" svg:y2="8.297cm">
          <text:p/>
        </draw:line>
        <draw:line draw:style-name="gr10" draw:layer="layout" svg:x1="3.964cm" svg:y1="8.297cm" svg:x2="3.971cm" svg:y2="8.297cm">
          <text:p/>
        </draw:line>
        <draw:line draw:style-name="gr10" draw:layer="layout" svg:x1="3.971cm" svg:y1="8.297cm" svg:x2="3.977cm" svg:y2="8.297cm">
          <text:p/>
        </draw:line>
        <draw:line draw:style-name="gr10" draw:layer="layout" svg:x1="3.977cm" svg:y1="8.297cm" svg:x2="3.984cm" svg:y2="8.297cm">
          <text:p/>
        </draw:line>
        <draw:line draw:style-name="gr10" draw:layer="layout" svg:x1="3.984cm" svg:y1="8.297cm" svg:x2="3.991cm" svg:y2="8.297cm">
          <text:p/>
        </draw:line>
        <draw:line draw:style-name="gr10" draw:layer="layout" svg:x1="3.991cm" svg:y1="8.297cm" svg:x2="3.998cm" svg:y2="8.297cm">
          <text:p/>
        </draw:line>
        <draw:line draw:style-name="gr10" draw:layer="layout" svg:x1="3.998cm" svg:y1="8.297cm" svg:x2="4.005cm" svg:y2="8.297cm">
          <text:p/>
        </draw:line>
        <draw:line draw:style-name="gr10" draw:layer="layout" svg:x1="4.005cm" svg:y1="8.298cm" svg:x2="4.012cm" svg:y2="8.29cm">
          <text:p/>
        </draw:line>
        <draw:line draw:style-name="gr10" draw:layer="layout" svg:x1="4.011cm" svg:y1="8.29cm" svg:x2="4.019cm" svg:y2="8.298cm">
          <text:p/>
        </draw:line>
        <draw:line draw:style-name="gr10" draw:layer="layout" svg:x1="4.018cm" svg:y1="8.297cm" svg:x2="4.025cm" svg:y2="8.297cm">
          <text:p/>
        </draw:line>
        <draw:line draw:style-name="gr10" draw:layer="layout" svg:x1="4.025cm" svg:y1="8.297cm" svg:x2="4.032cm" svg:y2="8.297cm">
          <text:p/>
        </draw:line>
        <draw:line draw:style-name="gr10" draw:layer="layout" svg:x1="4.032cm" svg:y1="8.297cm" svg:x2="4.032cm" svg:y2="8.29cm">
          <text:p/>
        </draw:line>
        <draw:line draw:style-name="gr10" draw:layer="layout" svg:x1="4.032cm" svg:y1="8.29cm" svg:x2="4.04cm" svg:y2="8.298cm">
          <text:p/>
        </draw:line>
        <draw:line draw:style-name="gr10" draw:layer="layout" svg:x1="4.039cm" svg:y1="8.298cm" svg:x2="4.047cm" svg:y2="8.29cm">
          <text:p/>
        </draw:line>
        <draw:line draw:style-name="gr10" draw:layer="layout" svg:x1="4.046cm" svg:y1="8.29cm" svg:x2="4.052cm" svg:y2="8.29cm">
          <text:p/>
        </draw:line>
        <draw:line draw:style-name="gr10" draw:layer="layout" svg:x1="4.052cm" svg:y1="8.29cm" svg:x2="4.052cm" svg:y2="8.283cm">
          <text:p/>
        </draw:line>
        <draw:line draw:style-name="gr10" draw:layer="layout" svg:x1="4.052cm" svg:y1="8.283cm" svg:x2="4.059cm" svg:y2="8.283cm">
          <text:p/>
        </draw:line>
        <draw:line draw:style-name="gr10" draw:layer="layout" svg:x1="4.059cm" svg:y1="8.283cm" svg:x2="4.066cm" svg:y2="8.283cm">
          <text:p/>
        </draw:line>
        <draw:line draw:style-name="gr10" draw:layer="layout" svg:x1="4.066cm" svg:y1="8.283cm" svg:x2="4.066cm" svg:y2="8.29cm">
          <text:p/>
        </draw:line>
        <draw:line draw:style-name="gr10" draw:layer="layout" svg:x1="4.066cm" svg:y1="8.291cm" svg:x2="4.074cm" svg:y2="8.283cm">
          <text:p/>
        </draw:line>
        <draw:line draw:style-name="gr10" draw:layer="layout" svg:x1="4.073cm" svg:y1="8.283cm" svg:x2="4.08cm" svg:y2="8.283cm">
          <text:p/>
        </draw:line>
        <draw:line draw:style-name="gr10" draw:layer="layout" svg:x1="4.08cm" svg:y1="8.283cm" svg:x2="4.086cm" svg:y2="8.283cm">
          <text:p/>
        </draw:line>
        <draw:line draw:style-name="gr10" draw:layer="layout" svg:x1="4.086cm" svg:y1="8.283cm" svg:x2="4.086cm" svg:y2="8.29cm">
          <text:p/>
        </draw:line>
        <draw:line draw:style-name="gr10" draw:layer="layout" svg:x1="4.086cm" svg:y1="8.291cm" svg:x2="4.094cm" svg:y2="8.283cm">
          <text:p/>
        </draw:line>
        <draw:line draw:style-name="gr10" draw:layer="layout" svg:x1="4.093cm" svg:y1="8.283cm" svg:x2="4.101cm" svg:y2="8.291cm">
          <text:p/>
        </draw:line>
        <draw:line draw:style-name="gr10" draw:layer="layout" svg:x1="4.1cm" svg:y1="8.29cm" svg:x2="4.107cm" svg:y2="8.29cm">
          <text:p/>
        </draw:line>
        <draw:line draw:style-name="gr10" draw:layer="layout" svg:x1="4.107cm" svg:y1="8.29cm" svg:x2="4.114cm" svg:y2="8.29cm">
          <text:p/>
        </draw:line>
        <draw:line draw:style-name="gr10" draw:layer="layout" svg:x1="4.114cm" svg:y1="8.291cm" svg:x2="4.121cm" svg:y2="8.283cm">
          <text:p/>
        </draw:line>
        <draw:line draw:style-name="gr10" draw:layer="layout" svg:x1="4.12cm" svg:y1="8.283cm" svg:x2="4.12cm" svg:y2="8.29cm">
          <text:p/>
        </draw:line>
        <draw:line draw:style-name="gr10" draw:layer="layout" svg:x1="4.12cm" svg:y1="8.291cm" svg:x2="4.128cm" svg:y2="8.283cm">
          <text:p/>
        </draw:line>
        <draw:line draw:style-name="gr10" draw:layer="layout" svg:x1="4.127cm" svg:y1="8.283cm" svg:x2="4.135cm" svg:y2="8.291cm">
          <text:p/>
        </draw:line>
        <draw:line draw:style-name="gr10" draw:layer="layout" svg:x1="4.134cm" svg:y1="8.29cm" svg:x2="4.134cm" svg:y2="8.283cm">
          <text:p/>
        </draw:line>
        <draw:line draw:style-name="gr10" draw:layer="layout" svg:x1="4.134cm" svg:y1="8.283cm" svg:x2="4.141cm" svg:y2="8.283cm">
          <text:p/>
        </draw:line>
        <draw:line draw:style-name="gr10" draw:layer="layout" svg:x1="4.141cm" svg:y1="8.283cm" svg:x2="4.148cm" svg:y2="8.283cm">
          <text:p/>
        </draw:line>
        <draw:line draw:style-name="gr10" draw:layer="layout" svg:x1="4.148cm" svg:y1="8.283cm" svg:x2="4.154cm" svg:y2="8.283cm">
          <text:p/>
        </draw:line>
        <draw:line draw:style-name="gr10" draw:layer="layout" svg:x1="4.154cm" svg:y1="8.283cm" svg:x2="4.161cm" svg:y2="8.283cm">
          <text:p/>
        </draw:line>
        <draw:line draw:style-name="gr10" draw:layer="layout" svg:x1="4.161cm" svg:y1="8.283cm" svg:x2="4.168cm" svg:y2="8.283cm">
          <text:p/>
        </draw:line>
        <draw:line draw:style-name="gr10" draw:layer="layout" svg:x1="4.168cm" svg:y1="8.283cm" svg:x2="4.168cm" svg:y2="8.29cm">
          <text:p/>
        </draw:line>
        <draw:line draw:style-name="gr10" draw:layer="layout" svg:x1="4.168cm" svg:y1="8.29cm" svg:x2="4.175cm" svg:y2="8.29cm">
          <text:p/>
        </draw:line>
        <draw:line draw:style-name="gr10" draw:layer="layout" svg:x1="4.175cm" svg:y1="8.29cm" svg:x2="4.175cm" svg:y2="8.283cm">
          <text:p/>
        </draw:line>
        <draw:line draw:style-name="gr10" draw:layer="layout" svg:x1="4.175cm" svg:y1="8.283cm" svg:x2="4.182cm" svg:y2="8.283cm">
          <text:p/>
        </draw:line>
        <draw:line draw:style-name="gr10" draw:layer="layout" svg:x1="4.182cm" svg:y1="8.283cm" svg:x2="4.19cm" svg:y2="8.291cm">
          <text:p/>
        </draw:line>
        <draw:line draw:style-name="gr10" draw:layer="layout" svg:x1="4.189cm" svg:y1="8.29cm" svg:x2="4.189cm" svg:y2="8.283cm">
          <text:p/>
        </draw:line>
        <draw:line draw:style-name="gr10" draw:layer="layout" svg:x1="4.189cm" svg:y1="8.283cm" svg:x2="4.195cm" svg:y2="8.283cm">
          <text:p/>
        </draw:line>
        <draw:line draw:style-name="gr10" draw:layer="layout" svg:x1="4.195cm" svg:y1="8.283cm" svg:x2="4.203cm" svg:y2="8.291cm">
          <text:p/>
        </draw:line>
        <draw:line draw:style-name="gr10" draw:layer="layout" svg:x1="4.202cm" svg:y1="8.291cm" svg:x2="4.211cm" svg:y2="8.283cm">
          <text:p/>
        </draw:line>
        <draw:line draw:style-name="gr10" draw:layer="layout" svg:x1="4.209cm" svg:y1="8.283cm" svg:x2="4.217cm" svg:y2="8.291cm">
          <text:p/>
        </draw:line>
        <draw:line draw:style-name="gr10" draw:layer="layout" svg:x1="4.216cm" svg:y1="8.29cm" svg:x2="4.223cm" svg:y2="8.29cm">
          <text:p/>
        </draw:line>
        <draw:line draw:style-name="gr10" draw:layer="layout" svg:x1="4.223cm" svg:y1="8.29cm" svg:x2="4.229cm" svg:y2="8.29cm">
          <text:p/>
        </draw:line>
        <draw:line draw:style-name="gr10" draw:layer="layout" svg:x1="4.229cm" svg:y1="8.29cm" svg:x2="4.236cm" svg:y2="8.29cm">
          <text:p/>
        </draw:line>
        <draw:line draw:style-name="gr10" draw:layer="layout" svg:x1="4.236cm" svg:y1="8.29cm" svg:x2="4.236cm" svg:y2="8.283cm">
          <text:p/>
        </draw:line>
        <draw:line draw:style-name="gr10" draw:layer="layout" svg:x1="4.236cm" svg:y1="8.283cm" svg:x2="4.243cm" svg:y2="8.283cm">
          <text:p/>
        </draw:line>
        <draw:line draw:style-name="gr10" draw:layer="layout" svg:x1="4.243cm" svg:y1="8.283cm" svg:x2="4.25cm" svg:y2="8.283cm">
          <text:p/>
        </draw:line>
        <draw:line draw:style-name="gr10" draw:layer="layout" svg:x1="4.25cm" svg:y1="8.283cm" svg:x2="4.257cm" svg:y2="8.283cm">
          <text:p/>
        </draw:line>
        <draw:line draw:style-name="gr10" draw:layer="layout" svg:x1="4.257cm" svg:y1="8.283cm" svg:x2="4.257cm" svg:y2="8.29cm">
          <text:p/>
        </draw:line>
        <draw:line draw:style-name="gr10" draw:layer="layout" svg:x1="4.257cm" svg:y1="8.291cm" svg:x2="4.264cm" svg:y2="8.283cm">
          <text:p/>
        </draw:line>
        <draw:line draw:style-name="gr10" draw:layer="layout" svg:x1="4.263cm" svg:y1="8.283cm" svg:x2="4.27cm" svg:y2="8.283cm">
          <text:p/>
        </draw:line>
        <draw:line draw:style-name="gr10" draw:layer="layout" svg:x1="4.27cm" svg:y1="8.283cm" svg:x2="4.277cm" svg:y2="8.283cm">
          <text:p/>
        </draw:line>
        <draw:line draw:style-name="gr10" draw:layer="layout" svg:x1="4.277cm" svg:y1="8.283cm" svg:x2="4.284cm" svg:y2="8.283cm">
          <text:p/>
        </draw:line>
        <draw:line draw:style-name="gr10" draw:layer="layout" svg:x1="4.284cm" svg:y1="8.283cm" svg:x2="4.291cm" svg:y2="8.283cm">
          <text:p/>
        </draw:line>
        <draw:line draw:style-name="gr10" draw:layer="layout" svg:x1="4.291cm" svg:y1="8.283cm" svg:x2="4.298cm" svg:y2="8.283cm">
          <text:p/>
        </draw:line>
        <draw:line draw:style-name="gr10" draw:layer="layout" svg:x1="4.298cm" svg:y1="8.283cm" svg:x2="4.305cm" svg:y2="8.291cm">
          <text:p/>
        </draw:line>
        <draw:line draw:style-name="gr10" draw:layer="layout" svg:x1="4.304cm" svg:y1="8.29cm" svg:x2="4.304cm" svg:y2="8.283cm">
          <text:p/>
        </draw:line>
        <draw:line draw:style-name="gr10" draw:layer="layout" svg:x1="4.304cm" svg:y1="8.283cm" svg:x2="4.311cm" svg:y2="8.283cm">
          <text:p/>
        </draw:line>
        <draw:line draw:style-name="gr10" draw:layer="layout" svg:x1="4.311cm" svg:y1="8.283cm" svg:x2="4.318cm" svg:y2="8.283cm">
          <text:p/>
        </draw:line>
        <draw:line draw:style-name="gr10" draw:layer="layout" svg:x1="4.318cm" svg:y1="8.283cm" svg:x2="4.326cm" svg:y2="8.291cm">
          <text:p/>
        </draw:line>
        <draw:line draw:style-name="gr10" draw:layer="layout" svg:x1="4.325cm" svg:y1="8.291cm" svg:x2="4.333cm" svg:y2="8.283cm">
          <text:p/>
        </draw:line>
        <draw:line draw:style-name="gr10" draw:layer="layout" svg:x1="4.332cm" svg:y1="8.283cm" svg:x2="4.338cm" svg:y2="8.283cm">
          <text:p/>
        </draw:line>
        <draw:line draw:style-name="gr10" draw:layer="layout" svg:x1="4.338cm" svg:y1="8.283cm" svg:x2="4.346cm" svg:y2="8.291cm">
          <text:p/>
        </draw:line>
        <draw:line draw:style-name="gr10" draw:layer="layout" svg:x1="4.345cm" svg:y1="8.291cm" svg:x2="4.353cm" svg:y2="8.283cm">
          <text:p/>
        </draw:line>
        <draw:line draw:style-name="gr10" draw:layer="layout" svg:x1="4.352cm" svg:y1="8.283cm" svg:x2="4.359cm" svg:y2="8.283cm">
          <text:p/>
        </draw:line>
        <draw:line draw:style-name="gr10" draw:layer="layout" svg:x1="4.359cm" svg:y1="8.283cm" svg:x2="4.366cm" svg:y2="8.283cm">
          <text:p/>
        </draw:line>
        <draw:line draw:style-name="gr10" draw:layer="layout" svg:x1="4.366cm" svg:y1="8.283cm" svg:x2="4.372cm" svg:y2="8.283cm">
          <text:p/>
        </draw:line>
        <draw:line draw:style-name="gr10" draw:layer="layout" svg:x1="4.372cm" svg:y1="8.283cm" svg:x2="4.379cm" svg:y2="8.283cm">
          <text:p/>
        </draw:line>
        <draw:line draw:style-name="gr10" draw:layer="layout" svg:x1="4.379cm" svg:y1="8.283cm" svg:x2="4.387cm" svg:y2="8.291cm">
          <text:p/>
        </draw:line>
        <draw:line draw:style-name="gr10" draw:layer="layout" svg:x1="4.386cm" svg:y1="8.29cm" svg:x2="4.393cm" svg:y2="8.29cm">
          <text:p/>
        </draw:line>
        <draw:line draw:style-name="gr10" draw:layer="layout" svg:x1="4.393cm" svg:y1="8.29cm" svg:x2="4.393cm" svg:y2="8.283cm">
          <text:p/>
        </draw:line>
        <draw:line draw:style-name="gr10" draw:layer="layout" svg:x1="4.393cm" svg:y1="8.283cm" svg:x2="4.401cm" svg:y2="8.291cm">
          <text:p/>
        </draw:line>
        <draw:line draw:style-name="gr10" draw:layer="layout" svg:x1="4.4cm" svg:y1="8.29cm" svg:x2="4.407cm" svg:y2="8.29cm">
          <text:p/>
        </draw:line>
        <draw:line draw:style-name="gr10" draw:layer="layout" svg:x1="4.407cm" svg:y1="8.29cm" svg:x2="4.407cm" svg:y2="8.283cm">
          <text:p/>
        </draw:line>
        <draw:line draw:style-name="gr10" draw:layer="layout" svg:x1="4.407cm" svg:y1="8.283cm" svg:x2="4.413cm" svg:y2="8.283cm">
          <text:p/>
        </draw:line>
        <draw:line draw:style-name="gr10" draw:layer="layout" svg:x1="4.413cm" svg:y1="8.283cm" svg:x2="4.42cm" svg:y2="8.283cm">
          <text:p/>
        </draw:line>
        <draw:line draw:style-name="gr10" draw:layer="layout" svg:x1="4.42cm" svg:y1="8.283cm" svg:x2="4.427cm" svg:y2="8.283cm">
          <text:p/>
        </draw:line>
        <draw:line draw:style-name="gr10" draw:layer="layout" svg:x1="4.427cm" svg:y1="8.283cm" svg:x2="4.434cm" svg:y2="8.283cm">
          <text:p/>
        </draw:line>
        <draw:line draw:style-name="gr10" draw:layer="layout" svg:x1="4.434cm" svg:y1="8.283cm" svg:x2="4.441cm" svg:y2="8.283cm">
          <text:p/>
        </draw:line>
        <draw:line draw:style-name="gr10" draw:layer="layout" svg:x1="4.441cm" svg:y1="8.283cm" svg:x2="4.441cm" svg:y2="8.29cm">
          <text:p/>
        </draw:line>
        <draw:line draw:style-name="gr10" draw:layer="layout" svg:x1="4.441cm" svg:y1="8.291cm" svg:x2="4.448cm" svg:y2="8.283cm">
          <text:p/>
        </draw:line>
        <draw:line draw:style-name="gr10" draw:layer="layout" svg:x1="4.447cm" svg:y1="8.283cm" svg:x2="4.454cm" svg:y2="8.283cm">
          <text:p/>
        </draw:line>
        <draw:line draw:style-name="gr10" draw:layer="layout" svg:x1="4.454cm" svg:y1="8.283cm" svg:x2="4.461cm" svg:y2="8.283cm">
          <text:p/>
        </draw:line>
        <draw:line draw:style-name="gr10" draw:layer="layout" svg:x1="4.461cm" svg:y1="8.283cm" svg:x2="4.461cm" svg:y2="8.29cm">
          <text:p/>
        </draw:line>
        <draw:line draw:style-name="gr10" draw:layer="layout" svg:x1="4.461cm" svg:y1="8.291cm" svg:x2="4.469cm" svg:y2="8.283cm">
          <text:p/>
        </draw:line>
        <draw:line draw:style-name="gr10" draw:layer="layout" svg:x1="4.468cm" svg:y1="8.283cm" svg:x2="4.475cm" svg:y2="8.283cm">
          <text:p/>
        </draw:line>
        <draw:line draw:style-name="gr10" draw:layer="layout" svg:x1="4.475cm" svg:y1="8.283cm" svg:x2="4.481cm" svg:y2="8.283cm">
          <text:p/>
        </draw:line>
        <draw:line draw:style-name="gr10" draw:layer="layout" svg:x1="4.481cm" svg:y1="8.283cm" svg:x2="4.488cm" svg:y2="8.283cm">
          <text:p/>
        </draw:line>
        <draw:line draw:style-name="gr10" draw:layer="layout" svg:x1="4.488cm" svg:y1="8.283cm" svg:x2="4.496cm" svg:y2="8.291cm">
          <text:p/>
        </draw:line>
        <draw:line draw:style-name="gr10" draw:layer="layout" svg:x1="4.495cm" svg:y1="8.29cm" svg:x2="4.495cm" svg:y2="8.283cm">
          <text:p/>
        </draw:line>
        <draw:line draw:style-name="gr10" draw:layer="layout" svg:x1="4.495cm" svg:y1="8.283cm" svg:x2="4.502cm" svg:y2="8.283cm">
          <text:p/>
        </draw:line>
        <draw:line draw:style-name="gr10" draw:layer="layout" svg:x1="4.502cm" svg:y1="8.283cm" svg:x2="4.509cm" svg:y2="8.283cm">
          <text:p/>
        </draw:line>
        <draw:line draw:style-name="gr10" draw:layer="layout" svg:x1="4.509cm" svg:y1="8.283cm" svg:x2="4.516cm" svg:y2="8.283cm">
          <text:p/>
        </draw:line>
        <draw:line draw:style-name="gr10" draw:layer="layout" svg:x1="4.516cm" svg:y1="8.283cm" svg:x2="4.516cm" svg:y2="8.29cm">
          <text:p/>
        </draw:line>
        <draw:line draw:style-name="gr10" draw:layer="layout" svg:x1="4.516cm" svg:y1="8.29cm" svg:x2="4.522cm" svg:y2="8.29cm">
          <text:p/>
        </draw:line>
        <draw:line draw:style-name="gr10" draw:layer="layout" svg:x1="4.522cm" svg:y1="8.291cm" svg:x2="4.53cm" svg:y2="8.283cm">
          <text:p/>
        </draw:line>
        <draw:line draw:style-name="gr10" draw:layer="layout" svg:x1="4.529cm" svg:y1="8.283cm" svg:x2="4.529cm" svg:y2="8.29cm">
          <text:p/>
        </draw:line>
        <draw:line draw:style-name="gr10" draw:layer="layout" svg:x1="4.529cm" svg:y1="8.291cm" svg:x2="4.537cm" svg:y2="8.283cm">
          <text:p/>
        </draw:line>
        <draw:line draw:style-name="gr10" draw:layer="layout" svg:x1="4.536cm" svg:y1="8.283cm" svg:x2="4.544cm" svg:y2="8.291cm">
          <text:p/>
        </draw:line>
        <draw:line draw:style-name="gr10" draw:layer="layout" svg:x1="4.543cm" svg:y1="8.29cm" svg:x2="4.543cm" svg:y2="8.283cm">
          <text:p/>
        </draw:line>
        <draw:line draw:style-name="gr10" draw:layer="layout" svg:x1="4.543cm" svg:y1="8.283cm" svg:x2="4.551cm" svg:y2="8.291cm">
          <text:p/>
        </draw:line>
        <draw:line draw:style-name="gr10" draw:layer="layout" svg:x1="4.55cm" svg:y1="8.29cm" svg:x2="4.556cm" svg:y2="8.29cm">
          <text:p/>
        </draw:line>
        <draw:line draw:style-name="gr10" draw:layer="layout" svg:x1="4.556cm" svg:y1="8.291cm" svg:x2="4.565cm" svg:y2="8.283cm">
          <text:p/>
        </draw:line>
        <draw:line draw:style-name="gr10" draw:layer="layout" svg:x1="4.563cm" svg:y1="8.283cm" svg:x2="4.57cm" svg:y2="8.283cm">
          <text:p/>
        </draw:line>
        <draw:line draw:style-name="gr10" draw:layer="layout" svg:x1="4.57cm" svg:y1="8.283cm" svg:x2="4.577cm" svg:y2="8.283cm">
          <text:p/>
        </draw:line>
        <draw:line draw:style-name="gr10" draw:layer="layout" svg:x1="4.577cm" svg:y1="8.283cm" svg:x2="4.584cm" svg:y2="8.283cm">
          <text:p/>
        </draw:line>
        <draw:line draw:style-name="gr10" draw:layer="layout" svg:x1="4.584cm" svg:y1="8.283cm" svg:x2="4.591cm" svg:y2="8.291cm">
          <text:p/>
        </draw:line>
        <draw:line draw:style-name="gr10" draw:layer="layout" svg:x1="4.59cm" svg:y1="8.291cm" svg:x2="4.598cm" svg:y2="8.283cm">
          <text:p/>
        </draw:line>
        <draw:line draw:style-name="gr10" draw:layer="layout" svg:x1="4.597cm" svg:y1="8.283cm" svg:x2="4.605cm" svg:y2="8.291cm">
          <text:p/>
        </draw:line>
        <draw:line draw:style-name="gr10" draw:layer="layout" svg:x1="4.604cm" svg:y1="8.291cm" svg:x2="4.613cm" svg:y2="8.283cm">
          <text:p/>
        </draw:line>
        <draw:line draw:style-name="gr10" draw:layer="layout" svg:x1="4.611cm" svg:y1="8.283cm" svg:x2="4.611cm" svg:y2="8.29cm">
          <text:p/>
        </draw:line>
        <draw:line draw:style-name="gr10" draw:layer="layout" svg:x1="4.611cm" svg:y1="8.291cm" svg:x2="4.619cm" svg:y2="8.283cm">
          <text:p/>
        </draw:line>
        <draw:line draw:style-name="gr10" draw:layer="layout" svg:x1="4.618cm" svg:y1="8.283cm" svg:x2="4.625cm" svg:y2="8.283cm">
          <text:p/>
        </draw:line>
        <draw:line draw:style-name="gr10" draw:layer="layout" svg:x1="4.625cm" svg:y1="8.283cm" svg:x2="4.631cm" svg:y2="8.283cm">
          <text:p/>
        </draw:line>
        <draw:line draw:style-name="gr10" draw:layer="layout" svg:x1="4.631cm" svg:y1="8.283cm" svg:x2="4.639cm" svg:y2="8.291cm">
          <text:p/>
        </draw:line>
        <draw:line draw:style-name="gr10" draw:layer="layout" svg:x1="4.638cm" svg:y1="8.291cm" svg:x2="4.646cm" svg:y2="8.283cm">
          <text:p/>
        </draw:line>
        <draw:line draw:style-name="gr10" draw:layer="layout" svg:x1="4.645cm" svg:y1="8.283cm" svg:x2="4.653cm" svg:y2="8.291cm">
          <text:p/>
        </draw:line>
        <draw:line draw:style-name="gr10" draw:layer="layout" svg:x1="4.652cm" svg:y1="8.29cm" svg:x2="4.652cm" svg:y2="8.283cm">
          <text:p/>
        </draw:line>
        <draw:line draw:style-name="gr10" draw:layer="layout" svg:x1="4.652cm" svg:y1="8.283cm" svg:x2="4.661cm" svg:y2="8.291cm">
          <text:p/>
        </draw:line>
        <draw:line draw:style-name="gr10" draw:layer="layout" svg:x1="4.659cm" svg:y1="8.29cm" svg:x2="4.665cm" svg:y2="8.29cm">
          <text:p/>
        </draw:line>
        <draw:line draw:style-name="gr10" draw:layer="layout" svg:x1="4.665cm" svg:y1="8.29cm" svg:x2="4.665cm" svg:y2="8.283cm">
          <text:p/>
        </draw:line>
        <draw:line draw:style-name="gr10" draw:layer="layout" svg:x1="4.665cm" svg:y1="8.283cm" svg:x2="4.672cm" svg:y2="8.283cm">
          <text:p/>
        </draw:line>
        <draw:line draw:style-name="gr10" draw:layer="layout" svg:x1="4.672cm" svg:y1="8.283cm" svg:x2="4.679cm" svg:y2="8.283cm">
          <text:p/>
        </draw:line>
        <draw:line draw:style-name="gr10" draw:layer="layout" svg:x1="4.679cm" svg:y1="8.283cm" svg:x2="4.686cm" svg:y2="8.283cm">
          <text:p/>
        </draw:line>
        <draw:line draw:style-name="gr10" draw:layer="layout" svg:x1="4.686cm" svg:y1="8.283cm" svg:x2="4.693cm" svg:y2="8.283cm">
          <text:p/>
        </draw:line>
        <draw:line draw:style-name="gr10" draw:layer="layout" svg:x1="4.693cm" svg:y1="8.283cm" svg:x2="4.699cm" svg:y2="8.283cm">
          <text:p/>
        </draw:line>
        <draw:line draw:style-name="gr10" draw:layer="layout" svg:x1="4.699cm" svg:y1="8.283cm" svg:x2="4.706cm" svg:y2="8.283cm">
          <text:p/>
        </draw:line>
        <draw:line draw:style-name="gr10" draw:layer="layout" svg:x1="4.706cm" svg:y1="8.283cm" svg:x2="4.713cm" svg:y2="8.283cm">
          <text:p/>
        </draw:line>
        <draw:line draw:style-name="gr10" draw:layer="layout" svg:x1="4.713cm" svg:y1="8.283cm" svg:x2="4.72cm" svg:y2="8.283cm">
          <text:p/>
        </draw:line>
        <draw:line draw:style-name="gr10" draw:layer="layout" svg:x1="4.72cm" svg:y1="8.283cm" svg:x2="4.727cm" svg:y2="8.283cm">
          <text:p/>
        </draw:line>
        <draw:line draw:style-name="gr10" draw:layer="layout" svg:x1="4.727cm" svg:y1="8.283cm" svg:x2="4.734cm" svg:y2="8.283cm">
          <text:p/>
        </draw:line>
        <draw:line draw:style-name="gr10" draw:layer="layout" svg:x1="4.734cm" svg:y1="8.283cm" svg:x2="4.74cm" svg:y2="8.283cm">
          <text:p/>
        </draw:line>
        <draw:line draw:style-name="gr10" draw:layer="layout" svg:x1="4.74cm" svg:y1="8.283cm" svg:x2="4.747cm" svg:y2="8.283cm">
          <text:p/>
        </draw:line>
        <draw:line draw:style-name="gr10" draw:layer="layout" svg:x1="4.747cm" svg:y1="8.285cm" svg:x2="4.755cm" svg:y2="8.276cm">
          <text:p/>
        </draw:line>
        <draw:line draw:style-name="gr10" draw:layer="layout" svg:x1="4.754cm" svg:y1="8.276cm" svg:x2="4.754cm" svg:y2="8.29cm">
          <text:p/>
        </draw:line>
        <draw:line draw:style-name="gr10" draw:layer="layout" svg:x1="4.754cm" svg:y1="8.291cm" svg:x2="4.763cm" svg:y2="8.283cm">
          <text:p/>
        </draw:line>
        <draw:line draw:style-name="gr10" draw:layer="layout" svg:x1="4.761cm" svg:y1="8.283cm" svg:x2="4.768cm" svg:y2="8.283cm">
          <text:p/>
        </draw:line>
        <draw:line draw:style-name="gr10" draw:layer="layout" svg:x1="4.768cm" svg:y1="8.283cm" svg:x2="4.774cm" svg:y2="8.283cm">
          <text:p/>
        </draw:line>
        <draw:line draw:style-name="gr10" draw:layer="layout" svg:x1="4.774cm" svg:y1="8.283cm" svg:x2="4.781cm" svg:y2="8.283cm">
          <text:p/>
        </draw:line>
        <draw:line draw:style-name="gr10" draw:layer="layout" svg:x1="4.781cm" svg:y1="8.283cm" svg:x2="4.788cm" svg:y2="8.283cm">
          <text:p/>
        </draw:line>
        <draw:line draw:style-name="gr10" draw:layer="layout" svg:x1="4.788cm" svg:y1="8.283cm" svg:x2="4.795cm" svg:y2="8.283cm">
          <text:p/>
        </draw:line>
        <draw:line draw:style-name="gr10" draw:layer="layout" svg:x1="4.795cm" svg:y1="8.283cm" svg:x2="4.802cm" svg:y2="8.283cm">
          <text:p/>
        </draw:line>
        <draw:line draw:style-name="gr10" draw:layer="layout" svg:x1="4.802cm" svg:y1="8.283cm" svg:x2="4.808cm" svg:y2="8.283cm">
          <text:p/>
        </draw:line>
        <draw:line draw:style-name="gr10" draw:layer="layout" svg:x1="4.808cm" svg:y1="8.283cm" svg:x2="4.808cm" svg:y2="8.276cm">
          <text:p/>
        </draw:line>
        <draw:line draw:style-name="gr10" draw:layer="layout" svg:x1="4.808cm" svg:y1="8.276cm" svg:x2="4.815cm" svg:y2="8.276cm">
          <text:p/>
        </draw:line>
        <draw:line draw:style-name="gr10" draw:layer="layout" svg:x1="4.815cm" svg:y1="8.276cm" svg:x2="4.822cm" svg:y2="8.276cm">
          <text:p/>
        </draw:line>
        <draw:line draw:style-name="gr10" draw:layer="layout" svg:x1="4.822cm" svg:y1="8.276cm" svg:x2="4.829cm" svg:y2="8.276cm">
          <text:p/>
        </draw:line>
        <draw:line draw:style-name="gr10" draw:layer="layout" svg:x1="4.829cm" svg:y1="8.276cm" svg:x2="4.837cm" svg:y2="8.285cm">
          <text:p/>
        </draw:line>
        <draw:line draw:style-name="gr10" draw:layer="layout" svg:x1="4.836cm" svg:y1="8.283cm" svg:x2="4.842cm" svg:y2="8.283cm">
          <text:p/>
        </draw:line>
        <draw:line draw:style-name="gr10" draw:layer="layout" svg:x1="4.842cm" svg:y1="8.283cm" svg:x2="4.842cm" svg:y2="8.276cm">
          <text:p/>
        </draw:line>
        <draw:line draw:style-name="gr10" draw:layer="layout" svg:x1="4.842cm" svg:y1="8.276cm" svg:x2="4.85cm" svg:y2="8.285cm">
          <text:p/>
        </draw:line>
        <draw:line draw:style-name="gr10" draw:layer="layout" svg:x1="4.849cm" svg:y1="8.285cm" svg:x2="4.857cm" svg:y2="8.276cm">
          <text:p/>
        </draw:line>
        <draw:line draw:style-name="gr10" draw:layer="layout" svg:x1="4.856cm" svg:y1="8.276cm" svg:x2="4.856cm" svg:y2="8.269cm">
          <text:p/>
        </draw:line>
        <draw:line draw:style-name="gr10" draw:layer="layout" svg:x1="4.856cm" svg:y1="8.269cm" svg:x2="4.863cm" svg:y2="8.269cm">
          <text:p/>
        </draw:line>
        <draw:line draw:style-name="gr10" draw:layer="layout" svg:x1="4.863cm" svg:y1="8.269cm" svg:x2="4.871cm" svg:y2="8.277cm">
          <text:p/>
        </draw:line>
        <draw:line draw:style-name="gr10" draw:layer="layout" svg:x1="4.87cm" svg:y1="8.276cm" svg:x2="4.87cm" svg:y2="8.269cm">
          <text:p/>
        </draw:line>
        <draw:line draw:style-name="gr10" draw:layer="layout" svg:x1="4.87cm" svg:y1="8.269cm" svg:x2="4.878cm" svg:y2="8.277cm">
          <text:p/>
        </draw:line>
        <draw:line draw:style-name="gr10" draw:layer="layout" svg:x1="4.877cm" svg:y1="8.276cm" svg:x2="4.883cm" svg:y2="8.276cm">
          <text:p/>
        </draw:line>
        <draw:line draw:style-name="gr10" draw:layer="layout" svg:x1="4.883cm" svg:y1="8.276cm" svg:x2="4.89cm" svg:y2="8.276cm">
          <text:p/>
        </draw:line>
        <draw:line draw:style-name="gr10" draw:layer="layout" svg:x1="4.89cm" svg:y1="8.276cm" svg:x2="4.89cm" svg:y2="8.269cm">
          <text:p/>
        </draw:line>
        <draw:line draw:style-name="gr10" draw:layer="layout" svg:x1="4.89cm" svg:y1="8.269cm" svg:x2="4.898cm" svg:y2="8.277cm">
          <text:p/>
        </draw:line>
        <draw:line draw:style-name="gr10" draw:layer="layout" svg:x1="4.897cm" svg:y1="8.277cm" svg:x2="4.905cm" svg:y2="8.269cm">
          <text:p/>
        </draw:line>
        <draw:line draw:style-name="gr10" draw:layer="layout" svg:x1="4.904cm" svg:y1="8.269cm" svg:x2="4.904cm" svg:y2="8.276cm">
          <text:p/>
        </draw:line>
        <draw:line draw:style-name="gr10" draw:layer="layout" svg:x1="4.904cm" svg:y1="8.277cm" svg:x2="4.913cm" svg:y2="8.269cm">
          <text:p/>
        </draw:line>
        <draw:line draw:style-name="gr10" draw:layer="layout" svg:x1="4.911cm" svg:y1="8.269cm" svg:x2="4.911cm" svg:y2="8.276cm">
          <text:p/>
        </draw:line>
        <draw:line draw:style-name="gr10" draw:layer="layout" svg:x1="4.911cm" svg:y1="8.277cm" svg:x2="4.918cm" svg:y2="8.269cm">
          <text:p/>
        </draw:line>
        <draw:line draw:style-name="gr10" draw:layer="layout" svg:x1="4.917cm" svg:y1="8.269cm" svg:x2="4.924cm" svg:y2="8.269cm">
          <text:p/>
        </draw:line>
        <draw:line draw:style-name="gr10" draw:layer="layout" svg:x1="4.924cm" svg:y1="8.269cm" svg:x2="4.924cm" svg:y2="8.263cm">
          <text:p/>
        </draw:line>
        <draw:line draw:style-name="gr10" draw:layer="layout" svg:x1="4.924cm" svg:y1="8.263cm" svg:x2="4.931cm" svg:y2="8.263cm">
          <text:p/>
        </draw:line>
        <draw:line draw:style-name="gr10" draw:layer="layout" svg:x1="4.931cm" svg:y1="8.263cm" svg:x2="4.938cm" svg:y2="8.263cm">
          <text:p/>
        </draw:line>
        <draw:line draw:style-name="gr10" draw:layer="layout" svg:x1="4.938cm" svg:y1="8.263cm" svg:x2="4.945cm" svg:y2="8.263cm">
          <text:p/>
        </draw:line>
        <draw:line draw:style-name="gr10" draw:layer="layout" svg:x1="4.945cm" svg:y1="8.263cm" svg:x2="4.951cm" svg:y2="8.263cm">
          <text:p/>
        </draw:line>
        <draw:line draw:style-name="gr10" draw:layer="layout" svg:x1="4.951cm" svg:y1="8.263cm" svg:x2="4.958cm" svg:y2="8.263cm">
          <text:p/>
        </draw:line>
        <draw:line draw:style-name="gr10" draw:layer="layout" svg:x1="4.958cm" svg:y1="8.263cm" svg:x2="4.958cm" svg:y2="8.269cm">
          <text:p/>
        </draw:line>
        <draw:line draw:style-name="gr10" draw:layer="layout" svg:x1="4.958cm" svg:y1="8.269cm" svg:x2="4.965cm" svg:y2="8.269cm">
          <text:p/>
        </draw:line>
        <draw:line draw:style-name="gr10" draw:layer="layout" svg:x1="4.965cm" svg:y1="8.27cm" svg:x2="4.973cm" svg:y2="8.263cm">
          <text:p/>
        </draw:line>
        <draw:line draw:style-name="gr10" draw:layer="layout" svg:x1="4.972cm" svg:y1="8.263cm" svg:x2="4.979cm" svg:y2="8.263cm">
          <text:p/>
        </draw:line>
        <draw:line draw:style-name="gr10" draw:layer="layout" svg:x1="4.979cm" svg:y1="8.263cm" svg:x2="4.979cm" svg:y2="8.256cm">
          <text:p/>
        </draw:line>
        <draw:line draw:style-name="gr10" draw:layer="layout" svg:x1="4.979cm" svg:y1="8.256cm" svg:x2="4.986cm" svg:y2="8.256cm">
          <text:p/>
        </draw:line>
        <draw:line draw:style-name="gr10" draw:layer="layout" svg:x1="4.986cm" svg:y1="8.256cm" svg:x2="4.993cm" svg:y2="8.264cm">
          <text:p/>
        </draw:line>
        <draw:line draw:style-name="gr10" draw:layer="layout" svg:x1="4.992cm" svg:y1="8.263cm" svg:x2="4.992cm" svg:y2="8.249cm">
          <text:p/>
        </draw:line>
        <draw:line draw:style-name="gr10" draw:layer="layout" svg:x1="4.992cm" svg:y1="8.249cm" svg:x2="4.999cm" svg:y2="8.249cm">
          <text:p/>
        </draw:line>
        <draw:line draw:style-name="gr10" draw:layer="layout" svg:x1="4.999cm" svg:y1="8.249cm" svg:x2="5.006cm" svg:y2="8.249cm">
          <text:p/>
        </draw:line>
        <draw:line draw:style-name="gr10" draw:layer="layout" svg:x1="5.006cm" svg:y1="8.249cm" svg:x2="5.013cm" svg:y2="8.249cm">
          <text:p/>
        </draw:line>
        <draw:line draw:style-name="gr10" draw:layer="layout" svg:x1="5.013cm" svg:y1="8.249cm" svg:x2="5.02cm" svg:y2="8.249cm">
          <text:p/>
        </draw:line>
        <draw:line draw:style-name="gr10" draw:layer="layout" svg:x1="5.02cm" svg:y1="8.249cm" svg:x2="5.026cm" svg:y2="8.249cm">
          <text:p/>
        </draw:line>
        <draw:line draw:style-name="gr10" draw:layer="layout" svg:x1="5.026cm" svg:y1="8.249cm" svg:x2="5.026cm" svg:y2="8.242cm">
          <text:p/>
        </draw:line>
        <draw:line draw:style-name="gr10" draw:layer="layout" svg:x1="5.026cm" svg:y1="8.242cm" svg:x2="5.033cm" svg:y2="8.242cm">
          <text:p/>
        </draw:line>
        <draw:line draw:style-name="gr10" draw:layer="layout" svg:x1="5.033cm" svg:y1="8.242cm" svg:x2="5.04cm" svg:y2="8.242cm">
          <text:p/>
        </draw:line>
        <draw:line draw:style-name="gr10" draw:layer="layout" svg:x1="5.04cm" svg:y1="8.242cm" svg:x2="5.047cm" svg:y2="8.242cm">
          <text:p/>
        </draw:line>
        <draw:line draw:style-name="gr10" draw:layer="layout" svg:x1="5.047cm" svg:y1="8.242cm" svg:x2="5.054cm" svg:y2="8.242cm">
          <text:p/>
        </draw:line>
        <draw:line draw:style-name="gr10" draw:layer="layout" svg:x1="5.054cm" svg:y1="8.242cm" svg:x2="5.06cm" svg:y2="8.242cm">
          <text:p/>
        </draw:line>
        <draw:line draw:style-name="gr10" draw:layer="layout" svg:x1="5.06cm" svg:y1="8.242cm" svg:x2="5.06cm" svg:y2="8.249cm">
          <text:p/>
        </draw:line>
        <draw:line draw:style-name="gr10" draw:layer="layout" svg:x1="5.06cm" svg:y1="8.25cm" svg:x2="5.069cm" svg:y2="8.242cm">
          <text:p/>
        </draw:line>
        <draw:line draw:style-name="gr10" draw:layer="layout" svg:x1="5.067cm" svg:y1="8.243cm" svg:x2="5.075cm" svg:y2="8.235cm">
          <text:p/>
        </draw:line>
        <draw:line draw:style-name="gr10" draw:layer="layout" svg:x1="5.074cm" svg:y1="8.235cm" svg:x2="5.081cm" svg:y2="8.235cm">
          <text:p/>
        </draw:line>
        <draw:line draw:style-name="gr10" draw:layer="layout" svg:x1="5.081cm" svg:y1="8.235cm" svg:x2="5.088cm" svg:y2="8.235cm">
          <text:p/>
        </draw:line>
        <draw:line draw:style-name="gr10" draw:layer="layout" svg:x1="5.088cm" svg:y1="8.236cm" svg:x2="5.096cm" svg:y2="8.222cm">
          <text:p/>
        </draw:line>
        <draw:line draw:style-name="gr10" draw:layer="layout" svg:x1="5.095cm" svg:y1="8.222cm" svg:x2="5.101cm" svg:y2="8.222cm">
          <text:p/>
        </draw:line>
        <draw:line draw:style-name="gr10" draw:layer="layout" svg:x1="5.101cm" svg:y1="8.223cm" svg:x2="5.109cm" svg:y2="8.215cm">
          <text:p/>
        </draw:line>
        <draw:line draw:style-name="gr10" draw:layer="layout" svg:x1="5.108cm" svg:y1="8.215cm" svg:x2="5.108cm" svg:y2="8.208cm">
          <text:p/>
        </draw:line>
        <draw:line draw:style-name="gr10" draw:layer="layout" svg:x1="5.108cm" svg:y1="8.208cm" svg:x2="5.115cm" svg:y2="8.208cm">
          <text:p/>
        </draw:line>
        <draw:line draw:style-name="gr10" draw:layer="layout" svg:x1="5.115cm" svg:y1="8.209cm" svg:x2="5.123cm" svg:y2="8.201cm">
          <text:p/>
        </draw:line>
        <draw:line draw:style-name="gr10" draw:layer="layout" svg:x1="5.122cm" svg:y1="8.201cm" svg:x2="5.129cm" svg:y2="8.201cm">
          <text:p/>
        </draw:line>
        <draw:line draw:style-name="gr10" draw:layer="layout" svg:x1="5.129cm" svg:y1="8.201cm" svg:x2="5.129cm" svg:y2="8.195cm">
          <text:p/>
        </draw:line>
        <draw:line draw:style-name="gr10" draw:layer="layout" svg:x1="5.129cm" svg:y1="8.195cm" svg:x2="5.136cm" svg:y2="8.202cm">
          <text:p/>
        </draw:line>
        <draw:line draw:style-name="gr10" draw:layer="layout" svg:x1="5.135cm" svg:y1="8.201cm" svg:x2="5.142cm" svg:y2="8.201cm">
          <text:p/>
        </draw:line>
        <draw:line draw:style-name="gr10" draw:layer="layout" svg:x1="5.142cm" svg:y1="8.201cm" svg:x2="5.142cm" svg:y2="8.208cm">
          <text:p/>
        </draw:line>
        <draw:line draw:style-name="gr10" draw:layer="layout" svg:x1="5.142cm" svg:y1="8.208cm" svg:x2="5.149cm" svg:y2="8.208cm">
          <text:p/>
        </draw:line>
        <draw:line draw:style-name="gr10" draw:layer="layout" svg:x1="5.149cm" svg:y1="8.209cm" svg:x2="5.157cm" svg:y2="8.201cm">
          <text:p/>
        </draw:line>
        <draw:line draw:style-name="gr10" draw:layer="layout" svg:x1="5.156cm" svg:y1="8.201cm" svg:x2="5.165cm" svg:y2="8.209cm">
          <text:p/>
        </draw:line>
        <draw:line draw:style-name="gr10" draw:layer="layout" svg:x1="5.163cm" svg:y1="8.208cm" svg:x2="5.163cm" svg:y2="8.201cm">
          <text:p/>
        </draw:line>
        <draw:line draw:style-name="gr10" draw:layer="layout" svg:x1="5.163cm" svg:y1="8.202cm" svg:x2="5.17cm" svg:y2="8.195cm">
          <text:p/>
        </draw:line>
        <draw:line draw:style-name="gr10" draw:layer="layout" svg:x1="5.169cm" svg:y1="8.196cm" svg:x2="5.177cm" svg:y2="8.188cm">
          <text:p/>
        </draw:line>
        <draw:line draw:style-name="gr10" draw:layer="layout" svg:x1="5.176cm" svg:y1="8.188cm" svg:x2="5.176cm" svg:y2="8.181cm">
          <text:p/>
        </draw:line>
        <draw:line draw:style-name="gr10" draw:layer="layout" svg:x1="5.176cm" svg:y1="8.182cm" svg:x2="5.184cm" svg:y2="8.167cm">
          <text:p/>
        </draw:line>
        <draw:line draw:style-name="gr10" draw:layer="layout" svg:x1="5.183cm" svg:y1="8.167cm" svg:x2="5.183cm" svg:y2="8.161cm">
          <text:p/>
        </draw:line>
        <draw:line draw:style-name="gr10" draw:layer="layout" svg:x1="5.183cm" svg:y1="8.162cm" svg:x2="5.191cm" svg:y2="8.147cm">
          <text:p/>
        </draw:line>
        <draw:line draw:style-name="gr10" draw:layer="layout" svg:x1="5.19cm" svg:y1="8.148cm" svg:x2="5.198cm" svg:y2="8.14cm">
          <text:p/>
        </draw:line>
        <draw:line draw:style-name="gr10" draw:layer="layout" svg:x1="5.197cm" svg:y1="8.14cm" svg:x2="5.197cm" svg:y2="8.127cm">
          <text:p/>
        </draw:line>
        <draw:line draw:style-name="gr10" draw:layer="layout" svg:x1="5.197cm" svg:y1="8.129cm" svg:x2="5.205cm" svg:y2="8.12cm">
          <text:p/>
        </draw:line>
        <draw:line draw:style-name="gr10" draw:layer="layout" svg:x1="5.204cm" svg:y1="8.121cm" svg:x2="5.211cm" svg:y2="8.113cm">
          <text:p/>
        </draw:line>
        <draw:line draw:style-name="gr10" draw:layer="layout" svg:x1="5.21cm" svg:y1="8.113cm" svg:x2="5.21cm" svg:y2="8.106cm">
          <text:p/>
        </draw:line>
        <draw:line draw:style-name="gr10" draw:layer="layout" svg:x1="5.21cm" svg:y1="8.107cm" svg:x2="5.219cm" svg:y2="8.099cm">
          <text:p/>
        </draw:line>
        <draw:line draw:style-name="gr10" draw:layer="layout" svg:x1="5.217cm" svg:y1="8.099cm" svg:x2="5.217cm" svg:y2="8.086cm">
          <text:p/>
        </draw:line>
        <draw:line draw:style-name="gr10" draw:layer="layout" svg:x1="5.217cm" svg:y1="8.086cm" svg:x2="5.224cm" svg:y2="8.086cm">
          <text:p/>
        </draw:line>
        <draw:line draw:style-name="gr10" draw:layer="layout" svg:x1="5.224cm" svg:y1="8.086cm" svg:x2="5.231cm" svg:y2="8.086cm">
          <text:p/>
        </draw:line>
        <draw:line draw:style-name="gr10" draw:layer="layout" svg:x1="5.231cm" svg:y1="8.086cm" svg:x2="5.239cm" svg:y2="8.094cm">
          <text:p/>
        </draw:line>
        <draw:line draw:style-name="gr10" draw:layer="layout" svg:x1="5.238cm" svg:y1="8.094cm" svg:x2="5.245cm" svg:y2="8.086cm">
          <text:p/>
        </draw:line>
        <draw:line draw:style-name="gr10" draw:layer="layout" svg:x1="5.244cm" svg:y1="8.086cm" svg:x2="5.252cm" svg:y2="8.1cm">
          <text:p/>
        </draw:line>
        <draw:line draw:style-name="gr10" draw:layer="layout" svg:x1="5.251cm" svg:y1="8.099cm" svg:x2="5.258cm" svg:y2="8.099cm">
          <text:p/>
        </draw:line>
        <draw:line draw:style-name="gr10" draw:layer="layout" svg:x1="5.258cm" svg:y1="8.1cm" svg:x2="5.267cm" svg:y2="8.093cm">
          <text:p/>
        </draw:line>
        <draw:line draw:style-name="gr10" draw:layer="layout" svg:x1="5.265cm" svg:y1="8.093cm" svg:x2="5.265cm" svg:y2="8.086cm">
          <text:p/>
        </draw:line>
        <draw:line draw:style-name="gr10" draw:layer="layout" svg:x1="5.265cm" svg:y1="8.087cm" svg:x2="5.273cm" svg:y2="8.079cm">
          <text:p/>
        </draw:line>
        <draw:line draw:style-name="gr10" draw:layer="layout" svg:x1="5.272cm" svg:y1="8.081cm" svg:x2="5.279cm" svg:y2="8.072cm">
          <text:p/>
        </draw:line>
        <draw:line draw:style-name="gr10" draw:layer="layout" svg:x1="5.278cm" svg:y1="8.073cm" svg:x2="5.286cm" svg:y2="8.065cm">
          <text:p/>
        </draw:line>
        <draw:line draw:style-name="gr10" draw:layer="layout" svg:x1="5.285cm" svg:y1="8.065cm" svg:x2="5.285cm" svg:y2="8.052cm">
          <text:p/>
        </draw:line>
        <draw:line draw:style-name="gr10" draw:layer="layout" svg:x1="5.285cm" svg:y1="8.053cm" svg:x2="5.293cm" svg:y2="8.045cm">
          <text:p/>
        </draw:line>
        <draw:line draw:style-name="gr10" draw:layer="layout" svg:x1="5.292cm" svg:y1="8.045cm" svg:x2="5.299cm" svg:y2="8.045cm">
          <text:p/>
        </draw:line>
        <draw:line draw:style-name="gr10" draw:layer="layout" svg:x1="5.299cm" svg:y1="8.045cm" svg:x2="5.299cm" svg:y2="8.038cm">
          <text:p/>
        </draw:line>
        <draw:line draw:style-name="gr10" draw:layer="layout" svg:x1="5.299cm" svg:y1="8.039cm" svg:x2="5.307cm" svg:y2="8.031cm">
          <text:p/>
        </draw:line>
        <draw:line draw:style-name="gr10" draw:layer="layout" svg:x1="5.306cm" svg:y1="8.032cm" svg:x2="5.315cm" svg:y2="8.011cm">
          <text:p/>
        </draw:line>
        <draw:line draw:style-name="gr10" draw:layer="layout" svg:x1="5.313cm" svg:y1="8.011cm" svg:x2="5.313cm" svg:y2="7.997cm">
          <text:p/>
        </draw:line>
        <draw:line draw:style-name="gr10" draw:layer="layout" svg:x1="5.313cm" svg:y1="7.998cm" svg:x2="5.32cm" svg:y2="7.991cm">
          <text:p/>
        </draw:line>
        <draw:line draw:style-name="gr10" draw:layer="layout" svg:x1="5.319cm" svg:y1="7.991cm" svg:x2="5.319cm" svg:y2="7.984cm">
          <text:p/>
        </draw:line>
        <draw:line draw:style-name="gr10" draw:layer="layout" svg:x1="5.319cm" svg:y1="7.985cm" svg:x2="5.327cm" svg:y2="7.97cm">
          <text:p/>
        </draw:line>
        <draw:line draw:style-name="gr10" draw:layer="layout" svg:x1="5.326cm" svg:y1="7.97cm" svg:x2="5.334cm" svg:y2="7.979cm">
          <text:p/>
        </draw:line>
        <draw:line draw:style-name="gr10" draw:layer="layout" svg:x1="5.333cm" svg:y1="7.977cm" svg:x2="5.333cm" svg:y2="7.97cm">
          <text:p/>
        </draw:line>
        <draw:line draw:style-name="gr10" draw:layer="layout" svg:x1="5.333cm" svg:y1="7.97cm" svg:x2="5.341cm" svg:y2="7.985cm">
          <text:p/>
        </draw:line>
        <draw:line draw:style-name="gr10" draw:layer="layout" svg:x1="5.34cm" svg:y1="7.984cm" svg:x2="5.348cm" svg:y2="7.998cm">
          <text:p/>
        </draw:line>
        <draw:line draw:style-name="gr10" draw:layer="layout" svg:x1="5.347cm" svg:y1="7.997cm" svg:x2="5.347cm" svg:y2="8.004cm">
          <text:p/>
        </draw:line>
        <draw:line draw:style-name="gr10" draw:layer="layout" svg:x1="5.347cm" svg:y1="8.004cm" svg:x2="5.354cm" svg:y2="8.019cm">
          <text:p/>
        </draw:line>
        <draw:line draw:style-name="gr10" draw:layer="layout" svg:x1="5.353cm" svg:y1="8.018cm" svg:x2="5.36cm" svg:y2="8.018cm">
          <text:p/>
        </draw:line>
        <draw:line draw:style-name="gr10" draw:layer="layout" svg:x1="5.36cm" svg:y1="8.018cm" svg:x2="5.367cm" svg:y2="8.018cm">
          <text:p/>
        </draw:line>
        <draw:line draw:style-name="gr10" draw:layer="layout" svg:x1="5.367cm" svg:y1="8.018cm" svg:x2="5.367cm" svg:y2="7.997cm">
          <text:p/>
        </draw:line>
        <draw:line draw:style-name="gr10" draw:layer="layout" svg:x1="5.367cm" svg:y1="7.998cm" svg:x2="5.375cm" svg:y2="7.984cm">
          <text:p/>
        </draw:line>
        <draw:line draw:style-name="gr10" draw:layer="layout" svg:x1="5.374cm" svg:y1="7.984cm" svg:x2="5.381cm" svg:y2="7.984cm">
          <text:p/>
        </draw:line>
        <draw:line draw:style-name="gr10" draw:layer="layout" svg:x1="5.381cm" svg:y1="7.984cm" svg:x2="5.381cm" svg:y2="7.97cm">
          <text:p/>
        </draw:line>
        <draw:line draw:style-name="gr10" draw:layer="layout" svg:x1="5.381cm" svg:y1="7.97cm" svg:x2="5.387cm" svg:y2="7.97cm">
          <text:p/>
        </draw:line>
        <draw:line draw:style-name="gr10" draw:layer="layout" svg:x1="5.387cm" svg:y1="7.97cm" svg:x2="5.394cm" svg:y2="7.97cm">
          <text:p/>
        </draw:line>
        <draw:line draw:style-name="gr10" draw:layer="layout" svg:x1="5.394cm" svg:y1="7.97cm" svg:x2="5.401cm" svg:y2="7.97cm">
          <text:p/>
        </draw:line>
        <draw:line draw:style-name="gr10" draw:layer="layout" svg:x1="5.401cm" svg:y1="7.97cm" svg:x2="5.401cm" svg:y2="7.957cm">
          <text:p/>
        </draw:line>
        <draw:line draw:style-name="gr10" draw:layer="layout" svg:x1="5.401cm" svg:y1="7.958cm" svg:x2="5.409cm" svg:y2="7.943cm">
          <text:p/>
        </draw:line>
        <draw:line draw:style-name="gr10" draw:layer="layout" svg:x1="5.408cm" svg:y1="7.944cm" svg:x2="5.417cm" svg:y2="7.923cm">
          <text:p/>
        </draw:line>
        <draw:line draw:style-name="gr10" draw:layer="layout" svg:x1="5.415cm" svg:y1="7.923cm" svg:x2="5.415cm" svg:y2="7.916cm">
          <text:p/>
        </draw:line>
        <draw:line draw:style-name="gr10" draw:layer="layout" svg:x1="5.415cm" svg:y1="7.917cm" svg:x2="5.423cm" svg:y2="7.895cm">
          <text:p/>
        </draw:line>
        <draw:line draw:style-name="gr10" draw:layer="layout" svg:x1="5.422cm" svg:y1="7.895cm" svg:x2="5.422cm" svg:y2="7.882cm">
          <text:p/>
        </draw:line>
        <draw:line draw:style-name="gr10" draw:layer="layout" svg:x1="5.422cm" svg:y1="7.883cm" svg:x2="5.429cm" svg:y2="7.868cm">
          <text:p/>
        </draw:line>
        <draw:line draw:style-name="gr10" draw:layer="layout" svg:x1="5.428cm" svg:y1="7.869cm" svg:x2="5.436cm" svg:y2="7.855cm">
          <text:p/>
        </draw:line>
        <draw:line draw:style-name="gr10" draw:layer="layout" svg:x1="5.435cm" svg:y1="7.855cm" svg:x2="5.435cm" svg:y2="7.841cm">
          <text:p/>
        </draw:line>
        <draw:line draw:style-name="gr10" draw:layer="layout" svg:x1="5.435cm" svg:y1="7.841cm" svg:x2="5.442cm" svg:y2="7.841cm">
          <text:p/>
        </draw:line>
        <draw:line draw:style-name="gr10" draw:layer="layout" svg:x1="5.442cm" svg:y1="7.842cm" svg:x2="5.45cm" svg:y2="7.834cm">
          <text:p/>
        </draw:line>
        <draw:line draw:style-name="gr10" draw:layer="layout" svg:x1="5.449cm" svg:y1="7.834cm" svg:x2="5.449cm" svg:y2="7.821cm">
          <text:p/>
        </draw:line>
        <draw:line draw:style-name="gr10" draw:layer="layout" svg:x1="5.449cm" svg:y1="7.823cm" svg:x2="5.457cm" svg:y2="7.814cm">
          <text:p/>
        </draw:line>
        <draw:line draw:style-name="gr10" draw:layer="layout" svg:x1="5.456cm" svg:y1="7.814cm" svg:x2="5.456cm" svg:y2="7.821cm">
          <text:p/>
        </draw:line>
        <draw:line draw:style-name="gr10" draw:layer="layout" svg:x1="5.456cm" svg:y1="7.822cm" svg:x2="5.463cm" svg:y2="7.807cm">
          <text:p/>
        </draw:line>
        <draw:line draw:style-name="gr10" draw:layer="layout" svg:x1="5.462cm" svg:y1="7.807cm" svg:x2="5.471cm" svg:y2="7.815cm">
          <text:p/>
        </draw:line>
        <draw:line draw:style-name="gr10" draw:layer="layout" svg:x1="5.469cm" svg:y1="7.814cm" svg:x2="5.469cm" svg:y2="7.821cm">
          <text:p/>
        </draw:line>
        <draw:line draw:style-name="gr10" draw:layer="layout" svg:x1="5.469cm" svg:y1="7.821cm" svg:x2="5.476cm" svg:y2="7.821cm">
          <text:p/>
        </draw:line>
        <draw:line draw:style-name="gr10" draw:layer="layout" svg:x1="5.476cm" svg:y1="7.822cm" svg:x2="5.484cm" svg:y2="7.8cm">
          <text:p/>
        </draw:line>
        <draw:line draw:style-name="gr10" draw:layer="layout" svg:x1="5.483cm" svg:y1="7.8cm" svg:x2="5.483cm" svg:y2="7.807cm">
          <text:p/>
        </draw:line>
        <draw:line draw:style-name="gr10" draw:layer="layout" svg:x1="5.483cm" svg:y1="7.809cm" svg:x2="5.491cm" svg:y2="7.793cm">
          <text:p/>
        </draw:line>
        <draw:line draw:style-name="gr10" draw:layer="layout" svg:x1="5.49cm" svg:y1="7.793cm" svg:x2="5.496cm" svg:y2="7.793cm">
          <text:p/>
        </draw:line>
        <draw:line draw:style-name="gr10" draw:layer="layout" svg:x1="5.496cm" svg:y1="7.794cm" svg:x2="5.504cm" svg:y2="7.78cm">
          <text:p/>
        </draw:line>
        <draw:line draw:style-name="gr10" draw:layer="layout" svg:x1="5.503cm" svg:y1="7.78cm" svg:x2="5.51cm" svg:y2="7.78cm">
          <text:p/>
        </draw:line>
        <draw:line draw:style-name="gr10" draw:layer="layout" svg:x1="5.51cm" svg:y1="7.78cm" svg:x2="5.519cm" svg:y2="7.787cm">
          <text:p/>
        </draw:line>
        <draw:line draw:style-name="gr10" draw:layer="layout" svg:x1="5.517cm" svg:y1="7.786cm" svg:x2="5.517cm" svg:y2="7.8cm">
          <text:p/>
        </draw:line>
        <draw:line draw:style-name="gr10" draw:layer="layout" svg:x1="5.517cm" svg:y1="7.8cm" svg:x2="5.524cm" svg:y2="7.8cm">
          <text:p/>
        </draw:line>
        <draw:line draw:style-name="gr10" draw:layer="layout" svg:x1="5.524cm" svg:y1="7.8cm" svg:x2="5.524cm" svg:y2="7.807cm">
          <text:p/>
        </draw:line>
        <draw:line draw:style-name="gr10" draw:layer="layout" svg:x1="5.524cm" svg:y1="7.807cm" svg:x2="5.532cm" svg:y2="7.828cm">
          <text:p/>
        </draw:line>
        <draw:line draw:style-name="gr10" draw:layer="layout" svg:x1="5.531cm" svg:y1="7.827cm" svg:x2="5.538cm" svg:y2="7.842cm">
          <text:p/>
        </draw:line>
        <draw:line draw:style-name="gr10" draw:layer="layout" svg:x1="5.537cm" svg:y1="7.841cm" svg:x2="5.537cm" svg:y2="7.848cm">
          <text:p/>
        </draw:line>
        <draw:line draw:style-name="gr10" draw:layer="layout" svg:x1="5.537cm" svg:y1="7.849cm" svg:x2="5.545cm" svg:y2="7.841cm">
          <text:p/>
        </draw:line>
        <draw:line draw:style-name="gr10" draw:layer="layout" svg:x1="5.544cm" svg:y1="7.842cm" svg:x2="5.552cm" svg:y2="7.834cm">
          <text:p/>
        </draw:line>
        <draw:line draw:style-name="gr10" draw:layer="layout" svg:x1="5.551cm" svg:y1="7.835cm" svg:x2="5.559cm" svg:y2="7.807cm">
          <text:p/>
        </draw:line>
        <draw:line draw:style-name="gr10" draw:layer="layout" svg:x1="5.558cm" svg:y1="7.807cm" svg:x2="5.558cm" svg:y2="7.814cm">
          <text:p/>
        </draw:line>
        <draw:line draw:style-name="gr10" draw:layer="layout" svg:x1="5.558cm" svg:y1="7.814cm" svg:x2="5.567cm" svg:y2="7.823cm">
          <text:p/>
        </draw:line>
        <draw:line draw:style-name="gr10" draw:layer="layout" svg:x1="5.565cm" svg:y1="7.821cm" svg:x2="5.571cm" svg:y2="7.821cm">
          <text:p/>
        </draw:line>
        <draw:line draw:style-name="gr10" draw:layer="layout" svg:x1="5.571cm" svg:y1="7.821cm" svg:x2="5.578cm" svg:y2="7.821cm">
          <text:p/>
        </draw:line>
        <draw:line draw:style-name="gr10" draw:layer="layout" svg:x1="5.578cm" svg:y1="7.821cm" svg:x2="5.578cm" svg:y2="7.807cm">
          <text:p/>
        </draw:line>
        <draw:line draw:style-name="gr10" draw:layer="layout" svg:x1="5.578cm" svg:y1="7.808cm" svg:x2="5.586cm" svg:y2="7.786cm">
          <text:p/>
        </draw:line>
        <draw:line draw:style-name="gr10" draw:layer="layout" svg:x1="5.585cm" svg:y1="7.786cm" svg:x2="5.592cm" svg:y2="7.786cm">
          <text:p/>
        </draw:line>
        <draw:line draw:style-name="gr10" draw:layer="layout" svg:x1="5.592cm" svg:y1="7.786cm" svg:x2="5.592cm" svg:y2="7.746cm">
          <text:p/>
        </draw:line>
        <draw:line draw:style-name="gr10" draw:layer="layout" svg:x1="5.592cm" svg:y1="7.747cm" svg:x2="5.6cm" svg:y2="7.678cm">
          <text:p/>
        </draw:line>
        <draw:line draw:style-name="gr10" draw:layer="layout" svg:x1="5.599cm" svg:y1="7.679cm" svg:x2="5.606cm" svg:y2="7.657cm">
          <text:p/>
        </draw:line>
        <draw:line draw:style-name="gr10" draw:layer="layout" svg:x1="5.605cm" svg:y1="7.657cm" svg:x2="5.605cm" svg:y2="7.589cm">
          <text:p/>
        </draw:line>
        <draw:line draw:style-name="gr10" draw:layer="layout" svg:x1="5.605cm" svg:y1="7.59cm" svg:x2="5.613cm" svg:y2="7.555cm">
          <text:p/>
        </draw:line>
        <draw:line draw:style-name="gr10" draw:layer="layout" svg:x1="5.612cm" svg:y1="7.555cm" svg:x2="5.612cm" svg:y2="7.521cm">
          <text:p/>
        </draw:line>
        <draw:line draw:style-name="gr10" draw:layer="layout" svg:x1="5.612cm" svg:y1="7.522cm" svg:x2="5.621cm" svg:y2="7.494cm">
          <text:p/>
        </draw:line>
        <draw:line draw:style-name="gr10" draw:layer="layout" svg:x1="5.619cm" svg:y1="7.495cm" svg:x2="5.627cm" svg:y2="7.474cm">
          <text:p/>
        </draw:line>
        <draw:line draw:style-name="gr10" draw:layer="layout" svg:x1="5.626cm" svg:y1="7.474cm" svg:x2="5.626cm" svg:y2="7.453cm">
          <text:p/>
        </draw:line>
        <draw:line draw:style-name="gr10" draw:layer="layout" svg:x1="5.626cm" svg:y1="7.453cm" svg:x2="5.634cm" svg:y2="7.461cm">
          <text:p/>
        </draw:line>
        <draw:line draw:style-name="gr10" draw:layer="layout" svg:x1="5.633cm" svg:y1="7.461cm" svg:x2="5.64cm" svg:y2="7.453cm">
          <text:p/>
        </draw:line>
        <draw:line draw:style-name="gr10" draw:layer="layout" svg:x1="5.639cm" svg:y1="7.453cm" svg:x2="5.639cm" svg:y2="7.44cm">
          <text:p/>
        </draw:line>
        <draw:line draw:style-name="gr10" draw:layer="layout" svg:x1="5.639cm" svg:y1="7.44cm" svg:x2="5.646cm" svg:y2="7.44cm">
          <text:p/>
        </draw:line>
        <draw:line draw:style-name="gr10" draw:layer="layout" svg:x1="5.646cm" svg:y1="7.441cm" svg:x2="5.654cm" svg:y2="7.433cm">
          <text:p/>
        </draw:line>
        <draw:line draw:style-name="gr10" draw:layer="layout" svg:x1="5.653cm" svg:y1="7.433cm" svg:x2="5.661cm" svg:y2="7.454cm">
          <text:p/>
        </draw:line>
        <draw:line draw:style-name="gr10" draw:layer="layout" svg:x1="5.66cm" svg:y1="7.453cm" svg:x2="5.66cm" svg:y2="7.46cm">
          <text:p/>
        </draw:line>
        <draw:line draw:style-name="gr10" draw:layer="layout" svg:x1="5.66cm" svg:y1="7.46cm" svg:x2="5.669cm" svg:y2="7.475cm">
          <text:p/>
        </draw:line>
        <draw:line draw:style-name="gr10" draw:layer="layout" svg:x1="5.667cm" svg:y1="7.474cm" svg:x2="5.675cm" svg:y2="7.495cm">
          <text:p/>
        </draw:line>
        <draw:line draw:style-name="gr10" draw:layer="layout" svg:x1="5.674cm" svg:y1="7.494cm" svg:x2="5.681cm" svg:y2="7.515cm">
          <text:p/>
        </draw:line>
        <draw:line draw:style-name="gr10" draw:layer="layout" svg:x1="5.68cm" svg:y1="7.514cm" svg:x2="5.68cm" svg:y2="7.521cm">
          <text:p/>
        </draw:line>
        <draw:line draw:style-name="gr10" draw:layer="layout" svg:x1="5.68cm" svg:y1="7.521cm" svg:x2="5.688cm" svg:y2="7.529cm">
          <text:p/>
        </draw:line>
        <draw:line draw:style-name="gr10" draw:layer="layout" svg:x1="5.687cm" svg:y1="7.528cm" svg:x2="5.695cm" svg:y2="7.536cm">
          <text:p/>
        </draw:line>
        <draw:line draw:style-name="gr10" draw:layer="layout" svg:x1="5.694cm" svg:y1="7.535cm" svg:x2="5.694cm" svg:y2="7.514cm">
          <text:p/>
        </draw:line>
        <draw:line draw:style-name="gr10" draw:layer="layout" svg:x1="5.694cm" svg:y1="7.515cm" svg:x2="5.702cm" svg:y2="7.494cm">
          <text:p/>
        </draw:line>
        <draw:line draw:style-name="gr10" draw:layer="layout" svg:x1="5.701cm" svg:y1="7.495cm" svg:x2="5.709cm" svg:y2="7.487cm">
          <text:p/>
        </draw:line>
        <draw:line draw:style-name="gr10" draw:layer="layout" svg:x1="5.708cm" svg:y1="7.487cm" svg:x2="5.708cm" svg:y2="7.46cm">
          <text:p/>
        </draw:line>
        <draw:line draw:style-name="gr10" draw:layer="layout" svg:x1="5.708cm" svg:y1="7.461cm" svg:x2="5.715cm" svg:y2="7.419cm">
          <text:p/>
        </draw:line>
        <draw:line draw:style-name="gr10" draw:layer="layout" svg:x1="5.714cm" svg:y1="7.419cm" svg:x2="5.714cm" svg:y2="7.433cm">
          <text:p/>
        </draw:line>
        <draw:line draw:style-name="gr10" draw:layer="layout" svg:x1="5.714cm" svg:y1="7.434cm" svg:x2="5.723cm" svg:y2="7.426cm">
          <text:p/>
        </draw:line>
        <draw:line draw:style-name="gr10" draw:layer="layout" svg:x1="5.721cm" svg:y1="7.427cm" svg:x2="5.729cm" svg:y2="7.419cm">
          <text:p/>
        </draw:line>
        <draw:line draw:style-name="gr10" draw:layer="layout" svg:x1="5.728cm" svg:y1="7.419cm" svg:x2="5.728cm" svg:y2="7.406cm">
          <text:p/>
        </draw:line>
        <draw:line draw:style-name="gr10" draw:layer="layout" svg:x1="5.728cm" svg:y1="7.407cm" svg:x2="5.736cm" svg:y2="7.392cm">
          <text:p/>
        </draw:line>
        <draw:line draw:style-name="gr10" draw:layer="layout" svg:x1="5.735cm" svg:y1="7.392cm" svg:x2="5.743cm" svg:y2="7.4cm">
          <text:p/>
        </draw:line>
        <draw:line draw:style-name="gr10" draw:layer="layout" svg:x1="5.742cm" svg:y1="7.399cm" svg:x2="5.742cm" svg:y2="7.392cm">
          <text:p/>
        </draw:line>
        <draw:line draw:style-name="gr10" draw:layer="layout" svg:x1="5.742cm" svg:y1="7.392cm" svg:x2="5.749cm" svg:y2="7.4cm">
          <text:p/>
        </draw:line>
        <draw:line draw:style-name="gr10" draw:layer="layout" svg:x1="5.748cm" svg:y1="7.399cm" svg:x2="5.748cm" svg:y2="7.412cm">
          <text:p/>
        </draw:line>
        <draw:line draw:style-name="gr10" draw:layer="layout" svg:x1="5.748cm" svg:y1="7.413cm" svg:x2="5.756cm" svg:y2="7.399cm">
          <text:p/>
        </draw:line>
        <draw:line draw:style-name="gr10" draw:layer="layout" svg:x1="5.755cm" svg:y1="7.4cm" svg:x2="5.763cm" svg:y2="7.392cm">
          <text:p/>
        </draw:line>
        <draw:line draw:style-name="gr10" draw:layer="layout" svg:x1="5.762cm" svg:y1="7.393cm" svg:x2="5.771cm" svg:y2="7.385cm">
          <text:p/>
        </draw:line>
        <draw:line draw:style-name="gr10" draw:layer="layout" svg:x1="5.769cm" svg:y1="7.386cm" svg:x2="5.777cm" svg:y2="7.351cm">
          <text:p/>
        </draw:line>
        <draw:line draw:style-name="gr10" draw:layer="layout" svg:x1="5.776cm" svg:y1="7.351cm" svg:x2="5.776cm" svg:y2="7.331cm">
          <text:p/>
        </draw:line>
        <draw:line draw:style-name="gr10" draw:layer="layout" svg:x1="5.776cm" svg:y1="7.332cm" svg:x2="5.784cm" svg:y2="7.29cm">
          <text:p/>
        </draw:line>
        <draw:line draw:style-name="gr10" draw:layer="layout" svg:x1="5.783cm" svg:y1="7.29cm" svg:x2="5.783cm" svg:y2="7.263cm">
          <text:p/>
        </draw:line>
        <draw:line draw:style-name="gr10" draw:layer="layout" svg:x1="5.783cm" svg:y1="7.264cm" svg:x2="5.79cm" svg:y2="7.249cm">
          <text:p/>
        </draw:line>
        <draw:line draw:style-name="gr10" draw:layer="layout" svg:x1="5.789cm" svg:y1="7.25cm" svg:x2="5.797cm" svg:y2="7.229cm">
          <text:p/>
        </draw:line>
        <draw:line draw:style-name="gr10" draw:layer="layout" svg:x1="5.796cm" svg:y1="7.229cm" svg:x2="5.804cm" svg:y2="7.284cm">
          <text:p/>
        </draw:line>
        <draw:line draw:style-name="gr10" draw:layer="layout" svg:x1="5.803cm" svg:y1="7.283cm" svg:x2="5.811cm" svg:y2="7.291cm">
          <text:p/>
        </draw:line>
        <draw:line draw:style-name="gr10" draw:layer="layout" svg:x1="5.81cm" svg:y1="7.29cm" svg:x2="5.81cm" svg:y2="7.331cm">
          <text:p/>
        </draw:line>
        <draw:line draw:style-name="gr10" draw:layer="layout" svg:x1="5.81cm" svg:y1="7.331cm" svg:x2="5.819cm" svg:y2="7.366cm">
          <text:p/>
        </draw:line>
        <draw:line draw:style-name="gr10" draw:layer="layout" svg:x1="5.817cm" svg:y1="7.365cm" svg:x2="5.817cm" svg:y2="7.378cm">
          <text:p/>
        </draw:line>
        <draw:line draw:style-name="gr10" draw:layer="layout" svg:x1="5.817cm" svg:y1="7.378cm" svg:x2="5.823cm" svg:y2="7.378cm">
          <text:p/>
        </draw:line>
        <draw:line draw:style-name="gr10" draw:layer="layout" svg:x1="5.823cm" svg:y1="7.379cm" svg:x2="5.831cm" svg:y2="7.365cm">
          <text:p/>
        </draw:line>
        <draw:line draw:style-name="gr10" draw:layer="layout" svg:x1="5.83cm" svg:y1="7.365cm" svg:x2="5.83cm" svg:y2="7.324cm">
          <text:p/>
        </draw:line>
        <draw:line draw:style-name="gr10" draw:layer="layout" svg:x1="5.83cm" svg:y1="7.325cm" svg:x2="5.838cm" svg:y2="7.31cm">
          <text:p/>
        </draw:line>
        <draw:line draw:style-name="gr10" draw:layer="layout" svg:x1="5.837cm" svg:y1="7.311cm" svg:x2="5.845cm" svg:y2="7.27cm">
          <text:p/>
        </draw:line>
        <draw:line draw:style-name="gr10" draw:layer="layout" svg:x1="5.844cm" svg:y1="7.27cm" svg:x2="5.844cm" svg:y2="7.242cm">
          <text:p/>
        </draw:line>
        <draw:line draw:style-name="gr10" draw:layer="layout" svg:x1="5.844cm" svg:y1="7.243cm" svg:x2="5.852cm" svg:y2="7.215cm">
          <text:p/>
        </draw:line>
        <draw:line draw:style-name="gr10" draw:layer="layout" svg:x1="5.851cm" svg:y1="7.215cm" svg:x2="5.851cm" svg:y2="7.201cm">
          <text:p/>
        </draw:line>
        <draw:line draw:style-name="gr10" draw:layer="layout" svg:x1="5.851cm" svg:y1="7.202cm" svg:x2="5.858cm" svg:y2="7.195cm">
          <text:p/>
        </draw:line>
        <draw:line draw:style-name="gr10" draw:layer="layout" svg:x1="5.857cm" svg:y1="7.196cm" svg:x2="5.865cm" svg:y2="7.174cm">
          <text:p/>
        </draw:line>
        <draw:line draw:style-name="gr10" draw:layer="layout" svg:x1="5.864cm" svg:y1="7.174cm" svg:x2="5.864cm" svg:y2="7.201cm">
          <text:p/>
        </draw:line>
        <draw:line draw:style-name="gr10" draw:layer="layout" svg:x1="5.864cm" svg:y1="7.201cm" svg:x2="5.873cm" svg:y2="7.223cm">
          <text:p/>
        </draw:line>
        <draw:line draw:style-name="gr10" draw:layer="layout" svg:x1="5.871cm" svg:y1="7.222cm" svg:x2="5.879cm" svg:y2="7.257cm">
          <text:p/>
        </draw:line>
        <draw:line draw:style-name="gr10" draw:layer="layout" svg:x1="5.878cm" svg:y1="7.256cm" svg:x2="5.878cm" svg:y2="7.317cm">
          <text:p/>
        </draw:line>
        <draw:line draw:style-name="gr10" draw:layer="layout" svg:x1="5.878cm" svg:y1="7.317cm" svg:x2="5.886cm" svg:y2="7.345cm">
          <text:p/>
        </draw:line>
        <draw:line draw:style-name="gr10" draw:layer="layout" svg:x1="5.885cm" svg:y1="7.344cm" svg:x2="5.885cm" svg:y2="7.378cm">
          <text:p/>
        </draw:line>
        <draw:line draw:style-name="gr10" draw:layer="layout" svg:x1="5.885cm" svg:y1="7.378cm" svg:x2="5.893cm" svg:y2="7.441cm">
          <text:p/>
        </draw:line>
        <draw:line draw:style-name="gr10" draw:layer="layout" svg:x1="5.892cm" svg:y1="7.44cm" svg:x2="5.899cm" svg:y2="7.468cm">
          <text:p/>
        </draw:line>
        <draw:line draw:style-name="gr10" draw:layer="layout" svg:x1="5.898cm" svg:y1="7.467cm" svg:x2="5.898cm" svg:y2="7.474cm">
          <text:p/>
        </draw:line>
        <draw:line draw:style-name="gr10" draw:layer="layout" svg:x1="5.898cm" svg:y1="7.475cm" svg:x2="5.906cm" svg:y2="7.446cm">
          <text:p/>
        </draw:line>
        <draw:line draw:style-name="gr10" draw:layer="layout" svg:x1="5.905cm" svg:y1="7.447cm" svg:x2="5.913cm" svg:y2="7.412cm">
          <text:p/>
        </draw:line>
        <draw:line draw:style-name="gr10" draw:layer="layout" svg:x1="5.912cm" svg:y1="7.412cm" svg:x2="5.912cm" svg:y2="7.399cm">
          <text:p/>
        </draw:line>
        <draw:line draw:style-name="gr10" draw:layer="layout" svg:x1="5.912cm" svg:y1="7.4cm" svg:x2="5.921cm" svg:y2="7.344cm">
          <text:p/>
        </draw:line>
        <draw:line draw:style-name="gr10" draw:layer="layout" svg:x1="5.919cm" svg:y1="7.344cm" svg:x2="5.919cm" svg:y2="7.283cm">
          <text:p/>
        </draw:line>
        <draw:line draw:style-name="gr10" draw:layer="layout" svg:x1="5.919cm" svg:y1="7.284cm" svg:x2="5.927cm" svg:y2="7.222cm">
          <text:p/>
        </draw:line>
        <draw:line draw:style-name="gr10" draw:layer="layout" svg:x1="5.926cm" svg:y1="7.223cm" svg:x2="5.933cm" svg:y2="7.215cm">
          <text:p/>
        </draw:line>
        <draw:line draw:style-name="gr10" draw:layer="layout" svg:x1="5.932cm" svg:y1="7.215cm" svg:x2="5.932cm" svg:y2="7.161cm">
          <text:p/>
        </draw:line>
        <draw:line draw:style-name="gr10" draw:layer="layout" svg:x1="5.932cm" svg:y1="7.162cm" svg:x2="5.94cm" svg:y2="7.14cm">
          <text:p/>
        </draw:line>
        <draw:line draw:style-name="gr10" draw:layer="layout" svg:x1="5.939cm" svg:y1="7.141cm" svg:x2="5.947cm" svg:y2="7.079cm">
          <text:p/>
        </draw:line>
        <draw:line draw:style-name="gr10" draw:layer="layout" svg:x1="5.946cm" svg:y1="7.079cm" svg:x2="5.946cm" svg:y2="7.059cm">
          <text:p/>
        </draw:line>
        <draw:line draw:style-name="gr10" draw:layer="layout" svg:x1="5.946cm" svg:y1="7.06cm" svg:x2="5.954cm" svg:y2="7.038cm">
          <text:p/>
        </draw:line>
        <draw:line draw:style-name="gr10" draw:layer="layout" svg:x1="5.953cm" svg:y1="7.038cm" svg:x2="5.953cm" svg:y2="6.991cm">
          <text:p/>
        </draw:line>
        <draw:line draw:style-name="gr10" draw:layer="layout" svg:x1="5.953cm" svg:y1="6.992cm" svg:x2="5.961cm" svg:y2="6.95cm">
          <text:p/>
        </draw:line>
        <draw:line draw:style-name="gr10" draw:layer="layout" svg:x1="5.96cm" svg:y1="6.951cm" svg:x2="5.967cm" svg:y2="6.902cm">
          <text:p/>
        </draw:line>
        <draw:line draw:style-name="gr10" draw:layer="layout" svg:x1="5.966cm" svg:y1="6.902cm" svg:x2="5.966cm" svg:y2="6.882cm">
          <text:p/>
        </draw:line>
        <draw:line draw:style-name="gr10" draw:layer="layout" svg:x1="5.966cm" svg:y1="6.883cm" svg:x2="5.975cm" svg:y2="6.834cm">
          <text:p/>
        </draw:line>
        <draw:line draw:style-name="gr10" draw:layer="layout" svg:x1="5.973cm" svg:y1="6.835cm" svg:x2="5.981cm" svg:y2="6.827cm">
          <text:p/>
        </draw:line>
        <draw:line draw:style-name="gr10" draw:layer="layout" svg:x1="5.98cm" svg:y1="6.827cm" svg:x2="5.98cm" svg:y2="6.848cm">
          <text:p/>
        </draw:line>
        <draw:line draw:style-name="gr10" draw:layer="layout" svg:x1="5.98cm" svg:y1="6.848cm" svg:x2="5.988cm" svg:y2="6.876cm">
          <text:p/>
        </draw:line>
        <draw:line draw:style-name="gr10" draw:layer="layout" svg:x1="5.987cm" svg:y1="6.875cm" svg:x2="5.987cm" svg:y2="6.923cm">
          <text:p/>
        </draw:line>
        <draw:line draw:style-name="gr10" draw:layer="layout" svg:x1="5.987cm" svg:y1="6.923cm" svg:x2="5.995cm" svg:y2="6.958cm">
          <text:p/>
        </draw:line>
        <draw:line draw:style-name="gr10" draw:layer="layout" svg:x1="5.994cm" svg:y1="6.957cm" svg:x2="6.002cm" svg:y2="6.998cm">
          <text:p/>
        </draw:line>
        <draw:line draw:style-name="gr10" draw:layer="layout" svg:x1="6.001cm" svg:y1="6.997cm" svg:x2="6.001cm" svg:y2="7.065cm">
          <text:p/>
        </draw:line>
        <draw:line draw:style-name="gr10" draw:layer="layout" svg:x1="6.001cm" svg:y1="7.065cm" svg:x2="6.008cm" svg:y2="7.114cm">
          <text:p/>
        </draw:line>
        <draw:line draw:style-name="gr10" draw:layer="layout" svg:x1="6.007cm" svg:y1="7.113cm" svg:x2="6.015cm" svg:y2="7.155cm">
          <text:p/>
        </draw:line>
        <draw:line draw:style-name="gr10" draw:layer="layout" svg:x1="6.014cm" svg:y1="7.154cm" svg:x2="6.014cm" svg:y2="7.195cm">
          <text:p/>
        </draw:line>
        <draw:line draw:style-name="gr10" draw:layer="layout" svg:x1="6.014cm" svg:y1="7.195cm" svg:x2="6.023cm" svg:y2="7.23cm">
          <text:p/>
        </draw:line>
        <draw:line draw:style-name="gr10" draw:layer="layout" svg:x1="6.021cm" svg:y1="7.229cm" svg:x2="6.021cm" svg:y2="7.222cm">
          <text:p/>
        </draw:line>
        <draw:line draw:style-name="gr10" draw:layer="layout" svg:x1="6.021cm" svg:y1="7.223cm" svg:x2="6.029cm" svg:y2="7.181cm">
          <text:p/>
        </draw:line>
        <draw:line draw:style-name="gr10" draw:layer="layout" svg:x1="6.028cm" svg:y1="7.182cm" svg:x2="6.036cm" svg:y2="7.161cm">
          <text:p/>
        </draw:line>
        <draw:line draw:style-name="gr10" draw:layer="layout" svg:x1="6.035cm" svg:y1="7.161cm" svg:x2="6.035cm" svg:y2="7.12cm">
          <text:p/>
        </draw:line>
        <draw:line draw:style-name="gr10" draw:layer="layout" svg:x1="6.035cm" svg:y1="7.121cm" svg:x2="6.042cm" svg:y2="7.059cm">
          <text:p/>
        </draw:line>
        <draw:line draw:style-name="gr10" draw:layer="layout" svg:x1="6.041cm" svg:y1="7.06cm" svg:x2="6.049cm" svg:y2="7.004cm">
          <text:p/>
        </draw:line>
        <draw:line draw:style-name="gr10" draw:layer="layout" svg:x1="6.048cm" svg:y1="7.004cm" svg:x2="6.048cm" svg:y2="6.97cm">
          <text:p/>
        </draw:line>
        <draw:line draw:style-name="gr10" draw:layer="layout" svg:x1="6.048cm" svg:y1="6.971cm" svg:x2="6.056cm" svg:y2="6.895cm">
          <text:p/>
        </draw:line>
        <draw:line draw:style-name="gr10" draw:layer="layout" svg:x1="6.055cm" svg:y1="6.895cm" svg:x2="6.055cm" svg:y2="6.875cm">
          <text:p/>
        </draw:line>
        <draw:line draw:style-name="gr10" draw:layer="layout" svg:x1="6.055cm" svg:y1="6.875cm" svg:x2="6.063cm" svg:y2="6.89cm">
          <text:p/>
        </draw:line>
        <draw:line draw:style-name="gr10" draw:layer="layout" svg:x1="6.062cm" svg:y1="6.89cm" svg:x2="6.071cm" svg:y2="6.882cm">
          <text:p/>
        </draw:line>
        <draw:line draw:style-name="gr10" draw:layer="layout" svg:x1="6.069cm" svg:y1="6.882cm" svg:x2="6.069cm" svg:y2="6.929cm">
          <text:p/>
        </draw:line>
        <draw:line draw:style-name="gr10" draw:layer="layout" svg:x1="6.069cm" svg:y1="6.929cm" svg:x2="6.076cm" svg:y2="6.944cm">
          <text:p/>
        </draw:line>
        <draw:line draw:style-name="gr10" draw:layer="layout" svg:x1="6.075cm" svg:y1="6.943cm" svg:x2="6.083cm" svg:y2="7.012cm">
          <text:p/>
        </draw:line>
        <draw:line draw:style-name="gr10" draw:layer="layout" svg:x1="6.082cm" svg:y1="7.011cm" svg:x2="6.082cm" svg:y2="7.059cm">
          <text:p/>
        </draw:line>
        <draw:line draw:style-name="gr10" draw:layer="layout" svg:x1="6.082cm" svg:y1="7.059cm" svg:x2="6.09cm" svg:y2="7.073cm">
          <text:p/>
        </draw:line>
        <draw:line draw:style-name="gr10" draw:layer="layout" svg:x1="6.089cm" svg:y1="7.072cm" svg:x2="6.089cm" svg:y2="7.079cm">
          <text:p/>
        </draw:line>
        <draw:line draw:style-name="gr10" draw:layer="layout" svg:x1="6.089cm" svg:y1="7.08cm" svg:x2="6.097cm" svg:y2="7.045cm">
          <text:p/>
        </draw:line>
        <draw:line draw:style-name="gr10" draw:layer="layout" svg:x1="6.096cm" svg:y1="7.046cm" svg:x2="6.104cm" svg:y2="6.997cm">
          <text:p/>
        </draw:line>
        <draw:line draw:style-name="gr10" draw:layer="layout" svg:x1="6.103cm" svg:y1="6.997cm" svg:x2="6.103cm" svg:y2="6.977cm">
          <text:p/>
        </draw:line>
        <draw:line draw:style-name="gr10" draw:layer="layout" svg:x1="6.103cm" svg:y1="6.978cm" svg:x2="6.111cm" svg:y2="6.923cm">
          <text:p/>
        </draw:line>
        <draw:line draw:style-name="gr10" draw:layer="layout" svg:x1="6.11cm" svg:y1="6.924cm" svg:x2="6.117cm" svg:y2="6.841cm">
          <text:p/>
        </draw:line>
        <draw:line draw:style-name="gr10" draw:layer="layout" svg:x1="6.116cm" svg:y1="6.841cm" svg:x2="6.116cm" svg:y2="6.807cm">
          <text:p/>
        </draw:line>
        <draw:line draw:style-name="gr10" draw:layer="layout" svg:x1="6.116cm" svg:y1="6.807cm" svg:x2="6.123cm" svg:y2="6.807cm">
          <text:p/>
        </draw:line>
        <draw:line draw:style-name="gr10" draw:layer="layout" svg:x1="6.123cm" svg:y1="6.807cm" svg:x2="6.123cm" svg:y2="6.793cm">
          <text:p/>
        </draw:line>
        <draw:line draw:style-name="gr10" draw:layer="layout" svg:x1="6.123cm" svg:y1="6.794cm" svg:x2="6.131cm" svg:y2="6.766cm">
          <text:p/>
        </draw:line>
        <draw:line draw:style-name="gr10" draw:layer="layout" svg:x1="6.13cm" svg:y1="6.767cm" svg:x2="6.138cm" svg:y2="6.712cm">
          <text:p/>
        </draw:line>
        <draw:line draw:style-name="gr10" draw:layer="layout" svg:x1="6.137cm" svg:y1="6.712cm" svg:x2="6.137cm" svg:y2="6.657cm">
          <text:p/>
        </draw:line>
        <draw:line draw:style-name="gr10" draw:layer="layout" svg:x1="6.137cm" svg:y1="6.658cm" svg:x2="6.145cm" svg:y2="6.644cm">
          <text:p/>
        </draw:line>
        <draw:line draw:style-name="gr10" draw:layer="layout" svg:x1="6.144cm" svg:y1="6.645cm" svg:x2="6.151cm" svg:y2="6.596cm">
          <text:p/>
        </draw:line>
        <draw:line draw:style-name="gr10" draw:layer="layout" svg:x1="6.15cm" svg:y1="6.596cm" svg:x2="6.15cm" svg:y2="6.603cm">
          <text:p/>
        </draw:line>
        <draw:line draw:style-name="gr10" draw:layer="layout" svg:x1="6.15cm" svg:y1="6.603cm" svg:x2="6.157cm" svg:y2="6.603cm">
          <text:p/>
        </draw:line>
        <draw:line draw:style-name="gr10" draw:layer="layout" svg:x1="6.157cm" svg:y1="6.603cm" svg:x2="6.157cm" svg:y2="6.616cm">
          <text:p/>
        </draw:line>
        <draw:line draw:style-name="gr10" draw:layer="layout" svg:x1="6.157cm" svg:y1="6.616cm" svg:x2="6.165cm" svg:y2="6.679cm">
          <text:p/>
        </draw:line>
        <draw:line draw:style-name="gr10" draw:layer="layout" svg:x1="6.164cm" svg:y1="6.678cm" svg:x2="6.173cm" svg:y2="6.713cm">
          <text:p/>
        </draw:line>
        <draw:line draw:style-name="gr10" draw:layer="layout" svg:x1="6.171cm" svg:y1="6.712cm" svg:x2="6.171cm" svg:y2="6.78cm">
          <text:p/>
        </draw:line>
        <draw:line draw:style-name="gr10" draw:layer="layout" svg:x1="6.171cm" svg:y1="6.78cm" svg:x2="6.179cm" svg:y2="6.842cm">
          <text:p/>
        </draw:line>
        <draw:line draw:style-name="gr10" draw:layer="layout" svg:x1="6.178cm" svg:y1="6.841cm" svg:x2="6.185cm" svg:y2="6.91cm">
          <text:p/>
        </draw:line>
        <draw:line draw:style-name="gr10" draw:layer="layout" svg:x1="6.184cm" svg:y1="6.909cm" svg:x2="6.184cm" svg:y2="6.943cm">
          <text:p/>
        </draw:line>
        <draw:line draw:style-name="gr10" draw:layer="layout" svg:x1="6.184cm" svg:y1="6.943cm" svg:x2="6.192cm" svg:y2="6.978cm">
          <text:p/>
        </draw:line>
        <draw:line draw:style-name="gr10" draw:layer="layout" svg:x1="6.191cm" svg:y1="6.977cm" svg:x2="6.191cm" svg:y2="7.011cm">
          <text:p/>
        </draw:line>
        <draw:line draw:style-name="gr10" draw:layer="layout" svg:x1="6.191cm" svg:y1="7.012cm" svg:x2="6.199cm" svg:y2="6.991cm">
          <text:p/>
        </draw:line>
        <draw:line draw:style-name="gr10" draw:layer="layout" svg:x1="6.198cm" svg:y1="6.992cm" svg:x2="6.206cm" svg:y2="6.97cm">
          <text:p/>
        </draw:line>
        <draw:line draw:style-name="gr10" draw:layer="layout" svg:x1="6.205cm" svg:y1="6.97cm" svg:x2="6.205cm" svg:y2="6.929cm">
          <text:p/>
        </draw:line>
        <draw:line draw:style-name="gr10" draw:layer="layout" svg:x1="6.205cm" svg:y1="6.93cm" svg:x2="6.213cm" svg:y2="6.875cm">
          <text:p/>
        </draw:line>
        <draw:line draw:style-name="gr10" draw:layer="layout" svg:x1="6.212cm" svg:y1="6.876cm" svg:x2="6.221cm" svg:y2="6.793cm">
          <text:p/>
        </draw:line>
        <draw:line draw:style-name="gr10" draw:layer="layout" svg:x1="6.219cm" svg:y1="6.793cm" svg:x2="6.219cm" svg:y2="6.739cm">
          <text:p/>
        </draw:line>
        <draw:line draw:style-name="gr10" draw:layer="layout" svg:x1="6.219cm" svg:y1="6.74cm" svg:x2="6.226cm" svg:y2="6.732cm">
          <text:p/>
        </draw:line>
        <draw:line draw:style-name="gr10" draw:layer="layout" svg:x1="6.225cm" svg:y1="6.732cm" svg:x2="6.225cm" svg:y2="6.698cm">
          <text:p/>
        </draw:line>
        <draw:line draw:style-name="gr10" draw:layer="layout" svg:x1="6.225cm" svg:y1="6.698cm" svg:x2="6.233cm" svg:y2="6.72cm">
          <text:p/>
        </draw:line>
        <draw:line draw:style-name="gr10" draw:layer="layout" svg:x1="6.232cm" svg:y1="6.719cm" svg:x2="6.24cm" svg:y2="6.747cm">
          <text:p/>
        </draw:line>
        <draw:line draw:style-name="gr10" draw:layer="layout" svg:x1="6.239cm" svg:y1="6.746cm" svg:x2="6.239cm" svg:y2="6.773cm">
          <text:p/>
        </draw:line>
        <draw:line draw:style-name="gr10" draw:layer="layout" svg:x1="6.239cm" svg:y1="6.773cm" svg:x2="6.247cm" svg:y2="6.801cm">
          <text:p/>
        </draw:line>
        <draw:line draw:style-name="gr10" draw:layer="layout" svg:x1="6.246cm" svg:y1="6.8cm" svg:x2="6.254cm" svg:y2="6.835cm">
          <text:p/>
        </draw:line>
        <draw:line draw:style-name="gr10" draw:layer="layout" svg:x1="6.253cm" svg:y1="6.834cm" svg:x2="6.253cm" svg:y2="6.868cm">
          <text:p/>
        </draw:line>
        <draw:line draw:style-name="gr10" draw:layer="layout" svg:x1="6.253cm" svg:y1="6.868cm" svg:x2="6.26cm" svg:y2="6.896cm">
          <text:p/>
        </draw:line>
        <draw:line draw:style-name="gr10" draw:layer="layout" svg:x1="6.259cm" svg:y1="6.895cm" svg:x2="6.259cm" svg:y2="6.916cm">
          <text:p/>
        </draw:line>
        <draw:line draw:style-name="gr10" draw:layer="layout" svg:x1="6.259cm" svg:y1="6.916cm" svg:x2="6.267cm" svg:y2="6.985cm">
          <text:p/>
        </draw:line>
        <draw:line draw:style-name="gr10" draw:layer="layout" svg:x1="6.266cm" svg:y1="6.984cm" svg:x2="6.275cm" svg:y2="6.992cm">
          <text:p/>
        </draw:line>
        <draw:line draw:style-name="gr10" draw:layer="layout" svg:x1="6.273cm" svg:y1="6.991cm" svg:x2="6.273cm" svg:y2="7.018cm">
          <text:p/>
        </draw:line>
        <draw:line draw:style-name="gr10" draw:layer="layout" svg:x1="6.273cm" svg:y1="7.018cm" svg:x2="6.281cm" svg:y2="7.026cm">
          <text:p/>
        </draw:line>
        <draw:line draw:style-name="gr10" draw:layer="layout" svg:x1="6.28cm" svg:y1="7.026cm" svg:x2="6.288cm" svg:y2="7.004cm">
          <text:p/>
        </draw:line>
        <draw:line draw:style-name="gr10" draw:layer="layout" svg:x1="6.287cm" svg:y1="7.004cm" svg:x2="6.287cm" svg:y2="6.984cm">
          <text:p/>
        </draw:line>
        <draw:line draw:style-name="gr10" draw:layer="layout" svg:x1="6.287cm" svg:y1="6.985cm" svg:x2="6.294cm" svg:y2="6.963cm">
          <text:p/>
        </draw:line>
        <draw:line draw:style-name="gr10" draw:layer="layout" svg:x1="6.293cm" svg:y1="6.963cm" svg:x2="6.293cm" svg:y2="6.936cm">
          <text:p/>
        </draw:line>
        <draw:line draw:style-name="gr10" draw:layer="layout" svg:x1="6.293cm" svg:y1="6.937cm" svg:x2="6.301cm" svg:y2="6.895cm">
          <text:p/>
        </draw:line>
        <draw:line draw:style-name="gr10" draw:layer="layout" svg:x1="6.3cm" svg:y1="6.896cm" svg:x2="6.308cm" svg:y2="6.848cm">
          <text:p/>
        </draw:line>
        <draw:line draw:style-name="gr10" draw:layer="layout" svg:x1="6.307cm" svg:y1="6.848cm" svg:x2="6.307cm" svg:y2="6.841cm">
          <text:p/>
        </draw:line>
        <draw:line draw:style-name="gr10" draw:layer="layout" svg:x1="6.307cm" svg:y1="6.842cm" svg:x2="6.315cm" svg:y2="6.8cm">
          <text:p/>
        </draw:line>
        <draw:line draw:style-name="gr10" draw:layer="layout" svg:x1="6.314cm" svg:y1="6.8cm" svg:x2="6.321cm" svg:y2="6.8cm">
          <text:p/>
        </draw:line>
        <draw:line draw:style-name="gr10" draw:layer="layout" svg:x1="6.321cm" svg:y1="6.801cm" svg:x2="6.329cm" svg:y2="6.739cm">
          <text:p/>
        </draw:line>
        <draw:line draw:style-name="gr10" draw:layer="layout" svg:x1="6.328cm" svg:y1="6.739cm" svg:x2="6.328cm" svg:y2="6.712cm">
          <text:p/>
        </draw:line>
        <draw:line draw:style-name="gr10" draw:layer="layout" svg:x1="6.328cm" svg:y1="6.713cm" svg:x2="6.335cm" svg:y2="6.698cm">
          <text:p/>
        </draw:line>
        <draw:line draw:style-name="gr10" draw:layer="layout" svg:x1="6.334cm" svg:y1="6.699cm" svg:x2="6.342cm" svg:y2="6.644cm">
          <text:p/>
        </draw:line>
        <draw:line draw:style-name="gr10" draw:layer="layout" svg:x1="6.341cm" svg:y1="6.644cm" svg:x2="6.341cm" svg:y2="6.616cm">
          <text:p/>
        </draw:line>
        <draw:line draw:style-name="gr10" draw:layer="layout" svg:x1="6.341cm" svg:y1="6.617cm" svg:x2="6.349cm" svg:y2="6.596cm">
          <text:p/>
        </draw:line>
        <draw:line draw:style-name="gr10" draw:layer="layout" svg:x1="6.348cm" svg:y1="6.596cm" svg:x2="6.348cm" svg:y2="6.569cm">
          <text:p/>
        </draw:line>
        <draw:line draw:style-name="gr10" draw:layer="layout" svg:x1="6.348cm" svg:y1="6.57cm" svg:x2="6.356cm" svg:y2="6.501cm">
          <text:p/>
        </draw:line>
        <draw:line draw:style-name="gr10" draw:layer="layout" svg:x1="6.355cm" svg:y1="6.501cm" svg:x2="6.363cm" svg:y2="6.529cm">
          <text:p/>
        </draw:line>
        <draw:line draw:style-name="gr10" draw:layer="layout" svg:x1="6.362cm" svg:y1="6.528cm" svg:x2="6.362cm" svg:y2="6.514cm">
          <text:p/>
        </draw:line>
        <draw:line draw:style-name="gr10" draw:layer="layout" svg:x1="6.362cm" svg:y1="6.515cm" svg:x2="6.369cm" svg:y2="6.494cm">
          <text:p/>
        </draw:line>
        <draw:line draw:style-name="gr10" draw:layer="layout" svg:x1="6.368cm" svg:y1="6.494cm" svg:x2="6.377cm" svg:y2="6.529cm">
          <text:p/>
        </draw:line>
        <draw:line draw:style-name="gr10" draw:layer="layout" svg:x1="6.375cm" svg:y1="6.528cm" svg:x2="6.375cm" svg:y2="6.569cm">
          <text:p/>
        </draw:line>
        <draw:line draw:style-name="gr10" draw:layer="layout" svg:x1="6.375cm" svg:y1="6.569cm" svg:x2="6.383cm" svg:y2="6.583cm">
          <text:p/>
        </draw:line>
        <draw:line draw:style-name="gr10" draw:layer="layout" svg:x1="6.382cm" svg:y1="6.582cm" svg:x2="6.382cm" svg:y2="6.576cm">
          <text:p/>
        </draw:line>
        <draw:line draw:style-name="gr10" draw:layer="layout" svg:x1="6.382cm" svg:y1="6.576cm" svg:x2="6.39cm" svg:y2="6.597cm">
          <text:p/>
        </draw:line>
        <draw:line draw:style-name="gr10" draw:layer="layout" svg:x1="6.389cm" svg:y1="6.596cm" svg:x2="6.397cm" svg:y2="6.611cm">
          <text:p/>
        </draw:line>
        <draw:line draw:style-name="gr10" draw:layer="layout" svg:x1="6.396cm" svg:y1="6.611cm" svg:x2="6.403cm" svg:y2="6.576cm">
          <text:p/>
        </draw:line>
        <draw:line draw:style-name="gr10" draw:layer="layout" svg:x1="6.402cm" svg:y1="6.577cm" svg:x2="6.41cm" svg:y2="6.535cm">
          <text:p/>
        </draw:line>
        <draw:line draw:style-name="gr10" draw:layer="layout" svg:x1="6.409cm" svg:y1="6.535cm" svg:x2="6.409cm" svg:y2="6.521cm">
          <text:p/>
        </draw:line>
        <draw:line draw:style-name="gr10" draw:layer="layout" svg:x1="6.409cm" svg:y1="6.522cm" svg:x2="6.417cm" svg:y2="6.419cm">
          <text:p/>
        </draw:line>
        <draw:line draw:style-name="gr10" draw:layer="layout" svg:x1="6.416cm" svg:y1="6.419cm" svg:x2="6.416cm" svg:y2="6.392cm">
          <text:p/>
        </draw:line>
        <draw:line draw:style-name="gr10" draw:layer="layout" svg:x1="6.416cm" svg:y1="6.393cm" svg:x2="6.425cm" svg:y2="6.297cm">
          <text:p/>
        </draw:line>
        <draw:line draw:style-name="gr10" draw:layer="layout" svg:x1="6.423cm" svg:y1="6.298cm" svg:x2="6.431cm" svg:y2="6.256cm">
          <text:p/>
        </draw:line>
        <draw:line draw:style-name="gr10" draw:layer="layout" svg:x1="6.43cm" svg:y1="6.256cm" svg:x2="6.43cm" svg:y2="6.154cm">
          <text:p/>
        </draw:line>
        <draw:line draw:style-name="gr10" draw:layer="layout" svg:x1="6.43cm" svg:y1="6.155cm" svg:x2="6.438cm" svg:y2="6.093cm">
          <text:p/>
        </draw:line>
        <draw:line draw:style-name="gr10" draw:layer="layout" svg:x1="6.437cm" svg:y1="6.095cm" svg:x2="6.444cm" svg:y2="6.086cm">
          <text:p/>
        </draw:line>
        <draw:line draw:style-name="gr10" draw:layer="layout" svg:x1="6.443cm" svg:y1="6.086cm" svg:x2="6.443cm" svg:y2="6.018cm">
          <text:p/>
        </draw:line>
        <draw:line draw:style-name="gr10" draw:layer="layout" svg:x1="6.443cm" svg:y1="6.019cm" svg:x2="6.451cm" svg:y2="5.963cm">
          <text:p/>
        </draw:line>
        <draw:line draw:style-name="gr10" draw:layer="layout" svg:x1="6.45cm" svg:y1="5.963cm" svg:x2="6.45cm" svg:y2="5.929cm">
          <text:p/>
        </draw:line>
        <draw:line draw:style-name="gr10" draw:layer="layout" svg:x1="6.45cm" svg:y1="5.929cm" svg:x2="6.458cm" svg:y2="5.964cm">
          <text:p/>
        </draw:line>
        <draw:line draw:style-name="gr10" draw:layer="layout" svg:x1="6.457cm" svg:y1="5.963cm" svg:x2="6.465cm" svg:y2="5.998cm">
          <text:p/>
        </draw:line>
        <draw:line draw:style-name="gr10" draw:layer="layout" svg:x1="6.464cm" svg:y1="5.997cm" svg:x2="6.464cm" svg:y2="5.963cm">
          <text:p/>
        </draw:line>
        <draw:line draw:style-name="gr10" draw:layer="layout" svg:x1="6.464cm" svg:y1="5.963cm" svg:x2="6.472cm" svg:y2="6.026cm">
          <text:p/>
        </draw:line>
        <draw:line draw:style-name="gr10" draw:layer="layout" svg:x1="6.471cm" svg:y1="6.026cm" svg:x2="6.478cm" svg:y2="6.011cm">
          <text:p/>
        </draw:line>
        <draw:line draw:style-name="gr10" draw:layer="layout" svg:x1="6.477cm" svg:y1="6.011cm" svg:x2="6.477cm" svg:y2="6.004cm">
          <text:p/>
        </draw:line>
        <draw:line draw:style-name="gr10" draw:layer="layout" svg:x1="6.477cm" svg:y1="6.005cm" svg:x2="6.485cm" svg:y2="5.97cm">
          <text:p/>
        </draw:line>
        <draw:line draw:style-name="gr10" draw:layer="layout" svg:x1="6.484cm" svg:y1="5.97cm" svg:x2="6.484cm" svg:y2="5.923cm">
          <text:p/>
        </draw:line>
        <draw:line draw:style-name="gr10" draw:layer="layout" svg:x1="6.484cm" svg:y1="5.924cm" svg:x2="6.492cm" svg:y2="5.916cm">
          <text:p/>
        </draw:line>
        <draw:line draw:style-name="gr10" draw:layer="layout" svg:x1="6.491cm" svg:y1="5.917cm" svg:x2="6.499cm" svg:y2="5.882cm">
          <text:p/>
        </draw:line>
        <draw:line draw:style-name="gr10" draw:layer="layout" svg:x1="6.498cm" svg:y1="5.882cm" svg:x2="6.498cm" svg:y2="5.95cm">
          <text:p/>
        </draw:line>
        <draw:line draw:style-name="gr10" draw:layer="layout" svg:x1="6.498cm" svg:y1="5.95cm" svg:x2="6.506cm" svg:y2="5.964cm">
          <text:p/>
        </draw:line>
        <draw:line draw:style-name="gr10" draw:layer="layout" svg:x1="6.505cm" svg:y1="5.964cm" svg:x2="6.512cm" svg:y2="5.957cm">
          <text:p/>
        </draw:line>
        <draw:line draw:style-name="gr10" draw:layer="layout" svg:x1="6.511cm" svg:y1="5.957cm" svg:x2="6.519cm" svg:y2="5.978cm">
          <text:p/>
        </draw:line>
        <draw:line draw:style-name="gr10" draw:layer="layout" svg:x1="6.518cm" svg:y1="5.977cm" svg:x2="6.518cm" svg:y2="6.011cm">
          <text:p/>
        </draw:line>
        <draw:line draw:style-name="gr10" draw:layer="layout" svg:x1="6.518cm" svg:y1="6.012cm" svg:x2="6.526cm" svg:y2="5.997cm">
          <text:p/>
        </draw:line>
        <draw:line draw:style-name="gr10" draw:layer="layout" svg:x1="6.525cm" svg:y1="5.997cm" svg:x2="6.533cm" svg:y2="6.019cm">
          <text:p/>
        </draw:line>
        <draw:line draw:style-name="gr10" draw:layer="layout" svg:x1="6.532cm" svg:y1="6.018cm" svg:x2="6.532cm" svg:y2="5.997cm">
          <text:p/>
        </draw:line>
        <draw:line draw:style-name="gr10" draw:layer="layout" svg:x1="6.532cm" svg:y1="5.997cm" svg:x2="6.54cm" svg:y2="6.033cm">
          <text:p/>
        </draw:line>
        <draw:line draw:style-name="gr10" draw:layer="layout" svg:x1="6.539cm" svg:y1="6.032cm" svg:x2="6.547cm" svg:y2="6.046cm">
          <text:p/>
        </draw:line>
        <draw:line draw:style-name="gr10" draw:layer="layout" svg:x1="6.546cm" svg:y1="6.045cm" svg:x2="6.546cm" svg:y2="6.066cm">
          <text:p/>
        </draw:line>
        <draw:line draw:style-name="gr10" draw:layer="layout" svg:x1="6.546cm" svg:y1="6.066cm" svg:x2="6.553cm" svg:y2="6.114cm">
          <text:p/>
        </draw:line>
        <draw:line draw:style-name="gr10" draw:layer="layout" svg:x1="6.552cm" svg:y1="6.113cm" svg:x2="6.552cm" svg:y2="6.106cm">
          <text:p/>
        </draw:line>
        <draw:line draw:style-name="gr10" draw:layer="layout" svg:x1="6.552cm" svg:y1="6.106cm" svg:x2="6.56cm" svg:y2="6.128cm">
          <text:p/>
        </draw:line>
        <draw:line draw:style-name="gr10" draw:layer="layout" svg:x1="6.559cm" svg:y1="6.127cm" svg:x2="6.567cm" svg:y2="6.141cm">
          <text:p/>
        </draw:line>
        <draw:line draw:style-name="gr10" draw:layer="layout" svg:x1="6.566cm" svg:y1="6.14cm" svg:x2="6.566cm" svg:y2="6.134cm">
          <text:p/>
        </draw:line>
        <draw:line draw:style-name="gr10" draw:layer="layout" svg:x1="6.566cm" svg:y1="6.135cm" svg:x2="6.575cm" svg:y2="6.127cm">
          <text:p/>
        </draw:line>
        <draw:line draw:style-name="gr10" draw:layer="layout" svg:x1="6.573cm" svg:y1="6.128cm" svg:x2="6.581cm" svg:y2="6.1cm">
          <text:p/>
        </draw:line>
        <draw:line draw:style-name="gr10" draw:layer="layout" svg:x1="6.58cm" svg:y1="6.1cm" svg:x2="6.58cm" svg:y2="6.134cm">
          <text:p/>
        </draw:line>
        <draw:line draw:style-name="gr10" draw:layer="layout" svg:x1="6.58cm" svg:y1="6.134cm" svg:x2="6.587cm" svg:y2="6.148cm">
          <text:p/>
        </draw:line>
        <draw:line draw:style-name="gr10" draw:layer="layout" svg:x1="6.586cm" svg:y1="6.148cm" svg:x2="6.594cm" svg:y2="6.1cm">
          <text:p/>
        </draw:line>
        <draw:line draw:style-name="gr10" draw:layer="layout" svg:x1="6.593cm" svg:y1="6.1cm" svg:x2="6.601cm" svg:y2="6.175cm">
          <text:p/>
        </draw:line>
        <draw:line draw:style-name="gr10" draw:layer="layout" svg:x1="6.6cm" svg:y1="6.174cm" svg:x2="6.6cm" svg:y2="6.154cm">
          <text:p/>
        </draw:line>
        <draw:line draw:style-name="gr10" draw:layer="layout" svg:x1="6.6cm" svg:y1="6.155cm" svg:x2="6.608cm" svg:y2="6.1cm">
          <text:p/>
        </draw:line>
        <draw:line draw:style-name="gr10" draw:layer="layout" svg:x1="6.607cm" svg:y1="6.101cm" svg:x2="6.615cm" svg:y2="6.045cm">
          <text:p/>
        </draw:line>
        <draw:line draw:style-name="gr10" draw:layer="layout" svg:x1="6.614cm" svg:y1="6.045cm" svg:x2="6.614cm" svg:y2="5.957cm">
          <text:p/>
        </draw:line>
        <draw:line draw:style-name="gr10" draw:layer="layout" svg:x1="6.614cm" svg:y1="5.958cm" svg:x2="6.621cm" svg:y2="5.868cm">
          <text:p/>
        </draw:line>
        <draw:line draw:style-name="gr10" draw:layer="layout" svg:x1="6.62cm" svg:y1="5.868cm" svg:x2="6.62cm" svg:y2="5.807cm">
          <text:p/>
        </draw:line>
        <draw:line draw:style-name="gr10" draw:layer="layout" svg:x1="6.62cm" svg:y1="5.808cm" svg:x2="6.629cm" svg:y2="5.712cm">
          <text:p/>
        </draw:line>
        <draw:line draw:style-name="gr10" draw:layer="layout" svg:x1="6.627cm" svg:y1="5.713cm" svg:x2="6.635cm" svg:y2="5.637cm">
          <text:p/>
        </draw:line>
        <draw:line draw:style-name="gr10" draw:layer="layout" svg:x1="6.634cm" svg:y1="5.637cm" svg:x2="6.634cm" svg:y2="5.63cm">
          <text:p/>
        </draw:line>
        <draw:line draw:style-name="gr10" draw:layer="layout" svg:x1="6.634cm" svg:y1="5.631cm" svg:x2="6.642cm" svg:y2="5.562cm">
          <text:p/>
        </draw:line>
        <draw:line draw:style-name="gr10" draw:layer="layout" svg:x1="6.641cm" svg:y1="5.562cm" svg:x2="6.649cm" svg:y2="5.57cm">
          <text:p/>
        </draw:line>
        <draw:line draw:style-name="gr10" draw:layer="layout" svg:x1="6.648cm" svg:y1="5.569cm" svg:x2="6.648cm" svg:y2="5.549cm">
          <text:p/>
        </draw:line>
        <draw:line draw:style-name="gr10" draw:layer="layout" svg:x1="6.648cm" svg:y1="5.551cm" svg:x2="6.655cm" svg:y2="5.521cm">
          <text:p/>
        </draw:line>
        <draw:line draw:style-name="gr10" draw:layer="layout" svg:x1="6.654cm" svg:y1="5.521cm" svg:x2="6.654cm" svg:y2="5.535cm">
          <text:p/>
        </draw:line>
        <draw:line draw:style-name="gr10" draw:layer="layout" svg:x1="6.654cm" svg:y1="5.536cm" svg:x2="6.662cm" svg:y2="5.44cm">
          <text:p/>
        </draw:line>
        <draw:line draw:style-name="gr10" draw:layer="layout" svg:x1="6.661cm" svg:y1="5.441cm" svg:x2="6.669cm" svg:y2="5.433cm">
          <text:p/>
        </draw:line>
        <draw:line draw:style-name="gr10" draw:layer="layout" svg:x1="6.668cm" svg:y1="5.433cm" svg:x2="6.668cm" svg:y2="5.515cm">
          <text:p/>
        </draw:line>
        <draw:line draw:style-name="gr10" draw:layer="layout" svg:x1="6.668cm" svg:y1="5.516cm" svg:x2="6.676cm" svg:y2="5.474cm">
          <text:p/>
        </draw:line>
        <draw:line draw:style-name="gr10" draw:layer="layout" svg:x1="6.675cm" svg:y1="5.474cm" svg:x2="6.683cm" svg:y2="5.536cm">
          <text:p/>
        </draw:line>
        <draw:line draw:style-name="gr10" draw:layer="layout" svg:x1="6.682cm" svg:y1="5.535cm" svg:x2="6.682cm" svg:y2="5.569cm">
          <text:p/>
        </draw:line>
        <draw:line draw:style-name="gr10" draw:layer="layout" svg:x1="6.682cm" svg:y1="5.569cm" svg:x2="6.69cm" svg:y2="5.638cm">
          <text:p/>
        </draw:line>
        <draw:line draw:style-name="gr10" draw:layer="layout" svg:x1="6.689cm" svg:y1="5.637cm" svg:x2="6.689cm" svg:y2="5.705cm">
          <text:p/>
        </draw:line>
        <draw:line draw:style-name="gr10" draw:layer="layout" svg:x1="6.689cm" svg:y1="5.705cm" svg:x2="6.696cm" svg:y2="5.835cm">
          <text:p/>
        </draw:line>
        <draw:line draw:style-name="gr10" draw:layer="layout" svg:x1="6.695cm" svg:y1="5.834cm" svg:x2="6.703cm" svg:y2="5.903cm">
          <text:p/>
        </draw:line>
        <draw:line draw:style-name="gr10" draw:layer="layout" svg:x1="6.702cm" svg:y1="5.902cm" svg:x2="6.702cm" svg:y2="5.957cm">
          <text:p/>
        </draw:line>
        <draw:line draw:style-name="gr10" draw:layer="layout" svg:x1="6.702cm" svg:y1="5.957cm" svg:x2="6.709cm" svg:y2="5.957cm">
          <text:p/>
        </draw:line>
        <draw:line draw:style-name="gr10" draw:layer="layout" svg:x1="6.709cm" svg:y1="5.958cm" svg:x2="6.717cm" svg:y2="5.95cm">
          <text:p/>
        </draw:line>
        <draw:line draw:style-name="gr10" draw:layer="layout" svg:x1="6.716cm" svg:y1="5.95cm" svg:x2="6.716cm" svg:y2="5.963cm">
          <text:p/>
        </draw:line>
        <draw:line draw:style-name="gr10" draw:layer="layout" svg:x1="6.716cm" svg:y1="5.964cm" svg:x2="6.725cm" svg:y2="5.929cm">
          <text:p/>
        </draw:line>
        <draw:line draw:style-name="gr10" draw:layer="layout" svg:x1="6.723cm" svg:y1="5.929cm" svg:x2="6.723cm" svg:y2="5.848cm">
          <text:p/>
        </draw:line>
        <draw:line draw:style-name="gr10" draw:layer="layout" svg:x1="6.723cm" svg:y1="5.848cm" svg:x2="6.73cm" svg:y2="5.876cm">
          <text:p/>
        </draw:line>
        <draw:line draw:style-name="gr10" draw:layer="layout" svg:x1="6.729cm" svg:y1="5.876cm" svg:x2="6.737cm" svg:y2="5.868cm">
          <text:p/>
        </draw:line>
        <draw:line draw:style-name="gr10" draw:layer="layout" svg:x1="6.736cm" svg:y1="5.868cm" svg:x2="6.736cm" svg:y2="5.8cm">
          <text:p/>
        </draw:line>
        <draw:line draw:style-name="gr10" draw:layer="layout" svg:x1="6.736cm" svg:y1="5.8cm" svg:x2="6.744cm" svg:y2="5.862cm">
          <text:p/>
        </draw:line>
        <draw:line draw:style-name="gr10" draw:layer="layout" svg:x1="6.743cm" svg:y1="5.862cm" svg:x2="6.751cm" svg:y2="5.834cm">
          <text:p/>
        </draw:line>
        <draw:line draw:style-name="gr10" draw:layer="layout" svg:x1="6.75cm" svg:y1="5.834cm" svg:x2="6.75cm" svg:y2="5.868cm">
          <text:p/>
        </draw:line>
        <draw:line draw:style-name="gr10" draw:layer="layout" svg:x1="6.75cm" svg:y1="5.869cm" svg:x2="6.758cm" svg:y2="5.855cm">
          <text:p/>
        </draw:line>
        <draw:line draw:style-name="gr10" draw:layer="layout" svg:x1="6.757cm" svg:y1="5.855cm" svg:x2="6.757cm" svg:y2="5.875cm">
          <text:p/>
        </draw:line>
        <draw:line draw:style-name="gr10" draw:layer="layout" svg:x1="6.757cm" svg:y1="5.876cm" svg:x2="6.764cm" svg:y2="5.834cm">
          <text:p/>
        </draw:line>
        <draw:line draw:style-name="gr10" draw:layer="layout" svg:x1="6.763cm" svg:y1="5.835cm" svg:x2="6.771cm" svg:y2="5.827cm">
          <text:p/>
        </draw:line>
        <draw:line draw:style-name="gr10" draw:layer="layout" svg:x1="6.77cm" svg:y1="5.827cm" svg:x2="6.77cm" svg:y2="5.78cm">
          <text:p/>
        </draw:line>
        <draw:line draw:style-name="gr10" draw:layer="layout" svg:x1="6.77cm" svg:y1="5.781cm" svg:x2="6.779cm" svg:y2="5.719cm">
          <text:p/>
        </draw:line>
        <draw:line draw:style-name="gr10" draw:layer="layout" svg:x1="6.777cm" svg:y1="5.719cm" svg:x2="6.784cm" svg:y2="5.719cm">
          <text:p/>
        </draw:line>
        <draw:line draw:style-name="gr10" draw:layer="layout" svg:x1="6.784cm" svg:y1="5.719cm" svg:x2="6.792cm" svg:y2="5.801cm">
          <text:p/>
        </draw:line>
        <draw:line draw:style-name="gr10" draw:layer="layout" svg:x1="6.791cm" svg:y1="5.8cm" svg:x2="6.791cm" svg:y2="5.834cm">
          <text:p/>
        </draw:line>
        <draw:line draw:style-name="gr10" draw:layer="layout" svg:x1="6.791cm" svg:y1="5.834cm" svg:x2="6.799cm" svg:y2="5.849cm">
          <text:p/>
        </draw:line>
        <draw:line draw:style-name="gr10" draw:layer="layout" svg:x1="6.798cm" svg:y1="5.848cm" svg:x2="6.804cm" svg:y2="5.848cm">
          <text:p/>
        </draw:line>
        <draw:line draw:style-name="gr10" draw:layer="layout" svg:x1="6.804cm" svg:y1="5.848cm" svg:x2="6.804cm" svg:y2="5.827cm">
          <text:p/>
        </draw:line>
        <draw:line draw:style-name="gr10" draw:layer="layout" svg:x1="6.804cm" svg:y1="5.827cm" svg:x2="6.812cm" svg:y2="5.862cm">
          <text:p/>
        </draw:line>
        <draw:line draw:style-name="gr10" draw:layer="layout" svg:x1="6.811cm" svg:y1="5.862cm" svg:x2="6.819cm" svg:y2="5.841cm">
          <text:p/>
        </draw:line>
        <draw:line draw:style-name="gr10" draw:layer="layout" svg:x1="6.818cm" svg:y1="5.841cm" svg:x2="6.818cm" svg:y2="5.78cm">
          <text:p/>
        </draw:line>
        <draw:line draw:style-name="gr10" draw:layer="layout" svg:x1="6.818cm" svg:y1="5.78cm" svg:x2="6.826cm" svg:y2="5.801cm">
          <text:p/>
        </draw:line>
        <draw:line draw:style-name="gr10" draw:layer="layout" svg:x1="6.825cm" svg:y1="5.8cm" svg:x2="6.825cm" svg:y2="5.78cm">
          <text:p/>
        </draw:line>
        <draw:line draw:style-name="gr10" draw:layer="layout" svg:x1="6.825cm" svg:y1="5.781cm" svg:x2="6.833cm" svg:y2="5.773cm">
          <text:p/>
        </draw:line>
        <draw:line draw:style-name="gr10" draw:layer="layout" svg:x1="6.832cm" svg:y1="5.773cm" svg:x2="6.839cm" svg:y2="5.788cm">
          <text:p/>
        </draw:line>
        <draw:line draw:style-name="gr10" draw:layer="layout" svg:x1="6.838cm" svg:y1="5.787cm" svg:x2="6.838cm" svg:y2="5.834cm">
          <text:p/>
        </draw:line>
        <draw:line draw:style-name="gr10" draw:layer="layout" svg:x1="6.838cm" svg:y1="5.834cm" svg:x2="6.845cm" svg:y2="5.834cm">
          <text:p/>
        </draw:line>
        <draw:line draw:style-name="gr10" draw:layer="layout" svg:x1="6.845cm" svg:y1="5.835cm" svg:x2="6.853cm" svg:y2="5.8cm">
          <text:p/>
        </draw:line>
        <draw:line draw:style-name="gr10" draw:layer="layout" svg:x1="6.852cm" svg:y1="5.8cm" svg:x2="6.852cm" svg:y2="5.78cm">
          <text:p/>
        </draw:line>
        <draw:line draw:style-name="gr10" draw:layer="layout" svg:x1="6.852cm" svg:y1="5.78cm" svg:x2="6.86cm" svg:y2="5.801cm">
          <text:p/>
        </draw:line>
        <draw:line draw:style-name="gr10" draw:layer="layout" svg:x1="6.859cm" svg:y1="5.8cm" svg:x2="6.859cm" svg:y2="5.868cm">
          <text:p/>
        </draw:line>
        <draw:line draw:style-name="gr10" draw:layer="layout" svg:x1="6.859cm" svg:y1="5.868cm" svg:x2="6.867cm" svg:y2="5.876cm">
          <text:p/>
        </draw:line>
        <draw:line draw:style-name="gr10" draw:layer="layout" svg:x1="6.866cm" svg:y1="5.875cm" svg:x2="6.873cm" svg:y2="5.93cm">
          <text:p/>
        </draw:line>
        <draw:line draw:style-name="gr10" draw:layer="layout" svg:x1="6.872cm" svg:y1="5.929cm" svg:x2="6.872cm" svg:y2="5.991cm">
          <text:p/>
        </draw:line>
        <draw:line draw:style-name="gr10" draw:layer="layout" svg:x1="6.872cm" svg:y1="5.992cm" svg:x2="6.881cm" svg:y2="5.97cm">
          <text:p/>
        </draw:line>
        <draw:line draw:style-name="gr10" draw:layer="layout" svg:x1="6.879cm" svg:y1="5.97cm" svg:x2="6.887cm" svg:y2="5.998cm">
          <text:p/>
        </draw:line>
        <draw:line draw:style-name="gr10" draw:layer="layout" svg:x1="6.886cm" svg:y1="5.997cm" svg:x2="6.886cm" svg:y2="6.011cm">
          <text:p/>
        </draw:line>
        <draw:line draw:style-name="gr10" draw:layer="layout" svg:x1="6.886cm" svg:y1="6.012cm" svg:x2="6.894cm" svg:y2="5.963cm">
          <text:p/>
        </draw:line>
        <draw:line draw:style-name="gr10" draw:layer="layout" svg:x1="6.893cm" svg:y1="5.963cm" svg:x2="6.893cm" svg:y2="5.902cm">
          <text:p/>
        </draw:line>
        <draw:line draw:style-name="gr10" draw:layer="layout" svg:x1="6.893cm" svg:y1="5.902cm" svg:x2="6.9cm" svg:y2="5.902cm">
          <text:p/>
        </draw:line>
        <draw:line draw:style-name="gr10" draw:layer="layout" svg:x1="6.9cm" svg:y1="5.903cm" svg:x2="6.908cm" svg:y2="5.841cm">
          <text:p/>
        </draw:line>
        <draw:line draw:style-name="gr10" draw:layer="layout" svg:x1="6.907cm" svg:y1="5.841cm" svg:x2="6.907cm" svg:y2="5.78cm">
          <text:p/>
        </draw:line>
        <draw:line draw:style-name="gr10" draw:layer="layout" svg:x1="6.907cm" svg:y1="5.781cm" svg:x2="6.914cm" svg:y2="5.712cm">
          <text:p/>
        </draw:line>
        <draw:line draw:style-name="gr10" draw:layer="layout" svg:x1="6.913cm" svg:y1="5.713cm" svg:x2="6.921cm" svg:y2="5.685cm">
          <text:p/>
        </draw:line>
        <draw:line draw:style-name="gr10" draw:layer="layout" svg:x1="6.92cm" svg:y1="5.685cm" svg:x2="6.92cm" svg:y2="5.623cm">
          <text:p/>
        </draw:line>
        <draw:line draw:style-name="gr10" draw:layer="layout" svg:x1="6.92cm" svg:y1="5.624cm" svg:x2="6.929cm" svg:y2="5.589cm">
          <text:p/>
        </draw:line>
        <draw:line draw:style-name="gr10" draw:layer="layout" svg:x1="6.927cm" svg:y1="5.589cm" svg:x2="6.927cm" svg:y2="5.569cm">
          <text:p/>
        </draw:line>
        <draw:line draw:style-name="gr10" draw:layer="layout" svg:x1="6.927cm" svg:y1="5.569cm" svg:x2="6.935cm" svg:y2="5.645cm">
          <text:p/>
        </draw:line>
        <draw:line draw:style-name="gr10" draw:layer="layout" svg:x1="6.934cm" svg:y1="5.644cm" svg:x2="6.942cm" svg:y2="5.713cm">
          <text:p/>
        </draw:line>
        <draw:line draw:style-name="gr10" draw:layer="layout" svg:x1="6.941cm" svg:y1="5.712cm" svg:x2="6.948cm" svg:y2="5.774cm">
          <text:p/>
        </draw:line>
        <draw:line draw:style-name="gr10" draw:layer="layout" svg:x1="6.947cm" svg:y1="5.774cm" svg:x2="6.955cm" svg:y2="5.705cm">
          <text:p/>
        </draw:line>
        <draw:line draw:style-name="gr10" draw:layer="layout" svg:x1="6.954cm" svg:y1="5.705cm" svg:x2="6.954cm" svg:y2="5.787cm">
          <text:p/>
        </draw:line>
        <draw:line draw:style-name="gr10" draw:layer="layout" svg:x1="6.954cm" svg:y1="5.788cm" svg:x2="6.962cm" svg:y2="5.732cm">
          <text:p/>
        </draw:line>
        <draw:line draw:style-name="gr10" draw:layer="layout" svg:x1="6.961cm" svg:y1="5.732cm" svg:x2="6.961cm" svg:y2="5.651cm">
          <text:p/>
        </draw:line>
        <draw:line draw:style-name="gr10" draw:layer="layout" svg:x1="6.961cm" svg:y1="5.652cm" svg:x2="6.969cm" svg:y2="5.576cm">
          <text:p/>
        </draw:line>
        <draw:line draw:style-name="gr10" draw:layer="layout" svg:x1="6.968cm" svg:y1="5.577cm" svg:x2="6.976cm" svg:y2="5.555cm">
          <text:p/>
        </draw:line>
        <draw:line draw:style-name="gr10" draw:layer="layout" svg:x1="6.975cm" svg:y1="5.555cm" svg:x2="6.975cm" svg:y2="5.494cm">
          <text:p/>
        </draw:line>
        <draw:line draw:style-name="gr10" draw:layer="layout" svg:x1="6.975cm" svg:y1="5.495cm" svg:x2="6.982cm" svg:y2="5.392cm">
          <text:p/>
        </draw:line>
        <draw:line draw:style-name="gr10" draw:layer="layout" svg:x1="6.981cm" svg:y1="5.392cm" svg:x2="6.989cm" svg:y2="5.475cm">
          <text:p/>
        </draw:line>
        <draw:line draw:style-name="gr10" draw:layer="layout" svg:x1="6.988cm" svg:y1="5.474cm" svg:x2="6.988cm" svg:y2="5.528cm">
          <text:p/>
        </draw:line>
        <draw:line draw:style-name="gr10" draw:layer="layout" svg:x1="6.988cm" svg:y1="5.528cm" svg:x2="6.996cm" svg:y2="5.597cm">
          <text:p/>
        </draw:line>
        <draw:line draw:style-name="gr10" draw:layer="layout" svg:x1="6.995cm" svg:y1="5.596cm" svg:x2="6.995cm" svg:y2="5.691cm">
          <text:p/>
        </draw:line>
        <draw:line draw:style-name="gr10" draw:layer="layout" svg:x1="6.995cm" svg:y1="5.691cm" svg:x2="7.003cm" svg:y2="5.89cm">
          <text:p/>
        </draw:line>
        <draw:line draw:style-name="gr10" draw:layer="layout" svg:x1="7.002cm" svg:y1="5.889cm" svg:x2="7.01cm" svg:y2="6.046cm">
          <text:p/>
        </draw:line>
        <draw:line draw:style-name="gr10" draw:layer="layout" svg:x1="7.009cm" svg:y1="6.045cm" svg:x2="7.009cm" svg:y2="6.202cm">
          <text:p/>
        </draw:line>
        <draw:line draw:style-name="gr10" draw:layer="layout" svg:x1="7.009cm" svg:y1="6.202cm" svg:x2="7.017cm" svg:y2="6.264cm">
          <text:p/>
        </draw:line>
        <draw:line draw:style-name="gr10" draw:layer="layout" svg:x1="7.016cm" svg:y1="6.263cm" svg:x2="7.023cm" svg:y2="6.305cm">
          <text:p/>
        </draw:line>
        <draw:line draw:style-name="gr10" draw:layer="layout" svg:x1="7.022cm" svg:y1="6.304cm" svg:x2="7.022cm" svg:y2="6.256cm">
          <text:p/>
        </draw:line>
        <draw:line draw:style-name="gr10" draw:layer="layout" svg:x1="7.022cm" svg:y1="6.257cm" svg:x2="7.031cm" svg:y2="6.147cm">
          <text:p/>
        </draw:line>
        <draw:line draw:style-name="gr10" draw:layer="layout" svg:x1="7.029cm" svg:y1="6.147cm" svg:x2="7.029cm" svg:y2="6.052cm">
          <text:p/>
        </draw:line>
        <draw:line draw:style-name="gr10" draw:layer="layout" svg:x1="7.029cm" svg:y1="6.053cm" svg:x2="7.037cm" svg:y2="5.963cm">
          <text:p/>
        </draw:line>
        <draw:line draw:style-name="gr10" draw:layer="layout" svg:x1="7.036cm" svg:y1="5.964cm" svg:x2="7.044cm" svg:y2="5.882cm">
          <text:p/>
        </draw:line>
        <draw:line draw:style-name="gr10" draw:layer="layout" svg:x1="7.043cm" svg:y1="5.882cm" svg:x2="7.043cm" svg:y2="5.841cm">
          <text:p/>
        </draw:line>
        <draw:line draw:style-name="gr10" draw:layer="layout" svg:x1="7.043cm" svg:y1="5.841cm" svg:x2="7.051cm" svg:y2="5.883cm">
          <text:p/>
        </draw:line>
        <draw:line draw:style-name="gr10" draw:layer="layout" svg:x1="7.05cm" svg:y1="5.882cm" svg:x2="7.057cm" svg:y2="5.951cm">
          <text:p/>
        </draw:line>
        <draw:line draw:style-name="gr10" draw:layer="layout" svg:x1="7.056cm" svg:y1="5.95cm" svg:x2="7.056cm" svg:y2="6.032cm">
          <text:p/>
        </draw:line>
        <draw:line draw:style-name="gr10" draw:layer="layout" svg:x1="7.056cm" svg:y1="6.032cm" svg:x2="7.064cm" svg:y2="6.148cm">
          <text:p/>
        </draw:line>
        <draw:line draw:style-name="gr10" draw:layer="layout" svg:x1="7.063cm" svg:y1="6.147cm" svg:x2="7.063cm" svg:y2="6.229cm">
          <text:p/>
        </draw:line>
        <draw:line draw:style-name="gr10" draw:layer="layout" svg:x1="7.063cm" svg:y1="6.229cm" svg:x2="7.071cm" svg:y2="6.257cm">
          <text:p/>
        </draw:line>
        <draw:line draw:style-name="gr10" draw:layer="layout" svg:x1="7.07cm" svg:y1="6.256cm" svg:x2="7.077cm" svg:y2="6.256cm">
          <text:p/>
        </draw:line>
        <draw:line draw:style-name="gr10" draw:layer="layout" svg:x1="7.077cm" svg:y1="6.256cm" svg:x2="7.077cm" svg:y2="6.229cm">
          <text:p/>
        </draw:line>
        <draw:line draw:style-name="gr10" draw:layer="layout" svg:x1="7.077cm" svg:y1="6.23cm" svg:x2="7.085cm" svg:y2="6.161cm">
          <text:p/>
        </draw:line>
        <draw:line draw:style-name="gr10" draw:layer="layout" svg:x1="7.084cm" svg:y1="6.162cm" svg:x2="7.091cm" svg:y2="6.038cm">
          <text:p/>
        </draw:line>
        <draw:line draw:style-name="gr10" draw:layer="layout" svg:x1="7.09cm" svg:y1="6.038cm" svg:x2="7.09cm" svg:y2="5.977cm">
          <text:p/>
        </draw:line>
        <draw:line draw:style-name="gr10" draw:layer="layout" svg:x1="7.09cm" svg:y1="5.978cm" svg:x2="7.098cm" svg:y2="5.855cm">
          <text:p/>
        </draw:line>
        <draw:line draw:style-name="gr10" draw:layer="layout" svg:x1="7.097cm" svg:y1="5.855cm" svg:x2="7.097cm" svg:y2="5.705cm">
          <text:p/>
        </draw:line>
        <draw:line draw:style-name="gr10" draw:layer="layout" svg:x1="7.097cm" svg:y1="5.706cm" svg:x2="7.105cm" svg:y2="5.651cm">
          <text:p/>
        </draw:line>
        <draw:line draw:style-name="gr10" draw:layer="layout" svg:x1="7.104cm" svg:y1="5.652cm" svg:x2="7.112cm" svg:y2="5.63cm">
          <text:p/>
        </draw:line>
        <draw:line draw:style-name="gr10" draw:layer="layout" svg:x1="7.111cm" svg:y1="5.63cm" svg:x2="7.111cm" svg:y2="5.671cm">
          <text:p/>
        </draw:line>
        <draw:line draw:style-name="gr10" draw:layer="layout" svg:x1="7.111cm" svg:y1="5.671cm" svg:x2="7.119cm" svg:y2="5.706cm">
          <text:p/>
        </draw:line>
        <draw:line draw:style-name="gr10" draw:layer="layout" svg:x1="7.118cm" svg:y1="5.705cm" svg:x2="7.118cm" svg:y2="5.746cm">
          <text:p/>
        </draw:line>
        <draw:line draw:style-name="gr10" draw:layer="layout" svg:x1="7.118cm" svg:y1="5.746cm" svg:x2="7.127cm" svg:y2="5.842cm">
          <text:p/>
        </draw:line>
        <draw:line draw:style-name="gr10" draw:layer="layout" svg:x1="7.125cm" svg:y1="5.841cm" svg:x2="7.132cm" svg:y2="5.856cm">
          <text:p/>
        </draw:line>
        <draw:line draw:style-name="gr10" draw:layer="layout" svg:x1="7.131cm" svg:y1="5.855cm" svg:x2="7.131cm" svg:y2="5.889cm">
          <text:p/>
        </draw:line>
        <draw:line draw:style-name="gr10" draw:layer="layout" svg:x1="7.131cm" svg:y1="5.89cm" svg:x2="7.139cm" svg:y2="5.841cm">
          <text:p/>
        </draw:line>
        <draw:line draw:style-name="gr10" draw:layer="layout" svg:x1="7.138cm" svg:y1="5.842cm" svg:x2="7.146cm" svg:y2="5.766cm">
          <text:p/>
        </draw:line>
        <draw:line draw:style-name="gr10" draw:layer="layout" svg:x1="7.145cm" svg:y1="5.766cm" svg:x2="7.145cm" svg:y2="5.705cm">
          <text:p/>
        </draw:line>
        <draw:line draw:style-name="gr10" draw:layer="layout" svg:x1="7.145cm" svg:y1="5.706cm" svg:x2="7.153cm" svg:y2="5.657cm">
          <text:p/>
        </draw:line>
        <draw:line draw:style-name="gr10" draw:layer="layout" svg:x1="7.152cm" svg:y1="5.657cm" svg:x2="7.152cm" svg:y2="5.603cm">
          <text:p/>
        </draw:line>
        <draw:line draw:style-name="gr10" draw:layer="layout" svg:x1="7.152cm" svg:y1="5.604cm" svg:x2="7.16cm" svg:y2="5.535cm">
          <text:p/>
        </draw:line>
        <draw:line draw:style-name="gr10" draw:layer="layout" svg:x1="7.159cm" svg:y1="5.536cm" svg:x2="7.166cm" svg:y2="5.487cm">
          <text:p/>
        </draw:line>
        <draw:line draw:style-name="gr10" draw:layer="layout" svg:x1="7.165cm" svg:y1="5.487cm" svg:x2="7.165cm" svg:y2="5.453cm">
          <text:p/>
        </draw:line>
        <draw:line draw:style-name="gr10" draw:layer="layout" svg:x1="7.165cm" svg:y1="5.453cm" svg:x2="7.173cm" svg:y2="5.509cm">
          <text:p/>
        </draw:line>
        <draw:line draw:style-name="gr10" draw:layer="layout" svg:x1="7.172cm" svg:y1="5.508cm" svg:x2="7.181cm" svg:y2="5.55cm">
          <text:p/>
        </draw:line>
        <draw:line draw:style-name="gr10" draw:layer="layout" svg:x1="7.179cm" svg:y1="5.549cm" svg:x2="7.179cm" svg:y2="5.562cm">
          <text:p/>
        </draw:line>
        <draw:line draw:style-name="gr10" draw:layer="layout" svg:x1="7.179cm" svg:y1="5.562cm" svg:x2="7.187cm" svg:y2="5.611cm">
          <text:p/>
        </draw:line>
        <draw:line draw:style-name="gr10" draw:layer="layout" svg:x1="7.186cm" svg:y1="5.61cm" svg:x2="7.186cm" svg:y2="5.644cm">
          <text:p/>
        </draw:line>
        <draw:line draw:style-name="gr10" draw:layer="layout" svg:x1="7.186cm" svg:y1="5.644cm" svg:x2="7.194cm" svg:y2="5.658cm">
          <text:p/>
        </draw:line>
        <draw:line draw:style-name="gr10" draw:layer="layout" svg:x1="7.193cm" svg:y1="5.657cm" svg:x2="7.2cm" svg:y2="5.767cm">
          <text:p/>
        </draw:line>
        <draw:line draw:style-name="gr10" draw:layer="layout" svg:x1="7.199cm" svg:y1="5.767cm" svg:x2="7.207cm" svg:y2="5.746cm">
          <text:p/>
        </draw:line>
        <draw:line draw:style-name="gr10" draw:layer="layout" svg:x1="7.206cm" svg:y1="5.747cm" svg:x2="7.214cm" svg:y2="5.685cm">
          <text:p/>
        </draw:line>
        <draw:line draw:style-name="gr10" draw:layer="layout" svg:x1="7.213cm" svg:y1="5.685cm" svg:x2="7.213cm" svg:y2="5.583cm">
          <text:p/>
        </draw:line>
        <draw:line draw:style-name="gr10" draw:layer="layout" svg:x1="7.213cm" svg:y1="5.584cm" svg:x2="7.221cm" svg:y2="5.46cm">
          <text:p/>
        </draw:line>
        <draw:line draw:style-name="gr10" draw:layer="layout" svg:x1="7.22cm" svg:y1="5.46cm" svg:x2="7.22cm" svg:y2="5.426cm">
          <text:p/>
        </draw:line>
        <draw:line draw:style-name="gr10" draw:layer="layout" svg:x1="7.22cm" svg:y1="5.427cm" svg:x2="7.229cm" svg:y2="5.297cm">
          <text:p/>
        </draw:line>
        <draw:line draw:style-name="gr10" draw:layer="layout" svg:x1="7.227cm" svg:y1="5.298cm" svg:x2="7.235cm" svg:y2="5.202cm">
          <text:p/>
        </draw:line>
        <draw:line draw:style-name="gr10" draw:layer="layout" svg:x1="7.234cm" svg:y1="5.202cm" svg:x2="7.234cm" svg:y2="5.181cm">
          <text:p/>
        </draw:line>
        <draw:line draw:style-name="gr10" draw:layer="layout" svg:x1="7.234cm" svg:y1="5.182cm" svg:x2="7.241cm" svg:y2="5.12cm">
          <text:p/>
        </draw:line>
        <draw:line draw:style-name="gr10" draw:layer="layout" svg:x1="7.24cm" svg:y1="5.12cm" svg:x2="7.248cm" svg:y2="5.129cm">
          <text:p/>
        </draw:line>
        <draw:line draw:style-name="gr10" draw:layer="layout" svg:x1="7.247cm" svg:y1="5.127cm" svg:x2="7.247cm" svg:y2="5.181cm">
          <text:p/>
        </draw:line>
        <draw:line draw:style-name="gr10" draw:layer="layout" svg:x1="7.247cm" svg:y1="5.181cm" svg:x2="7.255cm" svg:y2="5.209cm">
          <text:p/>
        </draw:line>
        <draw:line draw:style-name="gr10" draw:layer="layout" svg:x1="7.254cm" svg:y1="5.208cm" svg:x2="7.254cm" svg:y2="5.215cm">
          <text:p/>
        </draw:line>
        <draw:line draw:style-name="gr10" draw:layer="layout" svg:x1="7.254cm" svg:y1="5.215cm" svg:x2="7.262cm" svg:y2="5.318cm">
          <text:p/>
        </draw:line>
        <draw:line draw:style-name="gr10" draw:layer="layout" svg:x1="7.261cm" svg:y1="5.317cm" svg:x2="7.269cm" svg:y2="5.379cm">
          <text:p/>
        </draw:line>
        <draw:line draw:style-name="gr10" draw:layer="layout" svg:x1="7.268cm" svg:y1="5.378cm" svg:x2="7.268cm" svg:y2="5.406cm">
          <text:p/>
        </draw:line>
        <draw:line draw:style-name="gr10" draw:layer="layout" svg:x1="7.268cm" svg:y1="5.406cm" svg:x2="7.275cm" svg:y2="5.441cm">
          <text:p/>
        </draw:line>
        <draw:line draw:style-name="gr10" draw:layer="layout" svg:x1="7.274cm" svg:y1="5.44cm" svg:x2="7.283cm" svg:y2="5.461cm">
          <text:p/>
        </draw:line>
        <draw:line draw:style-name="gr10" draw:layer="layout" svg:x1="7.281cm" svg:y1="5.46cm" svg:x2="7.281cm" svg:y2="5.467cm">
          <text:p/>
        </draw:line>
        <draw:line draw:style-name="gr10" draw:layer="layout" svg:x1="7.281cm" svg:y1="5.467cm" svg:x2="7.288cm" svg:y2="5.467cm">
          <text:p/>
        </draw:line>
        <draw:line draw:style-name="gr10" draw:layer="layout" svg:x1="7.288cm" svg:y1="5.467cm" svg:x2="7.288cm" svg:y2="5.508cm">
          <text:p/>
        </draw:line>
        <draw:line draw:style-name="gr10" draw:layer="layout" svg:x1="7.288cm" svg:y1="5.509cm" svg:x2="7.296cm" svg:y2="5.474cm">
          <text:p/>
        </draw:line>
        <draw:line draw:style-name="gr10" draw:layer="layout" svg:x1="7.295cm" svg:y1="5.474cm" svg:x2="7.303cm" svg:y2="5.495cm">
          <text:p/>
        </draw:line>
        <draw:line draw:style-name="gr10" draw:layer="layout" svg:x1="7.302cm" svg:y1="5.494cm" svg:x2="7.302cm" svg:y2="5.508cm">
          <text:p/>
        </draw:line>
        <draw:line draw:style-name="gr10" draw:layer="layout" svg:x1="7.302cm" svg:y1="5.508cm" svg:x2="7.309cm" svg:y2="5.563cm">
          <text:p/>
        </draw:line>
        <draw:line draw:style-name="gr10" draw:layer="layout" svg:x1="7.308cm" svg:y1="5.562cm" svg:x2="7.316cm" svg:y2="5.59cm">
          <text:p/>
        </draw:line>
        <draw:line draw:style-name="gr10" draw:layer="layout" svg:x1="7.315cm" svg:y1="5.589cm" svg:x2="7.315cm" svg:y2="5.63cm">
          <text:p/>
        </draw:line>
        <draw:line draw:style-name="gr10" draw:layer="layout" svg:x1="7.315cm" svg:y1="5.63cm" svg:x2="7.323cm" svg:y2="5.692cm">
          <text:p/>
        </draw:line>
        <draw:line draw:style-name="gr10" draw:layer="layout" svg:x1="7.322cm" svg:y1="5.691cm" svg:x2="7.322cm" svg:y2="5.664cm">
          <text:p/>
        </draw:line>
        <draw:line draw:style-name="gr10" draw:layer="layout" svg:x1="7.322cm" svg:y1="5.665cm" svg:x2="7.331cm" svg:y2="5.623cm">
          <text:p/>
        </draw:line>
        <draw:line draw:style-name="gr10" draw:layer="layout" svg:x1="7.329cm" svg:y1="5.624cm" svg:x2="7.337cm" svg:y2="5.569cm">
          <text:p/>
        </draw:line>
        <draw:line draw:style-name="gr10" draw:layer="layout" svg:x1="7.336cm" svg:y1="5.569cm" svg:x2="7.336cm" svg:y2="5.501cm">
          <text:p/>
        </draw:line>
        <draw:line draw:style-name="gr10" draw:layer="layout" svg:x1="7.336cm" svg:y1="5.502cm" svg:x2="7.344cm" svg:y2="5.426cm">
          <text:p/>
        </draw:line>
        <draw:line draw:style-name="gr10" draw:layer="layout" svg:x1="7.343cm" svg:y1="5.427cm" svg:x2="7.35cm" svg:y2="5.324cm">
          <text:p/>
        </draw:line>
        <draw:line draw:style-name="gr10" draw:layer="layout" svg:x1="7.349cm" svg:y1="5.324cm" svg:x2="7.349cm" svg:y2="5.263cm">
          <text:p/>
        </draw:line>
        <draw:line draw:style-name="gr10" draw:layer="layout" svg:x1="7.349cm" svg:y1="5.264cm" svg:x2="7.357cm" svg:y2="5.222cm">
          <text:p/>
        </draw:line>
        <draw:line draw:style-name="gr10" draw:layer="layout" svg:x1="7.356cm" svg:y1="5.222cm" svg:x2="7.356cm" svg:y2="5.236cm">
          <text:p/>
        </draw:line>
        <draw:line draw:style-name="gr10" draw:layer="layout" svg:x1="7.356cm" svg:y1="5.236cm" svg:x2="7.364cm" svg:y2="5.243cm">
          <text:p/>
        </draw:line>
        <draw:line draw:style-name="gr10" draw:layer="layout" svg:x1="7.363cm" svg:y1="5.242cm" svg:x2="7.371cm" svg:y2="5.318cm">
          <text:p/>
        </draw:line>
        <draw:line draw:style-name="gr10" draw:layer="layout" svg:x1="7.37cm" svg:y1="5.317cm" svg:x2="7.37cm" svg:y2="5.324cm">
          <text:p/>
        </draw:line>
        <draw:line draw:style-name="gr10" draw:layer="layout" svg:x1="7.37cm" svg:y1="5.324cm" svg:x2="7.379cm" svg:y2="5.393cm">
          <text:p/>
        </draw:line>
        <draw:line draw:style-name="gr10" draw:layer="layout" svg:x1="7.377cm" svg:y1="5.393cm" svg:x2="7.384cm" svg:y2="5.385cm">
          <text:p/>
        </draw:line>
        <draw:line draw:style-name="gr10" draw:layer="layout" svg:x1="7.383cm" svg:y1="5.386cm" svg:x2="7.391cm" svg:y2="5.372cm">
          <text:p/>
        </draw:line>
        <draw:line draw:style-name="gr10" draw:layer="layout" svg:x1="7.39cm" svg:y1="5.372cm" svg:x2="7.39cm" svg:y2="5.276cm">
          <text:p/>
        </draw:line>
        <draw:line draw:style-name="gr10" draw:layer="layout" svg:x1="7.39cm" svg:y1="5.277cm" svg:x2="7.398cm" svg:y2="5.256cm">
          <text:p/>
        </draw:line>
        <draw:line draw:style-name="gr10" draw:layer="layout" svg:x1="7.397cm" svg:y1="5.257cm" svg:x2="7.405cm" svg:y2="5.188cm">
          <text:p/>
        </draw:line>
        <draw:line draw:style-name="gr10" draw:layer="layout" svg:x1="7.404cm" svg:y1="5.188cm" svg:x2="7.404cm" svg:y2="5.127cm">
          <text:p/>
        </draw:line>
        <draw:line draw:style-name="gr10" draw:layer="layout" svg:x1="7.404cm" svg:y1="5.129cm" svg:x2="7.412cm" svg:y2="5.12cm">
          <text:p/>
        </draw:line>
        <draw:line draw:style-name="gr10" draw:layer="layout" svg:x1="7.411cm" svg:y1="5.121cm" svg:x2="7.418cm" svg:y2="5.093cm">
          <text:p/>
        </draw:line>
        <draw:line draw:style-name="gr10" draw:layer="layout" svg:x1="7.417cm" svg:y1="5.093cm" svg:x2="7.417cm" svg:y2="5.1cm">
          <text:p/>
        </draw:line>
        <draw:line draw:style-name="gr10" draw:layer="layout" svg:x1="7.417cm" svg:y1="5.1cm" svg:x2="7.425cm" svg:y2="5.128cm">
          <text:p/>
        </draw:line>
        <draw:line draw:style-name="gr10" draw:layer="layout" svg:x1="7.424cm" svg:y1="5.127cm" svg:x2="7.424cm" svg:y2="5.14cm">
          <text:p/>
        </draw:line>
        <draw:line draw:style-name="gr10" draw:layer="layout" svg:x1="7.424cm" svg:y1="5.14cm" svg:x2="7.433cm" svg:y2="5.209cm">
          <text:p/>
        </draw:line>
        <draw:line draw:style-name="gr10" draw:layer="layout" svg:x1="7.431cm" svg:y1="5.208cm" svg:x2="7.439cm" svg:y2="5.257cm">
          <text:p/>
        </draw:line>
        <draw:line draw:style-name="gr10" draw:layer="layout" svg:x1="7.438cm" svg:y1="5.256cm" svg:x2="7.438cm" svg:y2="5.249cm">
          <text:p/>
        </draw:line>
        <draw:line draw:style-name="gr10" draw:layer="layout" svg:x1="7.438cm" svg:y1="5.249cm" svg:x2="7.446cm" svg:y2="5.272cm">
          <text:p/>
        </draw:line>
        <draw:line draw:style-name="gr10" draw:layer="layout" svg:x1="7.445cm" svg:y1="5.27cm" svg:x2="7.453cm" svg:y2="5.291cm">
          <text:p/>
        </draw:line>
        <draw:line draw:style-name="gr10" draw:layer="layout" svg:x1="7.452cm" svg:y1="5.29cm" svg:x2="7.452cm" svg:y2="5.351cm">
          <text:p/>
        </draw:line>
        <draw:line draw:style-name="gr10" draw:layer="layout" svg:x1="7.452cm" svg:y1="5.351cm" svg:x2="7.459cm" svg:y2="5.502cm">
          <text:p/>
        </draw:line>
        <draw:line draw:style-name="gr10" draw:layer="layout" svg:x1="7.458cm" svg:y1="5.501cm" svg:x2="7.458cm" svg:y2="5.637cm">
          <text:p/>
        </draw:line>
        <draw:line draw:style-name="gr10" draw:layer="layout" svg:x1="7.458cm" svg:y1="5.637cm" svg:x2="7.466cm" svg:y2="5.788cm">
          <text:p/>
        </draw:line>
        <draw:line draw:style-name="gr10" draw:layer="layout" svg:x1="7.465cm" svg:y1="5.787cm" svg:x2="7.473cm" svg:y2="5.951cm">
          <text:p/>
        </draw:line>
        <draw:line draw:style-name="gr10" draw:layer="layout" svg:x1="7.472cm" svg:y1="5.95cm" svg:x2="7.472cm" svg:y2="6.066cm">
          <text:p/>
        </draw:line>
        <draw:line draw:style-name="gr10" draw:layer="layout" svg:x1="7.472cm" svg:y1="6.066cm" svg:x2="7.481cm" svg:y2="6.162cm">
          <text:p/>
        </draw:line>
        <draw:line draw:style-name="gr10" draw:layer="layout" svg:x1="7.479cm" svg:y1="6.161cm" svg:x2="7.487cm" svg:y2="6.196cm">
          <text:p/>
        </draw:line>
        <draw:line draw:style-name="gr10" draw:layer="layout" svg:x1="7.486cm" svg:y1="6.195cm" svg:x2="7.486cm" svg:y2="6.208cm">
          <text:p/>
        </draw:line>
        <draw:line draw:style-name="gr10" draw:layer="layout" svg:x1="7.486cm" svg:y1="6.209cm" svg:x2="7.493cm" svg:y2="6.161cm">
          <text:p/>
        </draw:line>
        <draw:line draw:style-name="gr10" draw:layer="layout" svg:x1="7.492cm" svg:y1="6.161cm" svg:x2="7.492cm" svg:y2="6.066cm">
          <text:p/>
        </draw:line>
        <draw:line draw:style-name="gr10" draw:layer="layout" svg:x1="7.492cm" svg:y1="6.067cm" svg:x2="7.5cm" svg:y2="5.97cm">
          <text:p/>
        </draw:line>
        <draw:line draw:style-name="gr10" draw:layer="layout" svg:x1="7.499cm" svg:y1="5.971cm" svg:x2="7.507cm" svg:y2="5.861cm">
          <text:p/>
        </draw:line>
        <draw:line draw:style-name="gr10" draw:layer="layout" svg:x1="7.506cm" svg:y1="5.861cm" svg:x2="7.506cm" svg:y2="5.712cm">
          <text:p/>
        </draw:line>
        <draw:line draw:style-name="gr10" draw:layer="layout" svg:x1="7.506cm" svg:y1="5.713cm" svg:x2="7.514cm" svg:y2="5.576cm">
          <text:p/>
        </draw:line>
        <draw:line draw:style-name="gr10" draw:layer="layout" svg:x1="7.513cm" svg:y1="5.577cm" svg:x2="7.521cm" svg:y2="5.481cm">
          <text:p/>
        </draw:line>
        <draw:line draw:style-name="gr10" draw:layer="layout" svg:x1="7.52cm" svg:y1="5.481cm" svg:x2="7.52cm" svg:y2="5.351cm">
          <text:p/>
        </draw:line>
        <draw:line draw:style-name="gr10" draw:layer="layout" svg:x1="7.52cm" svg:y1="5.352cm" svg:x2="7.527cm" svg:y2="5.27cm">
          <text:p/>
        </draw:line>
        <draw:line draw:style-name="gr10" draw:layer="layout" svg:x1="7.526cm" svg:y1="5.27cm" svg:x2="7.526cm" svg:y2="5.222cm">
          <text:p/>
        </draw:line>
        <draw:line draw:style-name="gr10" draw:layer="layout" svg:x1="7.526cm" svg:y1="5.222cm" svg:x2="7.535cm" svg:y2="5.231cm">
          <text:p/>
        </draw:line>
        <draw:line draw:style-name="gr10" draw:layer="layout" svg:x1="7.533cm" svg:y1="5.23cm" svg:x2="7.541cm" svg:y2="5.188cm">
          <text:p/>
        </draw:line>
        <draw:line draw:style-name="gr10" draw:layer="layout" svg:x1="7.54cm" svg:y1="5.188cm" svg:x2="7.54cm" svg:y2="5.168cm">
          <text:p/>
        </draw:line>
        <draw:line draw:style-name="gr10" draw:layer="layout" svg:x1="7.54cm" svg:y1="5.169cm" svg:x2="7.548cm" svg:y2="5.127cm">
          <text:p/>
        </draw:line>
        <draw:line draw:style-name="gr10" draw:layer="layout" svg:x1="7.547cm" svg:y1="5.127cm" svg:x2="7.555cm" svg:y2="5.148cm">
          <text:p/>
        </draw:line>
        <draw:line draw:style-name="gr10" draw:layer="layout" svg:x1="7.554cm" svg:y1="5.147cm" svg:x2="7.554cm" svg:y2="5.134cm">
          <text:p/>
        </draw:line>
        <draw:line draw:style-name="gr10" draw:layer="layout" svg:x1="7.554cm" svg:y1="5.135cm" svg:x2="7.561cm" svg:y2="5.12cm">
          <text:p/>
        </draw:line>
        <draw:line draw:style-name="gr10" draw:layer="layout" svg:x1="7.56cm" svg:y1="5.12cm" svg:x2="7.56cm" svg:y2="5.215cm">
          <text:p/>
        </draw:line>
        <draw:line draw:style-name="gr10" draw:layer="layout" svg:x1="7.56cm" svg:y1="5.215cm" svg:x2="7.568cm" svg:y2="5.25cm">
          <text:p/>
        </draw:line>
        <draw:line draw:style-name="gr10" draw:layer="layout" svg:x1="7.567cm" svg:y1="5.249cm" svg:x2="7.575cm" svg:y2="5.345cm">
          <text:p/>
        </draw:line>
        <draw:line draw:style-name="gr10" draw:layer="layout" svg:x1="7.574cm" svg:y1="5.344cm" svg:x2="7.574cm" svg:y2="5.419cm">
          <text:p/>
        </draw:line>
        <draw:line draw:style-name="gr10" draw:layer="layout" svg:x1="7.574cm" svg:y1="5.419cm" svg:x2="7.583cm" svg:y2="5.536cm">
          <text:p/>
        </draw:line>
        <draw:line draw:style-name="gr10" draw:layer="layout" svg:x1="7.581cm" svg:y1="5.535cm" svg:x2="7.589cm" svg:y2="5.611cm">
          <text:p/>
        </draw:line>
        <draw:line draw:style-name="gr10" draw:layer="layout" svg:x1="7.588cm" svg:y1="5.61cm" svg:x2="7.588cm" svg:y2="5.589cm">
          <text:p/>
        </draw:line>
        <draw:line draw:style-name="gr10" draw:layer="layout" svg:x1="7.588cm" svg:y1="5.59cm" svg:x2="7.596cm" svg:y2="5.549cm">
          <text:p/>
        </draw:line>
        <draw:line draw:style-name="gr10" draw:layer="layout" svg:x1="7.595cm" svg:y1="5.549cm" svg:x2="7.595cm" svg:y2="5.487cm">
          <text:p/>
        </draw:line>
        <draw:line draw:style-name="gr10" draw:layer="layout" svg:x1="7.595cm" svg:y1="5.488cm" svg:x2="7.602cm" svg:y2="5.433cm">
          <text:p/>
        </draw:line>
        <draw:line draw:style-name="gr10" draw:layer="layout" svg:x1="7.601cm" svg:y1="5.434cm" svg:x2="7.609cm" svg:y2="5.372cm">
          <text:p/>
        </draw:line>
        <draw:line draw:style-name="gr10" draw:layer="layout" svg:x1="7.608cm" svg:y1="5.372cm" svg:x2="7.608cm" svg:y2="5.31cm">
          <text:p/>
        </draw:line>
        <draw:line draw:style-name="gr10" draw:layer="layout" svg:x1="7.608cm" svg:y1="5.311cm" svg:x2="7.616cm" svg:y2="5.222cm">
          <text:p/>
        </draw:line>
        <draw:line draw:style-name="gr10" draw:layer="layout" svg:x1="7.615cm" svg:y1="5.223cm" svg:x2="7.623cm" svg:y2="5.181cm">
          <text:p/>
        </draw:line>
        <draw:line draw:style-name="gr10" draw:layer="layout" svg:x1="7.622cm" svg:y1="5.183cm" svg:x2="7.631cm" svg:y2="5.14cm">
          <text:p/>
        </draw:line>
        <draw:line draw:style-name="gr10" draw:layer="layout" svg:x1="7.629cm" svg:y1="5.14cm" svg:x2="7.629cm" svg:y2="5.079cm">
          <text:p/>
        </draw:line>
        <draw:line draw:style-name="gr10" draw:layer="layout" svg:x1="7.629cm" svg:y1="5.08cm" svg:x2="7.635cm" svg:y2="4.991cm">
          <text:p/>
        </draw:line>
        <draw:line draw:style-name="gr10" draw:layer="layout" svg:x1="7.635cm" svg:y1="4.992cm" svg:x2="7.643cm" svg:y2="4.984cm">
          <text:p/>
        </draw:line>
        <draw:line draw:style-name="gr10" draw:layer="layout" svg:x1="7.642cm" svg:y1="4.984cm" svg:x2="7.642cm" svg:y2="4.964cm">
          <text:p/>
        </draw:line>
        <draw:line draw:style-name="gr10" draw:layer="layout" svg:x1="7.642cm" svg:y1="4.964cm" svg:x2="7.65cm" svg:y2="5.005cm">
          <text:p/>
        </draw:line>
        <draw:line draw:style-name="gr10" draw:layer="layout" svg:x1="7.649cm" svg:y1="5.004cm" svg:x2="7.657cm" svg:y2="5.046cm">
          <text:p/>
        </draw:line>
        <draw:line draw:style-name="gr10" draw:layer="layout" svg:x1="7.656cm" svg:y1="5.045cm" svg:x2="7.656cm" svg:y2="5.161cm">
          <text:p/>
        </draw:line>
        <draw:line draw:style-name="gr10" draw:layer="layout" svg:x1="7.656cm" svg:y1="5.161cm" svg:x2="7.664cm" svg:y2="5.277cm">
          <text:p/>
        </draw:line>
        <draw:line draw:style-name="gr10" draw:layer="layout" svg:x1="7.663cm" svg:y1="5.276cm" svg:x2="7.663cm" svg:y2="5.447cm">
          <text:p/>
        </draw:line>
        <draw:line draw:style-name="gr10" draw:layer="layout" svg:x1="7.663cm" svg:y1="5.447cm" svg:x2="7.67cm" svg:y2="5.536cm">
          <text:p/>
        </draw:line>
        <draw:line draw:style-name="gr10" draw:layer="layout" svg:x1="7.669cm" svg:y1="5.535cm" svg:x2="7.677cm" svg:y2="5.604cm">
          <text:p/>
        </draw:line>
        <draw:line draw:style-name="gr10" draw:layer="layout" svg:x1="7.676cm" svg:y1="5.603cm" svg:x2="7.676cm" svg:y2="5.617cm">
          <text:p/>
        </draw:line>
        <draw:line draw:style-name="gr10" draw:layer="layout" svg:x1="7.676cm" svg:y1="5.618cm" svg:x2="7.685cm" svg:y2="5.603cm">
          <text:p/>
        </draw:line>
        <draw:line draw:style-name="gr10" draw:layer="layout" svg:x1="7.683cm" svg:y1="5.604cm" svg:x2="7.691cm" svg:y2="5.542cm">
          <text:p/>
        </draw:line>
        <draw:line draw:style-name="gr10" draw:layer="layout" svg:x1="7.69cm" svg:y1="5.542cm" svg:x2="7.69cm" svg:y2="5.46cm">
          <text:p/>
        </draw:line>
        <draw:line draw:style-name="gr10" draw:layer="layout" svg:x1="7.69cm" svg:y1="5.461cm" svg:x2="7.698cm" svg:y2="5.338cm">
          <text:p/>
        </draw:line>
        <draw:line draw:style-name="gr10" draw:layer="layout" svg:x1="7.697cm" svg:y1="5.338cm" svg:x2="7.697cm" svg:y2="5.249cm">
          <text:p/>
        </draw:line>
        <draw:line draw:style-name="gr10" draw:layer="layout" svg:x1="7.697cm" svg:y1="5.25cm" svg:x2="7.705cm" svg:y2="5.208cm">
          <text:p/>
        </draw:line>
        <draw:line draw:style-name="gr10" draw:layer="layout" svg:x1="7.704cm" svg:y1="5.209cm" svg:x2="7.711cm" svg:y2="5.161cm">
          <text:p/>
        </draw:line>
        <draw:line draw:style-name="gr10" draw:layer="layout" svg:x1="7.71cm" svg:y1="5.161cm" svg:x2="7.71cm" svg:y2="5.188cm">
          <text:p/>
        </draw:line>
        <draw:line draw:style-name="gr10" draw:layer="layout" svg:x1="7.71cm" svg:y1="5.188cm" svg:x2="7.718cm" svg:y2="5.223cm">
          <text:p/>
        </draw:line>
        <draw:line draw:style-name="gr10" draw:layer="layout" svg:x1="7.717cm" svg:y1="5.222cm" svg:x2="7.725cm" svg:y2="5.243cm">
          <text:p/>
        </draw:line>
        <draw:line draw:style-name="gr10" draw:layer="layout" svg:x1="7.724cm" svg:y1="5.242cm" svg:x2="7.724cm" svg:y2="5.256cm">
          <text:p/>
        </draw:line>
        <draw:line draw:style-name="gr10" draw:layer="layout" svg:x1="7.724cm" svg:y1="5.257cm" svg:x2="7.733cm" svg:y2="5.215cm">
          <text:p/>
        </draw:line>
        <draw:line draw:style-name="gr10" draw:layer="layout" svg:x1="7.731cm" svg:y1="5.215cm" svg:x2="7.731cm" svg:y2="5.161cm">
          <text:p/>
        </draw:line>
        <draw:line draw:style-name="gr10" draw:layer="layout" svg:x1="7.731cm" svg:y1="5.161cm" svg:x2="7.738cm" svg:y2="5.161cm">
          <text:p/>
        </draw:line>
        <draw:line draw:style-name="gr10" draw:layer="layout" svg:x1="7.738cm" svg:y1="5.162cm" svg:x2="7.745cm" svg:y2="5.127cm">
          <text:p/>
        </draw:line>
        <draw:line draw:style-name="gr10" draw:layer="layout" svg:x1="7.744cm" svg:y1="5.127cm" svg:x2="7.744cm" svg:y2="5.14cm">
          <text:p/>
        </draw:line>
        <draw:line draw:style-name="gr10" draw:layer="layout" svg:x1="7.744cm" svg:y1="5.14cm" svg:x2="7.752cm" svg:y2="5.209cm">
          <text:p/>
        </draw:line>
        <draw:line draw:style-name="gr10" draw:layer="layout" svg:x1="7.751cm" svg:y1="5.208cm" svg:x2="7.759cm" svg:y2="5.25cm">
          <text:p/>
        </draw:line>
        <draw:line draw:style-name="gr10" draw:layer="layout" svg:x1="7.758cm" svg:y1="5.249cm" svg:x2="7.758cm" svg:y2="5.344cm">
          <text:p/>
        </draw:line>
        <draw:line draw:style-name="gr10" draw:layer="layout" svg:x1="7.758cm" svg:y1="5.344cm" svg:x2="7.766cm" svg:y2="5.475cm">
          <text:p/>
        </draw:line>
        <draw:line draw:style-name="gr10" draw:layer="layout" svg:x1="7.765cm" svg:y1="5.474cm" svg:x2="7.765cm" svg:y2="5.481cm">
          <text:p/>
        </draw:line>
        <draw:line draw:style-name="gr10" draw:layer="layout" svg:x1="7.765cm" svg:y1="5.482cm" svg:x2="7.773cm" svg:y2="5.453cm">
          <text:p/>
        </draw:line>
        <draw:line draw:style-name="gr10" draw:layer="layout" svg:x1="7.772cm" svg:y1="5.454cm" svg:x2="7.779cm" svg:y2="5.433cm">
          <text:p/>
        </draw:line>
        <draw:line draw:style-name="gr10" draw:layer="layout" svg:x1="7.778cm" svg:y1="5.433cm" svg:x2="7.778cm" svg:y2="5.426cm">
          <text:p/>
        </draw:line>
        <draw:line draw:style-name="gr10" draw:layer="layout" svg:x1="7.778cm" svg:y1="5.426cm" svg:x2="7.787cm" svg:y2="5.435cm">
          <text:p/>
        </draw:line>
        <draw:line draw:style-name="gr10" draw:layer="layout" svg:x1="7.785cm" svg:y1="5.433cm" svg:x2="7.792cm" svg:y2="5.433cm">
          <text:p/>
        </draw:line>
        <draw:line draw:style-name="gr10" draw:layer="layout" svg:x1="7.792cm" svg:y1="5.433cm" svg:x2="7.792cm" svg:y2="5.378cm">
          <text:p/>
        </draw:line>
        <draw:line draw:style-name="gr10" draw:layer="layout" svg:x1="7.792cm" svg:y1="5.379cm" svg:x2="7.8cm" svg:y2="5.351cm">
          <text:p/>
        </draw:line>
        <draw:line draw:style-name="gr10" draw:layer="layout" svg:x1="7.799cm" svg:y1="5.351cm" svg:x2="7.799cm" svg:y2="5.31cm">
          <text:p/>
        </draw:line>
        <draw:line draw:style-name="gr10" draw:layer="layout" svg:x1="7.799cm" svg:y1="5.311cm" svg:x2="7.807cm" svg:y2="5.249cm">
          <text:p/>
        </draw:line>
        <draw:line draw:style-name="gr10" draw:layer="layout" svg:x1="7.806cm" svg:y1="5.25cm" svg:x2="7.814cm" svg:y2="5.086cm">
          <text:p/>
        </draw:line>
        <draw:line draw:style-name="gr10" draw:layer="layout" svg:x1="7.813cm" svg:y1="5.086cm" svg:x2="7.813cm" svg:y2="4.977cm">
          <text:p/>
        </draw:line>
        <draw:line draw:style-name="gr10" draw:layer="layout" svg:x1="7.813cm" svg:y1="4.978cm" svg:x2="7.82cm" svg:y2="4.848cm">
          <text:p/>
        </draw:line>
        <draw:line draw:style-name="gr10" draw:layer="layout" svg:x1="7.819cm" svg:y1="4.849cm" svg:x2="7.827cm" svg:y2="4.698cm">
          <text:p/>
        </draw:line>
        <draw:line draw:style-name="gr10" draw:layer="layout" svg:x1="7.826cm" svg:y1="4.698cm" svg:x2="7.826cm" svg:y2="4.576cm">
          <text:p/>
        </draw:line>
        <draw:line draw:style-name="gr10" draw:layer="layout" svg:x1="7.826cm" svg:y1="4.577cm" svg:x2="7.835cm" svg:y2="4.515cm">
          <text:p/>
        </draw:line>
        <draw:line draw:style-name="gr10" draw:layer="layout" svg:x1="7.833cm" svg:y1="4.515cm" svg:x2="7.833cm" svg:y2="4.46cm">
          <text:p/>
        </draw:line>
        <draw:line draw:style-name="gr10" draw:layer="layout" svg:x1="7.833cm" svg:y1="4.46cm" svg:x2="7.841cm" svg:y2="4.488cm">
          <text:p/>
        </draw:line>
        <draw:line draw:style-name="gr10" draw:layer="layout" svg:x1="7.84cm" svg:y1="4.487cm" svg:x2="7.848cm" svg:y2="4.522cm">
          <text:p/>
        </draw:line>
        <draw:line draw:style-name="gr10" draw:layer="layout" svg:x1="7.847cm" svg:y1="4.521cm" svg:x2="7.847cm" svg:y2="4.528cm">
          <text:p/>
        </draw:line>
        <draw:line draw:style-name="gr10" draw:layer="layout" svg:x1="7.847cm" svg:y1="4.529cm" svg:x2="7.854cm" svg:y2="4.521cm">
          <text:p/>
        </draw:line>
        <draw:line draw:style-name="gr10" draw:layer="layout" svg:x1="7.853cm" svg:y1="4.521cm" svg:x2="7.861cm" svg:y2="4.59cm">
          <text:p/>
        </draw:line>
        <draw:line draw:style-name="gr10" draw:layer="layout" svg:x1="7.86cm" svg:y1="4.589cm" svg:x2="7.86cm" svg:y2="4.637cm">
          <text:p/>
        </draw:line>
        <draw:line draw:style-name="gr10" draw:layer="layout" svg:x1="7.86cm" svg:y1="4.637cm" svg:x2="7.868cm" svg:y2="4.672cm">
          <text:p/>
        </draw:line>
        <draw:line draw:style-name="gr10" draw:layer="layout" svg:x1="7.867cm" svg:y1="4.671cm" svg:x2="7.867cm" svg:y2="4.725cm">
          <text:p/>
        </draw:line>
        <draw:line draw:style-name="gr10" draw:layer="layout" svg:x1="7.867cm" svg:y1="4.725cm" svg:x2="7.875cm" svg:y2="4.796cm">
          <text:p/>
        </draw:line>
        <draw:line draw:style-name="gr10" draw:layer="layout" svg:x1="7.874cm" svg:y1="4.794cm" svg:x2="7.883cm" svg:y2="4.883cm">
          <text:p/>
        </draw:line>
        <draw:line draw:style-name="gr10" draw:layer="layout" svg:x1="7.881cm" svg:y1="4.882cm" svg:x2="7.881cm" svg:y2="4.943cm">
          <text:p/>
        </draw:line>
        <draw:line draw:style-name="gr10" draw:layer="layout" svg:x1="7.881cm" svg:y1="4.943cm" svg:x2="7.888cm" svg:y2="5.073cm">
          <text:p/>
        </draw:line>
        <draw:line draw:style-name="gr10" draw:layer="layout" svg:x1="7.887cm" svg:y1="5.072cm" svg:x2="7.895cm" svg:y2="5.114cm">
          <text:p/>
        </draw:line>
        <draw:line draw:style-name="gr10" draw:layer="layout" svg:x1="7.894cm" svg:y1="5.113cm" svg:x2="7.894cm" svg:y2="5.161cm">
          <text:p/>
        </draw:line>
        <draw:line draw:style-name="gr10" draw:layer="layout" svg:x1="7.894cm" svg:y1="5.161cm" svg:x2="7.902cm" svg:y2="5.175cm">
          <text:p/>
        </draw:line>
        <draw:line draw:style-name="gr10" draw:layer="layout" svg:x1="7.901cm" svg:y1="5.174cm" svg:x2="7.901cm" svg:y2="5.093cm">
          <text:p/>
        </draw:line>
        <draw:line draw:style-name="gr10" draw:layer="layout" svg:x1="7.901cm" svg:y1="5.094cm" svg:x2="7.909cm" svg:y2="5.018cm">
          <text:p/>
        </draw:line>
        <draw:line draw:style-name="gr10" draw:layer="layout" svg:x1="7.908cm" svg:y1="5.019cm" svg:x2="7.916cm" svg:y2="4.889cm">
          <text:p/>
        </draw:line>
        <draw:line draw:style-name="gr10" draw:layer="layout" svg:x1="7.915cm" svg:y1="4.889cm" svg:x2="7.915cm" svg:y2="4.821cm">
          <text:p/>
        </draw:line>
        <draw:line draw:style-name="gr10" draw:layer="layout" svg:x1="7.915cm" svg:y1="4.822cm" svg:x2="7.923cm" svg:y2="4.725cm">
          <text:p/>
        </draw:line>
        <draw:line draw:style-name="gr10" draw:layer="layout" svg:x1="7.922cm" svg:y1="4.725cm" svg:x2="7.922cm" svg:y2="4.698cm">
          <text:p/>
        </draw:line>
        <draw:line draw:style-name="gr10" draw:layer="layout" svg:x1="7.922cm" svg:y1="4.699cm" svg:x2="7.929cm" svg:y2="4.685cm">
          <text:p/>
        </draw:line>
        <draw:line draw:style-name="gr10" draw:layer="layout" svg:x1="7.928cm" svg:y1="4.685cm" svg:x2="7.937cm" svg:y2="4.74cm">
          <text:p/>
        </draw:line>
        <draw:line draw:style-name="gr10" draw:layer="layout" svg:x1="7.935cm" svg:y1="4.739cm" svg:x2="7.935cm" svg:y2="4.78cm">
          <text:p/>
        </draw:line>
        <draw:line draw:style-name="gr10" draw:layer="layout" svg:x1="7.935cm" svg:y1="4.78cm" svg:x2="7.943cm" svg:y2="4.89cm">
          <text:p/>
        </draw:line>
        <draw:line draw:style-name="gr10" draw:layer="layout" svg:x1="7.942cm" svg:y1="4.889cm" svg:x2="7.95cm" svg:y2="5.039cm">
          <text:p/>
        </draw:line>
        <draw:line draw:style-name="gr10" draw:layer="layout" svg:x1="7.949cm" svg:y1="5.038cm" svg:x2="7.949cm" svg:y2="5.195cm">
          <text:p/>
        </draw:line>
        <draw:line draw:style-name="gr10" draw:layer="layout" svg:x1="7.949cm" svg:y1="5.195cm" svg:x2="7.957cm" svg:y2="5.325cm">
          <text:p/>
        </draw:line>
        <draw:line draw:style-name="gr10" draw:layer="layout" svg:x1="7.956cm" svg:y1="5.324cm" svg:x2="7.956cm" svg:y2="5.426cm">
          <text:p/>
        </draw:line>
        <draw:line draw:style-name="gr10" draw:layer="layout" svg:x1="7.956cm" svg:y1="5.426cm" svg:x2="7.963cm" svg:y2="5.495cm">
          <text:p/>
        </draw:line>
        <draw:line draw:style-name="gr10" draw:layer="layout" svg:x1="7.962cm" svg:y1="5.494cm" svg:x2="7.97cm" svg:y2="5.509cm">
          <text:p/>
        </draw:line>
        <draw:line draw:style-name="gr10" draw:layer="layout" svg:x1="7.969cm" svg:y1="5.508cm" svg:x2="7.969cm" svg:y2="5.474cm">
          <text:p/>
        </draw:line>
        <draw:line draw:style-name="gr10" draw:layer="layout" svg:x1="7.969cm" svg:y1="5.475cm" svg:x2="7.977cm" svg:y2="5.413cm">
          <text:p/>
        </draw:line>
        <draw:line draw:style-name="gr10" draw:layer="layout" svg:x1="7.976cm" svg:y1="5.414cm" svg:x2="7.985cm" svg:y2="5.29cm">
          <text:p/>
        </draw:line>
        <draw:line draw:style-name="gr10" draw:layer="layout" svg:x1="7.983cm" svg:y1="5.29cm" svg:x2="7.983cm" svg:y2="5.174cm">
          <text:p/>
        </draw:line>
        <draw:line draw:style-name="gr10" draw:layer="layout" svg:x1="7.983cm" svg:y1="5.175cm" svg:x2="7.991cm" svg:y2="5.045cm">
          <text:p/>
        </draw:line>
        <draw:line draw:style-name="gr10" draw:layer="layout" svg:x1="7.99cm" svg:y1="5.045cm" svg:x2="7.99cm" svg:y2="4.93cm">
          <text:p/>
        </draw:line>
        <draw:line draw:style-name="gr10" draw:layer="layout" svg:x1="7.99cm" svg:y1="4.931cm" svg:x2="7.997cm" svg:y2="4.848cm">
          <text:p/>
        </draw:line>
        <draw:line draw:style-name="gr10" draw:layer="layout" svg:x1="7.996cm" svg:y1="4.849cm" svg:x2="8.004cm" svg:y2="4.841cm">
          <text:p/>
        </draw:line>
        <draw:line draw:style-name="gr10" draw:layer="layout" svg:x1="8.003cm" svg:y1="4.841cm" svg:x2="8.003cm" svg:y2="4.8cm">
          <text:p/>
        </draw:line>
        <draw:line draw:style-name="gr10" draw:layer="layout" svg:x1="8.003cm" svg:y1="4.801cm" svg:x2="8.011cm" svg:y2="4.759cm">
          <text:p/>
        </draw:line>
        <draw:line draw:style-name="gr10" draw:layer="layout" svg:x1="8.01cm" svg:y1="4.76cm" svg:x2="8.018cm" svg:y2="4.705cm">
          <text:p/>
        </draw:line>
        <draw:line draw:style-name="gr10" draw:layer="layout" svg:x1="8.017cm" svg:y1="4.705cm" svg:x2="8.017cm" svg:y2="4.698cm">
          <text:p/>
        </draw:line>
        <draw:line draw:style-name="gr10" draw:layer="layout" svg:x1="8.017cm" svg:y1="4.699cm" svg:x2="8.025cm" svg:y2="4.651cm">
          <text:p/>
        </draw:line>
        <draw:line draw:style-name="gr10" draw:layer="layout" svg:x1="8.024cm" svg:y1="4.651cm" svg:x2="8.024cm" svg:y2="4.569cm">
          <text:p/>
        </draw:line>
        <draw:line draw:style-name="gr10" draw:layer="layout" svg:x1="8.024cm" svg:y1="4.569cm" svg:x2="8.033cm" svg:y2="4.585cm">
          <text:p/>
        </draw:line>
        <draw:line draw:style-name="gr10" draw:layer="layout" svg:x1="8.031cm" svg:y1="4.584cm" svg:x2="8.038cm" svg:y2="4.549cm">
          <text:p/>
        </draw:line>
        <draw:line draw:style-name="gr10" draw:layer="layout" svg:x1="8.037cm" svg:y1="4.549cm" svg:x2="8.037cm" svg:y2="4.508cm">
          <text:p/>
        </draw:line>
        <draw:line draw:style-name="gr10" draw:layer="layout" svg:x1="8.037cm" svg:y1="4.509cm" svg:x2="8.045cm" svg:y2="4.494cm">
          <text:p/>
        </draw:line>
        <draw:line draw:style-name="gr10" draw:layer="layout" svg:x1="8.044cm" svg:y1="4.495cm" svg:x2="8.052cm" svg:y2="4.474cm">
          <text:p/>
        </draw:line>
        <draw:line draw:style-name="gr10" draw:layer="layout" svg:x1="8.051cm" svg:y1="4.474cm" svg:x2="8.051cm" svg:y2="4.426cm">
          <text:p/>
        </draw:line>
        <draw:line draw:style-name="gr10" draw:layer="layout" svg:x1="8.051cm" svg:y1="4.426cm" svg:x2="8.059cm" svg:y2="4.461cm">
          <text:p/>
        </draw:line>
        <draw:line draw:style-name="gr10" draw:layer="layout" svg:x1="8.058cm" svg:y1="4.46cm" svg:x2="8.058cm" svg:y2="4.481cm">
          <text:p/>
        </draw:line>
        <draw:line draw:style-name="gr10" draw:layer="layout" svg:x1="8.058cm" svg:y1="4.482cm" svg:x2="8.066cm" svg:y2="4.467cm">
          <text:p/>
        </draw:line>
        <draw:line draw:style-name="gr10" draw:layer="layout" svg:x1="8.065cm" svg:y1="4.467cm" svg:x2="8.072cm" svg:y2="4.516cm">
          <text:p/>
        </draw:line>
        <draw:line draw:style-name="gr10" draw:layer="layout" svg:x1="8.071cm" svg:y1="4.515cm" svg:x2="8.071cm" svg:y2="4.447cm">
          <text:p/>
        </draw:line>
        <draw:line draw:style-name="gr10" draw:layer="layout" svg:x1="8.071cm" svg:y1="4.448cm" svg:x2="8.079cm" svg:y2="4.413cm">
          <text:p/>
        </draw:line>
        <draw:line draw:style-name="gr10" draw:layer="layout" svg:x1="8.078cm" svg:y1="4.414cm" svg:x2="8.087cm" svg:y2="4.385cm">
          <text:p/>
        </draw:line>
        <draw:line draw:style-name="gr10" draw:layer="layout" svg:x1="8.085cm" svg:y1="4.385cm" svg:x2="8.085cm" svg:y2="4.351cm">
          <text:p/>
        </draw:line>
        <draw:line draw:style-name="gr10" draw:layer="layout" svg:x1="8.085cm" svg:y1="4.351cm" svg:x2="8.093cm" svg:y2="4.4cm">
          <text:p/>
        </draw:line>
        <draw:line draw:style-name="gr10" draw:layer="layout" svg:x1="8.092cm" svg:y1="4.399cm" svg:x2="8.092cm" svg:y2="4.345cm">
          <text:p/>
        </draw:line>
        <draw:line draw:style-name="gr10" draw:layer="layout" svg:x1="8.092cm" svg:y1="4.346cm" svg:x2="8.1cm" svg:y2="4.338cm">
          <text:p/>
        </draw:line>
        <draw:line draw:style-name="gr10" draw:layer="layout" svg:x1="8.099cm" svg:y1="4.338cm" svg:x2="8.106cm" svg:y2="4.393cm">
          <text:p/>
        </draw:line>
        <draw:line draw:style-name="gr10" draw:layer="layout" svg:x1="8.105cm" svg:y1="4.392cm" svg:x2="8.105cm" svg:y2="4.338cm">
          <text:p/>
        </draw:line>
        <draw:line draw:style-name="gr10" draw:layer="layout" svg:x1="8.105cm" svg:y1="4.338cm" svg:x2="8.113cm" svg:y2="4.352cm">
          <text:p/>
        </draw:line>
        <draw:line draw:style-name="gr10" draw:layer="layout" svg:x1="8.112cm" svg:y1="4.351cm" svg:x2="8.12cm" svg:y2="4.407cm">
          <text:p/>
        </draw:line>
        <draw:line draw:style-name="gr10" draw:layer="layout" svg:x1="8.119cm" svg:y1="4.406cm" svg:x2="8.119cm" svg:y2="4.487cm">
          <text:p/>
        </draw:line>
        <draw:line draw:style-name="gr10" draw:layer="layout" svg:x1="8.119cm" svg:y1="4.487cm" svg:x2="8.127cm" svg:y2="4.536cm">
          <text:p/>
        </draw:line>
        <draw:line draw:style-name="gr10" draw:layer="layout" svg:x1="8.126cm" svg:y1="4.535cm" svg:x2="8.126cm" svg:y2="4.583cm">
          <text:p/>
        </draw:line>
        <draw:line draw:style-name="gr10" draw:layer="layout" svg:x1="8.126cm" svg:y1="4.583cm" svg:x2="8.135cm" svg:y2="4.665cm">
          <text:p/>
        </draw:line>
        <draw:line draw:style-name="gr10" draw:layer="layout" svg:x1="8.133cm" svg:y1="4.664cm" svg:x2="8.141cm" svg:y2="4.706cm">
          <text:p/>
        </draw:line>
        <draw:line draw:style-name="gr10" draw:layer="layout" svg:x1="8.14cm" svg:y1="4.705cm" svg:x2="8.147cm" svg:y2="4.747cm">
          <text:p/>
        </draw:line>
        <draw:line draw:style-name="gr10" draw:layer="layout" svg:x1="8.146cm" svg:y1="4.747cm" svg:x2="8.154cm" svg:y2="4.739cm">
          <text:p/>
        </draw:line>
        <draw:line draw:style-name="gr10" draw:layer="layout" svg:x1="8.153cm" svg:y1="4.739cm" svg:x2="8.153cm" svg:y2="4.753cm">
          <text:p/>
        </draw:line>
        <draw:line draw:style-name="gr10" draw:layer="layout" svg:x1="8.153cm" svg:y1="4.753cm" svg:x2="8.16cm" svg:y2="4.753cm">
          <text:p/>
        </draw:line>
        <draw:line draw:style-name="gr10" draw:layer="layout" svg:x1="8.16cm" svg:y1="4.753cm" svg:x2="8.16cm" svg:y2="4.746cm">
          <text:p/>
        </draw:line>
        <draw:line draw:style-name="gr10" draw:layer="layout" svg:x1="8.16cm" svg:y1="4.746cm" svg:x2="8.167cm" svg:y2="4.746cm">
          <text:p/>
        </draw:line>
        <draw:line draw:style-name="gr10" draw:layer="layout" svg:x1="8.167cm" svg:y1="4.747cm" svg:x2="8.175cm" svg:y2="4.719cm">
          <text:p/>
        </draw:line>
        <draw:line draw:style-name="gr10" draw:layer="layout" svg:x1="8.174cm" svg:y1="4.719cm" svg:x2="8.174cm" svg:y2="4.644cm">
          <text:p/>
        </draw:line>
        <draw:line draw:style-name="gr10" draw:layer="layout" svg:x1="8.174cm" svg:y1="4.645cm" svg:x2="8.181cm" svg:y2="4.63cm">
          <text:p/>
        </draw:line>
        <draw:line draw:style-name="gr10" draw:layer="layout" svg:x1="8.18cm" svg:y1="4.631cm" svg:x2="8.189cm" svg:y2="4.576cm">
          <text:p/>
        </draw:line>
        <draw:line draw:style-name="gr10" draw:layer="layout" svg:x1="8.187cm" svg:y1="4.576cm" svg:x2="8.187cm" svg:y2="4.698cm">
          <text:p/>
        </draw:line>
        <draw:line draw:style-name="gr10" draw:layer="layout" svg:x1="8.187cm" svg:y1="4.698cm" svg:x2="8.195cm" svg:y2="4.767cm">
          <text:p/>
        </draw:line>
        <draw:line draw:style-name="gr10" draw:layer="layout" svg:x1="8.194cm" svg:y1="4.766cm" svg:x2="8.194cm" svg:y2="4.868cm">
          <text:p/>
        </draw:line>
        <draw:line draw:style-name="gr10" draw:layer="layout" svg:x1="8.194cm" svg:y1="4.868cm" svg:x2="8.202cm" svg:y2="4.999cm">
          <text:p/>
        </draw:line>
        <draw:line draw:style-name="gr10" draw:layer="layout" svg:x1="8.201cm" svg:y1="4.998cm" svg:x2="8.209cm" svg:y2="5.169cm">
          <text:p/>
        </draw:line>
        <draw:line draw:style-name="gr10" draw:layer="layout" svg:x1="8.208cm" svg:y1="5.168cm" svg:x2="8.208cm" svg:y2="5.304cm">
          <text:p/>
        </draw:line>
        <draw:line draw:style-name="gr10" draw:layer="layout" svg:x1="8.208cm" svg:y1="5.304cm" svg:x2="8.215cm" svg:y2="5.461cm">
          <text:p/>
        </draw:line>
        <draw:line draw:style-name="gr10" draw:layer="layout" svg:x1="8.214cm" svg:y1="5.46cm" svg:x2="8.222cm" svg:y2="5.536cm">
          <text:p/>
        </draw:line>
        <draw:line draw:style-name="gr10" draw:layer="layout" svg:x1="8.221cm" svg:y1="5.535cm" svg:x2="8.221cm" svg:y2="5.596cm">
          <text:p/>
        </draw:line>
        <draw:line draw:style-name="gr10" draw:layer="layout" svg:x1="8.221cm" svg:y1="5.596cm" svg:x2="8.229cm" svg:y2="5.638cm">
          <text:p/>
        </draw:line>
        <draw:line draw:style-name="gr10" draw:layer="layout" svg:x1="8.228cm" svg:y1="5.637cm" svg:x2="8.228cm" svg:y2="5.63cm">
          <text:p/>
        </draw:line>
        <draw:line draw:style-name="gr10" draw:layer="layout" svg:x1="8.228cm" svg:y1="5.63cm" svg:x2="8.237cm" svg:y2="5.639cm">
          <text:p/>
        </draw:line>
        <draw:line draw:style-name="gr10" draw:layer="layout" svg:x1="8.235cm" svg:y1="5.639cm" svg:x2="8.243cm" svg:y2="5.63cm">
          <text:p/>
        </draw:line>
        <draw:line draw:style-name="gr10" draw:layer="layout" svg:x1="8.242cm" svg:y1="5.63cm" svg:x2="8.242cm" svg:y2="5.583cm">
          <text:p/>
        </draw:line>
        <draw:line draw:style-name="gr10" draw:layer="layout" svg:x1="8.242cm" svg:y1="5.584cm" svg:x2="8.25cm" svg:y2="5.46cm">
          <text:p/>
        </draw:line>
        <draw:line draw:style-name="gr10" draw:layer="layout" svg:x1="8.249cm" svg:y1="5.461cm" svg:x2="8.256cm" svg:y2="5.338cm">
          <text:p/>
        </draw:line>
        <draw:line draw:style-name="gr10" draw:layer="layout" svg:x1="8.255cm" svg:y1="5.338cm" svg:x2="8.255cm" svg:y2="5.249cm">
          <text:p/>
        </draw:line>
        <draw:line draw:style-name="gr10" draw:layer="layout" svg:x1="8.255cm" svg:y1="5.25cm" svg:x2="8.263cm" svg:y2="5.14cm">
          <text:p/>
        </draw:line>
        <draw:line draw:style-name="gr10" draw:layer="layout" svg:x1="8.262cm" svg:y1="5.14cm" svg:x2="8.262cm" svg:y2="5.079cm">
          <text:p/>
        </draw:line>
        <draw:line draw:style-name="gr10" draw:layer="layout" svg:x1="8.262cm" svg:y1="5.079cm" svg:x2="8.27cm" svg:y2="5.114cm">
          <text:p/>
        </draw:line>
        <draw:line draw:style-name="gr10" draw:layer="layout" svg:x1="8.269cm" svg:y1="5.113cm" svg:x2="8.277cm" svg:y2="5.141cm">
          <text:p/>
        </draw:line>
        <draw:line draw:style-name="gr10" draw:layer="layout" svg:x1="8.276cm" svg:y1="5.14cm" svg:x2="8.276cm" svg:y2="5.181cm">
          <text:p/>
        </draw:line>
        <draw:line draw:style-name="gr10" draw:layer="layout" svg:x1="8.276cm" svg:y1="5.181cm" svg:x2="8.285cm" svg:y2="5.318cm">
          <text:p/>
        </draw:line>
        <draw:line draw:style-name="gr10" draw:layer="layout" svg:x1="8.283cm" svg:y1="5.317cm" svg:x2="8.29cm" svg:y2="5.502cm">
          <text:p/>
        </draw:line>
        <draw:line draw:style-name="gr10" draw:layer="layout" svg:x1="8.289cm" svg:y1="5.501cm" svg:x2="8.289cm" svg:y2="5.651cm">
          <text:p/>
        </draw:line>
        <draw:line draw:style-name="gr10" draw:layer="layout" svg:x1="8.289cm" svg:y1="5.651cm" svg:x2="8.297cm" svg:y2="5.767cm">
          <text:p/>
        </draw:line>
        <draw:line draw:style-name="gr10" draw:layer="layout" svg:x1="8.296cm" svg:y1="5.766cm" svg:x2="8.296cm" svg:y2="5.882cm">
          <text:p/>
        </draw:line>
        <draw:line draw:style-name="gr10" draw:layer="layout" svg:x1="8.296cm" svg:y1="5.882cm" svg:x2="8.304cm" svg:y2="5.971cm">
          <text:p/>
        </draw:line>
        <draw:line draw:style-name="gr10" draw:layer="layout" svg:x1="8.303cm" svg:y1="5.97cm" svg:x2="8.311cm" svg:y2="6.019cm">
          <text:p/>
        </draw:line>
        <draw:line draw:style-name="gr10" draw:layer="layout" svg:x1="8.31cm" svg:y1="6.018cm" svg:x2="8.31cm" svg:y2="6.086cm">
          <text:p/>
        </draw:line>
        <draw:line draw:style-name="gr10" draw:layer="layout" svg:x1="8.31cm" svg:y1="6.086cm" svg:x2="8.317cm" svg:y2="6.086cm">
          <text:p/>
        </draw:line>
        <draw:line draw:style-name="gr10" draw:layer="layout" svg:x1="8.317cm" svg:y1="6.086cm" svg:x2="8.324cm" svg:y2="6.107cm">
          <text:p/>
        </draw:line>
        <draw:line draw:style-name="gr10" draw:layer="layout" svg:x1="8.323cm" svg:y1="6.106cm" svg:x2="8.323cm" svg:y2="6.072cm">
          <text:p/>
        </draw:line>
        <draw:line draw:style-name="gr10" draw:layer="layout" svg:x1="8.323cm" svg:y1="6.073cm" svg:x2="8.331cm" svg:y2="6.032cm">
          <text:p/>
        </draw:line>
        <draw:line draw:style-name="gr10" draw:layer="layout" svg:x1="8.33cm" svg:y1="6.032cm" svg:x2="8.33cm" svg:y2="6.004cm">
          <text:p/>
        </draw:line>
        <draw:line draw:style-name="gr10" draw:layer="layout" svg:x1="8.33cm" svg:y1="6.005cm" svg:x2="8.339cm" svg:y2="5.936cm">
          <text:p/>
        </draw:line>
        <draw:line draw:style-name="gr10" draw:layer="layout" svg:x1="8.337cm" svg:y1="5.937cm" svg:x2="8.345cm" svg:y2="5.773cm">
          <text:p/>
        </draw:line>
        <draw:line draw:style-name="gr10" draw:layer="layout" svg:x1="8.344cm" svg:y1="5.773cm" svg:x2="8.344cm" svg:y2="5.569cm">
          <text:p/>
        </draw:line>
        <draw:line draw:style-name="gr10" draw:layer="layout" svg:x1="8.344cm" svg:y1="5.57cm" svg:x2="8.352cm" svg:y2="5.399cm">
          <text:p/>
        </draw:line>
        <draw:line draw:style-name="gr10" draw:layer="layout" svg:x1="8.351cm" svg:y1="5.401cm" svg:x2="8.359cm" svg:y2="5.215cm">
          <text:p/>
        </draw:line>
        <draw:line draw:style-name="gr10" draw:layer="layout" svg:x1="8.358cm" svg:y1="5.215cm" svg:x2="8.358cm" svg:y2="5.045cm">
          <text:p/>
        </draw:line>
        <draw:line draw:style-name="gr10" draw:layer="layout" svg:x1="8.358cm" svg:y1="5.046cm" svg:x2="8.365cm" svg:y2="4.909cm">
          <text:p/>
        </draw:line>
        <draw:line draw:style-name="gr10" draw:layer="layout" svg:x1="8.364cm" svg:y1="4.909cm" svg:x2="8.364cm" svg:y2="4.766cm">
          <text:p/>
        </draw:line>
        <draw:line draw:style-name="gr10" draw:layer="layout" svg:x1="8.364cm" svg:y1="4.767cm" svg:x2="8.372cm" svg:y2="4.685cm">
          <text:p/>
        </draw:line>
        <draw:line draw:style-name="gr10" draw:layer="layout" svg:x1="8.371cm" svg:y1="4.686cm" svg:x2="8.379cm" svg:y2="4.617cm">
          <text:p/>
        </draw:line>
        <draw:line draw:style-name="gr10" draw:layer="layout" svg:x1="8.378cm" svg:y1="4.617cm" svg:x2="8.378cm" svg:y2="4.521cm">
          <text:p/>
        </draw:line>
        <draw:line draw:style-name="gr10" draw:layer="layout" svg:x1="8.378cm" svg:y1="4.522cm" svg:x2="8.387cm" svg:y2="4.447cm">
          <text:p/>
        </draw:line>
        <draw:line draw:style-name="gr10" draw:layer="layout" svg:x1="8.385cm" svg:y1="4.448cm" svg:x2="8.393cm" svg:y2="4.399cm">
          <text:p/>
        </draw:line>
        <draw:line draw:style-name="gr10" draw:layer="layout" svg:x1="8.392cm" svg:y1="4.399cm" svg:x2="8.392cm" svg:y2="4.277cm">
          <text:p/>
        </draw:line>
        <draw:line draw:style-name="gr10" draw:layer="layout" svg:x1="8.392cm" svg:y1="4.278cm" svg:x2="8.399cm" svg:y2="4.209cm">
          <text:p/>
        </draw:line>
        <draw:line draw:style-name="gr10" draw:layer="layout" svg:x1="8.398cm" svg:y1="4.209cm" svg:x2="8.398cm" svg:y2="4.14cm">
          <text:p/>
        </draw:line>
        <draw:line draw:style-name="gr10" draw:layer="layout" svg:x1="8.398cm" svg:y1="4.14cm" svg:x2="8.406cm" svg:y2="4.148cm">
          <text:p/>
        </draw:line>
        <draw:line draw:style-name="gr10" draw:layer="layout" svg:x1="8.405cm" svg:y1="4.147cm" svg:x2="8.412cm" svg:y2="4.147cm">
          <text:p/>
        </draw:line>
        <draw:line draw:style-name="gr10" draw:layer="layout" svg:x1="8.412cm" svg:y1="4.147cm" svg:x2="8.412cm" svg:y2="4.188cm">
          <text:p/>
        </draw:line>
        <draw:line draw:style-name="gr10" draw:layer="layout" svg:x1="8.412cm" svg:y1="4.188cm" svg:x2="8.42cm" svg:y2="4.25cm">
          <text:p/>
        </draw:line>
        <draw:line draw:style-name="gr10" draw:layer="layout" svg:x1="8.419cm" svg:y1="4.249cm" svg:x2="8.427cm" svg:y2="4.352cm">
          <text:p/>
        </draw:line>
        <draw:line draw:style-name="gr10" draw:layer="layout" svg:x1="8.426cm" svg:y1="4.351cm" svg:x2="8.426cm" svg:y2="4.481cm">
          <text:p/>
        </draw:line>
        <draw:line draw:style-name="gr10" draw:layer="layout" svg:x1="8.426cm" svg:y1="4.481cm" svg:x2="8.433cm" svg:y2="4.631cm">
          <text:p/>
        </draw:line>
        <draw:line draw:style-name="gr10" draw:layer="layout" svg:x1="8.432cm" svg:y1="4.63cm" svg:x2="8.432cm" svg:y2="4.773cm">
          <text:p/>
        </draw:line>
        <draw:line draw:style-name="gr10" draw:layer="layout" svg:x1="8.432cm" svg:y1="4.773cm" svg:x2="8.441cm" svg:y2="4.876cm">
          <text:p/>
        </draw:line>
        <draw:line draw:style-name="gr10" draw:layer="layout" svg:x1="8.439cm" svg:y1="4.875cm" svg:x2="8.447cm" svg:y2="4.917cm">
          <text:p/>
        </draw:line>
        <draw:line draw:style-name="gr10" draw:layer="layout" svg:x1="8.446cm" svg:y1="4.916cm" svg:x2="8.446cm" svg:y2="5.011cm">
          <text:p/>
        </draw:line>
        <draw:line draw:style-name="gr10" draw:layer="layout" svg:x1="8.446cm" svg:y1="5.011cm" svg:x2="8.454cm" svg:y2="5.128cm">
          <text:p/>
        </draw:line>
        <draw:line draw:style-name="gr10" draw:layer="layout" svg:x1="8.453cm" svg:y1="5.127cm" svg:x2="8.461cm" svg:y2="5.209cm">
          <text:p/>
        </draw:line>
        <draw:line draw:style-name="gr10" draw:layer="layout" svg:x1="8.46cm" svg:y1="5.208cm" svg:x2="8.46cm" svg:y2="5.249cm">
          <text:p/>
        </draw:line>
        <draw:line draw:style-name="gr10" draw:layer="layout" svg:x1="8.46cm" svg:y1="5.25cm" svg:x2="8.468cm" svg:y2="5.242cm">
          <text:p/>
        </draw:line>
        <draw:line draw:style-name="gr10" draw:layer="layout" svg:x1="8.467cm" svg:y1="5.242cm" svg:x2="8.467cm" svg:y2="5.276cm">
          <text:p/>
        </draw:line>
        <draw:line draw:style-name="gr10" draw:layer="layout" svg:x1="8.467cm" svg:y1="5.277cm" svg:x2="8.474cm" svg:y2="5.263cm">
          <text:p/>
        </draw:line>
        <draw:line draw:style-name="gr10" draw:layer="layout" svg:x1="8.473cm" svg:y1="5.264cm" svg:x2="8.481cm" svg:y2="5.208cm">
          <text:p/>
        </draw:line>
        <draw:line draw:style-name="gr10" draw:layer="layout" svg:x1="8.48cm" svg:y1="5.208cm" svg:x2="8.48cm" svg:y2="5.14cm">
          <text:p/>
        </draw:line>
        <draw:line draw:style-name="gr10" draw:layer="layout" svg:x1="8.48cm" svg:y1="5.141cm" svg:x2="8.489cm" svg:y2="5.018cm">
          <text:p/>
        </draw:line>
        <draw:line draw:style-name="gr10" draw:layer="layout" svg:x1="8.487cm" svg:y1="5.019cm" svg:x2="8.495cm" svg:y2="4.916cm">
          <text:p/>
        </draw:line>
        <draw:line draw:style-name="gr10" draw:layer="layout" svg:x1="8.494cm" svg:y1="4.916cm" svg:x2="8.494cm" svg:y2="4.821cm">
          <text:p/>
        </draw:line>
        <draw:line draw:style-name="gr10" draw:layer="layout" svg:x1="8.494cm" svg:y1="4.822cm" svg:x2="8.502cm" svg:y2="4.773cm">
          <text:p/>
        </draw:line>
        <draw:line draw:style-name="gr10" draw:layer="layout" svg:x1="8.501cm" svg:y1="4.773cm" svg:x2="8.501cm" svg:y2="4.794cm">
          <text:p/>
        </draw:line>
        <draw:line draw:style-name="gr10" draw:layer="layout" svg:x1="8.501cm" svg:y1="4.794cm" svg:x2="8.508cm" svg:y2="4.849cm">
          <text:p/>
        </draw:line>
        <draw:line draw:style-name="gr10" draw:layer="layout" svg:x1="8.507cm" svg:y1="4.848cm" svg:x2="8.515cm" svg:y2="4.944cm">
          <text:p/>
        </draw:line>
        <draw:line draw:style-name="gr10" draw:layer="layout" svg:x1="8.514cm" svg:y1="4.943cm" svg:x2="8.514cm" svg:y2="5.052cm">
          <text:p/>
        </draw:line>
        <draw:line draw:style-name="gr10" draw:layer="layout" svg:x1="8.514cm" svg:y1="5.052cm" svg:x2="8.522cm" svg:y2="5.162cm">
          <text:p/>
        </draw:line>
        <draw:line draw:style-name="gr10" draw:layer="layout" svg:x1="8.521cm" svg:y1="5.161cm" svg:x2="8.529cm" svg:y2="5.237cm">
          <text:p/>
        </draw:line>
        <draw:line draw:style-name="gr10" draw:layer="layout" svg:x1="8.528cm" svg:y1="5.236cm" svg:x2="8.528cm" svg:y2="5.31cm">
          <text:p/>
        </draw:line>
        <draw:line draw:style-name="gr10" draw:layer="layout" svg:x1="8.528cm" svg:y1="5.31cm" svg:x2="8.535cm" svg:y2="5.31cm">
          <text:p/>
        </draw:line>
        <draw:line draw:style-name="gr10" draw:layer="layout" svg:x1="8.535cm" svg:y1="5.31cm" svg:x2="8.535cm" svg:y2="5.256cm">
          <text:p/>
        </draw:line>
        <draw:line draw:style-name="gr10" draw:layer="layout" svg:x1="8.535cm" svg:y1="5.257cm" svg:x2="8.542cm" svg:y2="5.086cm">
          <text:p/>
        </draw:line>
        <draw:line draw:style-name="gr10" draw:layer="layout" svg:x1="8.541cm" svg:y1="5.087cm" svg:x2="8.549cm" svg:y2="4.909cm">
          <text:p/>
        </draw:line>
        <draw:line draw:style-name="gr10" draw:layer="layout" svg:x1="8.548cm" svg:y1="4.909cm" svg:x2="8.548cm" svg:y2="4.766cm">
          <text:p/>
        </draw:line>
        <draw:line draw:style-name="gr10" draw:layer="layout" svg:x1="8.548cm" svg:y1="4.767cm" svg:x2="8.556cm" svg:y2="4.528cm">
          <text:p/>
        </draw:line>
        <draw:line draw:style-name="gr10" draw:layer="layout" svg:x1="8.555cm" svg:y1="4.529cm" svg:x2="8.563cm" svg:y2="4.399cm">
          <text:p/>
        </draw:line>
        <draw:line draw:style-name="gr10" draw:layer="layout" svg:x1="8.562cm" svg:y1="4.399cm" svg:x2="8.562cm" svg:y2="4.263cm">
          <text:p/>
        </draw:line>
        <draw:line draw:style-name="gr10" draw:layer="layout" svg:x1="8.562cm" svg:y1="4.264cm" svg:x2="8.57cm" svg:y2="4.134cm">
          <text:p/>
        </draw:line>
        <draw:line draw:style-name="gr10" draw:layer="layout" svg:x1="8.569cm" svg:y1="4.134cm" svg:x2="8.569cm" svg:y2="4.011cm">
          <text:p/>
        </draw:line>
        <draw:line draw:style-name="gr10" draw:layer="layout" svg:x1="8.569cm" svg:y1="4.012cm" svg:x2="8.576cm" svg:y2="3.889cm">
          <text:p/>
        </draw:line>
        <draw:line draw:style-name="gr10" draw:layer="layout" svg:x1="8.575cm" svg:y1="3.889cm" svg:x2="8.583cm" svg:y2="3.91cm">
          <text:p/>
        </draw:line>
        <draw:line draw:style-name="gr10" draw:layer="layout" svg:x1="8.582cm" svg:y1="3.909cm" svg:x2="8.582cm" svg:y2="4.025cm">
          <text:p/>
        </draw:line>
        <draw:line draw:style-name="gr10" draw:layer="layout" svg:x1="8.582cm" svg:y1="4.025cm" svg:x2="8.591cm" svg:y2="4.203cm">
          <text:p/>
        </draw:line>
        <draw:line draw:style-name="gr10" draw:layer="layout" svg:x1="8.589cm" svg:y1="4.202cm" svg:x2="8.597cm" svg:y2="4.366cm">
          <text:p/>
        </draw:line>
        <draw:line draw:style-name="gr10" draw:layer="layout" svg:x1="8.596cm" svg:y1="4.365cm" svg:x2="8.596cm" svg:y2="4.562cm">
          <text:p/>
        </draw:line>
        <draw:line draw:style-name="gr10" draw:layer="layout" svg:x1="8.596cm" svg:y1="4.562cm" svg:x2="8.604cm" svg:y2="4.74cm">
          <text:p/>
        </draw:line>
        <draw:line draw:style-name="gr10" draw:layer="layout" svg:x1="8.603cm" svg:y1="4.739cm" svg:x2="8.603cm" svg:y2="4.97cm">
          <text:p/>
        </draw:line>
        <draw:line draw:style-name="gr10" draw:layer="layout" svg:x1="8.603cm" svg:y1="4.97cm" svg:x2="8.611cm" svg:y2="5.046cm">
          <text:p/>
        </draw:line>
        <draw:line draw:style-name="gr10" draw:layer="layout" svg:x1="8.61cm" svg:y1="5.046cm" svg:x2="8.617cm" svg:y2="5.018cm">
          <text:p/>
        </draw:line>
        <draw:line draw:style-name="gr10" draw:layer="layout" svg:x1="8.616cm" svg:y1="5.018cm" svg:x2="8.616cm" svg:y2="4.97cm">
          <text:p/>
        </draw:line>
        <draw:line draw:style-name="gr10" draw:layer="layout" svg:x1="8.616cm" svg:y1="4.971cm" svg:x2="8.624cm" svg:y2="4.896cm">
          <text:p/>
        </draw:line>
        <draw:line draw:style-name="gr10" draw:layer="layout" svg:x1="8.623cm" svg:y1="4.897cm" svg:x2="8.631cm" svg:y2="4.794cm">
          <text:p/>
        </draw:line>
        <draw:line draw:style-name="gr10" draw:layer="layout" svg:x1="8.63cm" svg:y1="4.794cm" svg:x2="8.63cm" svg:y2="4.678cm">
          <text:p/>
        </draw:line>
        <draw:line draw:style-name="gr10" draw:layer="layout" svg:x1="8.63cm" svg:y1="4.679cm" svg:x2="8.639cm" svg:y2="4.508cm">
          <text:p/>
        </draw:line>
        <draw:line draw:style-name="gr10" draw:layer="layout" svg:x1="8.637cm" svg:y1="4.508cm" svg:x2="8.637cm" svg:y2="4.338cm">
          <text:p/>
        </draw:line>
        <draw:line draw:style-name="gr10" draw:layer="layout" svg:x1="8.637cm" svg:y1="4.339cm" svg:x2="8.645cm" svg:y2="4.263cm">
          <text:p/>
        </draw:line>
        <draw:line draw:style-name="gr10" draw:layer="layout" svg:x1="8.644cm" svg:y1="4.264cm" svg:x2="8.651cm" svg:y2="4.154cm">
          <text:p/>
        </draw:line>
        <draw:line draw:style-name="gr10" draw:layer="layout" svg:x1="8.65cm" svg:y1="4.154cm" svg:x2="8.65cm" svg:y2="4.086cm">
          <text:p/>
        </draw:line>
        <draw:line draw:style-name="gr10" draw:layer="layout" svg:x1="8.65cm" svg:y1="4.087cm" svg:x2="8.658cm" svg:y2="4.011cm">
          <text:p/>
        </draw:line>
        <draw:line draw:style-name="gr10" draw:layer="layout" svg:x1="8.657cm" svg:y1="4.011cm" svg:x2="8.665cm" svg:y2="4.06cm">
          <text:p/>
        </draw:line>
        <draw:line draw:style-name="gr10" draw:layer="layout" svg:x1="8.664cm" svg:y1="4.059cm" svg:x2="8.664cm" svg:y2="4.066cm">
          <text:p/>
        </draw:line>
        <draw:line draw:style-name="gr10" draw:layer="layout" svg:x1="8.664cm" svg:y1="4.066cm" svg:x2="8.672cm" svg:y2="4.169cm">
          <text:p/>
        </draw:line>
        <draw:line draw:style-name="gr10" draw:layer="layout" svg:x1="8.671cm" svg:y1="4.168cm" svg:x2="8.671cm" svg:y2="4.215cm">
          <text:p/>
        </draw:line>
        <draw:line draw:style-name="gr10" draw:layer="layout" svg:x1="8.671cm" svg:y1="4.215cm" svg:x2="8.679cm" svg:y2="4.366cm">
          <text:p/>
        </draw:line>
        <draw:line draw:style-name="gr10" draw:layer="layout" svg:x1="8.678cm" svg:y1="4.365cm" svg:x2="8.685cm" svg:y2="4.468cm">
          <text:p/>
        </draw:line>
        <draw:line draw:style-name="gr10" draw:layer="layout" svg:x1="8.684cm" svg:y1="4.467cm" svg:x2="8.684cm" svg:y2="4.589cm">
          <text:p/>
        </draw:line>
        <draw:line draw:style-name="gr10" draw:layer="layout" svg:x1="8.684cm" svg:y1="4.589cm" svg:x2="8.693cm" svg:y2="4.686cm">
          <text:p/>
        </draw:line>
        <draw:line draw:style-name="gr10" draw:layer="layout" svg:x1="8.691cm" svg:y1="4.685cm" svg:x2="8.691cm" svg:y2="4.753cm">
          <text:p/>
        </draw:line>
        <draw:line draw:style-name="gr10" draw:layer="layout" svg:x1="8.691cm" svg:y1="4.753cm" svg:x2="8.699cm" svg:y2="4.801cm">
          <text:p/>
        </draw:line>
        <draw:line draw:style-name="gr10" draw:layer="layout" svg:x1="8.698cm" svg:y1="4.801cm" svg:x2="8.706cm" svg:y2="4.78cm">
          <text:p/>
        </draw:line>
        <draw:line draw:style-name="gr10" draw:layer="layout" svg:x1="8.705cm" svg:y1="4.78cm" svg:x2="8.705cm" svg:y2="4.821cm">
          <text:p/>
        </draw:line>
        <draw:line draw:style-name="gr10" draw:layer="layout" svg:x1="8.705cm" svg:y1="4.822cm" svg:x2="8.713cm" svg:y2="4.739cm">
          <text:p/>
        </draw:line>
        <draw:line draw:style-name="gr10" draw:layer="layout" svg:x1="8.712cm" svg:y1="4.74cm" svg:x2="8.72cm" svg:y2="4.583cm">
          <text:p/>
        </draw:line>
        <draw:line draw:style-name="gr10" draw:layer="layout" svg:x1="8.719cm" svg:y1="4.583cm" svg:x2="8.719cm" svg:y2="4.426cm">
          <text:p/>
        </draw:line>
        <draw:line draw:style-name="gr10" draw:layer="layout" svg:x1="8.719cm" svg:y1="4.427cm" svg:x2="8.726cm" svg:y2="4.29cm">
          <text:p/>
        </draw:line>
        <draw:line draw:style-name="gr10" draw:layer="layout" svg:x1="8.725cm" svg:y1="4.29cm" svg:x2="8.725cm" svg:y2="4.12cm">
          <text:p/>
        </draw:line>
        <draw:line draw:style-name="gr10" draw:layer="layout" svg:x1="8.725cm" svg:y1="4.121cm" svg:x2="8.733cm" svg:y2="3.998cm">
          <text:p/>
        </draw:line>
        <draw:line draw:style-name="gr10" draw:layer="layout" svg:x1="8.732cm" svg:y1="3.999cm" svg:x2="8.741cm" svg:y2="3.862cm">
          <text:p/>
        </draw:line>
        <draw:line draw:style-name="gr10" draw:layer="layout" svg:x1="8.739cm" svg:y1="3.862cm" svg:x2="8.739cm" svg:y2="3.739cm">
          <text:p/>
        </draw:line>
        <draw:line draw:style-name="gr10" draw:layer="layout" svg:x1="8.739cm" svg:y1="3.74cm" svg:x2="8.747cm" svg:y2="3.671cm">
          <text:p/>
        </draw:line>
        <draw:line draw:style-name="gr10" draw:layer="layout" svg:x1="8.746cm" svg:y1="3.672cm" svg:x2="8.754cm" svg:y2="3.596cm">
          <text:p/>
        </draw:line>
        <draw:line draw:style-name="gr10" draw:layer="layout" svg:x1="8.753cm" svg:y1="3.596cm" svg:x2="8.753cm" svg:y2="3.556cm">
          <text:p/>
        </draw:line>
        <draw:line draw:style-name="gr10" draw:layer="layout" svg:x1="8.753cm" svg:y1="3.557cm" svg:x2="8.76cm" svg:y2="3.521cm">
          <text:p/>
        </draw:line>
        <draw:line draw:style-name="gr10" draw:layer="layout" svg:x1="8.759cm" svg:y1="3.521cm" svg:x2="8.759cm" svg:y2="3.453cm">
          <text:p/>
        </draw:line>
        <draw:line draw:style-name="gr10" draw:layer="layout" svg:x1="8.759cm" svg:y1="3.454cm" svg:x2="8.767cm" svg:y2="3.406cm">
          <text:p/>
        </draw:line>
        <draw:line draw:style-name="gr10" draw:layer="layout" svg:x1="8.766cm" svg:y1="3.407cm" svg:x2="8.774cm" svg:y2="3.324cm">
          <text:p/>
        </draw:line>
        <draw:line draw:style-name="gr10" draw:layer="layout" svg:x1="8.773cm" svg:y1="3.324cm" svg:x2="8.773cm" svg:y2="3.304cm">
          <text:p/>
        </draw:line>
        <draw:line draw:style-name="gr10" draw:layer="layout" svg:x1="8.773cm" svg:y1="3.304cm" svg:x2="8.781cm" svg:y2="3.332cm">
          <text:p/>
        </draw:line>
        <draw:line draw:style-name="gr10" draw:layer="layout" svg:x1="8.78cm" svg:y1="3.331cm" svg:x2="8.789cm" svg:y2="3.434cm">
          <text:p/>
        </draw:line>
        <draw:line draw:style-name="gr10" draw:layer="layout" svg:x1="8.787cm" svg:y1="3.433cm" svg:x2="8.787cm" svg:y2="3.453cm">
          <text:p/>
        </draw:line>
        <draw:line draw:style-name="gr10" draw:layer="layout" svg:x1="8.787cm" svg:y1="3.454cm" svg:x2="8.794cm" svg:y2="3.44cm">
          <text:p/>
        </draw:line>
        <draw:line draw:style-name="gr10" draw:layer="layout" svg:x1="8.793cm" svg:y1="3.44cm" svg:x2="8.793cm" svg:y2="3.515cm">
          <text:p/>
        </draw:line>
        <draw:line draw:style-name="gr10" draw:layer="layout" svg:x1="8.793cm" svg:y1="3.515cm" svg:x2="8.801cm" svg:y2="3.529cm">
          <text:p/>
        </draw:line>
        <draw:line draw:style-name="gr10" draw:layer="layout" svg:x1="8.8cm" svg:y1="3.528cm" svg:x2="8.808cm" svg:y2="3.584cm">
          <text:p/>
        </draw:line>
        <draw:line draw:style-name="gr10" draw:layer="layout" svg:x1="8.807cm" svg:y1="3.583cm" svg:x2="8.807cm" svg:y2="3.617cm">
          <text:p/>
        </draw:line>
        <draw:line draw:style-name="gr10" draw:layer="layout" svg:x1="8.807cm" svg:y1="3.617cm" svg:x2="8.815cm" svg:y2="3.652cm">
          <text:p/>
        </draw:line>
        <draw:line draw:style-name="gr10" draw:layer="layout" svg:x1="8.814cm" svg:y1="3.651cm" svg:x2="8.822cm" svg:y2="3.699cm">
          <text:p/>
        </draw:line>
        <draw:line draw:style-name="gr10" draw:layer="layout" svg:x1="8.821cm" svg:y1="3.698cm" svg:x2="8.821cm" svg:y2="3.766cm">
          <text:p/>
        </draw:line>
        <draw:line draw:style-name="gr10" draw:layer="layout" svg:x1="8.821cm" svg:y1="3.766cm" svg:x2="8.829cm" svg:y2="3.774cm">
          <text:p/>
        </draw:line>
        <draw:line draw:style-name="gr10" draw:layer="layout" svg:x1="8.828cm" svg:y1="3.773cm" svg:x2="8.828cm" svg:y2="3.787cm">
          <text:p/>
        </draw:line>
        <draw:line draw:style-name="gr10" draw:layer="layout" svg:x1="8.828cm" svg:y1="3.788cm" svg:x2="8.835cm" svg:y2="3.76cm">
          <text:p/>
        </draw:line>
        <draw:line draw:style-name="gr10" draw:layer="layout" svg:x1="8.834cm" svg:y1="3.761cm" svg:x2="8.843cm" svg:y2="3.719cm">
          <text:p/>
        </draw:line>
        <draw:line draw:style-name="gr10" draw:layer="layout" svg:x1="8.841cm" svg:y1="3.719cm" svg:x2="8.841cm" svg:y2="3.692cm">
          <text:p/>
        </draw:line>
        <draw:line draw:style-name="gr10" draw:layer="layout" svg:x1="8.841cm" svg:y1="3.693cm" svg:x2="8.849cm" svg:y2="3.664cm">
          <text:p/>
        </draw:line>
        <draw:line draw:style-name="gr10" draw:layer="layout" svg:x1="8.848cm" svg:y1="3.665cm" svg:x2="8.856cm" svg:y2="3.521cm">
          <text:p/>
        </draw:line>
        <draw:line draw:style-name="gr10" draw:layer="layout" svg:x1="8.855cm" svg:y1="3.521cm" svg:x2="8.855cm" svg:y2="3.501cm">
          <text:p/>
        </draw:line>
        <draw:line draw:style-name="gr10" draw:layer="layout" svg:x1="8.855cm" svg:y1="3.502cm" svg:x2="8.863cm" svg:y2="3.433cm">
          <text:p/>
        </draw:line>
        <draw:line draw:style-name="gr10" draw:layer="layout" svg:x1="8.862cm" svg:y1="3.433cm" svg:x2="8.862cm" svg:y2="3.501cm">
          <text:p/>
        </draw:line>
        <draw:line draw:style-name="gr10" draw:layer="layout" svg:x1="8.862cm" svg:y1="3.501cm" svg:x2="8.869cm" svg:y2="3.509cm">
          <text:p/>
        </draw:line>
        <draw:line draw:style-name="gr10" draw:layer="layout" svg:x1="8.868cm" svg:y1="3.508cm" svg:x2="8.876cm" svg:y2="3.591cm">
          <text:p/>
        </draw:line>
        <draw:line draw:style-name="gr10" draw:layer="layout" svg:x1="8.875cm" svg:y1="3.59cm" svg:x2="8.875cm" svg:y2="3.651cm">
          <text:p/>
        </draw:line>
        <draw:line draw:style-name="gr10" draw:layer="layout" svg:x1="8.875cm" svg:y1="3.651cm" svg:x2="8.883cm" svg:y2="3.842cm">
          <text:p/>
        </draw:line>
        <draw:line draw:style-name="gr10" draw:layer="layout" svg:x1="8.882cm" svg:y1="3.841cm" svg:x2="8.891cm" svg:y2="3.91cm">
          <text:p/>
        </draw:line>
        <draw:line draw:style-name="gr10" draw:layer="layout" svg:x1="8.889cm" svg:y1="3.909cm" svg:x2="8.889cm" svg:y2="3.998cm">
          <text:p/>
        </draw:line>
        <draw:line draw:style-name="gr10" draw:layer="layout" svg:x1="8.889cm" svg:y1="3.998cm" svg:x2="8.897cm" svg:y2="4.08cm">
          <text:p/>
        </draw:line>
        <draw:line draw:style-name="gr10" draw:layer="layout" svg:x1="8.896cm" svg:y1="4.079cm" svg:x2="8.896cm" svg:y2="4.086cm">
          <text:p/>
        </draw:line>
        <draw:line draw:style-name="gr10" draw:layer="layout" svg:x1="8.896cm" svg:y1="4.086cm" svg:x2="8.903cm" svg:y2="4.121cm">
          <text:p/>
        </draw:line>
        <draw:line draw:style-name="gr10" draw:layer="layout" svg:x1="8.902cm" svg:y1="4.121cm" svg:x2="8.91cm" svg:y2="4.086cm">
          <text:p/>
        </draw:line>
        <draw:line draw:style-name="gr10" draw:layer="layout" svg:x1="8.909cm" svg:y1="4.086cm" svg:x2="8.909cm" svg:y2="4.025cm">
          <text:p/>
        </draw:line>
        <draw:line draw:style-name="gr10" draw:layer="layout" svg:x1="8.909cm" svg:y1="4.026cm" svg:x2="8.917cm" svg:y2="3.984cm">
          <text:p/>
        </draw:line>
        <draw:line draw:style-name="gr10" draw:layer="layout" svg:x1="8.916cm" svg:y1="3.985cm" svg:x2="8.924cm" svg:y2="3.97cm">
          <text:p/>
        </draw:line>
        <draw:line draw:style-name="gr10" draw:layer="layout" svg:x1="8.923cm" svg:y1="3.97cm" svg:x2="8.931cm" svg:y2="4.026cm">
          <text:p/>
        </draw:line>
        <draw:line draw:style-name="gr10" draw:layer="layout" svg:x1="8.93cm" svg:y1="4.025cm" svg:x2="8.93cm" svg:y2="4.086cm">
          <text:p/>
        </draw:line>
        <draw:line draw:style-name="gr10" draw:layer="layout" svg:x1="8.93cm" svg:y1="4.086cm" svg:x2="8.939cm" svg:y2="4.141cm">
          <text:p/>
        </draw:line>
        <draw:line draw:style-name="gr10" draw:layer="layout" svg:x1="8.937cm" svg:y1="4.14cm" svg:x2="8.944cm" svg:y2="4.23cm">
          <text:p/>
        </draw:line>
        <draw:line draw:style-name="gr10" draw:layer="layout" svg:x1="8.943cm" svg:y1="4.229cm" svg:x2="8.943cm" svg:y2="4.215cm">
          <text:p/>
        </draw:line>
        <draw:line draw:style-name="gr10" draw:layer="layout" svg:x1="8.943cm" svg:y1="4.216cm" svg:x2="8.951cm" svg:y2="4.147cm">
          <text:p/>
        </draw:line>
        <draw:line draw:style-name="gr10" draw:layer="layout" svg:x1="8.95cm" svg:y1="4.148cm" svg:x2="8.958cm" svg:y2="4.059cm">
          <text:p/>
        </draw:line>
        <draw:line draw:style-name="gr10" draw:layer="layout" svg:x1="8.957cm" svg:y1="4.059cm" svg:x2="8.957cm" svg:y2="3.889cm">
          <text:p/>
        </draw:line>
        <draw:line draw:style-name="gr10" draw:layer="layout" svg:x1="8.957cm" svg:y1="3.89cm" svg:x2="8.965cm" svg:y2="3.78cm">
          <text:p/>
        </draw:line>
        <draw:line draw:style-name="gr10" draw:layer="layout" svg:x1="8.964cm" svg:y1="3.78cm" svg:x2="8.964cm" svg:y2="3.63cm">
          <text:p/>
        </draw:line>
        <draw:line draw:style-name="gr10" draw:layer="layout" svg:x1="8.964cm" svg:y1="3.631cm" svg:x2="8.972cm" svg:y2="3.549cm">
          <text:p/>
        </draw:line>
        <draw:line draw:style-name="gr10" draw:layer="layout" svg:x1="8.971cm" svg:y1="3.55cm" svg:x2="8.978cm" svg:y2="3.433cm">
          <text:p/>
        </draw:line>
        <draw:line draw:style-name="gr10" draw:layer="layout" svg:x1="8.977cm" svg:y1="3.433cm" svg:x2="8.977cm" svg:y2="3.413cm">
          <text:p/>
        </draw:line>
        <draw:line draw:style-name="gr10" draw:layer="layout" svg:x1="8.977cm" svg:y1="3.413cm" svg:x2="8.985cm" svg:y2="3.434cm">
          <text:p/>
        </draw:line>
        <draw:line draw:style-name="gr10" draw:layer="layout" svg:x1="8.984cm" svg:y1="3.433cm" svg:x2="8.993cm" svg:y2="3.502cm">
          <text:p/>
        </draw:line>
        <draw:line draw:style-name="gr10" draw:layer="layout" svg:x1="8.991cm" svg:y1="3.501cm" svg:x2="8.991cm" svg:y2="3.542cm">
          <text:p/>
        </draw:line>
        <draw:line draw:style-name="gr10" draw:layer="layout" svg:x1="8.991cm" svg:y1="3.543cm" svg:x2="8.999cm" svg:y2="3.508cm">
          <text:p/>
        </draw:line>
        <draw:line draw:style-name="gr10" draw:layer="layout" svg:x1="8.998cm" svg:y1="3.508cm" svg:x2="8.998cm" svg:y2="3.474cm">
          <text:p/>
        </draw:line>
        <draw:line draw:style-name="gr10" draw:layer="layout" svg:x1="8.998cm" svg:y1="3.475cm" svg:x2="9.006cm" svg:y2="3.399cm">
          <text:p/>
        </draw:line>
        <draw:line draw:style-name="gr10" draw:layer="layout" svg:x1="9.005cm" svg:y1="3.4cm" svg:x2="9.012cm" svg:y2="3.365cm">
          <text:p/>
        </draw:line>
        <draw:line draw:style-name="gr10" draw:layer="layout" svg:x1="9.011cm" svg:y1="3.365cm" svg:x2="9.011cm" svg:y2="3.297cm">
          <text:p/>
        </draw:line>
        <draw:line draw:style-name="gr10" draw:layer="layout" svg:x1="9.011cm" svg:y1="3.298cm" svg:x2="9.019cm" svg:y2="3.222cm">
          <text:p/>
        </draw:line>
        <draw:line draw:style-name="gr10" draw:layer="layout" svg:x1="9.018cm" svg:y1="3.223cm" svg:x2="9.026cm" svg:y2="3.134cm">
          <text:p/>
        </draw:line>
        <draw:line draw:style-name="gr10" draw:layer="layout" svg:x1="9.025cm" svg:y1="3.134cm" svg:x2="9.025cm" svg:y2="3.161cm">
          <text:p/>
        </draw:line>
        <draw:line draw:style-name="gr10" draw:layer="layout" svg:x1="9.025cm" svg:y1="3.161cm" svg:x2="9.033cm" svg:y2="3.21cm">
          <text:p/>
        </draw:line>
        <draw:line draw:style-name="gr10" draw:layer="layout" svg:x1="9.032cm" svg:y1="3.209cm" svg:x2="9.032cm" svg:y2="3.311cm">
          <text:p/>
        </draw:line>
        <draw:line draw:style-name="gr10" draw:layer="layout" svg:x1="9.032cm" svg:y1="3.311cm" svg:x2="9.041cm" svg:y2="3.509cm">
          <text:p/>
        </draw:line>
        <draw:line draw:style-name="gr10" draw:layer="layout" svg:x1="9.039cm" svg:y1="3.508cm" svg:x2="9.047cm" svg:y2="3.699cm">
          <text:p/>
        </draw:line>
        <draw:line draw:style-name="gr10" draw:layer="layout" svg:x1="9.046cm" svg:y1="3.698cm" svg:x2="9.046cm" svg:y2="3.889cm">
          <text:p/>
        </draw:line>
        <draw:line draw:style-name="gr10" draw:layer="layout" svg:x1="9.046cm" svg:y1="3.889cm" svg:x2="9.053cm" svg:y2="4.114cm">
          <text:p/>
        </draw:line>
        <draw:line draw:style-name="gr10" draw:layer="layout" svg:x1="9.052cm" svg:y1="4.113cm" svg:x2="9.06cm" svg:y2="4.291cm">
          <text:p/>
        </draw:line>
        <draw:line draw:style-name="gr10" draw:layer="layout" svg:x1="9.059cm" svg:y1="4.29cm" svg:x2="9.059cm" svg:y2="4.44cm">
          <text:p/>
        </draw:line>
        <draw:line draw:style-name="gr10" draw:layer="layout" svg:x1="9.059cm" svg:y1="4.44cm" svg:x2="9.067cm" svg:y2="4.529cm">
          <text:p/>
        </draw:line>
        <draw:line draw:style-name="gr10" draw:layer="layout" svg:x1="9.066cm" svg:y1="4.529cm" svg:x2="9.074cm" svg:y2="4.481cm">
          <text:p/>
        </draw:line>
        <draw:line draw:style-name="gr10" draw:layer="layout" svg:x1="9.073cm" svg:y1="4.482cm" svg:x2="9.081cm" svg:y2="4.406cm">
          <text:p/>
        </draw:line>
        <draw:line draw:style-name="gr10" draw:layer="layout" svg:x1="9.08cm" svg:y1="4.406cm" svg:x2="9.08cm" svg:y2="4.27cm">
          <text:p/>
        </draw:line>
        <draw:line draw:style-name="gr10" draw:layer="layout" svg:x1="9.08cm" svg:y1="4.271cm" svg:x2="9.087cm" svg:y2="4.1cm">
          <text:p/>
        </draw:line>
        <draw:line draw:style-name="gr10" draw:layer="layout" svg:x1="9.086cm" svg:y1="4.101cm" svg:x2="9.095cm" svg:y2="3.902cm">
          <text:p/>
        </draw:line>
        <draw:line draw:style-name="gr10" draw:layer="layout" svg:x1="9.093cm" svg:y1="3.902cm" svg:x2="9.093cm" svg:y2="3.671cm">
          <text:p/>
        </draw:line>
        <draw:line draw:style-name="gr10" draw:layer="layout" svg:x1="9.093cm" svg:y1="3.672cm" svg:x2="9.101cm" svg:y2="3.494cm">
          <text:p/>
        </draw:line>
        <draw:line draw:style-name="gr10" draw:layer="layout" svg:x1="9.1cm" svg:y1="3.494cm" svg:x2="9.1cm" svg:y2="3.283cm">
          <text:p/>
        </draw:line>
        <draw:line draw:style-name="gr10" draw:layer="layout" svg:x1="9.1cm" svg:y1="3.284cm" svg:x2="9.108cm" svg:y2="3.161cm">
          <text:p/>
        </draw:line>
        <draw:line draw:style-name="gr10" draw:layer="layout" svg:x1="9.107cm" svg:y1="3.162cm" svg:x2="9.115cm" svg:y2="3.025cm">
          <text:p/>
        </draw:line>
        <draw:line draw:style-name="gr10" draw:layer="layout" svg:x1="9.114cm" svg:y1="3.025cm" svg:x2="9.114cm" svg:y2="2.971cm">
          <text:p/>
        </draw:line>
        <draw:line draw:style-name="gr10" draw:layer="layout" svg:x1="9.114cm" svg:y1="2.971cm" svg:x2="9.121cm" svg:y2="3.04cm">
          <text:p/>
        </draw:line>
        <draw:line draw:style-name="gr10" draw:layer="layout" svg:x1="9.12cm" svg:y1="3.039cm" svg:x2="9.128cm" svg:y2="3.182cm">
          <text:p/>
        </draw:line>
        <draw:line draw:style-name="gr10" draw:layer="layout" svg:x1="9.127cm" svg:y1="3.181cm" svg:x2="9.127cm" svg:y2="3.406cm">
          <text:p/>
        </draw:line>
        <draw:line draw:style-name="gr10" draw:layer="layout" svg:x1="9.127cm" svg:y1="3.406cm" svg:x2="9.135cm" svg:y2="3.645cm">
          <text:p/>
        </draw:line>
        <draw:line draw:style-name="gr10" draw:layer="layout" svg:x1="9.134cm" svg:y1="3.644cm" svg:x2="9.134cm" svg:y2="3.936cm">
          <text:p/>
        </draw:line>
        <draw:line draw:style-name="gr10" draw:layer="layout" svg:x1="9.134cm" svg:y1="3.936cm" svg:x2="9.143cm" svg:y2="4.284cm">
          <text:p/>
        </draw:line>
        <draw:line draw:style-name="gr10" draw:layer="layout" svg:x1="9.141cm" svg:y1="4.283cm" svg:x2="9.149cm" svg:y2="4.597cm">
          <text:p/>
        </draw:line>
        <draw:line draw:style-name="gr10" draw:layer="layout" svg:x1="9.148cm" svg:y1="4.596cm" svg:x2="9.148cm" svg:y2="4.759cm">
          <text:p/>
        </draw:line>
        <draw:line draw:style-name="gr10" draw:layer="layout" svg:x1="9.148cm" svg:y1="4.759cm" svg:x2="9.156cm" svg:y2="4.924cm">
          <text:p/>
        </draw:line>
        <draw:line draw:style-name="gr10" draw:layer="layout" svg:x1="9.155cm" svg:y1="4.924cm" svg:x2="9.162cm" svg:y2="4.896cm">
          <text:p/>
        </draw:line>
        <draw:line draw:style-name="gr10" draw:layer="layout" svg:x1="9.161cm" svg:y1="4.896cm" svg:x2="9.161cm" svg:y2="4.766cm">
          <text:p/>
        </draw:line>
        <draw:line draw:style-name="gr10" draw:layer="layout" svg:x1="9.161cm" svg:y1="4.767cm" svg:x2="9.169cm" svg:y2="4.603cm">
          <text:p/>
        </draw:line>
        <draw:line draw:style-name="gr10" draw:layer="layout" svg:x1="9.168cm" svg:y1="4.603cm" svg:x2="9.168cm" svg:y2="4.406cm">
          <text:p/>
        </draw:line>
        <draw:line draw:style-name="gr10" draw:layer="layout" svg:x1="9.168cm" svg:y1="4.407cm" svg:x2="9.176cm" svg:y2="4.195cm">
          <text:p/>
        </draw:line>
        <draw:line draw:style-name="gr10" draw:layer="layout" svg:x1="9.175cm" svg:y1="4.196cm" svg:x2="9.183cm" svg:y2="4.12cm">
          <text:p/>
        </draw:line>
        <draw:line draw:style-name="gr10" draw:layer="layout" svg:x1="9.182cm" svg:y1="4.12cm" svg:x2="9.182cm" svg:y2="3.97cm">
          <text:p/>
        </draw:line>
        <draw:line draw:style-name="gr10" draw:layer="layout" svg:x1="9.182cm" svg:y1="3.971cm" svg:x2="9.191cm" svg:y2="3.855cm">
          <text:p/>
        </draw:line>
        <draw:line draw:style-name="gr10" draw:layer="layout" svg:x1="9.189cm" svg:y1="3.856cm" svg:x2="9.196cm" svg:y2="3.8cm">
          <text:p/>
        </draw:line>
        <draw:line draw:style-name="gr10" draw:layer="layout" svg:x1="9.195cm" svg:y1="3.8cm" svg:x2="9.195cm" svg:y2="3.841cm">
          <text:p/>
        </draw:line>
        <draw:line draw:style-name="gr10" draw:layer="layout" svg:x1="9.195cm" svg:y1="3.841cm" svg:x2="9.203cm" svg:y2="3.903cm">
          <text:p/>
        </draw:line>
        <draw:line draw:style-name="gr10" draw:layer="layout" svg:x1="9.202cm" svg:y1="3.902cm" svg:x2="9.202cm" svg:y2="3.923cm">
          <text:p/>
        </draw:line>
        <draw:line draw:style-name="gr10" draw:layer="layout" svg:x1="9.202cm" svg:y1="3.923cm" svg:x2="9.21cm" svg:y2="3.965cm">
          <text:p/>
        </draw:line>
        <draw:line draw:style-name="gr10" draw:layer="layout" svg:x1="9.209cm" svg:y1="3.964cm" svg:x2="9.217cm" svg:y2="4.046cm">
          <text:p/>
        </draw:line>
        <draw:line draw:style-name="gr10" draw:layer="layout" svg:x1="9.216cm" svg:y1="4.045cm" svg:x2="9.216cm" svg:y2="4.249cm">
          <text:p/>
        </draw:line>
        <draw:line draw:style-name="gr10" draw:layer="layout" svg:x1="9.216cm" svg:y1="4.249cm" svg:x2="9.224cm" svg:y2="4.461cm">
          <text:p/>
        </draw:line>
        <draw:line draw:style-name="gr10" draw:layer="layout" svg:x1="9.223cm" svg:y1="4.46cm" svg:x2="9.23cm" svg:y2="4.747cm">
          <text:p/>
        </draw:line>
        <draw:line draw:style-name="gr10" draw:layer="layout" svg:x1="9.229cm" svg:y1="4.746cm" svg:x2="9.229cm" svg:y2="4.984cm">
          <text:p/>
        </draw:line>
        <draw:line draw:style-name="gr10" draw:layer="layout" svg:x1="9.229cm" svg:y1="4.984cm" svg:x2="9.237cm" svg:y2="5.243cm">
          <text:p/>
        </draw:line>
        <draw:line draw:style-name="gr10" draw:layer="layout" svg:x1="9.236cm" svg:y1="5.242cm" svg:x2="9.236cm" svg:y2="5.413cm">
          <text:p/>
        </draw:line>
        <draw:line draw:style-name="gr10" draw:layer="layout" svg:x1="9.236cm" svg:y1="5.413cm" svg:x2="9.245cm" svg:y2="5.55cm">
          <text:p/>
        </draw:line>
        <draw:line draw:style-name="gr10" draw:layer="layout" svg:x1="9.243cm" svg:y1="5.549cm" svg:x2="9.251cm" svg:y2="5.563cm">
          <text:p/>
        </draw:line>
        <draw:line draw:style-name="gr10" draw:layer="layout" svg:x1="9.25cm" svg:y1="5.562cm" svg:x2="9.25cm" svg:y2="5.433cm">
          <text:p/>
        </draw:line>
        <draw:line draw:style-name="gr10" draw:layer="layout" svg:x1="9.25cm" svg:y1="5.434cm" svg:x2="9.258cm" svg:y2="5.283cm">
          <text:p/>
        </draw:line>
        <draw:line draw:style-name="gr10" draw:layer="layout" svg:x1="9.257cm" svg:y1="5.284cm" svg:x2="9.265cm" svg:y2="5.038cm">
          <text:p/>
        </draw:line>
        <draw:line draw:style-name="gr10" draw:layer="layout" svg:x1="9.264cm" svg:y1="5.038cm" svg:x2="9.264cm" svg:y2="4.766cm">
          <text:p/>
        </draw:line>
        <draw:line draw:style-name="gr10" draw:layer="layout" svg:x1="9.264cm" svg:y1="4.767cm" svg:x2="9.271cm" svg:y2="4.521cm">
          <text:p/>
        </draw:line>
        <draw:line draw:style-name="gr10" draw:layer="layout" svg:x1="9.27cm" svg:y1="4.521cm" svg:x2="9.27cm" svg:y2="4.351cm">
          <text:p/>
        </draw:line>
        <draw:line draw:style-name="gr10" draw:layer="layout" svg:x1="9.27cm" svg:y1="4.352cm" svg:x2="9.278cm" svg:y2="4.181cm">
          <text:p/>
        </draw:line>
        <draw:line draw:style-name="gr10" draw:layer="layout" svg:x1="9.277cm" svg:y1="4.182cm" svg:x2="9.285cm" svg:y2="4.1cm">
          <text:p/>
        </draw:line>
        <draw:line draw:style-name="gr10" draw:layer="layout" svg:x1="9.284cm" svg:y1="4.1cm" svg:x2="9.284cm" svg:y2="4.14cm">
          <text:p/>
        </draw:line>
        <draw:line draw:style-name="gr10" draw:layer="layout" svg:x1="9.284cm" svg:y1="4.14cm" svg:x2="9.293cm" svg:y2="4.312cm">
          <text:p/>
        </draw:line>
        <draw:line draw:style-name="gr10" draw:layer="layout" svg:x1="9.291cm" svg:y1="4.311cm" svg:x2="9.299cm" svg:y2="4.482cm">
          <text:p/>
        </draw:line>
        <draw:line draw:style-name="gr10" draw:layer="layout" svg:x1="9.298cm" svg:y1="4.481cm" svg:x2="9.298cm" svg:y2="4.623cm">
          <text:p/>
        </draw:line>
        <draw:line draw:style-name="gr10" draw:layer="layout" svg:x1="9.298cm" svg:y1="4.623cm" svg:x2="9.305cm" svg:y2="4.822cm">
          <text:p/>
        </draw:line>
        <draw:line draw:style-name="gr10" draw:layer="layout" svg:x1="9.304cm" svg:y1="4.821cm" svg:x2="9.304cm" svg:y2="4.998cm">
          <text:p/>
        </draw:line>
        <draw:line draw:style-name="gr10" draw:layer="layout" svg:x1="9.304cm" svg:y1="4.998cm" svg:x2="9.312cm" svg:y2="5.175cm">
          <text:p/>
        </draw:line>
        <draw:line draw:style-name="gr10" draw:layer="layout" svg:x1="9.311cm" svg:y1="5.174cm" svg:x2="9.319cm" svg:y2="5.325cm">
          <text:p/>
        </draw:line>
        <draw:line draw:style-name="gr10" draw:layer="layout" svg:x1="9.318cm" svg:y1="5.324cm" svg:x2="9.318cm" svg:y2="5.406cm">
          <text:p/>
        </draw:line>
        <draw:line draw:style-name="gr10" draw:layer="layout" svg:x1="9.318cm" svg:y1="5.406cm" svg:x2="9.326cm" svg:y2="5.427cm">
          <text:p/>
        </draw:line>
        <draw:line draw:style-name="gr10" draw:layer="layout" svg:x1="9.325cm" svg:y1="5.427cm" svg:x2="9.333cm" svg:y2="5.378cm">
          <text:p/>
        </draw:line>
        <draw:line draw:style-name="gr10" draw:layer="layout" svg:x1="9.332cm" svg:y1="5.378cm" svg:x2="9.332cm" svg:y2="5.31cm">
          <text:p/>
        </draw:line>
        <draw:line draw:style-name="gr10" draw:layer="layout" svg:x1="9.332cm" svg:y1="5.311cm" svg:x2="9.339cm" svg:y2="5.154cm">
          <text:p/>
        </draw:line>
        <draw:line draw:style-name="gr10" draw:layer="layout" svg:x1="9.338cm" svg:y1="5.154cm" svg:x2="9.338cm" svg:y2="4.957cm">
          <text:p/>
        </draw:line>
        <draw:line draw:style-name="gr10" draw:layer="layout" svg:x1="9.338cm" svg:y1="4.958cm" svg:x2="9.347cm" svg:y2="4.603cm">
          <text:p/>
        </draw:line>
        <draw:line draw:style-name="gr10" draw:layer="layout" svg:x1="9.345cm" svg:y1="4.604cm" svg:x2="9.353cm" svg:y2="4.27cm">
          <text:p/>
        </draw:line>
        <draw:line draw:style-name="gr10" draw:layer="layout" svg:x1="9.352cm" svg:y1="4.27cm" svg:x2="9.352cm" svg:y2="3.991cm">
          <text:p/>
        </draw:line>
        <draw:line draw:style-name="gr10" draw:layer="layout" svg:x1="9.352cm" svg:y1="3.992cm" svg:x2="9.36cm" svg:y2="3.712cm">
          <text:p/>
        </draw:line>
        <draw:line draw:style-name="gr10" draw:layer="layout" svg:x1="9.359cm" svg:y1="3.713cm" svg:x2="9.367cm" svg:y2="3.583cm">
          <text:p/>
        </draw:line>
        <draw:line draw:style-name="gr10" draw:layer="layout" svg:x1="9.366cm" svg:y1="3.583cm" svg:x2="9.366cm" svg:y2="3.596cm">
          <text:p/>
        </draw:line>
        <draw:line draw:style-name="gr10" draw:layer="layout" svg:x1="9.366cm" svg:y1="3.597cm" svg:x2="9.374cm" svg:y2="3.59cm">
          <text:p/>
        </draw:line>
        <draw:line draw:style-name="gr10" draw:layer="layout" svg:x1="9.373cm" svg:y1="3.59cm" svg:x2="9.373cm" svg:y2="3.739cm">
          <text:p/>
        </draw:line>
        <draw:line draw:style-name="gr10" draw:layer="layout" svg:x1="9.373cm" svg:y1="3.739cm" svg:x2="9.38cm" svg:y2="3.822cm">
          <text:p/>
        </draw:line>
        <draw:line draw:style-name="gr10" draw:layer="layout" svg:x1="9.379cm" svg:y1="3.821cm" svg:x2="9.387cm" svg:y2="4.039cm">
          <text:p/>
        </draw:line>
        <draw:line draw:style-name="gr10" draw:layer="layout" svg:x1="9.386cm" svg:y1="4.038cm" svg:x2="9.386cm" svg:y2="4.154cm">
          <text:p/>
        </draw:line>
        <draw:line draw:style-name="gr10" draw:layer="layout" svg:x1="9.386cm" svg:y1="4.154cm" svg:x2="9.395cm" svg:y2="4.325cm">
          <text:p/>
        </draw:line>
        <draw:line draw:style-name="gr10" draw:layer="layout" svg:x1="9.393cm" svg:y1="4.324cm" svg:x2="9.401cm" svg:y2="4.366cm">
          <text:p/>
        </draw:line>
        <draw:line draw:style-name="gr10" draw:layer="layout" svg:x1="9.4cm" svg:y1="4.365cm" svg:x2="9.4cm" svg:y2="4.358cm">
          <text:p/>
        </draw:line>
        <draw:line draw:style-name="gr10" draw:layer="layout" svg:x1="9.4cm" svg:y1="4.359cm" svg:x2="9.408cm" svg:y2="4.351cm">
          <text:p/>
        </draw:line>
        <draw:line draw:style-name="gr10" draw:layer="layout" svg:x1="9.407cm" svg:y1="4.351cm" svg:x2="9.407cm" svg:y2="4.304cm">
          <text:p/>
        </draw:line>
        <draw:line draw:style-name="gr10" draw:layer="layout" svg:x1="9.407cm" svg:y1="4.305cm" svg:x2="9.414cm" svg:y2="4.209cm">
          <text:p/>
        </draw:line>
        <draw:line draw:style-name="gr10" draw:layer="layout" svg:x1="9.413cm" svg:y1="4.21cm" svg:x2="9.421cm" svg:y2="4.181cm">
          <text:p/>
        </draw:line>
        <draw:line draw:style-name="gr10" draw:layer="layout" svg:x1="9.42cm" svg:y1="4.181cm" svg:x2="9.42cm" svg:y2="4.202cm">
          <text:p/>
        </draw:line>
        <draw:line draw:style-name="gr10" draw:layer="layout" svg:x1="9.42cm" svg:y1="4.202cm" svg:x2="9.428cm" svg:y2="4.244cm">
          <text:p/>
        </draw:line>
        <draw:line draw:style-name="gr10" draw:layer="layout" svg:x1="9.427cm" svg:y1="4.243cm" svg:x2="9.435cm" svg:y2="4.25cm">
          <text:p/>
        </draw:line>
        <draw:line draw:style-name="gr10" draw:layer="layout" svg:x1="9.434cm" svg:y1="4.249cm" svg:x2="9.434cm" svg:y2="4.243cm">
          <text:p/>
        </draw:line>
        <draw:line draw:style-name="gr10" draw:layer="layout" svg:x1="9.434cm" svg:y1="4.244cm" svg:x2="9.443cm" svg:y2="4.195cm">
          <text:p/>
        </draw:line>
        <draw:line draw:style-name="gr10" draw:layer="layout" svg:x1="9.441cm" svg:y1="4.195cm" svg:x2="9.441cm" svg:y2="4.181cm">
          <text:p/>
        </draw:line>
        <draw:line draw:style-name="gr10" draw:layer="layout" svg:x1="9.441cm" svg:y1="4.181cm" svg:x2="9.448cm" svg:y2="4.21cm">
          <text:p/>
        </draw:line>
        <draw:line draw:style-name="gr10" draw:layer="layout" svg:x1="9.447cm" svg:y1="4.209cm" svg:x2="9.455cm" svg:y2="4.216cm">
          <text:p/>
        </draw:line>
        <draw:line draw:style-name="gr10" draw:layer="layout" svg:x1="9.454cm" svg:y1="4.215cm" svg:x2="9.454cm" svg:y2="4.154cm">
          <text:p/>
        </draw:line>
        <draw:line draw:style-name="gr10" draw:layer="layout" svg:x1="9.454cm" svg:y1="4.155cm" svg:x2="9.462cm" svg:y2="4.072cm">
          <text:p/>
        </draw:line>
        <draw:line draw:style-name="gr10" draw:layer="layout" svg:x1="9.461cm" svg:y1="4.073cm" svg:x2="9.469cm" svg:y2="3.936cm">
          <text:p/>
        </draw:line>
        <draw:line draw:style-name="gr10" draw:layer="layout" svg:x1="9.468cm" svg:y1="3.936cm" svg:x2="9.468cm" svg:y2="3.882cm">
          <text:p/>
        </draw:line>
        <draw:line draw:style-name="gr10" draw:layer="layout" svg:x1="9.468cm" svg:y1="3.883cm" svg:x2="9.476cm" svg:y2="3.739cm">
          <text:p/>
        </draw:line>
        <draw:line draw:style-name="gr10" draw:layer="layout" svg:x1="9.475cm" svg:y1="3.739cm" svg:x2="9.475cm" svg:y2="3.685cm">
          <text:p/>
        </draw:line>
        <draw:line draw:style-name="gr10" draw:layer="layout" svg:x1="9.475cm" svg:y1="3.686cm" svg:x2="9.483cm" svg:y2="3.569cm">
          <text:p/>
        </draw:line>
        <draw:line draw:style-name="gr10" draw:layer="layout" svg:x1="9.482cm" svg:y1="3.57cm" svg:x2="9.489cm" svg:y2="3.413cm">
          <text:p/>
        </draw:line>
        <draw:line draw:style-name="gr10" draw:layer="layout" svg:x1="9.488cm" svg:y1="3.413cm" svg:x2="9.488cm" svg:y2="3.358cm">
          <text:p/>
        </draw:line>
        <draw:line draw:style-name="gr10" draw:layer="layout" svg:x1="9.488cm" svg:y1="3.359cm" svg:x2="9.497cm" svg:y2="3.304cm">
          <text:p/>
        </draw:line>
        <draw:line draw:style-name="gr10" draw:layer="layout" svg:x1="9.495cm" svg:y1="3.304cm" svg:x2="9.495cm" svg:y2="3.317cm">
          <text:p/>
        </draw:line>
        <draw:line draw:style-name="gr10" draw:layer="layout" svg:x1="9.495cm" svg:y1="3.318cm" svg:x2="9.503cm" svg:y2="3.277cm">
          <text:p/>
        </draw:line>
        <draw:line draw:style-name="gr10" draw:layer="layout" svg:x1="9.502cm" svg:y1="3.278cm" svg:x2="9.51cm" svg:y2="3.202cm">
          <text:p/>
        </draw:line>
        <draw:line draw:style-name="gr10" draw:layer="layout" svg:x1="9.509cm" svg:y1="3.202cm" svg:x2="9.509cm" svg:y2="3.175cm">
          <text:p/>
        </draw:line>
        <draw:line draw:style-name="gr10" draw:layer="layout" svg:x1="9.509cm" svg:y1="3.176cm" svg:x2="9.517cm" svg:y2="3.073cm">
          <text:p/>
        </draw:line>
        <draw:line draw:style-name="gr10" draw:layer="layout" svg:x1="9.516cm" svg:y1="3.074cm" svg:x2="9.523cm" svg:y2="3.045cm">
          <text:p/>
        </draw:line>
        <draw:line draw:style-name="gr10" draw:layer="layout" svg:x1="9.522cm" svg:y1="3.045cm" svg:x2="9.522cm" svg:y2="2.998cm">
          <text:p/>
        </draw:line>
        <draw:line draw:style-name="gr10" draw:layer="layout" svg:x1="9.522cm" svg:y1="2.999cm" svg:x2="9.53cm" svg:y2="2.882cm">
          <text:p/>
        </draw:line>
        <draw:line draw:style-name="gr10" draw:layer="layout" svg:x1="9.529cm" svg:y1="2.882cm" svg:x2="9.529cm" svg:y2="2.903cm">
          <text:p/>
        </draw:line>
        <draw:line draw:style-name="gr10" draw:layer="layout" svg:x1="9.529cm" svg:y1="2.904cm" svg:x2="9.537cm" svg:y2="2.78cm">
          <text:p/>
        </draw:line>
        <draw:line draw:style-name="gr10" draw:layer="layout" svg:x1="9.536cm" svg:y1="2.78cm" svg:x2="9.543cm" svg:y2="2.78cm">
          <text:p/>
        </draw:line>
        <draw:line draw:style-name="gr10" draw:layer="layout" svg:x1="9.543cm" svg:y1="2.78cm" svg:x2="9.543cm" svg:y2="2.807cm">
          <text:p/>
        </draw:line>
        <draw:line draw:style-name="gr10" draw:layer="layout" svg:x1="9.543cm" svg:y1="2.807cm" svg:x2="9.551cm" svg:y2="2.965cm">
          <text:p/>
        </draw:line>
        <draw:line draw:style-name="gr10" draw:layer="layout" svg:x1="9.55cm" svg:y1="2.964cm" svg:x2="9.557cm" svg:y2="3.046cm">
          <text:p/>
        </draw:line>
        <draw:line draw:style-name="gr10" draw:layer="layout" svg:x1="9.556cm" svg:y1="3.045cm" svg:x2="9.556cm" svg:y2="3.134cm">
          <text:p/>
        </draw:line>
        <draw:line draw:style-name="gr10" draw:layer="layout" svg:x1="9.556cm" svg:y1="3.134cm" svg:x2="9.564cm" svg:y2="3.284cm">
          <text:p/>
        </draw:line>
        <draw:line draw:style-name="gr10" draw:layer="layout" svg:x1="9.563cm" svg:y1="3.283cm" svg:x2="9.563cm" svg:y2="3.487cm">
          <text:p/>
        </draw:line>
        <draw:line draw:style-name="gr10" draw:layer="layout" svg:x1="9.563cm" svg:y1="3.487cm" svg:x2="9.571cm" svg:y2="3.699cm">
          <text:p/>
        </draw:line>
        <draw:line draw:style-name="gr10" draw:layer="layout" svg:x1="9.57cm" svg:y1="3.698cm" svg:x2="9.578cm" svg:y2="3.856cm">
          <text:p/>
        </draw:line>
        <draw:line draw:style-name="gr10" draw:layer="layout" svg:x1="9.577cm" svg:y1="3.855cm" svg:x2="9.577cm" svg:y2="3.923cm">
          <text:p/>
        </draw:line>
        <draw:line draw:style-name="gr10" draw:layer="layout" svg:x1="9.577cm" svg:y1="3.923cm" svg:x2="9.585cm" svg:y2="3.978cm">
          <text:p/>
        </draw:line>
        <draw:line draw:style-name="gr10" draw:layer="layout" svg:x1="9.584cm" svg:y1="3.977cm" svg:x2="9.591cm" svg:y2="4.005cm">
          <text:p/>
        </draw:line>
        <draw:line draw:style-name="gr10" draw:layer="layout" svg:x1="9.59cm" svg:y1="4.004cm" svg:x2="9.59cm" svg:y2="4.025cm">
          <text:p/>
        </draw:line>
        <draw:line draw:style-name="gr10" draw:layer="layout" svg:x1="9.59cm" svg:y1="4.025cm" svg:x2="9.599cm" svg:y2="4.101cm">
          <text:p/>
        </draw:line>
        <draw:line draw:style-name="gr10" draw:layer="layout" svg:x1="9.597cm" svg:y1="4.1cm" svg:x2="9.597cm" svg:y2="4.032cm">
          <text:p/>
        </draw:line>
        <draw:line draw:style-name="gr10" draw:layer="layout" svg:x1="9.597cm" svg:y1="4.032cm" svg:x2="9.605cm" svg:y2="4.162cm">
          <text:p/>
        </draw:line>
        <draw:line draw:style-name="gr10" draw:layer="layout" svg:x1="9.604cm" svg:y1="4.162cm" svg:x2="9.612cm" svg:y2="4.134cm">
          <text:p/>
        </draw:line>
        <draw:line draw:style-name="gr10" draw:layer="layout" svg:x1="9.611cm" svg:y1="4.134cm" svg:x2="9.611cm" svg:y2="4.209cm">
          <text:p/>
        </draw:line>
        <draw:line draw:style-name="gr10" draw:layer="layout" svg:x1="9.611cm" svg:y1="4.209cm" svg:x2="9.619cm" svg:y2="4.332cm">
          <text:p/>
        </draw:line>
        <draw:line draw:style-name="gr10" draw:layer="layout" svg:x1="9.618cm" svg:y1="4.331cm" svg:x2="9.626cm" svg:y2="4.434cm">
          <text:p/>
        </draw:line>
        <draw:line draw:style-name="gr10" draw:layer="layout" svg:x1="9.625cm" svg:y1="4.433cm" svg:x2="9.625cm" svg:y2="4.528cm">
          <text:p/>
        </draw:line>
        <draw:line draw:style-name="gr10" draw:layer="layout" svg:x1="9.625cm" svg:y1="4.528cm" svg:x2="9.632cm" svg:y2="4.604cm">
          <text:p/>
        </draw:line>
        <draw:line draw:style-name="gr10" draw:layer="layout" svg:x1="9.631cm" svg:y1="4.603cm" svg:x2="9.631cm" svg:y2="4.678cm">
          <text:p/>
        </draw:line>
        <draw:line draw:style-name="gr10" draw:layer="layout" svg:x1="9.631cm" svg:y1="4.678cm" svg:x2="9.639cm" svg:y2="4.692cm">
          <text:p/>
        </draw:line>
        <draw:line draw:style-name="gr10" draw:layer="layout" svg:x1="9.638cm" svg:y1="4.692cm" svg:x2="9.647cm" svg:y2="4.651cm">
          <text:p/>
        </draw:line>
        <draw:line draw:style-name="gr10" draw:layer="layout" svg:x1="9.645cm" svg:y1="4.651cm" svg:x2="9.645cm" svg:y2="4.657cm">
          <text:p/>
        </draw:line>
        <draw:line draw:style-name="gr10" draw:layer="layout" svg:x1="9.645cm" svg:y1="4.658cm" svg:x2="9.653cm" svg:y2="4.474cm">
          <text:p/>
        </draw:line>
        <draw:line draw:style-name="gr10" draw:layer="layout" svg:x1="9.652cm" svg:y1="4.475cm" svg:x2="9.66cm" svg:y2="4.324cm">
          <text:p/>
        </draw:line>
        <draw:line draw:style-name="gr10" draw:layer="layout" svg:x1="9.659cm" svg:y1="4.324cm" svg:x2="9.659cm" svg:y2="4.086cm">
          <text:p/>
        </draw:line>
        <draw:line draw:style-name="gr10" draw:layer="layout" svg:x1="9.659cm" svg:y1="4.087cm" svg:x2="9.666cm" svg:y2="3.875cm">
          <text:p/>
        </draw:line>
        <draw:line draw:style-name="gr10" draw:layer="layout" svg:x1="9.665cm" svg:y1="3.875cm" svg:x2="9.665cm" svg:y2="3.8cm">
          <text:p/>
        </draw:line>
        <draw:line draw:style-name="gr10" draw:layer="layout" svg:x1="9.665cm" svg:y1="3.801cm" svg:x2="9.673cm" svg:y2="3.664cm">
          <text:p/>
        </draw:line>
        <draw:line draw:style-name="gr10" draw:layer="layout" svg:x1="9.672cm" svg:y1="3.664cm" svg:x2="9.679cm" svg:y2="3.664cm">
          <text:p/>
        </draw:line>
        <draw:line draw:style-name="gr10" draw:layer="layout" svg:x1="9.679cm" svg:y1="3.664cm" svg:x2="9.679cm" svg:y2="3.569cm">
          <text:p/>
        </draw:line>
        <draw:line draw:style-name="gr10" draw:layer="layout" svg:x1="9.679cm" svg:y1="3.569cm" svg:x2="9.687cm" svg:y2="3.597cm">
          <text:p/>
        </draw:line>
        <draw:line draw:style-name="gr10" draw:layer="layout" svg:x1="9.686cm" svg:y1="3.596cm" svg:x2="9.695cm" svg:y2="3.605cm">
          <text:p/>
        </draw:line>
        <draw:line draw:style-name="gr10" draw:layer="layout" svg:x1="9.693cm" svg:y1="3.603cm" svg:x2="9.693cm" svg:y2="3.692cm">
          <text:p/>
        </draw:line>
        <draw:line draw:style-name="gr10" draw:layer="layout" svg:x1="9.693cm" svg:y1="3.693cm" svg:x2="9.7cm" svg:y2="3.651cm">
          <text:p/>
        </draw:line>
        <draw:line draw:style-name="gr10" draw:layer="layout" svg:x1="9.699cm" svg:y1="3.651cm" svg:x2="9.699cm" svg:y2="3.685cm">
          <text:p/>
        </draw:line>
        <draw:line draw:style-name="gr10" draw:layer="layout" svg:x1="9.699cm" svg:y1="3.685cm" svg:x2="9.706cm" svg:y2="3.685cm">
          <text:p/>
        </draw:line>
        <draw:line draw:style-name="gr10" draw:layer="layout" svg:x1="9.706cm" svg:y1="3.686cm" svg:x2="9.714cm" svg:y2="3.562cm">
          <text:p/>
        </draw:line>
        <draw:line draw:style-name="gr10" draw:layer="layout" svg:x1="9.713cm" svg:y1="3.562cm" svg:x2="9.713cm" svg:y2="3.549cm">
          <text:p/>
        </draw:line>
        <draw:line draw:style-name="gr10" draw:layer="layout" svg:x1="9.713cm" svg:y1="3.549cm" svg:x2="9.721cm" svg:y2="3.577cm">
          <text:p/>
        </draw:line>
        <draw:line draw:style-name="gr10" draw:layer="layout" svg:x1="9.72cm" svg:y1="3.576cm" svg:x2="9.728cm" svg:y2="3.672cm">
          <text:p/>
        </draw:line>
        <draw:line draw:style-name="gr10" draw:layer="layout" svg:x1="9.727cm" svg:y1="3.671cm" svg:x2="9.727cm" svg:y2="3.705cm">
          <text:p/>
        </draw:line>
        <draw:line draw:style-name="gr10" draw:layer="layout" svg:x1="9.727cm" svg:y1="3.705cm" svg:x2="9.735cm" svg:y2="3.965cm">
          <text:p/>
        </draw:line>
        <draw:line draw:style-name="gr10" draw:layer="layout" svg:x1="9.734cm" svg:y1="3.964cm" svg:x2="9.734cm" svg:y2="4.147cm">
          <text:p/>
        </draw:line>
        <draw:line draw:style-name="gr10" draw:layer="layout" svg:x1="9.734cm" svg:y1="4.147cm" svg:x2="9.741cm" svg:y2="4.298cm">
          <text:p/>
        </draw:line>
        <draw:line draw:style-name="gr10" draw:layer="layout" svg:x1="9.74cm" svg:y1="4.297cm" svg:x2="9.749cm" svg:y2="4.488cm">
          <text:p/>
        </draw:line>
        <draw:line draw:style-name="gr10" draw:layer="layout" svg:x1="9.747cm" svg:y1="4.487cm" svg:x2="9.747cm" svg:y2="4.63cm">
          <text:p/>
        </draw:line>
        <draw:line draw:style-name="gr10" draw:layer="layout" svg:x1="9.747cm" svg:y1="4.63cm" svg:x2="9.755cm" svg:y2="4.665cm">
          <text:p/>
        </draw:line>
        <draw:line draw:style-name="gr10" draw:layer="layout" svg:x1="9.754cm" svg:y1="4.664cm" svg:x2="9.762cm" svg:y2="4.754cm">
          <text:p/>
        </draw:line>
        <draw:line draw:style-name="gr10" draw:layer="layout" svg:x1="9.761cm" svg:y1="4.753cm" svg:x2="9.761cm" svg:y2="4.834cm">
          <text:p/>
        </draw:line>
        <draw:line draw:style-name="gr10" draw:layer="layout" svg:x1="9.761cm" svg:y1="4.834cm" svg:x2="9.769cm" svg:y2="4.89cm">
          <text:p/>
        </draw:line>
        <draw:line draw:style-name="gr10" draw:layer="layout" svg:x1="9.768cm" svg:y1="4.889cm" svg:x2="9.768cm" svg:y2="4.957cm">
          <text:p/>
        </draw:line>
        <draw:line draw:style-name="gr10" draw:layer="layout" svg:x1="9.768cm" svg:y1="4.958cm" svg:x2="9.775cm" svg:y2="4.923cm">
          <text:p/>
        </draw:line>
        <draw:line draw:style-name="gr10" draw:layer="layout" svg:x1="9.774cm" svg:y1="4.923cm" svg:x2="9.782cm" svg:y2="4.992cm">
          <text:p/>
        </draw:line>
        <draw:line draw:style-name="gr10" draw:layer="layout" svg:x1="9.781cm" svg:y1="4.991cm" svg:x2="9.781cm" svg:y2="5.086cm">
          <text:p/>
        </draw:line>
        <draw:line draw:style-name="gr10" draw:layer="layout" svg:x1="9.781cm" svg:y1="5.087cm" svg:x2="9.789cm" svg:y2="5.079cm">
          <text:p/>
        </draw:line>
        <draw:line draw:style-name="gr10" draw:layer="layout" svg:x1="9.788cm" svg:y1="5.079cm" svg:x2="9.797cm" svg:y2="5.182cm">
          <text:p/>
        </draw:line>
        <draw:line draw:style-name="gr10" draw:layer="layout" svg:x1="9.795cm" svg:y1="5.181cm" svg:x2="9.795cm" svg:y2="5.222cm">
          <text:p/>
        </draw:line>
        <draw:line draw:style-name="gr10" draw:layer="layout" svg:x1="9.795cm" svg:y1="5.222cm" svg:x2="9.803cm" svg:y2="5.25cm">
          <text:p/>
        </draw:line>
        <draw:line draw:style-name="gr10" draw:layer="layout" svg:x1="9.802cm" svg:y1="5.249cm" svg:x2="9.802cm" svg:y2="5.31cm">
          <text:p/>
        </draw:line>
        <draw:line draw:style-name="gr10" draw:layer="layout" svg:x1="9.802cm" svg:y1="5.31cm" svg:x2="9.809cm" svg:y2="5.427cm">
          <text:p/>
        </draw:line>
        <draw:line draw:style-name="gr10" draw:layer="layout" svg:x1="9.808cm" svg:y1="5.426cm" svg:x2="9.816cm" svg:y2="5.57cm">
          <text:p/>
        </draw:line>
        <draw:line draw:style-name="gr10" draw:layer="layout" svg:x1="9.815cm" svg:y1="5.569cm" svg:x2="9.815cm" svg:y2="5.651cm">
          <text:p/>
        </draw:line>
        <draw:line draw:style-name="gr10" draw:layer="layout" svg:x1="9.815cm" svg:y1="5.651cm" svg:x2="9.823cm" svg:y2="5.74cm">
          <text:p/>
        </draw:line>
        <draw:line draw:style-name="gr10" draw:layer="layout" svg:x1="9.822cm" svg:y1="5.739cm" svg:x2="9.83cm" svg:y2="5.808cm">
          <text:p/>
        </draw:line>
        <draw:line draw:style-name="gr10" draw:layer="layout" svg:x1="9.829cm" svg:y1="5.807cm" svg:x2="9.829cm" svg:y2="5.773cm">
          <text:p/>
        </draw:line>
        <draw:line draw:style-name="gr10" draw:layer="layout" svg:x1="9.829cm" svg:y1="5.774cm" svg:x2="9.837cm" svg:y2="5.759cm">
          <text:p/>
        </draw:line>
        <draw:line draw:style-name="gr10" draw:layer="layout" svg:x1="9.836cm" svg:y1="5.759cm" svg:x2="9.836cm" svg:y2="5.78cm">
          <text:p/>
        </draw:line>
        <draw:line draw:style-name="gr10" draw:layer="layout" svg:x1="9.836cm" svg:y1="5.78cm" svg:x2="9.845cm" svg:y2="5.794cm">
          <text:p/>
        </draw:line>
        <draw:line draw:style-name="gr10" draw:layer="layout" svg:x1="9.843cm" svg:y1="5.793cm" svg:x2="9.849cm" svg:y2="5.793cm">
          <text:p/>
        </draw:line>
        <draw:line draw:style-name="gr10" draw:layer="layout" svg:x1="9.849cm" svg:y1="5.793cm" svg:x2="9.849cm" svg:y2="5.821cm">
          <text:p/>
        </draw:line>
        <draw:line draw:style-name="gr10" draw:layer="layout" svg:x1="9.849cm" svg:y1="5.821cm" svg:x2="9.857cm" svg:y2="5.883cm">
          <text:p/>
        </draw:line>
        <draw:line draw:style-name="gr10" draw:layer="layout" svg:x1="9.856cm" svg:y1="5.882cm" svg:x2="9.864cm" svg:y2="5.891cm">
          <text:p/>
        </draw:line>
        <draw:line draw:style-name="gr10" draw:layer="layout" svg:x1="9.863cm" svg:y1="5.889cm" svg:x2="9.863cm" svg:y2="5.916cm">
          <text:p/>
        </draw:line>
        <draw:line draw:style-name="gr10" draw:layer="layout" svg:x1="9.863cm" svg:y1="5.916cm" svg:x2="9.871cm" svg:y2="5.978cm">
          <text:p/>
        </draw:line>
        <draw:line draw:style-name="gr10" draw:layer="layout" svg:x1="9.87cm" svg:y1="5.977cm" svg:x2="9.87cm" svg:y2="5.916cm">
          <text:p/>
        </draw:line>
        <draw:line draw:style-name="gr10" draw:layer="layout" svg:x1="9.87cm" svg:y1="5.916cm" svg:x2="9.878cm" svg:y2="5.951cm">
          <text:p/>
        </draw:line>
        <draw:line draw:style-name="gr10" draw:layer="layout" svg:x1="9.877cm" svg:y1="5.95cm" svg:x2="9.883cm" svg:y2="5.95cm">
          <text:p/>
        </draw:line>
        <draw:line draw:style-name="gr10" draw:layer="layout" svg:x1="9.883cm" svg:y1="5.95cm" svg:x2="9.883cm" svg:y2="5.943cm">
          <text:p/>
        </draw:line>
        <draw:line draw:style-name="gr10" draw:layer="layout" svg:x1="9.883cm" svg:y1="5.943cm" svg:x2="9.891cm" svg:y2="5.951cm">
          <text:p/>
        </draw:line>
        <draw:line draw:style-name="gr10" draw:layer="layout" svg:x1="9.89cm" svg:y1="5.95cm" svg:x2="9.899cm" svg:y2="5.964cm">
          <text:p/>
        </draw:line>
        <draw:line draw:style-name="gr10" draw:layer="layout" svg:x1="9.897cm" svg:y1="5.963cm" svg:x2="9.897cm" svg:y2="5.97cm">
          <text:p/>
        </draw:line>
        <draw:line draw:style-name="gr10" draw:layer="layout" svg:x1="9.897cm" svg:y1="5.97cm" svg:x2="9.905cm" svg:y2="5.985cm">
          <text:p/>
        </draw:line>
        <draw:line draw:style-name="gr10" draw:layer="layout" svg:x1="9.904cm" svg:y1="5.984cm" svg:x2="9.904cm" svg:y2="5.909cm">
          <text:p/>
        </draw:line>
        <draw:line draw:style-name="gr10" draw:layer="layout" svg:x1="9.904cm" svg:y1="5.91cm" svg:x2="9.912cm" svg:y2="5.78cm">
          <text:p/>
        </draw:line>
        <draw:line draw:style-name="gr10" draw:layer="layout" svg:x1="9.911cm" svg:y1="5.781cm" svg:x2="9.918cm" svg:y2="5.664cm">
          <text:p/>
        </draw:line>
        <draw:line draw:style-name="gr10" draw:layer="layout" svg:x1="9.917cm" svg:y1="5.664cm" svg:x2="9.917cm" svg:y2="5.521cm">
          <text:p/>
        </draw:line>
        <draw:line draw:style-name="gr10" draw:layer="layout" svg:x1="9.917cm" svg:y1="5.522cm" svg:x2="9.925cm" svg:y2="5.338cm">
          <text:p/>
        </draw:line>
        <draw:line draw:style-name="gr10" draw:layer="layout" svg:x1="9.924cm" svg:y1="5.339cm" svg:x2="9.932cm" svg:y2="5.174cm">
          <text:p/>
        </draw:line>
        <draw:line draw:style-name="gr10" draw:layer="layout" svg:x1="9.931cm" svg:y1="5.174cm" svg:x2="9.931cm" svg:y2="5.004cm">
          <text:p/>
        </draw:line>
        <draw:line draw:style-name="gr10" draw:layer="layout" svg:x1="9.931cm" svg:y1="5.005cm" svg:x2="9.939cm" svg:y2="4.916cm">
          <text:p/>
        </draw:line>
        <draw:line draw:style-name="gr10" draw:layer="layout" svg:x1="9.938cm" svg:y1="4.916cm" svg:x2="9.938cm" svg:y2="4.712cm">
          <text:p/>
        </draw:line>
        <draw:line draw:style-name="gr10" draw:layer="layout" svg:x1="9.938cm" svg:y1="4.713cm" svg:x2="9.947cm" svg:y2="4.644cm">
          <text:p/>
        </draw:line>
        <draw:line draw:style-name="gr10" draw:layer="layout" svg:x1="9.945cm" svg:y1="4.644cm" svg:x2="9.952cm" svg:y2="4.644cm">
          <text:p/>
        </draw:line>
        <draw:line draw:style-name="gr10" draw:layer="layout" svg:x1="9.952cm" svg:y1="4.644cm" svg:x2="9.952cm" svg:y2="4.657cm">
          <text:p/>
        </draw:line>
        <draw:line draw:style-name="gr10" draw:layer="layout" svg:x1="9.952cm" svg:y1="4.657cm" svg:x2="9.959cm" svg:y2="4.679cm">
          <text:p/>
        </draw:line>
        <draw:line draw:style-name="gr10" draw:layer="layout" svg:x1="9.958cm" svg:y1="4.678cm" svg:x2="9.966cm" svg:y2="4.699cm">
          <text:p/>
        </draw:line>
        <draw:line draw:style-name="gr10" draw:layer="layout" svg:x1="9.965cm" svg:y1="4.698cm" svg:x2="9.965cm" svg:y2="4.651cm">
          <text:p/>
        </draw:line>
        <draw:line draw:style-name="gr10" draw:layer="layout" svg:x1="9.965cm" svg:y1="4.652cm" svg:x2="9.973cm" svg:y2="4.637cm">
          <text:p/>
        </draw:line>
        <draw:line draw:style-name="gr10" draw:layer="layout" svg:x1="9.972cm" svg:y1="4.637cm" svg:x2="9.972cm" svg:y2="4.739cm">
          <text:p/>
        </draw:line>
        <draw:line draw:style-name="gr10" draw:layer="layout" svg:x1="9.972cm" svg:y1="4.74cm" svg:x2="9.98cm" svg:y2="4.732cm">
          <text:p/>
        </draw:line>
        <draw:line draw:style-name="gr10" draw:layer="layout" svg:x1="9.979cm" svg:y1="4.732cm" svg:x2="9.987cm" svg:y2="4.767cm">
          <text:p/>
        </draw:line>
        <draw:line draw:style-name="gr10" draw:layer="layout" svg:x1="9.986cm" svg:y1="4.766cm" svg:x2="9.986cm" svg:y2="4.828cm">
          <text:p/>
        </draw:line>
        <draw:line draw:style-name="gr10" draw:layer="layout" svg:x1="9.986cm" svg:y1="4.829cm" svg:x2="9.993cm" svg:y2="4.794cm">
          <text:p/>
        </draw:line>
        <draw:line draw:style-name="gr10" draw:layer="layout" svg:x1="9.992cm" svg:y1="4.794cm" svg:x2="10.001cm" svg:y2="4.883cm">
          <text:p/>
        </draw:line>
        <draw:line draw:style-name="gr10" draw:layer="layout" svg:x1="9.999cm" svg:y1="4.882cm" svg:x2="9.999cm" svg:y2="4.943cm">
          <text:p/>
        </draw:line>
        <draw:line draw:style-name="gr10" draw:layer="layout" svg:x1="9.999cm" svg:y1="4.943cm" svg:x2="10.007cm" svg:y2="4.978cm">
          <text:p/>
        </draw:line>
        <draw:line draw:style-name="gr10" draw:layer="layout" svg:x1="10.006cm" svg:y1="4.977cm" svg:x2="10.006cm" svg:y2="5.059cm">
          <text:p/>
        </draw:line>
        <draw:line draw:style-name="gr10" draw:layer="layout" svg:x1="10.006cm" svg:y1="5.059cm" svg:x2="10.014cm" svg:y2="5.121cm">
          <text:p/>
        </draw:line>
        <draw:line draw:style-name="gr10" draw:layer="layout" svg:x1="10.013cm" svg:y1="5.12cm" svg:x2="10.021cm" svg:y2="5.264cm">
          <text:p/>
        </draw:line>
        <draw:line draw:style-name="gr10" draw:layer="layout" svg:x1="10.02cm" svg:y1="5.263cm" svg:x2="10.02cm" svg:y2="5.365cm">
          <text:p/>
        </draw:line>
        <draw:line draw:style-name="gr10" draw:layer="layout" svg:x1="10.02cm" svg:y1="5.365cm" svg:x2="10.027cm" svg:y2="5.502cm">
          <text:p/>
        </draw:line>
        <draw:line draw:style-name="gr10" draw:layer="layout" svg:x1="10.026cm" svg:y1="5.501cm" svg:x2="10.034cm" svg:y2="5.522cm">
          <text:p/>
        </draw:line>
        <draw:line draw:style-name="gr10" draw:layer="layout" svg:x1="10.033cm" svg:y1="5.521cm" svg:x2="10.033cm" svg:y2="5.576cm">
          <text:p/>
        </draw:line>
        <draw:line draw:style-name="gr10" draw:layer="layout" svg:x1="10.033cm" svg:y1="5.577cm" svg:x2="10.041cm" svg:y2="5.542cm">
          <text:p/>
        </draw:line>
        <draw:line draw:style-name="gr10" draw:layer="layout" svg:x1="10.04cm" svg:y1="5.542cm" svg:x2="10.04cm" svg:y2="5.596cm">
          <text:p/>
        </draw:line>
        <draw:line draw:style-name="gr10" draw:layer="layout" svg:x1="10.04cm" svg:y1="5.597cm" svg:x2="10.049cm" svg:y2="5.467cm">
          <text:p/>
        </draw:line>
        <draw:line draw:style-name="gr10" draw:layer="layout" svg:x1="10.047cm" svg:y1="5.468cm" svg:x2="10.055cm" svg:y2="5.256cm">
          <text:p/>
        </draw:line>
        <draw:line draw:style-name="gr10" draw:layer="layout" svg:x1="10.054cm" svg:y1="5.256cm" svg:x2="10.054cm" svg:y2="5.202cm">
          <text:p/>
        </draw:line>
        <draw:line draw:style-name="gr10" draw:layer="layout" svg:x1="10.054cm" svg:y1="5.203cm" svg:x2="10.062cm" svg:y2="5.052cm">
          <text:p/>
        </draw:line>
        <draw:line draw:style-name="gr10" draw:layer="layout" svg:x1="10.061cm" svg:y1="5.053cm" svg:x2="10.068cm" svg:y2="4.97cm">
          <text:p/>
        </draw:line>
        <draw:line draw:style-name="gr10" draw:layer="layout" svg:x1="10.067cm" svg:y1="4.97cm" svg:x2="10.067cm" svg:y2="4.841cm">
          <text:p/>
        </draw:line>
        <draw:line draw:style-name="gr10" draw:layer="layout" svg:x1="10.067cm" svg:y1="4.841cm" svg:x2="10.075cm" svg:y2="4.903cm">
          <text:p/>
        </draw:line>
        <draw:line draw:style-name="gr10" draw:layer="layout" svg:x1="10.074cm" svg:y1="4.902cm" svg:x2="10.074cm" svg:y2="4.855cm">
          <text:p/>
        </draw:line>
        <draw:line draw:style-name="gr10" draw:layer="layout" svg:x1="10.074cm" svg:y1="4.856cm" svg:x2="10.082cm" svg:y2="4.848cm">
          <text:p/>
        </draw:line>
        <draw:line draw:style-name="gr10" draw:layer="layout" svg:x1="10.081cm" svg:y1="4.848cm" svg:x2="10.089cm" svg:y2="4.931cm">
          <text:p/>
        </draw:line>
        <draw:line draw:style-name="gr10" draw:layer="layout" svg:x1="10.088cm" svg:y1="4.93cm" svg:x2="10.088cm" svg:y2="5.025cm">
          <text:p/>
        </draw:line>
        <draw:line draw:style-name="gr10" draw:layer="layout" svg:x1="10.088cm" svg:y1="5.025cm" svg:x2="10.097cm" svg:y2="5.169cm">
          <text:p/>
        </draw:line>
        <draw:line draw:style-name="gr10" draw:layer="layout" svg:x1="10.095cm" svg:y1="5.168cm" svg:x2="10.102cm" svg:y2="5.23cm">
          <text:p/>
        </draw:line>
        <draw:line draw:style-name="gr10" draw:layer="layout" svg:x1="10.101cm" svg:y1="5.229cm" svg:x2="10.101cm" svg:y2="5.372cm">
          <text:p/>
        </draw:line>
        <draw:line draw:style-name="gr10" draw:layer="layout" svg:x1="10.101cm" svg:y1="5.372cm" svg:x2="10.109cm" svg:y2="5.475cm">
          <text:p/>
        </draw:line>
        <draw:line draw:style-name="gr10" draw:layer="layout" svg:x1="10.108cm" svg:y1="5.474cm" svg:x2="10.108cm" svg:y2="5.562cm">
          <text:p/>
        </draw:line>
        <draw:line draw:style-name="gr10" draw:layer="layout" svg:x1="10.108cm" svg:y1="5.562cm" svg:x2="10.116cm" svg:y2="5.59cm">
          <text:p/>
        </draw:line>
        <draw:line draw:style-name="gr10" draw:layer="layout" svg:x1="10.115cm" svg:y1="5.59cm" svg:x2="10.123cm" svg:y2="5.542cm">
          <text:p/>
        </draw:line>
        <draw:line draw:style-name="gr10" draw:layer="layout" svg:x1="10.122cm" svg:y1="5.542cm" svg:x2="10.122cm" svg:y2="5.501cm">
          <text:p/>
        </draw:line>
        <draw:line draw:style-name="gr10" draw:layer="layout" svg:x1="10.122cm" svg:y1="5.502cm" svg:x2="10.13cm" svg:y2="5.372cm">
          <text:p/>
        </draw:line>
        <draw:line draw:style-name="gr10" draw:layer="layout" svg:x1="10.129cm" svg:y1="5.373cm" svg:x2="10.136cm" svg:y2="5.256cm">
          <text:p/>
        </draw:line>
        <draw:line draw:style-name="gr10" draw:layer="layout" svg:x1="10.135cm" svg:y1="5.257cm" svg:x2="10.143cm" svg:y2="5.208cm">
          <text:p/>
        </draw:line>
        <draw:line draw:style-name="gr10" draw:layer="layout" svg:x1="10.142cm" svg:y1="5.208cm" svg:x2="10.142cm" svg:y2="5.215cm">
          <text:p/>
        </draw:line>
        <draw:line draw:style-name="gr10" draw:layer="layout" svg:x1="10.142cm" svg:y1="5.216cm" svg:x2="10.151cm" svg:y2="5.188cm">
          <text:p/>
        </draw:line>
        <draw:line draw:style-name="gr10" draw:layer="layout" svg:x1="10.149cm" svg:y1="5.188cm" svg:x2="10.157cm" svg:y2="5.277cm">
          <text:p/>
        </draw:line>
        <draw:line draw:style-name="gr10" draw:layer="layout" svg:x1="10.156cm" svg:y1="5.276cm" svg:x2="10.156cm" svg:y2="5.331cm">
          <text:p/>
        </draw:line>
        <draw:line draw:style-name="gr10" draw:layer="layout" svg:x1="10.156cm" svg:y1="5.331cm" svg:x2="10.164cm" svg:y2="5.42cm">
          <text:p/>
        </draw:line>
        <draw:line draw:style-name="gr10" draw:layer="layout" svg:x1="10.163cm" svg:y1="5.419cm" svg:x2="10.171cm" svg:y2="5.475cm">
          <text:p/>
        </draw:line>
        <draw:line draw:style-name="gr10" draw:layer="layout" svg:x1="10.17cm" svg:y1="5.474cm" svg:x2="10.17cm" svg:y2="5.549cm">
          <text:p/>
        </draw:line>
        <draw:line draw:style-name="gr10" draw:layer="layout" svg:x1="10.17cm" svg:y1="5.549cm" svg:x2="10.177cm" svg:y2="5.624cm">
          <text:p/>
        </draw:line>
        <draw:line draw:style-name="gr10" draw:layer="layout" svg:x1="10.176cm" svg:y1="5.623cm" svg:x2="10.176cm" svg:y2="5.589cm">
          <text:p/>
        </draw:line>
        <draw:line draw:style-name="gr10" draw:layer="layout" svg:x1="10.176cm" svg:y1="5.59cm" svg:x2="10.184cm" svg:y2="5.515cm">
          <text:p/>
        </draw:line>
        <draw:line draw:style-name="gr10" draw:layer="layout" svg:x1="10.183cm" svg:y1="5.515cm" svg:x2="10.191cm" svg:y2="5.577cm">
          <text:p/>
        </draw:line>
        <draw:line draw:style-name="gr10" draw:layer="layout" svg:x1="10.19cm" svg:y1="5.576cm" svg:x2="10.19cm" svg:y2="5.644cm">
          <text:p/>
        </draw:line>
        <draw:line draw:style-name="gr10" draw:layer="layout" svg:x1="10.19cm" svg:y1="5.645cm" svg:x2="10.199cm" svg:y2="5.583cm">
          <text:p/>
        </draw:line>
        <draw:line draw:style-name="gr10" draw:layer="layout" svg:x1="10.197cm" svg:y1="5.583cm" svg:x2="10.205cm" svg:y2="5.624cm">
          <text:p/>
        </draw:line>
        <draw:line draw:style-name="gr10" draw:layer="layout" svg:x1="10.204cm" svg:y1="5.623cm" svg:x2="10.204cm" svg:y2="5.61cm">
          <text:p/>
        </draw:line>
        <draw:line draw:style-name="gr10" draw:layer="layout" svg:x1="10.204cm" svg:y1="5.61cm" svg:x2="10.211cm" svg:y2="5.672cm">
          <text:p/>
        </draw:line>
        <draw:line draw:style-name="gr10" draw:layer="layout" svg:x1="10.21cm" svg:y1="5.671cm" svg:x2="10.21cm" svg:y2="5.759cm">
          <text:p/>
        </draw:line>
        <draw:line draw:style-name="gr10" draw:layer="layout" svg:x1="10.21cm" svg:y1="5.759cm" svg:x2="10.218cm" svg:y2="5.774cm">
          <text:p/>
        </draw:line>
        <draw:line draw:style-name="gr10" draw:layer="layout" svg:x1="10.217cm" svg:y1="5.773cm" svg:x2="10.225cm" svg:y2="5.801cm">
          <text:p/>
        </draw:line>
        <draw:line draw:style-name="gr10" draw:layer="layout" svg:x1="10.224cm" svg:y1="5.8cm" svg:x2="10.224cm" svg:y2="5.732cm">
          <text:p/>
        </draw:line>
        <draw:line draw:style-name="gr10" draw:layer="layout" svg:x1="10.224cm" svg:y1="5.733cm" svg:x2="10.232cm" svg:y2="5.664cm">
          <text:p/>
        </draw:line>
        <draw:line draw:style-name="gr10" draw:layer="layout" svg:x1="10.231cm" svg:y1="5.665cm" svg:x2="10.239cm" svg:y2="5.623cm">
          <text:p/>
        </draw:line>
        <draw:line draw:style-name="gr10" draw:layer="layout" svg:x1="10.238cm" svg:y1="5.623cm" svg:x2="10.238cm" svg:y2="5.569cm">
          <text:p/>
        </draw:line>
        <draw:line draw:style-name="gr10" draw:layer="layout" svg:x1="10.238cm" svg:y1="5.57cm" svg:x2="10.245cm" svg:y2="5.406cm">
          <text:p/>
        </draw:line>
        <draw:line draw:style-name="gr10" draw:layer="layout" svg:x1="10.244cm" svg:y1="5.406cm" svg:x2="10.244cm" svg:y2="5.351cm">
          <text:p/>
        </draw:line>
        <draw:line draw:style-name="gr10" draw:layer="layout" svg:x1="10.244cm" svg:y1="5.352cm" svg:x2="10.253cm" svg:y2="5.256cm">
          <text:p/>
        </draw:line>
        <draw:line draw:style-name="gr10" draw:layer="layout" svg:x1="10.251cm" svg:y1="5.257cm" svg:x2="10.259cm" svg:y2="5.195cm">
          <text:p/>
        </draw:line>
        <draw:line draw:style-name="gr10" draw:layer="layout" svg:x1="10.258cm" svg:y1="5.195cm" svg:x2="10.258cm" svg:y2="5.147cm">
          <text:p/>
        </draw:line>
        <draw:line draw:style-name="gr10" draw:layer="layout" svg:x1="10.258cm" svg:y1="5.148cm" svg:x2="10.266cm" svg:y2="5.072cm">
          <text:p/>
        </draw:line>
        <draw:line draw:style-name="gr10" draw:layer="layout" svg:x1="10.265cm" svg:y1="5.072cm" svg:x2="10.273cm" svg:y2="5.114cm">
          <text:p/>
        </draw:line>
        <draw:line draw:style-name="gr10" draw:layer="layout" svg:x1="10.272cm" svg:y1="5.113cm" svg:x2="10.272cm" svg:y2="5.14cm">
          <text:p/>
        </draw:line>
        <draw:line draw:style-name="gr10" draw:layer="layout" svg:x1="10.272cm" svg:y1="5.141cm" svg:x2="10.28cm" svg:y2="5.079cm">
          <text:p/>
        </draw:line>
        <draw:line draw:style-name="gr10" draw:layer="layout" svg:x1="10.279cm" svg:y1="5.079cm" svg:x2="10.279cm" svg:y2="5.154cm">
          <text:p/>
        </draw:line>
        <draw:line draw:style-name="gr10" draw:layer="layout" svg:x1="10.279cm" svg:y1="5.155cm" svg:x2="10.286cm" svg:y2="5.079cm">
          <text:p/>
        </draw:line>
        <draw:line draw:style-name="gr10" draw:layer="layout" svg:x1="10.285cm" svg:y1="5.079cm" svg:x2="10.293cm" svg:y2="5.087cm">
          <text:p/>
        </draw:line>
        <draw:line draw:style-name="gr10" draw:layer="layout" svg:x1="10.292cm" svg:y1="5.086cm" svg:x2="10.299cm" svg:y2="5.086cm">
          <text:p/>
        </draw:line>
        <draw:line draw:style-name="gr10" draw:layer="layout" svg:x1="10.299cm" svg:y1="5.086cm" svg:x2="10.299cm" svg:y2="5.202cm">
          <text:p/>
        </draw:line>
        <draw:line draw:style-name="gr10" draw:layer="layout" svg:x1="10.299cm" svg:y1="5.202cm" svg:x2="10.306cm" svg:y2="5.202cm">
          <text:p/>
        </draw:line>
        <draw:line draw:style-name="gr10" draw:layer="layout" svg:x1="10.306cm" svg:y1="5.203cm" svg:x2="10.314cm" svg:y2="5.174cm">
          <text:p/>
        </draw:line>
        <draw:line draw:style-name="gr10" draw:layer="layout" svg:x1="10.313cm" svg:y1="5.174cm" svg:x2="10.313cm" svg:y2="5.276cm">
          <text:p/>
        </draw:line>
        <draw:line draw:style-name="gr10" draw:layer="layout" svg:x1="10.313cm" svg:y1="5.276cm" svg:x2="10.32cm" svg:y2="5.325cm">
          <text:p/>
        </draw:line>
        <draw:line draw:style-name="gr10" draw:layer="layout" svg:x1="10.319cm" svg:y1="5.324cm" svg:x2="10.327cm" svg:y2="5.469cm">
          <text:p/>
        </draw:line>
        <draw:line draw:style-name="gr10" draw:layer="layout" svg:x1="10.326cm" svg:y1="5.467cm" svg:x2="10.326cm" svg:y2="5.46cm">
          <text:p/>
        </draw:line>
        <draw:line draw:style-name="gr10" draw:layer="layout" svg:x1="10.326cm" svg:y1="5.46cm" svg:x2="10.334cm" svg:y2="5.543cm">
          <text:p/>
        </draw:line>
        <draw:line draw:style-name="gr10" draw:layer="layout" svg:x1="10.333cm" svg:y1="5.542cm" svg:x2="10.333cm" svg:y2="5.528cm">
          <text:p/>
        </draw:line>
        <draw:line draw:style-name="gr10" draw:layer="layout" svg:x1="10.333cm" svg:y1="5.529cm" svg:x2="10.341cm" svg:y2="5.494cm">
          <text:p/>
        </draw:line>
        <draw:line draw:style-name="gr10" draw:layer="layout" svg:x1="10.34cm" svg:y1="5.495cm" svg:x2="10.349cm" svg:y2="5.487cm">
          <text:p/>
        </draw:line>
        <draw:line draw:style-name="gr10" draw:layer="layout" svg:x1="10.347cm" svg:y1="5.487cm" svg:x2="10.347cm" svg:y2="5.481cm">
          <text:p/>
        </draw:line>
        <draw:line draw:style-name="gr10" draw:layer="layout" svg:x1="10.347cm" svg:y1="5.482cm" svg:x2="10.354cm" svg:y2="5.392cm">
          <text:p/>
        </draw:line>
        <draw:line draw:style-name="gr10" draw:layer="layout" svg:x1="10.353cm" svg:y1="5.393cm" svg:x2="10.361cm" svg:y2="5.344cm">
          <text:p/>
        </draw:line>
        <draw:line draw:style-name="gr10" draw:layer="layout" svg:x1="10.36cm" svg:y1="5.344cm" svg:x2="10.36cm" svg:y2="5.256cm">
          <text:p/>
        </draw:line>
        <draw:line draw:style-name="gr10" draw:layer="layout" svg:x1="10.36cm" svg:y1="5.257cm" svg:x2="10.368cm" svg:y2="5.168cm">
          <text:p/>
        </draw:line>
        <draw:line draw:style-name="gr10" draw:layer="layout" svg:x1="10.367cm" svg:y1="5.168cm" svg:x2="10.367cm" svg:y2="5.161cm">
          <text:p/>
        </draw:line>
        <draw:line draw:style-name="gr10" draw:layer="layout" svg:x1="10.367cm" svg:y1="5.161cm" svg:x2="10.375cm" svg:y2="5.189cm">
          <text:p/>
        </draw:line>
        <draw:line draw:style-name="gr10" draw:layer="layout" svg:x1="10.374cm" svg:y1="5.189cm" svg:x2="10.382cm" svg:y2="5.134cm">
          <text:p/>
        </draw:line>
        <draw:line draw:style-name="gr10" draw:layer="layout" svg:x1="10.381cm" svg:y1="5.135cm" svg:x2="10.389cm" svg:y2="5.066cm">
          <text:p/>
        </draw:line>
        <draw:line draw:style-name="gr10" draw:layer="layout" svg:x1="10.388cm" svg:y1="5.066cm" svg:x2="10.395cm" svg:y2="5.114cm">
          <text:p/>
        </draw:line>
        <draw:line draw:style-name="gr10" draw:layer="layout" svg:x1="10.394cm" svg:y1="5.113cm" svg:x2="10.394cm" svg:y2="5.134cm">
          <text:p/>
        </draw:line>
        <draw:line draw:style-name="gr10" draw:layer="layout" svg:x1="10.394cm" svg:y1="5.134cm" svg:x2="10.403cm" svg:y2="5.23cm">
          <text:p/>
        </draw:line>
        <draw:line draw:style-name="gr10" draw:layer="layout" svg:x1="10.401cm" svg:y1="5.229cm" svg:x2="10.401cm" svg:y2="5.215cm">
          <text:p/>
        </draw:line>
        <draw:line draw:style-name="gr10" draw:layer="layout" svg:x1="10.401cm" svg:y1="5.215cm" svg:x2="10.409cm" svg:y2="5.305cm">
          <text:p/>
        </draw:line>
        <draw:line draw:style-name="gr10" draw:layer="layout" svg:x1="10.408cm" svg:y1="5.304cm" svg:x2="10.415cm" svg:y2="5.304cm">
          <text:p/>
        </draw:line>
        <draw:line draw:style-name="gr10" draw:layer="layout" svg:x1="10.415cm" svg:y1="5.304cm" svg:x2="10.415cm" svg:y2="5.44cm">
          <text:p/>
        </draw:line>
        <draw:line draw:style-name="gr10" draw:layer="layout" svg:x1="10.415cm" svg:y1="5.44cm" svg:x2="10.423cm" svg:y2="5.529cm">
          <text:p/>
        </draw:line>
        <draw:line draw:style-name="gr10" draw:layer="layout" svg:x1="10.422cm" svg:y1="5.529cm" svg:x2="10.429cm" svg:y2="5.515cm">
          <text:p/>
        </draw:line>
        <draw:line draw:style-name="gr10" draw:layer="layout" svg:x1="10.428cm" svg:y1="5.515cm" svg:x2="10.428cm" svg:y2="5.691cm">
          <text:p/>
        </draw:line>
        <draw:line draw:style-name="gr10" draw:layer="layout" svg:x1="10.428cm" svg:y1="5.691cm" svg:x2="10.436cm" svg:y2="5.74cm">
          <text:p/>
        </draw:line>
        <draw:line draw:style-name="gr10" draw:layer="layout" svg:x1="10.435cm" svg:y1="5.739cm" svg:x2="10.435cm" svg:y2="5.868cm">
          <text:p/>
        </draw:line>
        <draw:line draw:style-name="gr10" draw:layer="layout" svg:x1="10.435cm" svg:y1="5.868cm" svg:x2="10.443cm" svg:y2="5.91cm">
          <text:p/>
        </draw:line>
        <draw:line draw:style-name="gr10" draw:layer="layout" svg:x1="10.442cm" svg:y1="5.909cm" svg:x2="10.451cm" svg:y2="6.012cm">
          <text:p/>
        </draw:line>
        <draw:line draw:style-name="gr10" draw:layer="layout" svg:x1="10.449cm" svg:y1="6.011cm" svg:x2="10.449cm" svg:y2="5.957cm">
          <text:p/>
        </draw:line>
        <draw:line draw:style-name="gr10" draw:layer="layout" svg:x1="10.449cm" svg:y1="5.957cm" svg:x2="10.457cm" svg:y2="6.012cm">
          <text:p/>
        </draw:line>
        <draw:line draw:style-name="gr10" draw:layer="layout" svg:x1="10.456cm" svg:y1="6.011cm" svg:x2="10.463cm" svg:y2="6.06cm">
          <text:p/>
        </draw:line>
        <draw:line draw:style-name="gr10" draw:layer="layout" svg:x1="10.462cm" svg:y1="6.059cm" svg:x2="10.462cm" svg:y2="6.032cm">
          <text:p/>
        </draw:line>
        <draw:line draw:style-name="gr10" draw:layer="layout" svg:x1="10.462cm" svg:y1="6.032cm" svg:x2="10.47cm" svg:y2="6.141cm">
          <text:p/>
        </draw:line>
        <draw:line draw:style-name="gr10" draw:layer="layout" svg:x1="10.469cm" svg:y1="6.14cm" svg:x2="10.469cm" svg:y2="6.222cm">
          <text:p/>
        </draw:line>
        <draw:line draw:style-name="gr10" draw:layer="layout" svg:x1="10.469cm" svg:y1="6.222cm" svg:x2="10.477cm" svg:y2="6.352cm">
          <text:p/>
        </draw:line>
        <draw:line draw:style-name="gr10" draw:layer="layout" svg:x1="10.476cm" svg:y1="6.351cm" svg:x2="10.484cm" svg:y2="6.434cm">
          <text:p/>
        </draw:line>
        <draw:line draw:style-name="gr10" draw:layer="layout" svg:x1="10.483cm" svg:y1="6.433cm" svg:x2="10.483cm" svg:y2="6.569cm">
          <text:p/>
        </draw:line>
        <draw:line draw:style-name="gr10" draw:layer="layout" svg:x1="10.483cm" svg:y1="6.569cm" svg:x2="10.491cm" svg:y2="6.692cm">
          <text:p/>
        </draw:line>
        <draw:line draw:style-name="gr10" draw:layer="layout" svg:x1="10.49cm" svg:y1="6.691cm" svg:x2="10.497cm" svg:y2="6.842cm">
          <text:p/>
        </draw:line>
        <draw:line draw:style-name="gr10" draw:layer="layout" svg:x1="10.496cm" svg:y1="6.841cm" svg:x2="10.496cm" svg:y2="6.977cm">
          <text:p/>
        </draw:line>
        <draw:line draw:style-name="gr10" draw:layer="layout" svg:x1="10.496cm" svg:y1="6.977cm" svg:x2="10.505cm" svg:y2="7.094cm">
          <text:p/>
        </draw:line>
        <draw:line draw:style-name="gr10" draw:layer="layout" svg:x1="10.503cm" svg:y1="7.093cm" svg:x2="10.503cm" svg:y2="7.222cm">
          <text:p/>
        </draw:line>
        <draw:line draw:style-name="gr10" draw:layer="layout" svg:x1="10.503cm" svg:y1="7.222cm" svg:x2="10.511cm" svg:y2="7.325cm">
          <text:p/>
        </draw:line>
        <draw:line draw:style-name="gr10" draw:layer="layout" svg:x1="10.51cm" svg:y1="7.324cm" svg:x2="10.518cm" svg:y2="7.407cm">
          <text:p/>
        </draw:line>
        <draw:line draw:style-name="gr10" draw:layer="layout" svg:x1="10.517cm" svg:y1="7.406cm" svg:x2="10.517cm" svg:y2="7.494cm">
          <text:p/>
        </draw:line>
        <draw:line draw:style-name="gr10" draw:layer="layout" svg:x1="10.517cm" svg:y1="7.494cm" svg:x2="10.525cm" svg:y2="7.529cm">
          <text:p/>
        </draw:line>
        <draw:line draw:style-name="gr10" draw:layer="layout" svg:x1="10.524cm" svg:y1="7.528cm" svg:x2="10.532cm" svg:y2="7.556cm">
          <text:p/>
        </draw:line>
        <draw:line draw:style-name="gr10" draw:layer="layout" svg:x1="10.531cm" svg:y1="7.555cm" svg:x2="10.531cm" svg:y2="7.569cm">
          <text:p/>
        </draw:line>
        <draw:line draw:style-name="gr10" draw:layer="layout" svg:x1="10.531cm" svg:y1="7.57cm" svg:x2="10.538cm" svg:y2="7.508cm">
          <text:p/>
        </draw:line>
        <draw:line draw:style-name="gr10" draw:layer="layout" svg:x1="10.537cm" svg:y1="7.508cm" svg:x2="10.537cm" svg:y2="7.474cm">
          <text:p/>
        </draw:line>
        <draw:line draw:style-name="gr10" draw:layer="layout" svg:x1="10.537cm" svg:y1="7.475cm" svg:x2="10.545cm" svg:y2="7.378cm">
          <text:p/>
        </draw:line>
        <draw:line draw:style-name="gr10" draw:layer="layout" svg:x1="10.544cm" svg:y1="7.379cm" svg:x2="10.553cm" svg:y2="7.29cm">
          <text:p/>
        </draw:line>
        <draw:line draw:style-name="gr10" draw:layer="layout" svg:x1="10.551cm" svg:y1="7.29cm" svg:x2="10.551cm" svg:y2="7.215cm">
          <text:p/>
        </draw:line>
        <draw:line draw:style-name="gr10" draw:layer="layout" svg:x1="10.551cm" svg:y1="7.216cm" svg:x2="10.559cm" svg:y2="7.106cm">
          <text:p/>
        </draw:line>
        <draw:line draw:style-name="gr10" draw:layer="layout" svg:x1="10.558cm" svg:y1="7.107cm" svg:x2="10.566cm" svg:y2="7.004cm">
          <text:p/>
        </draw:line>
        <draw:line draw:style-name="gr10" draw:layer="layout" svg:x1="10.565cm" svg:y1="7.004cm" svg:x2="10.565cm" svg:y2="6.929cm">
          <text:p/>
        </draw:line>
        <draw:line draw:style-name="gr10" draw:layer="layout" svg:x1="10.565cm" svg:y1="6.93cm" svg:x2="10.572cm" svg:y2="6.868cm">
          <text:p/>
        </draw:line>
        <draw:line draw:style-name="gr10" draw:layer="layout" svg:x1="10.571cm" svg:y1="6.868cm" svg:x2="10.571cm" svg:y2="6.807cm">
          <text:p/>
        </draw:line>
        <draw:line draw:style-name="gr10" draw:layer="layout" svg:x1="10.571cm" svg:y1="6.808cm" svg:x2="10.579cm" svg:y2="6.787cm">
          <text:p/>
        </draw:line>
        <draw:line draw:style-name="gr10" draw:layer="layout" svg:x1="10.578cm" svg:y1="6.788cm" svg:x2="10.586cm" svg:y2="6.759cm">
          <text:p/>
        </draw:line>
        <draw:line draw:style-name="gr10" draw:layer="layout" svg:x1="10.585cm" svg:y1="6.759cm" svg:x2="10.585cm" svg:y2="6.719cm">
          <text:p/>
        </draw:line>
        <draw:line draw:style-name="gr10" draw:layer="layout" svg:x1="10.585cm" svg:y1="6.72cm" svg:x2="10.593cm" svg:y2="6.637cm">
          <text:p/>
        </draw:line>
        <draw:line draw:style-name="gr10" draw:layer="layout" svg:x1="10.592cm" svg:y1="6.638cm" svg:x2="10.601cm" svg:y2="6.603cm">
          <text:p/>
        </draw:line>
        <draw:line draw:style-name="gr10" draw:layer="layout" svg:x1="10.599cm" svg:y1="6.603cm" svg:x2="10.599cm" svg:y2="6.616cm">
          <text:p/>
        </draw:line>
        <draw:line draw:style-name="gr10" draw:layer="layout" svg:x1="10.599cm" svg:y1="6.617cm" svg:x2="10.606cm" svg:y2="6.562cm">
          <text:p/>
        </draw:line>
        <draw:line draw:style-name="gr10" draw:layer="layout" svg:x1="10.605cm" svg:y1="6.562cm" svg:x2="10.605cm" svg:y2="6.501cm">
          <text:p/>
        </draw:line>
        <draw:line draw:style-name="gr10" draw:layer="layout" svg:x1="10.605cm" svg:y1="6.502cm" svg:x2="10.613cm" svg:y2="6.467cm">
          <text:p/>
        </draw:line>
        <draw:line draw:style-name="gr10" draw:layer="layout" svg:x1="10.612cm" svg:y1="6.468cm" svg:x2="10.62cm" svg:y2="6.453cm">
          <text:p/>
        </draw:line>
        <draw:line draw:style-name="gr10" draw:layer="layout" svg:x1="10.619cm" svg:y1="6.453cm" svg:x2="10.619cm" svg:y2="6.392cm">
          <text:p/>
        </draw:line>
        <draw:line draw:style-name="gr10" draw:layer="layout" svg:x1="10.619cm" svg:y1="6.393cm" svg:x2="10.627cm" svg:y2="6.324cm">
          <text:p/>
        </draw:line>
        <draw:line draw:style-name="gr10" draw:layer="layout" svg:x1="10.626cm" svg:y1="6.325cm" svg:x2="10.634cm" svg:y2="6.31cm">
          <text:p/>
        </draw:line>
        <draw:line draw:style-name="gr10" draw:layer="layout" svg:x1="10.633cm" svg:y1="6.31cm" svg:x2="10.633cm" svg:y2="6.29cm">
          <text:p/>
        </draw:line>
        <draw:line draw:style-name="gr10" draw:layer="layout" svg:x1="10.633cm" svg:y1="6.29cm" svg:x2="10.64cm" svg:y2="6.29cm">
          <text:p/>
        </draw:line>
        <draw:line draw:style-name="gr10" draw:layer="layout" svg:x1="10.64cm" svg:y1="6.29cm" svg:x2="10.64cm" svg:y2="6.242cm">
          <text:p/>
        </draw:line>
        <draw:line draw:style-name="gr10" draw:layer="layout" svg:x1="10.64cm" svg:y1="6.243cm" svg:x2="10.647cm" svg:y2="6.229cm">
          <text:p/>
        </draw:line>
        <draw:line draw:style-name="gr10" draw:layer="layout" svg:x1="10.646cm" svg:y1="6.229cm" svg:x2="10.655cm" svg:y2="6.243cm">
          <text:p/>
        </draw:line>
        <draw:line draw:style-name="gr10" draw:layer="layout" svg:x1="10.653cm" svg:y1="6.242cm" svg:x2="10.653cm" svg:y2="6.276cm">
          <text:p/>
        </draw:line>
        <draw:line draw:style-name="gr10" draw:layer="layout" svg:x1="10.653cm" svg:y1="6.276cm" svg:x2="10.661cm" svg:y2="6.352cm">
          <text:p/>
        </draw:line>
        <draw:line draw:style-name="gr10" draw:layer="layout" svg:x1="10.66cm" svg:y1="6.352cm" svg:x2="10.668cm" svg:y2="6.331cm">
          <text:p/>
        </draw:line>
        <draw:line draw:style-name="gr10" draw:layer="layout" svg:x1="10.667cm" svg:y1="6.331cm" svg:x2="10.675cm" svg:y2="6.359cm">
          <text:p/>
        </draw:line>
        <draw:line draw:style-name="gr10" draw:layer="layout" svg:x1="10.674cm" svg:y1="6.358cm" svg:x2="10.674cm" svg:y2="6.324cm">
          <text:p/>
        </draw:line>
        <draw:line draw:style-name="gr10" draw:layer="layout" svg:x1="10.674cm" svg:y1="6.324cm" svg:x2="10.681cm" svg:y2="6.386cm">
          <text:p/>
        </draw:line>
        <draw:line draw:style-name="gr10" draw:layer="layout" svg:x1="10.68cm" svg:y1="6.385cm" svg:x2="10.688cm" svg:y2="6.447cm">
          <text:p/>
        </draw:line>
        <draw:line draw:style-name="gr10" draw:layer="layout" svg:x1="10.687cm" svg:y1="6.446cm" svg:x2="10.687cm" svg:y2="6.467cm">
          <text:p/>
        </draw:line>
        <draw:line draw:style-name="gr10" draw:layer="layout" svg:x1="10.687cm" svg:y1="6.467cm" svg:x2="10.695cm" svg:y2="6.515cm">
          <text:p/>
        </draw:line>
        <draw:line draw:style-name="gr10" draw:layer="layout" svg:x1="10.694cm" svg:y1="6.514cm" svg:x2="10.703cm" svg:y2="6.522cm">
          <text:p/>
        </draw:line>
        <draw:line draw:style-name="gr10" draw:layer="layout" svg:x1="10.701cm" svg:y1="6.521cm" svg:x2="10.701cm" svg:y2="6.616cm">
          <text:p/>
        </draw:line>
        <draw:line draw:style-name="gr10" draw:layer="layout" svg:x1="10.701cm" svg:y1="6.616cm" svg:x2="10.709cm" svg:y2="6.686cm">
          <text:p/>
        </draw:line>
        <draw:line draw:style-name="gr10" draw:layer="layout" svg:x1="10.708cm" svg:y1="6.685cm" svg:x2="10.708cm" svg:y2="6.793cm">
          <text:p/>
        </draw:line>
        <draw:line draw:style-name="gr10" draw:layer="layout" svg:x1="10.708cm" svg:y1="6.793cm" svg:x2="10.715cm" svg:y2="6.883cm">
          <text:p/>
        </draw:line>
        <draw:line draw:style-name="gr10" draw:layer="layout" svg:x1="10.714cm" svg:y1="6.882cm" svg:x2="10.722cm" svg:y2="6.978cm">
          <text:p/>
        </draw:line>
        <draw:line draw:style-name="gr10" draw:layer="layout" svg:x1="10.721cm" svg:y1="6.977cm" svg:x2="10.721cm" svg:y2="7.065cm">
          <text:p/>
        </draw:line>
        <draw:line draw:style-name="gr10" draw:layer="layout" svg:x1="10.721cm" svg:y1="7.065cm" svg:x2="10.729cm" svg:y2="7.134cm">
          <text:p/>
        </draw:line>
        <draw:line draw:style-name="gr10" draw:layer="layout" svg:x1="10.728cm" svg:y1="7.133cm" svg:x2="10.736cm" svg:y2="7.223cm">
          <text:p/>
        </draw:line>
        <draw:line draw:style-name="gr10" draw:layer="layout" svg:x1="10.735cm" svg:y1="7.222cm" svg:x2="10.735cm" svg:y2="7.29cm">
          <text:p/>
        </draw:line>
        <draw:line draw:style-name="gr10" draw:layer="layout" svg:x1="10.735cm" svg:y1="7.29cm" svg:x2="10.743cm" svg:y2="7.386cm">
          <text:p/>
        </draw:line>
        <draw:line draw:style-name="gr10" draw:layer="layout" svg:x1="10.742cm" svg:y1="7.385cm" svg:x2="10.742cm" svg:y2="7.467cm">
          <text:p/>
        </draw:line>
        <draw:line draw:style-name="gr10" draw:layer="layout" svg:x1="10.742cm" svg:y1="7.467cm" svg:x2="10.751cm" svg:y2="7.549cm">
          <text:p/>
        </draw:line>
        <draw:line draw:style-name="gr10" draw:layer="layout" svg:x1="10.749cm" svg:y1="7.548cm" svg:x2="10.756cm" svg:y2="7.597cm">
          <text:p/>
        </draw:line>
        <draw:line draw:style-name="gr10" draw:layer="layout" svg:x1="10.755cm" svg:y1="7.596cm" svg:x2="10.755cm" svg:y2="7.657cm">
          <text:p/>
        </draw:line>
        <draw:line draw:style-name="gr10" draw:layer="layout" svg:x1="10.755cm" svg:y1="7.657cm" svg:x2="10.763cm" svg:y2="7.665cm">
          <text:p/>
        </draw:line>
        <draw:line draw:style-name="gr10" draw:layer="layout" svg:x1="10.762cm" svg:y1="7.664cm" svg:x2="10.77cm" svg:y2="7.679cm">
          <text:p/>
        </draw:line>
        <draw:line draw:style-name="gr10" draw:layer="layout" svg:x1="10.769cm" svg:y1="7.678cm" svg:x2="10.769cm" svg:y2="7.664cm">
          <text:p/>
        </draw:line>
        <draw:line draw:style-name="gr10" draw:layer="layout" svg:x1="10.769cm" svg:y1="7.665cm" svg:x2="10.777cm" svg:y2="7.637cm">
          <text:p/>
        </draw:line>
        <draw:line draw:style-name="gr10" draw:layer="layout" svg:x1="10.776cm" svg:y1="7.637cm" svg:x2="10.776cm" svg:y2="7.582cm">
          <text:p/>
        </draw:line>
        <draw:line draw:style-name="gr10" draw:layer="layout" svg:x1="10.776cm" svg:y1="7.583cm" svg:x2="10.784cm" svg:y2="7.535cm">
          <text:p/>
        </draw:line>
        <draw:line draw:style-name="gr10" draw:layer="layout" svg:x1="10.783cm" svg:y1="7.536cm" svg:x2="10.79cm" svg:y2="7.46cm">
          <text:p/>
        </draw:line>
        <draw:line draw:style-name="gr10" draw:layer="layout" svg:x1="10.789cm" svg:y1="7.46cm" svg:x2="10.789cm" svg:y2="7.399cm">
          <text:p/>
        </draw:line>
        <draw:line draw:style-name="gr10" draw:layer="layout" svg:x1="10.789cm" svg:y1="7.4cm" svg:x2="10.797cm" svg:y2="7.324cm">
          <text:p/>
        </draw:line>
        <draw:line draw:style-name="gr10" draw:layer="layout" svg:x1="10.796cm" svg:y1="7.325cm" svg:x2="10.805cm" svg:y2="7.242cm">
          <text:p/>
        </draw:line>
        <draw:line draw:style-name="gr10" draw:layer="layout" svg:x1="10.803cm" svg:y1="7.242cm" svg:x2="10.803cm" svg:y2="7.174cm">
          <text:p/>
        </draw:line>
        <draw:line draw:style-name="gr10" draw:layer="layout" svg:x1="10.803cm" svg:y1="7.175cm" svg:x2="10.811cm" svg:y2="7.113cm">
          <text:p/>
        </draw:line>
        <draw:line draw:style-name="gr10" draw:layer="layout" svg:x1="10.81cm" svg:y1="7.113cm" svg:x2="10.81cm" svg:y2="7.072cm">
          <text:p/>
        </draw:line>
        <draw:line draw:style-name="gr10" draw:layer="layout" svg:x1="10.81cm" svg:y1="7.073cm" svg:x2="10.818cm" svg:y2="6.977cm">
          <text:p/>
        </draw:line>
        <draw:line draw:style-name="gr10" draw:layer="layout" svg:x1="10.817cm" svg:y1="6.978cm" svg:x2="10.824cm" svg:y2="6.916cm">
          <text:p/>
        </draw:line>
        <draw:line draw:style-name="gr10" draw:layer="layout" svg:x1="10.823cm" svg:y1="6.916cm" svg:x2="10.823cm" svg:y2="6.855cm">
          <text:p/>
        </draw:line>
        <draw:line draw:style-name="gr10" draw:layer="layout" svg:x1="10.823cm" svg:y1="6.856cm" svg:x2="10.831cm" svg:y2="6.821cm">
          <text:p/>
        </draw:line>
        <draw:line draw:style-name="gr10" draw:layer="layout" svg:x1="10.83cm" svg:y1="6.821cm" svg:x2="10.837cm" svg:y2="6.821cm">
          <text:p/>
        </draw:line>
        <draw:line draw:style-name="gr10" draw:layer="layout" svg:x1="10.837cm" svg:y1="6.821cm" svg:x2="10.837cm" svg:y2="6.759cm">
          <text:p/>
        </draw:line>
        <draw:line draw:style-name="gr10" draw:layer="layout" svg:x1="10.837cm" svg:y1="6.76cm" svg:x2="10.845cm" svg:y2="6.746cm">
          <text:p/>
        </draw:line>
        <draw:line draw:style-name="gr10" draw:layer="layout" svg:x1="10.844cm" svg:y1="6.746cm" svg:x2="10.844cm" svg:y2="6.712cm">
          <text:p/>
        </draw:line>
        <draw:line draw:style-name="gr10" draw:layer="layout" svg:x1="10.844cm" svg:y1="6.712cm" svg:x2="10.853cm" svg:y2="6.774cm">
          <text:p/>
        </draw:line>
        <draw:line draw:style-name="gr10" draw:layer="layout" svg:x1="10.851cm" svg:y1="6.774cm" svg:x2="10.859cm" svg:y2="6.766cm">
          <text:p/>
        </draw:line>
        <draw:line draw:style-name="gr10" draw:layer="layout" svg:x1="10.858cm" svg:y1="6.766cm" svg:x2="10.858cm" svg:y2="6.807cm">
          <text:p/>
        </draw:line>
        <draw:line draw:style-name="gr10" draw:layer="layout" svg:x1="10.858cm" svg:y1="6.808cm" svg:x2="10.865cm" svg:y2="6.773cm">
          <text:p/>
        </draw:line>
        <draw:line draw:style-name="gr10" draw:layer="layout" svg:x1="10.864cm" svg:y1="6.774cm" svg:x2="10.872cm" svg:y2="6.766cm">
          <text:p/>
        </draw:line>
        <draw:line draw:style-name="gr10" draw:layer="layout" svg:x1="10.871cm" svg:y1="6.766cm" svg:x2="10.871cm" svg:y2="6.773cm">
          <text:p/>
        </draw:line>
        <draw:line draw:style-name="gr10" draw:layer="layout" svg:x1="10.871cm" svg:y1="6.773cm" svg:x2="10.879cm" svg:y2="6.794cm">
          <text:p/>
        </draw:line>
        <draw:line draw:style-name="gr10" draw:layer="layout" svg:x1="10.878cm" svg:y1="6.793cm" svg:x2="10.878cm" svg:y2="6.753cm">
          <text:p/>
        </draw:line>
        <draw:line draw:style-name="gr10" draw:layer="layout" svg:x1="10.878cm" svg:y1="6.753cm" svg:x2="10.886cm" svg:y2="6.794cm">
          <text:p/>
        </draw:line>
        <draw:line draw:style-name="gr10" draw:layer="layout" svg:x1="10.885cm" svg:y1="6.794cm" svg:x2="10.893cm" svg:y2="6.773cm">
          <text:p/>
        </draw:line>
        <draw:line draw:style-name="gr10" draw:layer="layout" svg:x1="10.892cm" svg:y1="6.774cm" svg:x2="10.899cm" svg:y2="6.732cm">
          <text:p/>
        </draw:line>
        <draw:line draw:style-name="gr10" draw:layer="layout" svg:x1="10.898cm" svg:y1="6.732cm" svg:x2="10.907cm" svg:y2="6.76cm">
          <text:p/>
        </draw:line>
        <draw:line draw:style-name="gr10" draw:layer="layout" svg:x1="10.905cm" svg:y1="6.759cm" svg:x2="10.905cm" svg:y2="6.753cm">
          <text:p/>
        </draw:line>
        <draw:line draw:style-name="gr10" draw:layer="layout" svg:x1="10.905cm" svg:y1="6.753cm" svg:x2="10.912cm" svg:y2="6.753cm">
          <text:p/>
        </draw:line>
        <draw:line draw:style-name="gr10" draw:layer="layout" svg:x1="10.912cm" svg:y1="6.753cm" svg:x2="10.912cm" svg:y2="6.773cm">
          <text:p/>
        </draw:line>
        <draw:line draw:style-name="gr10" draw:layer="layout" svg:x1="10.912cm" svg:y1="6.773cm" svg:x2="10.92cm" svg:y2="6.794cm">
          <text:p/>
        </draw:line>
        <draw:line draw:style-name="gr10" draw:layer="layout" svg:x1="10.919cm" svg:y1="6.794cm" svg:x2="10.927cm" svg:y2="6.773cm">
          <text:p/>
        </draw:line>
        <draw:line draw:style-name="gr10" draw:layer="layout" svg:x1="10.926cm" svg:y1="6.773cm" svg:x2="10.926cm" svg:y2="6.766cm">
          <text:p/>
        </draw:line>
        <draw:line draw:style-name="gr10" draw:layer="layout" svg:x1="10.926cm" svg:y1="6.766cm" svg:x2="10.933cm" svg:y2="6.788cm">
          <text:p/>
        </draw:line>
        <draw:line draw:style-name="gr10" draw:layer="layout" svg:x1="10.932cm" svg:y1="6.787cm" svg:x2="10.94cm" svg:y2="6.801cm">
          <text:p/>
        </draw:line>
        <draw:line draw:style-name="gr10" draw:layer="layout" svg:x1="10.939cm" svg:y1="6.8cm" svg:x2="10.939cm" svg:y2="6.868cm">
          <text:p/>
        </draw:line>
        <draw:line draw:style-name="gr10" draw:layer="layout" svg:x1="10.939cm" svg:y1="6.87cm" svg:x2="10.947cm" svg:y2="6.861cm">
          <text:p/>
        </draw:line>
        <draw:line draw:style-name="gr10" draw:layer="layout" svg:x1="10.946cm" svg:y1="6.861cm" svg:x2="10.946cm" svg:y2="6.868cm">
          <text:p/>
        </draw:line>
        <draw:line draw:style-name="gr10" draw:layer="layout" svg:x1="10.946cm" svg:y1="6.868cm" svg:x2="10.953cm" svg:y2="6.868cm">
          <text:p/>
        </draw:line>
        <draw:line draw:style-name="gr10" draw:layer="layout" svg:x1="10.953cm" svg:y1="6.868cm" svg:x2="10.961cm" svg:y2="6.91cm">
          <text:p/>
        </draw:line>
        <draw:line draw:style-name="gr10" draw:layer="layout" svg:x1="10.96cm" svg:y1="6.909cm" svg:x2="10.96cm" svg:y2="6.902cm">
          <text:p/>
        </draw:line>
        <draw:line draw:style-name="gr10" draw:layer="layout" svg:x1="10.96cm" svg:y1="6.902cm" svg:x2="10.968cm" svg:y2="6.937cm">
          <text:p/>
        </draw:line>
        <draw:line draw:style-name="gr10" draw:layer="layout" svg:x1="10.967cm" svg:y1="6.937cm" svg:x2="10.974cm" svg:y2="6.929cm">
          <text:p/>
        </draw:line>
        <draw:line draw:style-name="gr10" draw:layer="layout" svg:x1="10.973cm" svg:y1="6.929cm" svg:x2="10.973cm" svg:y2="6.882cm">
          <text:p/>
        </draw:line>
        <draw:line draw:style-name="gr10" draw:layer="layout" svg:x1="10.973cm" svg:y1="6.883cm" svg:x2="10.981cm" svg:y2="6.868cm">
          <text:p/>
        </draw:line>
        <draw:line draw:style-name="gr10" draw:layer="layout" svg:x1="10.98cm" svg:y1="6.868cm" svg:x2="10.98cm" svg:y2="6.889cm">
          <text:p/>
        </draw:line>
        <draw:line draw:style-name="gr10" draw:layer="layout" svg:x1="10.98cm" svg:y1="6.889cm" svg:x2="10.988cm" svg:y2="6.917cm">
          <text:p/>
        </draw:line>
        <draw:line draw:style-name="gr10" draw:layer="layout" svg:x1="10.987cm" svg:y1="6.916cm" svg:x2="10.995cm" svg:y2="6.93cm">
          <text:p/>
        </draw:line>
        <draw:line draw:style-name="gr10" draw:layer="layout" svg:x1="10.994cm" svg:y1="6.929cm" svg:x2="10.994cm" svg:y2="6.95cm">
          <text:p/>
        </draw:line>
        <draw:line draw:style-name="gr10" draw:layer="layout" svg:x1="10.994cm" svg:y1="6.95cm" svg:x2="11.003cm" svg:y2="6.971cm">
          <text:p/>
        </draw:line>
        <draw:line draw:style-name="gr10" draw:layer="layout" svg:x1="11.001cm" svg:y1="6.97cm" svg:x2="11.008cm" svg:y2="6.992cm">
          <text:p/>
        </draw:line>
        <draw:line draw:style-name="gr10" draw:layer="layout" svg:x1="11.007cm" svg:y1="6.991cm" svg:x2="11.007cm" svg:y2="7.004cm">
          <text:p/>
        </draw:line>
        <draw:line draw:style-name="gr10" draw:layer="layout" svg:x1="11.007cm" svg:y1="7.004cm" svg:x2="11.015cm" svg:y2="7.046cm">
          <text:p/>
        </draw:line>
        <draw:line draw:style-name="gr10" draw:layer="layout" svg:x1="11.014cm" svg:y1="7.045cm" svg:x2="11.014cm" svg:y2="7.065cm">
          <text:p/>
        </draw:line>
        <draw:line draw:style-name="gr10" draw:layer="layout" svg:x1="11.014cm" svg:y1="7.065cm" svg:x2="11.022cm" svg:y2="7.081cm">
          <text:p/>
        </draw:line>
        <draw:line draw:style-name="gr10" draw:layer="layout" svg:x1="11.021cm" svg:y1="7.079cm" svg:x2="11.029cm" svg:y2="7.087cm">
          <text:p/>
        </draw:line>
        <draw:line draw:style-name="gr10" draw:layer="layout" svg:x1="11.028cm" svg:y1="7.086cm" svg:x2="11.028cm" svg:y2="7.072cm">
          <text:p/>
        </draw:line>
        <draw:line draw:style-name="gr10" draw:layer="layout" svg:x1="11.028cm" svg:y1="7.073cm" svg:x2="11.036cm" svg:y2="7.065cm">
          <text:p/>
        </draw:line>
        <draw:line draw:style-name="gr10" draw:layer="layout" svg:x1="11.035cm" svg:y1="7.065cm" svg:x2="11.042cm" svg:y2="7.073cm">
          <text:p/>
        </draw:line>
        <draw:line draw:style-name="gr10" draw:layer="layout" svg:x1="11.041cm" svg:y1="7.072cm" svg:x2="11.041cm" svg:y2="7.052cm">
          <text:p/>
        </draw:line>
        <draw:line draw:style-name="gr10" draw:layer="layout" svg:x1="11.041cm" svg:y1="7.053cm" svg:x2="11.049cm" svg:y2="7.031cm">
          <text:p/>
        </draw:line>
        <draw:line draw:style-name="gr10" draw:layer="layout" svg:x1="11.048cm" svg:y1="7.031cm" svg:x2="11.048cm" svg:y2="7.106cm">
          <text:p/>
        </draw:line>
        <draw:line draw:style-name="gr10" draw:layer="layout" svg:x1="11.048cm" svg:y1="7.107cm" svg:x2="11.057cm" svg:y2="7.079cm">
          <text:p/>
        </draw:line>
        <draw:line draw:style-name="gr10" draw:layer="layout" svg:x1="11.055cm" svg:y1="7.08cm" svg:x2="11.063cm" svg:y2="7.052cm">
          <text:p/>
        </draw:line>
        <draw:line draw:style-name="gr10" draw:layer="layout" svg:x1="11.062cm" svg:y1="7.052cm" svg:x2="11.062cm" svg:y2="7.072cm">
          <text:p/>
        </draw:line>
        <draw:line draw:style-name="gr10" draw:layer="layout" svg:x1="11.062cm" svg:y1="7.072cm" svg:x2="11.07cm" svg:y2="7.087cm">
          <text:p/>
        </draw:line>
        <draw:line draw:style-name="gr10" draw:layer="layout" svg:x1="11.069cm" svg:y1="7.086cm" svg:x2="11.069cm" svg:y2="7.072cm">
          <text:p/>
        </draw:line>
        <draw:line draw:style-name="gr10" draw:layer="layout" svg:x1="11.069cm" svg:y1="7.072cm" svg:x2="11.077cm" svg:y2="7.121cm">
          <text:p/>
        </draw:line>
        <draw:line draw:style-name="gr10" draw:layer="layout" svg:x1="11.076cm" svg:y1="7.12cm" svg:x2="11.083cm" svg:y2="7.134cm">
          <text:p/>
        </draw:line>
        <draw:line draw:style-name="gr10" draw:layer="layout" svg:x1="11.082cm" svg:y1="7.134cm" svg:x2="11.09cm" svg:y2="7.099cm">
          <text:p/>
        </draw:line>
        <draw:line draw:style-name="gr10" draw:layer="layout" svg:x1="11.089cm" svg:y1="7.099cm" svg:x2="11.097cm" svg:y2="7.148cm">
          <text:p/>
        </draw:line>
        <draw:line draw:style-name="gr10" draw:layer="layout" svg:x1="11.096cm" svg:y1="7.147cm" svg:x2="11.096cm" svg:y2="7.161cm">
          <text:p/>
        </draw:line>
        <draw:line draw:style-name="gr10" draw:layer="layout" svg:x1="11.096cm" svg:y1="7.161cm" svg:x2="11.105cm" svg:y2="7.168cm">
          <text:p/>
        </draw:line>
        <draw:line draw:style-name="gr10" draw:layer="layout" svg:x1="11.103cm" svg:y1="7.167cm" svg:x2="11.103cm" svg:y2="7.174cm">
          <text:p/>
        </draw:line>
        <draw:line draw:style-name="gr10" draw:layer="layout" svg:x1="11.103cm" svg:y1="7.174cm" svg:x2="11.111cm" svg:y2="7.189cm">
          <text:p/>
        </draw:line>
        <draw:line draw:style-name="gr10" draw:layer="layout" svg:x1="11.11cm" svg:y1="7.189cm" svg:x2="11.117cm" svg:y2="7.147cm">
          <text:p/>
        </draw:line>
        <draw:line draw:style-name="gr10" draw:layer="layout" svg:x1="11.116cm" svg:y1="7.147cm" svg:x2="11.116cm" svg:y2="7.181cm">
          <text:p/>
        </draw:line>
        <draw:line draw:style-name="gr10" draw:layer="layout" svg:x1="11.116cm" svg:y1="7.181cm" svg:x2="11.124cm" svg:y2="7.216cm">
          <text:p/>
        </draw:line>
        <draw:line draw:style-name="gr10" draw:layer="layout" svg:x1="11.123cm" svg:y1="7.216cm" svg:x2="11.131cm" svg:y2="7.201cm">
          <text:p/>
        </draw:line>
        <draw:line draw:style-name="gr10" draw:layer="layout" svg:x1="11.13cm" svg:y1="7.201cm" svg:x2="11.13cm" svg:y2="7.222cm">
          <text:p/>
        </draw:line>
        <draw:line draw:style-name="gr10" draw:layer="layout" svg:x1="11.13cm" svg:y1="7.222cm" svg:x2="11.137cm" svg:y2="7.222cm">
          <text:p/>
        </draw:line>
        <draw:line draw:style-name="gr10" draw:layer="layout" svg:x1="11.137cm" svg:y1="7.222cm" svg:x2="11.137cm" svg:y2="7.249cm">
          <text:p/>
        </draw:line>
        <draw:line draw:style-name="gr10" draw:layer="layout" svg:x1="11.137cm" svg:y1="7.25cm" svg:x2="11.145cm" svg:y2="7.242cm">
          <text:p/>
        </draw:line>
        <draw:line draw:style-name="gr10" draw:layer="layout" svg:x1="11.144cm" svg:y1="7.242cm" svg:x2="11.15cm" svg:y2="7.242cm">
          <text:p/>
        </draw:line>
        <draw:line draw:style-name="gr10" draw:layer="layout" svg:x1="11.15cm" svg:y1="7.242cm" svg:x2="11.15cm" svg:y2="7.27cm">
          <text:p/>
        </draw:line>
        <draw:line draw:style-name="gr10" draw:layer="layout" svg:x1="11.15cm" svg:y1="7.272cm" svg:x2="11.159cm" svg:y2="7.249cm">
          <text:p/>
        </draw:line>
        <draw:line draw:style-name="gr10" draw:layer="layout" svg:x1="11.157cm" svg:y1="7.249cm" svg:x2="11.165cm" svg:y2="7.284cm">
          <text:p/>
        </draw:line>
        <draw:line draw:style-name="gr10" draw:layer="layout" svg:x1="11.164cm" svg:y1="7.283cm" svg:x2="11.164cm" svg:y2="7.304cm">
          <text:p/>
        </draw:line>
        <draw:line draw:style-name="gr10" draw:layer="layout" svg:x1="11.164cm" svg:y1="7.305cm" svg:x2="11.172cm" svg:y2="7.29cm">
          <text:p/>
        </draw:line>
        <draw:line draw:style-name="gr10" draw:layer="layout" svg:x1="11.171cm" svg:y1="7.29cm" svg:x2="11.171cm" svg:y2="7.317cm">
          <text:p/>
        </draw:line>
        <draw:line draw:style-name="gr10" draw:layer="layout" svg:x1="11.171cm" svg:y1="7.317cm" svg:x2="11.179cm" svg:y2="7.339cm">
          <text:p/>
        </draw:line>
        <draw:line draw:style-name="gr10" draw:layer="layout" svg:x1="11.178cm" svg:y1="7.338cm" svg:x2="11.186cm" svg:y2="7.366cm">
          <text:p/>
        </draw:line>
        <draw:line draw:style-name="gr10" draw:layer="layout" svg:x1="11.185cm" svg:y1="7.365cm" svg:x2="11.185cm" svg:y2="7.412cm">
          <text:p/>
        </draw:line>
        <draw:line draw:style-name="gr10" draw:layer="layout" svg:x1="11.185cm" svg:y1="7.412cm" svg:x2="11.192cm" svg:y2="7.447cm">
          <text:p/>
        </draw:line>
        <draw:line draw:style-name="gr10" draw:layer="layout" svg:x1="11.191cm" svg:y1="7.446cm" svg:x2="11.199cm" svg:y2="7.461cm">
          <text:p/>
        </draw:line>
        <draw:line draw:style-name="gr10" draw:layer="layout" svg:x1="11.198cm" svg:y1="7.46cm" svg:x2="11.198cm" svg:y2="7.453cm">
          <text:p/>
        </draw:line>
        <draw:line draw:style-name="gr10" draw:layer="layout" svg:x1="11.198cm" svg:y1="7.453cm" svg:x2="11.207cm" svg:y2="7.509cm">
          <text:p/>
        </draw:line>
        <draw:line draw:style-name="gr10" draw:layer="layout" svg:x1="11.205cm" svg:y1="7.508cm" svg:x2="11.205cm" svg:y2="7.474cm">
          <text:p/>
        </draw:line>
        <draw:line draw:style-name="gr10" draw:layer="layout" svg:x1="11.205cm" svg:y1="7.475cm" svg:x2="11.213cm" svg:y2="7.467cm">
          <text:p/>
        </draw:line>
        <draw:line draw:style-name="gr10" draw:layer="layout" svg:x1="11.212cm" svg:y1="7.467cm" svg:x2="11.22cm" svg:y2="7.475cm">
          <text:p/>
        </draw:line>
        <draw:line draw:style-name="gr10" draw:layer="layout" svg:x1="11.219cm" svg:y1="7.474cm" svg:x2="11.219cm" svg:y2="7.46cm">
          <text:p/>
        </draw:line>
        <draw:line draw:style-name="gr10" draw:layer="layout" svg:x1="11.219cm" svg:y1="7.46cm" svg:x2="11.226cm" svg:y2="7.469cm">
          <text:p/>
        </draw:line>
        <draw:line draw:style-name="gr10" draw:layer="layout" svg:x1="11.225cm" svg:y1="7.468cm" svg:x2="11.233cm" svg:y2="7.44cm">
          <text:p/>
        </draw:line>
        <draw:line draw:style-name="gr10" draw:layer="layout" svg:x1="11.232cm" svg:y1="7.44cm" svg:x2="11.239cm" svg:y2="7.44cm">
          <text:p/>
        </draw:line>
        <draw:line draw:style-name="gr10" draw:layer="layout" svg:x1="11.239cm" svg:y1="7.44cm" svg:x2="11.247cm" svg:y2="7.454cm">
          <text:p/>
        </draw:line>
        <draw:line draw:style-name="gr10" draw:layer="layout" svg:x1="11.246cm" svg:y1="7.453cm" svg:x2="11.253cm" svg:y2="7.453cm">
          <text:p/>
        </draw:line>
        <draw:line draw:style-name="gr10" draw:layer="layout" svg:x1="11.253cm" svg:y1="7.453cm" svg:x2="11.253cm" svg:y2="7.467cm">
          <text:p/>
        </draw:line>
        <draw:line draw:style-name="gr10" draw:layer="layout" svg:x1="11.253cm" svg:y1="7.467cm" svg:x2="11.259cm" svg:y2="7.467cm">
          <text:p/>
        </draw:line>
        <draw:line draw:style-name="gr10" draw:layer="layout" svg:x1="11.259cm" svg:y1="7.467cm" svg:x2="11.267cm" svg:y2="7.481cm">
          <text:p/>
        </draw:line>
        <draw:line draw:style-name="gr10" draw:layer="layout" svg:x1="11.266cm" svg:y1="7.48cm" svg:x2="11.266cm" svg:y2="7.508cm">
          <text:p/>
        </draw:line>
        <draw:line draw:style-name="gr10" draw:layer="layout" svg:x1="11.266cm" svg:y1="7.508cm" svg:x2="11.274cm" svg:y2="7.543cm">
          <text:p/>
        </draw:line>
        <draw:line draw:style-name="gr10" draw:layer="layout" svg:x1="11.273cm" svg:y1="7.542cm" svg:x2="11.273cm" svg:y2="7.569cm">
          <text:p/>
        </draw:line>
        <draw:line draw:style-name="gr10" draw:layer="layout" svg:x1="11.273cm" svg:y1="7.569cm" svg:x2="11.281cm" svg:y2="7.583cm">
          <text:p/>
        </draw:line>
        <draw:line draw:style-name="gr10" draw:layer="layout" svg:x1="11.28cm" svg:y1="7.582cm" svg:x2="11.288cm" svg:y2="7.617cm">
          <text:p/>
        </draw:line>
        <draw:line draw:style-name="gr10" draw:layer="layout" svg:x1="11.287cm" svg:y1="7.616cm" svg:x2="11.295cm" svg:y2="7.651cm">
          <text:p/>
        </draw:line>
        <draw:line draw:style-name="gr10" draw:layer="layout" svg:x1="11.294cm" svg:y1="7.65cm" svg:x2="11.301cm" svg:y2="7.658cm">
          <text:p/>
        </draw:line>
        <draw:line draw:style-name="gr10" draw:layer="layout" svg:x1="11.3cm" svg:y1="7.657cm" svg:x2="11.3cm" svg:y2="7.637cm">
          <text:p/>
        </draw:line>
        <draw:line draw:style-name="gr10" draw:layer="layout" svg:x1="11.3cm" svg:y1="7.638cm" svg:x2="11.309cm" svg:y2="7.63cm">
          <text:p/>
        </draw:line>
        <draw:line draw:style-name="gr10" draw:layer="layout" svg:x1="11.307cm" svg:y1="7.63cm" svg:x2="11.307cm" svg:y2="7.637cm">
          <text:p/>
        </draw:line>
        <draw:line draw:style-name="gr10" draw:layer="layout" svg:x1="11.307cm" svg:y1="7.638cm" svg:x2="11.315cm" svg:y2="7.61cm">
          <text:p/>
        </draw:line>
        <draw:line draw:style-name="gr10" draw:layer="layout" svg:x1="11.314cm" svg:y1="7.61cm" svg:x2="11.322cm" svg:y2="7.617cm">
          <text:p/>
        </draw:line>
        <draw:line draw:style-name="gr10" draw:layer="layout" svg:x1="11.321cm" svg:y1="7.617cm" svg:x2="11.329cm" svg:y2="7.603cm">
          <text:p/>
        </draw:line>
        <draw:line draw:style-name="gr10" draw:layer="layout" svg:x1="11.328cm" svg:y1="7.603cm" svg:x2="11.335cm" svg:y2="7.624cm">
          <text:p/>
        </draw:line>
        <draw:line draw:style-name="gr10" draw:layer="layout" svg:x1="11.334cm" svg:y1="7.623cm" svg:x2="11.334cm" svg:y2="7.616cm">
          <text:p/>
        </draw:line>
        <draw:line draw:style-name="gr10" draw:layer="layout" svg:x1="11.334cm" svg:y1="7.616cm" svg:x2="11.342cm" svg:y2="7.638cm">
          <text:p/>
        </draw:line>
        <draw:line draw:style-name="gr10" draw:layer="layout" svg:x1="11.341cm" svg:y1="7.637cm" svg:x2="11.349cm" svg:y2="7.658cm">
          <text:p/>
        </draw:line>
        <draw:line draw:style-name="gr10" draw:layer="layout" svg:x1="11.348cm" svg:y1="7.657cm" svg:x2="11.355cm" svg:y2="7.657cm">
          <text:p/>
        </draw:line>
        <draw:line draw:style-name="gr10" draw:layer="layout" svg:x1="11.355cm" svg:y1="7.657cm" svg:x2="11.355cm" svg:y2="7.664cm">
          <text:p/>
        </draw:line>
        <draw:line draw:style-name="gr10" draw:layer="layout" svg:x1="11.355cm" svg:y1="7.664cm" svg:x2="11.363cm" svg:y2="7.699cm">
          <text:p/>
        </draw:line>
        <draw:line draw:style-name="gr10" draw:layer="layout" svg:x1="11.362cm" svg:y1="7.698cm" svg:x2="11.369cm" svg:y2="7.706cm">
          <text:p/>
        </draw:line>
        <draw:line draw:style-name="gr10" draw:layer="layout" svg:x1="11.368cm" svg:y1="7.705cm" svg:x2="11.368cm" svg:y2="7.712cm">
          <text:p/>
        </draw:line>
        <draw:line draw:style-name="gr10" draw:layer="layout" svg:x1="11.368cm" svg:y1="7.713cm" svg:x2="11.376cm" svg:y2="7.705cm">
          <text:p/>
        </draw:line>
        <draw:line draw:style-name="gr10" draw:layer="layout" svg:x1="11.375cm" svg:y1="7.705cm" svg:x2="11.375cm" svg:y2="7.718cm">
          <text:p/>
        </draw:line>
        <draw:line draw:style-name="gr10" draw:layer="layout" svg:x1="11.375cm" svg:y1="7.719cm" svg:x2="11.383cm" svg:y2="7.712cm">
          <text:p/>
        </draw:line>
        <draw:line draw:style-name="gr10" draw:layer="layout" svg:x1="11.382cm" svg:y1="7.712cm" svg:x2="11.39cm" svg:y2="7.733cm">
          <text:p/>
        </draw:line>
        <draw:line draw:style-name="gr10" draw:layer="layout" svg:x1="11.389cm" svg:y1="7.732cm" svg:x2="11.389cm" svg:y2="7.739cm">
          <text:p/>
        </draw:line>
        <draw:line draw:style-name="gr10" draw:layer="layout" svg:x1="11.389cm" svg:y1="7.739cm" svg:x2="11.397cm" svg:y2="7.753cm">
          <text:p/>
        </draw:line>
        <draw:line draw:style-name="gr10" draw:layer="layout" svg:x1="11.396cm" svg:y1="7.753cm" svg:x2="11.405cm" svg:y2="7.739cm">
          <text:p/>
        </draw:line>
        <draw:line draw:style-name="gr10" draw:layer="layout" svg:x1="11.403cm" svg:y1="7.739cm" svg:x2="11.403cm" svg:y2="7.766cm">
          <text:p/>
        </draw:line>
        <draw:line draw:style-name="gr10" draw:layer="layout" svg:x1="11.403cm" svg:y1="7.766cm" svg:x2="11.41cm" svg:y2="7.781cm">
          <text:p/>
        </draw:line>
        <draw:line draw:style-name="gr10" draw:layer="layout" svg:x1="11.409cm" svg:y1="7.78cm" svg:x2="11.409cm" svg:y2="7.773cm">
          <text:p/>
        </draw:line>
        <draw:line draw:style-name="gr10" draw:layer="layout" svg:x1="11.409cm" svg:y1="7.773cm" svg:x2="11.417cm" svg:y2="7.801cm">
          <text:p/>
        </draw:line>
        <draw:line draw:style-name="gr10" draw:layer="layout" svg:x1="11.416cm" svg:y1="7.8cm" svg:x2="11.423cm" svg:y2="7.8cm">
          <text:p/>
        </draw:line>
        <draw:line draw:style-name="gr10" draw:layer="layout" svg:x1="11.423cm" svg:y1="7.8cm" svg:x2="11.423cm" svg:y2="7.821cm">
          <text:p/>
        </draw:line>
        <draw:line draw:style-name="gr10" draw:layer="layout" svg:x1="11.423cm" svg:y1="7.822cm" svg:x2="11.431cm" svg:y2="7.807cm">
          <text:p/>
        </draw:line>
        <draw:line draw:style-name="gr10" draw:layer="layout" svg:x1="11.43cm" svg:y1="7.808cm" svg:x2="11.438cm" svg:y2="7.8cm">
          <text:p/>
        </draw:line>
        <draw:line draw:style-name="gr10" draw:layer="layout" svg:x1="11.437cm" svg:y1="7.8cm" svg:x2="11.437cm" svg:y2="7.793cm">
          <text:p/>
        </draw:line>
        <draw:line draw:style-name="gr10" draw:layer="layout" svg:x1="11.437cm" svg:y1="7.793cm" svg:x2="11.444cm" svg:y2="7.809cm">
          <text:p/>
        </draw:line>
        <draw:line draw:style-name="gr10" draw:layer="layout" svg:x1="11.443cm" svg:y1="7.807cm" svg:x2="11.443cm" svg:y2="7.8cm">
          <text:p/>
        </draw:line>
        <draw:line draw:style-name="gr10" draw:layer="layout" svg:x1="11.443cm" svg:y1="7.8cm" svg:x2="11.451cm" svg:y2="7.808cm">
          <text:p/>
        </draw:line>
        <draw:line draw:style-name="gr10" draw:layer="layout" svg:x1="11.45cm" svg:y1="7.807cm" svg:x2="11.459cm" svg:y2="7.822cm">
          <text:p/>
        </draw:line>
        <draw:line draw:style-name="gr10" draw:layer="layout" svg:x1="11.457cm" svg:y1="7.821cm" svg:x2="11.457cm" svg:y2="7.814cm">
          <text:p/>
        </draw:line>
        <draw:line draw:style-name="gr10" draw:layer="layout" svg:x1="11.457cm" svg:y1="7.815cm" svg:x2="11.465cm" svg:y2="7.807cm">
          <text:p/>
        </draw:line>
        <draw:line draw:style-name="gr10" draw:layer="layout" svg:x1="11.464cm" svg:y1="7.807cm" svg:x2="11.472cm" svg:y2="7.822cm">
          <text:p/>
        </draw:line>
        <draw:line draw:style-name="gr10" draw:layer="layout" svg:x1="11.471cm" svg:y1="7.821cm" svg:x2="11.471cm" svg:y2="7.814cm">
          <text:p/>
        </draw:line>
        <draw:line draw:style-name="gr10" draw:layer="layout" svg:x1="11.471cm" svg:y1="7.814cm" svg:x2="11.478cm" svg:y2="7.828cm">
          <text:p/>
        </draw:line>
        <draw:line draw:style-name="gr10" draw:layer="layout" svg:x1="11.477cm" svg:y1="7.827cm" svg:x2="11.477cm" svg:y2="7.848cm">
          <text:p/>
        </draw:line>
        <draw:line draw:style-name="gr10" draw:layer="layout" svg:x1="11.477cm" svg:y1="7.848cm" svg:x2="11.485cm" svg:y2="7.856cm">
          <text:p/>
        </draw:line>
        <draw:line draw:style-name="gr10" draw:layer="layout" svg:x1="11.484cm" svg:y1="7.856cm" svg:x2="11.492cm" svg:y2="7.848cm">
          <text:p/>
        </draw:line>
        <draw:line draw:style-name="gr10" draw:layer="layout" svg:x1="11.491cm" svg:y1="7.848cm" svg:x2="11.491cm" svg:y2="7.841cm">
          <text:p/>
        </draw:line>
        <draw:line draw:style-name="gr10" draw:layer="layout" svg:x1="11.491cm" svg:y1="7.841cm" svg:x2="11.499cm" svg:y2="7.862cm">
          <text:p/>
        </draw:line>
        <draw:line draw:style-name="gr10" draw:layer="layout" svg:x1="11.498cm" svg:y1="7.861cm" svg:x2="11.507cm" svg:y2="7.876cm">
          <text:p/>
        </draw:line>
        <draw:line draw:style-name="gr10" draw:layer="layout" svg:x1="11.505cm" svg:y1="7.875cm" svg:x2="11.505cm" svg:y2="7.868cm">
          <text:p/>
        </draw:line>
        <draw:line draw:style-name="gr10" draw:layer="layout" svg:x1="11.505cm" svg:y1="7.868cm" svg:x2="11.512cm" svg:y2="7.877cm">
          <text:p/>
        </draw:line>
        <draw:line draw:style-name="gr10" draw:layer="layout" svg:x1="11.511cm" svg:y1="7.875cm" svg:x2="11.511cm" svg:y2="7.889cm">
          <text:p/>
        </draw:line>
        <draw:line draw:style-name="gr10" draw:layer="layout" svg:x1="11.511cm" svg:y1="7.889cm" svg:x2="11.518cm" svg:y2="7.889cm">
          <text:p/>
        </draw:line>
        <draw:line draw:style-name="gr10" draw:layer="layout" svg:x1="11.518cm" svg:y1="7.89cm" svg:x2="11.526cm" svg:y2="7.875cm">
          <text:p/>
        </draw:line>
        <draw:line draw:style-name="gr10" draw:layer="layout" svg:x1="11.525cm" svg:y1="7.875cm" svg:x2="11.525cm" svg:y2="7.889cm">
          <text:p/>
        </draw:line>
        <draw:line draw:style-name="gr10" draw:layer="layout" svg:x1="11.525cm" svg:y1="7.89cm" svg:x2="11.533cm" svg:y2="7.875cm">
          <text:p/>
        </draw:line>
        <draw:line draw:style-name="gr10" draw:layer="layout" svg:x1="11.532cm" svg:y1="7.875cm" svg:x2="11.539cm" svg:y2="7.875cm">
          <text:p/>
        </draw:line>
        <draw:line draw:style-name="gr10" draw:layer="layout" svg:x1="11.539cm" svg:y1="7.875cm" svg:x2="11.547cm" svg:y2="7.883cm">
          <text:p/>
        </draw:line>
        <draw:line draw:style-name="gr10" draw:layer="layout" svg:x1="11.546cm" svg:y1="7.882cm" svg:x2="11.553cm" svg:y2="7.89cm">
          <text:p/>
        </draw:line>
        <draw:line draw:style-name="gr10" draw:layer="layout" svg:x1="11.552cm" svg:y1="7.889cm" svg:x2="11.561cm" svg:y2="7.896cm">
          <text:p/>
        </draw:line>
        <draw:line draw:style-name="gr10" draw:layer="layout" svg:x1="11.559cm" svg:y1="7.895cm" svg:x2="11.567cm" svg:y2="7.903cm">
          <text:p/>
        </draw:line>
        <draw:line draw:style-name="gr10" draw:layer="layout" svg:x1="11.566cm" svg:y1="7.902cm" svg:x2="11.573cm" svg:y2="7.902cm">
          <text:p/>
        </draw:line>
        <draw:line draw:style-name="gr10" draw:layer="layout" svg:x1="11.573cm" svg:y1="7.902cm" svg:x2="11.573cm" svg:y2="7.889cm">
          <text:p/>
        </draw:line>
        <draw:line draw:style-name="gr10" draw:layer="layout" svg:x1="11.573cm" svg:y1="7.889cm" svg:x2="11.581cm" svg:y2="7.896cm">
          <text:p/>
        </draw:line>
        <draw:line draw:style-name="gr10" draw:layer="layout" svg:x1="11.58cm" svg:y1="7.895cm" svg:x2="11.58cm" svg:y2="7.902cm">
          <text:p/>
        </draw:line>
        <draw:line draw:style-name="gr10" draw:layer="layout" svg:x1="11.58cm" svg:y1="7.902cm" svg:x2="11.586cm" svg:y2="7.902cm">
          <text:p/>
        </draw:line>
        <draw:line draw:style-name="gr10" draw:layer="layout" svg:x1="11.586cm" svg:y1="7.903cm" svg:x2="11.594cm" svg:y2="7.895cm">
          <text:p/>
        </draw:line>
        <draw:line draw:style-name="gr10" draw:layer="layout" svg:x1="11.593cm" svg:y1="7.895cm" svg:x2="11.601cm" svg:y2="7.903cm">
          <text:p/>
        </draw:line>
        <draw:line draw:style-name="gr10" draw:layer="layout" svg:x1="11.6cm" svg:y1="7.902cm" svg:x2="11.607cm" svg:y2="7.902cm">
          <text:p/>
        </draw:line>
        <draw:line draw:style-name="gr10" draw:layer="layout" svg:x1="11.607cm" svg:y1="7.902cm" svg:x2="11.615cm" svg:y2="7.91cm">
          <text:p/>
        </draw:line>
        <draw:line draw:style-name="gr10" draw:layer="layout" svg:x1="11.614cm" svg:y1="7.909cm" svg:x2="11.621cm" svg:y2="7.924cm">
          <text:p/>
        </draw:line>
        <draw:line draw:style-name="gr10" draw:layer="layout" svg:x1="11.62cm" svg:y1="7.923cm" svg:x2="11.628cm" svg:y2="7.93cm">
          <text:p/>
        </draw:line>
        <draw:line draw:style-name="gr10" draw:layer="layout" svg:x1="11.627cm" svg:y1="7.929cm" svg:x2="11.627cm" svg:y2="7.936cm">
          <text:p/>
        </draw:line>
        <draw:line draw:style-name="gr10" draw:layer="layout" svg:x1="11.627cm" svg:y1="7.936cm" svg:x2="11.634cm" svg:y2="7.936cm">
          <text:p/>
        </draw:line>
        <draw:line draw:style-name="gr10" draw:layer="layout" svg:x1="11.634cm" svg:y1="7.936cm" svg:x2="11.642cm" svg:y2="7.952cm">
          <text:p/>
        </draw:line>
        <draw:line draw:style-name="gr10" draw:layer="layout" svg:x1="11.641cm" svg:y1="7.95cm" svg:x2="11.641cm" svg:y2="7.963cm">
          <text:p/>
        </draw:line>
        <draw:line draw:style-name="gr10" draw:layer="layout" svg:x1="11.641cm" svg:y1="7.963cm" svg:x2="11.648cm" svg:y2="7.963cm">
          <text:p/>
        </draw:line>
        <draw:line draw:style-name="gr10" draw:layer="layout" svg:x1="11.648cm" svg:y1="7.963cm" svg:x2="11.648cm" svg:y2="7.977cm">
          <text:p/>
        </draw:line>
        <draw:line draw:style-name="gr10" draw:layer="layout" svg:x1="11.648cm" svg:y1="7.977cm" svg:x2="11.657cm" svg:y2="7.985cm">
          <text:p/>
        </draw:line>
        <draw:line draw:style-name="gr10" draw:layer="layout" svg:x1="11.655cm" svg:y1="7.984cm" svg:x2="11.662cm" svg:y2="7.998cm">
          <text:p/>
        </draw:line>
        <draw:line draw:style-name="gr10" draw:layer="layout" svg:x1="11.661cm" svg:y1="7.997cm" svg:x2="11.661cm" svg:y2="8.004cm">
          <text:p/>
        </draw:line>
        <draw:line draw:style-name="gr10" draw:layer="layout" svg:x1="11.661cm" svg:y1="8.004cm" svg:x2="11.668cm" svg:y2="8.004cm">
          <text:p/>
        </draw:line>
        <draw:line draw:style-name="gr10" draw:layer="layout" svg:x1="11.668cm" svg:y1="8.004cm" svg:x2="11.676cm" svg:y2="8.026cm">
          <text:p/>
        </draw:line>
        <draw:line draw:style-name="gr10" draw:layer="layout" svg:x1="11.675cm" svg:y1="8.025cm" svg:x2="11.683cm" svg:y2="8.032cm">
          <text:p/>
        </draw:line>
        <draw:line draw:style-name="gr10" draw:layer="layout" svg:x1="11.682cm" svg:y1="8.031cm" svg:x2="11.682cm" svg:y2="8.038cm">
          <text:p/>
        </draw:line>
        <draw:line draw:style-name="gr10" draw:layer="layout" svg:x1="11.682cm" svg:y1="8.038cm" svg:x2="11.69cm" svg:y2="8.06cm">
          <text:p/>
        </draw:line>
        <draw:line draw:style-name="gr10" draw:layer="layout" svg:x1="11.689cm" svg:y1="8.06cm" svg:x2="11.696cm" svg:y2="8.045cm">
          <text:p/>
        </draw:line>
        <draw:line draw:style-name="gr10" draw:layer="layout" svg:x1="11.695cm" svg:y1="8.045cm" svg:x2="11.702cm" svg:y2="8.045cm">
          <text:p/>
        </draw:line>
        <draw:line draw:style-name="gr10" draw:layer="layout" svg:x1="11.702cm" svg:y1="8.045cm" svg:x2="11.709cm" svg:y2="8.045cm">
          <text:p/>
        </draw:line>
        <draw:line draw:style-name="gr10" draw:layer="layout" svg:x1="11.709cm" svg:y1="8.045cm" svg:x2="11.709cm" svg:y2="8.038cm">
          <text:p/>
        </draw:line>
        <draw:line draw:style-name="gr10" draw:layer="layout" svg:x1="11.709cm" svg:y1="8.039cm" svg:x2="11.717cm" svg:y2="8.031cm">
          <text:p/>
        </draw:line>
        <draw:line draw:style-name="gr10" draw:layer="layout" svg:x1="11.716cm" svg:y1="8.031cm" svg:x2="11.716cm" svg:y2="8.038cm">
          <text:p/>
        </draw:line>
        <draw:line draw:style-name="gr10" draw:layer="layout" svg:x1="11.716cm" svg:y1="8.039cm" svg:x2="11.724cm" svg:y2="8.031cm">
          <text:p/>
        </draw:line>
        <draw:line draw:style-name="gr10" draw:layer="layout" svg:x1="11.723cm" svg:y1="8.031cm" svg:x2="11.729cm" svg:y2="8.031cm">
          <text:p/>
        </draw:line>
        <draw:line draw:style-name="gr10" draw:layer="layout" svg:x1="11.729cm" svg:y1="8.031cm" svg:x2="11.729cm" svg:y2="8.025cm">
          <text:p/>
        </draw:line>
        <draw:line draw:style-name="gr10" draw:layer="layout" svg:x1="11.729cm" svg:y1="8.025cm" svg:x2="11.736cm" svg:y2="8.025cm">
          <text:p/>
        </draw:line>
        <draw:line draw:style-name="gr10" draw:layer="layout" svg:x1="11.736cm" svg:y1="8.025cm" svg:x2="11.743cm" svg:y2="8.025cm">
          <text:p/>
        </draw:line>
        <draw:line draw:style-name="gr10" draw:layer="layout" svg:x1="11.743cm" svg:y1="8.025cm" svg:x2="11.751cm" svg:y2="8.032cm">
          <text:p/>
        </draw:line>
        <draw:line draw:style-name="gr10" draw:layer="layout" svg:x1="11.75cm" svg:y1="8.032cm" svg:x2="11.759cm" svg:y2="8.025cm">
          <text:p/>
        </draw:line>
        <draw:line draw:style-name="gr10" draw:layer="layout" svg:x1="11.757cm" svg:y1="8.025cm" svg:x2="11.765cm" svg:y2="8.039cm">
          <text:p/>
        </draw:line>
        <draw:line draw:style-name="gr10" draw:layer="layout" svg:x1="11.764cm" svg:y1="8.038cm" svg:x2="11.764cm" svg:y2="8.031cm">
          <text:p/>
        </draw:line>
        <draw:line draw:style-name="gr10" draw:layer="layout" svg:x1="11.764cm" svg:y1="8.032cm" svg:x2="11.771cm" svg:y2="8.025cm">
          <text:p/>
        </draw:line>
        <draw:line draw:style-name="gr10" draw:layer="layout" svg:x1="11.77cm" svg:y1="8.025cm" svg:x2="11.778cm" svg:y2="8.032cm">
          <text:p/>
        </draw:line>
        <draw:line draw:style-name="gr10" draw:layer="layout" svg:x1="11.777cm" svg:y1="8.031cm" svg:x2="11.777cm" svg:y2="8.025cm">
          <text:p/>
        </draw:line>
        <draw:line draw:style-name="gr10" draw:layer="layout" svg:x1="11.777cm" svg:y1="8.025cm" svg:x2="11.785cm" svg:y2="8.032cm">
          <text:p/>
        </draw:line>
        <draw:line draw:style-name="gr10" draw:layer="layout" svg:x1="11.784cm" svg:y1="8.031cm" svg:x2="11.784cm" svg:y2="8.038cm">
          <text:p/>
        </draw:line>
        <draw:line draw:style-name="gr10" draw:layer="layout" svg:x1="11.784cm" svg:y1="8.039cm" svg:x2="11.792cm" svg:y2="8.031cm">
          <text:p/>
        </draw:line>
        <draw:line draw:style-name="gr10" draw:layer="layout" svg:x1="11.791cm" svg:y1="8.031cm" svg:x2="11.798cm" svg:y2="8.031cm">
          <text:p/>
        </draw:line>
        <draw:line draw:style-name="gr10" draw:layer="layout" svg:x1="11.798cm" svg:y1="8.031cm" svg:x2="11.798cm" svg:y2="8.038cm">
          <text:p/>
        </draw:line>
        <draw:line draw:style-name="gr10" draw:layer="layout" svg:x1="11.798cm" svg:y1="8.038cm" svg:x2="11.805cm" svg:y2="8.046cm">
          <text:p/>
        </draw:line>
        <draw:line draw:style-name="gr10" draw:layer="layout" svg:x1="11.804cm" svg:y1="8.045cm" svg:x2="11.811cm" svg:y2="8.045cm">
          <text:p/>
        </draw:line>
        <draw:line draw:style-name="gr10" draw:layer="layout" svg:x1="11.811cm" svg:y1="8.045cm" svg:x2="11.811cm" svg:y2="8.052cm">
          <text:p/>
        </draw:line>
        <draw:line draw:style-name="gr10" draw:layer="layout" svg:x1="11.811cm" svg:y1="8.052cm" svg:x2="11.818cm" svg:y2="8.052cm">
          <text:p/>
        </draw:line>
        <draw:line draw:style-name="gr10" draw:layer="layout" svg:x1="11.818cm" svg:y1="8.052cm" svg:x2="11.818cm" svg:y2="8.059cm">
          <text:p/>
        </draw:line>
        <draw:line draw:style-name="gr10" draw:layer="layout" svg:x1="11.818cm" svg:y1="8.06cm" svg:x2="11.826cm" svg:y2="8.052cm">
          <text:p/>
        </draw:line>
        <draw:line draw:style-name="gr10" draw:layer="layout" svg:x1="11.825cm" svg:y1="8.052cm" svg:x2="11.833cm" svg:y2="8.06cm">
          <text:p/>
        </draw:line>
        <draw:line draw:style-name="gr10" draw:layer="layout" svg:x1="11.832cm" svg:y1="8.059cm" svg:x2="11.839cm" svg:y2="8.066cm">
          <text:p/>
        </draw:line>
        <draw:line draw:style-name="gr10" draw:layer="layout" svg:x1="11.838cm" svg:y1="8.065cm" svg:x2="11.845cm" svg:y2="8.065cm">
          <text:p/>
        </draw:line>
        <draw:line draw:style-name="gr10" draw:layer="layout" svg:x1="11.845cm" svg:y1="8.065cm" svg:x2="11.853cm" svg:y2="8.073cm">
          <text:p/>
        </draw:line>
        <draw:line draw:style-name="gr10" draw:layer="layout" svg:x1="11.852cm" svg:y1="8.072cm" svg:x2="11.861cm" svg:y2="8.081cm">
          <text:p/>
        </draw:line>
        <draw:line draw:style-name="gr10" draw:layer="layout" svg:x1="11.859cm" svg:y1="8.081cm" svg:x2="11.867cm" svg:y2="8.072cm">
          <text:p/>
        </draw:line>
        <draw:line draw:style-name="gr10" draw:layer="layout" svg:x1="11.866cm" svg:y1="8.072cm" svg:x2="11.874cm" svg:y2="8.087cm">
          <text:p/>
        </draw:line>
        <draw:line draw:style-name="gr10" draw:layer="layout" svg:x1="11.873cm" svg:y1="8.086cm" svg:x2="11.879cm" svg:y2="8.086cm">
          <text:p/>
        </draw:line>
        <draw:line draw:style-name="gr10" draw:layer="layout" svg:x1="11.879cm" svg:y1="8.086cm" svg:x2="11.887cm" svg:y2="8.1cm">
          <text:p/>
        </draw:line>
        <draw:line draw:style-name="gr10" draw:layer="layout" svg:x1="11.886cm" svg:y1="8.099cm" svg:x2="11.893cm" svg:y2="8.099cm">
          <text:p/>
        </draw:line>
        <draw:line draw:style-name="gr10" draw:layer="layout" svg:x1="11.893cm" svg:y1="8.099cm" svg:x2="11.901cm" svg:y2="8.107cm">
          <text:p/>
        </draw:line>
        <draw:line draw:style-name="gr10" draw:layer="layout" svg:x1="11.9cm" svg:y1="8.106cm" svg:x2="11.909cm" svg:y2="8.114cm">
          <text:p/>
        </draw:line>
        <draw:line draw:style-name="gr10" draw:layer="layout" svg:x1="11.907cm" svg:y1="8.113cm" svg:x2="11.914cm" svg:y2="8.121cm">
          <text:p/>
        </draw:line>
        <draw:line draw:style-name="gr10" draw:layer="layout" svg:x1="11.913cm" svg:y1="8.121cm" svg:x2="11.921cm" svg:y2="8.113cm">
          <text:p/>
        </draw:line>
        <draw:line draw:style-name="gr10" draw:layer="layout" svg:x1="11.92cm" svg:y1="8.113cm" svg:x2="11.927cm" svg:y2="8.113cm">
          <text:p/>
        </draw:line>
        <draw:line draw:style-name="gr10" draw:layer="layout" svg:x1="11.927cm" svg:y1="8.113cm" svg:x2="11.934cm" svg:y2="8.113cm">
          <text:p/>
        </draw:line>
        <draw:line draw:style-name="gr10" draw:layer="layout" svg:x1="11.934cm" svg:y1="8.113cm" svg:x2="11.934cm" svg:y2="8.106cm">
          <text:p/>
        </draw:line>
        <draw:line draw:style-name="gr10" draw:layer="layout" svg:x1="11.934cm" svg:y1="8.106cm" svg:x2="11.942cm" svg:y2="8.121cm">
          <text:p/>
        </draw:line>
        <draw:line draw:style-name="gr10" draw:layer="layout" svg:x1="11.941cm" svg:y1="8.12cm" svg:x2="11.941cm" svg:y2="8.106cm">
          <text:p/>
        </draw:line>
        <draw:line draw:style-name="gr10" draw:layer="layout" svg:x1="11.941cm" svg:y1="8.106cm" svg:x2="11.947cm" svg:y2="8.106cm">
          <text:p/>
        </draw:line>
        <draw:line draw:style-name="gr10" draw:layer="layout" svg:x1="11.947cm" svg:y1="8.106cm" svg:x2="11.954cm" svg:y2="8.106cm">
          <text:p/>
        </draw:line>
        <draw:line draw:style-name="gr10" draw:layer="layout" svg:x1="11.954cm" svg:y1="8.106cm" svg:x2="11.954cm" svg:y2="8.113cm">
          <text:p/>
        </draw:line>
        <draw:line draw:style-name="gr10" draw:layer="layout" svg:x1="11.954cm" svg:y1="8.113cm" svg:x2="11.961cm" svg:y2="8.113cm">
          <text:p/>
        </draw:line>
        <draw:line draw:style-name="gr10" draw:layer="layout" svg:x1="11.961cm" svg:y1="8.113cm" svg:x2="11.969cm" svg:y2="8.121cm">
          <text:p/>
        </draw:line>
        <draw:line draw:style-name="gr10" draw:layer="layout" svg:x1="11.968cm" svg:y1="8.12cm" svg:x2="11.975cm" svg:y2="8.12cm">
          <text:p/>
        </draw:line>
        <draw:line draw:style-name="gr10" draw:layer="layout" svg:x1="11.975cm" svg:y1="8.12cm" svg:x2="11.975cm" svg:y2="8.133cm">
          <text:p/>
        </draw:line>
        <draw:line draw:style-name="gr10" draw:layer="layout" svg:x1="11.975cm" svg:y1="8.133cm" svg:x2="11.982cm" svg:y2="8.133cm">
          <text:p/>
        </draw:line>
        <draw:line draw:style-name="gr10" draw:layer="layout" svg:x1="11.982cm" svg:y1="8.133cm" svg:x2="11.988cm" svg:y2="8.133cm">
          <text:p/>
        </draw:line>
        <draw:line draw:style-name="gr10" draw:layer="layout" svg:x1="11.988cm" svg:y1="8.133cm" svg:x2="11.995cm" svg:y2="8.133cm">
          <text:p/>
        </draw:line>
        <draw:line draw:style-name="gr10" draw:layer="layout" svg:x1="11.995cm" svg:y1="8.133cm" svg:x2="12.003cm" svg:y2="8.141cm">
          <text:p/>
        </draw:line>
        <draw:line draw:style-name="gr10" draw:layer="layout" svg:x1="12.002cm" svg:y1="8.14cm" svg:x2="12.002cm" svg:y2="8.133cm">
          <text:p/>
        </draw:line>
        <draw:line draw:style-name="gr10" draw:layer="layout" svg:x1="12.002cm" svg:y1="8.133cm" svg:x2="12.009cm" svg:y2="8.133cm">
          <text:p/>
        </draw:line>
        <draw:line draw:style-name="gr10" draw:layer="layout" svg:x1="12.009cm" svg:y1="8.133cm" svg:x2="12.017cm" svg:y2="8.141cm">
          <text:p/>
        </draw:line>
        <draw:line draw:style-name="gr10" draw:layer="layout" svg:x1="12.016cm" svg:y1="8.14cm" svg:x2="12.022cm" svg:y2="8.14cm">
          <text:p/>
        </draw:line>
        <draw:line draw:style-name="gr10" draw:layer="layout" svg:x1="12.022cm" svg:y1="8.141cm" svg:x2="12.03cm" svg:y2="8.133cm">
          <text:p/>
        </draw:line>
        <draw:line draw:style-name="gr10" draw:layer="layout" svg:x1="12.029cm" svg:y1="8.133cm" svg:x2="12.037cm" svg:y2="8.148cm">
          <text:p/>
        </draw:line>
        <draw:line draw:style-name="gr10" draw:layer="layout" svg:x1="12.036cm" svg:y1="8.147cm" svg:x2="12.036cm" svg:y2="8.14cm">
          <text:p/>
        </draw:line>
        <draw:line draw:style-name="gr10" draw:layer="layout" svg:x1="12.036cm" svg:y1="8.14cm" svg:x2="12.043cm" svg:y2="8.14cm">
          <text:p/>
        </draw:line>
        <draw:line draw:style-name="gr10" draw:layer="layout" svg:x1="12.043cm" svg:y1="8.14cm" svg:x2="12.043cm" svg:y2="8.154cm">
          <text:p/>
        </draw:line>
        <draw:line draw:style-name="gr10" draw:layer="layout" svg:x1="12.043cm" svg:y1="8.155cm" svg:x2="12.051cm" svg:y2="8.147cm">
          <text:p/>
        </draw:line>
        <draw:line draw:style-name="gr10" draw:layer="layout" svg:x1="12.05cm" svg:y1="8.147cm" svg:x2="12.056cm" svg:y2="8.147cm">
          <text:p/>
        </draw:line>
        <draw:line draw:style-name="gr10" draw:layer="layout" svg:x1="12.056cm" svg:y1="8.147cm" svg:x2="12.056cm" svg:y2="8.154cm">
          <text:p/>
        </draw:line>
        <draw:line draw:style-name="gr10" draw:layer="layout" svg:x1="12.056cm" svg:y1="8.154cm" svg:x2="12.065cm" svg:y2="8.162cm">
          <text:p/>
        </draw:line>
        <draw:line draw:style-name="gr10" draw:layer="layout" svg:x1="12.063cm" svg:y1="8.161cm" svg:x2="12.07cm" svg:y2="8.161cm">
          <text:p/>
        </draw:line>
        <draw:line draw:style-name="gr10" draw:layer="layout" svg:x1="12.07cm" svg:y1="8.161cm" svg:x2="12.077cm" svg:y2="8.161cm">
          <text:p/>
        </draw:line>
        <draw:line draw:style-name="gr10" draw:layer="layout" svg:x1="12.077cm" svg:y1="8.161cm" svg:x2="12.084cm" svg:y2="8.161cm">
          <text:p/>
        </draw:line>
        <draw:line draw:style-name="gr10" draw:layer="layout" svg:x1="12.084cm" svg:y1="8.161cm" svg:x2="12.091cm" svg:y2="8.161cm">
          <text:p/>
        </draw:line>
        <draw:line draw:style-name="gr10" draw:layer="layout" svg:x1="12.091cm" svg:y1="8.161cm" svg:x2="12.091cm" svg:y2="8.167cm">
          <text:p/>
        </draw:line>
        <draw:line draw:style-name="gr10" draw:layer="layout" svg:x1="12.091cm" svg:y1="8.168cm" svg:x2="12.098cm" svg:y2="8.161cm">
          <text:p/>
        </draw:line>
        <draw:line draw:style-name="gr10" draw:layer="layout" svg:x1="12.097cm" svg:y1="8.161cm" svg:x2="12.105cm" svg:y2="8.168cm">
          <text:p/>
        </draw:line>
        <draw:line draw:style-name="gr10" draw:layer="layout" svg:x1="12.104cm" svg:y1="8.167cm" svg:x2="12.111cm" svg:y2="8.167cm">
          <text:p/>
        </draw:line>
        <draw:line draw:style-name="gr10" draw:layer="layout" svg:x1="12.111cm" svg:y1="8.167cm" svg:x2="12.111cm" svg:y2="8.161cm">
          <text:p/>
        </draw:line>
        <draw:line draw:style-name="gr10" draw:layer="layout" svg:x1="12.111cm" svg:y1="8.161cm" svg:x2="12.119cm" svg:y2="8.168cm">
          <text:p/>
        </draw:line>
        <draw:line draw:style-name="gr10" draw:layer="layout" svg:x1="12.118cm" svg:y1="8.168cm" svg:x2="12.126cm" svg:y2="8.161cm">
          <text:p/>
        </draw:line>
        <draw:line draw:style-name="gr10" draw:layer="layout" svg:x1="12.125cm" svg:y1="8.161cm" svg:x2="12.131cm" svg:y2="8.161cm">
          <text:p/>
        </draw:line>
        <draw:line draw:style-name="gr10" draw:layer="layout" svg:x1="12.131cm" svg:y1="8.161cm" svg:x2="12.138cm" svg:y2="8.161cm">
          <text:p/>
        </draw:line>
        <draw:line draw:style-name="gr10" draw:layer="layout" svg:x1="12.138cm" svg:y1="8.161cm" svg:x2="12.138cm" svg:y2="8.167cm">
          <text:p/>
        </draw:line>
        <draw:line draw:style-name="gr10" draw:layer="layout" svg:x1="12.138cm" svg:y1="8.168cm" svg:x2="12.146cm" svg:y2="8.161cm">
          <text:p/>
        </draw:line>
        <draw:line draw:style-name="gr10" draw:layer="layout" svg:x1="12.145cm" svg:y1="8.161cm" svg:x2="12.145cm" svg:y2="8.167cm">
          <text:p/>
        </draw:line>
        <draw:line draw:style-name="gr10" draw:layer="layout" svg:x1="12.145cm" svg:y1="8.167cm" svg:x2="12.152cm" svg:y2="8.167cm">
          <text:p/>
        </draw:line>
        <draw:line draw:style-name="gr10" draw:layer="layout" svg:x1="12.152cm" svg:y1="8.167cm" svg:x2="12.159cm" svg:y2="8.167cm">
          <text:p/>
        </draw:line>
        <draw:line draw:style-name="gr10" draw:layer="layout" svg:x1="12.159cm" svg:y1="8.167cm" svg:x2="12.159cm" svg:y2="8.174cm">
          <text:p/>
        </draw:line>
        <draw:line draw:style-name="gr10" draw:layer="layout" svg:x1="12.159cm" svg:y1="8.174cm" svg:x2="12.165cm" svg:y2="8.174cm">
          <text:p/>
        </draw:line>
        <draw:line draw:style-name="gr10" draw:layer="layout" svg:x1="12.165cm" svg:y1="8.174cm" svg:x2="12.173cm" svg:y2="8.183cm">
          <text:p/>
        </draw:line>
        <draw:line draw:style-name="gr10" draw:layer="layout" svg:x1="12.172cm" svg:y1="8.181cm" svg:x2="12.172cm" svg:y2="8.174cm">
          <text:p/>
        </draw:line>
        <draw:line draw:style-name="gr10" draw:layer="layout" svg:x1="12.172cm" svg:y1="8.174cm" svg:x2="12.18cm" svg:y2="8.183cm">
          <text:p/>
        </draw:line>
        <draw:line draw:style-name="gr10" draw:layer="layout" svg:x1="12.179cm" svg:y1="8.181cm" svg:x2="12.187cm" svg:y2="8.189cm">
          <text:p/>
        </draw:line>
        <draw:line draw:style-name="gr10" draw:layer="layout" svg:x1="12.186cm" svg:y1="8.189cm" svg:x2="12.194cm" svg:y2="8.181cm">
          <text:p/>
        </draw:line>
        <draw:line draw:style-name="gr10" draw:layer="layout" svg:x1="12.193cm" svg:y1="8.181cm" svg:x2="12.201cm" svg:y2="8.189cm">
          <text:p/>
        </draw:line>
        <draw:line draw:style-name="gr10" draw:layer="layout" svg:x1="12.2cm" svg:y1="8.188cm" svg:x2="12.207cm" svg:y2="8.196cm">
          <text:p/>
        </draw:line>
        <draw:line draw:style-name="gr10" draw:layer="layout" svg:x1="12.206cm" svg:y1="8.195cm" svg:x2="12.206cm" svg:y2="8.188cm">
          <text:p/>
        </draw:line>
        <draw:line draw:style-name="gr10" draw:layer="layout" svg:x1="12.206cm" svg:y1="8.188cm" svg:x2="12.215cm" svg:y2="8.196cm">
          <text:p/>
        </draw:line>
        <draw:line draw:style-name="gr10" draw:layer="layout" svg:x1="12.213cm" svg:y1="8.195cm" svg:x2="12.213cm" svg:y2="8.188cm">
          <text:p/>
        </draw:line>
        <draw:line draw:style-name="gr10" draw:layer="layout" svg:x1="12.213cm" svg:y1="8.188cm" svg:x2="12.221cm" svg:y2="8.196cm">
          <text:p/>
        </draw:line>
        <draw:line draw:style-name="gr10" draw:layer="layout" svg:x1="12.22cm" svg:y1="8.195cm" svg:x2="12.227cm" svg:y2="8.195cm">
          <text:p/>
        </draw:line>
        <draw:line draw:style-name="gr10" draw:layer="layout" svg:x1="12.227cm" svg:y1="8.195cm" svg:x2="12.227cm" svg:y2="8.201cm">
          <text:p/>
        </draw:line>
        <draw:line draw:style-name="gr10" draw:layer="layout" svg:x1="12.227cm" svg:y1="8.202cm" svg:x2="12.235cm" svg:y2="8.195cm">
          <text:p/>
        </draw:line>
        <draw:line draw:style-name="gr10" draw:layer="layout" svg:x1="12.234cm" svg:y1="8.195cm" svg:x2="12.24cm" svg:y2="8.195cm">
          <text:p/>
        </draw:line>
        <draw:line draw:style-name="gr10" draw:layer="layout" svg:x1="12.24cm" svg:y1="8.195cm" svg:x2="12.248cm" svg:y2="8.202cm">
          <text:p/>
        </draw:line>
        <draw:line draw:style-name="gr10" draw:layer="layout" svg:x1="12.247cm" svg:y1="8.201cm" svg:x2="12.247cm" svg:y2="8.195cm">
          <text:p/>
        </draw:line>
        <draw:line draw:style-name="gr10" draw:layer="layout" svg:x1="12.247cm" svg:y1="8.195cm" svg:x2="12.254cm" svg:y2="8.195cm">
          <text:p/>
        </draw:line>
        <draw:line draw:style-name="gr10" draw:layer="layout" svg:x1="12.254cm" svg:y1="8.195cm" svg:x2="12.263cm" svg:y2="8.202cm">
          <text:p/>
        </draw:line>
        <draw:line draw:style-name="gr10" draw:layer="layout" svg:x1="12.261cm" svg:y1="8.201cm" svg:x2="12.261cm" svg:y2="8.195cm">
          <text:p/>
        </draw:line>
        <draw:line draw:style-name="gr10" draw:layer="layout" svg:x1="12.261cm" svg:y1="8.195cm" svg:x2="12.269cm" svg:y2="8.202cm">
          <text:p/>
        </draw:line>
        <draw:line draw:style-name="gr10" draw:layer="layout" svg:x1="12.268cm" svg:y1="8.201cm" svg:x2="12.274cm" svg:y2="8.201cm">
          <text:p/>
        </draw:line>
        <draw:line draw:style-name="gr10" draw:layer="layout" svg:x1="12.274cm" svg:y1="8.201cm" svg:x2="12.281cm" svg:y2="8.201cm">
          <text:p/>
        </draw:line>
        <draw:line draw:style-name="gr10" draw:layer="layout" svg:x1="12.281cm" svg:y1="8.201cm" svg:x2="12.289cm" svg:y2="8.209cm">
          <text:p/>
        </draw:line>
        <draw:line draw:style-name="gr10" draw:layer="layout" svg:x1="12.288cm" svg:y1="8.209cm" svg:x2="12.296cm" svg:y2="8.201cm">
          <text:p/>
        </draw:line>
        <draw:line draw:style-name="gr10" draw:layer="layout" svg:x1="12.295cm" svg:y1="8.201cm" svg:x2="12.303cm" svg:y2="8.209cm">
          <text:p/>
        </draw:line>
        <draw:line draw:style-name="gr10" draw:layer="layout" svg:x1="12.302cm" svg:y1="8.208cm" svg:x2="12.309cm" svg:y2="8.208cm">
          <text:p/>
        </draw:line>
        <draw:line draw:style-name="gr10" draw:layer="layout" svg:x1="12.309cm" svg:y1="8.208cm" svg:x2="12.315cm" svg:y2="8.208cm">
          <text:p/>
        </draw:line>
        <draw:line draw:style-name="gr10" draw:layer="layout" svg:x1="12.315cm" svg:y1="8.208cm" svg:x2="12.322cm" svg:y2="8.208cm">
          <text:p/>
        </draw:line>
        <draw:line draw:style-name="gr10" draw:layer="layout" svg:x1="12.322cm" svg:y1="8.208cm" svg:x2="12.329cm" svg:y2="8.208cm">
          <text:p/>
        </draw:line>
        <draw:line draw:style-name="gr10" draw:layer="layout" svg:x1="12.329cm" svg:y1="8.208cm" svg:x2="12.336cm" svg:y2="8.208cm">
          <text:p/>
        </draw:line>
        <draw:line draw:style-name="gr10" draw:layer="layout" svg:x1="12.336cm" svg:y1="8.208cm" svg:x2="12.343cm" svg:y2="8.208cm">
          <text:p/>
        </draw:line>
        <draw:line draw:style-name="gr10" draw:layer="layout" svg:x1="12.343cm" svg:y1="8.208cm" svg:x2="12.349cm" svg:y2="8.208cm">
          <text:p/>
        </draw:line>
        <draw:line draw:style-name="gr10" draw:layer="layout" svg:x1="12.349cm" svg:y1="8.208cm" svg:x2="12.356cm" svg:y2="8.208cm">
          <text:p/>
        </draw:line>
        <draw:line draw:style-name="gr10" draw:layer="layout" svg:x1="12.356cm" svg:y1="8.208cm" svg:x2="12.363cm" svg:y2="8.208cm">
          <text:p/>
        </draw:line>
        <draw:line draw:style-name="gr10" draw:layer="layout" svg:x1="12.363cm" svg:y1="8.208cm" svg:x2="12.363cm" svg:y2="8.215cm">
          <text:p/>
        </draw:line>
        <draw:line draw:style-name="gr10" draw:layer="layout" svg:x1="12.363cm" svg:y1="8.215cm" svg:x2="12.37cm" svg:y2="8.215cm">
          <text:p/>
        </draw:line>
        <draw:line draw:style-name="gr10" draw:layer="layout" svg:x1="12.37cm" svg:y1="8.215cm" svg:x2="12.377cm" svg:y2="8.215cm">
          <text:p/>
        </draw:line>
        <draw:line draw:style-name="gr10" draw:layer="layout" svg:x1="12.377cm" svg:y1="8.215cm" svg:x2="12.384cm" svg:y2="8.223cm">
          <text:p/>
        </draw:line>
        <draw:line draw:style-name="gr10" draw:layer="layout" svg:x1="12.383cm" svg:y1="8.222cm" svg:x2="12.383cm" svg:y2="8.215cm">
          <text:p/>
        </draw:line>
        <draw:line draw:style-name="gr10" draw:layer="layout" svg:x1="12.383cm" svg:y1="8.215cm" svg:x2="12.391cm" svg:y2="8.223cm">
          <text:p/>
        </draw:line>
        <draw:line draw:style-name="gr10" draw:layer="layout" svg:x1="12.39cm" svg:y1="8.222cm" svg:x2="12.397cm" svg:y2="8.222cm">
          <text:p/>
        </draw:line>
        <draw:line draw:style-name="gr10" draw:layer="layout" svg:x1="12.397cm" svg:y1="8.222cm" svg:x2="12.404cm" svg:y2="8.222cm">
          <text:p/>
        </draw:line>
        <draw:line draw:style-name="gr10" draw:layer="layout" svg:x1="12.404cm" svg:y1="8.222cm" svg:x2="12.411cm" svg:y2="8.222cm">
          <text:p/>
        </draw:line>
        <draw:line draw:style-name="gr10" draw:layer="layout" svg:x1="12.411cm" svg:y1="8.222cm" svg:x2="12.418cm" svg:y2="8.231cm">
          <text:p/>
        </draw:line>
        <draw:line draw:style-name="gr10" draw:layer="layout" svg:x1="12.417cm" svg:y1="8.229cm" svg:x2="12.417cm" svg:y2="8.222cm">
          <text:p/>
        </draw:line>
        <draw:line draw:style-name="gr10" draw:layer="layout" svg:x1="12.417cm" svg:y1="8.222cm" svg:x2="12.424cm" svg:y2="8.222cm">
          <text:p/>
        </draw:line>
        <draw:line draw:style-name="gr10" draw:layer="layout" svg:x1="12.424cm" svg:y1="8.222cm" svg:x2="12.432cm" svg:y2="8.231cm">
          <text:p/>
        </draw:line>
        <draw:line draw:style-name="gr10" draw:layer="layout" svg:x1="12.431cm" svg:y1="8.229cm" svg:x2="12.431cm" svg:y2="8.222cm">
          <text:p/>
        </draw:line>
        <draw:line draw:style-name="gr10" draw:layer="layout" svg:x1="12.431cm" svg:y1="8.222cm" svg:x2="12.438cm" svg:y2="8.222cm">
          <text:p/>
        </draw:line>
        <draw:line draw:style-name="gr10" draw:layer="layout" svg:x1="12.438cm" svg:y1="8.222cm" svg:x2="12.445cm" svg:y2="8.222cm">
          <text:p/>
        </draw:line>
        <draw:line draw:style-name="gr10" draw:layer="layout" svg:x1="12.445cm" svg:y1="8.222cm" svg:x2="12.452cm" svg:y2="8.222cm">
          <text:p/>
        </draw:line>
        <draw:line draw:style-name="gr10" draw:layer="layout" svg:x1="12.452cm" svg:y1="8.222cm" svg:x2="12.458cm" svg:y2="8.222cm">
          <text:p/>
        </draw:line>
        <draw:line draw:style-name="gr10" draw:layer="layout" svg:x1="12.458cm" svg:y1="8.222cm" svg:x2="12.465cm" svg:y2="8.222cm">
          <text:p/>
        </draw:line>
        <draw:line draw:style-name="gr10" draw:layer="layout" svg:x1="12.465cm" svg:y1="8.222cm" svg:x2="12.472cm" svg:y2="8.222cm">
          <text:p/>
        </draw:line>
        <draw:line draw:style-name="gr10" draw:layer="layout" svg:x1="12.472cm" svg:y1="8.222cm" svg:x2="12.479cm" svg:y2="8.222cm">
          <text:p/>
        </draw:line>
        <draw:line draw:style-name="gr10" draw:layer="layout" svg:x1="12.479cm" svg:y1="8.222cm" svg:x2="12.486cm" svg:y2="8.222cm">
          <text:p/>
        </draw:line>
        <draw:line draw:style-name="gr10" draw:layer="layout" svg:x1="12.486cm" svg:y1="8.222cm" svg:x2="12.492cm" svg:y2="8.222cm">
          <text:p/>
        </draw:line>
        <draw:line draw:style-name="gr10" draw:layer="layout" svg:x1="12.492cm" svg:y1="8.222cm" svg:x2="12.5cm" svg:y2="8.231cm">
          <text:p/>
        </draw:line>
        <draw:line draw:style-name="gr10" draw:layer="layout" svg:x1="12.499cm" svg:y1="8.229cm" svg:x2="12.499cm" svg:y2="8.222cm">
          <text:p/>
        </draw:line>
        <draw:line draw:style-name="gr10" draw:layer="layout" svg:x1="12.499cm" svg:y1="8.222cm" svg:x2="12.506cm" svg:y2="8.222cm">
          <text:p/>
        </draw:line>
        <draw:line draw:style-name="gr10" draw:layer="layout" svg:x1="12.506cm" svg:y1="8.222cm" svg:x2="12.513cm" svg:y2="8.222cm">
          <text:p/>
        </draw:line>
        <draw:line draw:style-name="gr10" draw:layer="layout" svg:x1="12.513cm" svg:y1="8.222cm" svg:x2="12.513cm" svg:y2="8.229cm">
          <text:p/>
        </draw:line>
        <draw:line draw:style-name="gr10" draw:layer="layout" svg:x1="12.513cm" svg:y1="8.229cm" svg:x2="12.52cm" svg:y2="8.229cm">
          <text:p/>
        </draw:line>
        <draw:line draw:style-name="gr10" draw:layer="layout" svg:x1="12.52cm" svg:y1="8.231cm" svg:x2="12.527cm" svg:y2="8.222cm">
          <text:p/>
        </draw:line>
        <draw:line draw:style-name="gr10" draw:layer="layout" svg:x1="12.526cm" svg:y1="8.222cm" svg:x2="12.534cm" svg:y2="8.231cm">
          <text:p/>
        </draw:line>
        <draw:line draw:style-name="gr10" draw:layer="layout" svg:x1="12.533cm" svg:y1="8.229cm" svg:x2="12.54cm" svg:y2="8.229cm">
          <text:p/>
        </draw:line>
        <draw:line draw:style-name="gr10" draw:layer="layout" svg:x1="12.54cm" svg:y1="8.229cm" svg:x2="12.547cm" svg:y2="8.229cm">
          <text:p/>
        </draw:line>
        <draw:line draw:style-name="gr10" draw:layer="layout" svg:x1="12.547cm" svg:y1="8.229cm" svg:x2="12.554cm" svg:y2="8.229cm">
          <text:p/>
        </draw:line>
        <draw:line draw:style-name="gr10" draw:layer="layout" svg:x1="12.554cm" svg:y1="8.229cm" svg:x2="12.561cm" svg:y2="8.229cm">
          <text:p/>
        </draw:line>
        <draw:line draw:style-name="gr10" draw:layer="layout" svg:x1="12.561cm" svg:y1="8.229cm" svg:x2="12.567cm" svg:y2="8.229cm">
          <text:p/>
        </draw:line>
        <draw:line draw:style-name="gr10" draw:layer="layout" svg:x1="12.567cm" svg:y1="8.229cm" svg:x2="12.575cm" svg:y2="8.236cm">
          <text:p/>
        </draw:line>
        <draw:line draw:style-name="gr10" draw:layer="layout" svg:x1="12.574cm" svg:y1="8.235cm" svg:x2="12.581cm" svg:y2="8.235cm">
          <text:p/>
        </draw:line>
        <draw:line draw:style-name="gr10" draw:layer="layout" svg:x1="12.581cm" svg:y1="8.235cm" svg:x2="12.589cm" svg:y2="8.243cm">
          <text:p/>
        </draw:line>
        <draw:line draw:style-name="gr10" draw:layer="layout" svg:x1="12.588cm" svg:y1="8.242cm" svg:x2="12.588cm" svg:y2="8.235cm">
          <text:p/>
        </draw:line>
        <draw:line draw:style-name="gr10" draw:layer="layout" svg:x1="12.588cm" svg:y1="8.235cm" svg:x2="12.595cm" svg:y2="8.235cm">
          <text:p/>
        </draw:line>
        <draw:line draw:style-name="gr10" draw:layer="layout" svg:x1="12.595cm" svg:y1="8.235cm" svg:x2="12.602cm" svg:y2="8.243cm">
          <text:p/>
        </draw:line>
        <draw:line draw:style-name="gr10" draw:layer="layout" svg:x1="12.601cm" svg:y1="8.242cm" svg:x2="12.608cm" svg:y2="8.242cm">
          <text:p/>
        </draw:line>
        <draw:line draw:style-name="gr10" draw:layer="layout" svg:x1="12.608cm" svg:y1="8.242cm" svg:x2="12.615cm" svg:y2="8.242cm">
          <text:p/>
        </draw:line>
        <draw:line draw:style-name="gr10" draw:layer="layout" svg:x1="12.615cm" svg:y1="8.242cm" svg:x2="12.622cm" svg:y2="8.242cm">
          <text:p/>
        </draw:line>
        <draw:line draw:style-name="gr10" draw:layer="layout" svg:x1="12.622cm" svg:y1="8.242cm" svg:x2="12.629cm" svg:y2="8.242cm">
          <text:p/>
        </draw:line>
        <draw:line draw:style-name="gr10" draw:layer="layout" svg:x1="12.629cm" svg:y1="8.242cm" svg:x2="12.635cm" svg:y2="8.242cm">
          <text:p/>
        </draw:line>
        <draw:line draw:style-name="gr10" draw:layer="layout" svg:x1="12.635cm" svg:y1="8.242cm" svg:x2="12.642cm" svg:y2="8.242cm">
          <text:p/>
        </draw:line>
        <draw:line draw:style-name="gr10" draw:layer="layout" svg:x1="12.642cm" svg:y1="8.242cm" svg:x2="12.649cm" svg:y2="8.242cm">
          <text:p/>
        </draw:line>
        <draw:frame draw:style-name="gr11" draw:layer="layout" svg:width="8.367cm" svg:height="0.746cm" svg:x="5.031cm" svg:y="2.07cm">
          <draw:text-box>
            <text:p text:style-name="P1"><text:span text:style-name="T2">Meassureme nt Spe ctrum</text:span></text:p>
          </draw:text-box>
        </draw:frame>
        <draw:frame draw:style-name="gr12" draw:layer="layout" svg:width="0.815cm" svg:height="0.497cm" svg:x="4.885cm" svg:y="8.498cm">
          <draw:text-box>
            <text:p text:style-name="P1"><text:span text:style-name="T3">300</text:span></text:p>
          </draw:text-box>
        </draw:frame>
        <draw:frame draw:style-name="gr13" draw:layer="layout" svg:width="0.815cm" svg:height="0.497cm" svg:x="7.854cm" svg:y="8.498cm">
          <draw:text-box>
            <text:p text:style-name="P1"><text:span text:style-name="T3">350</text:span></text:p>
          </draw:text-box>
        </draw:frame>
        <draw:path draw:style-name="gr14" draw:layer="layout" svg:width="0.212cm" svg:height="5.999cm" svg:x="3.822cm" svg:y="2.362cm" svg:viewBox="0 0 213 6000" svg:d="M125 6000v-5683h-36v5683zM213 352l-106-352-107 352z">
          <text:p/>
        </draw:path>
        <draw:path draw:style-name="gr14" draw:layer="layout" svg:width="9.05cm" svg:height="0.212cm" svg:x="3.932cm" svg:y="8.229cm" svg:viewBox="0 0 9051 213" svg:d="M0 88h8734v37h-8734zM8698 0l353 107-353 106z">
          <text:p/>
        </draw:path>
        <draw:polygon draw:style-name="gr1" draw:layer="layout" svg:width="9.56cm" svg:height="6.745cm" svg:x="3.378cm" svg:y="10.869cm" svg:viewBox="0 0 9561 6746" draw:points="0,6746 9561,6746 9561,0 0,0">
          <text:p/>
        </draw:polygon>
        <draw:polygon draw:style-name="gr1" draw:layer="layout" svg:width="8.708cm" svg:height="5.588cm" svg:x="3.943cm" svg:y="11.536cm" svg:viewBox="0 0 8709 5589" draw:points="0,5589 8709,5589 8709,0 0,0">
          <text:p/>
        </draw:polygon>
        <draw:polygon draw:style-name="gr4" draw:layer="layout" svg:width="8.702cm" svg:height="5.581cm" svg:x="3.943cm" svg:y="11.536cm" svg:viewBox="0 0 8703 5582" draw:points="0,5582 8703,5582 8703,0 0,0">
          <text:p/>
        </draw:polygon>
        <draw:polygon draw:style-name="gr5" draw:layer="layout" svg:width="0.013cm" svg:height="5.588cm" svg:x="3.937cm" svg:y="11.536cm" svg:viewBox="0 0 14 5589" draw:points="0,5589 14,5589 14,0 0,0">
          <text:p/>
        </draw:polygon>
        <draw:line draw:style-name="gr6" draw:layer="layout" svg:x1="3.937cm" svg:y1="11.631cm" svg:x2="3.909cm" svg:y2="11.631cm">
          <text:p/>
        </draw:line>
        <draw:line draw:style-name="gr6" draw:layer="layout" svg:x1="3.937cm" svg:y1="11.787cm" svg:x2="3.909cm" svg:y2="11.787cm">
          <text:p/>
        </draw:line>
        <draw:line draw:style-name="gr6" draw:layer="layout" svg:x1="3.937cm" svg:y1="11.944cm" svg:x2="3.909cm" svg:y2="11.944cm">
          <text:p/>
        </draw:line>
        <draw:line draw:style-name="gr6" draw:layer="layout" svg:x1="3.937cm" svg:y1="12.1cm" svg:x2="3.909cm" svg:y2="12.1cm">
          <text:p/>
        </draw:line>
        <draw:line draw:style-name="gr6" draw:layer="layout" svg:x1="3.937cm" svg:y1="12.256cm" svg:x2="3.909cm" svg:y2="12.256cm">
          <text:p/>
        </draw:line>
        <draw:line draw:style-name="gr6" draw:layer="layout" svg:x1="3.937cm" svg:y1="12.413cm" svg:x2="3.909cm" svg:y2="12.413cm">
          <text:p/>
        </draw:line>
        <draw:line draw:style-name="gr6" draw:layer="layout" svg:x1="3.937cm" svg:y1="12.569cm" svg:x2="3.909cm" svg:y2="12.569cm">
          <text:p/>
        </draw:line>
        <draw:line draw:style-name="gr6" draw:layer="layout" svg:x1="3.937cm" svg:y1="12.725cm" svg:x2="3.909cm" svg:y2="12.725cm">
          <text:p/>
        </draw:line>
        <draw:line draw:style-name="gr6" draw:layer="layout" svg:x1="3.937cm" svg:y1="12.875cm" svg:x2="3.909cm" svg:y2="12.875cm">
          <text:p/>
        </draw:line>
        <draw:line draw:style-name="gr6" draw:layer="layout" svg:x1="3.937cm" svg:y1="13.031cm" svg:x2="3.909cm" svg:y2="13.031cm">
          <text:p/>
        </draw:line>
        <draw:line draw:style-name="gr6" draw:layer="layout" svg:x1="3.937cm" svg:y1="13.188cm" svg:x2="3.909cm" svg:y2="13.188cm">
          <text:p/>
        </draw:line>
        <draw:line draw:style-name="gr6" draw:layer="layout" svg:x1="3.937cm" svg:y1="13.344cm" svg:x2="3.909cm" svg:y2="13.344cm">
          <text:p/>
        </draw:line>
        <draw:line draw:style-name="gr6" draw:layer="layout" svg:x1="3.937cm" svg:y1="13.5cm" svg:x2="3.909cm" svg:y2="13.5cm">
          <text:p/>
        </draw:line>
        <draw:line draw:style-name="gr6" draw:layer="layout" svg:x1="3.937cm" svg:y1="13.657cm" svg:x2="3.909cm" svg:y2="13.657cm">
          <text:p/>
        </draw:line>
        <draw:line draw:style-name="gr6" draw:layer="layout" svg:x1="3.937cm" svg:y1="13.813cm" svg:x2="3.909cm" svg:y2="13.813cm">
          <text:p/>
        </draw:line>
        <draw:line draw:style-name="gr6" draw:layer="layout" svg:x1="3.937cm" svg:y1="13.97cm" svg:x2="3.909cm" svg:y2="13.97cm">
          <text:p/>
        </draw:line>
        <draw:line draw:style-name="gr6" draw:layer="layout" svg:x1="3.937cm" svg:y1="14.126cm" svg:x2="3.909cm" svg:y2="14.126cm">
          <text:p/>
        </draw:line>
        <draw:line draw:style-name="gr6" draw:layer="layout" svg:x1="3.937cm" svg:y1="14.282cm" svg:x2="3.909cm" svg:y2="14.282cm">
          <text:p/>
        </draw:line>
        <draw:line draw:style-name="gr6" draw:layer="layout" svg:x1="3.937cm" svg:y1="14.439cm" svg:x2="3.909cm" svg:y2="14.439cm">
          <text:p/>
        </draw:line>
        <draw:line draw:style-name="gr6" draw:layer="layout" svg:x1="3.937cm" svg:y1="14.595cm" svg:x2="3.909cm" svg:y2="14.595cm">
          <text:p/>
        </draw:line>
        <draw:line draw:style-name="gr6" draw:layer="layout" svg:x1="3.937cm" svg:y1="14.751cm" svg:x2="3.909cm" svg:y2="14.751cm">
          <text:p/>
        </draw:line>
        <draw:line draw:style-name="gr6" draw:layer="layout" svg:x1="3.937cm" svg:y1="14.908cm" svg:x2="3.909cm" svg:y2="14.908cm">
          <text:p/>
        </draw:line>
        <draw:line draw:style-name="gr6" draw:layer="layout" svg:x1="3.937cm" svg:y1="15.057cm" svg:x2="3.909cm" svg:y2="15.057cm">
          <text:p/>
        </draw:line>
        <draw:line draw:style-name="gr6" draw:layer="layout" svg:x1="3.937cm" svg:y1="15.214cm" svg:x2="3.909cm" svg:y2="15.214cm">
          <text:p/>
        </draw:line>
        <draw:line draw:style-name="gr6" draw:layer="layout" svg:x1="3.937cm" svg:y1="15.37cm" svg:x2="3.909cm" svg:y2="15.37cm">
          <text:p/>
        </draw:line>
        <draw:line draw:style-name="gr6" draw:layer="layout" svg:x1="3.937cm" svg:y1="15.526cm" svg:x2="3.909cm" svg:y2="15.526cm">
          <text:p/>
        </draw:line>
        <draw:line draw:style-name="gr6" draw:layer="layout" svg:x1="3.937cm" svg:y1="15.683cm" svg:x2="3.909cm" svg:y2="15.683cm">
          <text:p/>
        </draw:line>
        <draw:line draw:style-name="gr6" draw:layer="layout" svg:x1="3.937cm" svg:y1="15.839cm" svg:x2="3.909cm" svg:y2="15.839cm">
          <text:p/>
        </draw:line>
        <draw:line draw:style-name="gr6" draw:layer="layout" svg:x1="3.937cm" svg:y1="15.996cm" svg:x2="3.909cm" svg:y2="15.996cm">
          <text:p/>
        </draw:line>
        <draw:line draw:style-name="gr6" draw:layer="layout" svg:x1="3.937cm" svg:y1="16.152cm" svg:x2="3.909cm" svg:y2="16.152cm">
          <text:p/>
        </draw:line>
        <draw:line draw:style-name="gr6" draw:layer="layout" svg:x1="3.937cm" svg:y1="16.308cm" svg:x2="3.909cm" svg:y2="16.308cm">
          <text:p/>
        </draw:line>
        <draw:line draw:style-name="gr6" draw:layer="layout" svg:x1="3.937cm" svg:y1="16.465cm" svg:x2="3.909cm" svg:y2="16.465cm">
          <text:p/>
        </draw:line>
        <draw:line draw:style-name="gr6" draw:layer="layout" svg:x1="3.937cm" svg:y1="16.621cm" svg:x2="3.909cm" svg:y2="16.621cm">
          <text:p/>
        </draw:line>
        <draw:line draw:style-name="gr6" draw:layer="layout" svg:x1="3.937cm" svg:y1="16.777cm" svg:x2="3.909cm" svg:y2="16.777cm">
          <text:p/>
        </draw:line>
        <draw:line draw:style-name="gr6" draw:layer="layout" svg:x1="3.937cm" svg:y1="16.934cm" svg:x2="3.909cm" svg:y2="16.934cm">
          <text:p/>
        </draw:line>
        <draw:line draw:style-name="gr6" draw:layer="layout" svg:x1="3.937cm" svg:y1="17.09cm" svg:x2="3.909cm" svg:y2="17.09cm">
          <text:p/>
        </draw:line>
        <draw:line draw:style-name="gr7" draw:layer="layout" svg:x1="3.95cm" svg:y1="11.631cm" svg:x2="12.651cm" svg:y2="11.631cm">
          <text:p/>
        </draw:line>
        <draw:line draw:style-name="gr7" draw:layer="layout" svg:x1="3.95cm" svg:y1="11.787cm" svg:x2="12.651cm" svg:y2="11.787cm">
          <text:p/>
        </draw:line>
        <draw:line draw:style-name="gr7" draw:layer="layout" svg:x1="3.95cm" svg:y1="11.944cm" svg:x2="12.651cm" svg:y2="11.944cm">
          <text:p/>
        </draw:line>
        <draw:line draw:style-name="gr7" draw:layer="layout" svg:x1="3.95cm" svg:y1="12.1cm" svg:x2="12.651cm" svg:y2="12.1cm">
          <text:p/>
        </draw:line>
        <draw:line draw:style-name="gr7" draw:layer="layout" svg:x1="3.95cm" svg:y1="12.256cm" svg:x2="12.651cm" svg:y2="12.256cm">
          <text:p/>
        </draw:line>
        <draw:line draw:style-name="gr7" draw:layer="layout" svg:x1="3.95cm" svg:y1="12.413cm" svg:x2="12.651cm" svg:y2="12.413cm">
          <text:p/>
        </draw:line>
        <draw:line draw:style-name="gr7" draw:layer="layout" svg:x1="3.95cm" svg:y1="12.569cm" svg:x2="12.651cm" svg:y2="12.569cm">
          <text:p/>
        </draw:line>
        <draw:line draw:style-name="gr7" draw:layer="layout" svg:x1="3.95cm" svg:y1="12.725cm" svg:x2="12.651cm" svg:y2="12.725cm">
          <text:p/>
        </draw:line>
        <draw:line draw:style-name="gr7" draw:layer="layout" svg:x1="3.95cm" svg:y1="12.875cm" svg:x2="12.651cm" svg:y2="12.875cm">
          <text:p/>
        </draw:line>
        <draw:line draw:style-name="gr7" draw:layer="layout" svg:x1="3.95cm" svg:y1="13.031cm" svg:x2="12.651cm" svg:y2="13.031cm">
          <text:p/>
        </draw:line>
        <draw:line draw:style-name="gr7" draw:layer="layout" svg:x1="3.95cm" svg:y1="13.188cm" svg:x2="12.651cm" svg:y2="13.188cm">
          <text:p/>
        </draw:line>
        <draw:line draw:style-name="gr7" draw:layer="layout" svg:x1="3.95cm" svg:y1="13.344cm" svg:x2="12.651cm" svg:y2="13.344cm">
          <text:p/>
        </draw:line>
        <draw:line draw:style-name="gr7" draw:layer="layout" svg:x1="3.95cm" svg:y1="13.5cm" svg:x2="12.651cm" svg:y2="13.5cm">
          <text:p/>
        </draw:line>
        <draw:line draw:style-name="gr7" draw:layer="layout" svg:x1="3.95cm" svg:y1="13.657cm" svg:x2="12.651cm" svg:y2="13.657cm">
          <text:p/>
        </draw:line>
        <draw:line draw:style-name="gr7" draw:layer="layout" svg:x1="3.95cm" svg:y1="13.813cm" svg:x2="12.651cm" svg:y2="13.813cm">
          <text:p/>
        </draw:line>
        <draw:line draw:style-name="gr7" draw:layer="layout" svg:x1="3.95cm" svg:y1="13.97cm" svg:x2="12.651cm" svg:y2="13.97cm">
          <text:p/>
        </draw:line>
        <draw:line draw:style-name="gr7" draw:layer="layout" svg:x1="3.95cm" svg:y1="14.126cm" svg:x2="12.651cm" svg:y2="14.126cm">
          <text:p/>
        </draw:line>
        <draw:line draw:style-name="gr7" draw:layer="layout" svg:x1="3.95cm" svg:y1="14.282cm" svg:x2="12.651cm" svg:y2="14.282cm">
          <text:p/>
        </draw:line>
        <draw:line draw:style-name="gr7" draw:layer="layout" svg:x1="3.95cm" svg:y1="14.439cm" svg:x2="12.651cm" svg:y2="14.439cm">
          <text:p/>
        </draw:line>
        <draw:line draw:style-name="gr7" draw:layer="layout" svg:x1="3.95cm" svg:y1="14.595cm" svg:x2="12.651cm" svg:y2="14.595cm">
          <text:p/>
        </draw:line>
        <draw:line draw:style-name="gr7" draw:layer="layout" svg:x1="3.95cm" svg:y1="14.751cm" svg:x2="12.651cm" svg:y2="14.751cm">
          <text:p/>
        </draw:line>
        <draw:line draw:style-name="gr7" draw:layer="layout" svg:x1="3.95cm" svg:y1="14.908cm" svg:x2="12.651cm" svg:y2="14.908cm">
          <text:p/>
        </draw:line>
        <draw:line draw:style-name="gr7" draw:layer="layout" svg:x1="3.95cm" svg:y1="15.057cm" svg:x2="12.651cm" svg:y2="15.057cm">
          <text:p/>
        </draw:line>
        <draw:line draw:style-name="gr7" draw:layer="layout" svg:x1="3.95cm" svg:y1="15.214cm" svg:x2="12.651cm" svg:y2="15.214cm">
          <text:p/>
        </draw:line>
        <draw:line draw:style-name="gr7" draw:layer="layout" svg:x1="3.95cm" svg:y1="15.37cm" svg:x2="12.651cm" svg:y2="15.37cm">
          <text:p/>
        </draw:line>
        <draw:line draw:style-name="gr7" draw:layer="layout" svg:x1="3.95cm" svg:y1="15.526cm" svg:x2="12.651cm" svg:y2="15.526cm">
          <text:p/>
        </draw:line>
        <draw:line draw:style-name="gr7" draw:layer="layout" svg:x1="3.95cm" svg:y1="15.683cm" svg:x2="12.651cm" svg:y2="15.683cm">
          <text:p/>
        </draw:line>
        <draw:line draw:style-name="gr7" draw:layer="layout" svg:x1="3.95cm" svg:y1="15.839cm" svg:x2="12.651cm" svg:y2="15.839cm">
          <text:p/>
        </draw:line>
        <draw:line draw:style-name="gr7" draw:layer="layout" svg:x1="3.95cm" svg:y1="15.996cm" svg:x2="12.651cm" svg:y2="15.996cm">
          <text:p/>
        </draw:line>
        <draw:line draw:style-name="gr7" draw:layer="layout" svg:x1="3.95cm" svg:y1="16.152cm" svg:x2="12.651cm" svg:y2="16.152cm">
          <text:p/>
        </draw:line>
        <draw:line draw:style-name="gr7" draw:layer="layout" svg:x1="3.95cm" svg:y1="16.308cm" svg:x2="12.651cm" svg:y2="16.308cm">
          <text:p/>
        </draw:line>
        <draw:line draw:style-name="gr7" draw:layer="layout" svg:x1="3.95cm" svg:y1="16.465cm" svg:x2="12.651cm" svg:y2="16.465cm">
          <text:p/>
        </draw:line>
        <draw:line draw:style-name="gr7" draw:layer="layout" svg:x1="3.95cm" svg:y1="16.621cm" svg:x2="12.651cm" svg:y2="16.621cm">
          <text:p/>
        </draw:line>
        <draw:line draw:style-name="gr7" draw:layer="layout" svg:x1="3.95cm" svg:y1="16.777cm" svg:x2="12.651cm" svg:y2="16.777cm">
          <text:p/>
        </draw:line>
        <draw:line draw:style-name="gr7" draw:layer="layout" svg:x1="3.95cm" svg:y1="16.934cm" svg:x2="12.651cm" svg:y2="16.934cm">
          <text:p/>
        </draw:line>
        <draw:line draw:style-name="gr7" draw:layer="layout" svg:x1="3.95cm" svg:y1="17.09cm" svg:x2="12.651cm" svg:y2="17.09cm">
          <text:p/>
        </draw:line>
        <draw:line draw:style-name="gr6" draw:layer="layout" svg:x1="3.937cm" svg:y1="11.597cm" svg:x2="3.923cm" svg:y2="11.597cm">
          <text:p/>
        </draw:line>
        <draw:line draw:style-name="gr6" draw:layer="layout" svg:x1="3.937cm" svg:y1="11.556cm" svg:x2="3.923cm" svg:y2="11.556cm">
          <text:p/>
        </draw:line>
        <draw:line draw:style-name="gr6" draw:layer="layout" svg:x1="3.937cm" svg:y1="11.753cm" svg:x2="3.923cm" svg:y2="11.753cm">
          <text:p/>
        </draw:line>
        <draw:line draw:style-name="gr6" draw:layer="layout" svg:x1="3.937cm" svg:y1="11.712cm" svg:x2="3.923cm" svg:y2="11.712cm">
          <text:p/>
        </draw:line>
        <draw:line draw:style-name="gr6" draw:layer="layout" svg:x1="3.937cm" svg:y1="11.672cm" svg:x2="3.923cm" svg:y2="11.672cm">
          <text:p/>
        </draw:line>
        <draw:line draw:style-name="gr6" draw:layer="layout" svg:x1="3.937cm" svg:y1="11.91cm" svg:x2="3.923cm" svg:y2="11.91cm">
          <text:p/>
        </draw:line>
        <draw:line draw:style-name="gr6" draw:layer="layout" svg:x1="3.937cm" svg:y1="11.869cm" svg:x2="3.923cm" svg:y2="11.869cm">
          <text:p/>
        </draw:line>
        <draw:line draw:style-name="gr6" draw:layer="layout" svg:x1="3.937cm" svg:y1="11.828cm" svg:x2="3.923cm" svg:y2="11.828cm">
          <text:p/>
        </draw:line>
        <draw:line draw:style-name="gr6" draw:layer="layout" svg:x1="3.937cm" svg:y1="12.066cm" svg:x2="3.923cm" svg:y2="12.066cm">
          <text:p/>
        </draw:line>
        <draw:line draw:style-name="gr6" draw:layer="layout" svg:x1="3.937cm" svg:y1="12.025cm" svg:x2="3.923cm" svg:y2="12.025cm">
          <text:p/>
        </draw:line>
        <draw:line draw:style-name="gr6" draw:layer="layout" svg:x1="3.937cm" svg:y1="11.984cm" svg:x2="3.923cm" svg:y2="11.984cm">
          <text:p/>
        </draw:line>
        <draw:line draw:style-name="gr6" draw:layer="layout" svg:x1="3.937cm" svg:y1="12.222cm" svg:x2="3.923cm" svg:y2="12.222cm">
          <text:p/>
        </draw:line>
        <draw:line draw:style-name="gr6" draw:layer="layout" svg:x1="3.937cm" svg:y1="12.182cm" svg:x2="3.923cm" svg:y2="12.182cm">
          <text:p/>
        </draw:line>
        <draw:line draw:style-name="gr6" draw:layer="layout" svg:x1="3.937cm" svg:y1="12.141cm" svg:x2="3.923cm" svg:y2="12.141cm">
          <text:p/>
        </draw:line>
        <draw:line draw:style-name="gr6" draw:layer="layout" svg:x1="3.937cm" svg:y1="12.379cm" svg:x2="3.923cm" svg:y2="12.379cm">
          <text:p/>
        </draw:line>
        <draw:line draw:style-name="gr6" draw:layer="layout" svg:x1="3.937cm" svg:y1="12.338cm" svg:x2="3.923cm" svg:y2="12.338cm">
          <text:p/>
        </draw:line>
        <draw:line draw:style-name="gr6" draw:layer="layout" svg:x1="3.937cm" svg:y1="12.297cm" svg:x2="3.923cm" svg:y2="12.297cm">
          <text:p/>
        </draw:line>
        <draw:line draw:style-name="gr6" draw:layer="layout" svg:x1="3.937cm" svg:y1="12.535cm" svg:x2="3.923cm" svg:y2="12.535cm">
          <text:p/>
        </draw:line>
        <draw:line draw:style-name="gr6" draw:layer="layout" svg:x1="3.937cm" svg:y1="12.494cm" svg:x2="3.923cm" svg:y2="12.494cm">
          <text:p/>
        </draw:line>
        <draw:line draw:style-name="gr6" draw:layer="layout" svg:x1="3.937cm" svg:y1="12.453cm" svg:x2="3.923cm" svg:y2="12.453cm">
          <text:p/>
        </draw:line>
        <draw:line draw:style-name="gr6" draw:layer="layout" svg:x1="3.937cm" svg:y1="12.691cm" svg:x2="3.923cm" svg:y2="12.691cm">
          <text:p/>
        </draw:line>
        <draw:line draw:style-name="gr6" draw:layer="layout" svg:x1="3.937cm" svg:y1="12.651cm" svg:x2="3.923cm" svg:y2="12.651cm">
          <text:p/>
        </draw:line>
        <draw:line draw:style-name="gr6" draw:layer="layout" svg:x1="3.937cm" svg:y1="12.61cm" svg:x2="3.923cm" svg:y2="12.61cm">
          <text:p/>
        </draw:line>
        <draw:line draw:style-name="gr6" draw:layer="layout" svg:x1="3.937cm" svg:y1="12.841cm" svg:x2="3.923cm" svg:y2="12.841cm">
          <text:p/>
        </draw:line>
        <draw:line draw:style-name="gr6" draw:layer="layout" svg:x1="3.937cm" svg:y1="12.8cm" svg:x2="3.923cm" svg:y2="12.8cm">
          <text:p/>
        </draw:line>
        <draw:line draw:style-name="gr6" draw:layer="layout" svg:x1="3.937cm" svg:y1="12.766cm" svg:x2="3.923cm" svg:y2="12.766cm">
          <text:p/>
        </draw:line>
        <draw:line draw:style-name="gr6" draw:layer="layout" svg:x1="3.937cm" svg:y1="12.997cm" svg:x2="3.923cm" svg:y2="12.997cm">
          <text:p/>
        </draw:line>
        <draw:line draw:style-name="gr6" draw:layer="layout" svg:x1="3.937cm" svg:y1="12.957cm" svg:x2="3.923cm" svg:y2="12.957cm">
          <text:p/>
        </draw:line>
        <draw:line draw:style-name="gr6" draw:layer="layout" svg:x1="3.937cm" svg:y1="12.916cm" svg:x2="3.923cm" svg:y2="12.916cm">
          <text:p/>
        </draw:line>
        <draw:line draw:style-name="gr6" draw:layer="layout" svg:x1="3.937cm" svg:y1="13.154cm" svg:x2="3.923cm" svg:y2="13.154cm">
          <text:p/>
        </draw:line>
        <draw:line draw:style-name="gr6" draw:layer="layout" svg:x1="3.937cm" svg:y1="13.113cm" svg:x2="3.923cm" svg:y2="13.113cm">
          <text:p/>
        </draw:line>
        <draw:line draw:style-name="gr6" draw:layer="layout" svg:x1="3.937cm" svg:y1="13.072cm" svg:x2="3.923cm" svg:y2="13.072cm">
          <text:p/>
        </draw:line>
        <draw:line draw:style-name="gr6" draw:layer="layout" svg:x1="3.937cm" svg:y1="13.31cm" svg:x2="3.923cm" svg:y2="13.31cm">
          <text:p/>
        </draw:line>
        <draw:line draw:style-name="gr6" draw:layer="layout" svg:x1="3.937cm" svg:y1="13.269cm" svg:x2="3.923cm" svg:y2="13.269cm">
          <text:p/>
        </draw:line>
        <draw:line draw:style-name="gr6" draw:layer="layout" svg:x1="3.937cm" svg:y1="13.229cm" svg:x2="3.923cm" svg:y2="13.229cm">
          <text:p/>
        </draw:line>
        <draw:line draw:style-name="gr6" draw:layer="layout" svg:x1="3.937cm" svg:y1="13.466cm" svg:x2="3.923cm" svg:y2="13.466cm">
          <text:p/>
        </draw:line>
        <draw:line draw:style-name="gr6" draw:layer="layout" svg:x1="3.937cm" svg:y1="13.426cm" svg:x2="3.923cm" svg:y2="13.426cm">
          <text:p/>
        </draw:line>
        <draw:line draw:style-name="gr6" draw:layer="layout" svg:x1="3.937cm" svg:y1="13.385cm" svg:x2="3.923cm" svg:y2="13.385cm">
          <text:p/>
        </draw:line>
        <draw:line draw:style-name="gr6" draw:layer="layout" svg:x1="3.937cm" svg:y1="13.623cm" svg:x2="3.923cm" svg:y2="13.623cm">
          <text:p/>
        </draw:line>
        <draw:line draw:style-name="gr6" draw:layer="layout" svg:x1="3.937cm" svg:y1="13.582cm" svg:x2="3.923cm" svg:y2="13.582cm">
          <text:p/>
        </draw:line>
        <draw:line draw:style-name="gr6" draw:layer="layout" svg:x1="3.937cm" svg:y1="13.541cm" svg:x2="3.923cm" svg:y2="13.541cm">
          <text:p/>
        </draw:line>
        <draw:line draw:style-name="gr6" draw:layer="layout" svg:x1="3.937cm" svg:y1="13.779cm" svg:x2="3.923cm" svg:y2="13.779cm">
          <text:p/>
        </draw:line>
        <draw:line draw:style-name="gr6" draw:layer="layout" svg:x1="3.937cm" svg:y1="13.738cm" svg:x2="3.923cm" svg:y2="13.738cm">
          <text:p/>
        </draw:line>
        <draw:line draw:style-name="gr6" draw:layer="layout" svg:x1="3.937cm" svg:y1="13.698cm" svg:x2="3.923cm" svg:y2="13.698cm">
          <text:p/>
        </draw:line>
        <draw:line draw:style-name="gr6" draw:layer="layout" svg:x1="3.937cm" svg:y1="13.936cm" svg:x2="3.923cm" svg:y2="13.936cm">
          <text:p/>
        </draw:line>
        <draw:line draw:style-name="gr6" draw:layer="layout" svg:x1="3.937cm" svg:y1="13.895cm" svg:x2="3.923cm" svg:y2="13.895cm">
          <text:p/>
        </draw:line>
        <draw:line draw:style-name="gr6" draw:layer="layout" svg:x1="3.937cm" svg:y1="13.854cm" svg:x2="3.923cm" svg:y2="13.854cm">
          <text:p/>
        </draw:line>
        <draw:line draw:style-name="gr6" draw:layer="layout" svg:x1="3.937cm" svg:y1="14.092cm" svg:x2="3.923cm" svg:y2="14.092cm">
          <text:p/>
        </draw:line>
        <draw:line draw:style-name="gr6" draw:layer="layout" svg:x1="3.937cm" svg:y1="14.051cm" svg:x2="3.923cm" svg:y2="14.051cm">
          <text:p/>
        </draw:line>
        <draw:line draw:style-name="gr6" draw:layer="layout" svg:x1="3.937cm" svg:y1="14.01cm" svg:x2="3.923cm" svg:y2="14.01cm">
          <text:p/>
        </draw:line>
        <draw:line draw:style-name="gr6" draw:layer="layout" svg:x1="3.937cm" svg:y1="14.248cm" svg:x2="3.923cm" svg:y2="14.248cm">
          <text:p/>
        </draw:line>
        <draw:line draw:style-name="gr6" draw:layer="layout" svg:x1="3.937cm" svg:y1="14.208cm" svg:x2="3.923cm" svg:y2="14.208cm">
          <text:p/>
        </draw:line>
        <draw:line draw:style-name="gr6" draw:layer="layout" svg:x1="3.937cm" svg:y1="14.167cm" svg:x2="3.923cm" svg:y2="14.167cm">
          <text:p/>
        </draw:line>
        <draw:line draw:style-name="gr6" draw:layer="layout" svg:x1="3.937cm" svg:y1="14.405cm" svg:x2="3.923cm" svg:y2="14.405cm">
          <text:p/>
        </draw:line>
        <draw:line draw:style-name="gr6" draw:layer="layout" svg:x1="3.937cm" svg:y1="14.364cm" svg:x2="3.923cm" svg:y2="14.364cm">
          <text:p/>
        </draw:line>
        <draw:line draw:style-name="gr6" draw:layer="layout" svg:x1="3.937cm" svg:y1="14.323cm" svg:x2="3.923cm" svg:y2="14.323cm">
          <text:p/>
        </draw:line>
        <draw:line draw:style-name="gr6" draw:layer="layout" svg:x1="3.937cm" svg:y1="14.561cm" svg:x2="3.923cm" svg:y2="14.561cm">
          <text:p/>
        </draw:line>
        <draw:line draw:style-name="gr6" draw:layer="layout" svg:x1="3.937cm" svg:y1="14.52cm" svg:x2="3.923cm" svg:y2="14.52cm">
          <text:p/>
        </draw:line>
        <draw:line draw:style-name="gr6" draw:layer="layout" svg:x1="3.937cm" svg:y1="14.479cm" svg:x2="3.923cm" svg:y2="14.479cm">
          <text:p/>
        </draw:line>
        <draw:line draw:style-name="gr6" draw:layer="layout" svg:x1="3.937cm" svg:y1="14.717cm" svg:x2="3.923cm" svg:y2="14.717cm">
          <text:p/>
        </draw:line>
        <draw:line draw:style-name="gr6" draw:layer="layout" svg:x1="3.937cm" svg:y1="14.677cm" svg:x2="3.923cm" svg:y2="14.677cm">
          <text:p/>
        </draw:line>
        <draw:line draw:style-name="gr6" draw:layer="layout" svg:x1="3.937cm" svg:y1="14.636cm" svg:x2="3.923cm" svg:y2="14.636cm">
          <text:p/>
        </draw:line>
        <draw:line draw:style-name="gr6" draw:layer="layout" svg:x1="3.937cm" svg:y1="14.874cm" svg:x2="3.923cm" svg:y2="14.874cm">
          <text:p/>
        </draw:line>
        <draw:line draw:style-name="gr6" draw:layer="layout" svg:x1="3.937cm" svg:y1="14.833cm" svg:x2="3.923cm" svg:y2="14.833cm">
          <text:p/>
        </draw:line>
        <draw:line draw:style-name="gr6" draw:layer="layout" svg:x1="3.937cm" svg:y1="14.792cm" svg:x2="3.923cm" svg:y2="14.792cm">
          <text:p/>
        </draw:line>
        <draw:line draw:style-name="gr6" draw:layer="layout" svg:x1="3.937cm" svg:y1="15.023cm" svg:x2="3.923cm" svg:y2="15.023cm">
          <text:p/>
        </draw:line>
        <draw:line draw:style-name="gr6" draw:layer="layout" svg:x1="3.937cm" svg:y1="14.983cm" svg:x2="3.923cm" svg:y2="14.983cm">
          <text:p/>
        </draw:line>
        <draw:line draw:style-name="gr6" draw:layer="layout" svg:x1="3.937cm" svg:y1="14.949cm" svg:x2="3.923cm" svg:y2="14.949cm">
          <text:p/>
        </draw:line>
        <draw:line draw:style-name="gr6" draw:layer="layout" svg:x1="3.937cm" svg:y1="15.18cm" svg:x2="3.923cm" svg:y2="15.18cm">
          <text:p/>
        </draw:line>
        <draw:line draw:style-name="gr6" draw:layer="layout" svg:x1="3.937cm" svg:y1="15.139cm" svg:x2="3.923cm" svg:y2="15.139cm">
          <text:p/>
        </draw:line>
        <draw:line draw:style-name="gr6" draw:layer="layout" svg:x1="3.937cm" svg:y1="15.098cm" svg:x2="3.923cm" svg:y2="15.098cm">
          <text:p/>
        </draw:line>
        <draw:line draw:style-name="gr6" draw:layer="layout" svg:x1="3.937cm" svg:y1="15.336cm" svg:x2="3.923cm" svg:y2="15.336cm">
          <text:p/>
        </draw:line>
        <draw:line draw:style-name="gr6" draw:layer="layout" svg:x1="3.937cm" svg:y1="15.295cm" svg:x2="3.923cm" svg:y2="15.295cm">
          <text:p/>
        </draw:line>
        <draw:line draw:style-name="gr6" draw:layer="layout" svg:x1="3.937cm" svg:y1="15.255cm" svg:x2="3.923cm" svg:y2="15.255cm">
          <text:p/>
        </draw:line>
        <draw:line draw:style-name="gr6" draw:layer="layout" svg:x1="3.937cm" svg:y1="15.492cm" svg:x2="3.923cm" svg:y2="15.492cm">
          <text:p/>
        </draw:line>
        <draw:line draw:style-name="gr6" draw:layer="layout" svg:x1="3.937cm" svg:y1="15.452cm" svg:x2="3.923cm" svg:y2="15.452cm">
          <text:p/>
        </draw:line>
        <draw:line draw:style-name="gr6" draw:layer="layout" svg:x1="3.937cm" svg:y1="15.411cm" svg:x2="3.923cm" svg:y2="15.411cm">
          <text:p/>
        </draw:line>
        <draw:line draw:style-name="gr6" draw:layer="layout" svg:x1="3.937cm" svg:y1="15.649cm" svg:x2="3.923cm" svg:y2="15.649cm">
          <text:p/>
        </draw:line>
        <draw:line draw:style-name="gr6" draw:layer="layout" svg:x1="3.937cm" svg:y1="15.608cm" svg:x2="3.923cm" svg:y2="15.608cm">
          <text:p/>
        </draw:line>
        <draw:line draw:style-name="gr6" draw:layer="layout" svg:x1="3.937cm" svg:y1="15.567cm" svg:x2="3.923cm" svg:y2="15.567cm">
          <text:p/>
        </draw:line>
        <draw:line draw:style-name="gr6" draw:layer="layout" svg:x1="3.937cm" svg:y1="15.805cm" svg:x2="3.923cm" svg:y2="15.805cm">
          <text:p/>
        </draw:line>
        <draw:line draw:style-name="gr6" draw:layer="layout" svg:x1="3.937cm" svg:y1="15.764cm" svg:x2="3.923cm" svg:y2="15.764cm">
          <text:p/>
        </draw:line>
        <draw:line draw:style-name="gr6" draw:layer="layout" svg:x1="3.937cm" svg:y1="15.724cm" svg:x2="3.923cm" svg:y2="15.724cm">
          <text:p/>
        </draw:line>
        <draw:line draw:style-name="gr6" draw:layer="layout" svg:x1="3.937cm" svg:y1="15.962cm" svg:x2="3.923cm" svg:y2="15.962cm">
          <text:p/>
        </draw:line>
        <draw:line draw:style-name="gr6" draw:layer="layout" svg:x1="3.937cm" svg:y1="15.921cm" svg:x2="3.923cm" svg:y2="15.921cm">
          <text:p/>
        </draw:line>
        <draw:line draw:style-name="gr6" draw:layer="layout" svg:x1="3.937cm" svg:y1="15.88cm" svg:x2="3.923cm" svg:y2="15.88cm">
          <text:p/>
        </draw:line>
        <draw:line draw:style-name="gr6" draw:layer="layout" svg:x1="3.937cm" svg:y1="16.118cm" svg:x2="3.923cm" svg:y2="16.118cm">
          <text:p/>
        </draw:line>
        <draw:line draw:style-name="gr6" draw:layer="layout" svg:x1="3.937cm" svg:y1="16.077cm" svg:x2="3.923cm" svg:y2="16.077cm">
          <text:p/>
        </draw:line>
        <draw:line draw:style-name="gr6" draw:layer="layout" svg:x1="3.937cm" svg:y1="16.036cm" svg:x2="3.923cm" svg:y2="16.036cm">
          <text:p/>
        </draw:line>
        <draw:line draw:style-name="gr6" draw:layer="layout" svg:x1="3.937cm" svg:y1="16.274cm" svg:x2="3.923cm" svg:y2="16.274cm">
          <text:p/>
        </draw:line>
        <draw:line draw:style-name="gr6" draw:layer="layout" svg:x1="3.937cm" svg:y1="16.234cm" svg:x2="3.923cm" svg:y2="16.234cm">
          <text:p/>
        </draw:line>
        <draw:line draw:style-name="gr6" draw:layer="layout" svg:x1="3.937cm" svg:y1="16.193cm" svg:x2="3.923cm" svg:y2="16.193cm">
          <text:p/>
        </draw:line>
        <draw:line draw:style-name="gr6" draw:layer="layout" svg:x1="3.937cm" svg:y1="16.431cm" svg:x2="3.923cm" svg:y2="16.431cm">
          <text:p/>
        </draw:line>
        <draw:line draw:style-name="gr6" draw:layer="layout" svg:x1="3.937cm" svg:y1="16.39cm" svg:x2="3.923cm" svg:y2="16.39cm">
          <text:p/>
        </draw:line>
        <draw:line draw:style-name="gr6" draw:layer="layout" svg:x1="3.937cm" svg:y1="16.349cm" svg:x2="3.923cm" svg:y2="16.349cm">
          <text:p/>
        </draw:line>
        <draw:line draw:style-name="gr6" draw:layer="layout" svg:x1="3.937cm" svg:y1="16.587cm" svg:x2="3.923cm" svg:y2="16.587cm">
          <text:p/>
        </draw:line>
        <draw:line draw:style-name="gr6" draw:layer="layout" svg:x1="3.937cm" svg:y1="16.546cm" svg:x2="3.923cm" svg:y2="16.546cm">
          <text:p/>
        </draw:line>
        <draw:line draw:style-name="gr6" draw:layer="layout" svg:x1="3.937cm" svg:y1="16.505cm" svg:x2="3.923cm" svg:y2="16.505cm">
          <text:p/>
        </draw:line>
        <draw:line draw:style-name="gr6" draw:layer="layout" svg:x1="3.937cm" svg:y1="16.743cm" svg:x2="3.923cm" svg:y2="16.743cm">
          <text:p/>
        </draw:line>
        <draw:line draw:style-name="gr6" draw:layer="layout" svg:x1="3.937cm" svg:y1="16.703cm" svg:x2="3.923cm" svg:y2="16.703cm">
          <text:p/>
        </draw:line>
        <draw:line draw:style-name="gr6" draw:layer="layout" svg:x1="3.937cm" svg:y1="16.662cm" svg:x2="3.923cm" svg:y2="16.662cm">
          <text:p/>
        </draw:line>
        <draw:line draw:style-name="gr6" draw:layer="layout" svg:x1="3.937cm" svg:y1="16.9cm" svg:x2="3.923cm" svg:y2="16.9cm">
          <text:p/>
        </draw:line>
        <draw:line draw:style-name="gr6" draw:layer="layout" svg:x1="3.937cm" svg:y1="16.859cm" svg:x2="3.923cm" svg:y2="16.859cm">
          <text:p/>
        </draw:line>
        <draw:line draw:style-name="gr6" draw:layer="layout" svg:x1="3.937cm" svg:y1="16.818cm" svg:x2="3.923cm" svg:y2="16.818cm">
          <text:p/>
        </draw:line>
        <draw:line draw:style-name="gr6" draw:layer="layout" svg:x1="3.937cm" svg:y1="17.056cm" svg:x2="3.923cm" svg:y2="17.056cm">
          <text:p/>
        </draw:line>
        <draw:line draw:style-name="gr6" draw:layer="layout" svg:x1="3.937cm" svg:y1="17.015cm" svg:x2="3.923cm" svg:y2="17.015cm">
          <text:p/>
        </draw:line>
        <draw:line draw:style-name="gr6" draw:layer="layout" svg:x1="3.937cm" svg:y1="16.975cm" svg:x2="3.923cm" svg:y2="16.975cm">
          <text:p/>
        </draw:line>
        <draw:line draw:style-name="gr6" draw:layer="layout" svg:x1="3.937cm" svg:y1="12.419cm" svg:x2="3.923cm" svg:y2="12.419cm">
          <text:p/>
        </draw:line>
        <draw:line draw:style-name="gr6" draw:layer="layout" svg:x1="3.937cm" svg:y1="13.976cm" svg:x2="3.923cm" svg:y2="13.976cm">
          <text:p/>
        </draw:line>
        <draw:line draw:style-name="gr6" draw:layer="layout" svg:x1="3.937cm" svg:y1="15.533cm" svg:x2="3.923cm" svg:y2="15.533cm">
          <text:p/>
        </draw:line>
        <draw:polygon draw:style-name="gr8" draw:layer="layout" svg:width="8.708cm" svg:height="0.013cm" svg:x="3.943cm" svg:y="11.529cm" svg:viewBox="0 0 8709 14" draw:points="0,14 8709,14 8709,0 0,0">
          <text:p/>
        </draw:polygon>
        <draw:line draw:style-name="gr6" draw:layer="layout" svg:x1="12.399cm" svg:y1="11.529cm" svg:x2="12.399cm" svg:y2="11.502cm">
          <text:p/>
        </draw:line>
        <draw:line draw:style-name="gr6" draw:layer="layout" svg:x1="11.806cm" svg:y1="11.529cm" svg:x2="11.806cm" svg:y2="11.502cm">
          <text:p/>
        </draw:line>
        <draw:line draw:style-name="gr6" draw:layer="layout" svg:x1="11.207cm" svg:y1="11.529cm" svg:x2="11.207cm" svg:y2="11.502cm">
          <text:p/>
        </draw:line>
        <draw:line draw:style-name="gr6" draw:layer="layout" svg:x1="10.607cm" svg:y1="11.529cm" svg:x2="10.607cm" svg:y2="11.502cm">
          <text:p/>
        </draw:line>
        <draw:line draw:style-name="gr6" draw:layer="layout" svg:x1="10.008cm" svg:y1="11.529cm" svg:x2="10.008cm" svg:y2="11.502cm">
          <text:p/>
        </draw:line>
        <draw:line draw:style-name="gr6" draw:layer="layout" svg:x1="9.415cm" svg:y1="11.529cm" svg:x2="9.415cm" svg:y2="11.502cm">
          <text:p/>
        </draw:line>
        <draw:line draw:style-name="gr6" draw:layer="layout" svg:x1="8.815cm" svg:y1="11.529cm" svg:x2="8.815cm" svg:y2="11.502cm">
          <text:p/>
        </draw:line>
        <draw:line draw:style-name="gr6" draw:layer="layout" svg:x1="8.216cm" svg:y1="11.529cm" svg:x2="8.216cm" svg:y2="11.502cm">
          <text:p/>
        </draw:line>
        <draw:line draw:style-name="gr6" draw:layer="layout" svg:x1="7.623cm" svg:y1="11.529cm" svg:x2="7.623cm" svg:y2="11.502cm">
          <text:p/>
        </draw:line>
        <draw:line draw:style-name="gr6" draw:layer="layout" svg:x1="7.023cm" svg:y1="11.529cm" svg:x2="7.023cm" svg:y2="11.502cm">
          <text:p/>
        </draw:line>
        <draw:line draw:style-name="gr6" draw:layer="layout" svg:x1="6.424cm" svg:y1="11.529cm" svg:x2="6.424cm" svg:y2="11.502cm">
          <text:p/>
        </draw:line>
        <draw:line draw:style-name="gr6" draw:layer="layout" svg:x1="5.824cm" svg:y1="11.529cm" svg:x2="5.824cm" svg:y2="11.502cm">
          <text:p/>
        </draw:line>
        <draw:line draw:style-name="gr6" draw:layer="layout" svg:x1="5.231cm" svg:y1="11.529cm" svg:x2="5.231cm" svg:y2="11.502cm">
          <text:p/>
        </draw:line>
        <draw:line draw:style-name="gr6" draw:layer="layout" svg:x1="4.632cm" svg:y1="11.529cm" svg:x2="4.632cm" svg:y2="11.502cm">
          <text:p/>
        </draw:line>
        <draw:line draw:style-name="gr6" draw:layer="layout" svg:x1="4.032cm" svg:y1="11.529cm" svg:x2="4.032cm" svg:y2="11.502cm">
          <text:p/>
        </draw:line>
        <draw:line draw:style-name="gr9" draw:layer="layout" svg:x1="12.399cm" svg:y1="11.542cm" svg:x2="12.399cm" svg:y2="17.124cm">
          <text:p/>
        </draw:line>
        <draw:line draw:style-name="gr9" draw:layer="layout" svg:x1="11.806cm" svg:y1="11.542cm" svg:x2="11.806cm" svg:y2="17.124cm">
          <text:p/>
        </draw:line>
        <draw:line draw:style-name="gr9" draw:layer="layout" svg:x1="11.207cm" svg:y1="11.542cm" svg:x2="11.207cm" svg:y2="17.124cm">
          <text:p/>
        </draw:line>
        <draw:line draw:style-name="gr9" draw:layer="layout" svg:x1="10.607cm" svg:y1="11.542cm" svg:x2="10.607cm" svg:y2="17.124cm">
          <text:p/>
        </draw:line>
        <draw:line draw:style-name="gr9" draw:layer="layout" svg:x1="10.008cm" svg:y1="11.542cm" svg:x2="10.008cm" svg:y2="17.124cm">
          <text:p/>
        </draw:line>
        <draw:line draw:style-name="gr9" draw:layer="layout" svg:x1="9.415cm" svg:y1="11.542cm" svg:x2="9.415cm" svg:y2="17.124cm">
          <text:p/>
        </draw:line>
        <draw:line draw:style-name="gr9" draw:layer="layout" svg:x1="8.815cm" svg:y1="11.542cm" svg:x2="8.815cm" svg:y2="17.124cm">
          <text:p/>
        </draw:line>
        <draw:line draw:style-name="gr9" draw:layer="layout" svg:x1="8.216cm" svg:y1="11.542cm" svg:x2="8.216cm" svg:y2="17.124cm">
          <text:p/>
        </draw:line>
        <draw:line draw:style-name="gr9" draw:layer="layout" svg:x1="7.623cm" svg:y1="11.542cm" svg:x2="7.623cm" svg:y2="17.124cm">
          <text:p/>
        </draw:line>
        <draw:line draw:style-name="gr9" draw:layer="layout" svg:x1="7.023cm" svg:y1="11.542cm" svg:x2="7.023cm" svg:y2="17.124cm">
          <text:p/>
        </draw:line>
        <draw:line draw:style-name="gr9" draw:layer="layout" svg:x1="6.424cm" svg:y1="11.542cm" svg:x2="6.424cm" svg:y2="17.124cm">
          <text:p/>
        </draw:line>
        <draw:line draw:style-name="gr9" draw:layer="layout" svg:x1="5.824cm" svg:y1="11.542cm" svg:x2="5.824cm" svg:y2="17.124cm">
          <text:p/>
        </draw:line>
        <draw:line draw:style-name="gr9" draw:layer="layout" svg:x1="5.231cm" svg:y1="11.542cm" svg:x2="5.231cm" svg:y2="17.124cm">
          <text:p/>
        </draw:line>
        <draw:line draw:style-name="gr9" draw:layer="layout" svg:x1="4.632cm" svg:y1="11.542cm" svg:x2="4.632cm" svg:y2="17.124cm">
          <text:p/>
        </draw:line>
        <draw:line draw:style-name="gr9" draw:layer="layout" svg:x1="4.032cm" svg:y1="11.542cm" svg:x2="4.032cm" svg:y2="17.124cm">
          <text:p/>
        </draw:line>
        <draw:line draw:style-name="gr6" draw:layer="layout" svg:x1="12.542cm" svg:y1="11.529cm" svg:x2="12.542cm" svg:y2="11.515cm">
          <text:p/>
        </draw:line>
        <draw:line draw:style-name="gr6" draw:layer="layout" svg:x1="11.95cm" svg:y1="11.529cm" svg:x2="11.95cm" svg:y2="11.515cm">
          <text:p/>
        </draw:line>
        <draw:line draw:style-name="gr6" draw:layer="layout" svg:x1="12.099cm" svg:y1="11.529cm" svg:x2="12.099cm" svg:y2="11.515cm">
          <text:p/>
        </draw:line>
        <draw:line draw:style-name="gr6" draw:layer="layout" svg:x1="12.249cm" svg:y1="11.529cm" svg:x2="12.249cm" svg:y2="11.515cm">
          <text:p/>
        </draw:line>
        <draw:line draw:style-name="gr6" draw:layer="layout" svg:x1="11.357cm" svg:y1="11.529cm" svg:x2="11.357cm" svg:y2="11.515cm">
          <text:p/>
        </draw:line>
        <draw:line draw:style-name="gr6" draw:layer="layout" svg:x1="11.507cm" svg:y1="11.529cm" svg:x2="11.507cm" svg:y2="11.515cm">
          <text:p/>
        </draw:line>
        <draw:line draw:style-name="gr6" draw:layer="layout" svg:x1="11.657cm" svg:y1="11.529cm" svg:x2="11.657cm" svg:y2="11.515cm">
          <text:p/>
        </draw:line>
        <draw:line draw:style-name="gr6" draw:layer="layout" svg:x1="10.757cm" svg:y1="11.529cm" svg:x2="10.757cm" svg:y2="11.515cm">
          <text:p/>
        </draw:line>
        <draw:line draw:style-name="gr6" draw:layer="layout" svg:x1="10.907cm" svg:y1="11.529cm" svg:x2="10.907cm" svg:y2="11.515cm">
          <text:p/>
        </draw:line>
        <draw:line draw:style-name="gr6" draw:layer="layout" svg:x1="11.057cm" svg:y1="11.529cm" svg:x2="11.057cm" svg:y2="11.515cm">
          <text:p/>
        </draw:line>
        <draw:line draw:style-name="gr6" draw:layer="layout" svg:x1="10.158cm" svg:y1="11.529cm" svg:x2="10.158cm" svg:y2="11.515cm">
          <text:p/>
        </draw:line>
        <draw:line draw:style-name="gr6" draw:layer="layout" svg:x1="10.307cm" svg:y1="11.529cm" svg:x2="10.307cm" svg:y2="11.515cm">
          <text:p/>
        </draw:line>
        <draw:line draw:style-name="gr6" draw:layer="layout" svg:x1="10.457cm" svg:y1="11.529cm" svg:x2="10.457cm" svg:y2="11.515cm">
          <text:p/>
        </draw:line>
        <draw:line draw:style-name="gr6" draw:layer="layout" svg:x1="9.558cm" svg:y1="11.529cm" svg:x2="9.558cm" svg:y2="11.515cm">
          <text:p/>
        </draw:line>
        <draw:line draw:style-name="gr6" draw:layer="layout" svg:x1="9.708cm" svg:y1="11.529cm" svg:x2="9.708cm" svg:y2="11.515cm">
          <text:p/>
        </draw:line>
        <draw:line draw:style-name="gr6" draw:layer="layout" svg:x1="9.858cm" svg:y1="11.529cm" svg:x2="9.858cm" svg:y2="11.515cm">
          <text:p/>
        </draw:line>
        <draw:line draw:style-name="gr6" draw:layer="layout" svg:x1="8.965cm" svg:y1="11.529cm" svg:x2="8.965cm" svg:y2="11.515cm">
          <text:p/>
        </draw:line>
        <draw:line draw:style-name="gr6" draw:layer="layout" svg:x1="9.115cm" svg:y1="11.529cm" svg:x2="9.115cm" svg:y2="11.515cm">
          <text:p/>
        </draw:line>
        <draw:line draw:style-name="gr6" draw:layer="layout" svg:x1="9.265cm" svg:y1="11.529cm" svg:x2="9.265cm" svg:y2="11.515cm">
          <text:p/>
        </draw:line>
        <draw:line draw:style-name="gr6" draw:layer="layout" svg:x1="8.366cm" svg:y1="11.529cm" svg:x2="8.366cm" svg:y2="11.515cm">
          <text:p/>
        </draw:line>
        <draw:line draw:style-name="gr6" draw:layer="layout" svg:x1="8.515cm" svg:y1="11.529cm" svg:x2="8.515cm" svg:y2="11.515cm">
          <text:p/>
        </draw:line>
        <draw:line draw:style-name="gr6" draw:layer="layout" svg:x1="8.665cm" svg:y1="11.529cm" svg:x2="8.665cm" svg:y2="11.515cm">
          <text:p/>
        </draw:line>
        <draw:line draw:style-name="gr6" draw:layer="layout" svg:x1="7.766cm" svg:y1="11.529cm" svg:x2="7.766cm" svg:y2="11.515cm">
          <text:p/>
        </draw:line>
        <draw:line draw:style-name="gr6" draw:layer="layout" svg:x1="7.916cm" svg:y1="11.529cm" svg:x2="7.916cm" svg:y2="11.515cm">
          <text:p/>
        </draw:line>
        <draw:line draw:style-name="gr6" draw:layer="layout" svg:x1="8.066cm" svg:y1="11.529cm" svg:x2="8.066cm" svg:y2="11.515cm">
          <text:p/>
        </draw:line>
        <draw:line draw:style-name="gr6" draw:layer="layout" svg:x1="7.173cm" svg:y1="11.529cm" svg:x2="7.173cm" svg:y2="11.515cm">
          <text:p/>
        </draw:line>
        <draw:line draw:style-name="gr6" draw:layer="layout" svg:x1="7.323cm" svg:y1="11.529cm" svg:x2="7.323cm" svg:y2="11.515cm">
          <text:p/>
        </draw:line>
        <draw:line draw:style-name="gr6" draw:layer="layout" svg:x1="7.473cm" svg:y1="11.529cm" svg:x2="7.473cm" svg:y2="11.515cm">
          <text:p/>
        </draw:line>
        <draw:line draw:style-name="gr6" draw:layer="layout" svg:x1="6.574cm" svg:y1="11.529cm" svg:x2="6.574cm" svg:y2="11.515cm">
          <text:p/>
        </draw:line>
        <draw:line draw:style-name="gr6" draw:layer="layout" svg:x1="6.723cm" svg:y1="11.529cm" svg:x2="6.723cm" svg:y2="11.515cm">
          <text:p/>
        </draw:line>
        <draw:line draw:style-name="gr6" draw:layer="layout" svg:x1="6.873cm" svg:y1="11.529cm" svg:x2="6.873cm" svg:y2="11.515cm">
          <text:p/>
        </draw:line>
        <draw:line draw:style-name="gr6" draw:layer="layout" svg:x1="5.974cm" svg:y1="11.529cm" svg:x2="5.974cm" svg:y2="11.515cm">
          <text:p/>
        </draw:line>
        <draw:line draw:style-name="gr6" draw:layer="layout" svg:x1="6.124cm" svg:y1="11.529cm" svg:x2="6.124cm" svg:y2="11.515cm">
          <text:p/>
        </draw:line>
        <draw:line draw:style-name="gr6" draw:layer="layout" svg:x1="6.274cm" svg:y1="11.529cm" svg:x2="6.274cm" svg:y2="11.515cm">
          <text:p/>
        </draw:line>
        <draw:line draw:style-name="gr6" draw:layer="layout" svg:x1="5.374cm" svg:y1="11.529cm" svg:x2="5.374cm" svg:y2="11.515cm">
          <text:p/>
        </draw:line>
        <draw:line draw:style-name="gr6" draw:layer="layout" svg:x1="5.524cm" svg:y1="11.529cm" svg:x2="5.524cm" svg:y2="11.515cm">
          <text:p/>
        </draw:line>
        <draw:line draw:style-name="gr6" draw:layer="layout" svg:x1="5.674cm" svg:y1="11.529cm" svg:x2="5.674cm" svg:y2="11.515cm">
          <text:p/>
        </draw:line>
        <draw:line draw:style-name="gr6" draw:layer="layout" svg:x1="4.782cm" svg:y1="11.529cm" svg:x2="4.782cm" svg:y2="11.515cm">
          <text:p/>
        </draw:line>
        <draw:line draw:style-name="gr6" draw:layer="layout" svg:x1="4.931cm" svg:y1="11.529cm" svg:x2="4.931cm" svg:y2="11.515cm">
          <text:p/>
        </draw:line>
        <draw:line draw:style-name="gr6" draw:layer="layout" svg:x1="5.081cm" svg:y1="11.529cm" svg:x2="5.081cm" svg:y2="11.515cm">
          <text:p/>
        </draw:line>
        <draw:line draw:style-name="gr6" draw:layer="layout" svg:x1="4.182cm" svg:y1="11.529cm" svg:x2="4.182cm" svg:y2="11.515cm">
          <text:p/>
        </draw:line>
        <draw:line draw:style-name="gr6" draw:layer="layout" svg:x1="4.332cm" svg:y1="11.529cm" svg:x2="4.332cm" svg:y2="11.515cm">
          <text:p/>
        </draw:line>
        <draw:line draw:style-name="gr6" draw:layer="layout" svg:x1="4.482cm" svg:y1="11.529cm" svg:x2="4.482cm" svg:y2="11.515cm">
          <text:p/>
        </draw:line>
        <draw:polygon draw:style-name="gr8" draw:layer="layout" svg:width="8.708cm" svg:height="0.014cm" svg:x="3.943cm" svg:y="17.117cm" svg:viewBox="0 0 8709 15" draw:points="0,15 8709,15 8709,0 0,0">
          <text:p/>
        </draw:polygon>
        <draw:line draw:style-name="gr6" draw:layer="layout" svg:x1="12.447cm" svg:y1="17.131cm" svg:x2="12.447cm" svg:y2="17.158cm">
          <text:p/>
        </draw:line>
        <draw:line draw:style-name="gr6" draw:layer="layout" svg:x1="12.236cm" svg:y1="17.131cm" svg:x2="12.236cm" svg:y2="17.158cm">
          <text:p/>
        </draw:line>
        <draw:line draw:style-name="gr6" draw:layer="layout" svg:x1="12.024cm" svg:y1="17.131cm" svg:x2="12.024cm" svg:y2="17.158cm">
          <text:p/>
        </draw:line>
        <draw:line draw:style-name="gr6" draw:layer="layout" svg:x1="11.813cm" svg:y1="17.131cm" svg:x2="11.813cm" svg:y2="17.158cm">
          <text:p/>
        </draw:line>
        <draw:line draw:style-name="gr6" draw:layer="layout" svg:x1="11.595cm" svg:y1="17.131cm" svg:x2="11.595cm" svg:y2="17.158cm">
          <text:p/>
        </draw:line>
        <draw:line draw:style-name="gr6" draw:layer="layout" svg:x1="11.384cm" svg:y1="17.131cm" svg:x2="11.384cm" svg:y2="17.158cm">
          <text:p/>
        </draw:line>
        <draw:line draw:style-name="gr6" draw:layer="layout" svg:x1="11.173cm" svg:y1="17.131cm" svg:x2="11.173cm" svg:y2="17.158cm">
          <text:p/>
        </draw:line>
        <draw:line draw:style-name="gr6" draw:layer="layout" svg:x1="10.962cm" svg:y1="17.131cm" svg:x2="10.962cm" svg:y2="17.158cm">
          <text:p/>
        </draw:line>
        <draw:line draw:style-name="gr6" draw:layer="layout" svg:x1="10.743cm" svg:y1="17.131cm" svg:x2="10.743cm" svg:y2="17.158cm">
          <text:p/>
        </draw:line>
        <draw:line draw:style-name="gr6" draw:layer="layout" svg:x1="10.532cm" svg:y1="17.131cm" svg:x2="10.532cm" svg:y2="17.158cm">
          <text:p/>
        </draw:line>
        <draw:line draw:style-name="gr6" draw:layer="layout" svg:x1="10.321cm" svg:y1="17.131cm" svg:x2="10.321cm" svg:y2="17.158cm">
          <text:p/>
        </draw:line>
        <draw:line draw:style-name="gr6" draw:layer="layout" svg:x1="10.11cm" svg:y1="17.131cm" svg:x2="10.11cm" svg:y2="17.158cm">
          <text:p/>
        </draw:line>
        <draw:line draw:style-name="gr6" draw:layer="layout" svg:x1="9.899cm" svg:y1="17.131cm" svg:x2="9.899cm" svg:y2="17.158cm">
          <text:p/>
        </draw:line>
        <draw:line draw:style-name="gr6" draw:layer="layout" svg:x1="9.681cm" svg:y1="17.131cm" svg:x2="9.681cm" svg:y2="17.158cm">
          <text:p/>
        </draw:line>
        <draw:line draw:style-name="gr6" draw:layer="layout" svg:x1="9.469cm" svg:y1="17.131cm" svg:x2="9.469cm" svg:y2="17.158cm">
          <text:p/>
        </draw:line>
        <draw:line draw:style-name="gr6" draw:layer="layout" svg:x1="9.258cm" svg:y1="17.131cm" svg:x2="9.258cm" svg:y2="17.158cm">
          <text:p/>
        </draw:line>
        <draw:line draw:style-name="gr6" draw:layer="layout" svg:x1="9.047cm" svg:y1="17.131cm" svg:x2="9.047cm" svg:y2="17.158cm">
          <text:p/>
        </draw:line>
        <draw:line draw:style-name="gr6" draw:layer="layout" svg:x1="8.829cm" svg:y1="17.131cm" svg:x2="8.829cm" svg:y2="17.158cm">
          <text:p/>
        </draw:line>
        <draw:line draw:style-name="gr6" draw:layer="layout" svg:x1="8.618cm" svg:y1="17.131cm" svg:x2="8.618cm" svg:y2="17.158cm">
          <text:p/>
        </draw:line>
        <draw:line draw:style-name="gr6" draw:layer="layout" svg:x1="8.406cm" svg:y1="17.131cm" svg:x2="8.406cm" svg:y2="17.158cm">
          <text:p/>
        </draw:line>
        <draw:line draw:style-name="gr6" draw:layer="layout" svg:x1="8.195cm" svg:y1="17.131cm" svg:x2="8.195cm" svg:y2="17.158cm">
          <text:p/>
        </draw:line>
        <draw:line draw:style-name="gr6" draw:layer="layout" svg:x1="7.984cm" svg:y1="17.131cm" svg:x2="7.984cm" svg:y2="17.158cm">
          <text:p/>
        </draw:line>
        <draw:line draw:style-name="gr6" draw:layer="layout" svg:x1="7.766cm" svg:y1="17.131cm" svg:x2="7.766cm" svg:y2="17.158cm">
          <text:p/>
        </draw:line>
        <draw:line draw:style-name="gr6" draw:layer="layout" svg:x1="7.555cm" svg:y1="17.131cm" svg:x2="7.555cm" svg:y2="17.158cm">
          <text:p/>
        </draw:line>
        <draw:line draw:style-name="gr6" draw:layer="layout" svg:x1="7.343cm" svg:y1="17.131cm" svg:x2="7.343cm" svg:y2="17.158cm">
          <text:p/>
        </draw:line>
        <draw:line draw:style-name="gr6" draw:layer="layout" svg:x1="7.132cm" svg:y1="17.131cm" svg:x2="7.132cm" svg:y2="17.158cm">
          <text:p/>
        </draw:line>
        <draw:line draw:style-name="gr6" draw:layer="layout" svg:x1="6.921cm" svg:y1="17.131cm" svg:x2="6.921cm" svg:y2="17.158cm">
          <text:p/>
        </draw:line>
        <draw:line draw:style-name="gr6" draw:layer="layout" svg:x1="6.703cm" svg:y1="17.131cm" svg:x2="6.703cm" svg:y2="17.158cm">
          <text:p/>
        </draw:line>
        <draw:line draw:style-name="gr6" draw:layer="layout" svg:x1="6.492cm" svg:y1="17.131cm" svg:x2="6.492cm" svg:y2="17.158cm">
          <text:p/>
        </draw:line>
        <draw:line draw:style-name="gr6" draw:layer="layout" svg:x1="6.281cm" svg:y1="17.131cm" svg:x2="6.281cm" svg:y2="17.158cm">
          <text:p/>
        </draw:line>
        <draw:line draw:style-name="gr6" draw:layer="layout" svg:x1="6.069cm" svg:y1="17.131cm" svg:x2="6.069cm" svg:y2="17.158cm">
          <text:p/>
        </draw:line>
        <draw:line draw:style-name="gr6" draw:layer="layout" svg:x1="5.851cm" svg:y1="17.131cm" svg:x2="5.851cm" svg:y2="17.158cm">
          <text:p/>
        </draw:line>
        <draw:line draw:style-name="gr6" draw:layer="layout" svg:x1="5.64cm" svg:y1="17.131cm" svg:x2="5.64cm" svg:y2="17.158cm">
          <text:p/>
        </draw:line>
        <draw:line draw:style-name="gr6" draw:layer="layout" svg:x1="5.429cm" svg:y1="17.131cm" svg:x2="5.429cm" svg:y2="17.158cm">
          <text:p/>
        </draw:line>
        <draw:line draw:style-name="gr6" draw:layer="layout" svg:x1="5.218cm" svg:y1="17.131cm" svg:x2="5.218cm" svg:y2="17.158cm">
          <text:p/>
        </draw:line>
        <draw:line draw:style-name="gr6" draw:layer="layout" svg:x1="5.006cm" svg:y1="17.131cm" svg:x2="5.006cm" svg:y2="17.158cm">
          <text:p/>
        </draw:line>
        <draw:line draw:style-name="gr6" draw:layer="layout" svg:x1="4.788cm" svg:y1="17.131cm" svg:x2="4.788cm" svg:y2="17.158cm">
          <text:p/>
        </draw:line>
        <draw:line draw:style-name="gr6" draw:layer="layout" svg:x1="4.577cm" svg:y1="17.131cm" svg:x2="4.577cm" svg:y2="17.158cm">
          <text:p/>
        </draw:line>
        <draw:line draw:style-name="gr6" draw:layer="layout" svg:x1="4.366cm" svg:y1="17.131cm" svg:x2="4.366cm" svg:y2="17.158cm">
          <text:p/>
        </draw:line>
        <draw:line draw:style-name="gr6" draw:layer="layout" svg:x1="4.155cm" svg:y1="17.131cm" svg:x2="4.155cm" svg:y2="17.158cm">
          <text:p/>
        </draw:line>
        <draw:line draw:style-name="gr6" draw:layer="layout" svg:x1="3.943cm" svg:y1="17.131cm" svg:x2="3.943cm" svg:y2="17.158cm">
          <text:p/>
        </draw:line>
        <draw:line draw:style-name="gr7" draw:layer="layout" svg:x1="12.447cm" svg:y1="11.542cm" svg:x2="12.447cm" svg:y2="17.124cm">
          <text:p/>
        </draw:line>
        <draw:line draw:style-name="gr7" draw:layer="layout" svg:x1="12.236cm" svg:y1="11.542cm" svg:x2="12.236cm" svg:y2="17.124cm">
          <text:p/>
        </draw:line>
        <draw:line draw:style-name="gr7" draw:layer="layout" svg:x1="12.024cm" svg:y1="11.542cm" svg:x2="12.024cm" svg:y2="17.124cm">
          <text:p/>
        </draw:line>
        <draw:line draw:style-name="gr7" draw:layer="layout" svg:x1="11.813cm" svg:y1="11.542cm" svg:x2="11.813cm" svg:y2="17.124cm">
          <text:p/>
        </draw:line>
        <draw:line draw:style-name="gr7" draw:layer="layout" svg:x1="11.595cm" svg:y1="11.542cm" svg:x2="11.595cm" svg:y2="17.124cm">
          <text:p/>
        </draw:line>
        <draw:line draw:style-name="gr7" draw:layer="layout" svg:x1="11.384cm" svg:y1="11.542cm" svg:x2="11.384cm" svg:y2="17.124cm">
          <text:p/>
        </draw:line>
        <draw:line draw:style-name="gr7" draw:layer="layout" svg:x1="11.173cm" svg:y1="11.542cm" svg:x2="11.173cm" svg:y2="17.124cm">
          <text:p/>
        </draw:line>
        <draw:line draw:style-name="gr7" draw:layer="layout" svg:x1="10.962cm" svg:y1="11.542cm" svg:x2="10.962cm" svg:y2="17.124cm">
          <text:p/>
        </draw:line>
        <draw:line draw:style-name="gr7" draw:layer="layout" svg:x1="10.743cm" svg:y1="11.542cm" svg:x2="10.743cm" svg:y2="17.124cm">
          <text:p/>
        </draw:line>
        <draw:line draw:style-name="gr7" draw:layer="layout" svg:x1="10.532cm" svg:y1="11.542cm" svg:x2="10.532cm" svg:y2="17.124cm">
          <text:p/>
        </draw:line>
        <draw:line draw:style-name="gr7" draw:layer="layout" svg:x1="10.321cm" svg:y1="11.542cm" svg:x2="10.321cm" svg:y2="17.124cm">
          <text:p/>
        </draw:line>
        <draw:line draw:style-name="gr7" draw:layer="layout" svg:x1="10.11cm" svg:y1="11.542cm" svg:x2="10.11cm" svg:y2="17.124cm">
          <text:p/>
        </draw:line>
        <draw:line draw:style-name="gr7" draw:layer="layout" svg:x1="9.899cm" svg:y1="11.542cm" svg:x2="9.899cm" svg:y2="17.124cm">
          <text:p/>
        </draw:line>
        <draw:line draw:style-name="gr7" draw:layer="layout" svg:x1="9.681cm" svg:y1="11.542cm" svg:x2="9.681cm" svg:y2="17.124cm">
          <text:p/>
        </draw:line>
        <draw:line draw:style-name="gr7" draw:layer="layout" svg:x1="9.469cm" svg:y1="11.542cm" svg:x2="9.469cm" svg:y2="17.124cm">
          <text:p/>
        </draw:line>
        <draw:line draw:style-name="gr7" draw:layer="layout" svg:x1="9.258cm" svg:y1="11.542cm" svg:x2="9.258cm" svg:y2="17.124cm">
          <text:p/>
        </draw:line>
        <draw:line draw:style-name="gr7" draw:layer="layout" svg:x1="9.047cm" svg:y1="11.542cm" svg:x2="9.047cm" svg:y2="17.124cm">
          <text:p/>
        </draw:line>
        <draw:line draw:style-name="gr7" draw:layer="layout" svg:x1="8.829cm" svg:y1="11.542cm" svg:x2="8.829cm" svg:y2="17.124cm">
          <text:p/>
        </draw:line>
        <draw:line draw:style-name="gr7" draw:layer="layout" svg:x1="8.618cm" svg:y1="11.542cm" svg:x2="8.618cm" svg:y2="17.124cm">
          <text:p/>
        </draw:line>
        <draw:line draw:style-name="gr7" draw:layer="layout" svg:x1="8.406cm" svg:y1="11.542cm" svg:x2="8.406cm" svg:y2="17.124cm">
          <text:p/>
        </draw:line>
        <draw:line draw:style-name="gr7" draw:layer="layout" svg:x1="8.195cm" svg:y1="11.542cm" svg:x2="8.195cm" svg:y2="17.124cm">
          <text:p/>
        </draw:line>
        <draw:line draw:style-name="gr7" draw:layer="layout" svg:x1="7.984cm" svg:y1="11.542cm" svg:x2="7.984cm" svg:y2="17.124cm">
          <text:p/>
        </draw:line>
        <draw:line draw:style-name="gr7" draw:layer="layout" svg:x1="7.766cm" svg:y1="11.542cm" svg:x2="7.766cm" svg:y2="17.124cm">
          <text:p/>
        </draw:line>
        <draw:line draw:style-name="gr7" draw:layer="layout" svg:x1="7.555cm" svg:y1="11.542cm" svg:x2="7.555cm" svg:y2="17.124cm">
          <text:p/>
        </draw:line>
        <draw:line draw:style-name="gr7" draw:layer="layout" svg:x1="7.343cm" svg:y1="11.542cm" svg:x2="7.343cm" svg:y2="17.124cm">
          <text:p/>
        </draw:line>
        <draw:line draw:style-name="gr7" draw:layer="layout" svg:x1="7.132cm" svg:y1="11.542cm" svg:x2="7.132cm" svg:y2="17.124cm">
          <text:p/>
        </draw:line>
        <draw:line draw:style-name="gr7" draw:layer="layout" svg:x1="6.921cm" svg:y1="11.542cm" svg:x2="6.921cm" svg:y2="17.124cm">
          <text:p/>
        </draw:line>
        <draw:line draw:style-name="gr7" draw:layer="layout" svg:x1="6.703cm" svg:y1="11.542cm" svg:x2="6.703cm" svg:y2="17.124cm">
          <text:p/>
        </draw:line>
        <draw:line draw:style-name="gr7" draw:layer="layout" svg:x1="6.492cm" svg:y1="11.542cm" svg:x2="6.492cm" svg:y2="17.124cm">
          <text:p/>
        </draw:line>
        <draw:line draw:style-name="gr7" draw:layer="layout" svg:x1="6.281cm" svg:y1="11.542cm" svg:x2="6.281cm" svg:y2="17.124cm">
          <text:p/>
        </draw:line>
        <draw:line draw:style-name="gr7" draw:layer="layout" svg:x1="6.069cm" svg:y1="11.542cm" svg:x2="6.069cm" svg:y2="17.124cm">
          <text:p/>
        </draw:line>
        <draw:line draw:style-name="gr7" draw:layer="layout" svg:x1="5.851cm" svg:y1="11.542cm" svg:x2="5.851cm" svg:y2="17.124cm">
          <text:p/>
        </draw:line>
        <draw:line draw:style-name="gr7" draw:layer="layout" svg:x1="5.64cm" svg:y1="11.542cm" svg:x2="5.64cm" svg:y2="17.124cm">
          <text:p/>
        </draw:line>
        <draw:line draw:style-name="gr7" draw:layer="layout" svg:x1="5.429cm" svg:y1="11.542cm" svg:x2="5.429cm" svg:y2="17.124cm">
          <text:p/>
        </draw:line>
        <draw:line draw:style-name="gr7" draw:layer="layout" svg:x1="5.218cm" svg:y1="11.542cm" svg:x2="5.218cm" svg:y2="17.124cm">
          <text:p/>
        </draw:line>
        <draw:line draw:style-name="gr7" draw:layer="layout" svg:x1="5.006cm" svg:y1="11.542cm" svg:x2="5.006cm" svg:y2="17.124cm">
          <text:p/>
        </draw:line>
        <draw:line draw:style-name="gr7" draw:layer="layout" svg:x1="4.788cm" svg:y1="11.542cm" svg:x2="4.788cm" svg:y2="17.124cm">
          <text:p/>
        </draw:line>
        <draw:line draw:style-name="gr7" draw:layer="layout" svg:x1="4.577cm" svg:y1="11.542cm" svg:x2="4.577cm" svg:y2="17.124cm">
          <text:p/>
        </draw:line>
        <draw:line draw:style-name="gr7" draw:layer="layout" svg:x1="4.366cm" svg:y1="11.542cm" svg:x2="4.366cm" svg:y2="17.124cm">
          <text:p/>
        </draw:line>
        <draw:line draw:style-name="gr7" draw:layer="layout" svg:x1="4.155cm" svg:y1="11.542cm" svg:x2="4.155cm" svg:y2="17.124cm">
          <text:p/>
        </draw:line>
        <draw:line draw:style-name="gr6" draw:layer="layout" svg:x1="12.495cm" svg:y1="17.131cm" svg:x2="12.495cm" svg:y2="17.145cm">
          <text:p/>
        </draw:line>
        <draw:line draw:style-name="gr6" draw:layer="layout" svg:x1="12.549cm" svg:y1="17.131cm" svg:x2="12.549cm" svg:y2="17.145cm">
          <text:p/>
        </draw:line>
        <draw:line draw:style-name="gr6" draw:layer="layout" svg:x1="12.604cm" svg:y1="17.131cm" svg:x2="12.604cm" svg:y2="17.145cm">
          <text:p/>
        </draw:line>
        <draw:line draw:style-name="gr6" draw:layer="layout" svg:x1="12.283cm" svg:y1="17.131cm" svg:x2="12.283cm" svg:y2="17.145cm">
          <text:p/>
        </draw:line>
        <draw:line draw:style-name="gr6" draw:layer="layout" svg:x1="12.338cm" svg:y1="17.131cm" svg:x2="12.338cm" svg:y2="17.145cm">
          <text:p/>
        </draw:line>
        <draw:line draw:style-name="gr6" draw:layer="layout" svg:x1="12.392cm" svg:y1="17.131cm" svg:x2="12.392cm" svg:y2="17.145cm">
          <text:p/>
        </draw:line>
        <draw:line draw:style-name="gr6" draw:layer="layout" svg:x1="12.072cm" svg:y1="17.131cm" svg:x2="12.072cm" svg:y2="17.145cm">
          <text:p/>
        </draw:line>
        <draw:line draw:style-name="gr6" draw:layer="layout" svg:x1="12.127cm" svg:y1="17.131cm" svg:x2="12.127cm" svg:y2="17.145cm">
          <text:p/>
        </draw:line>
        <draw:line draw:style-name="gr6" draw:layer="layout" svg:x1="12.181cm" svg:y1="17.131cm" svg:x2="12.181cm" svg:y2="17.145cm">
          <text:p/>
        </draw:line>
        <draw:line draw:style-name="gr6" draw:layer="layout" svg:x1="11.861cm" svg:y1="17.131cm" svg:x2="11.861cm" svg:y2="17.145cm">
          <text:p/>
        </draw:line>
        <draw:line draw:style-name="gr6" draw:layer="layout" svg:x1="11.915cm" svg:y1="17.131cm" svg:x2="11.915cm" svg:y2="17.145cm">
          <text:p/>
        </draw:line>
        <draw:line draw:style-name="gr6" draw:layer="layout" svg:x1="11.97cm" svg:y1="17.131cm" svg:x2="11.97cm" svg:y2="17.145cm">
          <text:p/>
        </draw:line>
        <draw:line draw:style-name="gr6" draw:layer="layout" svg:x1="11.65cm" svg:y1="17.131cm" svg:x2="11.65cm" svg:y2="17.145cm">
          <text:p/>
        </draw:line>
        <draw:line draw:style-name="gr6" draw:layer="layout" svg:x1="11.704cm" svg:y1="17.131cm" svg:x2="11.704cm" svg:y2="17.145cm">
          <text:p/>
        </draw:line>
        <draw:line draw:style-name="gr6" draw:layer="layout" svg:x1="11.759cm" svg:y1="17.131cm" svg:x2="11.759cm" svg:y2="17.145cm">
          <text:p/>
        </draw:line>
        <draw:line draw:style-name="gr6" draw:layer="layout" svg:x1="11.432cm" svg:y1="17.131cm" svg:x2="11.432cm" svg:y2="17.145cm">
          <text:p/>
        </draw:line>
        <draw:line draw:style-name="gr6" draw:layer="layout" svg:x1="11.486cm" svg:y1="17.131cm" svg:x2="11.486cm" svg:y2="17.145cm">
          <text:p/>
        </draw:line>
        <draw:line draw:style-name="gr6" draw:layer="layout" svg:x1="11.541cm" svg:y1="17.131cm" svg:x2="11.541cm" svg:y2="17.145cm">
          <text:p/>
        </draw:line>
        <draw:line draw:style-name="gr6" draw:layer="layout" svg:x1="11.22cm" svg:y1="17.131cm" svg:x2="11.22cm" svg:y2="17.145cm">
          <text:p/>
        </draw:line>
        <draw:line draw:style-name="gr6" draw:layer="layout" svg:x1="11.275cm" svg:y1="17.131cm" svg:x2="11.275cm" svg:y2="17.145cm">
          <text:p/>
        </draw:line>
        <draw:line draw:style-name="gr6" draw:layer="layout" svg:x1="11.329cm" svg:y1="17.131cm" svg:x2="11.329cm" svg:y2="17.145cm">
          <text:p/>
        </draw:line>
        <draw:line draw:style-name="gr6" draw:layer="layout" svg:x1="11.009cm" svg:y1="17.131cm" svg:x2="11.009cm" svg:y2="17.145cm">
          <text:p/>
        </draw:line>
        <draw:line draw:style-name="gr6" draw:layer="layout" svg:x1="11.064cm" svg:y1="17.131cm" svg:x2="11.064cm" svg:y2="17.145cm">
          <text:p/>
        </draw:line>
        <draw:line draw:style-name="gr6" draw:layer="layout" svg:x1="11.118cm" svg:y1="17.131cm" svg:x2="11.118cm" svg:y2="17.145cm">
          <text:p/>
        </draw:line>
        <draw:line draw:style-name="gr6" draw:layer="layout" svg:x1="10.798cm" svg:y1="17.131cm" svg:x2="10.798cm" svg:y2="17.145cm">
          <text:p/>
        </draw:line>
        <draw:line draw:style-name="gr6" draw:layer="layout" svg:x1="10.853cm" svg:y1="17.131cm" svg:x2="10.853cm" svg:y2="17.145cm">
          <text:p/>
        </draw:line>
        <draw:line draw:style-name="gr6" draw:layer="layout" svg:x1="10.907cm" svg:y1="17.131cm" svg:x2="10.907cm" svg:y2="17.145cm">
          <text:p/>
        </draw:line>
        <draw:line draw:style-name="gr6" draw:layer="layout" svg:x1="10.58cm" svg:y1="17.131cm" svg:x2="10.58cm" svg:y2="17.145cm">
          <text:p/>
        </draw:line>
        <draw:line draw:style-name="gr6" draw:layer="layout" svg:x1="10.634cm" svg:y1="17.131cm" svg:x2="10.634cm" svg:y2="17.145cm">
          <text:p/>
        </draw:line>
        <draw:line draw:style-name="gr6" draw:layer="layout" svg:x1="10.689cm" svg:y1="17.131cm" svg:x2="10.689cm" svg:y2="17.145cm">
          <text:p/>
        </draw:line>
        <draw:line draw:style-name="gr6" draw:layer="layout" svg:x1="10.369cm" svg:y1="17.131cm" svg:x2="10.369cm" svg:y2="17.145cm">
          <text:p/>
        </draw:line>
        <draw:line draw:style-name="gr6" draw:layer="layout" svg:x1="10.423cm" svg:y1="17.131cm" svg:x2="10.423cm" svg:y2="17.145cm">
          <text:p/>
        </draw:line>
        <draw:line draw:style-name="gr6" draw:layer="layout" svg:x1="10.478cm" svg:y1="17.131cm" svg:x2="10.478cm" svg:y2="17.145cm">
          <text:p/>
        </draw:line>
        <draw:line draw:style-name="gr6" draw:layer="layout" svg:x1="10.158cm" svg:y1="17.131cm" svg:x2="10.158cm" svg:y2="17.145cm">
          <text:p/>
        </draw:line>
        <draw:line draw:style-name="gr6" draw:layer="layout" svg:x1="10.212cm" svg:y1="17.131cm" svg:x2="10.212cm" svg:y2="17.145cm">
          <text:p/>
        </draw:line>
        <draw:line draw:style-name="gr6" draw:layer="layout" svg:x1="10.267cm" svg:y1="17.131cm" svg:x2="10.267cm" svg:y2="17.145cm">
          <text:p/>
        </draw:line>
        <draw:line draw:style-name="gr6" draw:layer="layout" svg:x1="9.946cm" svg:y1="17.131cm" svg:x2="9.946cm" svg:y2="17.145cm">
          <text:p/>
        </draw:line>
        <draw:line draw:style-name="gr6" draw:layer="layout" svg:x1="10.001cm" svg:y1="17.131cm" svg:x2="10.001cm" svg:y2="17.145cm">
          <text:p/>
        </draw:line>
        <draw:line draw:style-name="gr6" draw:layer="layout" svg:x1="10.055cm" svg:y1="17.131cm" svg:x2="10.055cm" svg:y2="17.145cm">
          <text:p/>
        </draw:line>
        <draw:line draw:style-name="gr6" draw:layer="layout" svg:x1="9.735cm" svg:y1="17.131cm" svg:x2="9.735cm" svg:y2="17.145cm">
          <text:p/>
        </draw:line>
        <draw:line draw:style-name="gr6" draw:layer="layout" svg:x1="9.79cm" svg:y1="17.131cm" svg:x2="9.79cm" svg:y2="17.145cm">
          <text:p/>
        </draw:line>
        <draw:line draw:style-name="gr6" draw:layer="layout" svg:x1="9.844cm" svg:y1="17.131cm" svg:x2="9.844cm" svg:y2="17.145cm">
          <text:p/>
        </draw:line>
        <draw:line draw:style-name="gr6" draw:layer="layout" svg:x1="9.517cm" svg:y1="17.131cm" svg:x2="9.517cm" svg:y2="17.145cm">
          <text:p/>
        </draw:line>
        <draw:line draw:style-name="gr6" draw:layer="layout" svg:x1="9.572cm" svg:y1="17.131cm" svg:x2="9.572cm" svg:y2="17.145cm">
          <text:p/>
        </draw:line>
        <draw:line draw:style-name="gr6" draw:layer="layout" svg:x1="9.626cm" svg:y1="17.131cm" svg:x2="9.626cm" svg:y2="17.145cm">
          <text:p/>
        </draw:line>
        <draw:line draw:style-name="gr6" draw:layer="layout" svg:x1="9.306cm" svg:y1="17.131cm" svg:x2="9.306cm" svg:y2="17.145cm">
          <text:p/>
        </draw:line>
        <draw:line draw:style-name="gr6" draw:layer="layout" svg:x1="9.36cm" svg:y1="17.131cm" svg:x2="9.36cm" svg:y2="17.145cm">
          <text:p/>
        </draw:line>
        <draw:line draw:style-name="gr6" draw:layer="layout" svg:x1="9.415cm" svg:y1="17.131cm" svg:x2="9.415cm" svg:y2="17.145cm">
          <text:p/>
        </draw:line>
        <draw:line draw:style-name="gr6" draw:layer="layout" svg:x1="9.095cm" svg:y1="17.131cm" svg:x2="9.095cm" svg:y2="17.145cm">
          <text:p/>
        </draw:line>
        <draw:line draw:style-name="gr6" draw:layer="layout" svg:x1="9.149cm" svg:y1="17.131cm" svg:x2="9.149cm" svg:y2="17.145cm">
          <text:p/>
        </draw:line>
        <draw:line draw:style-name="gr6" draw:layer="layout" svg:x1="9.204cm" svg:y1="17.131cm" svg:x2="9.204cm" svg:y2="17.145cm">
          <text:p/>
        </draw:line>
        <draw:line draw:style-name="gr6" draw:layer="layout" svg:x1="8.883cm" svg:y1="17.131cm" svg:x2="8.883cm" svg:y2="17.145cm">
          <text:p/>
        </draw:line>
        <draw:line draw:style-name="gr6" draw:layer="layout" svg:x1="8.938cm" svg:y1="17.131cm" svg:x2="8.938cm" svg:y2="17.145cm">
          <text:p/>
        </draw:line>
        <draw:line draw:style-name="gr6" draw:layer="layout" svg:x1="8.992cm" svg:y1="17.131cm" svg:x2="8.992cm" svg:y2="17.145cm">
          <text:p/>
        </draw:line>
        <draw:line draw:style-name="gr6" draw:layer="layout" svg:x1="8.665cm" svg:y1="17.131cm" svg:x2="8.665cm" svg:y2="17.145cm">
          <text:p/>
        </draw:line>
        <draw:line draw:style-name="gr6" draw:layer="layout" svg:x1="8.72cm" svg:y1="17.131cm" svg:x2="8.72cm" svg:y2="17.145cm">
          <text:p/>
        </draw:line>
        <draw:line draw:style-name="gr6" draw:layer="layout" svg:x1="8.774cm" svg:y1="17.131cm" svg:x2="8.774cm" svg:y2="17.145cm">
          <text:p/>
        </draw:line>
        <draw:line draw:style-name="gr6" draw:layer="layout" svg:x1="8.454cm" svg:y1="17.131cm" svg:x2="8.454cm" svg:y2="17.145cm">
          <text:p/>
        </draw:line>
        <draw:line draw:style-name="gr6" draw:layer="layout" svg:x1="8.509cm" svg:y1="17.131cm" svg:x2="8.509cm" svg:y2="17.145cm">
          <text:p/>
        </draw:line>
        <draw:line draw:style-name="gr6" draw:layer="layout" svg:x1="8.563cm" svg:y1="17.131cm" svg:x2="8.563cm" svg:y2="17.145cm">
          <text:p/>
        </draw:line>
        <draw:line draw:style-name="gr6" draw:layer="layout" svg:x1="8.243cm" svg:y1="17.131cm" svg:x2="8.243cm" svg:y2="17.145cm">
          <text:p/>
        </draw:line>
        <draw:line draw:style-name="gr6" draw:layer="layout" svg:x1="8.297cm" svg:y1="17.131cm" svg:x2="8.297cm" svg:y2="17.145cm">
          <text:p/>
        </draw:line>
        <draw:line draw:style-name="gr6" draw:layer="layout" svg:x1="8.352cm" svg:y1="17.131cm" svg:x2="8.352cm" svg:y2="17.145cm">
          <text:p/>
        </draw:line>
        <draw:line draw:style-name="gr6" draw:layer="layout" svg:x1="8.032cm" svg:y1="17.131cm" svg:x2="8.032cm" svg:y2="17.145cm">
          <text:p/>
        </draw:line>
        <draw:line draw:style-name="gr6" draw:layer="layout" svg:x1="8.086cm" svg:y1="17.131cm" svg:x2="8.086cm" svg:y2="17.145cm">
          <text:p/>
        </draw:line>
        <draw:line draw:style-name="gr6" draw:layer="layout" svg:x1="8.141cm" svg:y1="17.131cm" svg:x2="8.141cm" svg:y2="17.145cm">
          <text:p/>
        </draw:line>
        <draw:line draw:style-name="gr6" draw:layer="layout" svg:x1="7.82cm" svg:y1="17.131cm" svg:x2="7.82cm" svg:y2="17.145cm">
          <text:p/>
        </draw:line>
        <draw:line draw:style-name="gr6" draw:layer="layout" svg:x1="7.875cm" svg:y1="17.131cm" svg:x2="7.875cm" svg:y2="17.145cm">
          <text:p/>
        </draw:line>
        <draw:line draw:style-name="gr6" draw:layer="layout" svg:x1="7.929cm" svg:y1="17.131cm" svg:x2="7.929cm" svg:y2="17.145cm">
          <text:p/>
        </draw:line>
        <draw:line draw:style-name="gr6" draw:layer="layout" svg:x1="7.602cm" svg:y1="17.131cm" svg:x2="7.602cm" svg:y2="17.145cm">
          <text:p/>
        </draw:line>
        <draw:line draw:style-name="gr6" draw:layer="layout" svg:x1="7.657cm" svg:y1="17.131cm" svg:x2="7.657cm" svg:y2="17.145cm">
          <text:p/>
        </draw:line>
        <draw:line draw:style-name="gr6" draw:layer="layout" svg:x1="7.711cm" svg:y1="17.131cm" svg:x2="7.711cm" svg:y2="17.145cm">
          <text:p/>
        </draw:line>
        <draw:line draw:style-name="gr6" draw:layer="layout" svg:x1="7.391cm" svg:y1="17.131cm" svg:x2="7.391cm" svg:y2="17.145cm">
          <text:p/>
        </draw:line>
        <draw:line draw:style-name="gr6" draw:layer="layout" svg:x1="7.446cm" svg:y1="17.131cm" svg:x2="7.446cm" svg:y2="17.145cm">
          <text:p/>
        </draw:line>
        <draw:line draw:style-name="gr6" draw:layer="layout" svg:x1="7.5cm" svg:y1="17.131cm" svg:x2="7.5cm" svg:y2="17.145cm">
          <text:p/>
        </draw:line>
        <draw:line draw:style-name="gr6" draw:layer="layout" svg:x1="7.18cm" svg:y1="17.131cm" svg:x2="7.18cm" svg:y2="17.145cm">
          <text:p/>
        </draw:line>
        <draw:line draw:style-name="gr6" draw:layer="layout" svg:x1="7.234cm" svg:y1="17.131cm" svg:x2="7.234cm" svg:y2="17.145cm">
          <text:p/>
        </draw:line>
        <draw:line draw:style-name="gr6" draw:layer="layout" svg:x1="7.289cm" svg:y1="17.131cm" svg:x2="7.289cm" svg:y2="17.145cm">
          <text:p/>
        </draw:line>
        <draw:line draw:style-name="gr6" draw:layer="layout" svg:x1="6.969cm" svg:y1="17.131cm" svg:x2="6.969cm" svg:y2="17.145cm">
          <text:p/>
        </draw:line>
        <draw:line draw:style-name="gr6" draw:layer="layout" svg:x1="7.023cm" svg:y1="17.131cm" svg:x2="7.023cm" svg:y2="17.145cm">
          <text:p/>
        </draw:line>
        <draw:line draw:style-name="gr6" draw:layer="layout" svg:x1="7.078cm" svg:y1="17.131cm" svg:x2="7.078cm" svg:y2="17.145cm">
          <text:p/>
        </draw:line>
        <draw:line draw:style-name="gr6" draw:layer="layout" svg:x1="6.757cm" svg:y1="17.131cm" svg:x2="6.757cm" svg:y2="17.145cm">
          <text:p/>
        </draw:line>
        <draw:line draw:style-name="gr6" draw:layer="layout" svg:x1="6.812cm" svg:y1="17.131cm" svg:x2="6.812cm" svg:y2="17.145cm">
          <text:p/>
        </draw:line>
        <draw:line draw:style-name="gr6" draw:layer="layout" svg:x1="6.867cm" svg:y1="17.131cm" svg:x2="6.867cm" svg:y2="17.145cm">
          <text:p/>
        </draw:line>
        <draw:line draw:style-name="gr6" draw:layer="layout" svg:x1="6.539cm" svg:y1="17.131cm" svg:x2="6.539cm" svg:y2="17.145cm">
          <text:p/>
        </draw:line>
        <draw:line draw:style-name="gr6" draw:layer="layout" svg:x1="6.594cm" svg:y1="17.131cm" svg:x2="6.594cm" svg:y2="17.145cm">
          <text:p/>
        </draw:line>
        <draw:line draw:style-name="gr6" draw:layer="layout" svg:x1="6.648cm" svg:y1="17.131cm" svg:x2="6.648cm" svg:y2="17.145cm">
          <text:p/>
        </draw:line>
        <draw:line draw:style-name="gr6" draw:layer="layout" svg:x1="6.328cm" svg:y1="17.131cm" svg:x2="6.328cm" svg:y2="17.145cm">
          <text:p/>
        </draw:line>
        <draw:line draw:style-name="gr6" draw:layer="layout" svg:x1="6.383cm" svg:y1="17.131cm" svg:x2="6.383cm" svg:y2="17.145cm">
          <text:p/>
        </draw:line>
        <draw:line draw:style-name="gr6" draw:layer="layout" svg:x1="6.437cm" svg:y1="17.131cm" svg:x2="6.437cm" svg:y2="17.145cm">
          <text:p/>
        </draw:line>
        <draw:line draw:style-name="gr6" draw:layer="layout" svg:x1="6.117cm" svg:y1="17.131cm" svg:x2="6.117cm" svg:y2="17.145cm">
          <text:p/>
        </draw:line>
        <draw:line draw:style-name="gr6" draw:layer="layout" svg:x1="6.172cm" svg:y1="17.131cm" svg:x2="6.172cm" svg:y2="17.145cm">
          <text:p/>
        </draw:line>
        <draw:line draw:style-name="gr6" draw:layer="layout" svg:x1="6.226cm" svg:y1="17.131cm" svg:x2="6.226cm" svg:y2="17.145cm">
          <text:p/>
        </draw:line>
        <draw:line draw:style-name="gr6" draw:layer="layout" svg:x1="5.906cm" svg:y1="17.131cm" svg:x2="5.906cm" svg:y2="17.145cm">
          <text:p/>
        </draw:line>
        <draw:line draw:style-name="gr6" draw:layer="layout" svg:x1="5.96cm" svg:y1="17.131cm" svg:x2="5.96cm" svg:y2="17.145cm">
          <text:p/>
        </draw:line>
        <draw:line draw:style-name="gr6" draw:layer="layout" svg:x1="6.015cm" svg:y1="17.131cm" svg:x2="6.015cm" svg:y2="17.145cm">
          <text:p/>
        </draw:line>
        <draw:line draw:style-name="gr6" draw:layer="layout" svg:x1="5.688cm" svg:y1="17.131cm" svg:x2="5.688cm" svg:y2="17.145cm">
          <text:p/>
        </draw:line>
        <draw:line draw:style-name="gr6" draw:layer="layout" svg:x1="5.742cm" svg:y1="17.131cm" svg:x2="5.742cm" svg:y2="17.145cm">
          <text:p/>
        </draw:line>
        <draw:line draw:style-name="gr6" draw:layer="layout" svg:x1="5.797cm" svg:y1="17.131cm" svg:x2="5.797cm" svg:y2="17.145cm">
          <text:p/>
        </draw:line>
        <draw:line draw:style-name="gr6" draw:layer="layout" svg:x1="5.477cm" svg:y1="17.131cm" svg:x2="5.477cm" svg:y2="17.145cm">
          <text:p/>
        </draw:line>
        <draw:line draw:style-name="gr6" draw:layer="layout" svg:x1="5.531cm" svg:y1="17.131cm" svg:x2="5.531cm" svg:y2="17.145cm">
          <text:p/>
        </draw:line>
        <draw:line draw:style-name="gr6" draw:layer="layout" svg:x1="5.586cm" svg:y1="17.131cm" svg:x2="5.586cm" svg:y2="17.145cm">
          <text:p/>
        </draw:line>
        <draw:line draw:style-name="gr6" draw:layer="layout" svg:x1="5.265cm" svg:y1="17.131cm" svg:x2="5.265cm" svg:y2="17.145cm">
          <text:p/>
        </draw:line>
        <draw:line draw:style-name="gr6" draw:layer="layout" svg:x1="5.32cm" svg:y1="17.131cm" svg:x2="5.32cm" svg:y2="17.145cm">
          <text:p/>
        </draw:line>
        <draw:line draw:style-name="gr6" draw:layer="layout" svg:x1="5.374cm" svg:y1="17.131cm" svg:x2="5.374cm" svg:y2="17.145cm">
          <text:p/>
        </draw:line>
        <draw:line draw:style-name="gr6" draw:layer="layout" svg:x1="5.054cm" svg:y1="17.131cm" svg:x2="5.054cm" svg:y2="17.145cm">
          <text:p/>
        </draw:line>
        <draw:line draw:style-name="gr6" draw:layer="layout" svg:x1="5.109cm" svg:y1="17.131cm" svg:x2="5.109cm" svg:y2="17.145cm">
          <text:p/>
        </draw:line>
        <draw:line draw:style-name="gr6" draw:layer="layout" svg:x1="5.163cm" svg:y1="17.131cm" svg:x2="5.163cm" svg:y2="17.145cm">
          <text:p/>
        </draw:line>
        <draw:line draw:style-name="gr6" draw:layer="layout" svg:x1="4.843cm" svg:y1="17.131cm" svg:x2="4.843cm" svg:y2="17.145cm">
          <text:p/>
        </draw:line>
        <draw:line draw:style-name="gr6" draw:layer="layout" svg:x1="4.897cm" svg:y1="17.131cm" svg:x2="4.897cm" svg:y2="17.145cm">
          <text:p/>
        </draw:line>
        <draw:line draw:style-name="gr6" draw:layer="layout" svg:x1="4.952cm" svg:y1="17.131cm" svg:x2="4.952cm" svg:y2="17.145cm">
          <text:p/>
        </draw:line>
        <draw:line draw:style-name="gr6" draw:layer="layout" svg:x1="4.625cm" svg:y1="17.131cm" svg:x2="4.625cm" svg:y2="17.145cm">
          <text:p/>
        </draw:line>
        <draw:line draw:style-name="gr6" draw:layer="layout" svg:x1="4.679cm" svg:y1="17.131cm" svg:x2="4.679cm" svg:y2="17.145cm">
          <text:p/>
        </draw:line>
        <draw:line draw:style-name="gr6" draw:layer="layout" svg:x1="4.734cm" svg:y1="17.131cm" svg:x2="4.734cm" svg:y2="17.145cm">
          <text:p/>
        </draw:line>
        <draw:line draw:style-name="gr6" draw:layer="layout" svg:x1="4.414cm" svg:y1="17.131cm" svg:x2="4.414cm" svg:y2="17.145cm">
          <text:p/>
        </draw:line>
        <draw:line draw:style-name="gr6" draw:layer="layout" svg:x1="4.468cm" svg:y1="17.131cm" svg:x2="4.468cm" svg:y2="17.145cm">
          <text:p/>
        </draw:line>
        <draw:line draw:style-name="gr6" draw:layer="layout" svg:x1="4.523cm" svg:y1="17.131cm" svg:x2="4.523cm" svg:y2="17.145cm">
          <text:p/>
        </draw:line>
        <draw:line draw:style-name="gr6" draw:layer="layout" svg:x1="4.202cm" svg:y1="17.131cm" svg:x2="4.202cm" svg:y2="17.145cm">
          <text:p/>
        </draw:line>
        <draw:line draw:style-name="gr6" draw:layer="layout" svg:x1="4.257cm" svg:y1="17.131cm" svg:x2="4.257cm" svg:y2="17.145cm">
          <text:p/>
        </draw:line>
        <draw:line draw:style-name="gr6" draw:layer="layout" svg:x1="4.311cm" svg:y1="17.131cm" svg:x2="4.311cm" svg:y2="17.145cm">
          <text:p/>
        </draw:line>
        <draw:line draw:style-name="gr6" draw:layer="layout" svg:x1="3.991cm" svg:y1="17.131cm" svg:x2="3.991cm" svg:y2="17.145cm">
          <text:p/>
        </draw:line>
        <draw:line draw:style-name="gr6" draw:layer="layout" svg:x1="4.046cm" svg:y1="17.131cm" svg:x2="4.046cm" svg:y2="17.145cm">
          <text:p/>
        </draw:line>
        <draw:line draw:style-name="gr6" draw:layer="layout" svg:x1="4.1cm" svg:y1="17.131cm" svg:x2="4.1cm" svg:y2="17.145cm">
          <text:p/>
        </draw:line>
        <draw:line draw:style-name="gr10" draw:layer="layout" svg:x1="3.943cm" svg:y1="17.083cm" svg:x2="3.951cm" svg:y2="17.091cm">
          <text:p/>
        </draw:line>
        <draw:line draw:style-name="gr10" draw:layer="layout" svg:x1="3.95cm" svg:y1="17.09cm" svg:x2="3.95cm" svg:y2="17.083cm">
          <text:p/>
        </draw:line>
        <draw:line draw:style-name="gr10" draw:layer="layout" svg:x1="3.95cm" svg:y1="17.083cm" svg:x2="3.959cm" svg:y2="17.091cm">
          <text:p/>
        </draw:line>
        <draw:line draw:style-name="gr10" draw:layer="layout" svg:x1="3.957cm" svg:y1="17.09cm" svg:x2="3.964cm" svg:y2="17.09cm">
          <text:p/>
        </draw:line>
        <draw:line draw:style-name="gr10" draw:layer="layout" svg:x1="3.964cm" svg:y1="17.09cm" svg:x2="3.964cm" svg:y2="17.083cm">
          <text:p/>
        </draw:line>
        <draw:line draw:style-name="gr10" draw:layer="layout" svg:x1="3.964cm" svg:y1="17.083cm" svg:x2="3.972cm" svg:y2="17.091cm">
          <text:p/>
        </draw:line>
        <draw:line draw:style-name="gr10" draw:layer="layout" svg:x1="3.971cm" svg:y1="17.09cm" svg:x2="3.971cm" svg:y2="17.083cm">
          <text:p/>
        </draw:line>
        <draw:line draw:style-name="gr10" draw:layer="layout" svg:x1="3.971cm" svg:y1="17.083cm" svg:x2="3.978cm" svg:y2="17.083cm">
          <text:p/>
        </draw:line>
        <draw:line draw:style-name="gr10" draw:layer="layout" svg:x1="3.978cm" svg:y1="17.083cm" svg:x2="3.985cm" svg:y2="17.091cm">
          <text:p/>
        </draw:line>
        <draw:line draw:style-name="gr10" draw:layer="layout" svg:x1="3.984cm" svg:y1="17.09cm" svg:x2="3.984cm" svg:y2="17.083cm">
          <text:p/>
        </draw:line>
        <draw:line draw:style-name="gr10" draw:layer="layout" svg:x1="3.984cm" svg:y1="17.083cm" svg:x2="3.991cm" svg:y2="17.083cm">
          <text:p/>
        </draw:line>
        <draw:line draw:style-name="gr10" draw:layer="layout" svg:x1="3.991cm" svg:y1="17.083cm" svg:x2="3.998cm" svg:y2="17.083cm">
          <text:p/>
        </draw:line>
        <draw:line draw:style-name="gr10" draw:layer="layout" svg:x1="3.998cm" svg:y1="17.083cm" svg:x2="3.998cm" svg:y2="17.09cm">
          <text:p/>
        </draw:line>
        <draw:line draw:style-name="gr10" draw:layer="layout" svg:x1="3.998cm" svg:y1="17.09cm" svg:x2="4.005cm" svg:y2="17.09cm">
          <text:p/>
        </draw:line>
        <draw:line draw:style-name="gr10" draw:layer="layout" svg:x1="4.005cm" svg:y1="17.091cm" svg:x2="4.013cm" svg:y2="17.083cm">
          <text:p/>
        </draw:line>
        <draw:line draw:style-name="gr10" draw:layer="layout" svg:x1="4.012cm" svg:y1="17.083cm" svg:x2="4.018cm" svg:y2="17.083cm">
          <text:p/>
        </draw:line>
        <draw:line draw:style-name="gr10" draw:layer="layout" svg:x1="4.018cm" svg:y1="17.083cm" svg:x2="4.018cm" svg:y2="17.09cm">
          <text:p/>
        </draw:line>
        <draw:line draw:style-name="gr10" draw:layer="layout" svg:x1="4.018cm" svg:y1="17.09cm" svg:x2="4.025cm" svg:y2="17.09cm">
          <text:p/>
        </draw:line>
        <draw:line draw:style-name="gr10" draw:layer="layout" svg:x1="4.025cm" svg:y1="17.091cm" svg:x2="4.033cm" svg:y2="17.083cm">
          <text:p/>
        </draw:line>
        <draw:line draw:style-name="gr10" draw:layer="layout" svg:x1="4.032cm" svg:y1="17.083cm" svg:x2="4.04cm" svg:y2="17.091cm">
          <text:p/>
        </draw:line>
        <draw:line draw:style-name="gr10" draw:layer="layout" svg:x1="4.039cm" svg:y1="17.09cm" svg:x2="4.039cm" svg:y2="17.083cm">
          <text:p/>
        </draw:line>
        <draw:line draw:style-name="gr10" draw:layer="layout" svg:x1="4.039cm" svg:y1="17.084cm" svg:x2="4.047cm" svg:y2="17.077cm">
          <text:p/>
        </draw:line>
        <draw:line draw:style-name="gr10" draw:layer="layout" svg:x1="4.046cm" svg:y1="17.077cm" svg:x2="4.052cm" svg:y2="17.077cm">
          <text:p/>
        </draw:line>
        <draw:line draw:style-name="gr10" draw:layer="layout" svg:x1="4.052cm" svg:y1="17.077cm" svg:x2="4.059cm" svg:y2="17.077cm">
          <text:p/>
        </draw:line>
        <draw:line draw:style-name="gr10" draw:layer="layout" svg:x1="4.059cm" svg:y1="17.077cm" svg:x2="4.066cm" svg:y2="17.077cm">
          <text:p/>
        </draw:line>
        <draw:line draw:style-name="gr10" draw:layer="layout" svg:x1="4.066cm" svg:y1="17.077cm" svg:x2="4.073cm" svg:y2="17.077cm">
          <text:p/>
        </draw:line>
        <draw:line draw:style-name="gr10" draw:layer="layout" svg:x1="4.073cm" svg:y1="17.077cm" svg:x2="4.08cm" svg:y2="17.077cm">
          <text:p/>
        </draw:line>
        <draw:line draw:style-name="gr10" draw:layer="layout" svg:x1="4.08cm" svg:y1="17.077cm" svg:x2="4.087cm" svg:y2="17.077cm">
          <text:p/>
        </draw:line>
        <draw:line draw:style-name="gr10" draw:layer="layout" svg:x1="4.087cm" svg:y1="17.077cm" svg:x2="4.093cm" svg:y2="17.077cm">
          <text:p/>
        </draw:line>
        <draw:line draw:style-name="gr10" draw:layer="layout" svg:x1="4.093cm" svg:y1="17.077cm" svg:x2="4.1cm" svg:y2="17.077cm">
          <text:p/>
        </draw:line>
        <draw:line draw:style-name="gr10" draw:layer="layout" svg:x1="4.1cm" svg:y1="17.077cm" svg:x2="4.107cm" svg:y2="17.077cm">
          <text:p/>
        </draw:line>
        <draw:line draw:style-name="gr10" draw:layer="layout" svg:x1="4.107cm" svg:y1="17.077cm" svg:x2="4.114cm" svg:y2="17.077cm">
          <text:p/>
        </draw:line>
        <draw:line draw:style-name="gr10" draw:layer="layout" svg:x1="4.114cm" svg:y1="17.077cm" svg:x2="4.121cm" svg:y2="17.077cm">
          <text:p/>
        </draw:line>
        <draw:line draw:style-name="gr10" draw:layer="layout" svg:x1="4.121cm" svg:y1="17.077cm" svg:x2="4.127cm" svg:y2="17.077cm">
          <text:p/>
        </draw:line>
        <draw:line draw:style-name="gr10" draw:layer="layout" svg:x1="4.127cm" svg:y1="17.077cm" svg:x2="4.134cm" svg:y2="17.077cm">
          <text:p/>
        </draw:line>
        <draw:line draw:style-name="gr10" draw:layer="layout" svg:x1="4.134cm" svg:y1="17.077cm" svg:x2="4.134cm" svg:y2="17.07cm">
          <text:p/>
        </draw:line>
        <draw:line draw:style-name="gr10" draw:layer="layout" svg:x1="4.134cm" svg:y1="17.07cm" svg:x2="4.142cm" svg:y2="17.078cm">
          <text:p/>
        </draw:line>
        <draw:line draw:style-name="gr10" draw:layer="layout" svg:x1="4.141cm" svg:y1="17.077cm" svg:x2="4.148cm" svg:y2="17.077cm">
          <text:p/>
        </draw:line>
        <draw:line draw:style-name="gr10" draw:layer="layout" svg:x1="4.148cm" svg:y1="17.077cm" svg:x2="4.155cm" svg:y2="17.077cm">
          <text:p/>
        </draw:line>
        <draw:line draw:style-name="gr10" draw:layer="layout" svg:x1="4.155cm" svg:y1="17.077cm" svg:x2="4.161cm" svg:y2="17.077cm">
          <text:p/>
        </draw:line>
        <draw:line draw:style-name="gr10" draw:layer="layout" svg:x1="4.161cm" svg:y1="17.077cm" svg:x2="4.168cm" svg:y2="17.077cm">
          <text:p/>
        </draw:line>
        <draw:line draw:style-name="gr10" draw:layer="layout" svg:x1="4.168cm" svg:y1="17.077cm" svg:x2="4.175cm" svg:y2="17.077cm">
          <text:p/>
        </draw:line>
        <draw:line draw:style-name="gr10" draw:layer="layout" svg:x1="4.175cm" svg:y1="17.077cm" svg:x2="4.182cm" svg:y2="17.077cm">
          <text:p/>
        </draw:line>
        <draw:line draw:style-name="gr10" draw:layer="layout" svg:x1="4.182cm" svg:y1="17.077cm" svg:x2="4.189cm" svg:y2="17.077cm">
          <text:p/>
        </draw:line>
        <draw:line draw:style-name="gr10" draw:layer="layout" svg:x1="4.189cm" svg:y1="17.077cm" svg:x2="4.196cm" svg:y2="17.077cm">
          <text:p/>
        </draw:line>
        <draw:line draw:style-name="gr10" draw:layer="layout" svg:x1="4.196cm" svg:y1="17.077cm" svg:x2="4.202cm" svg:y2="17.077cm">
          <text:p/>
        </draw:line>
        <draw:line draw:style-name="gr10" draw:layer="layout" svg:x1="4.202cm" svg:y1="17.078cm" svg:x2="4.211cm" svg:y2="17.07cm">
          <text:p/>
        </draw:line>
        <draw:line draw:style-name="gr10" draw:layer="layout" svg:x1="4.209cm" svg:y1="17.07cm" svg:x2="4.209cm" svg:y2="17.077cm">
          <text:p/>
        </draw:line>
        <draw:line draw:style-name="gr10" draw:layer="layout" svg:x1="4.209cm" svg:y1="17.077cm" svg:x2="4.216cm" svg:y2="17.077cm">
          <text:p/>
        </draw:line>
        <draw:line draw:style-name="gr10" draw:layer="layout" svg:x1="4.216cm" svg:y1="17.077cm" svg:x2="4.223cm" svg:y2="17.077cm">
          <text:p/>
        </draw:line>
        <draw:line draw:style-name="gr10" draw:layer="layout" svg:x1="4.223cm" svg:y1="17.077cm" svg:x2="4.23cm" svg:y2="17.077cm">
          <text:p/>
        </draw:line>
        <draw:line draw:style-name="gr10" draw:layer="layout" svg:x1="4.23cm" svg:y1="17.077cm" svg:x2="4.236cm" svg:y2="17.077cm">
          <text:p/>
        </draw:line>
        <draw:line draw:style-name="gr10" draw:layer="layout" svg:x1="4.236cm" svg:y1="17.077cm" svg:x2="4.243cm" svg:y2="17.077cm">
          <text:p/>
        </draw:line>
        <draw:line draw:style-name="gr10" draw:layer="layout" svg:x1="4.243cm" svg:y1="17.077cm" svg:x2="4.25cm" svg:y2="17.077cm">
          <text:p/>
        </draw:line>
        <draw:line draw:style-name="gr10" draw:layer="layout" svg:x1="4.25cm" svg:y1="17.077cm" svg:x2="4.257cm" svg:y2="17.077cm">
          <text:p/>
        </draw:line>
        <draw:line draw:style-name="gr10" draw:layer="layout" svg:x1="4.257cm" svg:y1="17.077cm" svg:x2="4.264cm" svg:y2="17.077cm">
          <text:p/>
        </draw:line>
        <draw:line draw:style-name="gr10" draw:layer="layout" svg:x1="4.264cm" svg:y1="17.077cm" svg:x2="4.27cm" svg:y2="17.077cm">
          <text:p/>
        </draw:line>
        <draw:line draw:style-name="gr10" draw:layer="layout" svg:x1="4.27cm" svg:y1="17.077cm" svg:x2="4.277cm" svg:y2="17.077cm">
          <text:p/>
        </draw:line>
        <draw:line draw:style-name="gr10" draw:layer="layout" svg:x1="4.277cm" svg:y1="17.077cm" svg:x2="4.284cm" svg:y2="17.077cm">
          <text:p/>
        </draw:line>
        <draw:line draw:style-name="gr10" draw:layer="layout" svg:x1="4.284cm" svg:y1="17.077cm" svg:x2="4.291cm" svg:y2="17.077cm">
          <text:p/>
        </draw:line>
        <draw:line draw:style-name="gr10" draw:layer="layout" svg:x1="4.291cm" svg:y1="17.077cm" svg:x2="4.298cm" svg:y2="17.077cm">
          <text:p/>
        </draw:line>
        <draw:line draw:style-name="gr10" draw:layer="layout" svg:x1="4.298cm" svg:y1="17.077cm" svg:x2="4.305cm" svg:y2="17.077cm">
          <text:p/>
        </draw:line>
        <draw:line draw:style-name="gr10" draw:layer="layout" svg:x1="4.305cm" svg:y1="17.077cm" svg:x2="4.311cm" svg:y2="17.077cm">
          <text:p/>
        </draw:line>
        <draw:line draw:style-name="gr10" draw:layer="layout" svg:x1="4.311cm" svg:y1="17.077cm" svg:x2="4.318cm" svg:y2="17.077cm">
          <text:p/>
        </draw:line>
        <draw:line draw:style-name="gr10" draw:layer="layout" svg:x1="4.318cm" svg:y1="17.077cm" svg:x2="4.325cm" svg:y2="17.077cm">
          <text:p/>
        </draw:line>
        <draw:line draw:style-name="gr10" draw:layer="layout" svg:x1="4.325cm" svg:y1="17.077cm" svg:x2="4.332cm" svg:y2="17.077cm">
          <text:p/>
        </draw:line>
        <draw:line draw:style-name="gr10" draw:layer="layout" svg:x1="4.332cm" svg:y1="17.077cm" svg:x2="4.339cm" svg:y2="17.077cm">
          <text:p/>
        </draw:line>
        <draw:line draw:style-name="gr10" draw:layer="layout" svg:x1="4.339cm" svg:y1="17.077cm" svg:x2="4.345cm" svg:y2="17.077cm">
          <text:p/>
        </draw:line>
        <draw:line draw:style-name="gr10" draw:layer="layout" svg:x1="4.345cm" svg:y1="17.077cm" svg:x2="4.352cm" svg:y2="17.077cm">
          <text:p/>
        </draw:line>
        <draw:line draw:style-name="gr10" draw:layer="layout" svg:x1="4.352cm" svg:y1="17.077cm" svg:x2="4.359cm" svg:y2="17.077cm">
          <text:p/>
        </draw:line>
        <draw:line draw:style-name="gr10" draw:layer="layout" svg:x1="4.359cm" svg:y1="17.077cm" svg:x2="4.366cm" svg:y2="17.077cm">
          <text:p/>
        </draw:line>
        <draw:line draw:style-name="gr10" draw:layer="layout" svg:x1="4.366cm" svg:y1="17.077cm" svg:x2="4.373cm" svg:y2="17.077cm">
          <text:p/>
        </draw:line>
        <draw:line draw:style-name="gr10" draw:layer="layout" svg:x1="4.373cm" svg:y1="17.077cm" svg:x2="4.38cm" svg:y2="17.077cm">
          <text:p/>
        </draw:line>
        <draw:line draw:style-name="gr10" draw:layer="layout" svg:x1="4.38cm" svg:y1="17.077cm" svg:x2="4.386cm" svg:y2="17.077cm">
          <text:p/>
        </draw:line>
        <draw:line draw:style-name="gr10" draw:layer="layout" svg:x1="4.386cm" svg:y1="17.077cm" svg:x2="4.393cm" svg:y2="17.077cm">
          <text:p/>
        </draw:line>
        <draw:line draw:style-name="gr10" draw:layer="layout" svg:x1="4.393cm" svg:y1="17.077cm" svg:x2="4.4cm" svg:y2="17.077cm">
          <text:p/>
        </draw:line>
        <draw:line draw:style-name="gr10" draw:layer="layout" svg:x1="4.4cm" svg:y1="17.077cm" svg:x2="4.407cm" svg:y2="17.077cm">
          <text:p/>
        </draw:line>
        <draw:line draw:style-name="gr10" draw:layer="layout" svg:x1="4.407cm" svg:y1="17.077cm" svg:x2="4.414cm" svg:y2="17.077cm">
          <text:p/>
        </draw:line>
        <draw:line draw:style-name="gr10" draw:layer="layout" svg:x1="4.414cm" svg:y1="17.077cm" svg:x2="4.42cm" svg:y2="17.077cm">
          <text:p/>
        </draw:line>
        <draw:line draw:style-name="gr10" draw:layer="layout" svg:x1="4.42cm" svg:y1="17.077cm" svg:x2="4.427cm" svg:y2="17.077cm">
          <text:p/>
        </draw:line>
        <draw:line draw:style-name="gr10" draw:layer="layout" svg:x1="4.427cm" svg:y1="17.077cm" svg:x2="4.434cm" svg:y2="17.077cm">
          <text:p/>
        </draw:line>
        <draw:line draw:style-name="gr10" draw:layer="layout" svg:x1="4.434cm" svg:y1="17.077cm" svg:x2="4.441cm" svg:y2="17.077cm">
          <text:p/>
        </draw:line>
        <draw:line draw:style-name="gr10" draw:layer="layout" svg:x1="4.441cm" svg:y1="17.077cm" svg:x2="4.448cm" svg:y2="17.077cm">
          <text:p/>
        </draw:line>
        <draw:line draw:style-name="gr10" draw:layer="layout" svg:x1="4.448cm" svg:y1="17.077cm" svg:x2="4.454cm" svg:y2="17.077cm">
          <text:p/>
        </draw:line>
        <draw:line draw:style-name="gr10" draw:layer="layout" svg:x1="4.454cm" svg:y1="17.077cm" svg:x2="4.461cm" svg:y2="17.077cm">
          <text:p/>
        </draw:line>
        <draw:line draw:style-name="gr10" draw:layer="layout" svg:x1="4.461cm" svg:y1="17.077cm" svg:x2="4.468cm" svg:y2="17.077cm">
          <text:p/>
        </draw:line>
        <draw:line draw:style-name="gr10" draw:layer="layout" svg:x1="4.468cm" svg:y1="17.077cm" svg:x2="4.475cm" svg:y2="17.077cm">
          <text:p/>
        </draw:line>
        <draw:line draw:style-name="gr10" draw:layer="layout" svg:x1="4.475cm" svg:y1="17.077cm" svg:x2="4.482cm" svg:y2="17.077cm">
          <text:p/>
        </draw:line>
        <draw:line draw:style-name="gr10" draw:layer="layout" svg:x1="4.482cm" svg:y1="17.077cm" svg:x2="4.482cm" svg:y2="17.07cm">
          <text:p/>
        </draw:line>
        <draw:line draw:style-name="gr10" draw:layer="layout" svg:x1="4.482cm" svg:y1="17.07cm" svg:x2="4.49cm" svg:y2="17.078cm">
          <text:p/>
        </draw:line>
        <draw:line draw:style-name="gr10" draw:layer="layout" svg:x1="4.489cm" svg:y1="17.077cm" svg:x2="4.495cm" svg:y2="17.077cm">
          <text:p/>
        </draw:line>
        <draw:line draw:style-name="gr10" draw:layer="layout" svg:x1="4.495cm" svg:y1="17.077cm" svg:x2="4.502cm" svg:y2="17.077cm">
          <text:p/>
        </draw:line>
        <draw:line draw:style-name="gr10" draw:layer="layout" svg:x1="4.502cm" svg:y1="17.077cm" svg:x2="4.509cm" svg:y2="17.077cm">
          <text:p/>
        </draw:line>
        <draw:line draw:style-name="gr10" draw:layer="layout" svg:x1="4.509cm" svg:y1="17.077cm" svg:x2="4.516cm" svg:y2="17.077cm">
          <text:p/>
        </draw:line>
        <draw:line draw:style-name="gr10" draw:layer="layout" svg:x1="4.516cm" svg:y1="17.077cm" svg:x2="4.523cm" svg:y2="17.077cm">
          <text:p/>
        </draw:line>
        <draw:line draw:style-name="gr10" draw:layer="layout" svg:x1="4.523cm" svg:y1="17.077cm" svg:x2="4.529cm" svg:y2="17.077cm">
          <text:p/>
        </draw:line>
        <draw:line draw:style-name="gr10" draw:layer="layout" svg:x1="4.529cm" svg:y1="17.077cm" svg:x2="4.536cm" svg:y2="17.077cm">
          <text:p/>
        </draw:line>
        <draw:line draw:style-name="gr10" draw:layer="layout" svg:x1="4.536cm" svg:y1="17.077cm" svg:x2="4.543cm" svg:y2="17.077cm">
          <text:p/>
        </draw:line>
        <draw:line draw:style-name="gr10" draw:layer="layout" svg:x1="4.543cm" svg:y1="17.077cm" svg:x2="4.55cm" svg:y2="17.077cm">
          <text:p/>
        </draw:line>
        <draw:line draw:style-name="gr10" draw:layer="layout" svg:x1="4.55cm" svg:y1="17.077cm" svg:x2="4.557cm" svg:y2="17.077cm">
          <text:p/>
        </draw:line>
        <draw:line draw:style-name="gr10" draw:layer="layout" svg:x1="4.557cm" svg:y1="17.077cm" svg:x2="4.563cm" svg:y2="17.077cm">
          <text:p/>
        </draw:line>
        <draw:line draw:style-name="gr10" draw:layer="layout" svg:x1="4.563cm" svg:y1="17.077cm" svg:x2="4.57cm" svg:y2="17.077cm">
          <text:p/>
        </draw:line>
        <draw:line draw:style-name="gr10" draw:layer="layout" svg:x1="4.57cm" svg:y1="17.077cm" svg:x2="4.577cm" svg:y2="17.077cm">
          <text:p/>
        </draw:line>
        <draw:line draw:style-name="gr10" draw:layer="layout" svg:x1="4.577cm" svg:y1="17.077cm" svg:x2="4.584cm" svg:y2="17.077cm">
          <text:p/>
        </draw:line>
        <draw:line draw:style-name="gr10" draw:layer="layout" svg:x1="4.584cm" svg:y1="17.077cm" svg:x2="4.591cm" svg:y2="17.077cm">
          <text:p/>
        </draw:line>
        <draw:line draw:style-name="gr10" draw:layer="layout" svg:x1="4.591cm" svg:y1="17.077cm" svg:x2="4.598cm" svg:y2="17.077cm">
          <text:p/>
        </draw:line>
        <draw:line draw:style-name="gr10" draw:layer="layout" svg:x1="4.598cm" svg:y1="17.077cm" svg:x2="4.604cm" svg:y2="17.077cm">
          <text:p/>
        </draw:line>
        <draw:line draw:style-name="gr10" draw:layer="layout" svg:x1="4.604cm" svg:y1="17.077cm" svg:x2="4.611cm" svg:y2="17.077cm">
          <text:p/>
        </draw:line>
        <draw:line draw:style-name="gr10" draw:layer="layout" svg:x1="4.611cm" svg:y1="17.077cm" svg:x2="4.618cm" svg:y2="17.077cm">
          <text:p/>
        </draw:line>
        <draw:line draw:style-name="gr10" draw:layer="layout" svg:x1="4.618cm" svg:y1="17.078cm" svg:x2="4.626cm" svg:y2="17.07cm">
          <text:p/>
        </draw:line>
        <draw:line draw:style-name="gr10" draw:layer="layout" svg:x1="4.625cm" svg:y1="17.07cm" svg:x2="4.633cm" svg:y2="17.078cm">
          <text:p/>
        </draw:line>
        <draw:line draw:style-name="gr10" draw:layer="layout" svg:x1="4.632cm" svg:y1="17.077cm" svg:x2="4.638cm" svg:y2="17.077cm">
          <text:p/>
        </draw:line>
        <draw:line draw:style-name="gr10" draw:layer="layout" svg:x1="4.638cm" svg:y1="17.077cm" svg:x2="4.645cm" svg:y2="17.077cm">
          <text:p/>
        </draw:line>
        <draw:line draw:style-name="gr10" draw:layer="layout" svg:x1="4.645cm" svg:y1="17.077cm" svg:x2="4.645cm" svg:y2="17.07cm">
          <text:p/>
        </draw:line>
        <draw:line draw:style-name="gr10" draw:layer="layout" svg:x1="4.645cm" svg:y1="17.07cm" svg:x2="4.653cm" svg:y2="17.078cm">
          <text:p/>
        </draw:line>
        <draw:line draw:style-name="gr10" draw:layer="layout" svg:x1="4.652cm" svg:y1="17.077cm" svg:x2="4.659cm" svg:y2="17.077cm">
          <text:p/>
        </draw:line>
        <draw:line draw:style-name="gr10" draw:layer="layout" svg:x1="4.659cm" svg:y1="17.077cm" svg:x2="4.666cm" svg:y2="17.077cm">
          <text:p/>
        </draw:line>
        <draw:line draw:style-name="gr10" draw:layer="layout" svg:x1="4.666cm" svg:y1="17.077cm" svg:x2="4.666cm" svg:y2="17.07cm">
          <text:p/>
        </draw:line>
        <draw:line draw:style-name="gr10" draw:layer="layout" svg:x1="4.666cm" svg:y1="17.07cm" svg:x2="4.674cm" svg:y2="17.078cm">
          <text:p/>
        </draw:line>
        <draw:line draw:style-name="gr10" draw:layer="layout" svg:x1="4.673cm" svg:y1="17.077cm" svg:x2="4.679cm" svg:y2="17.077cm">
          <text:p/>
        </draw:line>
        <draw:line draw:style-name="gr10" draw:layer="layout" svg:x1="4.679cm" svg:y1="17.077cm" svg:x2="4.686cm" svg:y2="17.077cm">
          <text:p/>
        </draw:line>
        <draw:line draw:style-name="gr10" draw:layer="layout" svg:x1="4.686cm" svg:y1="17.077cm" svg:x2="4.693cm" svg:y2="17.077cm">
          <text:p/>
        </draw:line>
        <draw:line draw:style-name="gr10" draw:layer="layout" svg:x1="4.693cm" svg:y1="17.078cm" svg:x2="4.701cm" svg:y2="17.07cm">
          <text:p/>
        </draw:line>
        <draw:line draw:style-name="gr10" draw:layer="layout" svg:x1="4.7cm" svg:y1="17.07cm" svg:x2="4.7cm" svg:y2="17.077cm">
          <text:p/>
        </draw:line>
        <draw:line draw:style-name="gr10" draw:layer="layout" svg:x1="4.7cm" svg:y1="17.078cm" svg:x2="4.709cm" svg:y2="17.07cm">
          <text:p/>
        </draw:line>
        <draw:line draw:style-name="gr10" draw:layer="layout" svg:x1="4.707cm" svg:y1="17.07cm" svg:x2="4.713cm" svg:y2="17.07cm">
          <text:p/>
        </draw:line>
        <draw:line draw:style-name="gr10" draw:layer="layout" svg:x1="4.713cm" svg:y1="17.07cm" svg:x2="4.713cm" svg:y2="17.077cm">
          <text:p/>
        </draw:line>
        <draw:line draw:style-name="gr10" draw:layer="layout" svg:x1="4.713cm" svg:y1="17.078cm" svg:x2="4.721cm" svg:y2="17.07cm">
          <text:p/>
        </draw:line>
        <draw:line draw:style-name="gr10" draw:layer="layout" svg:x1="4.72cm" svg:y1="17.07cm" svg:x2="4.72cm" svg:y2="17.077cm">
          <text:p/>
        </draw:line>
        <draw:line draw:style-name="gr10" draw:layer="layout" svg:x1="4.72cm" svg:y1="17.077cm" svg:x2="4.727cm" svg:y2="17.077cm">
          <text:p/>
        </draw:line>
        <draw:line draw:style-name="gr10" draw:layer="layout" svg:x1="4.727cm" svg:y1="17.077cm" svg:x2="4.734cm" svg:y2="17.077cm">
          <text:p/>
        </draw:line>
        <draw:line draw:style-name="gr10" draw:layer="layout" svg:x1="4.734cm" svg:y1="17.077cm" svg:x2="4.734cm" svg:y2="17.07cm">
          <text:p/>
        </draw:line>
        <draw:line draw:style-name="gr10" draw:layer="layout" svg:x1="4.734cm" svg:y1="17.07cm" svg:x2="4.741cm" svg:y2="17.07cm">
          <text:p/>
        </draw:line>
        <draw:line draw:style-name="gr10" draw:layer="layout" svg:x1="4.741cm" svg:y1="17.07cm" svg:x2="4.741cm" svg:y2="17.077cm">
          <text:p/>
        </draw:line>
        <draw:line draw:style-name="gr10" draw:layer="layout" svg:x1="4.741cm" svg:y1="17.077cm" svg:x2="4.747cm" svg:y2="17.077cm">
          <text:p/>
        </draw:line>
        <draw:line draw:style-name="gr10" draw:layer="layout" svg:x1="4.747cm" svg:y1="17.078cm" svg:x2="4.755cm" svg:y2="17.07cm">
          <text:p/>
        </draw:line>
        <draw:line draw:style-name="gr10" draw:layer="layout" svg:x1="4.754cm" svg:y1="17.07cm" svg:x2="4.754cm" svg:y2="17.077cm">
          <text:p/>
        </draw:line>
        <draw:line draw:style-name="gr10" draw:layer="layout" svg:x1="4.754cm" svg:y1="17.078cm" svg:x2="4.763cm" svg:y2="17.07cm">
          <text:p/>
        </draw:line>
        <draw:line draw:style-name="gr10" draw:layer="layout" svg:x1="4.761cm" svg:y1="17.07cm" svg:x2="4.768cm" svg:y2="17.07cm">
          <text:p/>
        </draw:line>
        <draw:line draw:style-name="gr10" draw:layer="layout" svg:x1="4.768cm" svg:y1="17.07cm" svg:x2="4.768cm" svg:y2="17.077cm">
          <text:p/>
        </draw:line>
        <draw:line draw:style-name="gr10" draw:layer="layout" svg:x1="4.768cm" svg:y1="17.078cm" svg:x2="4.776cm" svg:y2="17.07cm">
          <text:p/>
        </draw:line>
        <draw:line draw:style-name="gr10" draw:layer="layout" svg:x1="4.775cm" svg:y1="17.07cm" svg:x2="4.782cm" svg:y2="17.07cm">
          <text:p/>
        </draw:line>
        <draw:line draw:style-name="gr10" draw:layer="layout" svg:x1="4.782cm" svg:y1="17.07cm" svg:x2="4.788cm" svg:y2="17.07cm">
          <text:p/>
        </draw:line>
        <draw:line draw:style-name="gr10" draw:layer="layout" svg:x1="4.788cm" svg:y1="17.07cm" svg:x2="4.795cm" svg:y2="17.07cm">
          <text:p/>
        </draw:line>
        <draw:line draw:style-name="gr10" draw:layer="layout" svg:x1="4.795cm" svg:y1="17.07cm" svg:x2="4.802cm" svg:y2="17.07cm">
          <text:p/>
        </draw:line>
        <draw:line draw:style-name="gr10" draw:layer="layout" svg:x1="4.802cm" svg:y1="17.07cm" svg:x2="4.802cm" svg:y2="17.077cm">
          <text:p/>
        </draw:line>
        <draw:line draw:style-name="gr10" draw:layer="layout" svg:x1="4.802cm" svg:y1="17.077cm" svg:x2="4.809cm" svg:y2="17.077cm">
          <text:p/>
        </draw:line>
        <draw:line draw:style-name="gr10" draw:layer="layout" svg:x1="4.809cm" svg:y1="17.077cm" svg:x2="4.809cm" svg:y2="17.07cm">
          <text:p/>
        </draw:line>
        <draw:line draw:style-name="gr10" draw:layer="layout" svg:x1="4.809cm" svg:y1="17.07cm" svg:x2="4.816cm" svg:y2="17.07cm">
          <text:p/>
        </draw:line>
        <draw:line draw:style-name="gr10" draw:layer="layout" svg:x1="4.816cm" svg:y1="17.07cm" svg:x2="4.822cm" svg:y2="17.07cm">
          <text:p/>
        </draw:line>
        <draw:line draw:style-name="gr10" draw:layer="layout" svg:x1="4.822cm" svg:y1="17.07cm" svg:x2="4.829cm" svg:y2="17.07cm">
          <text:p/>
        </draw:line>
        <draw:line draw:style-name="gr10" draw:layer="layout" svg:x1="4.829cm" svg:y1="17.07cm" svg:x2="4.836cm" svg:y2="17.07cm">
          <text:p/>
        </draw:line>
        <draw:line draw:style-name="gr10" draw:layer="layout" svg:x1="4.836cm" svg:y1="17.07cm" svg:x2="4.836cm" svg:y2="17.077cm">
          <text:p/>
        </draw:line>
        <draw:line draw:style-name="gr10" draw:layer="layout" svg:x1="4.836cm" svg:y1="17.078cm" svg:x2="4.844cm" svg:y2="17.07cm">
          <text:p/>
        </draw:line>
        <draw:line draw:style-name="gr10" draw:layer="layout" svg:x1="4.843cm" svg:y1="17.07cm" svg:x2="4.85cm" svg:y2="17.07cm">
          <text:p/>
        </draw:line>
        <draw:line draw:style-name="gr10" draw:layer="layout" svg:x1="4.85cm" svg:y1="17.07cm" svg:x2="4.856cm" svg:y2="17.07cm">
          <text:p/>
        </draw:line>
        <draw:line draw:style-name="gr10" draw:layer="layout" svg:x1="4.856cm" svg:y1="17.07cm" svg:x2="4.856cm" svg:y2="17.063cm">
          <text:p/>
        </draw:line>
        <draw:line draw:style-name="gr10" draw:layer="layout" svg:x1="4.856cm" svg:y1="17.063cm" svg:x2="4.863cm" svg:y2="17.063cm">
          <text:p/>
        </draw:line>
        <draw:line draw:style-name="gr10" draw:layer="layout" svg:x1="4.863cm" svg:y1="17.063cm" svg:x2="4.871cm" svg:y2="17.071cm">
          <text:p/>
        </draw:line>
        <draw:line draw:style-name="gr10" draw:layer="layout" svg:x1="4.87cm" svg:y1="17.07cm" svg:x2="4.87cm" svg:y2="17.063cm">
          <text:p/>
        </draw:line>
        <draw:line draw:style-name="gr10" draw:layer="layout" svg:x1="4.87cm" svg:y1="17.063cm" svg:x2="4.877cm" svg:y2="17.063cm">
          <text:p/>
        </draw:line>
        <draw:line draw:style-name="gr10" draw:layer="layout" svg:x1="4.877cm" svg:y1="17.063cm" svg:x2="4.885cm" svg:y2="17.071cm">
          <text:p/>
        </draw:line>
        <draw:line draw:style-name="gr10" draw:layer="layout" svg:x1="4.884cm" svg:y1="17.071cm" svg:x2="4.892cm" svg:y2="17.063cm">
          <text:p/>
        </draw:line>
        <draw:line draw:style-name="gr10" draw:layer="layout" svg:x1="4.891cm" svg:y1="17.063cm" svg:x2="4.897cm" svg:y2="17.063cm">
          <text:p/>
        </draw:line>
        <draw:line draw:style-name="gr10" draw:layer="layout" svg:x1="4.897cm" svg:y1="17.063cm" svg:x2="4.904cm" svg:y2="17.063cm">
          <text:p/>
        </draw:line>
        <draw:line draw:style-name="gr10" draw:layer="layout" svg:x1="4.904cm" svg:y1="17.063cm" svg:x2="4.911cm" svg:y2="17.063cm">
          <text:p/>
        </draw:line>
        <draw:line draw:style-name="gr10" draw:layer="layout" svg:x1="4.911cm" svg:y1="17.063cm" svg:x2="4.918cm" svg:y2="17.063cm">
          <text:p/>
        </draw:line>
        <draw:line draw:style-name="gr10" draw:layer="layout" svg:x1="4.918cm" svg:y1="17.064cm" svg:x2="4.926cm" svg:y2="17.056cm">
          <text:p/>
        </draw:line>
        <draw:line draw:style-name="gr10" draw:layer="layout" svg:x1="4.925cm" svg:y1="17.056cm" svg:x2="4.931cm" svg:y2="17.056cm">
          <text:p/>
        </draw:line>
        <draw:line draw:style-name="gr10" draw:layer="layout" svg:x1="4.931cm" svg:y1="17.056cm" svg:x2="4.938cm" svg:y2="17.056cm">
          <text:p/>
        </draw:line>
        <draw:line draw:style-name="gr10" draw:layer="layout" svg:x1="4.938cm" svg:y1="17.056cm" svg:x2="4.945cm" svg:y2="17.056cm">
          <text:p/>
        </draw:line>
        <draw:line draw:style-name="gr10" draw:layer="layout" svg:x1="4.945cm" svg:y1="17.056cm" svg:x2="4.952cm" svg:y2="17.056cm">
          <text:p/>
        </draw:line>
        <draw:line draw:style-name="gr10" draw:layer="layout" svg:x1="4.952cm" svg:y1="17.056cm" svg:x2="4.959cm" svg:y2="17.056cm">
          <text:p/>
        </draw:line>
        <draw:line draw:style-name="gr10" draw:layer="layout" svg:x1="4.959cm" svg:y1="17.056cm" svg:x2="4.965cm" svg:y2="17.056cm">
          <text:p/>
        </draw:line>
        <draw:line draw:style-name="gr10" draw:layer="layout" svg:x1="4.965cm" svg:y1="17.056cm" svg:x2="4.972cm" svg:y2="17.056cm">
          <text:p/>
        </draw:line>
        <draw:line draw:style-name="gr10" draw:layer="layout" svg:x1="4.972cm" svg:y1="17.057cm" svg:x2="4.98cm" svg:y2="17.049cm">
          <text:p/>
        </draw:line>
        <draw:line draw:style-name="gr10" draw:layer="layout" svg:x1="4.979cm" svg:y1="17.05cm" svg:x2="4.987cm" svg:y2="17.043cm">
          <text:p/>
        </draw:line>
        <draw:line draw:style-name="gr10" draw:layer="layout" svg:x1="4.986cm" svg:y1="17.043cm" svg:x2="4.994cm" svg:y2="17.05cm">
          <text:p/>
        </draw:line>
        <draw:line draw:style-name="gr10" draw:layer="layout" svg:x1="4.993cm" svg:y1="17.049cm" svg:x2="4.993cm" svg:y2="17.043cm">
          <text:p/>
        </draw:line>
        <draw:line draw:style-name="gr10" draw:layer="layout" svg:x1="4.993cm" svg:y1="17.043cm" svg:x2="5cm" svg:y2="17.043cm">
          <text:p/>
        </draw:line>
        <draw:line draw:style-name="gr10" draw:layer="layout" svg:x1="5cm" svg:y1="17.043cm" svg:x2="5.006cm" svg:y2="17.043cm">
          <text:p/>
        </draw:line>
        <draw:line draw:style-name="gr10" draw:layer="layout" svg:x1="5.006cm" svg:y1="17.043cm" svg:x2="5.013cm" svg:y2="17.043cm">
          <text:p/>
        </draw:line>
        <draw:line draw:style-name="gr10" draw:layer="layout" svg:x1="5.013cm" svg:y1="17.043cm" svg:x2="5.013cm" svg:y2="17.036cm">
          <text:p/>
        </draw:line>
        <draw:line draw:style-name="gr10" draw:layer="layout" svg:x1="5.013cm" svg:y1="17.036cm" svg:x2="5.02cm" svg:y2="17.036cm">
          <text:p/>
        </draw:line>
        <draw:line draw:style-name="gr10" draw:layer="layout" svg:x1="5.02cm" svg:y1="17.036cm" svg:x2="5.027cm" svg:y2="17.036cm">
          <text:p/>
        </draw:line>
        <draw:line draw:style-name="gr10" draw:layer="layout" svg:x1="5.027cm" svg:y1="17.036cm" svg:x2="5.034cm" svg:y2="17.036cm">
          <text:p/>
        </draw:line>
        <draw:line draw:style-name="gr10" draw:layer="layout" svg:x1="5.034cm" svg:y1="17.036cm" svg:x2="5.04cm" svg:y2="17.036cm">
          <text:p/>
        </draw:line>
        <draw:line draw:style-name="gr10" draw:layer="layout" svg:x1="5.04cm" svg:y1="17.036cm" svg:x2="5.047cm" svg:y2="17.036cm">
          <text:p/>
        </draw:line>
        <draw:line draw:style-name="gr10" draw:layer="layout" svg:x1="5.047cm" svg:y1="17.036cm" svg:x2="5.054cm" svg:y2="17.036cm">
          <text:p/>
        </draw:line>
        <draw:line draw:style-name="gr10" draw:layer="layout" svg:x1="5.054cm" svg:y1="17.036cm" svg:x2="5.061cm" svg:y2="17.036cm">
          <text:p/>
        </draw:line>
        <draw:line draw:style-name="gr10" draw:layer="layout" svg:x1="5.061cm" svg:y1="17.036cm" svg:x2="5.068cm" svg:y2="17.036cm">
          <text:p/>
        </draw:line>
        <draw:line draw:style-name="gr10" draw:layer="layout" svg:x1="5.068cm" svg:y1="17.037cm" svg:x2="5.076cm" svg:y2="17.029cm">
          <text:p/>
        </draw:line>
        <draw:line draw:style-name="gr10" draw:layer="layout" svg:x1="5.075cm" svg:y1="17.029cm" svg:x2="5.081cm" svg:y2="17.029cm">
          <text:p/>
        </draw:line>
        <draw:line draw:style-name="gr10" draw:layer="layout" svg:x1="5.081cm" svg:y1="17.029cm" svg:x2="5.081cm" svg:y2="17.022cm">
          <text:p/>
        </draw:line>
        <draw:line draw:style-name="gr10" draw:layer="layout" svg:x1="5.081cm" svg:y1="17.022cm" svg:x2="5.088cm" svg:y2="17.022cm">
          <text:p/>
        </draw:line>
        <draw:line draw:style-name="gr10" draw:layer="layout" svg:x1="5.088cm" svg:y1="17.023cm" svg:x2="5.096cm" svg:y2="17.015cm">
          <text:p/>
        </draw:line>
        <draw:line draw:style-name="gr10" draw:layer="layout" svg:x1="5.095cm" svg:y1="17.015cm" svg:x2="5.095cm" svg:y2="17.009cm">
          <text:p/>
        </draw:line>
        <draw:line draw:style-name="gr10" draw:layer="layout" svg:x1="5.095cm" svg:y1="17.009cm" svg:x2="5.102cm" svg:y2="17.009cm">
          <text:p/>
        </draw:line>
        <draw:line draw:style-name="gr10" draw:layer="layout" svg:x1="5.102cm" svg:y1="17.01cm" svg:x2="5.111cm" svg:y2="17.002cm">
          <text:p/>
        </draw:line>
        <draw:line draw:style-name="gr10" draw:layer="layout" svg:x1="5.109cm" svg:y1="17.002cm" svg:x2="5.115cm" svg:y2="17.002cm">
          <text:p/>
        </draw:line>
        <draw:line draw:style-name="gr10" draw:layer="layout" svg:x1="5.115cm" svg:y1="17.002cm" svg:x2="5.115cm" svg:y2="16.995cm">
          <text:p/>
        </draw:line>
        <draw:line draw:style-name="gr10" draw:layer="layout" svg:x1="5.115cm" svg:y1="16.995cm" svg:x2="5.122cm" svg:y2="16.995cm">
          <text:p/>
        </draw:line>
        <draw:line draw:style-name="gr10" draw:layer="layout" svg:x1="5.122cm" svg:y1="16.995cm" svg:x2="5.129cm" svg:y2="16.995cm">
          <text:p/>
        </draw:line>
        <draw:line draw:style-name="gr10" draw:layer="layout" svg:x1="5.129cm" svg:y1="16.995cm" svg:x2="5.129cm" svg:y2="16.988cm">
          <text:p/>
        </draw:line>
        <draw:line draw:style-name="gr10" draw:layer="layout" svg:x1="5.129cm" svg:y1="16.988cm" svg:x2="5.137cm" svg:y2="16.997cm">
          <text:p/>
        </draw:line>
        <draw:line draw:style-name="gr10" draw:layer="layout" svg:x1="5.136cm" svg:y1="16.995cm" svg:x2="5.143cm" svg:y2="16.995cm">
          <text:p/>
        </draw:line>
        <draw:line draw:style-name="gr10" draw:layer="layout" svg:x1="5.143cm" svg:y1="16.995cm" svg:x2="5.15cm" svg:y2="17.003cm">
          <text:p/>
        </draw:line>
        <draw:line draw:style-name="gr10" draw:layer="layout" svg:x1="5.149cm" svg:y1="17.003cm" svg:x2="5.157cm" svg:y2="16.995cm">
          <text:p/>
        </draw:line>
        <draw:line draw:style-name="gr10" draw:layer="layout" svg:x1="5.156cm" svg:y1="16.995cm" svg:x2="5.163cm" svg:y2="16.995cm">
          <text:p/>
        </draw:line>
        <draw:line draw:style-name="gr10" draw:layer="layout" svg:x1="5.163cm" svg:y1="16.997cm" svg:x2="5.171cm" svg:y2="16.988cm">
          <text:p/>
        </draw:line>
        <draw:line draw:style-name="gr10" draw:layer="layout" svg:x1="5.17cm" svg:y1="16.989cm" svg:x2="5.178cm" svg:y2="16.975cm">
          <text:p/>
        </draw:line>
        <draw:line draw:style-name="gr10" draw:layer="layout" svg:x1="5.177cm" svg:y1="16.976cm" svg:x2="5.185cm" svg:y2="16.961cm">
          <text:p/>
        </draw:line>
        <draw:line draw:style-name="gr10" draw:layer="layout" svg:x1="5.184cm" svg:y1="16.961cm" svg:x2="5.184cm" svg:y2="16.954cm">
          <text:p/>
        </draw:line>
        <draw:line draw:style-name="gr10" draw:layer="layout" svg:x1="5.184cm" svg:y1="16.955cm" svg:x2="5.191cm" svg:y2="16.941cm">
          <text:p/>
        </draw:line>
        <draw:line draw:style-name="gr10" draw:layer="layout" svg:x1="5.19cm" svg:y1="16.943cm" svg:x2="5.198cm" svg:y2="16.934cm">
          <text:p/>
        </draw:line>
        <draw:line draw:style-name="gr10" draw:layer="layout" svg:x1="5.197cm" svg:y1="16.934cm" svg:x2="5.197cm" svg:y2="16.92cm">
          <text:p/>
        </draw:line>
        <draw:line draw:style-name="gr10" draw:layer="layout" svg:x1="5.197cm" svg:y1="16.921cm" svg:x2="5.205cm" svg:y2="16.913cm">
          <text:p/>
        </draw:line>
        <draw:line draw:style-name="gr10" draw:layer="layout" svg:x1="5.204cm" svg:y1="16.914cm" svg:x2="5.213cm" svg:y2="16.907cm">
          <text:p/>
        </draw:line>
        <draw:line draw:style-name="gr10" draw:layer="layout" svg:x1="5.211cm" svg:y1="16.907cm" svg:x2="5.211cm" svg:y2="16.9cm">
          <text:p/>
        </draw:line>
        <draw:line draw:style-name="gr10" draw:layer="layout" svg:x1="5.211cm" svg:y1="16.901cm" svg:x2="5.219cm" svg:y2="16.893cm">
          <text:p/>
        </draw:line>
        <draw:line draw:style-name="gr10" draw:layer="layout" svg:x1="5.218cm" svg:y1="16.893cm" svg:x2="5.218cm" svg:y2="16.879cm">
          <text:p/>
        </draw:line>
        <draw:line draw:style-name="gr10" draw:layer="layout" svg:x1="5.218cm" svg:y1="16.879cm" svg:x2="5.224cm" svg:y2="16.879cm">
          <text:p/>
        </draw:line>
        <draw:line draw:style-name="gr10" draw:layer="layout" svg:x1="5.224cm" svg:y1="16.879cm" svg:x2="5.231cm" svg:y2="16.879cm">
          <text:p/>
        </draw:line>
        <draw:line draw:style-name="gr10" draw:layer="layout" svg:x1="5.231cm" svg:y1="16.879cm" svg:x2="5.231cm" svg:y2="16.873cm">
          <text:p/>
        </draw:line>
        <draw:line draw:style-name="gr10" draw:layer="layout" svg:x1="5.231cm" svg:y1="16.873cm" svg:x2="5.239cm" svg:y2="16.88cm">
          <text:p/>
        </draw:line>
        <draw:line draw:style-name="gr10" draw:layer="layout" svg:x1="5.238cm" svg:y1="16.879cm" svg:x2="5.245cm" svg:y2="16.879cm">
          <text:p/>
        </draw:line>
        <draw:line draw:style-name="gr10" draw:layer="layout" svg:x1="5.245cm" svg:y1="16.879cm" svg:x2="5.253cm" svg:y2="16.887cm">
          <text:p/>
        </draw:line>
        <draw:line draw:style-name="gr10" draw:layer="layout" svg:x1="5.252cm" svg:y1="16.886cm" svg:x2="5.259cm" svg:y2="16.895cm">
          <text:p/>
        </draw:line>
        <draw:line draw:style-name="gr10" draw:layer="layout" svg:x1="5.258cm" svg:y1="16.895cm" svg:x2="5.267cm" svg:y2="16.886cm">
          <text:p/>
        </draw:line>
        <draw:line draw:style-name="gr10" draw:layer="layout" svg:x1="5.265cm" svg:y1="16.886cm" svg:x2="5.265cm" svg:y2="16.879cm">
          <text:p/>
        </draw:line>
        <draw:line draw:style-name="gr10" draw:layer="layout" svg:x1="5.265cm" svg:y1="16.88cm" svg:x2="5.273cm" svg:y2="16.873cm">
          <text:p/>
        </draw:line>
        <draw:line draw:style-name="gr10" draw:layer="layout" svg:x1="5.272cm" svg:y1="16.874cm" svg:x2="5.28cm" svg:y2="16.866cm">
          <text:p/>
        </draw:line>
        <draw:line draw:style-name="gr10" draw:layer="layout" svg:x1="5.279cm" svg:y1="16.866cm" svg:x2="5.279cm" svg:y2="16.859cm">
          <text:p/>
        </draw:line>
        <draw:line draw:style-name="gr10" draw:layer="layout" svg:x1="5.279cm" svg:y1="16.86cm" svg:x2="5.287cm" svg:y2="16.852cm">
          <text:p/>
        </draw:line>
        <draw:line draw:style-name="gr10" draw:layer="layout" svg:x1="5.286cm" svg:y1="16.852cm" svg:x2="5.286cm" svg:y2="16.845cm">
          <text:p/>
        </draw:line>
        <draw:line draw:style-name="gr10" draw:layer="layout" svg:x1="5.286cm" svg:y1="16.846cm" svg:x2="5.294cm" svg:y2="16.839cm">
          <text:p/>
        </draw:line>
        <draw:line draw:style-name="gr10" draw:layer="layout" svg:x1="5.293cm" svg:y1="16.839cm" svg:x2="5.299cm" svg:y2="16.839cm">
          <text:p/>
        </draw:line>
        <draw:line draw:style-name="gr10" draw:layer="layout" svg:x1="5.299cm" svg:y1="16.839cm" svg:x2="5.299cm" svg:y2="16.832cm">
          <text:p/>
        </draw:line>
        <draw:line draw:style-name="gr10" draw:layer="layout" svg:x1="5.299cm" svg:y1="16.833cm" svg:x2="5.307cm" svg:y2="16.818cm">
          <text:p/>
        </draw:line>
        <draw:line draw:style-name="gr10" draw:layer="layout" svg:x1="5.306cm" svg:y1="16.819cm" svg:x2="5.315cm" svg:y2="16.805cm">
          <text:p/>
        </draw:line>
        <draw:line draw:style-name="gr10" draw:layer="layout" svg:x1="5.313cm" svg:y1="16.805cm" svg:x2="5.313cm" svg:y2="16.784cm">
          <text:p/>
        </draw:line>
        <draw:line draw:style-name="gr10" draw:layer="layout" svg:x1="5.313cm" svg:y1="16.785cm" svg:x2="5.321cm" svg:y2="16.777cm">
          <text:p/>
        </draw:line>
        <draw:line draw:style-name="gr10" draw:layer="layout" svg:x1="5.32cm" svg:y1="16.778cm" svg:x2="5.328cm" svg:y2="16.764cm">
          <text:p/>
        </draw:line>
        <draw:line draw:style-name="gr10" draw:layer="layout" svg:x1="5.327cm" svg:y1="16.764cm" svg:x2="5.333cm" svg:y2="16.764cm">
          <text:p/>
        </draw:line>
        <draw:line draw:style-name="gr10" draw:layer="layout" svg:x1="5.333cm" svg:y1="16.764cm" svg:x2="5.341cm" svg:y2="16.772cm">
          <text:p/>
        </draw:line>
        <draw:line draw:style-name="gr10" draw:layer="layout" svg:x1="5.34cm" svg:y1="16.771cm" svg:x2="5.348cm" svg:y2="16.785cm">
          <text:p/>
        </draw:line>
        <draw:line draw:style-name="gr10" draw:layer="layout" svg:x1="5.347cm" svg:y1="16.784cm" svg:x2="5.347cm" svg:y2="16.791cm">
          <text:p/>
        </draw:line>
        <draw:line draw:style-name="gr10" draw:layer="layout" svg:x1="5.347cm" svg:y1="16.791cm" svg:x2="5.355cm" svg:y2="16.806cm">
          <text:p/>
        </draw:line>
        <draw:line draw:style-name="gr10" draw:layer="layout" svg:x1="5.354cm" svg:y1="16.805cm" svg:x2="5.354cm" svg:y2="16.811cm">
          <text:p/>
        </draw:line>
        <draw:line draw:style-name="gr10" draw:layer="layout" svg:x1="5.354cm" svg:y1="16.812cm" svg:x2="5.363cm" svg:y2="16.805cm">
          <text:p/>
        </draw:line>
        <draw:line draw:style-name="gr10" draw:layer="layout" svg:x1="5.361cm" svg:y1="16.805cm" svg:x2="5.369cm" svg:y2="16.812cm">
          <text:p/>
        </draw:line>
        <draw:line draw:style-name="gr10" draw:layer="layout" svg:x1="5.368cm" svg:y1="16.811cm" svg:x2="5.368cm" svg:y2="16.784cm">
          <text:p/>
        </draw:line>
        <draw:line draw:style-name="gr10" draw:layer="layout" svg:x1="5.368cm" svg:y1="16.785cm" svg:x2="5.375cm" svg:y2="16.777cm">
          <text:p/>
        </draw:line>
        <draw:line draw:style-name="gr10" draw:layer="layout" svg:x1="5.374cm" svg:y1="16.777cm" svg:x2="5.381cm" svg:y2="16.777cm">
          <text:p/>
        </draw:line>
        <draw:line draw:style-name="gr10" draw:layer="layout" svg:x1="5.381cm" svg:y1="16.777cm" svg:x2="5.381cm" svg:y2="16.757cm">
          <text:p/>
        </draw:line>
        <draw:line draw:style-name="gr10" draw:layer="layout" svg:x1="5.381cm" svg:y1="16.757cm" svg:x2="5.389cm" svg:y2="16.765cm">
          <text:p/>
        </draw:line>
        <draw:line draw:style-name="gr10" draw:layer="layout" svg:x1="5.388cm" svg:y1="16.764cm" svg:x2="5.395cm" svg:y2="16.764cm">
          <text:p/>
        </draw:line>
        <draw:line draw:style-name="gr10" draw:layer="layout" svg:x1="5.395cm" svg:y1="16.765cm" svg:x2="5.403cm" svg:y2="16.757cm">
          <text:p/>
        </draw:line>
        <draw:line draw:style-name="gr10" draw:layer="layout" svg:x1="5.402cm" svg:y1="16.757cm" svg:x2="5.402cm" svg:y2="16.75cm">
          <text:p/>
        </draw:line>
        <draw:line draw:style-name="gr10" draw:layer="layout" svg:x1="5.402cm" svg:y1="16.751cm" svg:x2="5.409cm" svg:y2="16.737cm">
          <text:p/>
        </draw:line>
        <draw:line draw:style-name="gr10" draw:layer="layout" svg:x1="5.408cm" svg:y1="16.738cm" svg:x2="5.417cm" svg:y2="16.723cm">
          <text:p/>
        </draw:line>
        <draw:line draw:style-name="gr10" draw:layer="layout" svg:x1="5.415cm" svg:y1="16.723cm" svg:x2="5.415cm" svg:y2="16.703cm">
          <text:p/>
        </draw:line>
        <draw:line draw:style-name="gr10" draw:layer="layout" svg:x1="5.415cm" svg:y1="16.704cm" svg:x2="5.423cm" svg:y2="16.689cm">
          <text:p/>
        </draw:line>
        <draw:line draw:style-name="gr10" draw:layer="layout" svg:x1="5.422cm" svg:y1="16.689cm" svg:x2="5.422cm" svg:y2="16.675cm">
          <text:p/>
        </draw:line>
        <draw:line draw:style-name="gr10" draw:layer="layout" svg:x1="5.422cm" svg:y1="16.676cm" svg:x2="5.43cm" svg:y2="16.662cm">
          <text:p/>
        </draw:line>
        <draw:line draw:style-name="gr10" draw:layer="layout" svg:x1="5.429cm" svg:y1="16.663cm" svg:x2="5.437cm" svg:y2="16.648cm">
          <text:p/>
        </draw:line>
        <draw:line draw:style-name="gr10" draw:layer="layout" svg:x1="5.436cm" svg:y1="16.648cm" svg:x2="5.436cm" svg:y2="16.641cm">
          <text:p/>
        </draw:line>
        <draw:line draw:style-name="gr10" draw:layer="layout" svg:x1="5.436cm" svg:y1="16.642cm" svg:x2="5.443cm" svg:y2="16.635cm">
          <text:p/>
        </draw:line>
        <draw:line draw:style-name="gr10" draw:layer="layout" svg:x1="5.442cm" svg:y1="16.637cm" svg:x2="5.45cm" svg:y2="16.628cm">
          <text:p/>
        </draw:line>
        <draw:line draw:style-name="gr10" draw:layer="layout" svg:x1="5.449cm" svg:y1="16.628cm" svg:x2="5.449cm" svg:y2="16.614cm">
          <text:p/>
        </draw:line>
        <draw:line draw:style-name="gr10" draw:layer="layout" svg:x1="5.449cm" svg:y1="16.615cm" svg:x2="5.457cm" svg:y2="16.607cm">
          <text:p/>
        </draw:line>
        <draw:line draw:style-name="gr10" draw:layer="layout" svg:x1="5.456cm" svg:y1="16.608cm" svg:x2="5.465cm" svg:y2="16.594cm">
          <text:p/>
        </draw:line>
        <draw:line draw:style-name="gr10" draw:layer="layout" svg:x1="5.463cm" svg:y1="16.594cm" svg:x2="5.471cm" svg:y2="16.602cm">
          <text:p/>
        </draw:line>
        <draw:line draw:style-name="gr10" draw:layer="layout" svg:x1="5.47cm" svg:y1="16.601cm" svg:x2="5.47cm" svg:y2="16.614cm">
          <text:p/>
        </draw:line>
        <draw:line draw:style-name="gr10" draw:layer="layout" svg:x1="5.47cm" svg:y1="16.615cm" svg:x2="5.478cm" svg:y2="16.607cm">
          <text:p/>
        </draw:line>
        <draw:line draw:style-name="gr10" draw:layer="layout" svg:x1="5.477cm" svg:y1="16.608cm" svg:x2="5.484cm" svg:y2="16.601cm">
          <text:p/>
        </draw:line>
        <draw:line draw:style-name="gr10" draw:layer="layout" svg:x1="5.483cm" svg:y1="16.601cm" svg:x2="5.483cm" svg:y2="16.594cm">
          <text:p/>
        </draw:line>
        <draw:line draw:style-name="gr10" draw:layer="layout" svg:x1="5.483cm" svg:y1="16.595cm" svg:x2="5.491cm" svg:y2="16.587cm">
          <text:p/>
        </draw:line>
        <draw:line draw:style-name="gr10" draw:layer="layout" svg:x1="5.49cm" svg:y1="16.589cm" svg:x2="5.498cm" svg:y2="16.58cm">
          <text:p/>
        </draw:line>
        <draw:line draw:style-name="gr10" draw:layer="layout" svg:x1="5.497cm" svg:y1="16.581cm" svg:x2="5.505cm" svg:y2="16.567cm">
          <text:p/>
        </draw:line>
        <draw:line draw:style-name="gr10" draw:layer="layout" svg:x1="5.504cm" svg:y1="16.567cm" svg:x2="5.513cm" svg:y2="16.574cm">
          <text:p/>
        </draw:line>
        <draw:line draw:style-name="gr10" draw:layer="layout" svg:x1="5.511cm" svg:y1="16.573cm" svg:x2="5.517cm" svg:y2="16.573cm">
          <text:p/>
        </draw:line>
        <draw:line draw:style-name="gr10" draw:layer="layout" svg:x1="5.517cm" svg:y1="16.573cm" svg:x2="5.517cm" svg:y2="16.587cm">
          <text:p/>
        </draw:line>
        <draw:line draw:style-name="gr10" draw:layer="layout" svg:x1="5.517cm" svg:y1="16.587cm" svg:x2="5.525cm" svg:y2="16.595cm">
          <text:p/>
        </draw:line>
        <draw:line draw:style-name="gr10" draw:layer="layout" svg:x1="5.524cm" svg:y1="16.594cm" svg:x2="5.524cm" svg:y2="16.601cm">
          <text:p/>
        </draw:line>
        <draw:line draw:style-name="gr10" draw:layer="layout" svg:x1="5.524cm" svg:y1="16.601cm" svg:x2="5.532cm" svg:y2="16.615cm">
          <text:p/>
        </draw:line>
        <draw:line draw:style-name="gr10" draw:layer="layout" svg:x1="5.531cm" svg:y1="16.614cm" svg:x2="5.539cm" svg:y2="16.636cm">
          <text:p/>
        </draw:line>
        <draw:line draw:style-name="gr10" draw:layer="layout" svg:x1="5.538cm" svg:y1="16.635cm" svg:x2="5.538cm" svg:y2="16.628cm">
          <text:p/>
        </draw:line>
        <draw:line draw:style-name="gr10" draw:layer="layout" svg:x1="5.538cm" svg:y1="16.628cm" svg:x2="5.546cm" svg:y2="16.637cm">
          <text:p/>
        </draw:line>
        <draw:line draw:style-name="gr10" draw:layer="layout" svg:x1="5.545cm" svg:y1="16.637cm" svg:x2="5.552cm" svg:y2="16.628cm">
          <text:p/>
        </draw:line>
        <draw:line draw:style-name="gr10" draw:layer="layout" svg:x1="5.551cm" svg:y1="16.629cm" svg:x2="5.559cm" svg:y2="16.601cm">
          <text:p/>
        </draw:line>
        <draw:line draw:style-name="gr10" draw:layer="layout" svg:x1="5.558cm" svg:y1="16.601cm" svg:x2="5.567cm" svg:y2="16.608cm">
          <text:p/>
        </draw:line>
        <draw:line draw:style-name="gr10" draw:layer="layout" svg:x1="5.565cm" svg:y1="16.607cm" svg:x2="5.572cm" svg:y2="16.607cm">
          <text:p/>
        </draw:line>
        <draw:line draw:style-name="gr10" draw:layer="layout" svg:x1="5.572cm" svg:y1="16.607cm" svg:x2="5.572cm" svg:y2="16.614cm">
          <text:p/>
        </draw:line>
        <draw:line draw:style-name="gr10" draw:layer="layout" svg:x1="5.572cm" svg:y1="16.615cm" svg:x2="5.58cm" svg:y2="16.607cm">
          <text:p/>
        </draw:line>
        <draw:line draw:style-name="gr10" draw:layer="layout" svg:x1="5.579cm" svg:y1="16.607cm" svg:x2="5.579cm" svg:y2="16.601cm">
          <text:p/>
        </draw:line>
        <draw:line draw:style-name="gr10" draw:layer="layout" svg:x1="5.579cm" svg:y1="16.602cm" svg:x2="5.587cm" svg:y2="16.58cm">
          <text:p/>
        </draw:line>
        <draw:line draw:style-name="gr10" draw:layer="layout" svg:x1="5.586cm" svg:y1="16.581cm" svg:x2="5.593cm" svg:y2="16.573cm">
          <text:p/>
        </draw:line>
        <draw:line draw:style-name="gr10" draw:layer="layout" svg:x1="5.592cm" svg:y1="16.573cm" svg:x2="5.592cm" svg:y2="16.533cm">
          <text:p/>
        </draw:line>
        <draw:line draw:style-name="gr10" draw:layer="layout" svg:x1="5.592cm" svg:y1="16.534cm" svg:x2="5.6cm" svg:y2="16.478cm">
          <text:p/>
        </draw:line>
        <draw:line draw:style-name="gr10" draw:layer="layout" svg:x1="5.599cm" svg:y1="16.479cm" svg:x2="5.607cm" svg:y2="16.444cm">
          <text:p/>
        </draw:line>
        <draw:line draw:style-name="gr10" draw:layer="layout" svg:x1="5.606cm" svg:y1="16.444cm" svg:x2="5.606cm" svg:y2="16.383cm">
          <text:p/>
        </draw:line>
        <draw:line draw:style-name="gr10" draw:layer="layout" svg:x1="5.606cm" svg:y1="16.384cm" svg:x2="5.615cm" svg:y2="16.342cm">
          <text:p/>
        </draw:line>
        <draw:line draw:style-name="gr10" draw:layer="layout" svg:x1="5.613cm" svg:y1="16.342cm" svg:x2="5.613cm" svg:y2="16.315cm">
          <text:p/>
        </draw:line>
        <draw:line draw:style-name="gr10" draw:layer="layout" svg:x1="5.613cm" svg:y1="16.316cm" svg:x2="5.621cm" svg:y2="16.281cm">
          <text:p/>
        </draw:line>
        <draw:line draw:style-name="gr10" draw:layer="layout" svg:x1="5.62cm" svg:y1="16.282cm" svg:x2="5.627cm" svg:y2="16.261cm">
          <text:p/>
        </draw:line>
        <draw:line draw:style-name="gr10" draw:layer="layout" svg:x1="5.626cm" svg:y1="16.261cm" svg:x2="5.626cm" svg:y2="16.247cm">
          <text:p/>
        </draw:line>
        <draw:line draw:style-name="gr10" draw:layer="layout" svg:x1="5.626cm" svg:y1="16.247cm" svg:x2="5.634cm" svg:y2="16.255cm">
          <text:p/>
        </draw:line>
        <draw:line draw:style-name="gr10" draw:layer="layout" svg:x1="5.633cm" svg:y1="16.255cm" svg:x2="5.641cm" svg:y2="16.24cm">
          <text:p/>
        </draw:line>
        <draw:line draw:style-name="gr10" draw:layer="layout" svg:x1="5.64cm" svg:y1="16.24cm" svg:x2="5.64cm" svg:y2="16.234cm">
          <text:p/>
        </draw:line>
        <draw:line draw:style-name="gr10" draw:layer="layout" svg:x1="5.64cm" svg:y1="16.234cm" svg:x2="5.647cm" svg:y2="16.234cm">
          <text:p/>
        </draw:line>
        <draw:line draw:style-name="gr10" draw:layer="layout" svg:x1="5.647cm" svg:y1="16.235cm" svg:x2="5.655cm" svg:y2="16.227cm">
          <text:p/>
        </draw:line>
        <draw:line draw:style-name="gr10" draw:layer="layout" svg:x1="5.654cm" svg:y1="16.227cm" svg:x2="5.661cm" svg:y2="16.248cm">
          <text:p/>
        </draw:line>
        <draw:line draw:style-name="gr10" draw:layer="layout" svg:x1="5.66cm" svg:y1="16.247cm" svg:x2="5.669cm" svg:y2="16.262cm">
          <text:p/>
        </draw:line>
        <draw:line draw:style-name="gr10" draw:layer="layout" svg:x1="5.667cm" svg:y1="16.261cm" svg:x2="5.675cm" svg:y2="16.282cm">
          <text:p/>
        </draw:line>
        <draw:line draw:style-name="gr10" draw:layer="layout" svg:x1="5.674cm" svg:y1="16.281cm" svg:x2="5.682cm" svg:y2="16.309cm">
          <text:p/>
        </draw:line>
        <draw:line draw:style-name="gr10" draw:layer="layout" svg:x1="5.681cm" svg:y1="16.308cm" svg:x2="5.689cm" svg:y2="16.316cm">
          <text:p/>
        </draw:line>
        <draw:line draw:style-name="gr10" draw:layer="layout" svg:x1="5.688cm" svg:y1="16.315cm" svg:x2="5.696cm" svg:y2="16.323cm">
          <text:p/>
        </draw:line>
        <draw:line draw:style-name="gr10" draw:layer="layout" svg:x1="5.695cm" svg:y1="16.322cm" svg:x2="5.695cm" svg:y2="16.308cm">
          <text:p/>
        </draw:line>
        <draw:line draw:style-name="gr10" draw:layer="layout" svg:x1="5.695cm" svg:y1="16.309cm" svg:x2="5.702cm" svg:y2="16.281cm">
          <text:p/>
        </draw:line>
        <draw:line draw:style-name="gr10" draw:layer="layout" svg:x1="5.701cm" svg:y1="16.283cm" svg:x2="5.709cm" svg:y2="16.274cm">
          <text:p/>
        </draw:line>
        <draw:line draw:style-name="gr10" draw:layer="layout" svg:x1="5.708cm" svg:y1="16.274cm" svg:x2="5.708cm" svg:y2="16.254cm">
          <text:p/>
        </draw:line>
        <draw:line draw:style-name="gr10" draw:layer="layout" svg:x1="5.708cm" svg:y1="16.255cm" svg:x2="5.717cm" svg:y2="16.213cm">
          <text:p/>
        </draw:line>
        <draw:line draw:style-name="gr10" draw:layer="layout" svg:x1="5.715cm" svg:y1="16.213cm" svg:x2="5.715cm" svg:y2="16.227cm">
          <text:p/>
        </draw:line>
        <draw:line draw:style-name="gr10" draw:layer="layout" svg:x1="5.715cm" svg:y1="16.228cm" svg:x2="5.723cm" svg:y2="16.213cm">
          <text:p/>
        </draw:line>
        <draw:line draw:style-name="gr10" draw:layer="layout" svg:x1="5.722cm" svg:y1="16.214cm" svg:x2="5.73cm" svg:y2="16.206cm">
          <text:p/>
        </draw:line>
        <draw:line draw:style-name="gr10" draw:layer="layout" svg:x1="5.729cm" svg:y1="16.206cm" svg:x2="5.729cm" svg:y2="16.2cm">
          <text:p/>
        </draw:line>
        <draw:line draw:style-name="gr10" draw:layer="layout" svg:x1="5.729cm" svg:y1="16.201cm" svg:x2="5.736cm" svg:y2="16.179cm">
          <text:p/>
        </draw:line>
        <draw:line draw:style-name="gr10" draw:layer="layout" svg:x1="5.735cm" svg:y1="16.179cm" svg:x2="5.743cm" svg:y2="16.194cm">
          <text:p/>
        </draw:line>
        <draw:line draw:style-name="gr10" draw:layer="layout" svg:x1="5.742cm" svg:y1="16.193cm" svg:x2="5.742cm" svg:y2="16.186cm">
          <text:p/>
        </draw:line>
        <draw:line draw:style-name="gr10" draw:layer="layout" svg:x1="5.742cm" svg:y1="16.186cm" svg:x2="5.75cm" svg:y2="16.194cm">
          <text:p/>
        </draw:line>
        <draw:line draw:style-name="gr10" draw:layer="layout" svg:x1="5.749cm" svg:y1="16.193cm" svg:x2="5.749cm" svg:y2="16.2cm">
          <text:p/>
        </draw:line>
        <draw:line draw:style-name="gr10" draw:layer="layout" svg:x1="5.749cm" svg:y1="16.201cm" svg:x2="5.757cm" svg:y2="16.193cm">
          <text:p/>
        </draw:line>
        <draw:line draw:style-name="gr10" draw:layer="layout" svg:x1="5.756cm" svg:y1="16.194cm" svg:x2="5.765cm" svg:y2="16.186cm">
          <text:p/>
        </draw:line>
        <draw:line draw:style-name="gr10" draw:layer="layout" svg:x1="5.763cm" svg:y1="16.186cm" svg:x2="5.763cm" svg:y2="16.179cm">
          <text:p/>
        </draw:line>
        <draw:line draw:style-name="gr10" draw:layer="layout" svg:x1="5.763cm" svg:y1="16.181cm" svg:x2="5.771cm" svg:y2="16.172cm">
          <text:p/>
        </draw:line>
        <draw:line draw:style-name="gr10" draw:layer="layout" svg:x1="5.77cm" svg:y1="16.173cm" svg:x2="5.777cm" svg:y2="16.145cm">
          <text:p/>
        </draw:line>
        <draw:line draw:style-name="gr10" draw:layer="layout" svg:x1="5.776cm" svg:y1="16.145cm" svg:x2="5.776cm" svg:y2="16.118cm">
          <text:p/>
        </draw:line>
        <draw:line draw:style-name="gr10" draw:layer="layout" svg:x1="5.776cm" svg:y1="16.119cm" svg:x2="5.784cm" svg:y2="16.077cm">
          <text:p/>
        </draw:line>
        <draw:line draw:style-name="gr10" draw:layer="layout" svg:x1="5.783cm" svg:y1="16.077cm" svg:x2="5.783cm" svg:y2="16.05cm">
          <text:p/>
        </draw:line>
        <draw:line draw:style-name="gr10" draw:layer="layout" svg:x1="5.783cm" svg:y1="16.051cm" svg:x2="5.791cm" svg:y2="16.043cm">
          <text:p/>
        </draw:line>
        <draw:line draw:style-name="gr10" draw:layer="layout" svg:x1="5.79cm" svg:y1="16.044cm" svg:x2="5.798cm" svg:y2="16.016cm">
          <text:p/>
        </draw:line>
        <draw:line draw:style-name="gr10" draw:layer="layout" svg:x1="5.797cm" svg:y1="16.016cm" svg:x2="5.805cm" svg:y2="16.071cm">
          <text:p/>
        </draw:line>
        <draw:line draw:style-name="gr10" draw:layer="layout" svg:x1="5.804cm" svg:y1="16.07cm" svg:x2="5.811cm" svg:y2="16.085cm">
          <text:p/>
        </draw:line>
        <draw:line draw:style-name="gr10" draw:layer="layout" svg:x1="5.81cm" svg:y1="16.084cm" svg:x2="5.81cm" svg:y2="16.125cm">
          <text:p/>
        </draw:line>
        <draw:line draw:style-name="gr10" draw:layer="layout" svg:x1="5.81cm" svg:y1="16.125cm" svg:x2="5.819cm" svg:y2="16.153cm">
          <text:p/>
        </draw:line>
        <draw:line draw:style-name="gr10" draw:layer="layout" svg:x1="5.817cm" svg:y1="16.152cm" svg:x2="5.817cm" svg:y2="16.166cm">
          <text:p/>
        </draw:line>
        <draw:line draw:style-name="gr10" draw:layer="layout" svg:x1="5.817cm" svg:y1="16.166cm" svg:x2="5.824cm" svg:y2="16.166cm">
          <text:p/>
        </draw:line>
        <draw:line draw:style-name="gr10" draw:layer="layout" svg:x1="5.824cm" svg:y1="16.168cm" svg:x2="5.832cm" svg:y2="16.152cm">
          <text:p/>
        </draw:line>
        <draw:line draw:style-name="gr10" draw:layer="layout" svg:x1="5.831cm" svg:y1="16.152cm" svg:x2="5.831cm" svg:y2="16.118cm">
          <text:p/>
        </draw:line>
        <draw:line draw:style-name="gr10" draw:layer="layout" svg:x1="5.831cm" svg:y1="16.119cm" svg:x2="5.839cm" svg:y2="16.104cm">
          <text:p/>
        </draw:line>
        <draw:line draw:style-name="gr10" draw:layer="layout" svg:x1="5.838cm" svg:y1="16.105cm" svg:x2="5.845cm" svg:y2="16.057cm">
          <text:p/>
        </draw:line>
        <draw:line draw:style-name="gr10" draw:layer="layout" svg:x1="5.844cm" svg:y1="16.057cm" svg:x2="5.844cm" svg:y2="16.036cm">
          <text:p/>
        </draw:line>
        <draw:line draw:style-name="gr10" draw:layer="layout" svg:x1="5.844cm" svg:y1="16.037cm" svg:x2="5.852cm" svg:y2="16.002cm">
          <text:p/>
        </draw:line>
        <draw:line draw:style-name="gr10" draw:layer="layout" svg:x1="5.851cm" svg:y1="16.002cm" svg:x2="5.851cm" svg:y2="15.982cm">
          <text:p/>
        </draw:line>
        <draw:line draw:style-name="gr10" draw:layer="layout" svg:x1="5.851cm" svg:y1="15.982cm" svg:x2="5.858cm" svg:y2="15.982cm">
          <text:p/>
        </draw:line>
        <draw:line draw:style-name="gr10" draw:layer="layout" svg:x1="5.858cm" svg:y1="15.983cm" svg:x2="5.867cm" svg:y2="15.968cm">
          <text:p/>
        </draw:line>
        <draw:line draw:style-name="gr10" draw:layer="layout" svg:x1="5.865cm" svg:y1="15.968cm" svg:x2="5.865cm" svg:y2="15.989cm">
          <text:p/>
        </draw:line>
        <draw:line draw:style-name="gr10" draw:layer="layout" svg:x1="5.865cm" svg:y1="15.989cm" svg:x2="5.873cm" svg:y2="16.01cm">
          <text:p/>
        </draw:line>
        <draw:line draw:style-name="gr10" draw:layer="layout" svg:x1="5.872cm" svg:y1="16.009cm" svg:x2="5.88cm" svg:y2="16.044cm">
          <text:p/>
        </draw:line>
        <draw:line draw:style-name="gr10" draw:layer="layout" svg:x1="5.879cm" svg:y1="16.043cm" svg:x2="5.879cm" svg:y2="16.104cm">
          <text:p/>
        </draw:line>
        <draw:line draw:style-name="gr10" draw:layer="layout" svg:x1="5.879cm" svg:y1="16.104cm" svg:x2="5.886cm" svg:y2="16.133cm">
          <text:p/>
        </draw:line>
        <draw:line draw:style-name="gr10" draw:layer="layout" svg:x1="5.885cm" svg:y1="16.132cm" svg:x2="5.885cm" svg:y2="16.166cm">
          <text:p/>
        </draw:line>
        <draw:line draw:style-name="gr10" draw:layer="layout" svg:x1="5.885cm" svg:y1="16.166cm" svg:x2="5.893cm" svg:y2="16.228cm">
          <text:p/>
        </draw:line>
        <draw:line draw:style-name="gr10" draw:layer="layout" svg:x1="5.892cm" svg:y1="16.227cm" svg:x2="5.9cm" svg:y2="16.262cm">
          <text:p/>
        </draw:line>
        <draw:line draw:style-name="gr10" draw:layer="layout" svg:x1="5.899cm" svg:y1="16.262cm" svg:x2="5.907cm" svg:y2="16.24cm">
          <text:p/>
        </draw:line>
        <draw:line draw:style-name="gr10" draw:layer="layout" svg:x1="5.906cm" svg:y1="16.241cm" svg:x2="5.915cm" svg:y2="16.193cm">
          <text:p/>
        </draw:line>
        <draw:line draw:style-name="gr10" draw:layer="layout" svg:x1="5.913cm" svg:y1="16.193cm" svg:x2="5.913cm" svg:y2="16.186cm">
          <text:p/>
        </draw:line>
        <draw:line draw:style-name="gr10" draw:layer="layout" svg:x1="5.913cm" svg:y1="16.187cm" svg:x2="5.92cm" svg:y2="16.132cm">
          <text:p/>
        </draw:line>
        <draw:line draw:style-name="gr10" draw:layer="layout" svg:x1="5.919cm" svg:y1="16.132cm" svg:x2="5.919cm" svg:y2="16.077cm">
          <text:p/>
        </draw:line>
        <draw:line draw:style-name="gr10" draw:layer="layout" svg:x1="5.919cm" svg:y1="16.078cm" svg:x2="5.927cm" svg:y2="16.009cm">
          <text:p/>
        </draw:line>
        <draw:line draw:style-name="gr10" draw:layer="layout" svg:x1="5.926cm" svg:y1="16.01cm" svg:x2="5.934cm" svg:y2="16.002cm">
          <text:p/>
        </draw:line>
        <draw:line draw:style-name="gr10" draw:layer="layout" svg:x1="5.933cm" svg:y1="16.002cm" svg:x2="5.933cm" svg:y2="15.955cm">
          <text:p/>
        </draw:line>
        <draw:line draw:style-name="gr10" draw:layer="layout" svg:x1="5.933cm" svg:y1="15.956cm" svg:x2="5.941cm" svg:y2="15.921cm">
          <text:p/>
        </draw:line>
        <draw:line draw:style-name="gr10" draw:layer="layout" svg:x1="5.94cm" svg:y1="15.922cm" svg:x2="5.948cm" svg:y2="15.873cm">
          <text:p/>
        </draw:line>
        <draw:line draw:style-name="gr10" draw:layer="layout" svg:x1="5.947cm" svg:y1="15.873cm" svg:x2="5.947cm" svg:y2="15.846cm">
          <text:p/>
        </draw:line>
        <draw:line draw:style-name="gr10" draw:layer="layout" svg:x1="5.947cm" svg:y1="15.847cm" svg:x2="5.954cm" svg:y2="15.832cm">
          <text:p/>
        </draw:line>
        <draw:line draw:style-name="gr10" draw:layer="layout" svg:x1="5.953cm" svg:y1="15.832cm" svg:x2="5.953cm" svg:y2="15.792cm">
          <text:p/>
        </draw:line>
        <draw:line draw:style-name="gr10" draw:layer="layout" svg:x1="5.953cm" svg:y1="15.793cm" svg:x2="5.961cm" svg:y2="15.73cm">
          <text:p/>
        </draw:line>
        <draw:line draw:style-name="gr10" draw:layer="layout" svg:x1="5.96cm" svg:y1="15.731cm" svg:x2="5.969cm" svg:y2="15.696cm">
          <text:p/>
        </draw:line>
        <draw:line draw:style-name="gr10" draw:layer="layout" svg:x1="5.967cm" svg:y1="15.696cm" svg:x2="5.967cm" svg:y2="15.676cm">
          <text:p/>
        </draw:line>
        <draw:line draw:style-name="gr10" draw:layer="layout" svg:x1="5.967cm" svg:y1="15.677cm" svg:x2="5.975cm" svg:y2="15.622cm">
          <text:p/>
        </draw:line>
        <draw:line draw:style-name="gr10" draw:layer="layout" svg:x1="5.974cm" svg:y1="15.622cm" svg:x2="5.981cm" svg:y2="15.622cm">
          <text:p/>
        </draw:line>
        <draw:line draw:style-name="gr10" draw:layer="layout" svg:x1="5.981cm" svg:y1="15.622cm" svg:x2="5.981cm" svg:y2="15.635cm">
          <text:p/>
        </draw:line>
        <draw:line draw:style-name="gr10" draw:layer="layout" svg:x1="5.981cm" svg:y1="15.635cm" svg:x2="5.989cm" svg:y2="15.67cm">
          <text:p/>
        </draw:line>
        <draw:line draw:style-name="gr10" draw:layer="layout" svg:x1="5.988cm" svg:y1="15.669cm" svg:x2="5.988cm" svg:y2="15.71cm">
          <text:p/>
        </draw:line>
        <draw:line draw:style-name="gr10" draw:layer="layout" svg:x1="5.988cm" svg:y1="15.71cm" svg:x2="5.995cm" svg:y2="15.752cm">
          <text:p/>
        </draw:line>
        <draw:line draw:style-name="gr10" draw:layer="layout" svg:x1="5.994cm" svg:y1="15.751cm" svg:x2="6.002cm" svg:y2="15.786cm">
          <text:p/>
        </draw:line>
        <draw:line draw:style-name="gr10" draw:layer="layout" svg:x1="6.001cm" svg:y1="15.785cm" svg:x2="6.001cm" svg:y2="15.853cm">
          <text:p/>
        </draw:line>
        <draw:line draw:style-name="gr10" draw:layer="layout" svg:x1="6.001cm" svg:y1="15.853cm" svg:x2="6.009cm" svg:y2="15.895cm">
          <text:p/>
        </draw:line>
        <draw:line draw:style-name="gr10" draw:layer="layout" svg:x1="6.008cm" svg:y1="15.894cm" svg:x2="6.017cm" svg:y2="15.942cm">
          <text:p/>
        </draw:line>
        <draw:line draw:style-name="gr10" draw:layer="layout" svg:x1="6.015cm" svg:y1="15.941cm" svg:x2="6.015cm" svg:y2="15.989cm">
          <text:p/>
        </draw:line>
        <draw:line draw:style-name="gr10" draw:layer="layout" svg:x1="6.015cm" svg:y1="15.989cm" svg:x2="6.023cm" svg:y2="16.017cm">
          <text:p/>
        </draw:line>
        <draw:line draw:style-name="gr10" draw:layer="layout" svg:x1="6.022cm" svg:y1="16.016cm" svg:x2="6.022cm" svg:y2="16.009cm">
          <text:p/>
        </draw:line>
        <draw:line draw:style-name="gr10" draw:layer="layout" svg:x1="6.022cm" svg:y1="16.01cm" svg:x2="6.029cm" svg:y2="15.968cm">
          <text:p/>
        </draw:line>
        <draw:line draw:style-name="gr10" draw:layer="layout" svg:x1="6.028cm" svg:y1="15.969cm" svg:x2="6.036cm" svg:y2="15.941cm">
          <text:p/>
        </draw:line>
        <draw:line draw:style-name="gr10" draw:layer="layout" svg:x1="6.035cm" svg:y1="15.941cm" svg:x2="6.035cm" svg:y2="15.907cm">
          <text:p/>
        </draw:line>
        <draw:line draw:style-name="gr10" draw:layer="layout" svg:x1="6.035cm" svg:y1="15.908cm" svg:x2="6.043cm" svg:y2="15.853cm">
          <text:p/>
        </draw:line>
        <draw:line draw:style-name="gr10" draw:layer="layout" svg:x1="6.042cm" svg:y1="15.854cm" svg:x2="6.05cm" svg:y2="15.798cm">
          <text:p/>
        </draw:line>
        <draw:line draw:style-name="gr10" draw:layer="layout" svg:x1="6.049cm" svg:y1="15.798cm" svg:x2="6.049cm" svg:y2="15.758cm">
          <text:p/>
        </draw:line>
        <draw:line draw:style-name="gr10" draw:layer="layout" svg:x1="6.049cm" svg:y1="15.759cm" svg:x2="6.057cm" svg:y2="15.683cm">
          <text:p/>
        </draw:line>
        <draw:line draw:style-name="gr10" draw:layer="layout" svg:x1="6.056cm" svg:y1="15.683cm" svg:x2="6.056cm" svg:y2="15.662cm">
          <text:p/>
        </draw:line>
        <draw:line draw:style-name="gr10" draw:layer="layout" svg:x1="6.056cm" svg:y1="15.662cm" svg:x2="6.063cm" svg:y2="15.677cm">
          <text:p/>
        </draw:line>
        <draw:line draw:style-name="gr10" draw:layer="layout" svg:x1="6.062cm" svg:y1="15.677cm" svg:x2="6.071cm" svg:y2="15.669cm">
          <text:p/>
        </draw:line>
        <draw:line draw:style-name="gr10" draw:layer="layout" svg:x1="6.069cm" svg:y1="15.669cm" svg:x2="6.069cm" svg:y2="15.717cm">
          <text:p/>
        </draw:line>
        <draw:line draw:style-name="gr10" draw:layer="layout" svg:x1="6.069cm" svg:y1="15.717cm" svg:x2="6.077cm" svg:y2="15.738cm">
          <text:p/>
        </draw:line>
        <draw:line draw:style-name="gr10" draw:layer="layout" svg:x1="6.076cm" svg:y1="15.737cm" svg:x2="6.084cm" svg:y2="15.793cm">
          <text:p/>
        </draw:line>
        <draw:line draw:style-name="gr10" draw:layer="layout" svg:x1="6.083cm" svg:y1="15.792cm" svg:x2="6.083cm" svg:y2="15.839cm">
          <text:p/>
        </draw:line>
        <draw:line draw:style-name="gr10" draw:layer="layout" svg:x1="6.083cm" svg:y1="15.839cm" svg:x2="6.091cm" svg:y2="15.854cm">
          <text:p/>
        </draw:line>
        <draw:line draw:style-name="gr10" draw:layer="layout" svg:x1="6.09cm" svg:y1="15.853cm" svg:x2="6.09cm" svg:y2="15.86cm">
          <text:p/>
        </draw:line>
        <draw:line draw:style-name="gr10" draw:layer="layout" svg:x1="6.09cm" svg:y1="15.861cm" svg:x2="6.098cm" svg:y2="15.832cm">
          <text:p/>
        </draw:line>
        <draw:line draw:style-name="gr10" draw:layer="layout" svg:x1="6.097cm" svg:y1="15.833cm" svg:x2="6.104cm" svg:y2="15.792cm">
          <text:p/>
        </draw:line>
        <draw:line draw:style-name="gr10" draw:layer="layout" svg:x1="6.103cm" svg:y1="15.792cm" svg:x2="6.103cm" svg:y2="15.764cm">
          <text:p/>
        </draw:line>
        <draw:line draw:style-name="gr10" draw:layer="layout" svg:x1="6.103cm" svg:y1="15.765cm" svg:x2="6.111cm" svg:y2="15.717cm">
          <text:p/>
        </draw:line>
        <draw:line draw:style-name="gr10" draw:layer="layout" svg:x1="6.11cm" svg:y1="15.718cm" svg:x2="6.119cm" svg:y2="15.635cm">
          <text:p/>
        </draw:line>
        <draw:line draw:style-name="gr10" draw:layer="layout" svg:x1="6.117cm" svg:y1="15.635cm" svg:x2="6.117cm" svg:y2="15.601cm">
          <text:p/>
        </draw:line>
        <draw:line draw:style-name="gr10" draw:layer="layout" svg:x1="6.117cm" svg:y1="15.601cm" svg:x2="6.124cm" svg:y2="15.601cm">
          <text:p/>
        </draw:line>
        <draw:line draw:style-name="gr10" draw:layer="layout" svg:x1="6.124cm" svg:y1="15.601cm" svg:x2="6.124cm" svg:y2="15.574cm">
          <text:p/>
        </draw:line>
        <draw:line draw:style-name="gr10" draw:layer="layout" svg:x1="6.124cm" svg:y1="15.575cm" svg:x2="6.132cm" svg:y2="15.56cm">
          <text:p/>
        </draw:line>
        <draw:line draw:style-name="gr10" draw:layer="layout" svg:x1="6.131cm" svg:y1="15.561cm" svg:x2="6.138cm" svg:y2="15.506cm">
          <text:p/>
        </draw:line>
        <draw:line draw:style-name="gr10" draw:layer="layout" svg:x1="6.137cm" svg:y1="15.506cm" svg:x2="6.137cm" svg:y2="15.452cm">
          <text:p/>
        </draw:line>
        <draw:line draw:style-name="gr10" draw:layer="layout" svg:x1="6.137cm" svg:y1="15.453cm" svg:x2="6.145cm" svg:y2="15.431cm">
          <text:p/>
        </draw:line>
        <draw:line draw:style-name="gr10" draw:layer="layout" svg:x1="6.144cm" svg:y1="15.432cm" svg:x2="6.152cm" svg:y2="15.377cm">
          <text:p/>
        </draw:line>
        <draw:line draw:style-name="gr10" draw:layer="layout" svg:x1="6.151cm" svg:y1="15.377cm" svg:x2="6.151cm" svg:y2="15.404cm">
          <text:p/>
        </draw:line>
        <draw:line draw:style-name="gr10" draw:layer="layout" svg:x1="6.151cm" svg:y1="15.404cm" svg:x2="6.158cm" svg:y2="15.404cm">
          <text:p/>
        </draw:line>
        <draw:line draw:style-name="gr10" draw:layer="layout" svg:x1="6.158cm" svg:y1="15.404cm" svg:x2="6.167cm" svg:y2="15.466cm">
          <text:p/>
        </draw:line>
        <draw:line draw:style-name="gr10" draw:layer="layout" svg:x1="6.165cm" svg:y1="15.465cm" svg:x2="6.173cm" svg:y2="15.507cm">
          <text:p/>
        </draw:line>
        <draw:line draw:style-name="gr10" draw:layer="layout" svg:x1="6.172cm" svg:y1="15.506cm" svg:x2="6.172cm" svg:y2="15.56cm">
          <text:p/>
        </draw:line>
        <draw:line draw:style-name="gr10" draw:layer="layout" svg:x1="6.172cm" svg:y1="15.56cm" svg:x2="6.179cm" svg:y2="15.629cm">
          <text:p/>
        </draw:line>
        <draw:line draw:style-name="gr10" draw:layer="layout" svg:x1="6.178cm" svg:y1="15.628cm" svg:x2="6.186cm" svg:y2="15.691cm">
          <text:p/>
        </draw:line>
        <draw:line draw:style-name="gr10" draw:layer="layout" svg:x1="6.185cm" svg:y1="15.69cm" svg:x2="6.185cm" svg:y2="15.73cm">
          <text:p/>
        </draw:line>
        <draw:line draw:style-name="gr10" draw:layer="layout" svg:x1="6.185cm" svg:y1="15.73cm" svg:x2="6.193cm" svg:y2="15.765cm">
          <text:p/>
        </draw:line>
        <draw:line draw:style-name="gr10" draw:layer="layout" svg:x1="6.192cm" svg:y1="15.764cm" svg:x2="6.192cm" svg:y2="15.798cm">
          <text:p/>
        </draw:line>
        <draw:line draw:style-name="gr10" draw:layer="layout" svg:x1="6.192cm" svg:y1="15.799cm" svg:x2="6.2cm" svg:y2="15.778cm">
          <text:p/>
        </draw:line>
        <draw:line draw:style-name="gr10" draw:layer="layout" svg:x1="6.199cm" svg:y1="15.779cm" svg:x2="6.207cm" svg:y2="15.751cm">
          <text:p/>
        </draw:line>
        <draw:line draw:style-name="gr10" draw:layer="layout" svg:x1="6.206cm" svg:y1="15.751cm" svg:x2="6.206cm" svg:y2="15.717cm">
          <text:p/>
        </draw:line>
        <draw:line draw:style-name="gr10" draw:layer="layout" svg:x1="6.206cm" svg:y1="15.718cm" svg:x2="6.213cm" svg:y2="15.662cm">
          <text:p/>
        </draw:line>
        <draw:line draw:style-name="gr10" draw:layer="layout" svg:x1="6.212cm" svg:y1="15.663cm" svg:x2="6.221cm" svg:y2="15.588cm">
          <text:p/>
        </draw:line>
        <draw:line draw:style-name="gr10" draw:layer="layout" svg:x1="6.219cm" svg:y1="15.588cm" svg:x2="6.219cm" svg:y2="15.533cm">
          <text:p/>
        </draw:line>
        <draw:line draw:style-name="gr10" draw:layer="layout" svg:x1="6.219cm" svg:y1="15.534cm" svg:x2="6.227cm" svg:y2="15.513cm">
          <text:p/>
        </draw:line>
        <draw:line draw:style-name="gr10" draw:layer="layout" svg:x1="6.226cm" svg:y1="15.513cm" svg:x2="6.226cm" svg:y2="15.492cm">
          <text:p/>
        </draw:line>
        <draw:line draw:style-name="gr10" draw:layer="layout" svg:x1="6.226cm" svg:y1="15.492cm" svg:x2="6.234cm" svg:y2="15.514cm">
          <text:p/>
        </draw:line>
        <draw:line draw:style-name="gr10" draw:layer="layout" svg:x1="6.233cm" svg:y1="15.513cm" svg:x2="6.241cm" svg:y2="15.534cm">
          <text:p/>
        </draw:line>
        <draw:line draw:style-name="gr10" draw:layer="layout" svg:x1="6.24cm" svg:y1="15.533cm" svg:x2="6.24cm" svg:y2="15.567cm">
          <text:p/>
        </draw:line>
        <draw:line draw:style-name="gr10" draw:layer="layout" svg:x1="6.24cm" svg:y1="15.567cm" svg:x2="6.247cm" svg:y2="15.583cm">
          <text:p/>
        </draw:line>
        <draw:line draw:style-name="gr10" draw:layer="layout" svg:x1="6.246cm" svg:y1="15.581cm" svg:x2="6.254cm" svg:y2="15.623cm">
          <text:p/>
        </draw:line>
        <draw:line draw:style-name="gr10" draw:layer="layout" svg:x1="6.253cm" svg:y1="15.622cm" svg:x2="6.253cm" svg:y2="15.662cm">
          <text:p/>
        </draw:line>
        <draw:line draw:style-name="gr10" draw:layer="layout" svg:x1="6.253cm" svg:y1="15.662cm" svg:x2="6.261cm" svg:y2="15.684cm">
          <text:p/>
        </draw:line>
        <draw:line draw:style-name="gr10" draw:layer="layout" svg:x1="6.26cm" svg:y1="15.683cm" svg:x2="6.26cm" svg:y2="15.696cm">
          <text:p/>
        </draw:line>
        <draw:line draw:style-name="gr10" draw:layer="layout" svg:x1="6.26cm" svg:y1="15.696cm" svg:x2="6.269cm" svg:y2="15.772cm">
          <text:p/>
        </draw:line>
        <draw:line draw:style-name="gr10" draw:layer="layout" svg:x1="6.267cm" svg:y1="15.771cm" svg:x2="6.275cm" svg:y2="15.779cm">
          <text:p/>
        </draw:line>
        <draw:line draw:style-name="gr10" draw:layer="layout" svg:x1="6.274cm" svg:y1="15.778cm" svg:x2="6.274cm" svg:y2="15.805cm">
          <text:p/>
        </draw:line>
        <draw:line draw:style-name="gr10" draw:layer="layout" svg:x1="6.274cm" svg:y1="15.805cm" svg:x2="6.281cm" svg:y2="15.805cm">
          <text:p/>
        </draw:line>
        <draw:line draw:style-name="gr10" draw:layer="layout" svg:x1="6.281cm" svg:y1="15.806cm" svg:x2="6.288cm" svg:y2="15.792cm">
          <text:p/>
        </draw:line>
        <draw:line draw:style-name="gr10" draw:layer="layout" svg:x1="6.287cm" svg:y1="15.792cm" svg:x2="6.287cm" svg:y2="15.771cm">
          <text:p/>
        </draw:line>
        <draw:line draw:style-name="gr10" draw:layer="layout" svg:x1="6.287cm" svg:y1="15.772cm" svg:x2="6.295cm" svg:y2="15.751cm">
          <text:p/>
        </draw:line>
        <draw:line draw:style-name="gr10" draw:layer="layout" svg:x1="6.294cm" svg:y1="15.751cm" svg:x2="6.294cm" svg:y2="15.717cm">
          <text:p/>
        </draw:line>
        <draw:line draw:style-name="gr10" draw:layer="layout" svg:x1="6.294cm" svg:y1="15.718cm" svg:x2="6.302cm" svg:y2="15.676cm">
          <text:p/>
        </draw:line>
        <draw:line draw:style-name="gr10" draw:layer="layout" svg:x1="6.301cm" svg:y1="15.677cm" svg:x2="6.309cm" svg:y2="15.635cm">
          <text:p/>
        </draw:line>
        <draw:line draw:style-name="gr10" draw:layer="layout" svg:x1="6.308cm" svg:y1="15.635cm" svg:x2="6.308cm" svg:y2="15.628cm">
          <text:p/>
        </draw:line>
        <draw:line draw:style-name="gr10" draw:layer="layout" svg:x1="6.308cm" svg:y1="15.629cm" svg:x2="6.317cm" svg:y2="15.588cm">
          <text:p/>
        </draw:line>
        <draw:line draw:style-name="gr10" draw:layer="layout" svg:x1="6.315cm" svg:y1="15.588cm" svg:x2="6.321cm" svg:y2="15.588cm">
          <text:p/>
        </draw:line>
        <draw:line draw:style-name="gr10" draw:layer="layout" svg:x1="6.321cm" svg:y1="15.589cm" svg:x2="6.329cm" svg:y2="15.526cm">
          <text:p/>
        </draw:line>
        <draw:line draw:style-name="gr10" draw:layer="layout" svg:x1="6.328cm" svg:y1="15.526cm" svg:x2="6.328cm" svg:y2="15.506cm">
          <text:p/>
        </draw:line>
        <draw:line draw:style-name="gr10" draw:layer="layout" svg:x1="6.328cm" svg:y1="15.507cm" svg:x2="6.336cm" svg:y2="15.486cm">
          <text:p/>
        </draw:line>
        <draw:line draw:style-name="gr10" draw:layer="layout" svg:x1="6.335cm" svg:y1="15.487cm" svg:x2="6.343cm" svg:y2="15.431cm">
          <text:p/>
        </draw:line>
        <draw:line draw:style-name="gr10" draw:layer="layout" svg:x1="6.342cm" svg:y1="15.431cm" svg:x2="6.342cm" svg:y2="15.404cm">
          <text:p/>
        </draw:line>
        <draw:line draw:style-name="gr10" draw:layer="layout" svg:x1="6.342cm" svg:y1="15.405cm" svg:x2="6.35cm" svg:y2="15.384cm">
          <text:p/>
        </draw:line>
        <draw:line draw:style-name="gr10" draw:layer="layout" svg:x1="6.349cm" svg:y1="15.384cm" svg:x2="6.349cm" svg:y2="15.357cm">
          <text:p/>
        </draw:line>
        <draw:line draw:style-name="gr10" draw:layer="layout" svg:x1="6.349cm" svg:y1="15.358cm" svg:x2="6.356cm" svg:y2="15.295cm">
          <text:p/>
        </draw:line>
        <draw:line draw:style-name="gr10" draw:layer="layout" svg:x1="6.355cm" svg:y1="15.295cm" svg:x2="6.363cm" svg:y2="15.31cm">
          <text:p/>
        </draw:line>
        <draw:line draw:style-name="gr10" draw:layer="layout" svg:x1="6.362cm" svg:y1="15.309cm" svg:x2="6.362cm" svg:y2="15.302cm">
          <text:p/>
        </draw:line>
        <draw:line draw:style-name="gr10" draw:layer="layout" svg:x1="6.362cm" svg:y1="15.303cm" svg:x2="6.371cm" svg:y2="15.282cm">
          <text:p/>
        </draw:line>
        <draw:line draw:style-name="gr10" draw:layer="layout" svg:x1="6.369cm" svg:y1="15.282cm" svg:x2="6.377cm" svg:y2="15.324cm">
          <text:p/>
        </draw:line>
        <draw:line draw:style-name="gr10" draw:layer="layout" svg:x1="6.376cm" svg:y1="15.323cm" svg:x2="6.376cm" svg:y2="15.363cm">
          <text:p/>
        </draw:line>
        <draw:line draw:style-name="gr10" draw:layer="layout" svg:x1="6.376cm" svg:y1="15.363cm" svg:x2="6.383cm" svg:y2="15.363cm">
          <text:p/>
        </draw:line>
        <draw:line draw:style-name="gr10" draw:layer="layout" svg:x1="6.383cm" svg:y1="15.363cm" svg:x2="6.383cm" svg:y2="15.357cm">
          <text:p/>
        </draw:line>
        <draw:line draw:style-name="gr10" draw:layer="layout" svg:x1="6.383cm" svg:y1="15.357cm" svg:x2="6.391cm" svg:y2="15.385cm">
          <text:p/>
        </draw:line>
        <draw:line draw:style-name="gr10" draw:layer="layout" svg:x1="6.39cm" svg:y1="15.384cm" svg:x2="6.397cm" svg:y2="15.405cm">
          <text:p/>
        </draw:line>
        <draw:line draw:style-name="gr10" draw:layer="layout" svg:x1="6.396cm" svg:y1="15.404cm" svg:x2="6.396cm" svg:y2="15.397cm">
          <text:p/>
        </draw:line>
        <draw:line draw:style-name="gr10" draw:layer="layout" svg:x1="6.396cm" svg:y1="15.398cm" svg:x2="6.404cm" svg:y2="15.37cm">
          <text:p/>
        </draw:line>
        <draw:line draw:style-name="gr10" draw:layer="layout" svg:x1="6.403cm" svg:y1="15.371cm" svg:x2="6.411cm" svg:y2="15.323cm">
          <text:p/>
        </draw:line>
        <draw:line draw:style-name="gr10" draw:layer="layout" svg:x1="6.41cm" svg:y1="15.323cm" svg:x2="6.41cm" svg:y2="15.302cm">
          <text:p/>
        </draw:line>
        <draw:line draw:style-name="gr10" draw:layer="layout" svg:x1="6.41cm" svg:y1="15.303cm" svg:x2="6.419cm" svg:y2="15.214cm">
          <text:p/>
        </draw:line>
        <draw:line draw:style-name="gr10" draw:layer="layout" svg:x1="6.417cm" svg:y1="15.214cm" svg:x2="6.417cm" svg:y2="15.187cm">
          <text:p/>
        </draw:line>
        <draw:line draw:style-name="gr10" draw:layer="layout" svg:x1="6.417cm" svg:y1="15.188cm" svg:x2="6.425cm" svg:y2="15.091cm">
          <text:p/>
        </draw:line>
        <draw:line draw:style-name="gr10" draw:layer="layout" svg:x1="6.424cm" svg:y1="15.092cm" svg:x2="6.431cm" svg:y2="15.037cm">
          <text:p/>
        </draw:line>
        <draw:line draw:style-name="gr10" draw:layer="layout" svg:x1="6.43cm" svg:y1="15.037cm" svg:x2="6.43cm" svg:y2="14.935cm">
          <text:p/>
        </draw:line>
        <draw:line draw:style-name="gr10" draw:layer="layout" svg:x1="6.43cm" svg:y1="14.936cm" svg:x2="6.438cm" svg:y2="14.894cm">
          <text:p/>
        </draw:line>
        <draw:line draw:style-name="gr10" draw:layer="layout" svg:x1="6.437cm" svg:y1="14.895cm" svg:x2="6.445cm" svg:y2="14.881cm">
          <text:p/>
        </draw:line>
        <draw:line draw:style-name="gr10" draw:layer="layout" svg:x1="6.444cm" svg:y1="14.881cm" svg:x2="6.444cm" svg:y2="14.806cm">
          <text:p/>
        </draw:line>
        <draw:line draw:style-name="gr10" draw:layer="layout" svg:x1="6.444cm" svg:y1="14.807cm" svg:x2="6.452cm" svg:y2="14.751cm">
          <text:p/>
        </draw:line>
        <draw:line draw:style-name="gr10" draw:layer="layout" svg:x1="6.451cm" svg:y1="14.751cm" svg:x2="6.451cm" svg:y2="14.731cm">
          <text:p/>
        </draw:line>
        <draw:line draw:style-name="gr10" draw:layer="layout" svg:x1="6.451cm" svg:y1="14.731cm" svg:x2="6.459cm" svg:y2="14.746cm">
          <text:p/>
        </draw:line>
        <draw:line draw:style-name="gr10" draw:layer="layout" svg:x1="6.458cm" svg:y1="14.745cm" svg:x2="6.467cm" svg:y2="14.78cm">
          <text:p/>
        </draw:line>
        <draw:line draw:style-name="gr10" draw:layer="layout" svg:x1="6.465cm" svg:y1="14.779cm" svg:x2="6.465cm" svg:y2="14.758cm">
          <text:p/>
        </draw:line>
        <draw:line draw:style-name="gr10" draw:layer="layout" svg:x1="6.465cm" svg:y1="14.758cm" svg:x2="6.471cm" svg:y2="14.814cm">
          <text:p/>
        </draw:line>
        <draw:line draw:style-name="gr10" draw:layer="layout" svg:x1="6.471cm" svg:y1="14.814cm" svg:x2="6.479cm" svg:y2="14.792cm">
          <text:p/>
        </draw:line>
        <draw:line draw:style-name="gr10" draw:layer="layout" svg:x1="6.478cm" svg:y1="14.793cm" svg:x2="6.486cm" svg:y2="14.772cm">
          <text:p/>
        </draw:line>
        <draw:line draw:style-name="gr10" draw:layer="layout" svg:x1="6.485cm" svg:y1="14.772cm" svg:x2="6.485cm" svg:y2="14.704cm">
          <text:p/>
        </draw:line>
        <draw:line draw:style-name="gr10" draw:layer="layout" svg:x1="6.485cm" svg:y1="14.704cm" svg:x2="6.492cm" svg:y2="14.704cm">
          <text:p/>
        </draw:line>
        <draw:line draw:style-name="gr10" draw:layer="layout" svg:x1="6.492cm" svg:y1="14.705cm" svg:x2="6.5cm" svg:y2="14.67cm">
          <text:p/>
        </draw:line>
        <draw:line draw:style-name="gr10" draw:layer="layout" svg:x1="6.499cm" svg:y1="14.67cm" svg:x2="6.499cm" svg:y2="14.731cm">
          <text:p/>
        </draw:line>
        <draw:line draw:style-name="gr10" draw:layer="layout" svg:x1="6.499cm" svg:y1="14.731cm" svg:x2="6.506cm" svg:y2="14.752cm">
          <text:p/>
        </draw:line>
        <draw:line draw:style-name="gr10" draw:layer="layout" svg:x1="6.505cm" svg:y1="14.752cm" svg:x2="6.513cm" svg:y2="14.738cm">
          <text:p/>
        </draw:line>
        <draw:line draw:style-name="gr10" draw:layer="layout" svg:x1="6.512cm" svg:y1="14.738cm" svg:x2="6.521cm" svg:y2="14.766cm">
          <text:p/>
        </draw:line>
        <draw:line draw:style-name="gr10" draw:layer="layout" svg:x1="6.519cm" svg:y1="14.765cm" svg:x2="6.519cm" svg:y2="14.799cm">
          <text:p/>
        </draw:line>
        <draw:line draw:style-name="gr10" draw:layer="layout" svg:x1="6.519cm" svg:y1="14.801cm" svg:x2="6.527cm" svg:y2="14.792cm">
          <text:p/>
        </draw:line>
        <draw:line draw:style-name="gr10" draw:layer="layout" svg:x1="6.526cm" svg:y1="14.792cm" svg:x2="6.534cm" svg:y2="14.814cm">
          <text:p/>
        </draw:line>
        <draw:line draw:style-name="gr10" draw:layer="layout" svg:x1="6.533cm" svg:y1="14.813cm" svg:x2="6.533cm" svg:y2="14.792cm">
          <text:p/>
        </draw:line>
        <draw:line draw:style-name="gr10" draw:layer="layout" svg:x1="6.533cm" svg:y1="14.792cm" svg:x2="6.54cm" svg:y2="14.82cm">
          <text:p/>
        </draw:line>
        <draw:line draw:style-name="gr10" draw:layer="layout" svg:x1="6.539cm" svg:y1="14.819cm" svg:x2="6.547cm" svg:y2="14.834cm">
          <text:p/>
        </draw:line>
        <draw:line draw:style-name="gr10" draw:layer="layout" svg:x1="6.546cm" svg:y1="14.833cm" svg:x2="6.546cm" svg:y2="14.86cm">
          <text:p/>
        </draw:line>
        <draw:line draw:style-name="gr10" draw:layer="layout" svg:x1="6.546cm" svg:y1="14.86cm" svg:x2="6.554cm" svg:y2="14.895cm">
          <text:p/>
        </draw:line>
        <draw:line draw:style-name="gr10" draw:layer="layout" svg:x1="6.553cm" svg:y1="14.894cm" svg:x2="6.553cm" svg:y2="14.901cm">
          <text:p/>
        </draw:line>
        <draw:line draw:style-name="gr10" draw:layer="layout" svg:x1="6.553cm" svg:y1="14.901cm" svg:x2="6.561cm" svg:y2="14.916cm">
          <text:p/>
        </draw:line>
        <draw:line draw:style-name="gr10" draw:layer="layout" svg:x1="6.56cm" svg:y1="14.915cm" svg:x2="6.569cm" svg:y2="14.929cm">
          <text:p/>
        </draw:line>
        <draw:line draw:style-name="gr10" draw:layer="layout" svg:x1="6.567cm" svg:y1="14.928cm" svg:x2="6.567cm" svg:y2="14.921cm">
          <text:p/>
        </draw:line>
        <draw:line draw:style-name="gr10" draw:layer="layout" svg:x1="6.567cm" svg:y1="14.922cm" svg:x2="6.575cm" svg:y2="14.908cm">
          <text:p/>
        </draw:line>
        <draw:line draw:style-name="gr10" draw:layer="layout" svg:x1="6.574cm" svg:y1="14.909cm" svg:x2="6.581cm" svg:y2="14.894cm">
          <text:p/>
        </draw:line>
        <draw:line draw:style-name="gr10" draw:layer="layout" svg:x1="6.58cm" svg:y1="14.894cm" svg:x2="6.58cm" svg:y2="14.921cm">
          <text:p/>
        </draw:line>
        <draw:line draw:style-name="gr10" draw:layer="layout" svg:x1="6.58cm" svg:y1="14.921cm" svg:x2="6.588cm" svg:y2="14.943cm">
          <text:p/>
        </draw:line>
        <draw:line draw:style-name="gr10" draw:layer="layout" svg:x1="6.587cm" svg:y1="14.942cm" svg:x2="6.587cm" svg:y2="14.928cm">
          <text:p/>
        </draw:line>
        <draw:line draw:style-name="gr10" draw:layer="layout" svg:x1="6.587cm" svg:y1="14.929cm" svg:x2="6.595cm" svg:y2="14.887cm">
          <text:p/>
        </draw:line>
        <draw:line draw:style-name="gr10" draw:layer="layout" svg:x1="6.594cm" svg:y1="14.887cm" svg:x2="6.602cm" svg:y2="14.963cm">
          <text:p/>
        </draw:line>
        <draw:line draw:style-name="gr10" draw:layer="layout" svg:x1="6.601cm" svg:y1="14.962cm" svg:x2="6.601cm" svg:y2="14.935cm">
          <text:p/>
        </draw:line>
        <draw:line draw:style-name="gr10" draw:layer="layout" svg:x1="6.601cm" svg:y1="14.936cm" svg:x2="6.609cm" svg:y2="14.894cm">
          <text:p/>
        </draw:line>
        <draw:line draw:style-name="gr10" draw:layer="layout" svg:x1="6.608cm" svg:y1="14.895cm" svg:x2="6.615cm" svg:y2="14.826cm">
          <text:p/>
        </draw:line>
        <draw:line draw:style-name="gr10" draw:layer="layout" svg:x1="6.614cm" svg:y1="14.826cm" svg:x2="6.614cm" svg:y2="14.751cm">
          <text:p/>
        </draw:line>
        <draw:line draw:style-name="gr10" draw:layer="layout" svg:x1="6.614cm" svg:y1="14.752cm" svg:x2="6.622cm" svg:y2="14.663cm">
          <text:p/>
        </draw:line>
        <draw:line draw:style-name="gr10" draw:layer="layout" svg:x1="6.621cm" svg:y1="14.663cm" svg:x2="6.621cm" svg:y2="14.602cm">
          <text:p/>
        </draw:line>
        <draw:line draw:style-name="gr10" draw:layer="layout" svg:x1="6.621cm" svg:y1="14.603cm" svg:x2="6.629cm" svg:y2="14.493cm">
          <text:p/>
        </draw:line>
        <draw:line draw:style-name="gr10" draw:layer="layout" svg:x1="6.628cm" svg:y1="14.494cm" svg:x2="6.636cm" svg:y2="14.425cm">
          <text:p/>
        </draw:line>
        <draw:line draw:style-name="gr10" draw:layer="layout" svg:x1="6.635cm" svg:y1="14.425cm" svg:x2="6.635cm" svg:y2="14.418cm">
          <text:p/>
        </draw:line>
        <draw:line draw:style-name="gr10" draw:layer="layout" svg:x1="6.635cm" svg:y1="14.419cm" svg:x2="6.643cm" svg:y2="14.357cm">
          <text:p/>
        </draw:line>
        <draw:line draw:style-name="gr10" draw:layer="layout" svg:x1="6.642cm" svg:y1="14.358cm" svg:x2="6.649cm" svg:y2="14.35cm">
          <text:p/>
        </draw:line>
        <draw:line draw:style-name="gr10" draw:layer="layout" svg:x1="6.648cm" svg:y1="14.35cm" svg:x2="6.648cm" svg:y2="14.337cm">
          <text:p/>
        </draw:line>
        <draw:line draw:style-name="gr10" draw:layer="layout" svg:x1="6.648cm" svg:y1="14.338cm" svg:x2="6.656cm" svg:y2="14.303cm">
          <text:p/>
        </draw:line>
        <draw:line draw:style-name="gr10" draw:layer="layout" svg:x1="6.655cm" svg:y1="14.303cm" svg:x2="6.655cm" svg:y2="14.33cm">
          <text:p/>
        </draw:line>
        <draw:line draw:style-name="gr10" draw:layer="layout" svg:x1="6.655cm" svg:y1="14.331cm" svg:x2="6.663cm" svg:y2="14.235cm">
          <text:p/>
        </draw:line>
        <draw:line draw:style-name="gr10" draw:layer="layout" svg:x1="6.662cm" svg:y1="14.236cm" svg:x2="6.671cm" svg:y2="14.221cm">
          <text:p/>
        </draw:line>
        <draw:line draw:style-name="gr10" draw:layer="layout" svg:x1="6.669cm" svg:y1="14.221cm" svg:x2="6.669cm" svg:y2="14.296cm">
          <text:p/>
        </draw:line>
        <draw:line draw:style-name="gr10" draw:layer="layout" svg:x1="6.669cm" svg:y1="14.297cm" svg:x2="6.677cm" svg:y2="14.255cm">
          <text:p/>
        </draw:line>
        <draw:line draw:style-name="gr10" draw:layer="layout" svg:x1="6.676cm" svg:y1="14.255cm" svg:x2="6.684cm" svg:y2="14.317cm">
          <text:p/>
        </draw:line>
        <draw:line draw:style-name="gr10" draw:layer="layout" svg:x1="6.683cm" svg:y1="14.316cm" svg:x2="6.683cm" svg:y2="14.357cm">
          <text:p/>
        </draw:line>
        <draw:line draw:style-name="gr10" draw:layer="layout" svg:x1="6.683cm" svg:y1="14.357cm" svg:x2="6.69cm" svg:y2="14.44cm">
          <text:p/>
        </draw:line>
        <draw:line draw:style-name="gr10" draw:layer="layout" svg:x1="6.689cm" svg:y1="14.439cm" svg:x2="6.689cm" svg:y2="14.493cm">
          <text:p/>
        </draw:line>
        <draw:line draw:style-name="gr10" draw:layer="layout" svg:x1="6.689cm" svg:y1="14.493cm" svg:x2="6.697cm" svg:y2="14.63cm">
          <text:p/>
        </draw:line>
        <draw:line draw:style-name="gr10" draw:layer="layout" svg:x1="6.696cm" svg:y1="14.629cm" svg:x2="6.704cm" svg:y2="14.698cm">
          <text:p/>
        </draw:line>
        <draw:line draw:style-name="gr10" draw:layer="layout" svg:x1="6.703cm" svg:y1="14.697cm" svg:x2="6.703cm" svg:y2="14.745cm">
          <text:p/>
        </draw:line>
        <draw:line draw:style-name="gr10" draw:layer="layout" svg:x1="6.703cm" svg:y1="14.745cm" svg:x2="6.71cm" svg:y2="14.745cm">
          <text:p/>
        </draw:line>
        <draw:line draw:style-name="gr10" draw:layer="layout" svg:x1="6.71cm" svg:y1="14.747cm" svg:x2="6.719cm" svg:y2="14.738cm">
          <text:p/>
        </draw:line>
        <draw:line draw:style-name="gr10" draw:layer="layout" svg:x1="6.717cm" svg:y1="14.738cm" svg:x2="6.717cm" svg:y2="14.751cm">
          <text:p/>
        </draw:line>
        <draw:line draw:style-name="gr10" draw:layer="layout" svg:x1="6.717cm" svg:y1="14.752cm" svg:x2="6.724cm" svg:y2="14.724cm">
          <text:p/>
        </draw:line>
        <draw:line draw:style-name="gr10" draw:layer="layout" svg:x1="6.723cm" svg:y1="14.724cm" svg:x2="6.723cm" svg:y2="14.636cm">
          <text:p/>
        </draw:line>
        <draw:line draw:style-name="gr10" draw:layer="layout" svg:x1="6.723cm" svg:y1="14.636cm" svg:x2="6.731cm" svg:y2="14.657cm">
          <text:p/>
        </draw:line>
        <draw:line draw:style-name="gr10" draw:layer="layout" svg:x1="6.73cm" svg:y1="14.657cm" svg:x2="6.738cm" svg:y2="14.649cm">
          <text:p/>
        </draw:line>
        <draw:line draw:style-name="gr10" draw:layer="layout" svg:x1="6.737cm" svg:y1="14.649cm" svg:x2="6.737cm" svg:y2="14.581cm">
          <text:p/>
        </draw:line>
        <draw:line draw:style-name="gr10" draw:layer="layout" svg:x1="6.737cm" svg:y1="14.581cm" svg:x2="6.745cm" svg:y2="14.657cm">
          <text:p/>
        </draw:line>
        <draw:line draw:style-name="gr10" draw:layer="layout" svg:x1="6.744cm" svg:y1="14.657cm" svg:x2="6.752cm" svg:y2="14.622cm">
          <text:p/>
        </draw:line>
        <draw:line draw:style-name="gr10" draw:layer="layout" svg:x1="6.751cm" svg:y1="14.622cm" svg:x2="6.751cm" svg:y2="14.663cm">
          <text:p/>
        </draw:line>
        <draw:line draw:style-name="gr10" draw:layer="layout" svg:x1="6.751cm" svg:y1="14.664cm" svg:x2="6.758cm" svg:y2="14.649cm">
          <text:p/>
        </draw:line>
        <draw:line draw:style-name="gr10" draw:layer="layout" svg:x1="6.757cm" svg:y1="14.649cm" svg:x2="6.757cm" svg:y2="14.67cm">
          <text:p/>
        </draw:line>
        <draw:line draw:style-name="gr10" draw:layer="layout" svg:x1="6.757cm" svg:y1="14.671cm" svg:x2="6.765cm" svg:y2="14.615cm">
          <text:p/>
        </draw:line>
        <draw:line draw:style-name="gr10" draw:layer="layout" svg:x1="6.764cm" svg:y1="14.615cm" svg:x2="6.771cm" svg:y2="14.615cm">
          <text:p/>
        </draw:line>
        <draw:line draw:style-name="gr10" draw:layer="layout" svg:x1="6.771cm" svg:y1="14.615cm" svg:x2="6.771cm" svg:y2="14.568cm">
          <text:p/>
        </draw:line>
        <draw:line draw:style-name="gr10" draw:layer="layout" svg:x1="6.771cm" svg:y1="14.569cm" svg:x2="6.779cm" svg:y2="14.52cm">
          <text:p/>
        </draw:line>
        <draw:line draw:style-name="gr10" draw:layer="layout" svg:x1="6.778cm" svg:y1="14.521cm" svg:x2="6.786cm" svg:y2="14.507cm">
          <text:p/>
        </draw:line>
        <draw:line draw:style-name="gr10" draw:layer="layout" svg:x1="6.785cm" svg:y1="14.507cm" svg:x2="6.793cm" svg:y2="14.589cm">
          <text:p/>
        </draw:line>
        <draw:line draw:style-name="gr10" draw:layer="layout" svg:x1="6.792cm" svg:y1="14.588cm" svg:x2="6.792cm" svg:y2="14.615cm">
          <text:p/>
        </draw:line>
        <draw:line draw:style-name="gr10" draw:layer="layout" svg:x1="6.792cm" svg:y1="14.615cm" svg:x2="6.799cm" svg:y2="14.644cm">
          <text:p/>
        </draw:line>
        <draw:line draw:style-name="gr10" draw:layer="layout" svg:x1="6.798cm" svg:y1="14.645cm" svg:x2="6.806cm" svg:y2="14.636cm">
          <text:p/>
        </draw:line>
        <draw:line draw:style-name="gr10" draw:layer="layout" svg:x1="6.805cm" svg:y1="14.636cm" svg:x2="6.805cm" svg:y2="14.622cm">
          <text:p/>
        </draw:line>
        <draw:line draw:style-name="gr10" draw:layer="layout" svg:x1="6.805cm" svg:y1="14.622cm" svg:x2="6.813cm" svg:y2="14.644cm">
          <text:p/>
        </draw:line>
        <draw:line draw:style-name="gr10" draw:layer="layout" svg:x1="6.812cm" svg:y1="14.643cm" svg:x2="6.819cm" svg:y2="14.643cm">
          <text:p/>
        </draw:line>
        <draw:line draw:style-name="gr10" draw:layer="layout" svg:x1="6.819cm" svg:y1="14.643cm" svg:x2="6.819cm" svg:y2="14.575cm">
          <text:p/>
        </draw:line>
        <draw:line draw:style-name="gr10" draw:layer="layout" svg:x1="6.819cm" svg:y1="14.575cm" svg:x2="6.827cm" svg:y2="14.589cm">
          <text:p/>
        </draw:line>
        <draw:line draw:style-name="gr10" draw:layer="layout" svg:x1="6.826cm" svg:y1="14.588cm" svg:x2="6.826cm" svg:y2="14.575cm">
          <text:p/>
        </draw:line>
        <draw:line draw:style-name="gr10" draw:layer="layout" svg:x1="6.826cm" svg:y1="14.576cm" svg:x2="6.833cm" svg:y2="14.554cm">
          <text:p/>
        </draw:line>
        <draw:line draw:style-name="gr10" draw:layer="layout" svg:x1="6.832cm" svg:y1="14.554cm" svg:x2="6.84cm" svg:y2="14.569cm">
          <text:p/>
        </draw:line>
        <draw:line draw:style-name="gr10" draw:layer="layout" svg:x1="6.839cm" svg:y1="14.568cm" svg:x2="6.839cm" svg:y2="14.629cm">
          <text:p/>
        </draw:line>
        <draw:line draw:style-name="gr10" draw:layer="layout" svg:x1="6.839cm" svg:y1="14.63cm" svg:x2="6.847cm" svg:y2="14.615cm">
          <text:p/>
        </draw:line>
        <draw:line draw:style-name="gr10" draw:layer="layout" svg:x1="6.846cm" svg:y1="14.616cm" svg:x2="6.854cm" svg:y2="14.588cm">
          <text:p/>
        </draw:line>
        <draw:line draw:style-name="gr10" draw:layer="layout" svg:x1="6.853cm" svg:y1="14.588cm" svg:x2="6.853cm" svg:y2="14.561cm">
          <text:p/>
        </draw:line>
        <draw:line draw:style-name="gr10" draw:layer="layout" svg:x1="6.853cm" svg:y1="14.561cm" svg:x2="6.861cm" svg:y2="14.596cm">
          <text:p/>
        </draw:line>
        <draw:line draw:style-name="gr10" draw:layer="layout" svg:x1="6.86cm" svg:y1="14.595cm" svg:x2="6.86cm" svg:y2="14.649cm">
          <text:p/>
        </draw:line>
        <draw:line draw:style-name="gr10" draw:layer="layout" svg:x1="6.86cm" svg:y1="14.649cm" svg:x2="6.869cm" svg:y2="14.657cm">
          <text:p/>
        </draw:line>
        <draw:line draw:style-name="gr10" draw:layer="layout" svg:x1="6.867cm" svg:y1="14.656cm" svg:x2="6.874cm" svg:y2="14.718cm">
          <text:p/>
        </draw:line>
        <draw:line draw:style-name="gr10" draw:layer="layout" svg:x1="6.873cm" svg:y1="14.717cm" svg:x2="6.873cm" svg:y2="14.785cm">
          <text:p/>
        </draw:line>
        <draw:line draw:style-name="gr10" draw:layer="layout" svg:x1="6.873cm" svg:y1="14.786cm" svg:x2="6.881cm" svg:y2="14.758cm">
          <text:p/>
        </draw:line>
        <draw:line draw:style-name="gr10" draw:layer="layout" svg:x1="6.88cm" svg:y1="14.758cm" svg:x2="6.888cm" svg:y2="14.786cm">
          <text:p/>
        </draw:line>
        <draw:line draw:style-name="gr10" draw:layer="layout" svg:x1="6.887cm" svg:y1="14.785cm" svg:x2="6.887cm" svg:y2="14.806cm">
          <text:p/>
        </draw:line>
        <draw:line draw:style-name="gr10" draw:layer="layout" svg:x1="6.887cm" svg:y1="14.807cm" svg:x2="6.895cm" svg:y2="14.745cm">
          <text:p/>
        </draw:line>
        <draw:line draw:style-name="gr10" draw:layer="layout" svg:x1="6.894cm" svg:y1="14.745cm" svg:x2="6.894cm" svg:y2="14.69cm">
          <text:p/>
        </draw:line>
        <draw:line draw:style-name="gr10" draw:layer="layout" svg:x1="6.894cm" svg:y1="14.691cm" svg:x2="6.902cm" svg:y2="14.677cm">
          <text:p/>
        </draw:line>
        <draw:line draw:style-name="gr10" draw:layer="layout" svg:x1="6.901cm" svg:y1="14.678cm" svg:x2="6.908cm" svg:y2="14.629cm">
          <text:p/>
        </draw:line>
        <draw:line draw:style-name="gr10" draw:layer="layout" svg:x1="6.907cm" svg:y1="14.629cm" svg:x2="6.907cm" svg:y2="14.575cm">
          <text:p/>
        </draw:line>
        <draw:line draw:style-name="gr10" draw:layer="layout" svg:x1="6.907cm" svg:y1="14.576cm" svg:x2="6.915cm" svg:y2="14.507cm">
          <text:p/>
        </draw:line>
        <draw:line draw:style-name="gr10" draw:layer="layout" svg:x1="6.914cm" svg:y1="14.508cm" svg:x2="6.922cm" svg:y2="14.473cm">
          <text:p/>
        </draw:line>
        <draw:line draw:style-name="gr10" draw:layer="layout" svg:x1="6.921cm" svg:y1="14.473cm" svg:x2="6.921cm" svg:y2="14.411cm">
          <text:p/>
        </draw:line>
        <draw:line draw:style-name="gr10" draw:layer="layout" svg:x1="6.921cm" svg:y1="14.412cm" svg:x2="6.929cm" svg:y2="14.384cm">
          <text:p/>
        </draw:line>
        <draw:line draw:style-name="gr10" draw:layer="layout" svg:x1="6.928cm" svg:y1="14.384cm" svg:x2="6.928cm" svg:y2="14.357cm">
          <text:p/>
        </draw:line>
        <draw:line draw:style-name="gr10" draw:layer="layout" svg:x1="6.928cm" svg:y1="14.357cm" svg:x2="6.936cm" svg:y2="14.433cm">
          <text:p/>
        </draw:line>
        <draw:line draw:style-name="gr10" draw:layer="layout" svg:x1="6.935cm" svg:y1="14.432cm" svg:x2="6.942cm" svg:y2="14.501cm">
          <text:p/>
        </draw:line>
        <draw:line draw:style-name="gr10" draw:layer="layout" svg:x1="6.941cm" svg:y1="14.5cm" svg:x2="6.949cm" svg:y2="14.562cm">
          <text:p/>
        </draw:line>
        <draw:line draw:style-name="gr10" draw:layer="layout" svg:x1="6.948cm" svg:y1="14.562cm" svg:x2="6.956cm" svg:y2="14.493cm">
          <text:p/>
        </draw:line>
        <draw:line draw:style-name="gr10" draw:layer="layout" svg:x1="6.955cm" svg:y1="14.493cm" svg:x2="6.955cm" svg:y2="14.581cm">
          <text:p/>
        </draw:line>
        <draw:line draw:style-name="gr10" draw:layer="layout" svg:x1="6.955cm" svg:y1="14.582cm" svg:x2="6.963cm" svg:y2="14.52cm">
          <text:p/>
        </draw:line>
        <draw:line draw:style-name="gr10" draw:layer="layout" svg:x1="6.962cm" svg:y1="14.52cm" svg:x2="6.962cm" svg:y2="14.439cm">
          <text:p/>
        </draw:line>
        <draw:line draw:style-name="gr10" draw:layer="layout" svg:x1="6.962cm" svg:y1="14.44cm" svg:x2="6.971cm" svg:y2="14.357cm">
          <text:p/>
        </draw:line>
        <draw:line draw:style-name="gr10" draw:layer="layout" svg:x1="6.969cm" svg:y1="14.358cm" svg:x2="6.977cm" svg:y2="14.35cm">
          <text:p/>
        </draw:line>
        <draw:line draw:style-name="gr10" draw:layer="layout" svg:x1="6.976cm" svg:y1="14.35cm" svg:x2="6.976cm" svg:y2="14.282cm">
          <text:p/>
        </draw:line>
        <draw:line draw:style-name="gr10" draw:layer="layout" svg:x1="6.976cm" svg:y1="14.283cm" svg:x2="6.983cm" svg:y2="14.187cm">
          <text:p/>
        </draw:line>
        <draw:line draw:style-name="gr10" draw:layer="layout" svg:x1="6.982cm" svg:y1="14.187cm" svg:x2="6.99cm" svg:y2="14.27cm">
          <text:p/>
        </draw:line>
        <draw:line draw:style-name="gr10" draw:layer="layout" svg:x1="6.989cm" svg:y1="14.269cm" svg:x2="6.989cm" svg:y2="14.316cm">
          <text:p/>
        </draw:line>
        <draw:line draw:style-name="gr10" draw:layer="layout" svg:x1="6.989cm" svg:y1="14.316cm" svg:x2="6.997cm" svg:y2="14.385cm">
          <text:p/>
        </draw:line>
        <draw:line draw:style-name="gr10" draw:layer="layout" svg:x1="6.996cm" svg:y1="14.384cm" svg:x2="6.996cm" svg:y2="14.493cm">
          <text:p/>
        </draw:line>
        <draw:line draw:style-name="gr10" draw:layer="layout" svg:x1="6.996cm" svg:y1="14.493cm" svg:x2="7.004cm" svg:y2="14.684cm">
          <text:p/>
        </draw:line>
        <draw:line draw:style-name="gr10" draw:layer="layout" svg:x1="7.003cm" svg:y1="14.683cm" svg:x2="7.011cm" svg:y2="14.834cm">
          <text:p/>
        </draw:line>
        <draw:line draw:style-name="gr10" draw:layer="layout" svg:x1="7.01cm" svg:y1="14.833cm" svg:x2="7.01cm" svg:y2="14.983cm">
          <text:p/>
        </draw:line>
        <draw:line draw:style-name="gr10" draw:layer="layout" svg:x1="7.01cm" svg:y1="14.983cm" svg:x2="7.017cm" svg:y2="15.052cm">
          <text:p/>
        </draw:line>
        <draw:line draw:style-name="gr10" draw:layer="layout" svg:x1="7.016cm" svg:y1="15.051cm" svg:x2="7.025cm" svg:y2="15.099cm">
          <text:p/>
        </draw:line>
        <draw:line draw:style-name="gr10" draw:layer="layout" svg:x1="7.023cm" svg:y1="15.098cm" svg:x2="7.023cm" svg:y2="15.051cm">
          <text:p/>
        </draw:line>
        <draw:line draw:style-name="gr10" draw:layer="layout" svg:x1="7.023cm" svg:y1="15.052cm" svg:x2="7.031cm" svg:y2="14.949cm">
          <text:p/>
        </draw:line>
        <draw:line draw:style-name="gr10" draw:layer="layout" svg:x1="7.03cm" svg:y1="14.949cm" svg:x2="7.03cm" svg:y2="14.84cm">
          <text:p/>
        </draw:line>
        <draw:line draw:style-name="gr10" draw:layer="layout" svg:x1="7.03cm" svg:y1="14.841cm" svg:x2="7.038cm" svg:y2="14.745cm">
          <text:p/>
        </draw:line>
        <draw:line draw:style-name="gr10" draw:layer="layout" svg:x1="7.037cm" svg:y1="14.746cm" svg:x2="7.045cm" svg:y2="14.677cm">
          <text:p/>
        </draw:line>
        <draw:line draw:style-name="gr10" draw:layer="layout" svg:x1="7.044cm" svg:y1="14.677cm" svg:x2="7.044cm" svg:y2="14.622cm">
          <text:p/>
        </draw:line>
        <draw:line draw:style-name="gr10" draw:layer="layout" svg:x1="7.044cm" svg:y1="14.622cm" svg:x2="7.051cm" svg:y2="14.664cm">
          <text:p/>
        </draw:line>
        <draw:line draw:style-name="gr10" draw:layer="layout" svg:x1="7.05cm" svg:y1="14.663cm" svg:x2="7.058cm" svg:y2="14.746cm">
          <text:p/>
        </draw:line>
        <draw:line draw:style-name="gr10" draw:layer="layout" svg:x1="7.057cm" svg:y1="14.745cm" svg:x2="7.057cm" svg:y2="14.819cm">
          <text:p/>
        </draw:line>
        <draw:line draw:style-name="gr10" draw:layer="layout" svg:x1="7.057cm" svg:y1="14.819cm" svg:x2="7.065cm" svg:y2="14.943cm">
          <text:p/>
        </draw:line>
        <draw:line draw:style-name="gr10" draw:layer="layout" svg:x1="7.064cm" svg:y1="14.942cm" svg:x2="7.064cm" svg:y2="15.01cm">
          <text:p/>
        </draw:line>
        <draw:line draw:style-name="gr10" draw:layer="layout" svg:x1="7.064cm" svg:y1="15.01cm" svg:x2="7.073cm" svg:y2="15.038cm">
          <text:p/>
        </draw:line>
        <draw:line draw:style-name="gr10" draw:layer="layout" svg:x1="7.071cm" svg:y1="15.037cm" svg:x2="7.079cm" svg:y2="15.045cm">
          <text:p/>
        </draw:line>
        <draw:line draw:style-name="gr10" draw:layer="layout" svg:x1="7.078cm" svg:y1="15.044cm" svg:x2="7.078cm" svg:y2="15.017cm">
          <text:p/>
        </draw:line>
        <draw:line draw:style-name="gr10" draw:layer="layout" svg:x1="7.078cm" svg:y1="15.018cm" svg:x2="7.086cm" svg:y2="14.955cm">
          <text:p/>
        </draw:line>
        <draw:line draw:style-name="gr10" draw:layer="layout" svg:x1="7.085cm" svg:y1="14.956cm" svg:x2="7.092cm" svg:y2="14.833cm">
          <text:p/>
        </draw:line>
        <draw:line draw:style-name="gr10" draw:layer="layout" svg:x1="7.091cm" svg:y1="14.833cm" svg:x2="7.091cm" svg:y2="14.758cm">
          <text:p/>
        </draw:line>
        <draw:line draw:style-name="gr10" draw:layer="layout" svg:x1="7.091cm" svg:y1="14.759cm" svg:x2="7.099cm" svg:y2="14.643cm">
          <text:p/>
        </draw:line>
        <draw:line draw:style-name="gr10" draw:layer="layout" svg:x1="7.098cm" svg:y1="14.643cm" svg:x2="7.098cm" svg:y2="14.5cm">
          <text:p/>
        </draw:line>
        <draw:line draw:style-name="gr10" draw:layer="layout" svg:x1="7.098cm" svg:y1="14.501cm" svg:x2="7.106cm" svg:y2="14.445cm">
          <text:p/>
        </draw:line>
        <draw:line draw:style-name="gr10" draw:layer="layout" svg:x1="7.105cm" svg:y1="14.446cm" svg:x2="7.113cm" svg:y2="14.432cm">
          <text:p/>
        </draw:line>
        <draw:line draw:style-name="gr10" draw:layer="layout" svg:x1="7.112cm" svg:y1="14.432cm" svg:x2="7.112cm" svg:y2="14.459cm">
          <text:p/>
        </draw:line>
        <draw:line draw:style-name="gr10" draw:layer="layout" svg:x1="7.112cm" svg:y1="14.459cm" svg:x2="7.121cm" svg:y2="14.501cm">
          <text:p/>
        </draw:line>
        <draw:line draw:style-name="gr10" draw:layer="layout" svg:x1="7.119cm" svg:y1="14.5cm" svg:x2="7.119cm" svg:y2="14.534cm">
          <text:p/>
        </draw:line>
        <draw:line draw:style-name="gr10" draw:layer="layout" svg:x1="7.119cm" svg:y1="14.534cm" svg:x2="7.126cm" svg:y2="14.637cm">
          <text:p/>
        </draw:line>
        <draw:line draw:style-name="gr10" draw:layer="layout" svg:x1="7.125cm" svg:y1="14.636cm" svg:x2="7.133cm" svg:y2="14.645cm">
          <text:p/>
        </draw:line>
        <draw:line draw:style-name="gr10" draw:layer="layout" svg:x1="7.132cm" svg:y1="14.643cm" svg:x2="7.132cm" svg:y2="14.67cm">
          <text:p/>
        </draw:line>
        <draw:line draw:style-name="gr10" draw:layer="layout" svg:x1="7.132cm" svg:y1="14.671cm" svg:x2="7.14cm" svg:y2="14.629cm">
          <text:p/>
        </draw:line>
        <draw:line draw:style-name="gr10" draw:layer="layout" svg:x1="7.139cm" svg:y1="14.63cm" svg:x2="7.147cm" svg:y2="14.547cm">
          <text:p/>
        </draw:line>
        <draw:line draw:style-name="gr10" draw:layer="layout" svg:x1="7.146cm" svg:y1="14.547cm" svg:x2="7.146cm" svg:y2="14.493cm">
          <text:p/>
        </draw:line>
        <draw:line draw:style-name="gr10" draw:layer="layout" svg:x1="7.146cm" svg:y1="14.494cm" svg:x2="7.154cm" svg:y2="14.439cm">
          <text:p/>
        </draw:line>
        <draw:line draw:style-name="gr10" draw:layer="layout" svg:x1="7.153cm" svg:y1="14.439cm" svg:x2="7.153cm" svg:y2="14.391cm">
          <text:p/>
        </draw:line>
        <draw:line draw:style-name="gr10" draw:layer="layout" svg:x1="7.153cm" svg:y1="14.392cm" svg:x2="7.16cm" svg:y2="14.33cm">
          <text:p/>
        </draw:line>
        <draw:line draw:style-name="gr10" draw:layer="layout" svg:x1="7.159cm" svg:y1="14.331cm" svg:x2="7.167cm" svg:y2="14.282cm">
          <text:p/>
        </draw:line>
        <draw:line draw:style-name="gr10" draw:layer="layout" svg:x1="7.166cm" svg:y1="14.282cm" svg:x2="7.166cm" svg:y2="14.242cm">
          <text:p/>
        </draw:line>
        <draw:line draw:style-name="gr10" draw:layer="layout" svg:x1="7.166cm" svg:y1="14.242cm" svg:x2="7.175cm" svg:y2="14.304cm">
          <text:p/>
        </draw:line>
        <draw:line draw:style-name="gr10" draw:layer="layout" svg:x1="7.173cm" svg:y1="14.303cm" svg:x2="7.181cm" svg:y2="14.338cm">
          <text:p/>
        </draw:line>
        <draw:line draw:style-name="gr10" draw:layer="layout" svg:x1="7.18cm" svg:y1="14.337cm" svg:x2="7.18cm" svg:y2="14.35cm">
          <text:p/>
        </draw:line>
        <draw:line draw:style-name="gr10" draw:layer="layout" svg:x1="7.18cm" svg:y1="14.35cm" svg:x2="7.188cm" svg:y2="14.399cm">
          <text:p/>
        </draw:line>
        <draw:line draw:style-name="gr10" draw:layer="layout" svg:x1="7.187cm" svg:y1="14.398cm" svg:x2="7.187cm" svg:y2="14.425cm">
          <text:p/>
        </draw:line>
        <draw:line draw:style-name="gr10" draw:layer="layout" svg:x1="7.187cm" svg:y1="14.425cm" svg:x2="7.195cm" svg:y2="14.446cm">
          <text:p/>
        </draw:line>
        <draw:line draw:style-name="gr10" draw:layer="layout" svg:x1="7.194cm" svg:y1="14.445cm" svg:x2="7.201cm" svg:y2="14.542cm">
          <text:p/>
        </draw:line>
        <draw:line draw:style-name="gr10" draw:layer="layout" svg:x1="7.2cm" svg:y1="14.541cm" svg:x2="7.2cm" svg:y2="14.561cm">
          <text:p/>
        </draw:line>
        <draw:line draw:style-name="gr10" draw:layer="layout" svg:x1="7.2cm" svg:y1="14.562cm" svg:x2="7.208cm" svg:y2="14.527cm">
          <text:p/>
        </draw:line>
        <draw:line draw:style-name="gr10" draw:layer="layout" svg:x1="7.207cm" svg:y1="14.528cm" svg:x2="7.215cm" svg:y2="14.459cm">
          <text:p/>
        </draw:line>
        <draw:line draw:style-name="gr10" draw:layer="layout" svg:x1="7.214cm" svg:y1="14.459cm" svg:x2="7.214cm" svg:y2="14.384cm">
          <text:p/>
        </draw:line>
        <draw:line draw:style-name="gr10" draw:layer="layout" svg:x1="7.214cm" svg:y1="14.385cm" svg:x2="7.223cm" svg:y2="14.255cm">
          <text:p/>
        </draw:line>
        <draw:line draw:style-name="gr10" draw:layer="layout" svg:x1="7.221cm" svg:y1="14.255cm" svg:x2="7.221cm" svg:y2="14.221cm">
          <text:p/>
        </draw:line>
        <draw:line draw:style-name="gr10" draw:layer="layout" svg:x1="7.221cm" svg:y1="14.222cm" svg:x2="7.229cm" svg:y2="14.078cm">
          <text:p/>
        </draw:line>
        <draw:line draw:style-name="gr10" draw:layer="layout" svg:x1="7.228cm" svg:y1="14.079cm" svg:x2="7.235cm" svg:y2="13.983cm">
          <text:p/>
        </draw:line>
        <draw:line draw:style-name="gr10" draw:layer="layout" svg:x1="7.234cm" svg:y1="13.983cm" svg:x2="7.234cm" svg:y2="13.956cm">
          <text:p/>
        </draw:line>
        <draw:line draw:style-name="gr10" draw:layer="layout" svg:x1="7.234cm" svg:y1="13.957cm" svg:x2="7.242cm" svg:y2="13.908cm">
          <text:p/>
        </draw:line>
        <draw:line draw:style-name="gr10" draw:layer="layout" svg:x1="7.241cm" svg:y1="13.908cm" svg:x2="7.248cm" svg:y2="13.908cm">
          <text:p/>
        </draw:line>
        <draw:line draw:style-name="gr10" draw:layer="layout" svg:x1="7.248cm" svg:y1="13.908cm" svg:x2="7.248cm" svg:y2="13.963cm">
          <text:p/>
        </draw:line>
        <draw:line draw:style-name="gr10" draw:layer="layout" svg:x1="7.248cm" svg:y1="13.963cm" svg:x2="7.256cm" svg:y2="13.998cm">
          <text:p/>
        </draw:line>
        <draw:line draw:style-name="gr10" draw:layer="layout" svg:x1="7.255cm" svg:y1="13.997cm" svg:x2="7.263cm" svg:y2="14.1cm">
          <text:p/>
        </draw:line>
        <draw:line draw:style-name="gr10" draw:layer="layout" svg:x1="7.262cm" svg:y1="14.099cm" svg:x2="7.271cm" svg:y2="14.154cm">
          <text:p/>
        </draw:line>
        <draw:line draw:style-name="gr10" draw:layer="layout" svg:x1="7.269cm" svg:y1="14.153cm" svg:x2="7.269cm" svg:y2="14.194cm">
          <text:p/>
        </draw:line>
        <draw:line draw:style-name="gr10" draw:layer="layout" svg:x1="7.269cm" svg:y1="14.194cm" svg:x2="7.276cm" svg:y2="14.222cm">
          <text:p/>
        </draw:line>
        <draw:line draw:style-name="gr10" draw:layer="layout" svg:x1="7.275cm" svg:y1="14.221cm" svg:x2="7.283cm" svg:y2="14.256cm">
          <text:p/>
        </draw:line>
        <draw:line draw:style-name="gr10" draw:layer="layout" svg:x1="7.282cm" svg:y1="14.255cm" svg:x2="7.282cm" svg:y2="14.248cm">
          <text:p/>
        </draw:line>
        <draw:line draw:style-name="gr10" draw:layer="layout" svg:x1="7.282cm" svg:y1="14.248cm" svg:x2="7.29cm" svg:y2="14.263cm">
          <text:p/>
        </draw:line>
        <draw:line draw:style-name="gr10" draw:layer="layout" svg:x1="7.289cm" svg:y1="14.262cm" svg:x2="7.289cm" svg:y2="14.289cm">
          <text:p/>
        </draw:line>
        <draw:line draw:style-name="gr10" draw:layer="layout" svg:x1="7.289cm" svg:y1="14.29cm" svg:x2="7.297cm" svg:y2="14.276cm">
          <text:p/>
        </draw:line>
        <draw:line draw:style-name="gr10" draw:layer="layout" svg:x1="7.296cm" svg:y1="14.276cm" svg:x2="7.304cm" svg:y2="14.283cm">
          <text:p/>
        </draw:line>
        <draw:line draw:style-name="gr10" draw:layer="layout" svg:x1="7.303cm" svg:y1="14.282cm" svg:x2="7.303cm" svg:y2="14.296cm">
          <text:p/>
        </draw:line>
        <draw:line draw:style-name="gr10" draw:layer="layout" svg:x1="7.303cm" svg:y1="14.296cm" svg:x2="7.31cm" svg:y2="14.358cm">
          <text:p/>
        </draw:line>
        <draw:line draw:style-name="gr10" draw:layer="layout" svg:x1="7.309cm" svg:y1="14.357cm" svg:x2="7.317cm" svg:y2="14.379cm">
          <text:p/>
        </draw:line>
        <draw:line draw:style-name="gr10" draw:layer="layout" svg:x1="7.316cm" svg:y1="14.378cm" svg:x2="7.316cm" svg:y2="14.411cm">
          <text:p/>
        </draw:line>
        <draw:line draw:style-name="gr10" draw:layer="layout" svg:x1="7.316cm" svg:y1="14.411cm" svg:x2="7.325cm" svg:y2="14.48cm">
          <text:p/>
        </draw:line>
        <draw:line draw:style-name="gr10" draw:layer="layout" svg:x1="7.323cm" svg:y1="14.479cm" svg:x2="7.323cm" svg:y2="14.459cm">
          <text:p/>
        </draw:line>
        <draw:line draw:style-name="gr10" draw:layer="layout" svg:x1="7.323cm" svg:y1="14.46cm" svg:x2="7.331cm" svg:y2="14.418cm">
          <text:p/>
        </draw:line>
        <draw:line draw:style-name="gr10" draw:layer="layout" svg:x1="7.33cm" svg:y1="14.419cm" svg:x2="7.338cm" svg:y2="14.364cm">
          <text:p/>
        </draw:line>
        <draw:line draw:style-name="gr10" draw:layer="layout" svg:x1="7.337cm" svg:y1="14.364cm" svg:x2="7.337cm" svg:y2="14.296cm">
          <text:p/>
        </draw:line>
        <draw:line draw:style-name="gr10" draw:layer="layout" svg:x1="7.337cm" svg:y1="14.297cm" svg:x2="7.344cm" svg:y2="14.214cm">
          <text:p/>
        </draw:line>
        <draw:line draw:style-name="gr10" draw:layer="layout" svg:x1="7.343cm" svg:y1="14.215cm" svg:x2="7.351cm" svg:y2="14.126cm">
          <text:p/>
        </draw:line>
        <draw:line draw:style-name="gr10" draw:layer="layout" svg:x1="7.35cm" svg:y1="14.126cm" svg:x2="7.35cm" svg:y2="14.044cm">
          <text:p/>
        </draw:line>
        <draw:line draw:style-name="gr10" draw:layer="layout" svg:x1="7.35cm" svg:y1="14.045cm" svg:x2="7.358cm" svg:y2="14.017cm">
          <text:p/>
        </draw:line>
        <draw:line draw:style-name="gr10" draw:layer="layout" svg:x1="7.357cm" svg:y1="14.017cm" svg:x2="7.357cm" svg:y2="14.024cm">
          <text:p/>
        </draw:line>
        <draw:line draw:style-name="gr10" draw:layer="layout" svg:x1="7.357cm" svg:y1="14.024cm" svg:x2="7.364cm" svg:y2="14.024cm">
          <text:p/>
        </draw:line>
        <draw:line draw:style-name="gr10" draw:layer="layout" svg:x1="7.364cm" svg:y1="14.024cm" svg:x2="7.373cm" svg:y2="14.1cm">
          <text:p/>
        </draw:line>
        <draw:line draw:style-name="gr10" draw:layer="layout" svg:x1="7.371cm" svg:y1="14.099cm" svg:x2="7.371cm" svg:y2="14.126cm">
          <text:p/>
        </draw:line>
        <draw:line draw:style-name="gr10" draw:layer="layout" svg:x1="7.371cm" svg:y1="14.126cm" svg:x2="7.379cm" svg:y2="14.188cm">
          <text:p/>
        </draw:line>
        <draw:line draw:style-name="gr10" draw:layer="layout" svg:x1="7.378cm" svg:y1="14.187cm" svg:x2="7.384cm" svg:y2="14.187cm">
          <text:p/>
        </draw:line>
        <draw:line draw:style-name="gr10" draw:layer="layout" svg:x1="7.384cm" svg:y1="14.187cm" svg:x2="7.384cm" svg:y2="14.174cm">
          <text:p/>
        </draw:line>
        <draw:line draw:style-name="gr10" draw:layer="layout" svg:x1="7.384cm" svg:y1="14.175cm" svg:x2="7.392cm" svg:y2="14.16cm">
          <text:p/>
        </draw:line>
        <draw:line draw:style-name="gr10" draw:layer="layout" svg:x1="7.391cm" svg:y1="14.16cm" svg:x2="7.391cm" svg:y2="14.065cm">
          <text:p/>
        </draw:line>
        <draw:line draw:style-name="gr10" draw:layer="layout" svg:x1="7.391cm" svg:y1="14.066cm" svg:x2="7.399cm" svg:y2="14.044cm">
          <text:p/>
        </draw:line>
        <draw:line draw:style-name="gr10" draw:layer="layout" svg:x1="7.398cm" svg:y1="14.045cm" svg:x2="7.406cm" svg:y2="13.983cm">
          <text:p/>
        </draw:line>
        <draw:line draw:style-name="gr10" draw:layer="layout" svg:x1="7.405cm" svg:y1="13.983cm" svg:x2="7.405cm" svg:y2="13.922cm">
          <text:p/>
        </draw:line>
        <draw:line draw:style-name="gr10" draw:layer="layout" svg:x1="7.405cm" svg:y1="13.923cm" svg:x2="7.413cm" svg:y2="13.908cm">
          <text:p/>
        </draw:line>
        <draw:line draw:style-name="gr10" draw:layer="layout" svg:x1="7.412cm" svg:y1="13.909cm" svg:x2="7.419cm" svg:y2="13.881cm">
          <text:p/>
        </draw:line>
        <draw:line draw:style-name="gr10" draw:layer="layout" svg:x1="7.418cm" svg:y1="13.881cm" svg:x2="7.418cm" svg:y2="13.895cm">
          <text:p/>
        </draw:line>
        <draw:line draw:style-name="gr10" draw:layer="layout" svg:x1="7.418cm" svg:y1="13.895cm" svg:x2="7.427cm" svg:y2="13.916cm">
          <text:p/>
        </draw:line>
        <draw:line draw:style-name="gr10" draw:layer="layout" svg:x1="7.425cm" svg:y1="13.915cm" svg:x2="7.425cm" svg:y2="13.942cm">
          <text:p/>
        </draw:line>
        <draw:line draw:style-name="gr10" draw:layer="layout" svg:x1="7.425cm" svg:y1="13.942cm" svg:x2="7.433cm" svg:y2="13.998cm">
          <text:p/>
        </draw:line>
        <draw:line draw:style-name="gr10" draw:layer="layout" svg:x1="7.432cm" svg:y1="13.997cm" svg:x2="7.44cm" svg:y2="14.045cm">
          <text:p/>
        </draw:line>
        <draw:line draw:style-name="gr10" draw:layer="layout" svg:x1="7.439cm" svg:y1="14.044cm" svg:x2="7.447cm" svg:y2="14.059cm">
          <text:p/>
        </draw:line>
        <draw:line draw:style-name="gr10" draw:layer="layout" svg:x1="7.446cm" svg:y1="14.058cm" svg:x2="7.453cm" svg:y2="14.066cm">
          <text:p/>
        </draw:line>
        <draw:line draw:style-name="gr10" draw:layer="layout" svg:x1="7.452cm" svg:y1="14.065cm" svg:x2="7.452cm" svg:y2="14.133cm">
          <text:p/>
        </draw:line>
        <draw:line draw:style-name="gr10" draw:layer="layout" svg:x1="7.452cm" svg:y1="14.133cm" svg:x2="7.46cm" svg:y2="14.297cm">
          <text:p/>
        </draw:line>
        <draw:line draw:style-name="gr10" draw:layer="layout" svg:x1="7.459cm" svg:y1="14.296cm" svg:x2="7.459cm" svg:y2="14.432cm">
          <text:p/>
        </draw:line>
        <draw:line draw:style-name="gr10" draw:layer="layout" svg:x1="7.459cm" svg:y1="14.432cm" svg:x2="7.467cm" svg:y2="14.582cm">
          <text:p/>
        </draw:line>
        <draw:line draw:style-name="gr10" draw:layer="layout" svg:x1="7.466cm" svg:y1="14.581cm" svg:x2="7.475cm" svg:y2="14.732cm">
          <text:p/>
        </draw:line>
        <draw:line draw:style-name="gr10" draw:layer="layout" svg:x1="7.473cm" svg:y1="14.731cm" svg:x2="7.473cm" svg:y2="14.86cm">
          <text:p/>
        </draw:line>
        <draw:line draw:style-name="gr10" draw:layer="layout" svg:x1="7.473cm" svg:y1="14.86cm" svg:x2="7.481cm" svg:y2="14.963cm">
          <text:p/>
        </draw:line>
        <draw:line draw:style-name="gr10" draw:layer="layout" svg:x1="7.48cm" svg:y1="14.962cm" svg:x2="7.488cm" svg:y2="14.99cm">
          <text:p/>
        </draw:line>
        <draw:line draw:style-name="gr10" draw:layer="layout" svg:x1="7.487cm" svg:y1="14.99cm" svg:x2="7.494cm" svg:y2="14.942cm">
          <text:p/>
        </draw:line>
        <draw:line draw:style-name="gr10" draw:layer="layout" svg:x1="7.493cm" svg:y1="14.942cm" svg:x2="7.493cm" svg:y2="14.867cm">
          <text:p/>
        </draw:line>
        <draw:line draw:style-name="gr10" draw:layer="layout" svg:x1="7.493cm" svg:y1="14.868cm" svg:x2="7.501cm" svg:y2="14.765cm">
          <text:p/>
        </draw:line>
        <draw:line draw:style-name="gr10" draw:layer="layout" svg:x1="7.5cm" svg:y1="14.766cm" svg:x2="7.508cm" svg:y2="14.656cm">
          <text:p/>
        </draw:line>
        <draw:line draw:style-name="gr10" draw:layer="layout" svg:x1="7.507cm" svg:y1="14.656cm" svg:x2="7.507cm" svg:y2="14.5cm">
          <text:p/>
        </draw:line>
        <draw:line draw:style-name="gr10" draw:layer="layout" svg:x1="7.507cm" svg:y1="14.501cm" svg:x2="7.515cm" svg:y2="14.364cm">
          <text:p/>
        </draw:line>
        <draw:line draw:style-name="gr10" draw:layer="layout" svg:x1="7.514cm" svg:y1="14.365cm" svg:x2="7.523cm" svg:y2="14.262cm">
          <text:p/>
        </draw:line>
        <draw:line draw:style-name="gr10" draw:layer="layout" svg:x1="7.521cm" svg:y1="14.262cm" svg:x2="7.521cm" svg:y2="14.14cm">
          <text:p/>
        </draw:line>
        <draw:line draw:style-name="gr10" draw:layer="layout" svg:x1="7.521cm" svg:y1="14.141cm" svg:x2="7.528cm" svg:y2="14.065cm">
          <text:p/>
        </draw:line>
        <draw:line draw:style-name="gr10" draw:layer="layout" svg:x1="7.527cm" svg:y1="14.065cm" svg:x2="7.527cm" svg:y2="14.017cm">
          <text:p/>
        </draw:line>
        <draw:line draw:style-name="gr10" draw:layer="layout" svg:x1="7.527cm" svg:y1="14.017cm" svg:x2="7.535cm" svg:y2="14.032cm">
          <text:p/>
        </draw:line>
        <draw:line draw:style-name="gr10" draw:layer="layout" svg:x1="7.534cm" svg:y1="14.032cm" svg:x2="7.542cm" svg:y2="13.976cm">
          <text:p/>
        </draw:line>
        <draw:line draw:style-name="gr10" draw:layer="layout" svg:x1="7.541cm" svg:y1="13.976cm" svg:x2="7.541cm" svg:y2="13.963cm">
          <text:p/>
        </draw:line>
        <draw:line draw:style-name="gr10" draw:layer="layout" svg:x1="7.541cm" svg:y1="13.964cm" svg:x2="7.549cm" svg:y2="13.915cm">
          <text:p/>
        </draw:line>
        <draw:line draw:style-name="gr10" draw:layer="layout" svg:x1="7.548cm" svg:y1="13.915cm" svg:x2="7.556cm" svg:y2="13.95cm">
          <text:p/>
        </draw:line>
        <draw:line draw:style-name="gr10" draw:layer="layout" svg:x1="7.555cm" svg:y1="13.949cm" svg:x2="7.555cm" svg:y2="13.929cm">
          <text:p/>
        </draw:line>
        <draw:line draw:style-name="gr10" draw:layer="layout" svg:x1="7.555cm" svg:y1="13.93cm" svg:x2="7.563cm" svg:y2="13.908cm">
          <text:p/>
        </draw:line>
        <draw:line draw:style-name="gr10" draw:layer="layout" svg:x1="7.562cm" svg:y1="13.908cm" svg:x2="7.562cm" svg:y2="13.997cm">
          <text:p/>
        </draw:line>
        <draw:line draw:style-name="gr10" draw:layer="layout" svg:x1="7.562cm" svg:y1="13.997cm" svg:x2="7.569cm" svg:y2="14.032cm">
          <text:p/>
        </draw:line>
        <draw:line draw:style-name="gr10" draw:layer="layout" svg:x1="7.568cm" svg:y1="14.031cm" svg:x2="7.577cm" svg:y2="14.134cm">
          <text:p/>
        </draw:line>
        <draw:line draw:style-name="gr10" draw:layer="layout" svg:x1="7.575cm" svg:y1="14.133cm" svg:x2="7.575cm" svg:y2="14.208cm">
          <text:p/>
        </draw:line>
        <draw:line draw:style-name="gr10" draw:layer="layout" svg:x1="7.575cm" svg:y1="14.208cm" svg:x2="7.583cm" svg:y2="14.324cm">
          <text:p/>
        </draw:line>
        <draw:line draw:style-name="gr10" draw:layer="layout" svg:x1="7.582cm" svg:y1="14.323cm" svg:x2="7.59cm" svg:y2="14.399cm">
          <text:p/>
        </draw:line>
        <draw:line draw:style-name="gr10" draw:layer="layout" svg:x1="7.589cm" svg:y1="14.398cm" svg:x2="7.589cm" svg:y2="14.378cm">
          <text:p/>
        </draw:line>
        <draw:line draw:style-name="gr10" draw:layer="layout" svg:x1="7.589cm" svg:y1="14.379cm" svg:x2="7.597cm" svg:y2="14.33cm">
          <text:p/>
        </draw:line>
        <draw:line draw:style-name="gr10" draw:layer="layout" svg:x1="7.596cm" svg:y1="14.33cm" svg:x2="7.596cm" svg:y2="14.289cm">
          <text:p/>
        </draw:line>
        <draw:line draw:style-name="gr10" draw:layer="layout" svg:x1="7.596cm" svg:y1="14.29cm" svg:x2="7.603cm" svg:y2="14.228cm">
          <text:p/>
        </draw:line>
        <draw:line draw:style-name="gr10" draw:layer="layout" svg:x1="7.602cm" svg:y1="14.229cm" svg:x2="7.61cm" svg:y2="14.167cm">
          <text:p/>
        </draw:line>
        <draw:line draw:style-name="gr10" draw:layer="layout" svg:x1="7.609cm" svg:y1="14.167cm" svg:x2="7.609cm" svg:y2="14.099cm">
          <text:p/>
        </draw:line>
        <draw:line draw:style-name="gr10" draw:layer="layout" svg:x1="7.609cm" svg:y1="14.1cm" svg:x2="7.617cm" svg:y2="14.017cm">
          <text:p/>
        </draw:line>
        <draw:line draw:style-name="gr10" draw:layer="layout" svg:x1="7.616cm" svg:y1="14.018cm" svg:x2="7.625cm" svg:y2="13.976cm">
          <text:p/>
        </draw:line>
        <draw:line draw:style-name="gr10" draw:layer="layout" svg:x1="7.623cm" svg:y1="13.977cm" svg:x2="7.631cm" svg:y2="13.936cm">
          <text:p/>
        </draw:line>
        <draw:line draw:style-name="gr10" draw:layer="layout" svg:x1="7.63cm" svg:y1="13.936cm" svg:x2="7.63cm" svg:y2="13.868cm">
          <text:p/>
        </draw:line>
        <draw:line draw:style-name="gr10" draw:layer="layout" svg:x1="7.63cm" svg:y1="13.869cm" svg:x2="7.637cm" svg:y2="13.772cm">
          <text:p/>
        </draw:line>
        <draw:line draw:style-name="gr10" draw:layer="layout" svg:x1="7.636cm" svg:y1="13.772cm" svg:x2="7.644cm" svg:y2="13.781cm">
          <text:p/>
        </draw:line>
        <draw:line draw:style-name="gr10" draw:layer="layout" svg:x1="7.643cm" svg:y1="13.779cm" svg:x2="7.643cm" svg:y2="13.752cm">
          <text:p/>
        </draw:line>
        <draw:line draw:style-name="gr10" draw:layer="layout" svg:x1="7.643cm" svg:y1="13.752cm" svg:x2="7.651cm" svg:y2="13.787cm">
          <text:p/>
        </draw:line>
        <draw:line draw:style-name="gr10" draw:layer="layout" svg:x1="7.65cm" svg:y1="13.786cm" svg:x2="7.658cm" svg:y2="13.841cm">
          <text:p/>
        </draw:line>
        <draw:line draw:style-name="gr10" draw:layer="layout" svg:x1="7.657cm" svg:y1="13.84cm" svg:x2="7.657cm" svg:y2="13.949cm">
          <text:p/>
        </draw:line>
        <draw:line draw:style-name="gr10" draw:layer="layout" svg:x1="7.657cm" svg:y1="13.949cm" svg:x2="7.665cm" svg:y2="14.073cm">
          <text:p/>
        </draw:line>
        <draw:line draw:style-name="gr10" draw:layer="layout" svg:x1="7.664cm" svg:y1="14.072cm" svg:x2="7.664cm" svg:y2="14.242cm">
          <text:p/>
        </draw:line>
        <draw:line draw:style-name="gr10" draw:layer="layout" svg:x1="7.664cm" svg:y1="14.242cm" svg:x2="7.673cm" svg:y2="14.317cm">
          <text:p/>
        </draw:line>
        <draw:line draw:style-name="gr10" draw:layer="layout" svg:x1="7.671cm" svg:y1="14.316cm" svg:x2="7.678cm" svg:y2="14.379cm">
          <text:p/>
        </draw:line>
        <draw:line draw:style-name="gr10" draw:layer="layout" svg:x1="7.677cm" svg:y1="14.378cm" svg:x2="7.677cm" svg:y2="14.411cm">
          <text:p/>
        </draw:line>
        <draw:line draw:style-name="gr10" draw:layer="layout" svg:x1="7.677cm" svg:y1="14.412cm" svg:x2="7.685cm" svg:y2="14.398cm">
          <text:p/>
        </draw:line>
        <draw:line draw:style-name="gr10" draw:layer="layout" svg:x1="7.684cm" svg:y1="14.399cm" svg:x2="7.692cm" svg:y2="14.33cm">
          <text:p/>
        </draw:line>
        <draw:line draw:style-name="gr10" draw:layer="layout" svg:x1="7.691cm" svg:y1="14.33cm" svg:x2="7.691cm" svg:y2="14.242cm">
          <text:p/>
        </draw:line>
        <draw:line draw:style-name="gr10" draw:layer="layout" svg:x1="7.691cm" svg:y1="14.243cm" svg:x2="7.699cm" svg:y2="14.133cm">
          <text:p/>
        </draw:line>
        <draw:line draw:style-name="gr10" draw:layer="layout" svg:x1="7.698cm" svg:y1="14.133cm" svg:x2="7.698cm" svg:y2="14.044cm">
          <text:p/>
        </draw:line>
        <draw:line draw:style-name="gr10" draw:layer="layout" svg:x1="7.698cm" svg:y1="14.045cm" svg:x2="7.706cm" svg:y2="13.997cm">
          <text:p/>
        </draw:line>
        <draw:line draw:style-name="gr10" draw:layer="layout" svg:x1="7.705cm" svg:y1="13.998cm" svg:x2="7.712cm" svg:y2="13.956cm">
          <text:p/>
        </draw:line>
        <draw:line draw:style-name="gr10" draw:layer="layout" svg:x1="7.711cm" svg:y1="13.956cm" svg:x2="7.711cm" svg:y2="13.976cm">
          <text:p/>
        </draw:line>
        <draw:line draw:style-name="gr10" draw:layer="layout" svg:x1="7.711cm" svg:y1="13.976cm" svg:x2="7.719cm" svg:y2="14.011cm">
          <text:p/>
        </draw:line>
        <draw:line draw:style-name="gr10" draw:layer="layout" svg:x1="7.718cm" svg:y1="14.01cm" svg:x2="7.727cm" svg:y2="14.032cm">
          <text:p/>
        </draw:line>
        <draw:line draw:style-name="gr10" draw:layer="layout" svg:x1="7.725cm" svg:y1="14.031cm" svg:x2="7.725cm" svg:y2="14.051cm">
          <text:p/>
        </draw:line>
        <draw:line draw:style-name="gr10" draw:layer="layout" svg:x1="7.725cm" svg:y1="14.052cm" svg:x2="7.733cm" svg:y2="14.01cm">
          <text:p/>
        </draw:line>
        <draw:line draw:style-name="gr10" draw:layer="layout" svg:x1="7.732cm" svg:y1="14.01cm" svg:x2="7.732cm" svg:y2="13.963cm">
          <text:p/>
        </draw:line>
        <draw:line draw:style-name="gr10" draw:layer="layout" svg:x1="7.732cm" svg:y1="13.964cm" svg:x2="7.74cm" svg:y2="13.949cm">
          <text:p/>
        </draw:line>
        <draw:line draw:style-name="gr10" draw:layer="layout" svg:x1="7.739cm" svg:y1="13.95cm" svg:x2="7.746cm" svg:y2="13.915cm">
          <text:p/>
        </draw:line>
        <draw:line draw:style-name="gr10" draw:layer="layout" svg:x1="7.745cm" svg:y1="13.915cm" svg:x2="7.745cm" svg:y2="13.936cm">
          <text:p/>
        </draw:line>
        <draw:line draw:style-name="gr10" draw:layer="layout" svg:x1="7.745cm" svg:y1="13.936cm" svg:x2="7.753cm" svg:y2="13.998cm">
          <text:p/>
        </draw:line>
        <draw:line draw:style-name="gr10" draw:layer="layout" svg:x1="7.752cm" svg:y1="13.997cm" svg:x2="7.76cm" svg:y2="14.039cm">
          <text:p/>
        </draw:line>
        <draw:line draw:style-name="gr10" draw:layer="layout" svg:x1="7.759cm" svg:y1="14.038cm" svg:x2="7.759cm" svg:y2="14.14cm">
          <text:p/>
        </draw:line>
        <draw:line draw:style-name="gr10" draw:layer="layout" svg:x1="7.759cm" svg:y1="14.14cm" svg:x2="7.767cm" svg:y2="14.27cm">
          <text:p/>
        </draw:line>
        <draw:line draw:style-name="gr10" draw:layer="layout" svg:x1="7.766cm" svg:y1="14.269cm" svg:x2="7.766cm" svg:y2="14.262cm">
          <text:p/>
        </draw:line>
        <draw:line draw:style-name="gr10" draw:layer="layout" svg:x1="7.766cm" svg:y1="14.263cm" svg:x2="7.775cm" svg:y2="14.242cm">
          <text:p/>
        </draw:line>
        <draw:line draw:style-name="gr10" draw:layer="layout" svg:x1="7.773cm" svg:y1="14.243cm" svg:x2="7.781cm" svg:y2="14.221cm">
          <text:p/>
        </draw:line>
        <draw:line draw:style-name="gr10" draw:layer="layout" svg:x1="7.78cm" svg:y1="14.221cm" svg:x2="7.78cm" svg:y2="14.228cm">
          <text:p/>
        </draw:line>
        <draw:line draw:style-name="gr10" draw:layer="layout" svg:x1="7.78cm" svg:y1="14.228cm" svg:x2="7.787cm" svg:y2="14.237cm">
          <text:p/>
        </draw:line>
        <draw:line draw:style-name="gr10" draw:layer="layout" svg:x1="7.786cm" svg:y1="14.236cm" svg:x2="7.794cm" svg:y2="14.221cm">
          <text:p/>
        </draw:line>
        <draw:line draw:style-name="gr10" draw:layer="layout" svg:x1="7.793cm" svg:y1="14.221cm" svg:x2="7.793cm" svg:y2="14.16cm">
          <text:p/>
        </draw:line>
        <draw:line draw:style-name="gr10" draw:layer="layout" svg:x1="7.793cm" svg:y1="14.161cm" svg:x2="7.801cm" svg:y2="14.14cm">
          <text:p/>
        </draw:line>
        <draw:line draw:style-name="gr10" draw:layer="layout" svg:x1="7.8cm" svg:y1="14.14cm" svg:x2="7.8cm" svg:y2="14.112cm">
          <text:p/>
        </draw:line>
        <draw:line draw:style-name="gr10" draw:layer="layout" svg:x1="7.8cm" svg:y1="14.113cm" svg:x2="7.808cm" svg:y2="14.051cm">
          <text:p/>
        </draw:line>
        <draw:line draw:style-name="gr10" draw:layer="layout" svg:x1="7.807cm" svg:y1="14.052cm" svg:x2="7.815cm" svg:y2="13.881cm">
          <text:p/>
        </draw:line>
        <draw:line draw:style-name="gr10" draw:layer="layout" svg:x1="7.814cm" svg:y1="13.881cm" svg:x2="7.814cm" svg:y2="13.772cm">
          <text:p/>
        </draw:line>
        <draw:line draw:style-name="gr10" draw:layer="layout" svg:x1="7.814cm" svg:y1="13.773cm" svg:x2="7.821cm" svg:y2="13.63cm">
          <text:p/>
        </draw:line>
        <draw:line draw:style-name="gr10" draw:layer="layout" svg:x1="7.82cm" svg:y1="13.631cm" svg:x2="7.829cm" svg:y2="13.494cm">
          <text:p/>
        </draw:line>
        <draw:line draw:style-name="gr10" draw:layer="layout" svg:x1="7.827cm" svg:y1="13.494cm" svg:x2="7.827cm" svg:y2="13.371cm">
          <text:p/>
        </draw:line>
        <draw:line draw:style-name="gr10" draw:layer="layout" svg:x1="7.827cm" svg:y1="13.372cm" svg:x2="7.835cm" svg:y2="13.29cm">
          <text:p/>
        </draw:line>
        <draw:line draw:style-name="gr10" draw:layer="layout" svg:x1="7.834cm" svg:y1="13.29cm" svg:x2="7.834cm" svg:y2="13.256cm">
          <text:p/>
        </draw:line>
        <draw:line draw:style-name="gr10" draw:layer="layout" svg:x1="7.834cm" svg:y1="13.256cm" svg:x2="7.842cm" svg:y2="13.27cm">
          <text:p/>
        </draw:line>
        <draw:line draw:style-name="gr10" draw:layer="layout" svg:x1="7.841cm" svg:y1="13.269cm" svg:x2="7.849cm" svg:y2="13.311cm">
          <text:p/>
        </draw:line>
        <draw:line draw:style-name="gr10" draw:layer="layout" svg:x1="7.848cm" svg:y1="13.31cm" svg:x2="7.848cm" svg:y2="13.324cm">
          <text:p/>
        </draw:line>
        <draw:line draw:style-name="gr10" draw:layer="layout" svg:x1="7.848cm" svg:y1="13.325cm" svg:x2="7.855cm" svg:y2="13.31cm">
          <text:p/>
        </draw:line>
        <draw:line draw:style-name="gr10" draw:layer="layout" svg:x1="7.854cm" svg:y1="13.31cm" svg:x2="7.862cm" svg:y2="13.386cm">
          <text:p/>
        </draw:line>
        <draw:line draw:style-name="gr10" draw:layer="layout" svg:x1="7.861cm" svg:y1="13.385cm" svg:x2="7.861cm" svg:y2="13.426cm">
          <text:p/>
        </draw:line>
        <draw:line draw:style-name="gr10" draw:layer="layout" svg:x1="7.861cm" svg:y1="13.426cm" svg:x2="7.869cm" svg:y2="13.481cm">
          <text:p/>
        </draw:line>
        <draw:line draw:style-name="gr10" draw:layer="layout" svg:x1="7.868cm" svg:y1="13.48cm" svg:x2="7.868cm" svg:y2="13.514cm">
          <text:p/>
        </draw:line>
        <draw:line draw:style-name="gr10" draw:layer="layout" svg:x1="7.868cm" svg:y1="13.514cm" svg:x2="7.877cm" svg:y2="13.583cm">
          <text:p/>
        </draw:line>
        <draw:line draw:style-name="gr10" draw:layer="layout" svg:x1="7.875cm" svg:y1="13.582cm" svg:x2="7.883cm" svg:y2="13.665cm">
          <text:p/>
        </draw:line>
        <draw:line draw:style-name="gr10" draw:layer="layout" svg:x1="7.882cm" svg:y1="13.664cm" svg:x2="7.882cm" svg:y2="13.738cm">
          <text:p/>
        </draw:line>
        <draw:line draw:style-name="gr10" draw:layer="layout" svg:x1="7.882cm" svg:y1="13.738cm" svg:x2="7.89cm" svg:y2="13.87cm">
          <text:p/>
        </draw:line>
        <draw:line draw:style-name="gr10" draw:layer="layout" svg:x1="7.889cm" svg:y1="13.868cm" svg:x2="7.896cm" svg:y2="13.909cm">
          <text:p/>
        </draw:line>
        <draw:line draw:style-name="gr10" draw:layer="layout" svg:x1="7.895cm" svg:y1="13.908cm" svg:x2="7.895cm" svg:y2="13.949cm">
          <text:p/>
        </draw:line>
        <draw:line draw:style-name="gr10" draw:layer="layout" svg:x1="7.895cm" svg:y1="13.949cm" svg:x2="7.903cm" svg:y2="13.964cm">
          <text:p/>
        </draw:line>
        <draw:line draw:style-name="gr10" draw:layer="layout" svg:x1="7.902cm" svg:y1="13.963cm" svg:x2="7.902cm" svg:y2="13.895cm">
          <text:p/>
        </draw:line>
        <draw:line draw:style-name="gr10" draw:layer="layout" svg:x1="7.902cm" svg:y1="13.896cm" svg:x2="7.91cm" svg:y2="13.8cm">
          <text:p/>
        </draw:line>
        <draw:line draw:style-name="gr10" draw:layer="layout" svg:x1="7.909cm" svg:y1="13.801cm" svg:x2="7.917cm" svg:y2="13.684cm">
          <text:p/>
        </draw:line>
        <draw:line draw:style-name="gr10" draw:layer="layout" svg:x1="7.916cm" svg:y1="13.684cm" svg:x2="7.916cm" svg:y2="13.616cm">
          <text:p/>
        </draw:line>
        <draw:line draw:style-name="gr10" draw:layer="layout" svg:x1="7.916cm" svg:y1="13.617cm" svg:x2="7.925cm" svg:y2="13.507cm">
          <text:p/>
        </draw:line>
        <draw:line draw:style-name="gr10" draw:layer="layout" svg:x1="7.923cm" svg:y1="13.507cm" svg:x2="7.923cm" svg:y2="13.487cm">
          <text:p/>
        </draw:line>
        <draw:line draw:style-name="gr10" draw:layer="layout" svg:x1="7.923cm" svg:y1="13.488cm" svg:x2="7.93cm" svg:y2="13.466cm">
          <text:p/>
        </draw:line>
        <draw:line draw:style-name="gr10" draw:layer="layout" svg:x1="7.929cm" svg:y1="13.466cm" svg:x2="7.937cm" svg:y2="13.522cm">
          <text:p/>
        </draw:line>
        <draw:line draw:style-name="gr10" draw:layer="layout" svg:x1="7.936cm" svg:y1="13.521cm" svg:x2="7.936cm" svg:y2="13.575cm">
          <text:p/>
        </draw:line>
        <draw:line draw:style-name="gr10" draw:layer="layout" svg:x1="7.936cm" svg:y1="13.575cm" svg:x2="7.944cm" svg:y2="13.671cm">
          <text:p/>
        </draw:line>
        <draw:line draw:style-name="gr10" draw:layer="layout" svg:x1="7.943cm" svg:y1="13.67cm" svg:x2="7.951cm" svg:y2="13.835cm">
          <text:p/>
        </draw:line>
        <draw:line draw:style-name="gr10" draw:layer="layout" svg:x1="7.95cm" svg:y1="13.834cm" svg:x2="7.95cm" svg:y2="13.99cm">
          <text:p/>
        </draw:line>
        <draw:line draw:style-name="gr10" draw:layer="layout" svg:x1="7.95cm" svg:y1="13.99cm" svg:x2="7.958cm" svg:y2="14.113cm">
          <text:p/>
        </draw:line>
        <draw:line draw:style-name="gr10" draw:layer="layout" svg:x1="7.957cm" svg:y1="14.112cm" svg:x2="7.957cm" svg:y2="14.214cm">
          <text:p/>
        </draw:line>
        <draw:line draw:style-name="gr10" draw:layer="layout" svg:x1="7.957cm" svg:y1="14.214cm" svg:x2="7.965cm" svg:y2="14.283cm">
          <text:p/>
        </draw:line>
        <draw:line draw:style-name="gr10" draw:layer="layout" svg:x1="7.964cm" svg:y1="14.282cm" svg:x2="7.971cm" svg:y2="14.311cm">
          <text:p/>
        </draw:line>
        <draw:line draw:style-name="gr10" draw:layer="layout" svg:x1="7.97cm" svg:y1="14.31cm" svg:x2="7.97cm" svg:y2="14.269cm">
          <text:p/>
        </draw:line>
        <draw:line draw:style-name="gr10" draw:layer="layout" svg:x1="7.97cm" svg:y1="14.27cm" svg:x2="7.979cm" svg:y2="14.208cm">
          <text:p/>
        </draw:line>
        <draw:line draw:style-name="gr10" draw:layer="layout" svg:x1="7.977cm" svg:y1="14.209cm" svg:x2="7.985cm" svg:y2="14.078cm">
          <text:p/>
        </draw:line>
        <draw:line draw:style-name="gr10" draw:layer="layout" svg:x1="7.984cm" svg:y1="14.078cm" svg:x2="7.984cm" svg:y2="13.97cm">
          <text:p/>
        </draw:line>
        <draw:line draw:style-name="gr10" draw:layer="layout" svg:x1="7.984cm" svg:y1="13.971cm" svg:x2="7.992cm" svg:y2="13.834cm">
          <text:p/>
        </draw:line>
        <draw:line draw:style-name="gr10" draw:layer="layout" svg:x1="7.991cm" svg:y1="13.834cm" svg:x2="7.991cm" svg:y2="13.732cm">
          <text:p/>
        </draw:line>
        <draw:line draw:style-name="gr10" draw:layer="layout" svg:x1="7.991cm" svg:y1="13.733cm" svg:x2="7.999cm" svg:y2="13.636cm">
          <text:p/>
        </draw:line>
        <draw:line draw:style-name="gr10" draw:layer="layout" svg:x1="7.998cm" svg:y1="13.637cm" svg:x2="8.005cm" svg:y2="13.623cm">
          <text:p/>
        </draw:line>
        <draw:line draw:style-name="gr10" draw:layer="layout" svg:x1="8.004cm" svg:y1="13.623cm" svg:x2="8.004cm" svg:y2="13.602cm">
          <text:p/>
        </draw:line>
        <draw:line draw:style-name="gr10" draw:layer="layout" svg:x1="8.004cm" svg:y1="13.603cm" svg:x2="8.012cm" svg:y2="13.548cm">
          <text:p/>
        </draw:line>
        <draw:line draw:style-name="gr10" draw:layer="layout" svg:x1="8.011cm" svg:y1="13.549cm" svg:x2="8.019cm" svg:y2="13.507cm">
          <text:p/>
        </draw:line>
        <draw:line draw:style-name="gr10" draw:layer="layout" svg:x1="8.018cm" svg:y1="13.507cm" svg:x2="8.018cm" svg:y2="13.487cm">
          <text:p/>
        </draw:line>
        <draw:line draw:style-name="gr10" draw:layer="layout" svg:x1="8.018cm" svg:y1="13.488cm" svg:x2="8.027cm" svg:y2="13.432cm">
          <text:p/>
        </draw:line>
        <draw:line draw:style-name="gr10" draw:layer="layout" svg:x1="8.025cm" svg:y1="13.432cm" svg:x2="8.025cm" svg:y2="13.365cm">
          <text:p/>
        </draw:line>
        <draw:line draw:style-name="gr10" draw:layer="layout" svg:x1="8.025cm" svg:y1="13.365cm" svg:x2="8.033cm" svg:y2="13.372cm">
          <text:p/>
        </draw:line>
        <draw:line draw:style-name="gr10" draw:layer="layout" svg:x1="8.032cm" svg:y1="13.372cm" svg:x2="8.039cm" svg:y2="13.337cm">
          <text:p/>
        </draw:line>
        <draw:line draw:style-name="gr10" draw:layer="layout" svg:x1="8.038cm" svg:y1="13.337cm" svg:x2="8.038cm" svg:y2="13.31cm">
          <text:p/>
        </draw:line>
        <draw:line draw:style-name="gr10" draw:layer="layout" svg:x1="8.038cm" svg:y1="13.311cm" svg:x2="8.046cm" svg:y2="13.283cm">
          <text:p/>
        </draw:line>
        <draw:line draw:style-name="gr10" draw:layer="layout" svg:x1="8.045cm" svg:y1="13.284cm" svg:x2="8.053cm" svg:y2="13.269cm">
          <text:p/>
        </draw:line>
        <draw:line draw:style-name="gr10" draw:layer="layout" svg:x1="8.052cm" svg:y1="13.269cm" svg:x2="8.052cm" svg:y2="13.222cm">
          <text:p/>
        </draw:line>
        <draw:line draw:style-name="gr10" draw:layer="layout" svg:x1="8.052cm" svg:y1="13.222cm" svg:x2="8.06cm" svg:y2="13.27cm">
          <text:p/>
        </draw:line>
        <draw:line draw:style-name="gr10" draw:layer="layout" svg:x1="8.059cm" svg:y1="13.269cm" svg:x2="8.059cm" svg:y2="13.263cm">
          <text:p/>
        </draw:line>
        <draw:line draw:style-name="gr10" draw:layer="layout" svg:x1="8.059cm" svg:y1="13.263cm" svg:x2="8.066cm" svg:y2="13.263cm">
          <text:p/>
        </draw:line>
        <draw:line draw:style-name="gr10" draw:layer="layout" svg:x1="8.066cm" svg:y1="13.263cm" svg:x2="8.075cm" svg:y2="13.284cm">
          <text:p/>
        </draw:line>
        <draw:line draw:style-name="gr10" draw:layer="layout" svg:x1="8.073cm" svg:y1="13.283cm" svg:x2="8.073cm" svg:y2="13.235cm">
          <text:p/>
        </draw:line>
        <draw:line draw:style-name="gr10" draw:layer="layout" svg:x1="8.073cm" svg:y1="13.236cm" svg:x2="8.08cm" svg:y2="13.201cm">
          <text:p/>
        </draw:line>
        <draw:line draw:style-name="gr10" draw:layer="layout" svg:x1="8.079cm" svg:y1="13.202cm" svg:x2="8.087cm" svg:y2="13.181cm">
          <text:p/>
        </draw:line>
        <draw:line draw:style-name="gr10" draw:layer="layout" svg:x1="8.086cm" svg:y1="13.181cm" svg:x2="8.086cm" svg:y2="13.147cm">
          <text:p/>
        </draw:line>
        <draw:line draw:style-name="gr10" draw:layer="layout" svg:x1="8.086cm" svg:y1="13.147cm" svg:x2="8.094cm" svg:y2="13.189cm">
          <text:p/>
        </draw:line>
        <draw:line draw:style-name="gr10" draw:layer="layout" svg:x1="8.093cm" svg:y1="13.188cm" svg:x2="8.093cm" svg:y2="13.14cm">
          <text:p/>
        </draw:line>
        <draw:line draw:style-name="gr10" draw:layer="layout" svg:x1="8.093cm" svg:y1="13.14cm" svg:x2="8.1cm" svg:y2="13.14cm">
          <text:p/>
        </draw:line>
        <draw:line draw:style-name="gr10" draw:layer="layout" svg:x1="8.1cm" svg:y1="13.14cm" svg:x2="8.108cm" svg:y2="13.183cm">
          <text:p/>
        </draw:line>
        <draw:line draw:style-name="gr10" draw:layer="layout" svg:x1="8.107cm" svg:y1="13.181cm" svg:x2="8.107cm" svg:y2="13.133cm">
          <text:p/>
        </draw:line>
        <draw:line draw:style-name="gr10" draw:layer="layout" svg:x1="8.107cm" svg:y1="13.133cm" svg:x2="8.114cm" svg:y2="13.141cm">
          <text:p/>
        </draw:line>
        <draw:line draw:style-name="gr10" draw:layer="layout" svg:x1="8.113cm" svg:y1="13.14cm" svg:x2="8.121cm" svg:y2="13.202cm">
          <text:p/>
        </draw:line>
        <draw:line draw:style-name="gr10" draw:layer="layout" svg:x1="8.12cm" svg:y1="13.201cm" svg:x2="8.12cm" svg:y2="13.276cm">
          <text:p/>
        </draw:line>
        <draw:line draw:style-name="gr10" draw:layer="layout" svg:x1="8.12cm" svg:y1="13.276cm" svg:x2="8.129cm" svg:y2="13.332cm">
          <text:p/>
        </draw:line>
        <draw:line draw:style-name="gr10" draw:layer="layout" svg:x1="8.127cm" svg:y1="13.331cm" svg:x2="8.127cm" svg:y2="13.378cm">
          <text:p/>
        </draw:line>
        <draw:line draw:style-name="gr10" draw:layer="layout" svg:x1="8.127cm" svg:y1="13.378cm" svg:x2="8.135cm" svg:y2="13.447cm">
          <text:p/>
        </draw:line>
        <draw:line draw:style-name="gr10" draw:layer="layout" svg:x1="8.134cm" svg:y1="13.446cm" svg:x2="8.142cm" svg:y2="13.501cm">
          <text:p/>
        </draw:line>
        <draw:line draw:style-name="gr10" draw:layer="layout" svg:x1="8.141cm" svg:y1="13.5cm" svg:x2="8.141cm" svg:y2="13.487cm">
          <text:p/>
        </draw:line>
        <draw:line draw:style-name="gr10" draw:layer="layout" svg:x1="8.141cm" svg:y1="13.487cm" svg:x2="8.148cm" svg:y2="13.542cm">
          <text:p/>
        </draw:line>
        <draw:line draw:style-name="gr10" draw:layer="layout" svg:x1="8.147cm" svg:y1="13.542cm" svg:x2="8.155cm" svg:y2="13.534cm">
          <text:p/>
        </draw:line>
        <draw:line draw:style-name="gr10" draw:layer="layout" svg:x1="8.154cm" svg:y1="13.534cm" svg:x2="8.162cm" svg:y2="13.549cm">
          <text:p/>
        </draw:line>
        <draw:line draw:style-name="gr10" draw:layer="layout" svg:x1="8.161cm" svg:y1="13.548cm" svg:x2="8.161cm" svg:y2="13.541cm">
          <text:p/>
        </draw:line>
        <draw:line draw:style-name="gr10" draw:layer="layout" svg:x1="8.161cm" svg:y1="13.541cm" svg:x2="8.168cm" svg:y2="13.541cm">
          <text:p/>
        </draw:line>
        <draw:line draw:style-name="gr10" draw:layer="layout" svg:x1="8.168cm" svg:y1="13.543cm" svg:x2="8.177cm" svg:y2="13.5cm">
          <text:p/>
        </draw:line>
        <draw:line draw:style-name="gr10" draw:layer="layout" svg:x1="8.175cm" svg:y1="13.5cm" svg:x2="8.175cm" svg:y2="13.432cm">
          <text:p/>
        </draw:line>
        <draw:line draw:style-name="gr10" draw:layer="layout" svg:x1="8.175cm" svg:y1="13.433cm" svg:x2="8.183cm" svg:y2="13.426cm">
          <text:p/>
        </draw:line>
        <draw:line draw:style-name="gr10" draw:layer="layout" svg:x1="8.182cm" svg:y1="13.427cm" svg:x2="8.189cm" svg:y2="13.371cm">
          <text:p/>
        </draw:line>
        <draw:line draw:style-name="gr10" draw:layer="layout" svg:x1="8.188cm" svg:y1="13.371cm" svg:x2="8.188cm" svg:y2="13.494cm">
          <text:p/>
        </draw:line>
        <draw:line draw:style-name="gr10" draw:layer="layout" svg:x1="8.188cm" svg:y1="13.494cm" svg:x2="8.196cm" svg:y2="13.556cm">
          <text:p/>
        </draw:line>
        <draw:line draw:style-name="gr10" draw:layer="layout" svg:x1="8.195cm" svg:y1="13.555cm" svg:x2="8.195cm" svg:y2="13.65cm">
          <text:p/>
        </draw:line>
        <draw:line draw:style-name="gr10" draw:layer="layout" svg:x1="8.195cm" svg:y1="13.65cm" svg:x2="8.203cm" svg:y2="13.794cm">
          <text:p/>
        </draw:line>
        <draw:line draw:style-name="gr10" draw:layer="layout" svg:x1="8.202cm" svg:y1="13.793cm" svg:x2="8.21cm" svg:y2="13.964cm">
          <text:p/>
        </draw:line>
        <draw:line draw:style-name="gr10" draw:layer="layout" svg:x1="8.209cm" svg:y1="13.963cm" svg:x2="8.209cm" svg:y2="14.092cm">
          <text:p/>
        </draw:line>
        <draw:line draw:style-name="gr10" draw:layer="layout" svg:x1="8.209cm" svg:y1="14.092cm" svg:x2="8.217cm" svg:y2="14.256cm">
          <text:p/>
        </draw:line>
        <draw:line draw:style-name="gr10" draw:layer="layout" svg:x1="8.216cm" svg:y1="14.255cm" svg:x2="8.223cm" svg:y2="14.331cm">
          <text:p/>
        </draw:line>
        <draw:line draw:style-name="gr10" draw:layer="layout" svg:x1="8.222cm" svg:y1="14.33cm" svg:x2="8.222cm" svg:y2="14.384cm">
          <text:p/>
        </draw:line>
        <draw:line draw:style-name="gr10" draw:layer="layout" svg:x1="8.222cm" svg:y1="14.384cm" svg:x2="8.231cm" svg:y2="14.426cm">
          <text:p/>
        </draw:line>
        <draw:line draw:style-name="gr10" draw:layer="layout" svg:x1="8.229cm" svg:y1="14.425cm" svg:x2="8.229cm" svg:y2="14.418cm">
          <text:p/>
        </draw:line>
        <draw:line draw:style-name="gr10" draw:layer="layout" svg:x1="8.229cm" svg:y1="14.418cm" svg:x2="8.237cm" svg:y2="14.44cm">
          <text:p/>
        </draw:line>
        <draw:line draw:style-name="gr10" draw:layer="layout" svg:x1="8.236cm" svg:y1="14.44cm" svg:x2="8.244cm" svg:y2="14.418cm">
          <text:p/>
        </draw:line>
        <draw:line draw:style-name="gr10" draw:layer="layout" svg:x1="8.243cm" svg:y1="14.418cm" svg:x2="8.243cm" svg:y2="14.371cm">
          <text:p/>
        </draw:line>
        <draw:line draw:style-name="gr10" draw:layer="layout" svg:x1="8.243cm" svg:y1="14.372cm" svg:x2="8.251cm" svg:y2="14.242cm">
          <text:p/>
        </draw:line>
        <draw:line draw:style-name="gr10" draw:layer="layout" svg:x1="8.25cm" svg:y1="14.243cm" svg:x2="8.258cm" svg:y2="14.133cm">
          <text:p/>
        </draw:line>
        <draw:line draw:style-name="gr10" draw:layer="layout" svg:x1="8.257cm" svg:y1="14.133cm" svg:x2="8.257cm" svg:y2="14.051cm">
          <text:p/>
        </draw:line>
        <draw:line draw:style-name="gr10" draw:layer="layout" svg:x1="8.257cm" svg:y1="14.052cm" svg:x2="8.264cm" svg:y2="13.942cm">
          <text:p/>
        </draw:line>
        <draw:line draw:style-name="gr10" draw:layer="layout" svg:x1="8.263cm" svg:y1="13.942cm" svg:x2="8.263cm" svg:y2="13.888cm">
          <text:p/>
        </draw:line>
        <draw:line draw:style-name="gr10" draw:layer="layout" svg:x1="8.263cm" svg:y1="13.888cm" svg:x2="8.271cm" svg:y2="13.896cm">
          <text:p/>
        </draw:line>
        <draw:line draw:style-name="gr10" draw:layer="layout" svg:x1="8.27cm" svg:y1="13.895cm" svg:x2="8.279cm" svg:y2="13.93cm">
          <text:p/>
        </draw:line>
        <draw:line draw:style-name="gr10" draw:layer="layout" svg:x1="8.277cm" svg:y1="13.929cm" svg:x2="8.277cm" svg:y2="13.976cm">
          <text:p/>
        </draw:line>
        <draw:line draw:style-name="gr10" draw:layer="layout" svg:x1="8.277cm" svg:y1="13.976cm" svg:x2="8.285cm" svg:y2="14.107cm">
          <text:p/>
        </draw:line>
        <draw:line draw:style-name="gr10" draw:layer="layout" svg:x1="8.284cm" svg:y1="14.106cm" svg:x2="8.292cm" svg:y2="14.297cm">
          <text:p/>
        </draw:line>
        <draw:line draw:style-name="gr10" draw:layer="layout" svg:x1="8.291cm" svg:y1="14.296cm" svg:x2="8.291cm" svg:y2="14.452cm">
          <text:p/>
        </draw:line>
        <draw:line draw:style-name="gr10" draw:layer="layout" svg:x1="8.291cm" svg:y1="14.452cm" svg:x2="8.298cm" svg:y2="14.562cm">
          <text:p/>
        </draw:line>
        <draw:line draw:style-name="gr10" draw:layer="layout" svg:x1="8.297cm" svg:y1="14.561cm" svg:x2="8.297cm" svg:y2="14.677cm">
          <text:p/>
        </draw:line>
        <draw:line draw:style-name="gr10" draw:layer="layout" svg:x1="8.297cm" svg:y1="14.677cm" svg:x2="8.305cm" svg:y2="14.759cm">
          <text:p/>
        </draw:line>
        <draw:line draw:style-name="gr10" draw:layer="layout" svg:x1="8.304cm" svg:y1="14.758cm" svg:x2="8.312cm" svg:y2="14.827cm">
          <text:p/>
        </draw:line>
        <draw:line draw:style-name="gr10" draw:layer="layout" svg:x1="8.311cm" svg:y1="14.826cm" svg:x2="8.311cm" svg:y2="14.881cm">
          <text:p/>
        </draw:line>
        <draw:line draw:style-name="gr10" draw:layer="layout" svg:x1="8.311cm" svg:y1="14.881cm" svg:x2="8.318cm" svg:y2="14.881cm">
          <text:p/>
        </draw:line>
        <draw:line draw:style-name="gr10" draw:layer="layout" svg:x1="8.318cm" svg:y1="14.881cm" svg:x2="8.327cm" svg:y2="14.888cm">
          <text:p/>
        </draw:line>
        <draw:line draw:style-name="gr10" draw:layer="layout" svg:x1="8.325cm" svg:y1="14.887cm" svg:x2="8.325cm" svg:y2="14.86cm">
          <text:p/>
        </draw:line>
        <draw:line draw:style-name="gr10" draw:layer="layout" svg:x1="8.325cm" svg:y1="14.861cm" svg:x2="8.332cm" svg:y2="14.833cm">
          <text:p/>
        </draw:line>
        <draw:line draw:style-name="gr10" draw:layer="layout" svg:x1="8.331cm" svg:y1="14.833cm" svg:x2="8.331cm" svg:y2="14.806cm">
          <text:p/>
        </draw:line>
        <draw:line draw:style-name="gr10" draw:layer="layout" svg:x1="8.331cm" svg:y1="14.807cm" svg:x2="8.339cm" svg:y2="14.717cm">
          <text:p/>
        </draw:line>
        <draw:line draw:style-name="gr10" draw:layer="layout" svg:x1="8.338cm" svg:y1="14.718cm" svg:x2="8.346cm" svg:y2="14.568cm">
          <text:p/>
        </draw:line>
        <draw:line draw:style-name="gr10" draw:layer="layout" svg:x1="8.345cm" svg:y1="14.568cm" svg:x2="8.345cm" svg:y2="14.364cm">
          <text:p/>
        </draw:line>
        <draw:line draw:style-name="gr10" draw:layer="layout" svg:x1="8.345cm" svg:y1="14.365cm" svg:x2="8.353cm" svg:y2="14.194cm">
          <text:p/>
        </draw:line>
        <draw:line draw:style-name="gr10" draw:layer="layout" svg:x1="8.352cm" svg:y1="14.195cm" svg:x2="8.36cm" svg:y2="14.01cm">
          <text:p/>
        </draw:line>
        <draw:line draw:style-name="gr10" draw:layer="layout" svg:x1="8.359cm" svg:y1="14.01cm" svg:x2="8.359cm" svg:y2="13.84cm">
          <text:p/>
        </draw:line>
        <draw:line draw:style-name="gr10" draw:layer="layout" svg:x1="8.359cm" svg:y1="13.841cm" svg:x2="8.367cm" svg:y2="13.704cm">
          <text:p/>
        </draw:line>
        <draw:line draw:style-name="gr10" draw:layer="layout" svg:x1="8.366cm" svg:y1="13.704cm" svg:x2="8.366cm" svg:y2="13.568cm">
          <text:p/>
        </draw:line>
        <draw:line draw:style-name="gr10" draw:layer="layout" svg:x1="8.366cm" svg:y1="13.569cm" svg:x2="8.373cm" svg:y2="13.473cm">
          <text:p/>
        </draw:line>
        <draw:line draw:style-name="gr10" draw:layer="layout" svg:x1="8.372cm" svg:y1="13.474cm" svg:x2="8.381cm" svg:y2="13.412cm">
          <text:p/>
        </draw:line>
        <draw:line draw:style-name="gr10" draw:layer="layout" svg:x1="8.379cm" svg:y1="13.412cm" svg:x2="8.379cm" svg:y2="13.317cm">
          <text:p/>
        </draw:line>
        <draw:line draw:style-name="gr10" draw:layer="layout" svg:x1="8.379cm" svg:y1="13.318cm" svg:x2="8.387cm" svg:y2="13.235cm">
          <text:p/>
        </draw:line>
        <draw:line draw:style-name="gr10" draw:layer="layout" svg:x1="8.386cm" svg:y1="13.236cm" svg:x2="8.394cm" svg:y2="13.181cm">
          <text:p/>
        </draw:line>
        <draw:line draw:style-name="gr10" draw:layer="layout" svg:x1="8.393cm" svg:y1="13.181cm" svg:x2="8.393cm" svg:y2="13.079cm">
          <text:p/>
        </draw:line>
        <draw:line draw:style-name="gr10" draw:layer="layout" svg:x1="8.393cm" svg:y1="13.08cm" svg:x2="8.401cm" svg:y2="13.011cm">
          <text:p/>
        </draw:line>
        <draw:line draw:style-name="gr10" draw:layer="layout" svg:x1="8.4cm" svg:y1="13.011cm" svg:x2="8.4cm" svg:y2="12.929cm">
          <text:p/>
        </draw:line>
        <draw:line draw:style-name="gr10" draw:layer="layout" svg:x1="8.4cm" svg:y1="12.929cm" svg:x2="8.407cm" svg:y2="12.944cm">
          <text:p/>
        </draw:line>
        <draw:line draw:style-name="gr10" draw:layer="layout" svg:x1="8.406cm" svg:y1="12.943cm" svg:x2="8.414cm" svg:y2="12.951cm">
          <text:p/>
        </draw:line>
        <draw:line draw:style-name="gr10" draw:layer="layout" svg:x1="8.413cm" svg:y1="12.95cm" svg:x2="8.413cm" svg:y2="12.984cm">
          <text:p/>
        </draw:line>
        <draw:line draw:style-name="gr10" draw:layer="layout" svg:x1="8.413cm" svg:y1="12.984cm" svg:x2="8.421cm" svg:y2="13.046cm">
          <text:p/>
        </draw:line>
        <draw:line draw:style-name="gr10" draw:layer="layout" svg:x1="8.42cm" svg:y1="13.045cm" svg:x2="8.429cm" svg:y2="13.148cm">
          <text:p/>
        </draw:line>
        <draw:line draw:style-name="gr10" draw:layer="layout" svg:x1="8.427cm" svg:y1="13.147cm" svg:x2="8.427cm" svg:y2="13.283cm">
          <text:p/>
        </draw:line>
        <draw:line draw:style-name="gr10" draw:layer="layout" svg:x1="8.427cm" svg:y1="13.283cm" svg:x2="8.435cm" svg:y2="13.433cm">
          <text:p/>
        </draw:line>
        <draw:line draw:style-name="gr10" draw:layer="layout" svg:x1="8.434cm" svg:y1="13.432cm" svg:x2="8.434cm" svg:y2="13.562cm">
          <text:p/>
        </draw:line>
        <draw:line draw:style-name="gr10" draw:layer="layout" svg:x1="8.434cm" svg:y1="13.562cm" svg:x2="8.441cm" svg:y2="13.665cm">
          <text:p/>
        </draw:line>
        <draw:line draw:style-name="gr10" draw:layer="layout" svg:x1="8.44cm" svg:y1="13.664cm" svg:x2="8.448cm" svg:y2="13.705cm">
          <text:p/>
        </draw:line>
        <draw:line draw:style-name="gr10" draw:layer="layout" svg:x1="8.447cm" svg:y1="13.704cm" svg:x2="8.447cm" svg:y2="13.813cm">
          <text:p/>
        </draw:line>
        <draw:line draw:style-name="gr10" draw:layer="layout" svg:x1="8.447cm" svg:y1="13.813cm" svg:x2="8.455cm" svg:y2="13.93cm">
          <text:p/>
        </draw:line>
        <draw:line draw:style-name="gr10" draw:layer="layout" svg:x1="8.454cm" svg:y1="13.929cm" svg:x2="8.462cm" svg:y2="14.018cm">
          <text:p/>
        </draw:line>
        <draw:line draw:style-name="gr10" draw:layer="layout" svg:x1="8.461cm" svg:y1="14.017cm" svg:x2="8.461cm" svg:y2="14.038cm">
          <text:p/>
        </draw:line>
        <draw:line draw:style-name="gr10" draw:layer="layout" svg:x1="8.461cm" svg:y1="14.038cm" svg:x2="8.469cm" svg:y2="14.045cm">
          <text:p/>
        </draw:line>
        <draw:line draw:style-name="gr10" draw:layer="layout" svg:x1="8.468cm" svg:y1="14.044cm" svg:x2="8.468cm" svg:y2="14.085cm">
          <text:p/>
        </draw:line>
        <draw:line draw:style-name="gr10" draw:layer="layout" svg:x1="8.468cm" svg:y1="14.086cm" svg:x2="8.477cm" svg:y2="14.051cm">
          <text:p/>
        </draw:line>
        <draw:line draw:style-name="gr10" draw:layer="layout" svg:x1="8.475cm" svg:y1="14.052cm" svg:x2="8.482cm" svg:y2="14.004cm">
          <text:p/>
        </draw:line>
        <draw:line draw:style-name="gr10" draw:layer="layout" svg:x1="8.481cm" svg:y1="14.004cm" svg:x2="8.481cm" svg:y2="13.929cm">
          <text:p/>
        </draw:line>
        <draw:line draw:style-name="gr10" draw:layer="layout" svg:x1="8.481cm" svg:y1="13.93cm" svg:x2="8.489cm" svg:y2="13.813cm">
          <text:p/>
        </draw:line>
        <draw:line draw:style-name="gr10" draw:layer="layout" svg:x1="8.488cm" svg:y1="13.814cm" svg:x2="8.496cm" svg:y2="13.718cm">
          <text:p/>
        </draw:line>
        <draw:line draw:style-name="gr10" draw:layer="layout" svg:x1="8.495cm" svg:y1="13.718cm" svg:x2="8.495cm" svg:y2="13.623cm">
          <text:p/>
        </draw:line>
        <draw:line draw:style-name="gr10" draw:layer="layout" svg:x1="8.495cm" svg:y1="13.624cm" svg:x2="8.503cm" svg:y2="13.582cm">
          <text:p/>
        </draw:line>
        <draw:line draw:style-name="gr10" draw:layer="layout" svg:x1="8.502cm" svg:y1="13.582cm" svg:x2="8.502cm" svg:y2="13.596cm">
          <text:p/>
        </draw:line>
        <draw:line draw:style-name="gr10" draw:layer="layout" svg:x1="8.502cm" svg:y1="13.596cm" svg:x2="8.51cm" svg:y2="13.644cm">
          <text:p/>
        </draw:line>
        <draw:line draw:style-name="gr10" draw:layer="layout" svg:x1="8.509cm" svg:y1="13.643cm" svg:x2="8.516cm" svg:y2="13.726cm">
          <text:p/>
        </draw:line>
        <draw:line draw:style-name="gr10" draw:layer="layout" svg:x1="8.515cm" svg:y1="13.725cm" svg:x2="8.515cm" svg:y2="13.84cm">
          <text:p/>
        </draw:line>
        <draw:line draw:style-name="gr10" draw:layer="layout" svg:x1="8.515cm" svg:y1="13.84cm" svg:x2="8.523cm" svg:y2="13.943cm">
          <text:p/>
        </draw:line>
        <draw:line draw:style-name="gr10" draw:layer="layout" svg:x1="8.522cm" svg:y1="13.942cm" svg:x2="8.531cm" svg:y2="14.032cm">
          <text:p/>
        </draw:line>
        <draw:line draw:style-name="gr10" draw:layer="layout" svg:x1="8.529cm" svg:y1="14.031cm" svg:x2="8.529cm" svg:y2="14.106cm">
          <text:p/>
        </draw:line>
        <draw:line draw:style-name="gr10" draw:layer="layout" svg:x1="8.529cm" svg:y1="14.106cm" svg:x2="8.537cm" svg:y2="14.113cm">
          <text:p/>
        </draw:line>
        <draw:line draw:style-name="gr10" draw:layer="layout" svg:x1="8.536cm" svg:y1="14.112cm" svg:x2="8.536cm" svg:y2="14.044cm">
          <text:p/>
        </draw:line>
        <draw:line draw:style-name="gr10" draw:layer="layout" svg:x1="8.536cm" svg:y1="14.045cm" svg:x2="8.544cm" svg:y2="13.888cm">
          <text:p/>
        </draw:line>
        <draw:line draw:style-name="gr10" draw:layer="layout" svg:x1="8.543cm" svg:y1="13.889cm" svg:x2="8.55cm" svg:y2="13.718cm">
          <text:p/>
        </draw:line>
        <draw:line draw:style-name="gr10" draw:layer="layout" svg:x1="8.549cm" svg:y1="13.718cm" svg:x2="8.549cm" svg:y2="13.568cm">
          <text:p/>
        </draw:line>
        <draw:line draw:style-name="gr10" draw:layer="layout" svg:x1="8.549cm" svg:y1="13.569cm" svg:x2="8.557cm" svg:y2="13.331cm">
          <text:p/>
        </draw:line>
        <draw:line draw:style-name="gr10" draw:layer="layout" svg:x1="8.556cm" svg:y1="13.332cm" svg:x2="8.564cm" svg:y2="13.188cm">
          <text:p/>
        </draw:line>
        <draw:line draw:style-name="gr10" draw:layer="layout" svg:x1="8.563cm" svg:y1="13.188cm" svg:x2="8.563cm" svg:y2="13.065cm">
          <text:p/>
        </draw:line>
        <draw:line draw:style-name="gr10" draw:layer="layout" svg:x1="8.563cm" svg:y1="13.066cm" svg:x2="8.571cm" svg:y2="12.929cm">
          <text:p/>
        </draw:line>
        <draw:line draw:style-name="gr10" draw:layer="layout" svg:x1="8.57cm" svg:y1="12.929cm" svg:x2="8.57cm" svg:y2="12.814cm">
          <text:p/>
        </draw:line>
        <draw:line draw:style-name="gr10" draw:layer="layout" svg:x1="8.57cm" svg:y1="12.815cm" svg:x2="8.579cm" svg:y2="12.691cm">
          <text:p/>
        </draw:line>
        <draw:line draw:style-name="gr10" draw:layer="layout" svg:x1="8.577cm" svg:y1="12.691cm" svg:x2="8.585cm" svg:y2="12.72cm">
          <text:p/>
        </draw:line>
        <draw:line draw:style-name="gr10" draw:layer="layout" svg:x1="8.584cm" svg:y1="12.719cm" svg:x2="8.584cm" svg:y2="12.814cm">
          <text:p/>
        </draw:line>
        <draw:line draw:style-name="gr10" draw:layer="layout" svg:x1="8.584cm" svg:y1="12.814cm" svg:x2="8.591cm" svg:y2="12.998cm">
          <text:p/>
        </draw:line>
        <draw:line draw:style-name="gr10" draw:layer="layout" svg:x1="8.59cm" svg:y1="12.997cm" svg:x2="8.598cm" svg:y2="13.182cm">
          <text:p/>
        </draw:line>
        <draw:line draw:style-name="gr10" draw:layer="layout" svg:x1="8.597cm" svg:y1="13.181cm" svg:x2="8.597cm" svg:y2="13.358cm">
          <text:p/>
        </draw:line>
        <draw:line draw:style-name="gr10" draw:layer="layout" svg:x1="8.597cm" svg:y1="13.358cm" svg:x2="8.605cm" svg:y2="13.535cm">
          <text:p/>
        </draw:line>
        <draw:line draw:style-name="gr10" draw:layer="layout" svg:x1="8.604cm" svg:y1="13.534cm" svg:x2="8.604cm" svg:y2="13.759cm">
          <text:p/>
        </draw:line>
        <draw:line draw:style-name="gr10" draw:layer="layout" svg:x1="8.604cm" svg:y1="13.759cm" svg:x2="8.612cm" svg:y2="13.835cm">
          <text:p/>
        </draw:line>
        <draw:line draw:style-name="gr10" draw:layer="layout" svg:x1="8.611cm" svg:y1="13.835cm" svg:x2="8.619cm" svg:y2="13.813cm">
          <text:p/>
        </draw:line>
        <draw:line draw:style-name="gr10" draw:layer="layout" svg:x1="8.618cm" svg:y1="13.813cm" svg:x2="8.618cm" svg:y2="13.759cm">
          <text:p/>
        </draw:line>
        <draw:line draw:style-name="gr10" draw:layer="layout" svg:x1="8.618cm" svg:y1="13.76cm" svg:x2="8.625cm" svg:y2="13.684cm">
          <text:p/>
        </draw:line>
        <draw:line draw:style-name="gr10" draw:layer="layout" svg:x1="8.624cm" svg:y1="13.685cm" svg:x2="8.633cm" svg:y2="13.589cm">
          <text:p/>
        </draw:line>
        <draw:line draw:style-name="gr10" draw:layer="layout" svg:x1="8.631cm" svg:y1="13.589cm" svg:x2="8.631cm" svg:y2="13.453cm">
          <text:p/>
        </draw:line>
        <draw:line draw:style-name="gr10" draw:layer="layout" svg:x1="8.631cm" svg:y1="13.454cm" svg:x2="8.639cm" svg:y2="13.303cm">
          <text:p/>
        </draw:line>
        <draw:line draw:style-name="gr10" draw:layer="layout" svg:x1="8.638cm" svg:y1="13.303cm" svg:x2="8.638cm" svg:y2="13.14cm">
          <text:p/>
        </draw:line>
        <draw:line draw:style-name="gr10" draw:layer="layout" svg:x1="8.638cm" svg:y1="13.141cm" svg:x2="8.646cm" svg:y2="13.065cm">
          <text:p/>
        </draw:line>
        <draw:line draw:style-name="gr10" draw:layer="layout" svg:x1="8.645cm" svg:y1="13.066cm" svg:x2="8.653cm" svg:y2="12.95cm">
          <text:p/>
        </draw:line>
        <draw:line draw:style-name="gr10" draw:layer="layout" svg:x1="8.652cm" svg:y1="12.95cm" svg:x2="8.652cm" svg:y2="12.889cm">
          <text:p/>
        </draw:line>
        <draw:line draw:style-name="gr10" draw:layer="layout" svg:x1="8.652cm" svg:y1="12.89cm" svg:x2="8.66cm" svg:y2="12.821cm">
          <text:p/>
        </draw:line>
        <draw:line draw:style-name="gr10" draw:layer="layout" svg:x1="8.659cm" svg:y1="12.821cm" svg:x2="8.666cm" svg:y2="12.849cm">
          <text:p/>
        </draw:line>
        <draw:line draw:style-name="gr10" draw:layer="layout" svg:x1="8.665cm" svg:y1="12.848cm" svg:x2="8.665cm" svg:y2="12.861cm">
          <text:p/>
        </draw:line>
        <draw:line draw:style-name="gr10" draw:layer="layout" svg:x1="8.665cm" svg:y1="12.861cm" svg:x2="8.673cm" svg:y2="12.971cm">
          <text:p/>
        </draw:line>
        <draw:line draw:style-name="gr10" draw:layer="layout" svg:x1="8.672cm" svg:y1="12.97cm" svg:x2="8.672cm" svg:y2="13.011cm">
          <text:p/>
        </draw:line>
        <draw:line draw:style-name="gr10" draw:layer="layout" svg:x1="8.672cm" svg:y1="13.011cm" svg:x2="8.681cm" svg:y2="13.168cm">
          <text:p/>
        </draw:line>
        <draw:line draw:style-name="gr10" draw:layer="layout" svg:x1="8.679cm" svg:y1="13.167cm" svg:x2="8.687cm" svg:y2="13.257cm">
          <text:p/>
        </draw:line>
        <draw:line draw:style-name="gr10" draw:layer="layout" svg:x1="8.686cm" svg:y1="13.256cm" svg:x2="8.686cm" svg:y2="13.385cm">
          <text:p/>
        </draw:line>
        <draw:line draw:style-name="gr10" draw:layer="layout" svg:x1="8.686cm" svg:y1="13.385cm" svg:x2="8.694cm" svg:y2="13.481cm">
          <text:p/>
        </draw:line>
        <draw:line draw:style-name="gr10" draw:layer="layout" svg:x1="8.693cm" svg:y1="13.48cm" svg:x2="8.693cm" svg:y2="13.555cm">
          <text:p/>
        </draw:line>
        <draw:line draw:style-name="gr10" draw:layer="layout" svg:x1="8.693cm" svg:y1="13.555cm" svg:x2="8.7cm" svg:y2="13.59cm">
          <text:p/>
        </draw:line>
        <draw:line draw:style-name="gr10" draw:layer="layout" svg:x1="8.699cm" svg:y1="13.589cm" svg:x2="8.706cm" svg:y2="13.589cm">
          <text:p/>
        </draw:line>
        <draw:line draw:style-name="gr10" draw:layer="layout" svg:x1="8.706cm" svg:y1="13.589cm" svg:x2="8.706cm" svg:y2="13.609cm">
          <text:p/>
        </draw:line>
        <draw:line draw:style-name="gr10" draw:layer="layout" svg:x1="8.706cm" svg:y1="13.61cm" svg:x2="8.714cm" svg:y2="13.521cm">
          <text:p/>
        </draw:line>
        <draw:line draw:style-name="gr10" draw:layer="layout" svg:x1="8.713cm" svg:y1="13.522cm" svg:x2="8.721cm" svg:y2="13.371cm">
          <text:p/>
        </draw:line>
        <draw:line draw:style-name="gr10" draw:layer="layout" svg:x1="8.72cm" svg:y1="13.371cm" svg:x2="8.72cm" svg:y2="13.215cm">
          <text:p/>
        </draw:line>
        <draw:line draw:style-name="gr10" draw:layer="layout" svg:x1="8.72cm" svg:y1="13.216cm" svg:x2="8.729cm" svg:y2="13.079cm">
          <text:p/>
        </draw:line>
        <draw:line draw:style-name="gr10" draw:layer="layout" svg:x1="8.727cm" svg:y1="13.079cm" svg:x2="8.727cm" svg:y2="12.916cm">
          <text:p/>
        </draw:line>
        <draw:line draw:style-name="gr10" draw:layer="layout" svg:x1="8.727cm" svg:y1="12.917cm" svg:x2="8.734cm" svg:y2="12.793cm">
          <text:p/>
        </draw:line>
        <draw:line draw:style-name="gr10" draw:layer="layout" svg:x1="8.733cm" svg:y1="12.794cm" svg:x2="8.741cm" svg:y2="12.657cm">
          <text:p/>
        </draw:line>
        <draw:line draw:style-name="gr10" draw:layer="layout" svg:x1="8.74cm" svg:y1="12.657cm" svg:x2="8.74cm" svg:y2="12.521cm">
          <text:p/>
        </draw:line>
        <draw:line draw:style-name="gr10" draw:layer="layout" svg:x1="8.74cm" svg:y1="12.522cm" svg:x2="8.748cm" svg:y2="12.467cm">
          <text:p/>
        </draw:line>
        <draw:line draw:style-name="gr10" draw:layer="layout" svg:x1="8.747cm" svg:y1="12.468cm" svg:x2="8.755cm" svg:y2="12.399cm">
          <text:p/>
        </draw:line>
        <draw:line draw:style-name="gr10" draw:layer="layout" svg:x1="8.754cm" svg:y1="12.399cm" svg:x2="8.754cm" svg:y2="12.352cm">
          <text:p/>
        </draw:line>
        <draw:line draw:style-name="gr10" draw:layer="layout" svg:x1="8.754cm" svg:y1="12.353cm" svg:x2="8.762cm" svg:y2="12.324cm">
          <text:p/>
        </draw:line>
        <draw:line draw:style-name="gr10" draw:layer="layout" svg:x1="8.761cm" svg:y1="12.324cm" svg:x2="8.761cm" svg:y2="12.236cm">
          <text:p/>
        </draw:line>
        <draw:line draw:style-name="gr10" draw:layer="layout" svg:x1="8.761cm" svg:y1="12.237cm" svg:x2="8.769cm" svg:y2="12.202cm">
          <text:p/>
        </draw:line>
        <draw:line draw:style-name="gr10" draw:layer="layout" svg:x1="8.768cm" svg:y1="12.203cm" svg:x2="8.775cm" svg:y2="12.12cm">
          <text:p/>
        </draw:line>
        <draw:line draw:style-name="gr10" draw:layer="layout" svg:x1="8.774cm" svg:y1="12.12cm" svg:x2="8.774cm" svg:y2="12.093cm">
          <text:p/>
        </draw:line>
        <draw:line draw:style-name="gr10" draw:layer="layout" svg:x1="8.774cm" svg:y1="12.093cm" svg:x2="8.783cm" svg:y2="12.121cm">
          <text:p/>
        </draw:line>
        <draw:line draw:style-name="gr10" draw:layer="layout" svg:x1="8.781cm" svg:y1="12.12cm" svg:x2="8.789cm" svg:y2="12.223cm">
          <text:p/>
        </draw:line>
        <draw:line draw:style-name="gr10" draw:layer="layout" svg:x1="8.788cm" svg:y1="12.222cm" svg:x2="8.788cm" svg:y2="12.236cm">
          <text:p/>
        </draw:line>
        <draw:line draw:style-name="gr10" draw:layer="layout" svg:x1="8.788cm" svg:y1="12.237cm" svg:x2="8.796cm" svg:y2="12.222cm">
          <text:p/>
        </draw:line>
        <draw:line draw:style-name="gr10" draw:layer="layout" svg:x1="8.795cm" svg:y1="12.222cm" svg:x2="8.795cm" svg:y2="12.311cm">
          <text:p/>
        </draw:line>
        <draw:line draw:style-name="gr10" draw:layer="layout" svg:x1="8.795cm" svg:y1="12.311cm" svg:x2="8.803cm" svg:y2="12.325cm">
          <text:p/>
        </draw:line>
        <draw:line draw:style-name="gr10" draw:layer="layout" svg:x1="8.802cm" svg:y1="12.324cm" svg:x2="8.809cm" svg:y2="12.393cm">
          <text:p/>
        </draw:line>
        <draw:line draw:style-name="gr10" draw:layer="layout" svg:x1="8.808cm" svg:y1="12.392cm" svg:x2="8.808cm" svg:y2="12.399cm">
          <text:p/>
        </draw:line>
        <draw:line draw:style-name="gr10" draw:layer="layout" svg:x1="8.808cm" svg:y1="12.399cm" svg:x2="8.816cm" svg:y2="12.454cm">
          <text:p/>
        </draw:line>
        <draw:line draw:style-name="gr10" draw:layer="layout" svg:x1="8.815cm" svg:y1="12.453cm" svg:x2="8.823cm" svg:y2="12.488cm">
          <text:p/>
        </draw:line>
        <draw:line draw:style-name="gr10" draw:layer="layout" svg:x1="8.822cm" svg:y1="12.487cm" svg:x2="8.822cm" svg:y2="12.562cm">
          <text:p/>
        </draw:line>
        <draw:line draw:style-name="gr10" draw:layer="layout" svg:x1="8.822cm" svg:y1="12.562cm" svg:x2="8.829cm" svg:y2="12.562cm">
          <text:p/>
        </draw:line>
        <draw:line draw:style-name="gr10" draw:layer="layout" svg:x1="8.829cm" svg:y1="12.562cm" svg:x2="8.829cm" svg:y2="12.596cm">
          <text:p/>
        </draw:line>
        <draw:line draw:style-name="gr10" draw:layer="layout" svg:x1="8.829cm" svg:y1="12.597cm" svg:x2="8.837cm" svg:y2="12.549cm">
          <text:p/>
        </draw:line>
        <draw:line draw:style-name="gr10" draw:layer="layout" svg:x1="8.836cm" svg:y1="12.55cm" svg:x2="8.843cm" svg:y2="12.515cm">
          <text:p/>
        </draw:line>
        <draw:line draw:style-name="gr10" draw:layer="layout" svg:x1="8.842cm" svg:y1="12.515cm" svg:x2="8.842cm" svg:y2="12.481cm">
          <text:p/>
        </draw:line>
        <draw:line draw:style-name="gr10" draw:layer="layout" svg:x1="8.842cm" svg:y1="12.482cm" svg:x2="8.85cm" svg:y2="12.447cm">
          <text:p/>
        </draw:line>
        <draw:line draw:style-name="gr10" draw:layer="layout" svg:x1="8.849cm" svg:y1="12.448cm" svg:x2="8.857cm" svg:y2="12.311cm">
          <text:p/>
        </draw:line>
        <draw:line draw:style-name="gr10" draw:layer="layout" svg:x1="8.856cm" svg:y1="12.311cm" svg:x2="8.856cm" svg:y2="12.297cm">
          <text:p/>
        </draw:line>
        <draw:line draw:style-name="gr10" draw:layer="layout" svg:x1="8.856cm" svg:y1="12.298cm" svg:x2="8.864cm" svg:y2="12.216cm">
          <text:p/>
        </draw:line>
        <draw:line draw:style-name="gr10" draw:layer="layout" svg:x1="8.863cm" svg:y1="12.216cm" svg:x2="8.863cm" svg:y2="12.297cm">
          <text:p/>
        </draw:line>
        <draw:line draw:style-name="gr10" draw:layer="layout" svg:x1="8.863cm" svg:y1="12.297cm" svg:x2="8.871cm" svg:y2="12.312cm">
          <text:p/>
        </draw:line>
        <draw:line draw:style-name="gr10" draw:layer="layout" svg:x1="8.87cm" svg:y1="12.311cm" svg:x2="8.879cm" svg:y2="12.393cm">
          <text:p/>
        </draw:line>
        <draw:line draw:style-name="gr10" draw:layer="layout" svg:x1="8.877cm" svg:y1="12.392cm" svg:x2="8.877cm" svg:y2="12.453cm">
          <text:p/>
        </draw:line>
        <draw:line draw:style-name="gr10" draw:layer="layout" svg:x1="8.877cm" svg:y1="12.453cm" svg:x2="8.884cm" svg:y2="12.631cm">
          <text:p/>
        </draw:line>
        <draw:line draw:style-name="gr10" draw:layer="layout" svg:x1="8.883cm" svg:y1="12.63cm" svg:x2="8.891cm" svg:y2="12.692cm">
          <text:p/>
        </draw:line>
        <draw:line draw:style-name="gr10" draw:layer="layout" svg:x1="8.89cm" svg:y1="12.691cm" svg:x2="8.89cm" svg:y2="12.793cm">
          <text:p/>
        </draw:line>
        <draw:line draw:style-name="gr10" draw:layer="layout" svg:x1="8.89cm" svg:y1="12.793cm" svg:x2="8.898cm" svg:y2="12.883cm">
          <text:p/>
        </draw:line>
        <draw:line draw:style-name="gr10" draw:layer="layout" svg:x1="8.897cm" svg:y1="12.882cm" svg:x2="8.905cm" svg:y2="12.91cm">
          <text:p/>
        </draw:line>
        <draw:line draw:style-name="gr10" draw:layer="layout" svg:x1="8.904cm" svg:y1="12.91cm" svg:x2="8.912cm" svg:y2="12.889cm">
          <text:p/>
        </draw:line>
        <draw:line draw:style-name="gr10" draw:layer="layout" svg:x1="8.911cm" svg:y1="12.889cm" svg:x2="8.911cm" svg:y2="12.841cm">
          <text:p/>
        </draw:line>
        <draw:line draw:style-name="gr10" draw:layer="layout" svg:x1="8.911cm" svg:y1="12.842cm" svg:x2="8.918cm" svg:y2="12.78cm">
          <text:p/>
        </draw:line>
        <draw:line draw:style-name="gr10" draw:layer="layout" svg:x1="8.917cm" svg:y1="12.78cm" svg:x2="8.924cm" svg:y2="12.78cm">
          <text:p/>
        </draw:line>
        <draw:line draw:style-name="gr10" draw:layer="layout" svg:x1="8.924cm" svg:y1="12.78cm" svg:x2="8.924cm" svg:y2="12.766cm">
          <text:p/>
        </draw:line>
        <draw:line draw:style-name="gr10" draw:layer="layout" svg:x1="8.924cm" svg:y1="12.766cm" svg:x2="8.933cm" svg:y2="12.822cm">
          <text:p/>
        </draw:line>
        <draw:line draw:style-name="gr10" draw:layer="layout" svg:x1="8.931cm" svg:y1="12.821cm" svg:x2="8.931cm" svg:y2="12.895cm">
          <text:p/>
        </draw:line>
        <draw:line draw:style-name="gr10" draw:layer="layout" svg:x1="8.931cm" svg:y1="12.895cm" svg:x2="8.939cm" svg:y2="12.944cm">
          <text:p/>
        </draw:line>
        <draw:line draw:style-name="gr10" draw:layer="layout" svg:x1="8.938cm" svg:y1="12.943cm" svg:x2="8.946cm" svg:y2="13.019cm">
          <text:p/>
        </draw:line>
        <draw:line draw:style-name="gr10" draw:layer="layout" svg:x1="8.945cm" svg:y1="13.018cm" svg:x2="8.945cm" svg:y2="13.011cm">
          <text:p/>
        </draw:line>
        <draw:line draw:style-name="gr10" draw:layer="layout" svg:x1="8.945cm" svg:y1="13.012cm" svg:x2="8.952cm" svg:y2="12.943cm">
          <text:p/>
        </draw:line>
        <draw:line draw:style-name="gr10" draw:layer="layout" svg:x1="8.951cm" svg:y1="12.944cm" svg:x2="8.959cm" svg:y2="12.841cm">
          <text:p/>
        </draw:line>
        <draw:line draw:style-name="gr10" draw:layer="layout" svg:x1="8.958cm" svg:y1="12.841cm" svg:x2="8.958cm" svg:y2="12.685cm">
          <text:p/>
        </draw:line>
        <draw:line draw:style-name="gr10" draw:layer="layout" svg:x1="8.958cm" svg:y1="12.686cm" svg:x2="8.966cm" svg:y2="12.596cm">
          <text:p/>
        </draw:line>
        <draw:line draw:style-name="gr10" draw:layer="layout" svg:x1="8.965cm" svg:y1="12.596cm" svg:x2="8.965cm" svg:y2="12.419cm">
          <text:p/>
        </draw:line>
        <draw:line draw:style-name="gr10" draw:layer="layout" svg:x1="8.965cm" svg:y1="12.42cm" svg:x2="8.973cm" svg:y2="12.324cm">
          <text:p/>
        </draw:line>
        <draw:line draw:style-name="gr10" draw:layer="layout" svg:x1="8.972cm" svg:y1="12.325cm" svg:x2="8.981cm" svg:y2="12.229cm">
          <text:p/>
        </draw:line>
        <draw:line draw:style-name="gr10" draw:layer="layout" svg:x1="8.979cm" svg:y1="12.229cm" svg:x2="8.979cm" svg:y2="12.202cm">
          <text:p/>
        </draw:line>
        <draw:line draw:style-name="gr10" draw:layer="layout" svg:x1="8.979cm" svg:y1="12.202cm" svg:x2="8.987cm" svg:y2="12.223cm">
          <text:p/>
        </draw:line>
        <draw:line draw:style-name="gr10" draw:layer="layout" svg:x1="8.986cm" svg:y1="12.222cm" svg:x2="8.993cm" svg:y2="12.298cm">
          <text:p/>
        </draw:line>
        <draw:line draw:style-name="gr10" draw:layer="layout" svg:x1="8.992cm" svg:y1="12.297cm" svg:x2="8.992cm" svg:y2="12.338cm">
          <text:p/>
        </draw:line>
        <draw:line draw:style-name="gr10" draw:layer="layout" svg:x1="8.992cm" svg:y1="12.339cm" svg:x2="9cm" svg:y2="12.297cm">
          <text:p/>
        </draw:line>
        <draw:line draw:style-name="gr10" draw:layer="layout" svg:x1="8.999cm" svg:y1="12.297cm" svg:x2="8.999cm" svg:y2="12.27cm">
          <text:p/>
        </draw:line>
        <draw:line draw:style-name="gr10" draw:layer="layout" svg:x1="8.999cm" svg:y1="12.271cm" svg:x2="9.007cm" svg:y2="12.188cm">
          <text:p/>
        </draw:line>
        <draw:line draw:style-name="gr10" draw:layer="layout" svg:x1="9.006cm" svg:y1="12.189cm" svg:x2="9.014cm" svg:y2="12.154cm">
          <text:p/>
        </draw:line>
        <draw:line draw:style-name="gr10" draw:layer="layout" svg:x1="9.013cm" svg:y1="12.154cm" svg:x2="9.013cm" svg:y2="12.086cm">
          <text:p/>
        </draw:line>
        <draw:line draw:style-name="gr10" draw:layer="layout" svg:x1="9.013cm" svg:y1="12.087cm" svg:x2="9.021cm" svg:y2="12.025cm">
          <text:p/>
        </draw:line>
        <draw:line draw:style-name="gr10" draw:layer="layout" svg:x1="9.02cm" svg:y1="12.026cm" svg:x2="9.027cm" svg:y2="11.93cm">
          <text:p/>
        </draw:line>
        <draw:line draw:style-name="gr10" draw:layer="layout" svg:x1="9.026cm" svg:y1="11.93cm" svg:x2="9.026cm" svg:y2="11.944cm">
          <text:p/>
        </draw:line>
        <draw:line draw:style-name="gr10" draw:layer="layout" svg:x1="9.026cm" svg:y1="11.944cm" svg:x2="9.035cm" svg:y2="11.992cm">
          <text:p/>
        </draw:line>
        <draw:line draw:style-name="gr10" draw:layer="layout" svg:x1="9.033cm" svg:y1="11.991cm" svg:x2="9.033cm" svg:y2="12.1cm">
          <text:p/>
        </draw:line>
        <draw:line draw:style-name="gr10" draw:layer="layout" svg:x1="9.033cm" svg:y1="12.1cm" svg:x2="9.041cm" svg:y2="12.319cm">
          <text:p/>
        </draw:line>
        <draw:line draw:style-name="gr10" draw:layer="layout" svg:x1="9.04cm" svg:y1="12.318cm" svg:x2="9.048cm" svg:y2="12.502cm">
          <text:p/>
        </draw:line>
        <draw:line draw:style-name="gr10" draw:layer="layout" svg:x1="9.047cm" svg:y1="12.501cm" svg:x2="9.047cm" svg:y2="12.691cm">
          <text:p/>
        </draw:line>
        <draw:line draw:style-name="gr10" draw:layer="layout" svg:x1="9.047cm" svg:y1="12.691cm" svg:x2="9.055cm" svg:y2="12.903cm">
          <text:p/>
        </draw:line>
        <draw:line draw:style-name="gr10" draw:layer="layout" svg:x1="9.054cm" svg:y1="12.902cm" svg:x2="9.062cm" svg:y2="13.087cm">
          <text:p/>
        </draw:line>
        <draw:line draw:style-name="gr10" draw:layer="layout" svg:x1="9.061cm" svg:y1="13.086cm" svg:x2="9.061cm" svg:y2="13.249cm">
          <text:p/>
        </draw:line>
        <draw:line draw:style-name="gr10" draw:layer="layout" svg:x1="9.061cm" svg:y1="13.249cm" svg:x2="9.068cm" svg:y2="13.325cm">
          <text:p/>
        </draw:line>
        <draw:line draw:style-name="gr10" draw:layer="layout" svg:x1="9.067cm" svg:y1="13.325cm" svg:x2="9.075cm" svg:y2="13.29cm">
          <text:p/>
        </draw:line>
        <draw:line draw:style-name="gr10" draw:layer="layout" svg:x1="9.074cm" svg:y1="13.291cm" svg:x2="9.083cm" svg:y2="13.208cm">
          <text:p/>
        </draw:line>
        <draw:line draw:style-name="gr10" draw:layer="layout" svg:x1="9.081cm" svg:y1="13.208cm" svg:x2="9.081cm" svg:y2="13.079cm">
          <text:p/>
        </draw:line>
        <draw:line draw:style-name="gr10" draw:layer="layout" svg:x1="9.081cm" svg:y1="13.08cm" svg:x2="9.089cm" svg:y2="12.902cm">
          <text:p/>
        </draw:line>
        <draw:line draw:style-name="gr10" draw:layer="layout" svg:x1="9.088cm" svg:y1="12.903cm" svg:x2="9.096cm" svg:y2="12.698cm">
          <text:p/>
        </draw:line>
        <draw:line draw:style-name="gr10" draw:layer="layout" svg:x1="9.095cm" svg:y1="12.698cm" svg:x2="9.095cm" svg:y2="12.467cm">
          <text:p/>
        </draw:line>
        <draw:line draw:style-name="gr10" draw:layer="layout" svg:x1="9.095cm" svg:y1="12.468cm" svg:x2="9.102cm" svg:y2="12.277cm">
          <text:p/>
        </draw:line>
        <draw:line draw:style-name="gr10" draw:layer="layout" svg:x1="9.101cm" svg:y1="12.277cm" svg:x2="9.101cm" svg:y2="12.08cm">
          <text:p/>
        </draw:line>
        <draw:line draw:style-name="gr10" draw:layer="layout" svg:x1="9.101cm" svg:y1="12.081cm" svg:x2="9.109cm" svg:y2="11.95cm">
          <text:p/>
        </draw:line>
        <draw:line draw:style-name="gr10" draw:layer="layout" svg:x1="9.108cm" svg:y1="11.951cm" svg:x2="9.116cm" svg:y2="11.821cm">
          <text:p/>
        </draw:line>
        <draw:line draw:style-name="gr10" draw:layer="layout" svg:x1="9.115cm" svg:y1="11.821cm" svg:x2="9.115cm" svg:y2="11.753cm">
          <text:p/>
        </draw:line>
        <draw:line draw:style-name="gr10" draw:layer="layout" svg:x1="9.115cm" svg:y1="11.753cm" svg:x2="9.123cm" svg:y2="11.815cm">
          <text:p/>
        </draw:line>
        <draw:line draw:style-name="gr10" draw:layer="layout" svg:x1="9.122cm" svg:y1="11.814cm" svg:x2="9.131cm" svg:y2="11.965cm">
          <text:p/>
        </draw:line>
        <draw:line draw:style-name="gr10" draw:layer="layout" svg:x1="9.129cm" svg:y1="11.964cm" svg:x2="9.129cm" svg:y2="12.202cm">
          <text:p/>
        </draw:line>
        <draw:line draw:style-name="gr10" draw:layer="layout" svg:x1="9.129cm" svg:y1="12.202cm" svg:x2="9.136cm" svg:y2="12.454cm">
          <text:p/>
        </draw:line>
        <draw:line draw:style-name="gr10" draw:layer="layout" svg:x1="9.135cm" svg:y1="12.453cm" svg:x2="9.135cm" svg:y2="12.732cm">
          <text:p/>
        </draw:line>
        <draw:line draw:style-name="gr10" draw:layer="layout" svg:x1="9.135cm" svg:y1="12.732cm" svg:x2="9.143cm" svg:y2="13.094cm">
          <text:p/>
        </draw:line>
        <draw:line draw:style-name="gr10" draw:layer="layout" svg:x1="9.142cm" svg:y1="13.093cm" svg:x2="9.15cm" svg:y2="13.379cm">
          <text:p/>
        </draw:line>
        <draw:line draw:style-name="gr10" draw:layer="layout" svg:x1="9.149cm" svg:y1="13.378cm" svg:x2="9.149cm" svg:y2="13.562cm">
          <text:p/>
        </draw:line>
        <draw:line draw:style-name="gr10" draw:layer="layout" svg:x1="9.149cm" svg:y1="13.562cm" svg:x2="9.157cm" svg:y2="13.719cm">
          <text:p/>
        </draw:line>
        <draw:line draw:style-name="gr10" draw:layer="layout" svg:x1="9.156cm" svg:y1="13.719cm" svg:x2="9.164cm" svg:y2="13.698cm">
          <text:p/>
        </draw:line>
        <draw:line draw:style-name="gr10" draw:layer="layout" svg:x1="9.163cm" svg:y1="13.698cm" svg:x2="9.163cm" svg:y2="13.562cm">
          <text:p/>
        </draw:line>
        <draw:line draw:style-name="gr10" draw:layer="layout" svg:x1="9.163cm" svg:y1="13.563cm" svg:x2="9.171cm" svg:y2="13.405cm">
          <text:p/>
        </draw:line>
        <draw:line draw:style-name="gr10" draw:layer="layout" svg:x1="9.17cm" svg:y1="13.405cm" svg:x2="9.17cm" svg:y2="13.201cm">
          <text:p/>
        </draw:line>
        <draw:line draw:style-name="gr10" draw:layer="layout" svg:x1="9.17cm" svg:y1="13.202cm" svg:x2="9.177cm" svg:y2="13.004cm">
          <text:p/>
        </draw:line>
        <draw:line draw:style-name="gr10" draw:layer="layout" svg:x1="9.176cm" svg:y1="13.005cm" svg:x2="9.185cm" svg:y2="12.902cm">
          <text:p/>
        </draw:line>
        <draw:line draw:style-name="gr10" draw:layer="layout" svg:x1="9.183cm" svg:y1="12.902cm" svg:x2="9.183cm" svg:y2="12.759cm">
          <text:p/>
        </draw:line>
        <draw:line draw:style-name="gr10" draw:layer="layout" svg:x1="9.183cm" svg:y1="12.76cm" svg:x2="9.191cm" svg:y2="12.657cm">
          <text:p/>
        </draw:line>
        <draw:line draw:style-name="gr10" draw:layer="layout" svg:x1="9.19cm" svg:y1="12.658cm" svg:x2="9.198cm" svg:y2="12.61cm">
          <text:p/>
        </draw:line>
        <draw:line draw:style-name="gr10" draw:layer="layout" svg:x1="9.197cm" svg:y1="12.61cm" svg:x2="9.197cm" svg:y2="12.651cm">
          <text:p/>
        </draw:line>
        <draw:line draw:style-name="gr10" draw:layer="layout" svg:x1="9.197cm" svg:y1="12.651cm" svg:x2="9.205cm" svg:y2="12.692cm">
          <text:p/>
        </draw:line>
        <draw:line draw:style-name="gr10" draw:layer="layout" svg:x1="9.204cm" svg:y1="12.691cm" svg:x2="9.204cm" svg:y2="12.719cm">
          <text:p/>
        </draw:line>
        <draw:line draw:style-name="gr10" draw:layer="layout" svg:x1="9.204cm" svg:y1="12.719cm" svg:x2="9.211cm" svg:y2="12.76cm">
          <text:p/>
        </draw:line>
        <draw:line draw:style-name="gr10" draw:layer="layout" svg:x1="9.21cm" svg:y1="12.759cm" svg:x2="9.218cm" svg:y2="12.835cm">
          <text:p/>
        </draw:line>
        <draw:line draw:style-name="gr10" draw:layer="layout" svg:x1="9.217cm" svg:y1="12.834cm" svg:x2="9.217cm" svg:y2="13.038cm">
          <text:p/>
        </draw:line>
        <draw:line draw:style-name="gr10" draw:layer="layout" svg:x1="9.217cm" svg:y1="13.038cm" svg:x2="9.225cm" svg:y2="13.257cm">
          <text:p/>
        </draw:line>
        <draw:line draw:style-name="gr10" draw:layer="layout" svg:x1="9.224cm" svg:y1="13.256cm" svg:x2="9.233cm" svg:y2="13.549cm">
          <text:p/>
        </draw:line>
        <draw:line draw:style-name="gr10" draw:layer="layout" svg:x1="9.231cm" svg:y1="13.548cm" svg:x2="9.231cm" svg:y2="13.779cm">
          <text:p/>
        </draw:line>
        <draw:line draw:style-name="gr10" draw:layer="layout" svg:x1="9.231cm" svg:y1="13.779cm" svg:x2="9.239cm" svg:y2="14.039cm">
          <text:p/>
        </draw:line>
        <draw:line draw:style-name="gr10" draw:layer="layout" svg:x1="9.238cm" svg:y1="14.038cm" svg:x2="9.238cm" svg:y2="14.214cm">
          <text:p/>
        </draw:line>
        <draw:line draw:style-name="gr10" draw:layer="layout" svg:x1="9.238cm" svg:y1="14.214cm" svg:x2="9.245cm" svg:y2="14.345cm">
          <text:p/>
        </draw:line>
        <draw:line draw:style-name="gr10" draw:layer="layout" svg:x1="9.244cm" svg:y1="14.344cm" svg:x2="9.251cm" svg:y2="14.344cm">
          <text:p/>
        </draw:line>
        <draw:line draw:style-name="gr10" draw:layer="layout" svg:x1="9.251cm" svg:y1="14.344cm" svg:x2="9.251cm" svg:y2="14.228cm">
          <text:p/>
        </draw:line>
        <draw:line draw:style-name="gr10" draw:layer="layout" svg:x1="9.251cm" svg:y1="14.229cm" svg:x2="9.259cm" svg:y2="14.078cm">
          <text:p/>
        </draw:line>
        <draw:line draw:style-name="gr10" draw:layer="layout" svg:x1="9.258cm" svg:y1="14.079cm" svg:x2="9.266cm" svg:y2="13.84cm">
          <text:p/>
        </draw:line>
        <draw:line draw:style-name="gr10" draw:layer="layout" svg:x1="9.265cm" svg:y1="13.84cm" svg:x2="9.265cm" svg:y2="13.568cm">
          <text:p/>
        </draw:line>
        <draw:line draw:style-name="gr10" draw:layer="layout" svg:x1="9.265cm" svg:y1="13.569cm" svg:x2="9.273cm" svg:y2="13.317cm">
          <text:p/>
        </draw:line>
        <draw:line draw:style-name="gr10" draw:layer="layout" svg:x1="9.272cm" svg:y1="13.317cm" svg:x2="9.272cm" svg:y2="13.147cm">
          <text:p/>
        </draw:line>
        <draw:line draw:style-name="gr10" draw:layer="layout" svg:x1="9.272cm" svg:y1="13.148cm" svg:x2="9.281cm" svg:y2="12.97cm">
          <text:p/>
        </draw:line>
        <draw:line draw:style-name="gr10" draw:layer="layout" svg:x1="9.279cm" svg:y1="12.971cm" svg:x2="9.286cm" svg:y2="12.909cm">
          <text:p/>
        </draw:line>
        <draw:line draw:style-name="gr10" draw:layer="layout" svg:x1="9.285cm" svg:y1="12.909cm" svg:x2="9.285cm" svg:y2="12.943cm">
          <text:p/>
        </draw:line>
        <draw:line draw:style-name="gr10" draw:layer="layout" svg:x1="9.285cm" svg:y1="12.943cm" svg:x2="9.293cm" svg:y2="13.1cm">
          <text:p/>
        </draw:line>
        <draw:line draw:style-name="gr10" draw:layer="layout" svg:x1="9.292cm" svg:y1="13.099cm" svg:x2="9.3cm" svg:y2="13.284cm">
          <text:p/>
        </draw:line>
        <draw:line draw:style-name="gr10" draw:layer="layout" svg:x1="9.299cm" svg:y1="13.283cm" svg:x2="9.299cm" svg:y2="13.426cm">
          <text:p/>
        </draw:line>
        <draw:line draw:style-name="gr10" draw:layer="layout" svg:x1="9.299cm" svg:y1="13.426cm" svg:x2="9.307cm" svg:y2="13.61cm">
          <text:p/>
        </draw:line>
        <draw:line draw:style-name="gr10" draw:layer="layout" svg:x1="9.306cm" svg:y1="13.609cm" svg:x2="9.306cm" svg:y2="13.8cm">
          <text:p/>
        </draw:line>
        <draw:line draw:style-name="gr10" draw:layer="layout" svg:x1="9.306cm" svg:y1="13.8cm" svg:x2="9.314cm" svg:y2="13.977cm">
          <text:p/>
        </draw:line>
        <draw:line draw:style-name="gr10" draw:layer="layout" svg:x1="9.313cm" svg:y1="13.976cm" svg:x2="9.32cm" svg:y2="14.12cm">
          <text:p/>
        </draw:line>
        <draw:line draw:style-name="gr10" draw:layer="layout" svg:x1="9.319cm" svg:y1="14.119cm" svg:x2="9.319cm" svg:y2="14.214cm">
          <text:p/>
        </draw:line>
        <draw:line draw:style-name="gr10" draw:layer="layout" svg:x1="9.319cm" svg:y1="14.214cm" svg:x2="9.327cm" svg:y2="14.236cm">
          <text:p/>
        </draw:line>
        <draw:line draw:style-name="gr10" draw:layer="layout" svg:x1="9.326cm" svg:y1="14.236cm" svg:x2="9.335cm" svg:y2="14.187cm">
          <text:p/>
        </draw:line>
        <draw:line draw:style-name="gr10" draw:layer="layout" svg:x1="9.333cm" svg:y1="14.187cm" svg:x2="9.333cm" svg:y2="14.106cm">
          <text:p/>
        </draw:line>
        <draw:line draw:style-name="gr10" draw:layer="layout" svg:x1="9.333cm" svg:y1="14.107cm" svg:x2="9.341cm" svg:y2="13.956cm">
          <text:p/>
        </draw:line>
        <draw:line draw:style-name="gr10" draw:layer="layout" svg:x1="9.34cm" svg:y1="13.956cm" svg:x2="9.34cm" svg:y2="13.745cm">
          <text:p/>
        </draw:line>
        <draw:line draw:style-name="gr10" draw:layer="layout" svg:x1="9.34cm" svg:y1="13.746cm" svg:x2="9.348cm" svg:y2="13.399cm">
          <text:p/>
        </draw:line>
        <draw:line draw:style-name="gr10" draw:layer="layout" svg:x1="9.347cm" svg:y1="13.4cm" svg:x2="9.355cm" svg:y2="13.079cm">
          <text:p/>
        </draw:line>
        <draw:line draw:style-name="gr10" draw:layer="layout" svg:x1="9.354cm" svg:y1="13.079cm" svg:x2="9.354cm" svg:y2="12.793cm">
          <text:p/>
        </draw:line>
        <draw:line draw:style-name="gr10" draw:layer="layout" svg:x1="9.354cm" svg:y1="12.794cm" svg:x2="9.361cm" svg:y2="12.521cm">
          <text:p/>
        </draw:line>
        <draw:line draw:style-name="gr10" draw:layer="layout" svg:x1="9.36cm" svg:y1="12.522cm" svg:x2="9.368cm" svg:y2="12.379cm">
          <text:p/>
        </draw:line>
        <draw:line draw:style-name="gr10" draw:layer="layout" svg:x1="9.367cm" svg:y1="12.379cm" svg:x2="9.375cm" svg:y2="12.393cm">
          <text:p/>
        </draw:line>
        <draw:line draw:style-name="gr10" draw:layer="layout" svg:x1="9.374cm" svg:y1="12.392cm" svg:x2="9.374cm" svg:y2="12.528cm">
          <text:p/>
        </draw:line>
        <draw:line draw:style-name="gr10" draw:layer="layout" svg:x1="9.374cm" svg:y1="12.528cm" svg:x2="9.383cm" svg:y2="12.618cm">
          <text:p/>
        </draw:line>
        <draw:line draw:style-name="gr10" draw:layer="layout" svg:x1="9.381cm" svg:y1="12.617cm" svg:x2="9.389cm" svg:y2="12.835cm">
          <text:p/>
        </draw:line>
        <draw:line draw:style-name="gr10" draw:layer="layout" svg:x1="9.388cm" svg:y1="12.834cm" svg:x2="9.388cm" svg:y2="12.97cm">
          <text:p/>
        </draw:line>
        <draw:line draw:style-name="gr10" draw:layer="layout" svg:x1="9.388cm" svg:y1="12.97cm" svg:x2="9.395cm" svg:y2="13.128cm">
          <text:p/>
        </draw:line>
        <draw:line draw:style-name="gr10" draw:layer="layout" svg:x1="9.394cm" svg:y1="13.127cm" svg:x2="9.402cm" svg:y2="13.168cm">
          <text:p/>
        </draw:line>
        <draw:line draw:style-name="gr10" draw:layer="layout" svg:x1="9.401cm" svg:y1="13.167cm" svg:x2="9.401cm" svg:y2="13.154cm">
          <text:p/>
        </draw:line>
        <draw:line draw:style-name="gr10" draw:layer="layout" svg:x1="9.401cm" svg:y1="13.155cm" svg:x2="9.409cm" svg:y2="13.147cm">
          <text:p/>
        </draw:line>
        <draw:line draw:style-name="gr10" draw:layer="layout" svg:x1="9.408cm" svg:y1="13.147cm" svg:x2="9.408cm" svg:y2="13.099cm">
          <text:p/>
        </draw:line>
        <draw:line draw:style-name="gr10" draw:layer="layout" svg:x1="9.408cm" svg:y1="13.1cm" svg:x2="9.416cm" svg:y2="13.018cm">
          <text:p/>
        </draw:line>
        <draw:line draw:style-name="gr10" draw:layer="layout" svg:x1="9.415cm" svg:y1="13.019cm" svg:x2="9.423cm" svg:y2="12.984cm">
          <text:p/>
        </draw:line>
        <draw:line draw:style-name="gr10" draw:layer="layout" svg:x1="9.422cm" svg:y1="12.984cm" svg:x2="9.422cm" svg:y2="13.004cm">
          <text:p/>
        </draw:line>
        <draw:line draw:style-name="gr10" draw:layer="layout" svg:x1="9.422cm" svg:y1="13.004cm" svg:x2="9.429cm" svg:y2="13.046cm">
          <text:p/>
        </draw:line>
        <draw:line draw:style-name="gr10" draw:layer="layout" svg:x1="9.428cm" svg:y1="13.045cm" svg:x2="9.435cm" svg:y2="13.045cm">
          <text:p/>
        </draw:line>
        <draw:line draw:style-name="gr10" draw:layer="layout" svg:x1="9.435cm" svg:y1="13.045cm" svg:x2="9.435cm" svg:y2="13.052cm">
          <text:p/>
        </draw:line>
        <draw:line draw:style-name="gr10" draw:layer="layout" svg:x1="9.435cm" svg:y1="13.053cm" svg:x2="9.443cm" svg:y2="13.004cm">
          <text:p/>
        </draw:line>
        <draw:line draw:style-name="gr10" draw:layer="layout" svg:x1="9.442cm" svg:y1="13.004cm" svg:x2="9.442cm" svg:y2="12.991cm">
          <text:p/>
        </draw:line>
        <draw:line draw:style-name="gr10" draw:layer="layout" svg:x1="9.442cm" svg:y1="12.991cm" svg:x2="9.45cm" svg:y2="13.019cm">
          <text:p/>
        </draw:line>
        <draw:line draw:style-name="gr10" draw:layer="layout" svg:x1="9.449cm" svg:y1="13.018cm" svg:x2="9.456cm" svg:y2="13.018cm">
          <text:p/>
        </draw:line>
        <draw:line draw:style-name="gr10" draw:layer="layout" svg:x1="9.456cm" svg:y1="13.018cm" svg:x2="9.456cm" svg:y2="12.957cm">
          <text:p/>
        </draw:line>
        <draw:line draw:style-name="gr10" draw:layer="layout" svg:x1="9.456cm" svg:y1="12.958cm" svg:x2="9.464cm" svg:y2="12.868cm">
          <text:p/>
        </draw:line>
        <draw:line draw:style-name="gr10" draw:layer="layout" svg:x1="9.463cm" svg:y1="12.869cm" svg:x2="9.47cm" svg:y2="12.732cm">
          <text:p/>
        </draw:line>
        <draw:line draw:style-name="gr10" draw:layer="layout" svg:x1="9.469cm" svg:y1="12.732cm" svg:x2="9.469cm" svg:y2="12.685cm">
          <text:p/>
        </draw:line>
        <draw:line draw:style-name="gr10" draw:layer="layout" svg:x1="9.469cm" svg:y1="12.686cm" svg:x2="9.477cm" svg:y2="12.535cm">
          <text:p/>
        </draw:line>
        <draw:line draw:style-name="gr10" draw:layer="layout" svg:x1="9.476cm" svg:y1="12.535cm" svg:x2="9.476cm" svg:y2="12.487cm">
          <text:p/>
        </draw:line>
        <draw:line draw:style-name="gr10" draw:layer="layout" svg:x1="9.476cm" svg:y1="12.488cm" svg:x2="9.485cm" svg:y2="12.358cm">
          <text:p/>
        </draw:line>
        <draw:line draw:style-name="gr10" draw:layer="layout" svg:x1="9.483cm" svg:y1="12.359cm" svg:x2="9.491cm" svg:y2="12.222cm">
          <text:p/>
        </draw:line>
        <draw:line draw:style-name="gr10" draw:layer="layout" svg:x1="9.49cm" svg:y1="12.222cm" svg:x2="9.49cm" svg:y2="12.168cm">
          <text:p/>
        </draw:line>
        <draw:line draw:style-name="gr10" draw:layer="layout" svg:x1="9.49cm" svg:y1="12.169cm" svg:x2="9.498cm" svg:y2="12.107cm">
          <text:p/>
        </draw:line>
        <draw:line draw:style-name="gr10" draw:layer="layout" svg:x1="9.497cm" svg:y1="12.107cm" svg:x2="9.497cm" svg:y2="12.114cm">
          <text:p/>
        </draw:line>
        <draw:line draw:style-name="gr10" draw:layer="layout" svg:x1="9.497cm" svg:y1="12.115cm" svg:x2="9.504cm" svg:y2="12.066cm">
          <text:p/>
        </draw:line>
        <draw:line draw:style-name="gr10" draw:layer="layout" svg:x1="9.503cm" svg:y1="12.067cm" svg:x2="9.511cm" svg:y2="11.991cm">
          <text:p/>
        </draw:line>
        <draw:line draw:style-name="gr10" draw:layer="layout" svg:x1="9.51cm" svg:y1="11.991cm" svg:x2="9.51cm" svg:y2="11.978cm">
          <text:p/>
        </draw:line>
        <draw:line draw:style-name="gr10" draw:layer="layout" svg:x1="9.51cm" svg:y1="11.979cm" svg:x2="9.518cm" svg:y2="11.862cm">
          <text:p/>
        </draw:line>
        <draw:line draw:style-name="gr10" draw:layer="layout" svg:x1="9.517cm" svg:y1="11.863cm" svg:x2="9.525cm" svg:y2="11.848cm">
          <text:p/>
        </draw:line>
        <draw:line draw:style-name="gr10" draw:layer="layout" svg:x1="9.524cm" svg:y1="11.848cm" svg:x2="9.524cm" svg:y2="11.794cm">
          <text:p/>
        </draw:line>
        <draw:line draw:style-name="gr10" draw:layer="layout" svg:x1="9.524cm" svg:y1="11.795cm" svg:x2="9.533cm" svg:y2="11.678cm">
          <text:p/>
        </draw:line>
        <draw:line draw:style-name="gr10" draw:layer="layout" svg:x1="9.531cm" svg:y1="11.678cm" svg:x2="9.531cm" svg:y2="11.699cm">
          <text:p/>
        </draw:line>
        <draw:line draw:style-name="gr10" draw:layer="layout" svg:x1="9.531cm" svg:y1="11.7cm" svg:x2="9.538cm" svg:y2="11.57cm">
          <text:p/>
        </draw:line>
        <draw:line draw:style-name="gr10" draw:layer="layout" svg:x1="9.537cm" svg:y1="11.57cm" svg:x2="9.544cm" svg:y2="11.57cm">
          <text:p/>
        </draw:line>
        <draw:line draw:style-name="gr10" draw:layer="layout" svg:x1="9.544cm" svg:y1="11.57cm" svg:x2="9.544cm" svg:y2="11.61cm">
          <text:p/>
        </draw:line>
        <draw:line draw:style-name="gr10" draw:layer="layout" svg:x1="9.544cm" svg:y1="11.61cm" svg:x2="9.552cm" svg:y2="11.747cm">
          <text:p/>
        </draw:line>
        <draw:line draw:style-name="gr10" draw:layer="layout" svg:x1="9.551cm" svg:y1="11.746cm" svg:x2="9.559cm" svg:y2="11.836cm">
          <text:p/>
        </draw:line>
        <draw:line draw:style-name="gr10" draw:layer="layout" svg:x1="9.558cm" svg:y1="11.835cm" svg:x2="9.558cm" svg:y2="11.937cm">
          <text:p/>
        </draw:line>
        <draw:line draw:style-name="gr10" draw:layer="layout" svg:x1="9.558cm" svg:y1="11.937cm" svg:x2="9.566cm" svg:y2="12.094cm">
          <text:p/>
        </draw:line>
        <draw:line draw:style-name="gr10" draw:layer="layout" svg:x1="9.565cm" svg:y1="12.093cm" svg:x2="9.565cm" svg:y2="12.297cm">
          <text:p/>
        </draw:line>
        <draw:line draw:style-name="gr10" draw:layer="layout" svg:x1="9.565cm" svg:y1="12.297cm" svg:x2="9.573cm" svg:y2="12.502cm">
          <text:p/>
        </draw:line>
        <draw:line draw:style-name="gr10" draw:layer="layout" svg:x1="9.572cm" svg:y1="12.501cm" svg:x2="9.579cm" svg:y2="12.652cm">
          <text:p/>
        </draw:line>
        <draw:line draw:style-name="gr10" draw:layer="layout" svg:x1="9.578cm" svg:y1="12.651cm" svg:x2="9.578cm" svg:y2="12.739cm">
          <text:p/>
        </draw:line>
        <draw:line draw:style-name="gr10" draw:layer="layout" svg:x1="9.578cm" svg:y1="12.739cm" svg:x2="9.587cm" svg:y2="12.788cm">
          <text:p/>
        </draw:line>
        <draw:line draw:style-name="gr10" draw:layer="layout" svg:x1="9.585cm" svg:y1="12.787cm" svg:x2="9.593cm" svg:y2="12.801cm">
          <text:p/>
        </draw:line>
        <draw:line draw:style-name="gr10" draw:layer="layout" svg:x1="9.592cm" svg:y1="12.8cm" svg:x2="9.592cm" svg:y2="12.821cm">
          <text:p/>
        </draw:line>
        <draw:line draw:style-name="gr10" draw:layer="layout" svg:x1="9.592cm" svg:y1="12.821cm" svg:x2="9.6cm" svg:y2="12.896cm">
          <text:p/>
        </draw:line>
        <draw:line draw:style-name="gr10" draw:layer="layout" svg:x1="9.599cm" svg:y1="12.895cm" svg:x2="9.599cm" svg:y2="12.821cm">
          <text:p/>
        </draw:line>
        <draw:line draw:style-name="gr10" draw:layer="layout" svg:x1="9.599cm" svg:y1="12.821cm" svg:x2="9.607cm" svg:y2="12.964cm">
          <text:p/>
        </draw:line>
        <draw:line draw:style-name="gr10" draw:layer="layout" svg:x1="9.606cm" svg:y1="12.964cm" svg:x2="9.613cm" svg:y2="12.936cm">
          <text:p/>
        </draw:line>
        <draw:line draw:style-name="gr10" draw:layer="layout" svg:x1="9.612cm" svg:y1="12.936cm" svg:x2="9.612cm" svg:y2="13.018cm">
          <text:p/>
        </draw:line>
        <draw:line draw:style-name="gr10" draw:layer="layout" svg:x1="9.612cm" svg:y1="13.018cm" svg:x2="9.62cm" svg:y2="13.134cm">
          <text:p/>
        </draw:line>
        <draw:line draw:style-name="gr10" draw:layer="layout" svg:x1="9.619cm" svg:y1="13.133cm" svg:x2="9.627cm" svg:y2="13.236cm">
          <text:p/>
        </draw:line>
        <draw:line draw:style-name="gr10" draw:layer="layout" svg:x1="9.626cm" svg:y1="13.235cm" svg:x2="9.626cm" svg:y2="13.331cm">
          <text:p/>
        </draw:line>
        <draw:line draw:style-name="gr10" draw:layer="layout" svg:x1="9.626cm" svg:y1="13.331cm" svg:x2="9.635cm" svg:y2="13.4cm">
          <text:p/>
        </draw:line>
        <draw:line draw:style-name="gr10" draw:layer="layout" svg:x1="9.633cm" svg:y1="13.399cm" svg:x2="9.633cm" svg:y2="13.48cm">
          <text:p/>
        </draw:line>
        <draw:line draw:style-name="gr10" draw:layer="layout" svg:x1="9.633cm" svg:y1="13.48cm" svg:x2="9.641cm" svg:y2="13.488cm">
          <text:p/>
        </draw:line>
        <draw:line draw:style-name="gr10" draw:layer="layout" svg:x1="9.64cm" svg:y1="13.488cm" svg:x2="9.647cm" svg:y2="13.446cm">
          <text:p/>
        </draw:line>
        <draw:line draw:style-name="gr10" draw:layer="layout" svg:x1="9.646cm" svg:y1="13.446cm" svg:x2="9.646cm" svg:y2="13.453cm">
          <text:p/>
        </draw:line>
        <draw:line draw:style-name="gr10" draw:layer="layout" svg:x1="9.646cm" svg:y1="13.454cm" svg:x2="9.654cm" svg:y2="13.283cm">
          <text:p/>
        </draw:line>
        <draw:line draw:style-name="gr10" draw:layer="layout" svg:x1="9.653cm" svg:y1="13.284cm" svg:x2="9.661cm" svg:y2="13.133cm">
          <text:p/>
        </draw:line>
        <draw:line draw:style-name="gr10" draw:layer="layout" svg:x1="9.66cm" svg:y1="13.133cm" svg:x2="9.66cm" svg:y2="12.882cm">
          <text:p/>
        </draw:line>
        <draw:line draw:style-name="gr10" draw:layer="layout" svg:x1="9.66cm" svg:y1="12.883cm" svg:x2="9.668cm" svg:y2="12.685cm">
          <text:p/>
        </draw:line>
        <draw:line draw:style-name="gr10" draw:layer="layout" svg:x1="9.667cm" svg:y1="12.685cm" svg:x2="9.667cm" svg:y2="12.61cm">
          <text:p/>
        </draw:line>
        <draw:line draw:style-name="gr10" draw:layer="layout" svg:x1="9.667cm" svg:y1="12.611cm" svg:x2="9.675cm" svg:y2="12.481cm">
          <text:p/>
        </draw:line>
        <draw:line draw:style-name="gr10" draw:layer="layout" svg:x1="9.674cm" svg:y1="12.482cm" svg:x2="9.683cm" svg:y2="12.467cm">
          <text:p/>
        </draw:line>
        <draw:line draw:style-name="gr10" draw:layer="layout" svg:x1="9.681cm" svg:y1="12.467cm" svg:x2="9.681cm" svg:y2="12.365cm">
          <text:p/>
        </draw:line>
        <draw:line draw:style-name="gr10" draw:layer="layout" svg:x1="9.681cm" svg:y1="12.365cm" svg:x2="9.688cm" svg:y2="12.387cm">
          <text:p/>
        </draw:line>
        <draw:line draw:style-name="gr10" draw:layer="layout" svg:x1="9.687cm" svg:y1="12.386cm" svg:x2="9.695cm" svg:y2="12.4cm">
          <text:p/>
        </draw:line>
        <draw:line draw:style-name="gr10" draw:layer="layout" svg:x1="9.694cm" svg:y1="12.399cm" svg:x2="9.694cm" svg:y2="12.501cm">
          <text:p/>
        </draw:line>
        <draw:line draw:style-name="gr10" draw:layer="layout" svg:x1="9.694cm" svg:y1="12.502cm" svg:x2="9.702cm" svg:y2="12.453cm">
          <text:p/>
        </draw:line>
        <draw:line draw:style-name="gr10" draw:layer="layout" svg:x1="9.701cm" svg:y1="12.453cm" svg:x2="9.701cm" svg:y2="12.481cm">
          <text:p/>
        </draw:line>
        <draw:line draw:style-name="gr10" draw:layer="layout" svg:x1="9.701cm" svg:y1="12.481cm" svg:x2="9.709cm" svg:y2="12.495cm">
          <text:p/>
        </draw:line>
        <draw:line draw:style-name="gr10" draw:layer="layout" svg:x1="9.708cm" svg:y1="12.495cm" svg:x2="9.716cm" svg:y2="12.358cm">
          <text:p/>
        </draw:line>
        <draw:line draw:style-name="gr10" draw:layer="layout" svg:x1="9.715cm" svg:y1="12.358cm" svg:x2="9.715cm" svg:y2="12.352cm">
          <text:p/>
        </draw:line>
        <draw:line draw:style-name="gr10" draw:layer="layout" svg:x1="9.715cm" svg:y1="12.352cm" svg:x2="9.722cm" svg:y2="12.373cm">
          <text:p/>
        </draw:line>
        <draw:line draw:style-name="gr10" draw:layer="layout" svg:x1="9.721cm" svg:y1="12.372cm" svg:x2="9.729cm" svg:y2="12.476cm">
          <text:p/>
        </draw:line>
        <draw:line draw:style-name="gr10" draw:layer="layout" svg:x1="9.728cm" svg:y1="12.474cm" svg:x2="9.728cm" svg:y2="12.508cm">
          <text:p/>
        </draw:line>
        <draw:line draw:style-name="gr10" draw:layer="layout" svg:x1="9.728cm" svg:y1="12.508cm" svg:x2="9.737cm" svg:y2="12.754cm">
          <text:p/>
        </draw:line>
        <draw:line draw:style-name="gr10" draw:layer="layout" svg:x1="9.735cm" svg:y1="12.753cm" svg:x2="9.735cm" svg:y2="12.943cm">
          <text:p/>
        </draw:line>
        <draw:line draw:style-name="gr10" draw:layer="layout" svg:x1="9.735cm" svg:y1="12.943cm" svg:x2="9.743cm" svg:y2="13.1cm">
          <text:p/>
        </draw:line>
        <draw:line draw:style-name="gr10" draw:layer="layout" svg:x1="9.742cm" svg:y1="13.099cm" svg:x2="9.75cm" svg:y2="13.284cm">
          <text:p/>
        </draw:line>
        <draw:line draw:style-name="gr10" draw:layer="layout" svg:x1="9.749cm" svg:y1="13.283cm" svg:x2="9.749cm" svg:y2="13.432cm">
          <text:p/>
        </draw:line>
        <draw:line draw:style-name="gr10" draw:layer="layout" svg:x1="9.749cm" svg:y1="13.432cm" svg:x2="9.757cm" svg:y2="13.474cm">
          <text:p/>
        </draw:line>
        <draw:line draw:style-name="gr10" draw:layer="layout" svg:x1="9.756cm" svg:y1="13.473cm" svg:x2="9.763cm" svg:y2="13.556cm">
          <text:p/>
        </draw:line>
        <draw:line draw:style-name="gr10" draw:layer="layout" svg:x1="9.762cm" svg:y1="13.555cm" svg:x2="9.762cm" svg:y2="13.636cm">
          <text:p/>
        </draw:line>
        <draw:line draw:style-name="gr10" draw:layer="layout" svg:x1="9.762cm" svg:y1="13.636cm" svg:x2="9.77cm" svg:y2="13.692cm">
          <text:p/>
        </draw:line>
        <draw:line draw:style-name="gr10" draw:layer="layout" svg:x1="9.769cm" svg:y1="13.691cm" svg:x2="9.769cm" svg:y2="13.745cm">
          <text:p/>
        </draw:line>
        <draw:line draw:style-name="gr10" draw:layer="layout" svg:x1="9.769cm" svg:y1="13.746cm" svg:x2="9.777cm" svg:y2="13.732cm">
          <text:p/>
        </draw:line>
        <draw:line draw:style-name="gr10" draw:layer="layout" svg:x1="9.776cm" svg:y1="13.732cm" svg:x2="9.785cm" svg:y2="13.787cm">
          <text:p/>
        </draw:line>
        <draw:line draw:style-name="gr10" draw:layer="layout" svg:x1="9.783cm" svg:y1="13.786cm" svg:x2="9.783cm" svg:y2="13.881cm">
          <text:p/>
        </draw:line>
        <draw:line draw:style-name="gr10" draw:layer="layout" svg:x1="9.783cm" svg:y1="13.881cm" svg:x2="9.79cm" svg:y2="13.881cm">
          <text:p/>
        </draw:line>
        <draw:line draw:style-name="gr10" draw:layer="layout" svg:x1="9.79cm" svg:y1="13.881cm" svg:x2="9.797cm" svg:y2="13.977cm">
          <text:p/>
        </draw:line>
        <draw:line draw:style-name="gr10" draw:layer="layout" svg:x1="9.796cm" svg:y1="13.976cm" svg:x2="9.796cm" svg:y2="14.024cm">
          <text:p/>
        </draw:line>
        <draw:line draw:style-name="gr10" draw:layer="layout" svg:x1="9.796cm" svg:y1="14.024cm" svg:x2="9.804cm" svg:y2="14.045cm">
          <text:p/>
        </draw:line>
        <draw:line draw:style-name="gr10" draw:layer="layout" svg:x1="9.803cm" svg:y1="14.044cm" svg:x2="9.803cm" svg:y2="14.112cm">
          <text:p/>
        </draw:line>
        <draw:line draw:style-name="gr10" draw:layer="layout" svg:x1="9.803cm" svg:y1="14.112cm" svg:x2="9.811cm" svg:y2="14.229cm">
          <text:p/>
        </draw:line>
        <draw:line draw:style-name="gr10" draw:layer="layout" svg:x1="9.81cm" svg:y1="14.228cm" svg:x2="9.818cm" svg:y2="14.358cm">
          <text:p/>
        </draw:line>
        <draw:line draw:style-name="gr10" draw:layer="layout" svg:x1="9.817cm" svg:y1="14.357cm" svg:x2="9.817cm" svg:y2="14.445cm">
          <text:p/>
        </draw:line>
        <draw:line draw:style-name="gr10" draw:layer="layout" svg:x1="9.817cm" svg:y1="14.445cm" svg:x2="9.825cm" svg:y2="14.542cm">
          <text:p/>
        </draw:line>
        <draw:line draw:style-name="gr10" draw:layer="layout" svg:x1="9.824cm" svg:y1="14.541cm" svg:x2="9.831cm" svg:y2="14.603cm">
          <text:p/>
        </draw:line>
        <draw:line draw:style-name="gr10" draw:layer="layout" svg:x1="9.83cm" svg:y1="14.602cm" svg:x2="9.83cm" svg:y2="14.575cm">
          <text:p/>
        </draw:line>
        <draw:line draw:style-name="gr10" draw:layer="layout" svg:x1="9.83cm" svg:y1="14.576cm" svg:x2="9.839cm" svg:y2="14.561cm">
          <text:p/>
        </draw:line>
        <draw:line draw:style-name="gr10" draw:layer="layout" svg:x1="9.837cm" svg:y1="14.561cm" svg:x2="9.837cm" svg:y2="14.581cm">
          <text:p/>
        </draw:line>
        <draw:line draw:style-name="gr10" draw:layer="layout" svg:x1="9.837cm" svg:y1="14.581cm" svg:x2="9.845cm" svg:y2="14.596cm">
          <text:p/>
        </draw:line>
        <draw:line draw:style-name="gr10" draw:layer="layout" svg:x1="9.844cm" svg:y1="14.595cm" svg:x2="9.851cm" svg:y2="14.595cm">
          <text:p/>
        </draw:line>
        <draw:line draw:style-name="gr10" draw:layer="layout" svg:x1="9.851cm" svg:y1="14.595cm" svg:x2="9.851cm" svg:y2="14.615cm">
          <text:p/>
        </draw:line>
        <draw:line draw:style-name="gr10" draw:layer="layout" svg:x1="9.851cm" svg:y1="14.615cm" svg:x2="9.859cm" svg:y2="14.684cm">
          <text:p/>
        </draw:line>
        <draw:line draw:style-name="gr10" draw:layer="layout" svg:x1="9.858cm" svg:y1="14.683cm" svg:x2="9.866cm" svg:y2="14.691cm">
          <text:p/>
        </draw:line>
        <draw:line draw:style-name="gr10" draw:layer="layout" svg:x1="9.865cm" svg:y1="14.69cm" svg:x2="9.865cm" svg:y2="14.717cm">
          <text:p/>
        </draw:line>
        <draw:line draw:style-name="gr10" draw:layer="layout" svg:x1="9.865cm" svg:y1="14.717cm" svg:x2="9.872cm" svg:y2="14.78cm">
          <text:p/>
        </draw:line>
        <draw:line draw:style-name="gr10" draw:layer="layout" svg:x1="9.871cm" svg:y1="14.779cm" svg:x2="9.871cm" svg:y2="14.711cm">
          <text:p/>
        </draw:line>
        <draw:line draw:style-name="gr10" draw:layer="layout" svg:x1="9.871cm" svg:y1="14.711cm" svg:x2="9.879cm" svg:y2="14.746cm">
          <text:p/>
        </draw:line>
        <draw:line draw:style-name="gr10" draw:layer="layout" svg:x1="9.878cm" svg:y1="14.745cm" svg:x2="9.885cm" svg:y2="14.745cm">
          <text:p/>
        </draw:line>
        <draw:line draw:style-name="gr10" draw:layer="layout" svg:x1="9.885cm" svg:y1="14.745cm" svg:x2="9.893cm" svg:y2="14.752cm">
          <text:p/>
        </draw:line>
        <draw:line draw:style-name="gr10" draw:layer="layout" svg:x1="9.892cm" svg:y1="14.751cm" svg:x2="9.9cm" svg:y2="14.766cm">
          <text:p/>
        </draw:line>
        <draw:line draw:style-name="gr10" draw:layer="layout" svg:x1="9.899cm" svg:y1="14.765cm" svg:x2="9.899cm" svg:y2="14.779cm">
          <text:p/>
        </draw:line>
        <draw:line draw:style-name="gr10" draw:layer="layout" svg:x1="9.899cm" svg:y1="14.779cm" svg:x2="9.906cm" svg:y2="14.793cm">
          <text:p/>
        </draw:line>
        <draw:line draw:style-name="gr10" draw:layer="layout" svg:x1="9.905cm" svg:y1="14.792cm" svg:x2="9.905cm" svg:y2="14.711cm">
          <text:p/>
        </draw:line>
        <draw:line draw:style-name="gr10" draw:layer="layout" svg:x1="9.905cm" svg:y1="14.712cm" svg:x2="9.913cm" svg:y2="14.595cm">
          <text:p/>
        </draw:line>
        <draw:line draw:style-name="gr10" draw:layer="layout" svg:x1="9.912cm" svg:y1="14.596cm" svg:x2="9.92cm" svg:y2="14.473cm">
          <text:p/>
        </draw:line>
        <draw:line draw:style-name="gr10" draw:layer="layout" svg:x1="9.919cm" svg:y1="14.473cm" svg:x2="9.919cm" svg:y2="14.33cm">
          <text:p/>
        </draw:line>
        <draw:line draw:style-name="gr10" draw:layer="layout" svg:x1="9.919cm" svg:y1="14.331cm" svg:x2="9.927cm" svg:y2="14.133cm">
          <text:p/>
        </draw:line>
        <draw:line draw:style-name="gr10" draw:layer="layout" svg:x1="9.926cm" svg:y1="14.134cm" svg:x2="9.935cm" svg:y2="13.99cm">
          <text:p/>
        </draw:line>
        <draw:line draw:style-name="gr10" draw:layer="layout" svg:x1="9.933cm" svg:y1="13.99cm" svg:x2="9.933cm" svg:y2="13.793cm">
          <text:p/>
        </draw:line>
        <draw:line draw:style-name="gr10" draw:layer="layout" svg:x1="9.933cm" svg:y1="13.794cm" svg:x2="9.94cm" svg:y2="13.725cm">
          <text:p/>
        </draw:line>
        <draw:line draw:style-name="gr10" draw:layer="layout" svg:x1="9.939cm" svg:y1="13.725cm" svg:x2="9.939cm" svg:y2="13.521cm">
          <text:p/>
        </draw:line>
        <draw:line draw:style-name="gr10" draw:layer="layout" svg:x1="9.939cm" svg:y1="13.522cm" svg:x2="9.947cm" svg:y2="13.446cm">
          <text:p/>
        </draw:line>
        <draw:line draw:style-name="gr10" draw:layer="layout" svg:x1="9.946cm" svg:y1="13.446cm" svg:x2="9.953cm" svg:y2="13.446cm">
          <text:p/>
        </draw:line>
        <draw:line draw:style-name="gr10" draw:layer="layout" svg:x1="9.953cm" svg:y1="13.446cm" svg:x2="9.953cm" svg:y2="13.466cm">
          <text:p/>
        </draw:line>
        <draw:line draw:style-name="gr10" draw:layer="layout" svg:x1="9.953cm" svg:y1="13.466cm" svg:x2="9.961cm" svg:y2="13.481cm">
          <text:p/>
        </draw:line>
        <draw:line draw:style-name="gr10" draw:layer="layout" svg:x1="9.96cm" svg:y1="13.48cm" svg:x2="9.968cm" svg:y2="13.495cm">
          <text:p/>
        </draw:line>
        <draw:line draw:style-name="gr10" draw:layer="layout" svg:x1="9.967cm" svg:y1="13.494cm" svg:x2="9.967cm" svg:y2="13.446cm">
          <text:p/>
        </draw:line>
        <draw:line draw:style-name="gr10" draw:layer="layout" svg:x1="9.967cm" svg:y1="13.447cm" svg:x2="9.975cm" svg:y2="13.432cm">
          <text:p/>
        </draw:line>
        <draw:line draw:style-name="gr10" draw:layer="layout" svg:x1="9.974cm" svg:y1="13.432cm" svg:x2="9.974cm" svg:y2="13.541cm">
          <text:p/>
        </draw:line>
        <draw:line draw:style-name="gr10" draw:layer="layout" svg:x1="9.974cm" svg:y1="13.541cm" svg:x2="9.98cm" svg:y2="13.541cm">
          <text:p/>
        </draw:line>
        <draw:line draw:style-name="gr10" draw:layer="layout" svg:x1="9.98cm" svg:y1="13.541cm" svg:x2="9.989cm" svg:y2="13.569cm">
          <text:p/>
        </draw:line>
        <draw:line draw:style-name="gr10" draw:layer="layout" svg:x1="9.987cm" svg:y1="13.568cm" svg:x2="9.987cm" svg:y2="13.623cm">
          <text:p/>
        </draw:line>
        <draw:line draw:style-name="gr10" draw:layer="layout" svg:x1="9.987cm" svg:y1="13.624cm" svg:x2="9.995cm" svg:y2="13.589cm">
          <text:p/>
        </draw:line>
        <draw:line draw:style-name="gr10" draw:layer="layout" svg:x1="9.994cm" svg:y1="13.589cm" svg:x2="10.002cm" svg:y2="13.678cm">
          <text:p/>
        </draw:line>
        <draw:line draw:style-name="gr10" draw:layer="layout" svg:x1="10.001cm" svg:y1="13.677cm" svg:x2="10.001cm" svg:y2="13.745cm">
          <text:p/>
        </draw:line>
        <draw:line draw:style-name="gr10" draw:layer="layout" svg:x1="10.001cm" svg:y1="13.745cm" svg:x2="10.009cm" svg:y2="13.78cm">
          <text:p/>
        </draw:line>
        <draw:line draw:style-name="gr10" draw:layer="layout" svg:x1="10.008cm" svg:y1="13.779cm" svg:x2="10.008cm" svg:y2="13.854cm">
          <text:p/>
        </draw:line>
        <draw:line draw:style-name="gr10" draw:layer="layout" svg:x1="10.008cm" svg:y1="13.854cm" svg:x2="10.015cm" svg:y2="13.937cm">
          <text:p/>
        </draw:line>
        <draw:line draw:style-name="gr10" draw:layer="layout" svg:x1="10.014cm" svg:y1="13.936cm" svg:x2="10.022cm" svg:y2="14.066cm">
          <text:p/>
        </draw:line>
        <draw:line draw:style-name="gr10" draw:layer="layout" svg:x1="10.021cm" svg:y1="14.065cm" svg:x2="10.021cm" svg:y2="14.167cm">
          <text:p/>
        </draw:line>
        <draw:line draw:style-name="gr10" draw:layer="layout" svg:x1="10.021cm" svg:y1="14.167cm" svg:x2="10.029cm" svg:y2="14.311cm">
          <text:p/>
        </draw:line>
        <draw:line draw:style-name="gr10" draw:layer="layout" svg:x1="10.028cm" svg:y1="14.31cm" svg:x2="10.037cm" svg:y2="14.324cm">
          <text:p/>
        </draw:line>
        <draw:line draw:style-name="gr10" draw:layer="layout" svg:x1="10.035cm" svg:y1="14.323cm" svg:x2="10.035cm" svg:y2="14.378cm">
          <text:p/>
        </draw:line>
        <draw:line draw:style-name="gr10" draw:layer="layout" svg:x1="10.035cm" svg:y1="14.379cm" svg:x2="10.043cm" svg:y2="14.344cm">
          <text:p/>
        </draw:line>
        <draw:line draw:style-name="gr10" draw:layer="layout" svg:x1="10.042cm" svg:y1="14.344cm" svg:x2="10.042cm" svg:y2="14.398cm">
          <text:p/>
        </draw:line>
        <draw:line draw:style-name="gr10" draw:layer="layout" svg:x1="10.042cm" svg:y1="14.399cm" svg:x2="10.049cm" svg:y2="14.269cm">
          <text:p/>
        </draw:line>
        <draw:line draw:style-name="gr10" draw:layer="layout" svg:x1="10.048cm" svg:y1="14.27cm" svg:x2="10.056cm" svg:y2="14.051cm">
          <text:p/>
        </draw:line>
        <draw:line draw:style-name="gr10" draw:layer="layout" svg:x1="10.055cm" svg:y1="14.051cm" svg:x2="10.055cm" svg:y2="13.997cm">
          <text:p/>
        </draw:line>
        <draw:line draw:style-name="gr10" draw:layer="layout" svg:x1="10.055cm" svg:y1="13.998cm" svg:x2="10.063cm" svg:y2="13.847cm">
          <text:p/>
        </draw:line>
        <draw:line draw:style-name="gr10" draw:layer="layout" svg:x1="10.062cm" svg:y1="13.848cm" svg:x2="10.07cm" svg:y2="13.772cm">
          <text:p/>
        </draw:line>
        <draw:line draw:style-name="gr10" draw:layer="layout" svg:x1="10.069cm" svg:y1="13.772cm" svg:x2="10.069cm" svg:y2="13.643cm">
          <text:p/>
        </draw:line>
        <draw:line draw:style-name="gr10" draw:layer="layout" svg:x1="10.069cm" svg:y1="13.643cm" svg:x2="10.077cm" svg:y2="13.712cm">
          <text:p/>
        </draw:line>
        <draw:line draw:style-name="gr10" draw:layer="layout" svg:x1="10.076cm" svg:y1="13.711cm" svg:x2="10.076cm" svg:y2="13.657cm">
          <text:p/>
        </draw:line>
        <draw:line draw:style-name="gr10" draw:layer="layout" svg:x1="10.076cm" svg:y1="13.657cm" svg:x2="10.085cm" svg:y2="13.671cm">
          <text:p/>
        </draw:line>
        <draw:line draw:style-name="gr10" draw:layer="layout" svg:x1="10.083cm" svg:y1="13.67cm" svg:x2="10.09cm" svg:y2="13.733cm">
          <text:p/>
        </draw:line>
        <draw:line draw:style-name="gr10" draw:layer="layout" svg:x1="10.089cm" svg:y1="13.732cm" svg:x2="10.089cm" svg:y2="13.834cm">
          <text:p/>
        </draw:line>
        <draw:line draw:style-name="gr10" draw:layer="layout" svg:x1="10.089cm" svg:y1="13.834cm" svg:x2="10.097cm" svg:y2="13.977cm">
          <text:p/>
        </draw:line>
        <draw:line draw:style-name="gr10" draw:layer="layout" svg:x1="10.096cm" svg:y1="13.976cm" svg:x2="10.104cm" svg:y2="14.045cm">
          <text:p/>
        </draw:line>
        <draw:line draw:style-name="gr10" draw:layer="layout" svg:x1="10.103cm" svg:y1="14.044cm" svg:x2="10.103cm" svg:y2="14.174cm">
          <text:p/>
        </draw:line>
        <draw:line draw:style-name="gr10" draw:layer="layout" svg:x1="10.103cm" svg:y1="14.174cm" svg:x2="10.111cm" svg:y2="14.283cm">
          <text:p/>
        </draw:line>
        <draw:line draw:style-name="gr10" draw:layer="layout" svg:x1="10.11cm" svg:y1="14.282cm" svg:x2="10.11cm" svg:y2="14.371cm">
          <text:p/>
        </draw:line>
        <draw:line draw:style-name="gr10" draw:layer="layout" svg:x1="10.11cm" svg:y1="14.371cm" svg:x2="10.118cm" svg:y2="14.392cm">
          <text:p/>
        </draw:line>
        <draw:line draw:style-name="gr10" draw:layer="layout" svg:x1="10.117cm" svg:y1="14.392cm" svg:x2="10.124cm" svg:y2="14.337cm">
          <text:p/>
        </draw:line>
        <draw:line draw:style-name="gr10" draw:layer="layout" svg:x1="10.123cm" svg:y1="14.337cm" svg:x2="10.123cm" svg:y2="14.31cm">
          <text:p/>
        </draw:line>
        <draw:line draw:style-name="gr10" draw:layer="layout" svg:x1="10.123cm" svg:y1="14.311cm" svg:x2="10.131cm" svg:y2="14.18cm">
          <text:p/>
        </draw:line>
        <draw:line draw:style-name="gr10" draw:layer="layout" svg:x1="10.13cm" svg:y1="14.181cm" svg:x2="10.139cm" svg:y2="14.065cm">
          <text:p/>
        </draw:line>
        <draw:line draw:style-name="gr10" draw:layer="layout" svg:x1="10.137cm" svg:y1="14.066cm" svg:x2="10.145cm" svg:y2="14.01cm">
          <text:p/>
        </draw:line>
        <draw:line draw:style-name="gr10" draw:layer="layout" svg:x1="10.144cm" svg:y1="14.01cm" svg:x2="10.144cm" svg:y2="14.017cm">
          <text:p/>
        </draw:line>
        <draw:line draw:style-name="gr10" draw:layer="layout" svg:x1="10.144cm" svg:y1="14.018cm" svg:x2="10.152cm" svg:y2="13.997cm">
          <text:p/>
        </draw:line>
        <draw:line draw:style-name="gr10" draw:layer="layout" svg:x1="10.151cm" svg:y1="13.997cm" svg:x2="10.159cm" svg:y2="14.086cm">
          <text:p/>
        </draw:line>
        <draw:line draw:style-name="gr10" draw:layer="layout" svg:x1="10.158cm" svg:y1="14.085cm" svg:x2="10.158cm" svg:y2="14.133cm">
          <text:p/>
        </draw:line>
        <draw:line draw:style-name="gr10" draw:layer="layout" svg:x1="10.158cm" svg:y1="14.133cm" svg:x2="10.165cm" svg:y2="14.222cm">
          <text:p/>
        </draw:line>
        <draw:line draw:style-name="gr10" draw:layer="layout" svg:x1="10.164cm" svg:y1="14.221cm" svg:x2="10.172cm" svg:y2="14.277cm">
          <text:p/>
        </draw:line>
        <draw:line draw:style-name="gr10" draw:layer="layout" svg:x1="10.171cm" svg:y1="14.276cm" svg:x2="10.171cm" svg:y2="14.344cm">
          <text:p/>
        </draw:line>
        <draw:line draw:style-name="gr10" draw:layer="layout" svg:x1="10.171cm" svg:y1="14.344cm" svg:x2="10.179cm" svg:y2="14.419cm">
          <text:p/>
        </draw:line>
        <draw:line draw:style-name="gr10" draw:layer="layout" svg:x1="10.178cm" svg:y1="14.418cm" svg:x2="10.178cm" svg:y2="14.378cm">
          <text:p/>
        </draw:line>
        <draw:line draw:style-name="gr10" draw:layer="layout" svg:x1="10.178cm" svg:y1="14.379cm" svg:x2="10.187cm" svg:y2="14.31cm">
          <text:p/>
        </draw:line>
        <draw:line draw:style-name="gr10" draw:layer="layout" svg:x1="10.185cm" svg:y1="14.31cm" svg:x2="10.193cm" svg:y2="14.385cm">
          <text:p/>
        </draw:line>
        <draw:line draw:style-name="gr10" draw:layer="layout" svg:x1="10.192cm" svg:y1="14.384cm" svg:x2="10.192cm" svg:y2="14.432cm">
          <text:p/>
        </draw:line>
        <draw:line draw:style-name="gr10" draw:layer="layout" svg:x1="10.192cm" svg:y1="14.433cm" svg:x2="10.199cm" svg:y2="14.391cm">
          <text:p/>
        </draw:line>
        <draw:line draw:style-name="gr10" draw:layer="layout" svg:x1="10.198cm" svg:y1="14.391cm" svg:x2="10.206cm" svg:y2="14.426cm">
          <text:p/>
        </draw:line>
        <draw:line draw:style-name="gr10" draw:layer="layout" svg:x1="10.205cm" svg:y1="14.425cm" svg:x2="10.205cm" svg:y2="14.418cm">
          <text:p/>
        </draw:line>
        <draw:line draw:style-name="gr10" draw:layer="layout" svg:x1="10.205cm" svg:y1="14.418cm" svg:x2="10.213cm" svg:y2="14.467cm">
          <text:p/>
        </draw:line>
        <draw:line draw:style-name="gr10" draw:layer="layout" svg:x1="10.212cm" svg:y1="14.466cm" svg:x2="10.212cm" svg:y2="14.568cm">
          <text:p/>
        </draw:line>
        <draw:line draw:style-name="gr10" draw:layer="layout" svg:x1="10.212cm" svg:y1="14.568cm" svg:x2="10.22cm" svg:y2="14.576cm">
          <text:p/>
        </draw:line>
        <draw:line draw:style-name="gr10" draw:layer="layout" svg:x1="10.219cm" svg:y1="14.575cm" svg:x2="10.227cm" svg:y2="14.603cm">
          <text:p/>
        </draw:line>
        <draw:line draw:style-name="gr10" draw:layer="layout" svg:x1="10.226cm" svg:y1="14.602cm" svg:x2="10.226cm" svg:y2="14.527cm">
          <text:p/>
        </draw:line>
        <draw:line draw:style-name="gr10" draw:layer="layout" svg:x1="10.226cm" svg:y1="14.528cm" svg:x2="10.233cm" svg:y2="14.466cm">
          <text:p/>
        </draw:line>
        <draw:line draw:style-name="gr10" draw:layer="layout" svg:x1="10.232cm" svg:y1="14.467cm" svg:x2="10.241cm" svg:y2="14.425cm">
          <text:p/>
        </draw:line>
        <draw:line draw:style-name="gr10" draw:layer="layout" svg:x1="10.239cm" svg:y1="14.425cm" svg:x2="10.239cm" svg:y2="14.378cm">
          <text:p/>
        </draw:line>
        <draw:line draw:style-name="gr10" draw:layer="layout" svg:x1="10.239cm" svg:y1="14.379cm" svg:x2="10.247cm" svg:y2="14.208cm">
          <text:p/>
        </draw:line>
        <draw:line draw:style-name="gr10" draw:layer="layout" svg:x1="10.246cm" svg:y1="14.208cm" svg:x2="10.246cm" svg:y2="14.167cm">
          <text:p/>
        </draw:line>
        <draw:line draw:style-name="gr10" draw:layer="layout" svg:x1="10.246cm" svg:y1="14.168cm" svg:x2="10.254cm" svg:y2="14.065cm">
          <text:p/>
        </draw:line>
        <draw:line draw:style-name="gr10" draw:layer="layout" svg:x1="10.253cm" svg:y1="14.066cm" svg:x2="10.261cm" svg:y2="14.004cm">
          <text:p/>
        </draw:line>
        <draw:line draw:style-name="gr10" draw:layer="layout" svg:x1="10.26cm" svg:y1="14.004cm" svg:x2="10.26cm" svg:y2="13.942cm">
          <text:p/>
        </draw:line>
        <draw:line draw:style-name="gr10" draw:layer="layout" svg:x1="10.26cm" svg:y1="13.943cm" svg:x2="10.268cm" svg:y2="13.874cm">
          <text:p/>
        </draw:line>
        <draw:line draw:style-name="gr10" draw:layer="layout" svg:x1="10.267cm" svg:y1="13.874cm" svg:x2="10.274cm" svg:y2="13.916cm">
          <text:p/>
        </draw:line>
        <draw:line draw:style-name="gr10" draw:layer="layout" svg:x1="10.273cm" svg:y1="13.915cm" svg:x2="10.273cm" svg:y2="13.936cm">
          <text:p/>
        </draw:line>
        <draw:line draw:style-name="gr10" draw:layer="layout" svg:x1="10.273cm" svg:y1="13.938cm" svg:x2="10.281cm" svg:y2="13.888cm">
          <text:p/>
        </draw:line>
        <draw:line draw:style-name="gr10" draw:layer="layout" svg:x1="10.28cm" svg:y1="13.888cm" svg:x2="10.28cm" svg:y2="13.956cm">
          <text:p/>
        </draw:line>
        <draw:line draw:style-name="gr10" draw:layer="layout" svg:x1="10.28cm" svg:y1="13.957cm" svg:x2="10.289cm" svg:y2="13.888cm">
          <text:p/>
        </draw:line>
        <draw:line draw:style-name="gr10" draw:layer="layout" svg:x1="10.287cm" svg:y1="13.888cm" svg:x2="10.295cm" svg:y2="13.896cm">
          <text:p/>
        </draw:line>
        <draw:line draw:style-name="gr10" draw:layer="layout" svg:x1="10.294cm" svg:y1="13.895cm" svg:x2="10.301cm" svg:y2="13.895cm">
          <text:p/>
        </draw:line>
        <draw:line draw:style-name="gr10" draw:layer="layout" svg:x1="10.301cm" svg:y1="13.895cm" svg:x2="10.301cm" svg:y2="13.997cm">
          <text:p/>
        </draw:line>
        <draw:line draw:style-name="gr10" draw:layer="layout" svg:x1="10.301cm" svg:y1="13.997cm" svg:x2="10.308cm" svg:y2="14.011cm">
          <text:p/>
        </draw:line>
        <draw:line draw:style-name="gr10" draw:layer="layout" svg:x1="10.307cm" svg:y1="14.011cm" svg:x2="10.315cm" svg:y2="13.983cm">
          <text:p/>
        </draw:line>
        <draw:line draw:style-name="gr10" draw:layer="layout" svg:x1="10.314cm" svg:y1="13.983cm" svg:x2="10.314cm" svg:y2="14.078cm">
          <text:p/>
        </draw:line>
        <draw:line draw:style-name="gr10" draw:layer="layout" svg:x1="10.314cm" svg:y1="14.078cm" svg:x2="10.322cm" svg:y2="14.127cm">
          <text:p/>
        </draw:line>
        <draw:line draw:style-name="gr10" draw:layer="layout" svg:x1="10.321cm" svg:y1="14.126cm" svg:x2="10.329cm" svg:y2="14.27cm">
          <text:p/>
        </draw:line>
        <draw:line draw:style-name="gr10" draw:layer="layout" svg:x1="10.328cm" svg:y1="14.269cm" svg:x2="10.328cm" svg:y2="14.255cm">
          <text:p/>
        </draw:line>
        <draw:line draw:style-name="gr10" draw:layer="layout" svg:x1="10.328cm" svg:y1="14.255cm" svg:x2="10.337cm" svg:y2="14.338cm">
          <text:p/>
        </draw:line>
        <draw:line draw:style-name="gr10" draw:layer="layout" svg:x1="10.335cm" svg:y1="14.337cm" svg:x2="10.335cm" svg:y2="14.323cm">
          <text:p/>
        </draw:line>
        <draw:line draw:style-name="gr10" draw:layer="layout" svg:x1="10.335cm" svg:y1="14.324cm" svg:x2="10.342cm" svg:y2="14.316cm">
          <text:p/>
        </draw:line>
        <draw:line draw:style-name="gr10" draw:layer="layout" svg:x1="10.341cm" svg:y1="14.317cm" svg:x2="10.349cm" svg:y2="14.289cm">
          <text:p/>
        </draw:line>
        <draw:line draw:style-name="gr10" draw:layer="layout" svg:x1="10.348cm" svg:y1="14.289cm" svg:x2="10.348cm" svg:y2="14.276cm">
          <text:p/>
        </draw:line>
        <draw:line draw:style-name="gr10" draw:layer="layout" svg:x1="10.348cm" svg:y1="14.277cm" svg:x2="10.356cm" svg:y2="14.194cm">
          <text:p/>
        </draw:line>
        <draw:line draw:style-name="gr10" draw:layer="layout" svg:x1="10.355cm" svg:y1="14.195cm" svg:x2="10.363cm" svg:y2="14.14cm">
          <text:p/>
        </draw:line>
        <draw:line draw:style-name="gr10" draw:layer="layout" svg:x1="10.362cm" svg:y1="14.14cm" svg:x2="10.362cm" svg:y2="14.051cm">
          <text:p/>
        </draw:line>
        <draw:line draw:style-name="gr10" draw:layer="layout" svg:x1="10.362cm" svg:y1="14.052cm" svg:x2="10.37cm" svg:y2="13.97cm">
          <text:p/>
        </draw:line>
        <draw:line draw:style-name="gr10" draw:layer="layout" svg:x1="10.369cm" svg:y1="13.97cm" svg:x2="10.369cm" svg:y2="13.963cm">
          <text:p/>
        </draw:line>
        <draw:line draw:style-name="gr10" draw:layer="layout" svg:x1="10.369cm" svg:y1="13.963cm" svg:x2="10.377cm" svg:y2="13.984cm">
          <text:p/>
        </draw:line>
        <draw:line draw:style-name="gr10" draw:layer="layout" svg:x1="10.376cm" svg:y1="13.984cm" svg:x2="10.383cm" svg:y2="13.936cm">
          <text:p/>
        </draw:line>
        <draw:line draw:style-name="gr10" draw:layer="layout" svg:x1="10.382cm" svg:y1="13.936cm" svg:x2="10.382cm" svg:y2="13.922cm">
          <text:p/>
        </draw:line>
        <draw:line draw:style-name="gr10" draw:layer="layout" svg:x1="10.382cm" svg:y1="13.923cm" svg:x2="10.391cm" svg:y2="13.861cm">
          <text:p/>
        </draw:line>
        <draw:line draw:style-name="gr10" draw:layer="layout" svg:x1="10.389cm" svg:y1="13.861cm" svg:x2="10.397cm" svg:y2="13.923cm">
          <text:p/>
        </draw:line>
        <draw:line draw:style-name="gr10" draw:layer="layout" svg:x1="10.396cm" svg:y1="13.922cm" svg:x2="10.396cm" svg:y2="13.942cm">
          <text:p/>
        </draw:line>
        <draw:line draw:style-name="gr10" draw:layer="layout" svg:x1="10.396cm" svg:y1="13.942cm" svg:x2="10.404cm" svg:y2="14.032cm">
          <text:p/>
        </draw:line>
        <draw:line draw:style-name="gr10" draw:layer="layout" svg:x1="10.403cm" svg:y1="14.031cm" svg:x2="10.403cm" svg:y2="14.024cm">
          <text:p/>
        </draw:line>
        <draw:line draw:style-name="gr10" draw:layer="layout" svg:x1="10.403cm" svg:y1="14.024cm" svg:x2="10.411cm" svg:y2="14.1cm">
          <text:p/>
        </draw:line>
        <draw:line draw:style-name="gr10" draw:layer="layout" svg:x1="10.41cm" svg:y1="14.099cm" svg:x2="10.417cm" svg:y2="14.113cm">
          <text:p/>
        </draw:line>
        <draw:line draw:style-name="gr10" draw:layer="layout" svg:x1="10.416cm" svg:y1="14.112cm" svg:x2="10.416cm" svg:y2="14.248cm">
          <text:p/>
        </draw:line>
        <draw:line draw:style-name="gr10" draw:layer="layout" svg:x1="10.416cm" svg:y1="14.248cm" svg:x2="10.424cm" svg:y2="14.338cm">
          <text:p/>
        </draw:line>
        <draw:line draw:style-name="gr10" draw:layer="layout" svg:x1="10.423cm" svg:y1="14.339cm" svg:x2="10.431cm" svg:y2="14.33cm">
          <text:p/>
        </draw:line>
        <draw:line draw:style-name="gr10" draw:layer="layout" svg:x1="10.43cm" svg:y1="14.33cm" svg:x2="10.43cm" svg:y2="14.5cm">
          <text:p/>
        </draw:line>
        <draw:line draw:style-name="gr10" draw:layer="layout" svg:x1="10.43cm" svg:y1="14.5cm" svg:x2="10.439cm" svg:y2="14.543cm">
          <text:p/>
        </draw:line>
        <draw:line draw:style-name="gr10" draw:layer="layout" svg:x1="10.437cm" svg:y1="14.541cm" svg:x2="10.437cm" svg:y2="14.67cm">
          <text:p/>
        </draw:line>
        <draw:line draw:style-name="gr10" draw:layer="layout" svg:x1="10.437cm" svg:y1="14.67cm" svg:x2="10.445cm" svg:y2="14.718cm">
          <text:p/>
        </draw:line>
        <draw:line draw:style-name="gr10" draw:layer="layout" svg:x1="10.444cm" svg:y1="14.717cm" svg:x2="10.452cm" svg:y2="14.814cm">
          <text:p/>
        </draw:line>
        <draw:line draw:style-name="gr10" draw:layer="layout" svg:x1="10.451cm" svg:y1="14.813cm" svg:x2="10.451cm" svg:y2="14.765cm">
          <text:p/>
        </draw:line>
        <draw:line draw:style-name="gr10" draw:layer="layout" svg:x1="10.451cm" svg:y1="14.765cm" svg:x2="10.458cm" svg:y2="14.8cm">
          <text:p/>
        </draw:line>
        <draw:line draw:style-name="gr10" draw:layer="layout" svg:x1="10.457cm" svg:y1="14.799cm" svg:x2="10.465cm" svg:y2="14.861cm">
          <text:p/>
        </draw:line>
        <draw:line draw:style-name="gr10" draw:layer="layout" svg:x1="10.464cm" svg:y1="14.86cm" svg:x2="10.464cm" svg:y2="14.847cm">
          <text:p/>
        </draw:line>
        <draw:line draw:style-name="gr10" draw:layer="layout" svg:x1="10.464cm" svg:y1="14.847cm" svg:x2="10.472cm" svg:y2="14.936cm">
          <text:p/>
        </draw:line>
        <draw:line draw:style-name="gr10" draw:layer="layout" svg:x1="10.471cm" svg:y1="14.935cm" svg:x2="10.471cm" svg:y2="15.03cm">
          <text:p/>
        </draw:line>
        <draw:line draw:style-name="gr10" draw:layer="layout" svg:x1="10.471cm" svg:y1="15.03cm" svg:x2="10.479cm" svg:y2="15.154cm">
          <text:p/>
        </draw:line>
        <draw:line draw:style-name="gr10" draw:layer="layout" svg:x1="10.478cm" svg:y1="15.153cm" svg:x2="10.487cm" svg:y2="15.228cm">
          <text:p/>
        </draw:line>
        <draw:line draw:style-name="gr10" draw:layer="layout" svg:x1="10.485cm" svg:y1="15.227cm" svg:x2="10.485cm" svg:y2="15.37cm">
          <text:p/>
        </draw:line>
        <draw:line draw:style-name="gr10" draw:layer="layout" svg:x1="10.485cm" svg:y1="15.37cm" svg:x2="10.492cm" svg:y2="15.493cm">
          <text:p/>
        </draw:line>
        <draw:line draw:style-name="gr10" draw:layer="layout" svg:x1="10.491cm" svg:y1="15.492cm" svg:x2="10.499cm" svg:y2="15.636cm">
          <text:p/>
        </draw:line>
        <draw:line draw:style-name="gr10" draw:layer="layout" svg:x1="10.498cm" svg:y1="15.635cm" svg:x2="10.498cm" svg:y2="15.778cm">
          <text:p/>
        </draw:line>
        <draw:line draw:style-name="gr10" draw:layer="layout" svg:x1="10.498cm" svg:y1="15.778cm" svg:x2="10.506cm" svg:y2="15.881cm">
          <text:p/>
        </draw:line>
        <draw:line draw:style-name="gr10" draw:layer="layout" svg:x1="10.505cm" svg:y1="15.88cm" svg:x2="10.505cm" svg:y2="16.009cm">
          <text:p/>
        </draw:line>
        <draw:line draw:style-name="gr10" draw:layer="layout" svg:x1="10.505cm" svg:y1="16.009cm" svg:x2="10.513cm" svg:y2="16.112cm">
          <text:p/>
        </draw:line>
        <draw:line draw:style-name="gr10" draw:layer="layout" svg:x1="10.512cm" svg:y1="16.111cm" svg:x2="10.52cm" svg:y2="16.201cm">
          <text:p/>
        </draw:line>
        <draw:line draw:style-name="gr10" draw:layer="layout" svg:x1="10.519cm" svg:y1="16.2cm" svg:x2="10.519cm" svg:y2="16.288cm">
          <text:p/>
        </draw:line>
        <draw:line draw:style-name="gr10" draw:layer="layout" svg:x1="10.519cm" svg:y1="16.288cm" svg:x2="10.526cm" svg:y2="16.323cm">
          <text:p/>
        </draw:line>
        <draw:line draw:style-name="gr10" draw:layer="layout" svg:x1="10.525cm" svg:y1="16.322cm" svg:x2="10.533cm" svg:y2="16.343cm">
          <text:p/>
        </draw:line>
        <draw:line draw:style-name="gr10" draw:layer="layout" svg:x1="10.532cm" svg:y1="16.342cm" svg:x2="10.532cm" svg:y2="16.363cm">
          <text:p/>
        </draw:line>
        <draw:line draw:style-name="gr10" draw:layer="layout" svg:x1="10.532cm" svg:y1="16.364cm" svg:x2="10.541cm" svg:y2="16.302cm">
          <text:p/>
        </draw:line>
        <draw:line draw:style-name="gr10" draw:layer="layout" svg:x1="10.539cm" svg:y1="16.302cm" svg:x2="10.539cm" svg:y2="16.268cm">
          <text:p/>
        </draw:line>
        <draw:line draw:style-name="gr10" draw:layer="layout" svg:x1="10.539cm" svg:y1="16.269cm" svg:x2="10.547cm" svg:y2="16.166cm">
          <text:p/>
        </draw:line>
        <draw:line draw:style-name="gr10" draw:layer="layout" svg:x1="10.546cm" svg:y1="16.167cm" svg:x2="10.554cm" svg:y2="16.077cm">
          <text:p/>
        </draw:line>
        <draw:line draw:style-name="gr10" draw:layer="layout" svg:x1="10.553cm" svg:y1="16.077cm" svg:x2="10.553cm" svg:y2="16.002cm">
          <text:p/>
        </draw:line>
        <draw:line draw:style-name="gr10" draw:layer="layout" svg:x1="10.553cm" svg:y1="16.003cm" svg:x2="10.561cm" svg:y2="15.9cm">
          <text:p/>
        </draw:line>
        <draw:line draw:style-name="gr10" draw:layer="layout" svg:x1="10.56cm" svg:y1="15.901cm" svg:x2="10.567cm" svg:y2="15.805cm">
          <text:p/>
        </draw:line>
        <draw:line draw:style-name="gr10" draw:layer="layout" svg:x1="10.566cm" svg:y1="15.805cm" svg:x2="10.566cm" svg:y2="15.717cm">
          <text:p/>
        </draw:line>
        <draw:line draw:style-name="gr10" draw:layer="layout" svg:x1="10.566cm" svg:y1="15.718cm" svg:x2="10.574cm" svg:y2="15.656cm">
          <text:p/>
        </draw:line>
        <draw:line draw:style-name="gr10" draw:layer="layout" svg:x1="10.573cm" svg:y1="15.656cm" svg:x2="10.573cm" svg:y2="15.608cm">
          <text:p/>
        </draw:line>
        <draw:line draw:style-name="gr10" draw:layer="layout" svg:x1="10.573cm" svg:y1="15.609cm" svg:x2="10.581cm" svg:y2="15.588cm">
          <text:p/>
        </draw:line>
        <draw:line draw:style-name="gr10" draw:layer="layout" svg:x1="10.58cm" svg:y1="15.589cm" svg:x2="10.589cm" svg:y2="15.554cm">
          <text:p/>
        </draw:line>
        <draw:line draw:style-name="gr10" draw:layer="layout" svg:x1="10.587cm" svg:y1="15.554cm" svg:x2="10.587cm" svg:y2="15.513cm">
          <text:p/>
        </draw:line>
        <draw:line draw:style-name="gr10" draw:layer="layout" svg:x1="10.587cm" svg:y1="15.514cm" svg:x2="10.595cm" svg:y2="15.438cm">
          <text:p/>
        </draw:line>
        <draw:line draw:style-name="gr10" draw:layer="layout" svg:x1="10.594cm" svg:y1="15.439cm" svg:x2="10.601cm" svg:y2="15.404cm">
          <text:p/>
        </draw:line>
        <draw:line draw:style-name="gr10" draw:layer="layout" svg:x1="10.6cm" svg:y1="15.404cm" svg:x2="10.6cm" svg:y2="15.411cm">
          <text:p/>
        </draw:line>
        <draw:line draw:style-name="gr10" draw:layer="layout" svg:x1="10.6cm" svg:y1="15.412cm" svg:x2="10.608cm" svg:y2="15.357cm">
          <text:p/>
        </draw:line>
        <draw:line draw:style-name="gr10" draw:layer="layout" svg:x1="10.607cm" svg:y1="15.357cm" svg:x2="10.607cm" svg:y2="15.302cm">
          <text:p/>
        </draw:line>
        <draw:line draw:style-name="gr10" draw:layer="layout" svg:x1="10.607cm" svg:y1="15.303cm" svg:x2="10.615cm" svg:y2="15.261cm">
          <text:p/>
        </draw:line>
        <draw:line draw:style-name="gr10" draw:layer="layout" svg:x1="10.614cm" svg:y1="15.262cm" svg:x2="10.622cm" svg:y2="15.248cm">
          <text:p/>
        </draw:line>
        <draw:line draw:style-name="gr10" draw:layer="layout" svg:x1="10.621cm" svg:y1="15.248cm" svg:x2="10.621cm" svg:y2="15.193cm">
          <text:p/>
        </draw:line>
        <draw:line draw:style-name="gr10" draw:layer="layout" svg:x1="10.621cm" svg:y1="15.194cm" svg:x2="10.629cm" svg:y2="15.125cm">
          <text:p/>
        </draw:line>
        <draw:line draw:style-name="gr10" draw:layer="layout" svg:x1="10.628cm" svg:y1="15.126cm" svg:x2="10.635cm" svg:y2="15.105cm">
          <text:p/>
        </draw:line>
        <draw:line draw:style-name="gr10" draw:layer="layout" svg:x1="10.634cm" svg:y1="15.105cm" svg:x2="10.634cm" svg:y2="15.091cm">
          <text:p/>
        </draw:line>
        <draw:line draw:style-name="gr10" draw:layer="layout" svg:x1="10.634cm" svg:y1="15.092cm" svg:x2="10.643cm" svg:y2="15.085cm">
          <text:p/>
        </draw:line>
        <draw:line draw:style-name="gr10" draw:layer="layout" svg:x1="10.641cm" svg:y1="15.085cm" svg:x2="10.641cm" svg:y2="15.037cm">
          <text:p/>
        </draw:line>
        <draw:line draw:style-name="gr10" draw:layer="layout" svg:x1="10.641cm" svg:y1="15.037cm" svg:x2="10.648cm" svg:y2="15.037cm">
          <text:p/>
        </draw:line>
        <draw:line draw:style-name="gr10" draw:layer="layout" svg:x1="10.648cm" svg:y1="15.037cm" svg:x2="10.655cm" svg:y2="15.037cm">
          <text:p/>
        </draw:line>
        <draw:line draw:style-name="gr10" draw:layer="layout" svg:x1="10.655cm" svg:y1="15.037cm" svg:x2="10.655cm" svg:y2="15.071cm">
          <text:p/>
        </draw:line>
        <draw:line draw:style-name="gr10" draw:layer="layout" svg:x1="10.655cm" svg:y1="15.071cm" svg:x2="10.663cm" svg:y2="15.154cm">
          <text:p/>
        </draw:line>
        <draw:line draw:style-name="gr10" draw:layer="layout" svg:x1="10.662cm" svg:y1="15.154cm" svg:x2="10.67cm" svg:y2="15.139cm">
          <text:p/>
        </draw:line>
        <draw:line draw:style-name="gr10" draw:layer="layout" svg:x1="10.669cm" svg:y1="15.139cm" svg:x2="10.669cm" svg:y2="15.125cm">
          <text:p/>
        </draw:line>
        <draw:line draw:style-name="gr10" draw:layer="layout" svg:x1="10.669cm" svg:y1="15.125cm" svg:x2="10.676cm" svg:y2="15.147cm">
          <text:p/>
        </draw:line>
        <draw:line draw:style-name="gr10" draw:layer="layout" svg:x1="10.675cm" svg:y1="15.146cm" svg:x2="10.675cm" svg:y2="15.132cm">
          <text:p/>
        </draw:line>
        <draw:line draw:style-name="gr10" draw:layer="layout" svg:x1="10.675cm" svg:y1="15.132cm" svg:x2="10.683cm" svg:y2="15.188cm">
          <text:p/>
        </draw:line>
        <draw:line draw:style-name="gr10" draw:layer="layout" svg:x1="10.682cm" svg:y1="15.187cm" svg:x2="10.691cm" svg:y2="15.249cm">
          <text:p/>
        </draw:line>
        <draw:line draw:style-name="gr10" draw:layer="layout" svg:x1="10.689cm" svg:y1="15.248cm" svg:x2="10.689cm" svg:y2="15.261cm">
          <text:p/>
        </draw:line>
        <draw:line draw:style-name="gr10" draw:layer="layout" svg:x1="10.689cm" svg:y1="15.261cm" svg:x2="10.697cm" svg:y2="15.317cm">
          <text:p/>
        </draw:line>
        <draw:line draw:style-name="gr10" draw:layer="layout" svg:x1="10.696cm" svg:y1="15.316cm" svg:x2="10.704cm" svg:y2="15.324cm">
          <text:p/>
        </draw:line>
        <draw:line draw:style-name="gr10" draw:layer="layout" svg:x1="10.703cm" svg:y1="15.323cm" svg:x2="10.703cm" svg:y2="15.411cm">
          <text:p/>
        </draw:line>
        <draw:line draw:style-name="gr10" draw:layer="layout" svg:x1="10.703cm" svg:y1="15.411cm" svg:x2="10.71cm" svg:y2="15.493cm">
          <text:p/>
        </draw:line>
        <draw:line draw:style-name="gr10" draw:layer="layout" svg:x1="10.709cm" svg:y1="15.492cm" svg:x2="10.709cm" svg:y2="15.601cm">
          <text:p/>
        </draw:line>
        <draw:line draw:style-name="gr10" draw:layer="layout" svg:x1="10.709cm" svg:y1="15.601cm" svg:x2="10.717cm" svg:y2="15.677cm">
          <text:p/>
        </draw:line>
        <draw:line draw:style-name="gr10" draw:layer="layout" svg:x1="10.716cm" svg:y1="15.676cm" svg:x2="10.724cm" svg:y2="15.779cm">
          <text:p/>
        </draw:line>
        <draw:line draw:style-name="gr10" draw:layer="layout" svg:x1="10.723cm" svg:y1="15.778cm" svg:x2="10.723cm" svg:y2="15.86cm">
          <text:p/>
        </draw:line>
        <draw:line draw:style-name="gr10" draw:layer="layout" svg:x1="10.723cm" svg:y1="15.86cm" svg:x2="10.731cm" svg:y2="15.929cm">
          <text:p/>
        </draw:line>
        <draw:line draw:style-name="gr10" draw:layer="layout" svg:x1="10.73cm" svg:y1="15.928cm" svg:x2="10.739cm" svg:y2="16.024cm">
          <text:p/>
        </draw:line>
        <draw:line draw:style-name="gr10" draw:layer="layout" svg:x1="10.737cm" svg:y1="16.023cm" svg:x2="10.737cm" svg:y2="16.091cm">
          <text:p/>
        </draw:line>
        <draw:line draw:style-name="gr10" draw:layer="layout" svg:x1="10.737cm" svg:y1="16.091cm" svg:x2="10.744cm" svg:y2="16.18cm">
          <text:p/>
        </draw:line>
        <draw:line draw:style-name="gr10" draw:layer="layout" svg:x1="10.743cm" svg:y1="16.179cm" svg:x2="10.743cm" svg:y2="16.261cm">
          <text:p/>
        </draw:line>
        <draw:line draw:style-name="gr10" draw:layer="layout" svg:x1="10.743cm" svg:y1="16.261cm" svg:x2="10.751cm" svg:y2="16.343cm">
          <text:p/>
        </draw:line>
        <draw:line draw:style-name="gr10" draw:layer="layout" svg:x1="10.75cm" svg:y1="16.342cm" svg:x2="10.758cm" svg:y2="16.391cm">
          <text:p/>
        </draw:line>
        <draw:line draw:style-name="gr10" draw:layer="layout" svg:x1="10.757cm" svg:y1="16.39cm" svg:x2="10.757cm" svg:y2="16.444cm">
          <text:p/>
        </draw:line>
        <draw:line draw:style-name="gr10" draw:layer="layout" svg:x1="10.757cm" svg:y1="16.444cm" svg:x2="10.765cm" svg:y2="16.466cm">
          <text:p/>
        </draw:line>
        <draw:line draw:style-name="gr10" draw:layer="layout" svg:x1="10.764cm" svg:y1="16.465cm" svg:x2="10.771cm" svg:y2="16.465cm">
          <text:p/>
        </draw:line>
        <draw:line draw:style-name="gr10" draw:layer="layout" svg:x1="10.771cm" svg:y1="16.465cm" svg:x2="10.771cm" svg:y2="16.458cm">
          <text:p/>
        </draw:line>
        <draw:line draw:style-name="gr10" draw:layer="layout" svg:x1="10.771cm" svg:y1="16.459cm" svg:x2="10.779cm" svg:y2="16.424cm">
          <text:p/>
        </draw:line>
        <draw:line draw:style-name="gr10" draw:layer="layout" svg:x1="10.778cm" svg:y1="16.424cm" svg:x2="10.778cm" svg:y2="16.376cm">
          <text:p/>
        </draw:line>
        <draw:line draw:style-name="gr10" draw:layer="layout" svg:x1="10.778cm" svg:y1="16.377cm" svg:x2="10.785cm" svg:y2="16.329cm">
          <text:p/>
        </draw:line>
        <draw:line draw:style-name="gr10" draw:layer="layout" svg:x1="10.784cm" svg:y1="16.33cm" svg:x2="10.793cm" svg:y2="16.254cm">
          <text:p/>
        </draw:line>
        <draw:line draw:style-name="gr10" draw:layer="layout" svg:x1="10.791cm" svg:y1="16.254cm" svg:x2="10.791cm" svg:y2="16.193cm">
          <text:p/>
        </draw:line>
        <draw:line draw:style-name="gr10" draw:layer="layout" svg:x1="10.791cm" svg:y1="16.194cm" svg:x2="10.799cm" svg:y2="16.118cm">
          <text:p/>
        </draw:line>
        <draw:line draw:style-name="gr10" draw:layer="layout" svg:x1="10.798cm" svg:y1="16.119cm" svg:x2="10.806cm" svg:y2="16.043cm">
          <text:p/>
        </draw:line>
        <draw:line draw:style-name="gr10" draw:layer="layout" svg:x1="10.805cm" svg:y1="16.043cm" svg:x2="10.805cm" svg:y2="15.968cm">
          <text:p/>
        </draw:line>
        <draw:line draw:style-name="gr10" draw:layer="layout" svg:x1="10.805cm" svg:y1="15.969cm" svg:x2="10.813cm" svg:y2="15.9cm">
          <text:p/>
        </draw:line>
        <draw:line draw:style-name="gr10" draw:layer="layout" svg:x1="10.812cm" svg:y1="15.9cm" svg:x2="10.812cm" svg:y2="15.866cm">
          <text:p/>
        </draw:line>
        <draw:line draw:style-name="gr10" draw:layer="layout" svg:x1="10.812cm" svg:y1="15.867cm" svg:x2="10.819cm" svg:y2="15.771cm">
          <text:p/>
        </draw:line>
        <draw:line draw:style-name="gr10" draw:layer="layout" svg:x1="10.818cm" svg:y1="15.772cm" svg:x2="10.826cm" svg:y2="15.717cm">
          <text:p/>
        </draw:line>
        <draw:line draw:style-name="gr10" draw:layer="layout" svg:x1="10.825cm" svg:y1="15.717cm" svg:x2="10.825cm" svg:y2="15.656cm">
          <text:p/>
        </draw:line>
        <draw:line draw:style-name="gr10" draw:layer="layout" svg:x1="10.825cm" svg:y1="15.657cm" svg:x2="10.833cm" svg:y2="15.622cm">
          <text:p/>
        </draw:line>
        <draw:line draw:style-name="gr10" draw:layer="layout" svg:x1="10.832cm" svg:y1="15.622cm" svg:x2="10.839cm" svg:y2="15.622cm">
          <text:p/>
        </draw:line>
        <draw:line draw:style-name="gr10" draw:layer="layout" svg:x1="10.839cm" svg:y1="15.622cm" svg:x2="10.839cm" svg:y2="15.567cm">
          <text:p/>
        </draw:line>
        <draw:line draw:style-name="gr10" draw:layer="layout" svg:x1="10.839cm" svg:y1="15.568cm" svg:x2="10.847cm" svg:y2="15.54cm">
          <text:p/>
        </draw:line>
        <draw:line draw:style-name="gr10" draw:layer="layout" svg:x1="10.846cm" svg:y1="15.54cm" svg:x2="10.846cm" svg:y2="15.52cm">
          <text:p/>
        </draw:line>
        <draw:line draw:style-name="gr10" draw:layer="layout" svg:x1="10.846cm" svg:y1="15.52cm" svg:x2="10.854cm" svg:y2="15.575cm">
          <text:p/>
        </draw:line>
        <draw:line draw:style-name="gr10" draw:layer="layout" svg:x1="10.853cm" svg:y1="15.575cm" svg:x2="10.86cm" svg:y2="15.554cm">
          <text:p/>
        </draw:line>
        <draw:line draw:style-name="gr10" draw:layer="layout" svg:x1="10.859cm" svg:y1="15.554cm" svg:x2="10.859cm" svg:y2="15.608cm">
          <text:p/>
        </draw:line>
        <draw:line draw:style-name="gr10" draw:layer="layout" svg:x1="10.859cm" svg:y1="15.609cm" svg:x2="10.867cm" svg:y2="15.567cm">
          <text:p/>
        </draw:line>
        <draw:line draw:style-name="gr10" draw:layer="layout" svg:x1="10.866cm" svg:y1="15.567cm" svg:x2="10.873cm" svg:y2="15.567cm">
          <text:p/>
        </draw:line>
        <draw:line draw:style-name="gr10" draw:layer="layout" svg:x1="10.873cm" svg:y1="15.567cm" svg:x2="10.881cm" svg:y2="15.595cm">
          <text:p/>
        </draw:line>
        <draw:line draw:style-name="gr10" draw:layer="layout" svg:x1="10.88cm" svg:y1="15.594cm" svg:x2="10.88cm" svg:y2="15.554cm">
          <text:p/>
        </draw:line>
        <draw:line draw:style-name="gr10" draw:layer="layout" svg:x1="10.88cm" svg:y1="15.554cm" svg:x2="10.889cm" svg:y2="15.589cm">
          <text:p/>
        </draw:line>
        <draw:line draw:style-name="gr10" draw:layer="layout" svg:x1="10.887cm" svg:y1="15.589cm" svg:x2="10.894cm" svg:y2="15.574cm">
          <text:p/>
        </draw:line>
        <draw:line draw:style-name="gr10" draw:layer="layout" svg:x1="10.893cm" svg:y1="15.575cm" svg:x2="10.901cm" svg:y2="15.54cm">
          <text:p/>
        </draw:line>
        <draw:line draw:style-name="gr10" draw:layer="layout" svg:x1="10.9cm" svg:y1="15.54cm" svg:x2="10.908cm" svg:y2="15.561cm">
          <text:p/>
        </draw:line>
        <draw:line draw:style-name="gr10" draw:layer="layout" svg:x1="10.907cm" svg:y1="15.56cm" svg:x2="10.907cm" svg:y2="15.554cm">
          <text:p/>
        </draw:line>
        <draw:line draw:style-name="gr10" draw:layer="layout" svg:x1="10.907cm" svg:y1="15.554cm" svg:x2="10.914cm" svg:y2="15.554cm">
          <text:p/>
        </draw:line>
        <draw:line draw:style-name="gr10" draw:layer="layout" svg:x1="10.914cm" svg:y1="15.554cm" svg:x2="10.914cm" svg:y2="15.574cm">
          <text:p/>
        </draw:line>
        <draw:line draw:style-name="gr10" draw:layer="layout" svg:x1="10.914cm" svg:y1="15.574cm" svg:x2="10.922cm" svg:y2="15.589cm">
          <text:p/>
        </draw:line>
        <draw:line draw:style-name="gr10" draw:layer="layout" svg:x1="10.921cm" svg:y1="15.589cm" svg:x2="10.928cm" svg:y2="15.574cm">
          <text:p/>
        </draw:line>
        <draw:line draw:style-name="gr10" draw:layer="layout" svg:x1="10.927cm" svg:y1="15.574cm" svg:x2="10.927cm" svg:y2="15.56cm">
          <text:p/>
        </draw:line>
        <draw:line draw:style-name="gr10" draw:layer="layout" svg:x1="10.927cm" svg:y1="15.56cm" svg:x2="10.935cm" svg:y2="15.595cm">
          <text:p/>
        </draw:line>
        <draw:line draw:style-name="gr10" draw:layer="layout" svg:x1="10.934cm" svg:y1="15.594cm" svg:x2="10.943cm" svg:y2="15.609cm">
          <text:p/>
        </draw:line>
        <draw:line draw:style-name="gr10" draw:layer="layout" svg:x1="10.941cm" svg:y1="15.608cm" svg:x2="10.941cm" svg:y2="15.662cm">
          <text:p/>
        </draw:line>
        <draw:line draw:style-name="gr10" draw:layer="layout" svg:x1="10.941cm" svg:y1="15.663cm" svg:x2="10.949cm" svg:y2="15.656cm">
          <text:p/>
        </draw:line>
        <draw:line draw:style-name="gr10" draw:layer="layout" svg:x1="10.948cm" svg:y1="15.656cm" svg:x2="10.948cm" svg:y2="15.669cm">
          <text:p/>
        </draw:line>
        <draw:line draw:style-name="gr10" draw:layer="layout" svg:x1="10.948cm" svg:y1="15.669cm" svg:x2="10.955cm" svg:y2="15.669cm">
          <text:p/>
        </draw:line>
        <draw:line draw:style-name="gr10" draw:layer="layout" svg:x1="10.955cm" svg:y1="15.669cm" svg:x2="10.963cm" svg:y2="15.711cm">
          <text:p/>
        </draw:line>
        <draw:line draw:style-name="gr10" draw:layer="layout" svg:x1="10.962cm" svg:y1="15.71cm" svg:x2="10.962cm" svg:y2="15.703cm">
          <text:p/>
        </draw:line>
        <draw:line draw:style-name="gr10" draw:layer="layout" svg:x1="10.962cm" svg:y1="15.703cm" svg:x2="10.969cm" svg:y2="15.731cm">
          <text:p/>
        </draw:line>
        <draw:line draw:style-name="gr10" draw:layer="layout" svg:x1="10.968cm" svg:y1="15.731cm" svg:x2="10.976cm" svg:y2="15.724cm">
          <text:p/>
        </draw:line>
        <draw:line draw:style-name="gr10" draw:layer="layout" svg:x1="10.975cm" svg:y1="15.724cm" svg:x2="10.975cm" svg:y2="15.676cm">
          <text:p/>
        </draw:line>
        <draw:line draw:style-name="gr10" draw:layer="layout" svg:x1="10.975cm" svg:y1="15.677cm" svg:x2="10.983cm" svg:y2="15.669cm">
          <text:p/>
        </draw:line>
        <draw:line draw:style-name="gr10" draw:layer="layout" svg:x1="10.982cm" svg:y1="15.669cm" svg:x2="10.982cm" svg:y2="15.683cm">
          <text:p/>
        </draw:line>
        <draw:line draw:style-name="gr10" draw:layer="layout" svg:x1="10.982cm" svg:y1="15.683cm" svg:x2="10.991cm" svg:y2="15.711cm">
          <text:p/>
        </draw:line>
        <draw:line draw:style-name="gr10" draw:layer="layout" svg:x1="10.989cm" svg:y1="15.71cm" svg:x2="10.997cm" svg:y2="15.731cm">
          <text:p/>
        </draw:line>
        <draw:line draw:style-name="gr10" draw:layer="layout" svg:x1="10.996cm" svg:y1="15.73cm" svg:x2="10.996cm" svg:y2="15.744cm">
          <text:p/>
        </draw:line>
        <draw:line draw:style-name="gr10" draw:layer="layout" svg:x1="10.996cm" svg:y1="15.744cm" svg:x2="11.003cm" svg:y2="15.772cm">
          <text:p/>
        </draw:line>
        <draw:line draw:style-name="gr10" draw:layer="layout" svg:x1="11.002cm" svg:y1="15.771cm" svg:x2="11.01cm" svg:y2="15.786cm">
          <text:p/>
        </draw:line>
        <draw:line draw:style-name="gr10" draw:layer="layout" svg:x1="11.009cm" svg:y1="15.785cm" svg:x2="11.009cm" svg:y2="15.805cm">
          <text:p/>
        </draw:line>
        <draw:line draw:style-name="gr10" draw:layer="layout" svg:x1="11.009cm" svg:y1="15.805cm" svg:x2="11.017cm" svg:y2="15.84cm">
          <text:p/>
        </draw:line>
        <draw:line draw:style-name="gr10" draw:layer="layout" svg:x1="11.016cm" svg:y1="15.839cm" svg:x2="11.016cm" svg:y2="15.873cm">
          <text:p/>
        </draw:line>
        <draw:line draw:style-name="gr10" draw:layer="layout" svg:x1="11.016cm" svg:y1="15.873cm" svg:x2="11.023cm" svg:y2="15.873cm">
          <text:p/>
        </draw:line>
        <draw:line draw:style-name="gr10" draw:layer="layout" svg:x1="11.023cm" svg:y1="15.873cm" svg:x2="11.031cm" svg:y2="15.888cm">
          <text:p/>
        </draw:line>
        <draw:line draw:style-name="gr10" draw:layer="layout" svg:x1="11.03cm" svg:y1="15.887cm" svg:x2="11.03cm" svg:y2="15.866cm">
          <text:p/>
        </draw:line>
        <draw:line draw:style-name="gr10" draw:layer="layout" svg:x1="11.03cm" svg:y1="15.867cm" svg:x2="11.037cm" svg:y2="15.86cm">
          <text:p/>
        </draw:line>
        <draw:line draw:style-name="gr10" draw:layer="layout" svg:x1="11.036cm" svg:y1="15.86cm" svg:x2="11.043cm" svg:y2="15.86cm">
          <text:p/>
        </draw:line>
        <draw:line draw:style-name="gr10" draw:layer="layout" svg:x1="11.043cm" svg:y1="15.86cm" svg:x2="11.043cm" svg:y2="15.853cm">
          <text:p/>
        </draw:line>
        <draw:line draw:style-name="gr10" draw:layer="layout" svg:x1="11.043cm" svg:y1="15.854cm" svg:x2="11.051cm" svg:y2="15.832cm">
          <text:p/>
        </draw:line>
        <draw:line draw:style-name="gr10" draw:layer="layout" svg:x1="11.05cm" svg:y1="15.832cm" svg:x2="11.05cm" svg:y2="15.907cm">
          <text:p/>
        </draw:line>
        <draw:line draw:style-name="gr10" draw:layer="layout" svg:x1="11.05cm" svg:y1="15.908cm" svg:x2="11.058cm" svg:y2="15.866cm">
          <text:p/>
        </draw:line>
        <draw:line draw:style-name="gr10" draw:layer="layout" svg:x1="11.057cm" svg:y1="15.867cm" svg:x2="11.065cm" svg:y2="15.846cm">
          <text:p/>
        </draw:line>
        <draw:line draw:style-name="gr10" draw:layer="layout" svg:x1="11.064cm" svg:y1="15.846cm" svg:x2="11.064cm" svg:y2="15.873cm">
          <text:p/>
        </draw:line>
        <draw:line draw:style-name="gr10" draw:layer="layout" svg:x1="11.064cm" svg:y1="15.873cm" svg:x2="11.072cm" svg:y2="15.881cm">
          <text:p/>
        </draw:line>
        <draw:line draw:style-name="gr10" draw:layer="layout" svg:x1="11.071cm" svg:y1="15.88cm" svg:x2="11.071cm" svg:y2="15.873cm">
          <text:p/>
        </draw:line>
        <draw:line draw:style-name="gr10" draw:layer="layout" svg:x1="11.071cm" svg:y1="15.873cm" svg:x2="11.078cm" svg:y2="15.922cm">
          <text:p/>
        </draw:line>
        <draw:line draw:style-name="gr10" draw:layer="layout" svg:x1="11.077cm" svg:y1="15.921cm" svg:x2="11.085cm" svg:y2="15.929cm">
          <text:p/>
        </draw:line>
        <draw:line draw:style-name="gr10" draw:layer="layout" svg:x1="11.084cm" svg:y1="15.929cm" svg:x2="11.093cm" svg:y2="15.894cm">
          <text:p/>
        </draw:line>
        <draw:line draw:style-name="gr10" draw:layer="layout" svg:x1="11.091cm" svg:y1="15.894cm" svg:x2="11.099cm" svg:y2="15.956cm">
          <text:p/>
        </draw:line>
        <draw:line draw:style-name="gr10" draw:layer="layout" svg:x1="11.098cm" svg:y1="15.955cm" svg:x2="11.098cm" svg:y2="15.962cm">
          <text:p/>
        </draw:line>
        <draw:line draw:style-name="gr10" draw:layer="layout" svg:x1="11.098cm" svg:y1="15.962cm" svg:x2="11.106cm" svg:y2="15.969cm">
          <text:p/>
        </draw:line>
        <draw:line draw:style-name="gr10" draw:layer="layout" svg:x1="11.105cm" svg:y1="15.968cm" svg:x2="11.112cm" svg:y2="15.977cm">
          <text:p/>
        </draw:line>
        <draw:line draw:style-name="gr10" draw:layer="layout" svg:x1="11.111cm" svg:y1="15.976cm" svg:x2="11.119cm" svg:y2="15.948cm">
          <text:p/>
        </draw:line>
        <draw:line draw:style-name="gr10" draw:layer="layout" svg:x1="11.118cm" svg:y1="15.948cm" svg:x2="11.118cm" svg:y2="15.982cm">
          <text:p/>
        </draw:line>
        <draw:line draw:style-name="gr10" draw:layer="layout" svg:x1="11.118cm" svg:y1="15.982cm" svg:x2="11.126cm" svg:y2="16.017cm">
          <text:p/>
        </draw:line>
        <draw:line draw:style-name="gr10" draw:layer="layout" svg:x1="11.125cm" svg:y1="16.017cm" svg:x2="11.133cm" svg:y2="15.996cm">
          <text:p/>
        </draw:line>
        <draw:line draw:style-name="gr10" draw:layer="layout" svg:x1="11.132cm" svg:y1="15.996cm" svg:x2="11.132cm" svg:y2="16.023cm">
          <text:p/>
        </draw:line>
        <draw:line draw:style-name="gr10" draw:layer="layout" svg:x1="11.132cm" svg:y1="16.025cm" svg:x2="11.141cm" svg:y2="16.016cm">
          <text:p/>
        </draw:line>
        <draw:line draw:style-name="gr10" draw:layer="layout" svg:x1="11.139cm" svg:y1="16.016cm" svg:x2="11.139cm" svg:y2="16.057cm">
          <text:p/>
        </draw:line>
        <draw:line draw:style-name="gr10" draw:layer="layout" svg:x1="11.139cm" svg:y1="16.058cm" svg:x2="11.147cm" svg:y2="16.036cm">
          <text:p/>
        </draw:line>
        <draw:line draw:style-name="gr10" draw:layer="layout" svg:x1="11.146cm" svg:y1="16.036cm" svg:x2="11.152cm" svg:y2="16.036cm">
          <text:p/>
        </draw:line>
        <draw:line draw:style-name="gr10" draw:layer="layout" svg:x1="11.152cm" svg:y1="16.036cm" svg:x2="11.152cm" svg:y2="16.057cm">
          <text:p/>
        </draw:line>
        <draw:line draw:style-name="gr10" draw:layer="layout" svg:x1="11.152cm" svg:y1="16.058cm" svg:x2="11.16cm" svg:y2="16.05cm">
          <text:p/>
        </draw:line>
        <draw:line draw:style-name="gr10" draw:layer="layout" svg:x1="11.159cm" svg:y1="16.05cm" svg:x2="11.167cm" svg:y2="16.078cm">
          <text:p/>
        </draw:line>
        <draw:line draw:style-name="gr10" draw:layer="layout" svg:x1="11.166cm" svg:y1="16.077cm" svg:x2="11.166cm" svg:y2="16.091cm">
          <text:p/>
        </draw:line>
        <draw:line draw:style-name="gr10" draw:layer="layout" svg:x1="11.166cm" svg:y1="16.092cm" svg:x2="11.174cm" svg:y2="16.084cm">
          <text:p/>
        </draw:line>
        <draw:line draw:style-name="gr10" draw:layer="layout" svg:x1="11.173cm" svg:y1="16.084cm" svg:x2="11.173cm" svg:y2="16.111cm">
          <text:p/>
        </draw:line>
        <draw:line draw:style-name="gr10" draw:layer="layout" svg:x1="11.173cm" svg:y1="16.111cm" svg:x2="11.181cm" svg:y2="16.139cm">
          <text:p/>
        </draw:line>
        <draw:line draw:style-name="gr10" draw:layer="layout" svg:x1="11.18cm" svg:y1="16.138cm" svg:x2="11.187cm" svg:y2="16.16cm">
          <text:p/>
        </draw:line>
        <draw:line draw:style-name="gr10" draw:layer="layout" svg:x1="11.186cm" svg:y1="16.159cm" svg:x2="11.186cm" svg:y2="16.2cm">
          <text:p/>
        </draw:line>
        <draw:line draw:style-name="gr10" draw:layer="layout" svg:x1="11.186cm" svg:y1="16.2cm" svg:x2="11.195cm" svg:y2="16.241cm">
          <text:p/>
        </draw:line>
        <draw:line draw:style-name="gr10" draw:layer="layout" svg:x1="11.193cm" svg:y1="16.24cm" svg:x2="11.201cm" svg:y2="16.262cm">
          <text:p/>
        </draw:line>
        <draw:line draw:style-name="gr10" draw:layer="layout" svg:x1="11.2cm" svg:y1="16.261cm" svg:x2="11.2cm" svg:y2="16.254cm">
          <text:p/>
        </draw:line>
        <draw:line draw:style-name="gr10" draw:layer="layout" svg:x1="11.2cm" svg:y1="16.254cm" svg:x2="11.208cm" svg:y2="16.296cm">
          <text:p/>
        </draw:line>
        <draw:line draw:style-name="gr10" draw:layer="layout" svg:x1="11.207cm" svg:y1="16.295cm" svg:x2="11.207cm" svg:y2="16.274cm">
          <text:p/>
        </draw:line>
        <draw:line draw:style-name="gr10" draw:layer="layout" svg:x1="11.207cm" svg:y1="16.275cm" svg:x2="11.215cm" svg:y2="16.261cm">
          <text:p/>
        </draw:line>
        <draw:line draw:style-name="gr10" draw:layer="layout" svg:x1="11.214cm" svg:y1="16.261cm" svg:x2="11.221cm" svg:y2="16.269cm">
          <text:p/>
        </draw:line>
        <draw:line draw:style-name="gr10" draw:layer="layout" svg:x1="11.22cm" svg:y1="16.268cm" svg:x2="11.22cm" svg:y2="16.254cm">
          <text:p/>
        </draw:line>
        <draw:line draw:style-name="gr10" draw:layer="layout" svg:x1="11.22cm" svg:y1="16.254cm" svg:x2="11.227cm" svg:y2="16.254cm">
          <text:p/>
        </draw:line>
        <draw:line draw:style-name="gr10" draw:layer="layout" svg:x1="11.227cm" svg:y1="16.255cm" svg:x2="11.235cm" svg:y2="16.227cm">
          <text:p/>
        </draw:line>
        <draw:line draw:style-name="gr10" draw:layer="layout" svg:x1="11.234cm" svg:y1="16.227cm" svg:x2="11.234cm" svg:y2="16.234cm">
          <text:p/>
        </draw:line>
        <draw:line draw:style-name="gr10" draw:layer="layout" svg:x1="11.234cm" svg:y1="16.234cm" svg:x2="11.241cm" svg:y2="16.234cm">
          <text:p/>
        </draw:line>
        <draw:line draw:style-name="gr10" draw:layer="layout" svg:x1="11.241cm" svg:y1="16.234cm" svg:x2="11.249cm" svg:y2="16.248cm">
          <text:p/>
        </draw:line>
        <draw:line draw:style-name="gr10" draw:layer="layout" svg:x1="11.248cm" svg:y1="16.248cm" svg:x2="11.256cm" svg:y2="16.24cm">
          <text:p/>
        </draw:line>
        <draw:line draw:style-name="gr10" draw:layer="layout" svg:x1="11.255cm" svg:y1="16.24cm" svg:x2="11.255cm" svg:y2="16.261cm">
          <text:p/>
        </draw:line>
        <draw:line draw:style-name="gr10" draw:layer="layout" svg:x1="11.255cm" svg:y1="16.262cm" svg:x2="11.262cm" svg:y2="16.254cm">
          <text:p/>
        </draw:line>
        <draw:line draw:style-name="gr10" draw:layer="layout" svg:x1="11.261cm" svg:y1="16.254cm" svg:x2="11.269cm" svg:y2="16.275cm">
          <text:p/>
        </draw:line>
        <draw:line draw:style-name="gr10" draw:layer="layout" svg:x1="11.268cm" svg:y1="16.274cm" svg:x2="11.268cm" svg:y2="16.302cm">
          <text:p/>
        </draw:line>
        <draw:line draw:style-name="gr10" draw:layer="layout" svg:x1="11.268cm" svg:y1="16.302cm" svg:x2="11.276cm" svg:y2="16.337cm">
          <text:p/>
        </draw:line>
        <draw:line draw:style-name="gr10" draw:layer="layout" svg:x1="11.275cm" svg:y1="16.336cm" svg:x2="11.275cm" svg:y2="16.363cm">
          <text:p/>
        </draw:line>
        <draw:line draw:style-name="gr10" draw:layer="layout" svg:x1="11.275cm" svg:y1="16.363cm" svg:x2="11.283cm" svg:y2="16.377cm">
          <text:p/>
        </draw:line>
        <draw:line draw:style-name="gr10" draw:layer="layout" svg:x1="11.282cm" svg:y1="16.376cm" svg:x2="11.291cm" svg:y2="16.411cm">
          <text:p/>
        </draw:line>
        <draw:line draw:style-name="gr10" draw:layer="layout" svg:x1="11.289cm" svg:y1="16.41cm" svg:x2="11.296cm" svg:y2="16.445cm">
          <text:p/>
        </draw:line>
        <draw:line draw:style-name="gr10" draw:layer="layout" svg:x1="11.295cm" svg:y1="16.444cm" svg:x2="11.303cm" svg:y2="16.452cm">
          <text:p/>
        </draw:line>
        <draw:line draw:style-name="gr10" draw:layer="layout" svg:x1="11.302cm" svg:y1="16.451cm" svg:x2="11.302cm" svg:y2="16.437cm">
          <text:p/>
        </draw:line>
        <draw:line draw:style-name="gr10" draw:layer="layout" svg:x1="11.302cm" svg:y1="16.438cm" svg:x2="11.31cm" svg:y2="16.424cm">
          <text:p/>
        </draw:line>
        <draw:line draw:style-name="gr10" draw:layer="layout" svg:x1="11.309cm" svg:y1="16.424cm" svg:x2="11.309cm" svg:y2="16.431cm">
          <text:p/>
        </draw:line>
        <draw:line draw:style-name="gr10" draw:layer="layout" svg:x1="11.309cm" svg:y1="16.432cm" svg:x2="11.317cm" svg:y2="16.403cm">
          <text:p/>
        </draw:line>
        <draw:line draw:style-name="gr10" draw:layer="layout" svg:x1="11.316cm" svg:y1="16.403cm" svg:x2="11.324cm" svg:y2="16.411cm">
          <text:p/>
        </draw:line>
        <draw:line draw:style-name="gr10" draw:layer="layout" svg:x1="11.323cm" svg:y1="16.411cm" svg:x2="11.33cm" svg:y2="16.397cm">
          <text:p/>
        </draw:line>
        <draw:line draw:style-name="gr10" draw:layer="layout" svg:x1="11.329cm" svg:y1="16.397cm" svg:x2="11.337cm" svg:y2="16.418cm">
          <text:p/>
        </draw:line>
        <draw:line draw:style-name="gr10" draw:layer="layout" svg:x1="11.336cm" svg:y1="16.417cm" svg:x2="11.345cm" svg:y2="16.432cm">
          <text:p/>
        </draw:line>
        <draw:line draw:style-name="gr10" draw:layer="layout" svg:x1="11.343cm" svg:y1="16.431cm" svg:x2="11.351cm" svg:y2="16.459cm">
          <text:p/>
        </draw:line>
        <draw:line draw:style-name="gr10" draw:layer="layout" svg:x1="11.35cm" svg:y1="16.459cm" svg:x2="11.358cm" svg:y2="16.444cm">
          <text:p/>
        </draw:line>
        <draw:line draw:style-name="gr10" draw:layer="layout" svg:x1="11.357cm" svg:y1="16.444cm" svg:x2="11.357cm" svg:y2="16.458cm">
          <text:p/>
        </draw:line>
        <draw:line draw:style-name="gr10" draw:layer="layout" svg:x1="11.357cm" svg:y1="16.458cm" svg:x2="11.365cm" svg:y2="16.486cm">
          <text:p/>
        </draw:line>
        <draw:line draw:style-name="gr10" draw:layer="layout" svg:x1="11.364cm" svg:y1="16.485cm" svg:x2="11.371cm" svg:y2="16.493cm">
          <text:p/>
        </draw:line>
        <draw:line draw:style-name="gr10" draw:layer="layout" svg:x1="11.37cm" svg:y1="16.492cm" svg:x2="11.37cm" svg:y2="16.499cm">
          <text:p/>
        </draw:line>
        <draw:line draw:style-name="gr10" draw:layer="layout" svg:x1="11.37cm" svg:y1="16.499cm" svg:x2="11.377cm" svg:y2="16.499cm">
          <text:p/>
        </draw:line>
        <draw:line draw:style-name="gr10" draw:layer="layout" svg:x1="11.377cm" svg:y1="16.499cm" svg:x2="11.377cm" svg:y2="16.512cm">
          <text:p/>
        </draw:line>
        <draw:line draw:style-name="gr10" draw:layer="layout" svg:x1="11.377cm" svg:y1="16.513cm" svg:x2="11.385cm" svg:y2="16.505cm">
          <text:p/>
        </draw:line>
        <draw:line draw:style-name="gr10" draw:layer="layout" svg:x1="11.384cm" svg:y1="16.505cm" svg:x2="11.393cm" svg:y2="16.52cm">
          <text:p/>
        </draw:line>
        <draw:line draw:style-name="gr10" draw:layer="layout" svg:x1="11.391cm" svg:y1="16.519cm" svg:x2="11.391cm" svg:y2="16.533cm">
          <text:p/>
        </draw:line>
        <draw:line draw:style-name="gr10" draw:layer="layout" svg:x1="11.391cm" svg:y1="16.533cm" svg:x2="11.399cm" svg:y2="16.54cm">
          <text:p/>
        </draw:line>
        <draw:line draw:style-name="gr10" draw:layer="layout" svg:x1="11.398cm" svg:y1="16.539cm" svg:x2="11.404cm" svg:y2="16.539cm">
          <text:p/>
        </draw:line>
        <draw:line draw:style-name="gr10" draw:layer="layout" svg:x1="11.404cm" svg:y1="16.539cm" svg:x2="11.404cm" svg:y2="16.56cm">
          <text:p/>
        </draw:line>
        <draw:line draw:style-name="gr10" draw:layer="layout" svg:x1="11.404cm" svg:y1="16.56cm" svg:x2="11.412cm" svg:y2="16.574cm">
          <text:p/>
        </draw:line>
        <draw:line draw:style-name="gr10" draw:layer="layout" svg:x1="11.411cm" svg:y1="16.573cm" svg:x2="11.411cm" svg:y2="16.567cm">
          <text:p/>
        </draw:line>
        <draw:line draw:style-name="gr10" draw:layer="layout" svg:x1="11.411cm" svg:y1="16.567cm" svg:x2="11.419cm" svg:y2="16.588cm">
          <text:p/>
        </draw:line>
        <draw:line draw:style-name="gr10" draw:layer="layout" svg:x1="11.418cm" svg:y1="16.587cm" svg:x2="11.426cm" svg:y2="16.595cm">
          <text:p/>
        </draw:line>
        <draw:line draw:style-name="gr10" draw:layer="layout" svg:x1="11.425cm" svg:y1="16.594cm" svg:x2="11.425cm" svg:y2="16.607cm">
          <text:p/>
        </draw:line>
        <draw:line draw:style-name="gr10" draw:layer="layout" svg:x1="11.425cm" svg:y1="16.608cm" svg:x2="11.433cm" svg:y2="16.601cm">
          <text:p/>
        </draw:line>
        <draw:line draw:style-name="gr10" draw:layer="layout" svg:x1="11.432cm" svg:y1="16.602cm" svg:x2="11.439cm" svg:y2="16.594cm">
          <text:p/>
        </draw:line>
        <draw:line draw:style-name="gr10" draw:layer="layout" svg:x1="11.438cm" svg:y1="16.594cm" svg:x2="11.438cm" svg:y2="16.58cm">
          <text:p/>
        </draw:line>
        <draw:line draw:style-name="gr10" draw:layer="layout" svg:x1="11.438cm" svg:y1="16.58cm" svg:x2="11.447cm" svg:y2="16.602cm">
          <text:p/>
        </draw:line>
        <draw:line draw:style-name="gr10" draw:layer="layout" svg:x1="11.445cm" svg:y1="16.601cm" svg:x2="11.445cm" svg:y2="16.594cm">
          <text:p/>
        </draw:line>
        <draw:line draw:style-name="gr10" draw:layer="layout" svg:x1="11.445cm" svg:y1="16.594cm" svg:x2="11.453cm" svg:y2="16.602cm">
          <text:p/>
        </draw:line>
        <draw:line draw:style-name="gr10" draw:layer="layout" svg:x1="11.452cm" svg:y1="16.601cm" svg:x2="11.46cm" svg:y2="16.608cm">
          <text:p/>
        </draw:line>
        <draw:line draw:style-name="gr10" draw:layer="layout" svg:x1="11.459cm" svg:y1="16.608cm" svg:x2="11.467cm" svg:y2="16.601cm">
          <text:p/>
        </draw:line>
        <draw:line draw:style-name="gr10" draw:layer="layout" svg:x1="11.466cm" svg:y1="16.601cm" svg:x2="11.474cm" svg:y2="16.615cm">
          <text:p/>
        </draw:line>
        <draw:line draw:style-name="gr10" draw:layer="layout" svg:x1="11.473cm" svg:y1="16.614cm" svg:x2="11.473cm" svg:y2="16.607cm">
          <text:p/>
        </draw:line>
        <draw:line draw:style-name="gr10" draw:layer="layout" svg:x1="11.473cm" svg:y1="16.607cm" svg:x2="11.48cm" svg:y2="16.623cm">
          <text:p/>
        </draw:line>
        <draw:line draw:style-name="gr10" draw:layer="layout" svg:x1="11.479cm" svg:y1="16.621cm" svg:x2="11.479cm" svg:y2="16.635cm">
          <text:p/>
        </draw:line>
        <draw:line draw:style-name="gr10" draw:layer="layout" svg:x1="11.479cm" svg:y1="16.635cm" svg:x2="11.487cm" svg:y2="16.642cm">
          <text:p/>
        </draw:line>
        <draw:line draw:style-name="gr10" draw:layer="layout" svg:x1="11.486cm" svg:y1="16.641cm" svg:x2="11.493cm" svg:y2="16.641cm">
          <text:p/>
        </draw:line>
        <draw:line draw:style-name="gr10" draw:layer="layout" svg:x1="11.493cm" svg:y1="16.641cm" svg:x2="11.493cm" svg:y2="16.635cm">
          <text:p/>
        </draw:line>
        <draw:line draw:style-name="gr10" draw:layer="layout" svg:x1="11.493cm" svg:y1="16.635cm" svg:x2="11.501cm" svg:y2="16.656cm">
          <text:p/>
        </draw:line>
        <draw:line draw:style-name="gr10" draw:layer="layout" svg:x1="11.5cm" svg:y1="16.655cm" svg:x2="11.508cm" svg:y2="16.663cm">
          <text:p/>
        </draw:line>
        <draw:line draw:style-name="gr10" draw:layer="layout" svg:x1="11.507cm" svg:y1="16.662cm" svg:x2="11.514cm" svg:y2="16.67cm">
          <text:p/>
        </draw:line>
        <draw:line draw:style-name="gr10" draw:layer="layout" svg:x1="11.513cm" svg:y1="16.669cm" svg:x2="11.513cm" svg:y2="16.682cm">
          <text:p/>
        </draw:line>
        <draw:line draw:style-name="gr10" draw:layer="layout" svg:x1="11.513cm" svg:y1="16.682cm" svg:x2="11.52cm" svg:y2="16.682cm">
          <text:p/>
        </draw:line>
        <draw:line draw:style-name="gr10" draw:layer="layout" svg:x1="11.52cm" svg:y1="16.683cm" svg:x2="11.528cm" svg:y2="16.675cm">
          <text:p/>
        </draw:line>
        <draw:line draw:style-name="gr10" draw:layer="layout" svg:x1="11.527cm" svg:y1="16.675cm" svg:x2="11.527cm" svg:y2="16.682cm">
          <text:p/>
        </draw:line>
        <draw:line draw:style-name="gr10" draw:layer="layout" svg:x1="11.527cm" svg:y1="16.683cm" svg:x2="11.535cm" svg:y2="16.669cm">
          <text:p/>
        </draw:line>
        <draw:line draw:style-name="gr10" draw:layer="layout" svg:x1="11.534cm" svg:y1="16.669cm" svg:x2="11.541cm" svg:y2="16.669cm">
          <text:p/>
        </draw:line>
        <draw:line draw:style-name="gr10" draw:layer="layout" svg:x1="11.541cm" svg:y1="16.669cm" svg:x2="11.541cm" svg:y2="16.662cm">
          <text:p/>
        </draw:line>
        <draw:line draw:style-name="gr10" draw:layer="layout" svg:x1="11.541cm" svg:y1="16.662cm" svg:x2="11.549cm" svg:y2="16.67cm">
          <text:p/>
        </draw:line>
        <draw:line draw:style-name="gr10" draw:layer="layout" svg:x1="11.548cm" svg:y1="16.669cm" svg:x2="11.548cm" svg:y2="16.675cm">
          <text:p/>
        </draw:line>
        <draw:line draw:style-name="gr10" draw:layer="layout" svg:x1="11.548cm" svg:y1="16.675cm" svg:x2="11.555cm" svg:y2="16.683cm">
          <text:p/>
        </draw:line>
        <draw:line draw:style-name="gr10" draw:layer="layout" svg:x1="11.554cm" svg:y1="16.682cm" svg:x2="11.562cm" svg:y2="16.691cm">
          <text:p/>
        </draw:line>
        <draw:line draw:style-name="gr10" draw:layer="layout" svg:x1="11.561cm" svg:y1="16.689cm" svg:x2="11.568cm" svg:y2="16.689cm">
          <text:p/>
        </draw:line>
        <draw:line draw:style-name="gr10" draw:layer="layout" svg:x1="11.568cm" svg:y1="16.689cm" svg:x2="11.575cm" svg:y2="16.689cm">
          <text:p/>
        </draw:line>
        <draw:line draw:style-name="gr10" draw:layer="layout" svg:x1="11.575cm" svg:y1="16.689cm" svg:x2="11.575cm" svg:y2="16.682cm">
          <text:p/>
        </draw:line>
        <draw:line draw:style-name="gr10" draw:layer="layout" svg:x1="11.575cm" svg:y1="16.682cm" svg:x2="11.583cm" svg:y2="16.691cm">
          <text:p/>
        </draw:line>
        <draw:line draw:style-name="gr10" draw:layer="layout" svg:x1="11.582cm" svg:y1="16.689cm" svg:x2="11.582cm" svg:y2="16.696cm">
          <text:p/>
        </draw:line>
        <draw:line draw:style-name="gr10" draw:layer="layout" svg:x1="11.582cm" svg:y1="16.697cm" svg:x2="11.589cm" svg:y2="16.689cm">
          <text:p/>
        </draw:line>
        <draw:line draw:style-name="gr10" draw:layer="layout" svg:x1="11.588cm" svg:y1="16.689cm" svg:x2="11.595cm" svg:y2="16.689cm">
          <text:p/>
        </draw:line>
        <draw:line draw:style-name="gr10" draw:layer="layout" svg:x1="11.595cm" svg:y1="16.689cm" svg:x2="11.603cm" svg:y2="16.697cm">
          <text:p/>
        </draw:line>
        <draw:line draw:style-name="gr10" draw:layer="layout" svg:x1="11.602cm" svg:y1="16.696cm" svg:x2="11.61cm" svg:y2="16.704cm">
          <text:p/>
        </draw:line>
        <draw:line draw:style-name="gr10" draw:layer="layout" svg:x1="11.609cm" svg:y1="16.703cm" svg:x2="11.609cm" svg:y2="16.696cm">
          <text:p/>
        </draw:line>
        <draw:line draw:style-name="gr10" draw:layer="layout" svg:x1="11.609cm" svg:y1="16.696cm" svg:x2="11.617cm" svg:y2="16.704cm">
          <text:p/>
        </draw:line>
        <draw:line draw:style-name="gr10" draw:layer="layout" svg:x1="11.616cm" svg:y1="16.703cm" svg:x2="11.623cm" svg:y2="16.717cm">
          <text:p/>
        </draw:line>
        <draw:line draw:style-name="gr10" draw:layer="layout" svg:x1="11.622cm" svg:y1="16.716cm" svg:x2="11.63cm" svg:y2="16.724cm">
          <text:p/>
        </draw:line>
        <draw:line draw:style-name="gr10" draw:layer="layout" svg:x1="11.629cm" svg:y1="16.723cm" svg:x2="11.629cm" svg:y2="16.73cm">
          <text:p/>
        </draw:line>
        <draw:line draw:style-name="gr10" draw:layer="layout" svg:x1="11.629cm" svg:y1="16.73cm" svg:x2="11.636cm" svg:y2="16.73cm">
          <text:p/>
        </draw:line>
        <draw:line draw:style-name="gr10" draw:layer="layout" svg:x1="11.636cm" svg:y1="16.73cm" svg:x2="11.645cm" svg:y2="16.744cm">
          <text:p/>
        </draw:line>
        <draw:line draw:style-name="gr10" draw:layer="layout" svg:x1="11.643cm" svg:y1="16.743cm" svg:x2="11.643cm" svg:y2="16.75cm">
          <text:p/>
        </draw:line>
        <draw:line draw:style-name="gr10" draw:layer="layout" svg:x1="11.643cm" svg:y1="16.75cm" svg:x2="11.651cm" svg:y2="16.758cm">
          <text:p/>
        </draw:line>
        <draw:line draw:style-name="gr10" draw:layer="layout" svg:x1="11.65cm" svg:y1="16.757cm" svg:x2="11.65cm" svg:y2="16.771cm">
          <text:p/>
        </draw:line>
        <draw:line draw:style-name="gr10" draw:layer="layout" svg:x1="11.65cm" svg:y1="16.771cm" svg:x2="11.658cm" svg:y2="16.778cm">
          <text:p/>
        </draw:line>
        <draw:line draw:style-name="gr10" draw:layer="layout" svg:x1="11.657cm" svg:y1="16.777cm" svg:x2="11.664cm" svg:y2="16.785cm">
          <text:p/>
        </draw:line>
        <draw:line draw:style-name="gr10" draw:layer="layout" svg:x1="11.663cm" svg:y1="16.784cm" svg:x2="11.663cm" svg:y2="16.798cm">
          <text:p/>
        </draw:line>
        <draw:line draw:style-name="gr10" draw:layer="layout" svg:x1="11.663cm" svg:y1="16.798cm" svg:x2="11.67cm" svg:y2="16.798cm">
          <text:p/>
        </draw:line>
        <draw:line draw:style-name="gr10" draw:layer="layout" svg:x1="11.67cm" svg:y1="16.798cm" svg:x2="11.678cm" svg:y2="16.819cm">
          <text:p/>
        </draw:line>
        <draw:line draw:style-name="gr10" draw:layer="layout" svg:x1="11.677cm" svg:y1="16.818cm" svg:x2="11.685cm" svg:y2="16.826cm">
          <text:p/>
        </draw:line>
        <draw:line draw:style-name="gr10" draw:layer="layout" svg:x1="11.684cm" svg:y1="16.825cm" svg:x2="11.684cm" svg:y2="16.832cm">
          <text:p/>
        </draw:line>
        <draw:line draw:style-name="gr10" draw:layer="layout" svg:x1="11.684cm" svg:y1="16.832cm" svg:x2="11.693cm" svg:y2="16.846cm">
          <text:p/>
        </draw:line>
        <draw:line draw:style-name="gr10" draw:layer="layout" svg:x1="11.691cm" svg:y1="16.846cm" svg:x2="11.698cm" svg:y2="16.839cm">
          <text:p/>
        </draw:line>
        <draw:line draw:style-name="gr10" draw:layer="layout" svg:x1="11.697cm" svg:y1="16.839cm" svg:x2="11.704cm" svg:y2="16.839cm">
          <text:p/>
        </draw:line>
        <draw:line draw:style-name="gr10" draw:layer="layout" svg:x1="11.704cm" svg:y1="16.839cm" svg:x2="11.711cm" svg:y2="16.839cm">
          <text:p/>
        </draw:line>
        <draw:line draw:style-name="gr10" draw:layer="layout" svg:x1="11.711cm" svg:y1="16.839cm" svg:x2="11.711cm" svg:y2="16.825cm">
          <text:p/>
        </draw:line>
        <draw:line draw:style-name="gr10" draw:layer="layout" svg:x1="11.711cm" svg:y1="16.825cm" svg:x2="11.718cm" svg:y2="16.825cm">
          <text:p/>
        </draw:line>
        <draw:line draw:style-name="gr10" draw:layer="layout" svg:x1="11.718cm" svg:y1="16.825cm" svg:x2="11.725cm" svg:y2="16.825cm">
          <text:p/>
        </draw:line>
        <draw:line draw:style-name="gr10" draw:layer="layout" svg:x1="11.725cm" svg:y1="16.826cm" svg:x2="11.732cm" svg:y2="16.818cm">
          <text:p/>
        </draw:line>
        <draw:line draw:style-name="gr10" draw:layer="layout" svg:x1="11.731cm" svg:y1="16.818cm" svg:x2="11.738cm" svg:y2="16.818cm">
          <text:p/>
        </draw:line>
        <draw:line draw:style-name="gr10" draw:layer="layout" svg:x1="11.738cm" svg:y1="16.819cm" svg:x2="11.747cm" svg:y2="16.811cm">
          <text:p/>
        </draw:line>
        <draw:line draw:style-name="gr10" draw:layer="layout" svg:x1="11.745cm" svg:y1="16.811cm" svg:x2="11.745cm" svg:y2="16.818cm">
          <text:p/>
        </draw:line>
        <draw:line draw:style-name="gr10" draw:layer="layout" svg:x1="11.745cm" svg:y1="16.818cm" svg:x2="11.753cm" svg:y2="16.826cm">
          <text:p/>
        </draw:line>
        <draw:line draw:style-name="gr10" draw:layer="layout" svg:x1="11.752cm" svg:y1="16.825cm" svg:x2="11.752cm" svg:y2="16.818cm">
          <text:p/>
        </draw:line>
        <draw:line draw:style-name="gr10" draw:layer="layout" svg:x1="11.752cm" svg:y1="16.818cm" svg:x2="11.759cm" svg:y2="16.818cm">
          <text:p/>
        </draw:line>
        <draw:line draw:style-name="gr10" draw:layer="layout" svg:x1="11.759cm" svg:y1="16.818cm" svg:x2="11.767cm" svg:y2="16.826cm">
          <text:p/>
        </draw:line>
        <draw:line draw:style-name="gr10" draw:layer="layout" svg:x1="11.766cm" svg:y1="16.826cm" svg:x2="11.773cm" svg:y2="16.811cm">
          <text:p/>
        </draw:line>
        <draw:line draw:style-name="gr10" draw:layer="layout" svg:x1="11.772cm" svg:y1="16.811cm" svg:x2="11.78cm" svg:y2="16.826cm">
          <text:p/>
        </draw:line>
        <draw:line draw:style-name="gr10" draw:layer="layout" svg:x1="11.779cm" svg:y1="16.825cm" svg:x2="11.779cm" svg:y2="16.811cm">
          <text:p/>
        </draw:line>
        <draw:line draw:style-name="gr10" draw:layer="layout" svg:x1="11.779cm" svg:y1="16.811cm" svg:x2="11.787cm" svg:y2="16.819cm">
          <text:p/>
        </draw:line>
        <draw:line draw:style-name="gr10" draw:layer="layout" svg:x1="11.786cm" svg:y1="16.818cm" svg:x2="11.786cm" svg:y2="16.825cm">
          <text:p/>
        </draw:line>
        <draw:line draw:style-name="gr10" draw:layer="layout" svg:x1="11.786cm" svg:y1="16.825cm" svg:x2="11.793cm" svg:y2="16.825cm">
          <text:p/>
        </draw:line>
        <draw:line draw:style-name="gr10" draw:layer="layout" svg:x1="11.793cm" svg:y1="16.825cm" svg:x2="11.8cm" svg:y2="16.825cm">
          <text:p/>
        </draw:line>
        <draw:line draw:style-name="gr10" draw:layer="layout" svg:x1="11.8cm" svg:y1="16.825cm" svg:x2="11.807cm" svg:y2="16.84cm">
          <text:p/>
        </draw:line>
        <draw:line draw:style-name="gr10" draw:layer="layout" svg:x1="11.806cm" svg:y1="16.839cm" svg:x2="11.813cm" svg:y2="16.839cm">
          <text:p/>
        </draw:line>
        <draw:line draw:style-name="gr10" draw:layer="layout" svg:x1="11.813cm" svg:y1="16.839cm" svg:x2="11.813cm" svg:y2="16.845cm">
          <text:p/>
        </draw:line>
        <draw:line draw:style-name="gr10" draw:layer="layout" svg:x1="11.813cm" svg:y1="16.845cm" svg:x2="11.82cm" svg:y2="16.845cm">
          <text:p/>
        </draw:line>
        <draw:line draw:style-name="gr10" draw:layer="layout" svg:x1="11.82cm" svg:y1="16.845cm" svg:x2="11.827cm" svg:y2="16.845cm">
          <text:p/>
        </draw:line>
        <draw:line draw:style-name="gr10" draw:layer="layout" svg:x1="11.827cm" svg:y1="16.845cm" svg:x2="11.835cm" svg:y2="16.853cm">
          <text:p/>
        </draw:line>
        <draw:line draw:style-name="gr10" draw:layer="layout" svg:x1="11.834cm" svg:y1="16.852cm" svg:x2="11.834cm" svg:y2="16.845cm">
          <text:p/>
        </draw:line>
        <draw:line draw:style-name="gr10" draw:layer="layout" svg:x1="11.834cm" svg:y1="16.845cm" svg:x2="11.841cm" svg:y2="16.86cm">
          <text:p/>
        </draw:line>
        <draw:line draw:style-name="gr10" draw:layer="layout" svg:x1="11.84cm" svg:y1="16.859cm" svg:x2="11.847cm" svg:y2="16.859cm">
          <text:p/>
        </draw:line>
        <draw:line draw:style-name="gr10" draw:layer="layout" svg:x1="11.847cm" svg:y1="16.859cm" svg:x2="11.847cm" svg:y2="16.866cm">
          <text:p/>
        </draw:line>
        <draw:line draw:style-name="gr10" draw:layer="layout" svg:x1="11.847cm" svg:y1="16.866cm" svg:x2="11.854cm" svg:y2="16.866cm">
          <text:p/>
        </draw:line>
        <draw:line draw:style-name="gr10" draw:layer="layout" svg:x1="11.854cm" svg:y1="16.866cm" svg:x2="11.861cm" svg:y2="16.866cm">
          <text:p/>
        </draw:line>
        <draw:line draw:style-name="gr10" draw:layer="layout" svg:x1="11.861cm" svg:y1="16.866cm" svg:x2="11.868cm" svg:y2="16.866cm">
          <text:p/>
        </draw:line>
        <draw:line draw:style-name="gr10" draw:layer="layout" svg:x1="11.868cm" svg:y1="16.866cm" svg:x2="11.876cm" svg:y2="16.88cm">
          <text:p/>
        </draw:line>
        <draw:line draw:style-name="gr10" draw:layer="layout" svg:x1="11.875cm" svg:y1="16.879cm" svg:x2="11.875cm" svg:y2="16.873cm">
          <text:p/>
        </draw:line>
        <draw:line draw:style-name="gr10" draw:layer="layout" svg:x1="11.875cm" svg:y1="16.873cm" svg:x2="11.882cm" svg:y2="16.88cm">
          <text:p/>
        </draw:line>
        <draw:line draw:style-name="gr10" draw:layer="layout" svg:x1="11.881cm" svg:y1="16.879cm" svg:x2="11.888cm" svg:y2="16.879cm">
          <text:p/>
        </draw:line>
        <draw:line draw:style-name="gr10" draw:layer="layout" svg:x1="11.888cm" svg:y1="16.879cm" svg:x2="11.888cm" svg:y2="16.886cm">
          <text:p/>
        </draw:line>
        <draw:line draw:style-name="gr10" draw:layer="layout" svg:x1="11.888cm" svg:y1="16.886cm" svg:x2="11.897cm" svg:y2="16.895cm">
          <text:p/>
        </draw:line>
        <draw:line draw:style-name="gr10" draw:layer="layout" svg:x1="11.895cm" svg:y1="16.893cm" svg:x2="11.902cm" svg:y2="16.893cm">
          <text:p/>
        </draw:line>
        <draw:line draw:style-name="gr10" draw:layer="layout" svg:x1="11.902cm" svg:y1="16.893cm" svg:x2="11.902cm" svg:y2="16.9cm">
          <text:p/>
        </draw:line>
        <draw:line draw:style-name="gr10" draw:layer="layout" svg:x1="11.902cm" svg:y1="16.9cm" svg:x2="11.91cm" svg:y2="16.908cm">
          <text:p/>
        </draw:line>
        <draw:line draw:style-name="gr10" draw:layer="layout" svg:x1="11.909cm" svg:y1="16.907cm" svg:x2="11.915cm" svg:y2="16.907cm">
          <text:p/>
        </draw:line>
        <draw:line draw:style-name="gr10" draw:layer="layout" svg:x1="11.915cm" svg:y1="16.907cm" svg:x2="11.922cm" svg:y2="16.907cm">
          <text:p/>
        </draw:line>
        <draw:line draw:style-name="gr10" draw:layer="layout" svg:x1="11.922cm" svg:y1="16.907cm" svg:x2="11.922cm" svg:y2="16.9cm">
          <text:p/>
        </draw:line>
        <draw:line draw:style-name="gr10" draw:layer="layout" svg:x1="11.922cm" svg:y1="16.9cm" svg:x2="11.929cm" svg:y2="16.9cm">
          <text:p/>
        </draw:line>
        <draw:line draw:style-name="gr10" draw:layer="layout" svg:x1="11.929cm" svg:y1="16.9cm" svg:x2="11.936cm" svg:y2="16.9cm">
          <text:p/>
        </draw:line>
        <draw:line draw:style-name="gr10" draw:layer="layout" svg:x1="11.936cm" svg:y1="16.9cm" svg:x2="11.945cm" svg:y2="16.908cm">
          <text:p/>
        </draw:line>
        <draw:line draw:style-name="gr10" draw:layer="layout" svg:x1="11.943cm" svg:y1="16.907cm" svg:x2="11.943cm" svg:y2="16.9cm">
          <text:p/>
        </draw:line>
        <draw:line draw:style-name="gr10" draw:layer="layout" svg:x1="11.943cm" svg:y1="16.9cm" svg:x2="11.95cm" svg:y2="16.9cm">
          <text:p/>
        </draw:line>
        <draw:line draw:style-name="gr10" draw:layer="layout" svg:x1="11.95cm" svg:y1="16.9cm" svg:x2="11.956cm" svg:y2="16.9cm">
          <text:p/>
        </draw:line>
        <draw:line draw:style-name="gr10" draw:layer="layout" svg:x1="11.956cm" svg:y1="16.9cm" svg:x2="11.964cm" svg:y2="16.908cm">
          <text:p/>
        </draw:line>
        <draw:line draw:style-name="gr10" draw:layer="layout" svg:x1="11.963cm" svg:y1="16.907cm" svg:x2="11.97cm" svg:y2="16.907cm">
          <text:p/>
        </draw:line>
        <draw:line draw:style-name="gr10" draw:layer="layout" svg:x1="11.97cm" svg:y1="16.907cm" svg:x2="11.97cm" svg:y2="16.913cm">
          <text:p/>
        </draw:line>
        <draw:line draw:style-name="gr10" draw:layer="layout" svg:x1="11.97cm" svg:y1="16.913cm" svg:x2="11.977cm" svg:y2="16.913cm">
          <text:p/>
        </draw:line>
        <draw:line draw:style-name="gr10" draw:layer="layout" svg:x1="11.977cm" svg:y1="16.913cm" svg:x2="11.977cm" svg:y2="16.92cm">
          <text:p/>
        </draw:line>
        <draw:line draw:style-name="gr10" draw:layer="layout" svg:x1="11.977cm" svg:y1="16.92cm" svg:x2="11.984cm" svg:y2="16.92cm">
          <text:p/>
        </draw:line>
        <draw:line draw:style-name="gr10" draw:layer="layout" svg:x1="11.984cm" svg:y1="16.92cm" svg:x2="11.991cm" svg:y2="16.928cm">
          <text:p/>
        </draw:line>
        <draw:line draw:style-name="gr10" draw:layer="layout" svg:x1="11.99cm" svg:y1="16.927cm" svg:x2="11.997cm" svg:y2="16.927cm">
          <text:p/>
        </draw:line>
        <draw:line draw:style-name="gr10" draw:layer="layout" svg:x1="11.997cm" svg:y1="16.927cm" svg:x2="12.004cm" svg:y2="16.927cm">
          <text:p/>
        </draw:line>
        <draw:line draw:style-name="gr10" draw:layer="layout" svg:x1="12.004cm" svg:y1="16.927cm" svg:x2="12.011cm" svg:y2="16.927cm">
          <text:p/>
        </draw:line>
        <draw:line draw:style-name="gr10" draw:layer="layout" svg:x1="12.011cm" svg:y1="16.927cm" svg:x2="12.019cm" svg:y2="16.935cm">
          <text:p/>
        </draw:line>
        <draw:line draw:style-name="gr10" draw:layer="layout" svg:x1="12.018cm" svg:y1="16.934cm" svg:x2="12.024cm" svg:y2="16.934cm">
          <text:p/>
        </draw:line>
        <draw:line draw:style-name="gr10" draw:layer="layout" svg:x1="12.024cm" svg:y1="16.934cm" svg:x2="12.031cm" svg:y2="16.934cm">
          <text:p/>
        </draw:line>
        <draw:line draw:style-name="gr10" draw:layer="layout" svg:x1="12.031cm" svg:y1="16.934cm" svg:x2="12.039cm" svg:y2="16.943cm">
          <text:p/>
        </draw:line>
        <draw:line draw:style-name="gr10" draw:layer="layout" svg:x1="12.038cm" svg:y1="16.941cm" svg:x2="12.038cm" svg:y2="16.934cm">
          <text:p/>
        </draw:line>
        <draw:line draw:style-name="gr10" draw:layer="layout" svg:x1="12.038cm" svg:y1="16.934cm" svg:x2="12.045cm" svg:y2="16.934cm">
          <text:p/>
        </draw:line>
        <draw:line draw:style-name="gr10" draw:layer="layout" svg:x1="12.045cm" svg:y1="16.934cm" svg:x2="12.045cm" svg:y2="16.941cm">
          <text:p/>
        </draw:line>
        <draw:line draw:style-name="gr10" draw:layer="layout" svg:x1="12.045cm" svg:y1="16.941cm" svg:x2="12.052cm" svg:y2="16.941cm">
          <text:p/>
        </draw:line>
        <draw:line draw:style-name="gr10" draw:layer="layout" svg:x1="12.052cm" svg:y1="16.941cm" svg:x2="12.059cm" svg:y2="16.941cm">
          <text:p/>
        </draw:line>
        <draw:line draw:style-name="gr10" draw:layer="layout" svg:x1="12.059cm" svg:y1="16.941cm" svg:x2="12.059cm" svg:y2="16.947cm">
          <text:p/>
        </draw:line>
        <draw:line draw:style-name="gr10" draw:layer="layout" svg:x1="12.059cm" svg:y1="16.947cm" svg:x2="12.065cm" svg:y2="16.947cm">
          <text:p/>
        </draw:line>
        <draw:line draw:style-name="gr10" draw:layer="layout" svg:x1="12.065cm" svg:y1="16.947cm" svg:x2="12.072cm" svg:y2="16.947cm">
          <text:p/>
        </draw:line>
        <draw:line draw:style-name="gr10" draw:layer="layout" svg:x1="12.072cm" svg:y1="16.947cm" svg:x2="12.072cm" svg:y2="16.954cm">
          <text:p/>
        </draw:line>
        <draw:line draw:style-name="gr10" draw:layer="layout" svg:x1="12.072cm" svg:y1="16.954cm" svg:x2="12.079cm" svg:y2="16.954cm">
          <text:p/>
        </draw:line>
        <draw:line draw:style-name="gr10" draw:layer="layout" svg:x1="12.079cm" svg:y1="16.954cm" svg:x2="12.086cm" svg:y2="16.954cm">
          <text:p/>
        </draw:line>
        <draw:line draw:style-name="gr10" draw:layer="layout" svg:x1="12.086cm" svg:y1="16.955cm" svg:x2="12.095cm" svg:y2="16.947cm">
          <text:p/>
        </draw:line>
        <draw:line draw:style-name="gr10" draw:layer="layout" svg:x1="12.093cm" svg:y1="16.947cm" svg:x2="12.093cm" svg:y2="16.954cm">
          <text:p/>
        </draw:line>
        <draw:line draw:style-name="gr10" draw:layer="layout" svg:x1="12.093cm" svg:y1="16.954cm" svg:x2="12.099cm" svg:y2="16.954cm">
          <text:p/>
        </draw:line>
        <draw:line draw:style-name="gr10" draw:layer="layout" svg:x1="12.099cm" svg:y1="16.954cm" svg:x2="12.107cm" svg:y2="16.962cm">
          <text:p/>
        </draw:line>
        <draw:line draw:style-name="gr10" draw:layer="layout" svg:x1="12.106cm" svg:y1="16.961cm" svg:x2="12.106cm" svg:y2="16.954cm">
          <text:p/>
        </draw:line>
        <draw:line draw:style-name="gr10" draw:layer="layout" svg:x1="12.106cm" svg:y1="16.954cm" svg:x2="12.113cm" svg:y2="16.954cm">
          <text:p/>
        </draw:line>
        <draw:line draw:style-name="gr10" draw:layer="layout" svg:x1="12.113cm" svg:y1="16.954cm" svg:x2="12.113cm" svg:y2="16.947cm">
          <text:p/>
        </draw:line>
        <draw:line draw:style-name="gr10" draw:layer="layout" svg:x1="12.113cm" svg:y1="16.947cm" svg:x2="12.121cm" svg:y2="16.955cm">
          <text:p/>
        </draw:line>
        <draw:line draw:style-name="gr10" draw:layer="layout" svg:x1="12.12cm" svg:y1="16.954cm" svg:x2="12.127cm" svg:y2="16.954cm">
          <text:p/>
        </draw:line>
        <draw:line draw:style-name="gr10" draw:layer="layout" svg:x1="12.127cm" svg:y1="16.954cm" svg:x2="12.133cm" svg:y2="16.954cm">
          <text:p/>
        </draw:line>
        <draw:line draw:style-name="gr10" draw:layer="layout" svg:x1="12.133cm" svg:y1="16.954cm" svg:x2="12.14cm" svg:y2="16.954cm">
          <text:p/>
        </draw:line>
        <draw:line draw:style-name="gr10" draw:layer="layout" svg:x1="12.14cm" svg:y1="16.954cm" svg:x2="12.147cm" svg:y2="16.954cm">
          <text:p/>
        </draw:line>
        <draw:line draw:style-name="gr10" draw:layer="layout" svg:x1="12.147cm" svg:y1="16.954cm" svg:x2="12.155cm" svg:y2="16.962cm">
          <text:p/>
        </draw:line>
        <draw:line draw:style-name="gr10" draw:layer="layout" svg:x1="12.154cm" svg:y1="16.961cm" svg:x2="12.161cm" svg:y2="16.961cm">
          <text:p/>
        </draw:line>
        <draw:line draw:style-name="gr10" draw:layer="layout" svg:x1="12.161cm" svg:y1="16.961cm" svg:x2="12.161cm" svg:y2="16.968cm">
          <text:p/>
        </draw:line>
        <draw:line draw:style-name="gr10" draw:layer="layout" svg:x1="12.161cm" svg:y1="16.968cm" svg:x2="12.168cm" svg:y2="16.968cm">
          <text:p/>
        </draw:line>
        <draw:line draw:style-name="gr10" draw:layer="layout" svg:x1="12.168cm" svg:y1="16.969cm" svg:x2="12.175cm" svg:y2="16.961cm">
          <text:p/>
        </draw:line>
        <draw:line draw:style-name="gr10" draw:layer="layout" svg:x1="12.174cm" svg:y1="16.961cm" svg:x2="12.174cm" svg:y2="16.968cm">
          <text:p/>
        </draw:line>
        <draw:line draw:style-name="gr10" draw:layer="layout" svg:x1="12.174cm" svg:y1="16.968cm" svg:x2="12.182cm" svg:y2="16.976cm">
          <text:p/>
        </draw:line>
        <draw:line draw:style-name="gr10" draw:layer="layout" svg:x1="12.181cm" svg:y1="16.975cm" svg:x2="12.181cm" svg:y2="16.968cm">
          <text:p/>
        </draw:line>
        <draw:line draw:style-name="gr10" draw:layer="layout" svg:x1="12.181cm" svg:y1="16.968cm" svg:x2="12.189cm" svg:y2="16.976cm">
          <text:p/>
        </draw:line>
        <draw:line draw:style-name="gr10" draw:layer="layout" svg:x1="12.188cm" svg:y1="16.975cm" svg:x2="12.195cm" svg:y2="16.975cm">
          <text:p/>
        </draw:line>
        <draw:line draw:style-name="gr10" draw:layer="layout" svg:x1="12.195cm" svg:y1="16.975cm" svg:x2="12.202cm" svg:y2="16.975cm">
          <text:p/>
        </draw:line>
        <draw:line draw:style-name="gr10" draw:layer="layout" svg:x1="12.202cm" svg:y1="16.975cm" svg:x2="12.209cm" svg:y2="16.982cm">
          <text:p/>
        </draw:line>
        <draw:line draw:style-name="gr10" draw:layer="layout" svg:x1="12.208cm" svg:y1="16.981cm" svg:x2="12.215cm" svg:y2="16.981cm">
          <text:p/>
        </draw:line>
        <draw:line draw:style-name="gr10" draw:layer="layout" svg:x1="12.215cm" svg:y1="16.981cm" svg:x2="12.223cm" svg:y2="16.989cm">
          <text:p/>
        </draw:line>
        <draw:line draw:style-name="gr10" draw:layer="layout" svg:x1="12.222cm" svg:y1="16.988cm" svg:x2="12.229cm" svg:y2="16.988cm">
          <text:p/>
        </draw:line>
        <draw:line draw:style-name="gr10" draw:layer="layout" svg:x1="12.229cm" svg:y1="16.989cm" svg:x2="12.237cm" svg:y2="16.981cm">
          <text:p/>
        </draw:line>
        <draw:line draw:style-name="gr10" draw:layer="layout" svg:x1="12.236cm" svg:y1="16.981cm" svg:x2="12.245cm" svg:y2="16.989cm">
          <text:p/>
        </draw:line>
        <draw:line draw:style-name="gr10" draw:layer="layout" svg:x1="12.243cm" svg:y1="16.988cm" svg:x2="12.249cm" svg:y2="16.988cm">
          <text:p/>
        </draw:line>
        <draw:line draw:style-name="gr10" draw:layer="layout" svg:x1="12.249cm" svg:y1="16.988cm" svg:x2="12.256cm" svg:y2="16.988cm">
          <text:p/>
        </draw:line>
        <draw:line draw:style-name="gr10" draw:layer="layout" svg:x1="12.256cm" svg:y1="16.988cm" svg:x2="12.264cm" svg:y2="16.997cm">
          <text:p/>
        </draw:line>
        <draw:line draw:style-name="gr10" draw:layer="layout" svg:x1="12.263cm" svg:y1="16.995cm" svg:x2="12.263cm" svg:y2="16.988cm">
          <text:p/>
        </draw:line>
        <draw:line draw:style-name="gr10" draw:layer="layout" svg:x1="12.263cm" svg:y1="16.988cm" svg:x2="12.27cm" svg:y2="16.988cm">
          <text:p/>
        </draw:line>
        <draw:line draw:style-name="gr10" draw:layer="layout" svg:x1="12.27cm" svg:y1="16.988cm" svg:x2="12.278cm" svg:y2="16.997cm">
          <text:p/>
        </draw:line>
        <draw:line draw:style-name="gr10" draw:layer="layout" svg:x1="12.277cm" svg:y1="16.995cm" svg:x2="12.277cm" svg:y2="16.988cm">
          <text:p/>
        </draw:line>
        <draw:line draw:style-name="gr10" draw:layer="layout" svg:x1="12.277cm" svg:y1="16.988cm" svg:x2="12.283cm" svg:y2="16.988cm">
          <text:p/>
        </draw:line>
        <draw:line draw:style-name="gr10" draw:layer="layout" svg:x1="12.283cm" svg:y1="16.988cm" svg:x2="12.283cm" svg:y2="16.995cm">
          <text:p/>
        </draw:line>
        <draw:line draw:style-name="gr10" draw:layer="layout" svg:x1="12.283cm" svg:y1="16.995cm" svg:x2="12.29cm" svg:y2="16.995cm">
          <text:p/>
        </draw:line>
        <draw:line draw:style-name="gr10" draw:layer="layout" svg:x1="12.29cm" svg:y1="16.997cm" svg:x2="12.299cm" svg:y2="16.988cm">
          <text:p/>
        </draw:line>
        <draw:line draw:style-name="gr10" draw:layer="layout" svg:x1="12.297cm" svg:y1="16.988cm" svg:x2="12.297cm" svg:y2="16.995cm">
          <text:p/>
        </draw:line>
        <draw:line draw:style-name="gr10" draw:layer="layout" svg:x1="12.297cm" svg:y1="16.995cm" svg:x2="12.305cm" svg:y2="17.003cm">
          <text:p/>
        </draw:line>
        <draw:line draw:style-name="gr10" draw:layer="layout" svg:x1="12.304cm" svg:y1="17.003cm" svg:x2="12.312cm" svg:y2="16.995cm">
          <text:p/>
        </draw:line>
        <draw:line draw:style-name="gr10" draw:layer="layout" svg:x1="12.311cm" svg:y1="16.995cm" svg:x2="12.318cm" svg:y2="17.003cm">
          <text:p/>
        </draw:line>
        <draw:line draw:style-name="gr10" draw:layer="layout" svg:x1="12.317cm" svg:y1="17.003cm" svg:x2="12.325cm" svg:y2="16.995cm">
          <text:p/>
        </draw:line>
        <draw:line draw:style-name="gr10" draw:layer="layout" svg:x1="12.324cm" svg:y1="16.995cm" svg:x2="12.332cm" svg:y2="17.003cm">
          <text:p/>
        </draw:line>
        <draw:line draw:style-name="gr10" draw:layer="layout" svg:x1="12.331cm" svg:y1="17.002cm" svg:x2="12.338cm" svg:y2="17.002cm">
          <text:p/>
        </draw:line>
        <draw:line draw:style-name="gr10" draw:layer="layout" svg:x1="12.338cm" svg:y1="17.003cm" svg:x2="12.347cm" svg:y2="16.995cm">
          <text:p/>
        </draw:line>
        <draw:line draw:style-name="gr10" draw:layer="layout" svg:x1="12.345cm" svg:y1="16.995cm" svg:x2="12.345cm" svg:y2="17.002cm">
          <text:p/>
        </draw:line>
        <draw:line draw:style-name="gr10" draw:layer="layout" svg:x1="12.345cm" svg:y1="17.002cm" svg:x2="12.352cm" svg:y2="17.002cm">
          <text:p/>
        </draw:line>
        <draw:line draw:style-name="gr10" draw:layer="layout" svg:x1="12.352cm" svg:y1="17.002cm" svg:x2="12.358cm" svg:y2="17.002cm">
          <text:p/>
        </draw:line>
        <draw:line draw:style-name="gr10" draw:layer="layout" svg:x1="12.358cm" svg:y1="17.002cm" svg:x2="12.365cm" svg:y2="17.002cm">
          <text:p/>
        </draw:line>
        <draw:line draw:style-name="gr10" draw:layer="layout" svg:x1="12.365cm" svg:y1="17.002cm" svg:x2="12.372cm" svg:y2="17.002cm">
          <text:p/>
        </draw:line>
        <draw:line draw:style-name="gr10" draw:layer="layout" svg:x1="12.372cm" svg:y1="17.002cm" svg:x2="12.379cm" svg:y2="17.002cm">
          <text:p/>
        </draw:line>
        <draw:line draw:style-name="gr10" draw:layer="layout" svg:x1="12.379cm" svg:y1="17.002cm" svg:x2="12.379cm" svg:y2="17.009cm">
          <text:p/>
        </draw:line>
        <draw:line draw:style-name="gr10" draw:layer="layout" svg:x1="12.379cm" svg:y1="17.009cm" svg:x2="12.386cm" svg:y2="17.009cm">
          <text:p/>
        </draw:line>
        <draw:line draw:style-name="gr10" draw:layer="layout" svg:x1="12.386cm" svg:y1="17.009cm" svg:x2="12.392cm" svg:y2="17.009cm">
          <text:p/>
        </draw:line>
        <draw:line draw:style-name="gr10" draw:layer="layout" svg:x1="12.392cm" svg:y1="17.009cm" svg:x2="12.399cm" svg:y2="17.009cm">
          <text:p/>
        </draw:line>
        <draw:line draw:style-name="gr10" draw:layer="layout" svg:x1="12.399cm" svg:y1="17.009cm" svg:x2="12.399cm" svg:y2="17.015cm">
          <text:p/>
        </draw:line>
        <draw:line draw:style-name="gr10" draw:layer="layout" svg:x1="12.399cm" svg:y1="17.016cm" svg:x2="12.407cm" svg:y2="17.009cm">
          <text:p/>
        </draw:line>
        <draw:line draw:style-name="gr10" draw:layer="layout" svg:x1="12.406cm" svg:y1="17.009cm" svg:x2="12.413cm" svg:y2="17.009cm">
          <text:p/>
        </draw:line>
        <draw:line draw:style-name="gr10" draw:layer="layout" svg:x1="12.413cm" svg:y1="17.009cm" svg:x2="12.413cm" svg:y2="17.015cm">
          <text:p/>
        </draw:line>
        <draw:line draw:style-name="gr10" draw:layer="layout" svg:x1="12.413cm" svg:y1="17.015cm" svg:x2="12.42cm" svg:y2="17.015cm">
          <text:p/>
        </draw:line>
        <draw:line draw:style-name="gr10" draw:layer="layout" svg:x1="12.42cm" svg:y1="17.015cm" svg:x2="12.426cm" svg:y2="17.015cm">
          <text:p/>
        </draw:line>
        <draw:line draw:style-name="gr10" draw:layer="layout" svg:x1="12.426cm" svg:y1="17.015cm" svg:x2="12.433cm" svg:y2="17.015cm">
          <text:p/>
        </draw:line>
        <draw:line draw:style-name="gr10" draw:layer="layout" svg:x1="12.433cm" svg:y1="17.015cm" svg:x2="12.44cm" svg:y2="17.015cm">
          <text:p/>
        </draw:line>
        <draw:line draw:style-name="gr10" draw:layer="layout" svg:x1="12.44cm" svg:y1="17.015cm" svg:x2="12.447cm" svg:y2="17.015cm">
          <text:p/>
        </draw:line>
        <draw:line draw:style-name="gr10" draw:layer="layout" svg:x1="12.447cm" svg:y1="17.015cm" svg:x2="12.454cm" svg:y2="17.015cm">
          <text:p/>
        </draw:line>
        <draw:line draw:style-name="gr10" draw:layer="layout" svg:x1="12.454cm" svg:y1="17.015cm" svg:x2="12.454cm" svg:y2="17.009cm">
          <text:p/>
        </draw:line>
        <draw:line draw:style-name="gr10" draw:layer="layout" svg:x1="12.454cm" svg:y1="17.009cm" svg:x2="12.462cm" svg:y2="17.016cm">
          <text:p/>
        </draw:line>
        <draw:line draw:style-name="gr10" draw:layer="layout" svg:x1="12.461cm" svg:y1="17.015cm" svg:x2="12.467cm" svg:y2="17.015cm">
          <text:p/>
        </draw:line>
        <draw:line draw:style-name="gr10" draw:layer="layout" svg:x1="12.467cm" svg:y1="17.015cm" svg:x2="12.474cm" svg:y2="17.015cm">
          <text:p/>
        </draw:line>
        <draw:line draw:style-name="gr10" draw:layer="layout" svg:x1="12.474cm" svg:y1="17.015cm" svg:x2="12.481cm" svg:y2="17.015cm">
          <text:p/>
        </draw:line>
        <draw:line draw:style-name="gr10" draw:layer="layout" svg:x1="12.481cm" svg:y1="17.015cm" svg:x2="12.481cm" svg:y2="17.009cm">
          <text:p/>
        </draw:line>
        <draw:line draw:style-name="gr10" draw:layer="layout" svg:x1="12.481cm" svg:y1="17.009cm" svg:x2="12.489cm" svg:y2="17.016cm">
          <text:p/>
        </draw:line>
        <draw:line draw:style-name="gr10" draw:layer="layout" svg:x1="12.488cm" svg:y1="17.015cm" svg:x2="12.495cm" svg:y2="17.015cm">
          <text:p/>
        </draw:line>
        <draw:line draw:style-name="gr10" draw:layer="layout" svg:x1="12.495cm" svg:y1="17.015cm" svg:x2="12.501cm" svg:y2="17.015cm">
          <text:p/>
        </draw:line>
        <draw:line draw:style-name="gr10" draw:layer="layout" svg:x1="12.501cm" svg:y1="17.016cm" svg:x2="12.509cm" svg:y2="17.009cm">
          <text:p/>
        </draw:line>
        <draw:line draw:style-name="gr10" draw:layer="layout" svg:x1="12.508cm" svg:y1="17.009cm" svg:x2="12.516cm" svg:y2="17.016cm">
          <text:p/>
        </draw:line>
        <draw:line draw:style-name="gr10" draw:layer="layout" svg:x1="12.515cm" svg:y1="17.015cm" svg:x2="12.523cm" svg:y2="17.023cm">
          <text:p/>
        </draw:line>
        <draw:line draw:style-name="gr10" draw:layer="layout" svg:x1="12.522cm" svg:y1="17.022cm" svg:x2="12.522cm" svg:y2="17.015cm">
          <text:p/>
        </draw:line>
        <draw:line draw:style-name="gr10" draw:layer="layout" svg:x1="12.522cm" svg:y1="17.015cm" svg:x2="12.529cm" svg:y2="17.015cm">
          <text:p/>
        </draw:line>
        <draw:line draw:style-name="gr10" draw:layer="layout" svg:x1="12.529cm" svg:y1="17.015cm" svg:x2="12.535cm" svg:y2="17.015cm">
          <text:p/>
        </draw:line>
        <draw:line draw:style-name="gr10" draw:layer="layout" svg:x1="12.535cm" svg:y1="17.015cm" svg:x2="12.535cm" svg:y2="17.022cm">
          <text:p/>
        </draw:line>
        <draw:line draw:style-name="gr10" draw:layer="layout" svg:x1="12.535cm" svg:y1="17.022cm" svg:x2="12.542cm" svg:y2="17.022cm">
          <text:p/>
        </draw:line>
        <draw:line draw:style-name="gr10" draw:layer="layout" svg:x1="12.542cm" svg:y1="17.022cm" svg:x2="12.549cm" svg:y2="17.022cm">
          <text:p/>
        </draw:line>
        <draw:line draw:style-name="gr10" draw:layer="layout" svg:x1="12.549cm" svg:y1="17.023cm" svg:x2="12.557cm" svg:y2="17.015cm">
          <text:p/>
        </draw:line>
        <draw:line draw:style-name="gr10" draw:layer="layout" svg:x1="12.556cm" svg:y1="17.015cm" svg:x2="12.556cm" svg:y2="17.022cm">
          <text:p/>
        </draw:line>
        <draw:line draw:style-name="gr10" draw:layer="layout" svg:x1="12.556cm" svg:y1="17.022cm" svg:x2="12.563cm" svg:y2="17.022cm">
          <text:p/>
        </draw:line>
        <draw:line draw:style-name="gr10" draw:layer="layout" svg:x1="12.563cm" svg:y1="17.022cm" svg:x2="12.57cm" svg:y2="17.022cm">
          <text:p/>
        </draw:line>
        <draw:line draw:style-name="gr10" draw:layer="layout" svg:x1="12.57cm" svg:y1="17.022cm" svg:x2="12.576cm" svg:y2="17.022cm">
          <text:p/>
        </draw:line>
        <draw:line draw:style-name="gr10" draw:layer="layout" svg:x1="12.576cm" svg:y1="17.022cm" svg:x2="12.584cm" svg:y2="17.03cm">
          <text:p/>
        </draw:line>
        <draw:line draw:style-name="gr10" draw:layer="layout" svg:x1="12.583cm" svg:y1="17.029cm" svg:x2="12.59cm" svg:y2="17.029cm">
          <text:p/>
        </draw:line>
        <draw:line draw:style-name="gr10" draw:layer="layout" svg:x1="12.59cm" svg:y1="17.029cm" svg:x2="12.59cm" svg:y2="17.022cm">
          <text:p/>
        </draw:line>
        <draw:line draw:style-name="gr10" draw:layer="layout" svg:x1="12.59cm" svg:y1="17.022cm" svg:x2="12.599cm" svg:y2="17.03cm">
          <text:p/>
        </draw:line>
        <draw:line draw:style-name="gr10" draw:layer="layout" svg:x1="12.597cm" svg:y1="17.029cm" svg:x2="12.605cm" svg:y2="17.037cm">
          <text:p/>
        </draw:line>
        <draw:line draw:style-name="gr10" draw:layer="layout" svg:x1="12.604cm" svg:y1="17.036cm" svg:x2="12.61cm" svg:y2="17.036cm">
          <text:p/>
        </draw:line>
        <draw:line draw:style-name="gr10" draw:layer="layout" svg:x1="12.61cm" svg:y1="17.037cm" svg:x2="12.618cm" svg:y2="17.029cm">
          <text:p/>
        </draw:line>
        <draw:line draw:style-name="gr10" draw:layer="layout" svg:x1="12.617cm" svg:y1="17.029cm" svg:x2="12.624cm" svg:y2="17.029cm">
          <text:p/>
        </draw:line>
        <draw:line draw:style-name="gr10" draw:layer="layout" svg:x1="12.624cm" svg:y1="17.029cm" svg:x2="12.631cm" svg:y2="17.029cm">
          <text:p/>
        </draw:line>
        <draw:line draw:style-name="gr10" draw:layer="layout" svg:x1="12.631cm" svg:y1="17.029cm" svg:x2="12.639cm" svg:y2="17.037cm">
          <text:p/>
        </draw:line>
        <draw:line draw:style-name="gr10" draw:layer="layout" svg:x1="12.638cm" svg:y1="17.036cm" svg:x2="12.638cm" svg:y2="17.029cm">
          <text:p/>
        </draw:line>
        <draw:line draw:style-name="gr10" draw:layer="layout" svg:x1="12.638cm" svg:y1="17.029cm" svg:x2="12.645cm" svg:y2="17.029cm">
          <text:p/>
        </draw:line>
        <draw:line draw:style-name="gr10" draw:layer="layout" svg:x1="12.645cm" svg:y1="17.029cm" svg:x2="12.651cm" svg:y2="17.029cm">
          <text:p/>
        </draw:line>
        <draw:frame draw:style-name="gr13" draw:layer="layout" svg:width="0.815cm" svg:height="0.497cm" svg:x="10.823cm" svg:y="8.498cm">
          <draw:text-box>
            <text:p text:style-name="P1"><text:span text:style-name="T3">400</text:span></text:p>
          </draw:text-box>
        </draw:frame>
        <draw:frame draw:style-name="gr13" draw:layer="layout" svg:width="0.815cm" svg:height="0.497cm" svg:x="4.885cm" svg:y="17.304cm">
          <draw:text-box>
            <text:p text:style-name="P1"><text:span text:style-name="T3">300</text:span></text:p>
          </draw:text-box>
        </draw:frame>
        <draw:frame draw:style-name="gr13" draw:layer="layout" svg:width="0.815cm" svg:height="0.497cm" svg:x="7.854cm" svg:y="17.304cm">
          <draw:text-box>
            <text:p text:style-name="P1"><text:span text:style-name="T3">350</text:span></text:p>
          </draw:text-box>
        </draw:frame>
        <draw:path draw:style-name="gr14" draw:layer="layout" svg:width="0.212cm" svg:height="5.999cm" svg:x="3.822cm" svg:y="11.163cm" svg:viewBox="0 0 213 6000" svg:d="M125 6000v-5683h-36v5683zM213 353l-106-353-107 353z">
          <text:p/>
        </draw:path>
        <draw:path draw:style-name="gr14" draw:layer="layout" svg:width="9.05cm" svg:height="0.212cm" svg:x="3.932cm" svg:y="17.03cm" svg:viewBox="0 0 9051 213" svg:d="M0 88h8734v36h-8734zM8698 0l353 106-353 107z">
          <text:p/>
        </draw:path>
        <draw:frame draw:style-name="gr13" draw:layer="layout" svg:width="0.815cm" svg:height="0.497cm" svg:x="10.823cm" svg:y="17.304cm">
          <draw:text-box>
            <text:p text:style-name="P1"><text:span text:style-name="T3">400</text:span></text:p>
          </draw:text-box>
        </draw:frame>
        <draw:frame draw:style-name="gr15" draw:layer="layout" svg:width="6.466cm" svg:height="0.746cm" svg:x="5.511cm" svg:y="10.784cm">
          <draw:text-box>
            <text:p text:style-name="P1"><text:span text:style-name="T2">Reference Spectrum</text:span></text:p>
          </draw:text-box>
        </draw:frame>
        <draw:frame draw:style-name="gr16" draw:layer="layout" svg:width="2.508cm" svg:height="0.497cm" svg:x="12.295cm" svg:y="17.492cm">
          <draw:text-box>
            <text:p text:style-name="P1"><text:span text:style-name="T3">Wavelength</text:span></text:p>
          </draw:text-box>
        </draw:frame>
        <draw:frame draw:style-name="gr17" draw:layer="layout" svg:width="1.01cm" svg:height="0.497cm" svg:x="12.904cm" svg:y="18cm">
          <draw:text-box>
            <text:p text:style-name="P1"><text:span text:style-name="T3">[nm]</text:span></text:p>
          </draw:text-box>
        </draw:frame>
        <draw:frame draw:style-name="gr16" draw:layer="layout" svg:width="2.508cm" svg:height="0.497cm" svg:x="12.065cm" svg:y="8.655cm">
          <draw:text-box>
            <text:p text:style-name="P1"><text:span text:style-name="T3">Wavelength</text:span></text:p>
          </draw:text-box>
        </draw:frame>
        <draw:frame draw:style-name="gr17" draw:layer="layout" svg:width="1.01cm" svg:height="0.497cm" svg:x="12.674cm" svg:y="9.163cm">
          <draw:text-box>
            <text:p text:style-name="P1"><text:span text:style-name="T3">[nm]</text:span></text:p>
          </draw:text-box>
        </draw:frame>
        <draw:frame draw:style-name="gr18" draw:layer="layout" svg:width="0.129cm" svg:height="0.497cm" draw:transform="rotate (1.5707963267949) translate (3.283cm 14.92cm)">
          <draw:text-box>
            <text:p text:style-name="P1"><text:span text:style-name="T3">I</text:span></text:p>
          </draw:text-box>
        </draw:frame>
        <draw:frame draw:style-name="gr18" draw:layer="layout" svg:width="0.269cm" svg:height="0.497cm" draw:transform="rotate (1.5707963267949) translate (3.283cm 14.813cm)">
          <draw:text-box>
            <text:p text:style-name="P1"><text:span text:style-name="T3">n</text:span></text:p>
          </draw:text-box>
        </draw:frame>
        <draw:frame draw:style-name="gr18" draw:layer="layout" svg:width="0.167cm" svg:height="0.497cm" draw:transform="rotate (1.5707963267949) translate (3.283cm 14.594cm)">
          <draw:text-box>
            <text:p text:style-name="P1"><text:span text:style-name="T3">t</text:span></text:p>
          </draw:text-box>
        </draw:frame>
        <draw:frame draw:style-name="gr18" draw:layer="layout" svg:width="0.264cm" svg:height="0.497cm" draw:transform="rotate (1.5707963267949) translate (3.283cm 14.454cm)">
          <draw:text-box>
            <text:p text:style-name="P1"><text:span text:style-name="T3">e</text:span></text:p>
          </draw:text-box>
        </draw:frame>
        <draw:frame draw:style-name="gr18" draw:layer="layout" svg:width="0.269cm" svg:height="0.497cm" draw:transform="rotate (1.5707963267949) translate (3.283cm 14.243cm)">
          <draw:text-box>
            <text:p text:style-name="P1"><text:span text:style-name="T3">n</text:span></text:p>
          </draw:text-box>
        </draw:frame>
        <draw:frame draw:style-name="gr18" draw:layer="layout" svg:width="0.222cm" svg:height="0.497cm" draw:transform="rotate (1.5707963267949) translate (3.283cm 14.018cm)">
          <draw:text-box>
            <text:p text:style-name="P1"><text:span text:style-name="T3">s</text:span></text:p>
          </draw:text-box>
        </draw:frame>
        <draw:frame draw:style-name="gr18" draw:layer="layout" svg:width="0.121cm" svg:height="0.497cm" draw:transform="rotate (1.5707963267949) translate (3.283cm 13.853cm)">
          <draw:text-box>
            <text:p text:style-name="P1"><text:span text:style-name="T3">i</text:span></text:p>
          </draw:text-box>
        </draw:frame>
        <draw:frame draw:style-name="gr18" draw:layer="layout" svg:width="0.167cm" svg:height="0.497cm" draw:transform="rotate (1.5707963267949) translate (3.283cm 13.755cm)">
          <draw:text-box>
            <text:p text:style-name="P1"><text:span text:style-name="T3">t</text:span></text:p>
          </draw:text-box>
        </draw:frame>
        <draw:frame draw:style-name="gr18" draw:layer="layout" svg:width="0.252cm" svg:height="0.497cm" draw:transform="rotate (1.5707963267949) translate (3.283cm 13.612cm)">
          <draw:text-box>
            <text:p text:style-name="P1"><text:span text:style-name="T3">y</text:span></text:p>
          </draw:text-box>
        </draw:frame>
        <draw:frame draw:style-name="gr18" draw:layer="layout" svg:width="0.129cm" svg:height="0.497cm" draw:transform="rotate (1.5707963267949) translate (3.283cm 6.115cm)">
          <draw:text-box>
            <text:p text:style-name="P1"><text:span text:style-name="T3">I</text:span></text:p>
          </draw:text-box>
        </draw:frame>
        <draw:frame draw:style-name="gr18" draw:layer="layout" svg:width="0.269cm" svg:height="0.497cm" draw:transform="rotate (1.5707963267949) translate (3.283cm 6.008cm)">
          <draw:text-box>
            <text:p text:style-name="P1"><text:span text:style-name="T3">n</text:span></text:p>
          </draw:text-box>
        </draw:frame>
        <draw:frame draw:style-name="gr18" draw:layer="layout" svg:width="0.167cm" svg:height="0.497cm" draw:transform="rotate (1.5707963267949) translate (3.283cm 5.789cm)">
          <draw:text-box>
            <text:p text:style-name="P1"><text:span text:style-name="T3">t</text:span></text:p>
          </draw:text-box>
        </draw:frame>
        <draw:frame draw:style-name="gr18" draw:layer="layout" svg:width="0.264cm" svg:height="0.497cm" draw:transform="rotate (1.5707963267949) translate (3.283cm 5.649cm)">
          <draw:text-box>
            <text:p text:style-name="P1"><text:span text:style-name="T3">e</text:span></text:p>
          </draw:text-box>
        </draw:frame>
        <draw:frame draw:style-name="gr18" draw:layer="layout" svg:width="0.269cm" svg:height="0.497cm" draw:transform="rotate (1.5707963267949) translate (3.283cm 5.438cm)">
          <draw:text-box>
            <text:p text:style-name="P1"><text:span text:style-name="T3">n</text:span></text:p>
          </draw:text-box>
        </draw:frame>
        <draw:frame draw:style-name="gr18" draw:layer="layout" svg:width="0.222cm" svg:height="0.497cm" draw:transform="rotate (1.5707963267949) translate (3.283cm 5.214cm)">
          <draw:text-box>
            <text:p text:style-name="P1"><text:span text:style-name="T3">s</text:span></text:p>
          </draw:text-box>
        </draw:frame>
        <draw:frame draw:style-name="gr18" draw:layer="layout" svg:width="0.121cm" svg:height="0.497cm" draw:transform="rotate (1.5707963267949) translate (3.283cm 5.048cm)">
          <draw:text-box>
            <text:p text:style-name="P1"><text:span text:style-name="T3">i</text:span></text:p>
          </draw:text-box>
        </draw:frame>
        <draw:frame draw:style-name="gr18" draw:layer="layout" svg:width="0.167cm" svg:height="0.497cm" draw:transform="rotate (1.5707963267949) translate (3.283cm 4.951cm)">
          <draw:text-box>
            <text:p text:style-name="P1"><text:span text:style-name="T3">t</text:span></text:p>
          </draw:text-box>
        </draw:frame>
        <draw:polygon draw:style-name="gr1" draw:layer="layout" svg:width="11.793cm" svg:height="27.112cm" svg:x="20.151cm" svg:y="2.999cm" svg:viewBox="0 0 11794 27113" draw:points="0,27113 11794,27113 11794,0 0,0">
          <text:p/>
        </draw:polygon>
        <draw:polygon draw:style-name="gr1" draw:layer="layout" svg:width="10.743cm" svg:height="23.368cm" svg:x="20.848cm" svg:y="4.775cm" svg:viewBox="0 0 10744 23369" draw:points="0,23369 10744,23369 10744,0 0,0">
          <text:p/>
        </draw:polygon>
        <draw:polygon draw:style-name="gr19" draw:layer="layout" svg:width="10.735cm" svg:height="23.341cm" svg:x="20.848cm" svg:y="4.775cm" svg:viewBox="0 0 10736 23342" draw:points="0,23342 10736,23342 10736,0 0,0">
          <text:p/>
        </draw:polygon>
        <draw:polygon draw:style-name="gr20" draw:layer="layout" svg:width="0.017cm" svg:height="23.368cm" svg:x="20.84cm" svg:y="4.775cm" svg:viewBox="0 0 18 23369" draw:points="0,23369 18,23369 18,0 0,0">
          <text:p/>
        </draw:polygon>
        <draw:line draw:style-name="gr21" draw:layer="layout" svg:x1="20.84cm" svg:y1="5.213cm" svg:x2="20.806cm" svg:y2="5.213cm">
          <text:p/>
        </draw:line>
        <draw:line draw:style-name="gr21" draw:layer="layout" svg:x1="20.84cm" svg:y1="5.787cm" svg:x2="20.806cm" svg:y2="5.787cm">
          <text:p/>
        </draw:line>
        <draw:line draw:style-name="gr21" draw:layer="layout" svg:x1="20.84cm" svg:y1="6.333cm" svg:x2="20.806cm" svg:y2="6.333cm">
          <text:p/>
        </draw:line>
        <draw:line draw:style-name="gr21" draw:layer="layout" svg:x1="20.84cm" svg:y1="6.88cm" svg:x2="20.806cm" svg:y2="6.88cm">
          <text:p/>
        </draw:line>
        <draw:line draw:style-name="gr21" draw:layer="layout" svg:x1="20.84cm" svg:y1="7.454cm" svg:x2="20.806cm" svg:y2="7.454cm">
          <text:p/>
        </draw:line>
        <draw:line draw:style-name="gr21" draw:layer="layout" svg:x1="20.84cm" svg:y1="8cm" svg:x2="20.806cm" svg:y2="8cm">
          <text:p/>
        </draw:line>
        <draw:line draw:style-name="gr21" draw:layer="layout" svg:x1="20.84cm" svg:y1="8.547cm" svg:x2="20.806cm" svg:y2="8.547cm">
          <text:p/>
        </draw:line>
        <draw:line draw:style-name="gr21" draw:layer="layout" svg:x1="20.84cm" svg:y1="9.121cm" svg:x2="20.806cm" svg:y2="9.121cm">
          <text:p/>
        </draw:line>
        <draw:line draw:style-name="gr21" draw:layer="layout" svg:x1="20.84cm" svg:y1="9.668cm" svg:x2="20.806cm" svg:y2="9.668cm">
          <text:p/>
        </draw:line>
        <draw:line draw:style-name="gr21" draw:layer="layout" svg:x1="20.84cm" svg:y1="10.214cm" svg:x2="20.806cm" svg:y2="10.214cm">
          <text:p/>
        </draw:line>
        <draw:line draw:style-name="gr21" draw:layer="layout" svg:x1="20.84cm" svg:y1="10.788cm" svg:x2="20.806cm" svg:y2="10.788cm">
          <text:p/>
        </draw:line>
        <draw:line draw:style-name="gr21" draw:layer="layout" svg:x1="20.84cm" svg:y1="11.335cm" svg:x2="20.806cm" svg:y2="11.335cm">
          <text:p/>
        </draw:line>
        <draw:line draw:style-name="gr21" draw:layer="layout" svg:x1="20.84cm" svg:y1="11.881cm" svg:x2="20.806cm" svg:y2="11.881cm">
          <text:p/>
        </draw:line>
        <draw:line draw:style-name="gr21" draw:layer="layout" svg:x1="20.84cm" svg:y1="12.455cm" svg:x2="20.806cm" svg:y2="12.455cm">
          <text:p/>
        </draw:line>
        <draw:line draw:style-name="gr21" draw:layer="layout" svg:x1="20.84cm" svg:y1="13.002cm" svg:x2="20.806cm" svg:y2="13.002cm">
          <text:p/>
        </draw:line>
        <draw:line draw:style-name="gr21" draw:layer="layout" svg:x1="20.84cm" svg:y1="13.549cm" svg:x2="20.806cm" svg:y2="13.549cm">
          <text:p/>
        </draw:line>
        <draw:line draw:style-name="gr21" draw:layer="layout" svg:x1="20.84cm" svg:y1="14.095cm" svg:x2="20.806cm" svg:y2="14.095cm">
          <text:p/>
        </draw:line>
        <draw:line draw:style-name="gr21" draw:layer="layout" svg:x1="20.84cm" svg:y1="14.669cm" svg:x2="20.806cm" svg:y2="14.669cm">
          <text:p/>
        </draw:line>
        <draw:line draw:style-name="gr21" draw:layer="layout" svg:x1="20.84cm" svg:y1="15.216cm" svg:x2="20.806cm" svg:y2="15.216cm">
          <text:p/>
        </draw:line>
        <draw:line draw:style-name="gr21" draw:layer="layout" svg:x1="20.84cm" svg:y1="15.762cm" svg:x2="20.806cm" svg:y2="15.762cm">
          <text:p/>
        </draw:line>
        <draw:line draw:style-name="gr21" draw:layer="layout" svg:x1="20.84cm" svg:y1="16.336cm" svg:x2="20.806cm" svg:y2="16.336cm">
          <text:p/>
        </draw:line>
        <draw:line draw:style-name="gr21" draw:layer="layout" svg:x1="20.84cm" svg:y1="16.883cm" svg:x2="20.806cm" svg:y2="16.883cm">
          <text:p/>
        </draw:line>
        <draw:line draw:style-name="gr22" draw:layer="layout" svg:x1="20.857cm" svg:y1="5.213cm" svg:x2="31.591cm" svg:y2="5.213cm">
          <text:p/>
        </draw:line>
        <draw:line draw:style-name="gr22" draw:layer="layout" svg:x1="20.857cm" svg:y1="5.787cm" svg:x2="31.591cm" svg:y2="5.787cm">
          <text:p/>
        </draw:line>
        <draw:line draw:style-name="gr22" draw:layer="layout" svg:x1="20.857cm" svg:y1="6.333cm" svg:x2="31.591cm" svg:y2="6.333cm">
          <text:p/>
        </draw:line>
        <draw:line draw:style-name="gr22" draw:layer="layout" svg:x1="20.857cm" svg:y1="6.88cm" svg:x2="31.591cm" svg:y2="6.88cm">
          <text:p/>
        </draw:line>
        <draw:line draw:style-name="gr22" draw:layer="layout" svg:x1="20.857cm" svg:y1="7.454cm" svg:x2="31.591cm" svg:y2="7.454cm">
          <text:p/>
        </draw:line>
        <draw:line draw:style-name="gr22" draw:layer="layout" svg:x1="20.857cm" svg:y1="8cm" svg:x2="31.591cm" svg:y2="8cm">
          <text:p/>
        </draw:line>
        <draw:line draw:style-name="gr22" draw:layer="layout" svg:x1="20.857cm" svg:y1="8.547cm" svg:x2="31.591cm" svg:y2="8.547cm">
          <text:p/>
        </draw:line>
        <draw:line draw:style-name="gr22" draw:layer="layout" svg:x1="20.857cm" svg:y1="9.121cm" svg:x2="31.591cm" svg:y2="9.121cm">
          <text:p/>
        </draw:line>
        <draw:line draw:style-name="gr22" draw:layer="layout" svg:x1="20.857cm" svg:y1="9.668cm" svg:x2="31.591cm" svg:y2="9.668cm">
          <text:p/>
        </draw:line>
        <draw:line draw:style-name="gr22" draw:layer="layout" svg:x1="20.857cm" svg:y1="10.214cm" svg:x2="31.591cm" svg:y2="10.214cm">
          <text:p/>
        </draw:line>
        <draw:line draw:style-name="gr22" draw:layer="layout" svg:x1="20.857cm" svg:y1="10.788cm" svg:x2="31.591cm" svg:y2="10.788cm">
          <text:p/>
        </draw:line>
        <draw:line draw:style-name="gr22" draw:layer="layout" svg:x1="20.857cm" svg:y1="11.335cm" svg:x2="31.591cm" svg:y2="11.335cm">
          <text:p/>
        </draw:line>
        <draw:line draw:style-name="gr22" draw:layer="layout" svg:x1="20.857cm" svg:y1="11.881cm" svg:x2="31.591cm" svg:y2="11.881cm">
          <text:p/>
        </draw:line>
        <draw:line draw:style-name="gr22" draw:layer="layout" svg:x1="20.857cm" svg:y1="12.455cm" svg:x2="31.591cm" svg:y2="12.455cm">
          <text:p/>
        </draw:line>
        <draw:line draw:style-name="gr22" draw:layer="layout" svg:x1="20.857cm" svg:y1="13.002cm" svg:x2="31.591cm" svg:y2="13.002cm">
          <text:p/>
        </draw:line>
        <draw:line draw:style-name="gr22" draw:layer="layout" svg:x1="20.857cm" svg:y1="13.549cm" svg:x2="31.591cm" svg:y2="13.549cm">
          <text:p/>
        </draw:line>
        <draw:line draw:style-name="gr22" draw:layer="layout" svg:x1="20.857cm" svg:y1="14.095cm" svg:x2="31.591cm" svg:y2="14.095cm">
          <text:p/>
        </draw:line>
        <draw:line draw:style-name="gr22" draw:layer="layout" svg:x1="20.857cm" svg:y1="14.669cm" svg:x2="31.591cm" svg:y2="14.669cm">
          <text:p/>
        </draw:line>
        <draw:line draw:style-name="gr22" draw:layer="layout" svg:x1="20.857cm" svg:y1="15.216cm" svg:x2="31.591cm" svg:y2="15.216cm">
          <text:p/>
        </draw:line>
        <draw:line draw:style-name="gr22" draw:layer="layout" svg:x1="20.857cm" svg:y1="15.762cm" svg:x2="31.591cm" svg:y2="15.762cm">
          <text:p/>
        </draw:line>
        <draw:line draw:style-name="gr22" draw:layer="layout" svg:x1="20.857cm" svg:y1="16.336cm" svg:x2="31.591cm" svg:y2="16.336cm">
          <text:p/>
        </draw:line>
        <draw:line draw:style-name="gr22" draw:layer="layout" svg:x1="20.857cm" svg:y1="16.883cm" svg:x2="31.591cm" svg:y2="16.883cm">
          <text:p/>
        </draw:line>
        <draw:line draw:style-name="gr21" draw:layer="layout" svg:x1="20.84cm" svg:y1="5.076cm" svg:x2="20.823cm" svg:y2="5.076cm">
          <text:p/>
        </draw:line>
        <draw:line draw:style-name="gr21" draw:layer="layout" svg:x1="20.84cm" svg:y1="4.939cm" svg:x2="20.823cm" svg:y2="4.939cm">
          <text:p/>
        </draw:line>
        <draw:line draw:style-name="gr21" draw:layer="layout" svg:x1="20.84cm" svg:y1="4.803cm" svg:x2="20.823cm" svg:y2="4.803cm">
          <text:p/>
        </draw:line>
        <draw:line draw:style-name="gr21" draw:layer="layout" svg:x1="20.84cm" svg:y1="5.65cm" svg:x2="20.823cm" svg:y2="5.65cm">
          <text:p/>
        </draw:line>
        <draw:line draw:style-name="gr21" draw:layer="layout" svg:x1="20.84cm" svg:y1="5.513cm" svg:x2="20.823cm" svg:y2="5.513cm">
          <text:p/>
        </draw:line>
        <draw:line draw:style-name="gr21" draw:layer="layout" svg:x1="20.84cm" svg:y1="5.377cm" svg:x2="20.823cm" svg:y2="5.377cm">
          <text:p/>
        </draw:line>
        <draw:line draw:style-name="gr21" draw:layer="layout" svg:x1="20.84cm" svg:y1="6.197cm" svg:x2="20.823cm" svg:y2="6.197cm">
          <text:p/>
        </draw:line>
        <draw:line draw:style-name="gr21" draw:layer="layout" svg:x1="20.84cm" svg:y1="6.06cm" svg:x2="20.823cm" svg:y2="6.06cm">
          <text:p/>
        </draw:line>
        <draw:line draw:style-name="gr21" draw:layer="layout" svg:x1="20.84cm" svg:y1="5.923cm" svg:x2="20.823cm" svg:y2="5.923cm">
          <text:p/>
        </draw:line>
        <draw:line draw:style-name="gr21" draw:layer="layout" svg:x1="20.84cm" svg:y1="6.743cm" svg:x2="20.823cm" svg:y2="6.743cm">
          <text:p/>
        </draw:line>
        <draw:line draw:style-name="gr21" draw:layer="layout" svg:x1="20.84cm" svg:y1="6.607cm" svg:x2="20.823cm" svg:y2="6.607cm">
          <text:p/>
        </draw:line>
        <draw:line draw:style-name="gr21" draw:layer="layout" svg:x1="20.84cm" svg:y1="6.47cm" svg:x2="20.823cm" svg:y2="6.47cm">
          <text:p/>
        </draw:line>
        <draw:line draw:style-name="gr21" draw:layer="layout" svg:x1="20.84cm" svg:y1="7.317cm" svg:x2="20.823cm" svg:y2="7.317cm">
          <text:p/>
        </draw:line>
        <draw:line draw:style-name="gr21" draw:layer="layout" svg:x1="20.84cm" svg:y1="7.181cm" svg:x2="20.823cm" svg:y2="7.181cm">
          <text:p/>
        </draw:line>
        <draw:line draw:style-name="gr21" draw:layer="layout" svg:x1="20.84cm" svg:y1="7.044cm" svg:x2="20.823cm" svg:y2="7.044cm">
          <text:p/>
        </draw:line>
        <draw:line draw:style-name="gr21" draw:layer="layout" svg:x1="20.84cm" svg:y1="7.864cm" svg:x2="20.823cm" svg:y2="7.864cm">
          <text:p/>
        </draw:line>
        <draw:line draw:style-name="gr21" draw:layer="layout" svg:x1="20.84cm" svg:y1="7.727cm" svg:x2="20.823cm" svg:y2="7.727cm">
          <text:p/>
        </draw:line>
        <draw:line draw:style-name="gr21" draw:layer="layout" svg:x1="20.84cm" svg:y1="7.59cm" svg:x2="20.823cm" svg:y2="7.59cm">
          <text:p/>
        </draw:line>
        <draw:line draw:style-name="gr21" draw:layer="layout" svg:x1="20.84cm" svg:y1="8.41cm" svg:x2="20.823cm" svg:y2="8.41cm">
          <text:p/>
        </draw:line>
        <draw:line draw:style-name="gr21" draw:layer="layout" svg:x1="20.84cm" svg:y1="8.274cm" svg:x2="20.823cm" svg:y2="8.274cm">
          <text:p/>
        </draw:line>
        <draw:line draw:style-name="gr21" draw:layer="layout" svg:x1="20.84cm" svg:y1="8.137cm" svg:x2="20.823cm" svg:y2="8.137cm">
          <text:p/>
        </draw:line>
        <draw:line draw:style-name="gr21" draw:layer="layout" svg:x1="20.84cm" svg:y1="8.984cm" svg:x2="20.823cm" svg:y2="8.984cm">
          <text:p/>
        </draw:line>
        <draw:line draw:style-name="gr21" draw:layer="layout" svg:x1="20.84cm" svg:y1="8.848cm" svg:x2="20.823cm" svg:y2="8.848cm">
          <text:p/>
        </draw:line>
        <draw:line draw:style-name="gr21" draw:layer="layout" svg:x1="20.84cm" svg:y1="8.711cm" svg:x2="20.823cm" svg:y2="8.711cm">
          <text:p/>
        </draw:line>
        <draw:line draw:style-name="gr21" draw:layer="layout" svg:x1="20.84cm" svg:y1="9.531cm" svg:x2="20.823cm" svg:y2="9.531cm">
          <text:p/>
        </draw:line>
        <draw:line draw:style-name="gr21" draw:layer="layout" svg:x1="20.84cm" svg:y1="9.394cm" svg:x2="20.823cm" svg:y2="9.394cm">
          <text:p/>
        </draw:line>
        <draw:line draw:style-name="gr21" draw:layer="layout" svg:x1="20.84cm" svg:y1="9.258cm" svg:x2="20.823cm" svg:y2="9.258cm">
          <text:p/>
        </draw:line>
        <draw:line draw:style-name="gr21" draw:layer="layout" svg:x1="20.84cm" svg:y1="10.078cm" svg:x2="20.823cm" svg:y2="10.078cm">
          <text:p/>
        </draw:line>
        <draw:line draw:style-name="gr21" draw:layer="layout" svg:x1="20.84cm" svg:y1="9.941cm" svg:x2="20.823cm" svg:y2="9.941cm">
          <text:p/>
        </draw:line>
        <draw:line draw:style-name="gr21" draw:layer="layout" svg:x1="20.84cm" svg:y1="9.804cm" svg:x2="20.823cm" svg:y2="9.804cm">
          <text:p/>
        </draw:line>
        <draw:line draw:style-name="gr21" draw:layer="layout" svg:x1="20.84cm" svg:y1="10.652cm" svg:x2="20.823cm" svg:y2="10.652cm">
          <text:p/>
        </draw:line>
        <draw:line draw:style-name="gr21" draw:layer="layout" svg:x1="20.84cm" svg:y1="10.515cm" svg:x2="20.823cm" svg:y2="10.515cm">
          <text:p/>
        </draw:line>
        <draw:line draw:style-name="gr21" draw:layer="layout" svg:x1="20.84cm" svg:y1="10.378cm" svg:x2="20.823cm" svg:y2="10.378cm">
          <text:p/>
        </draw:line>
        <draw:line draw:style-name="gr21" draw:layer="layout" svg:x1="20.84cm" svg:y1="11.198cm" svg:x2="20.823cm" svg:y2="11.198cm">
          <text:p/>
        </draw:line>
        <draw:line draw:style-name="gr21" draw:layer="layout" svg:x1="20.84cm" svg:y1="11.062cm" svg:x2="20.823cm" svg:y2="11.062cm">
          <text:p/>
        </draw:line>
        <draw:line draw:style-name="gr21" draw:layer="layout" svg:x1="20.84cm" svg:y1="10.925cm" svg:x2="20.823cm" svg:y2="10.925cm">
          <text:p/>
        </draw:line>
        <draw:line draw:style-name="gr21" draw:layer="layout" svg:x1="20.84cm" svg:y1="11.745cm" svg:x2="20.823cm" svg:y2="11.745cm">
          <text:p/>
        </draw:line>
        <draw:line draw:style-name="gr21" draw:layer="layout" svg:x1="20.84cm" svg:y1="11.608cm" svg:x2="20.823cm" svg:y2="11.608cm">
          <text:p/>
        </draw:line>
        <draw:line draw:style-name="gr21" draw:layer="layout" svg:x1="20.84cm" svg:y1="11.472cm" svg:x2="20.823cm" svg:y2="11.472cm">
          <text:p/>
        </draw:line>
        <draw:line draw:style-name="gr21" draw:layer="layout" svg:x1="20.84cm" svg:y1="12.319cm" svg:x2="20.823cm" svg:y2="12.319cm">
          <text:p/>
        </draw:line>
        <draw:line draw:style-name="gr21" draw:layer="layout" svg:x1="20.84cm" svg:y1="12.182cm" svg:x2="20.823cm" svg:y2="12.182cm">
          <text:p/>
        </draw:line>
        <draw:line draw:style-name="gr21" draw:layer="layout" svg:x1="20.84cm" svg:y1="12.045cm" svg:x2="20.823cm" svg:y2="12.045cm">
          <text:p/>
        </draw:line>
        <draw:line draw:style-name="gr21" draw:layer="layout" svg:x1="20.84cm" svg:y1="12.865cm" svg:x2="20.823cm" svg:y2="12.865cm">
          <text:p/>
        </draw:line>
        <draw:line draw:style-name="gr21" draw:layer="layout" svg:x1="20.84cm" svg:y1="12.729cm" svg:x2="20.823cm" svg:y2="12.729cm">
          <text:p/>
        </draw:line>
        <draw:line draw:style-name="gr21" draw:layer="layout" svg:x1="20.84cm" svg:y1="12.592cm" svg:x2="20.823cm" svg:y2="12.592cm">
          <text:p/>
        </draw:line>
        <draw:line draw:style-name="gr21" draw:layer="layout" svg:x1="20.84cm" svg:y1="13.412cm" svg:x2="20.823cm" svg:y2="13.412cm">
          <text:p/>
        </draw:line>
        <draw:line draw:style-name="gr21" draw:layer="layout" svg:x1="20.84cm" svg:y1="13.275cm" svg:x2="20.823cm" svg:y2="13.275cm">
          <text:p/>
        </draw:line>
        <draw:line draw:style-name="gr21" draw:layer="layout" svg:x1="20.84cm" svg:y1="13.139cm" svg:x2="20.823cm" svg:y2="13.139cm">
          <text:p/>
        </draw:line>
        <draw:line draw:style-name="gr21" draw:layer="layout" svg:x1="20.84cm" svg:y1="13.959cm" svg:x2="20.823cm" svg:y2="13.959cm">
          <text:p/>
        </draw:line>
        <draw:line draw:style-name="gr21" draw:layer="layout" svg:x1="20.84cm" svg:y1="13.822cm" svg:x2="20.823cm" svg:y2="13.822cm">
          <text:p/>
        </draw:line>
        <draw:line draw:style-name="gr21" draw:layer="layout" svg:x1="20.84cm" svg:y1="13.685cm" svg:x2="20.823cm" svg:y2="13.685cm">
          <text:p/>
        </draw:line>
        <draw:line draw:style-name="gr21" draw:layer="layout" svg:x1="20.84cm" svg:y1="14.532cm" svg:x2="20.823cm" svg:y2="14.532cm">
          <text:p/>
        </draw:line>
        <draw:line draw:style-name="gr21" draw:layer="layout" svg:x1="20.84cm" svg:y1="14.396cm" svg:x2="20.823cm" svg:y2="14.396cm">
          <text:p/>
        </draw:line>
        <draw:line draw:style-name="gr21" draw:layer="layout" svg:x1="20.84cm" svg:y1="14.259cm" svg:x2="20.823cm" svg:y2="14.259cm">
          <text:p/>
        </draw:line>
        <draw:line draw:style-name="gr21" draw:layer="layout" svg:x1="20.84cm" svg:y1="15.079cm" svg:x2="20.823cm" svg:y2="15.079cm">
          <text:p/>
        </draw:line>
        <draw:line draw:style-name="gr21" draw:layer="layout" svg:x1="20.84cm" svg:y1="14.942cm" svg:x2="20.823cm" svg:y2="14.942cm">
          <text:p/>
        </draw:line>
        <draw:line draw:style-name="gr21" draw:layer="layout" svg:x1="20.84cm" svg:y1="14.806cm" svg:x2="20.823cm" svg:y2="14.806cm">
          <text:p/>
        </draw:line>
        <draw:line draw:style-name="gr21" draw:layer="layout" svg:x1="20.84cm" svg:y1="15.626cm" svg:x2="20.823cm" svg:y2="15.626cm">
          <text:p/>
        </draw:line>
        <draw:line draw:style-name="gr21" draw:layer="layout" svg:x1="20.84cm" svg:y1="15.489cm" svg:x2="20.823cm" svg:y2="15.489cm">
          <text:p/>
        </draw:line>
        <draw:line draw:style-name="gr21" draw:layer="layout" svg:x1="20.84cm" svg:y1="15.352cm" svg:x2="20.823cm" svg:y2="15.352cm">
          <text:p/>
        </draw:line>
        <draw:line draw:style-name="gr21" draw:layer="layout" svg:x1="20.84cm" svg:y1="16.2cm" svg:x2="20.823cm" svg:y2="16.2cm">
          <text:p/>
        </draw:line>
        <draw:line draw:style-name="gr21" draw:layer="layout" svg:x1="20.84cm" svg:y1="16.063cm" svg:x2="20.823cm" svg:y2="16.063cm">
          <text:p/>
        </draw:line>
        <draw:line draw:style-name="gr21" draw:layer="layout" svg:x1="20.84cm" svg:y1="15.926cm" svg:x2="20.823cm" svg:y2="15.926cm">
          <text:p/>
        </draw:line>
        <draw:line draw:style-name="gr21" draw:layer="layout" svg:x1="20.84cm" svg:y1="16.746cm" svg:x2="20.823cm" svg:y2="16.746cm">
          <text:p/>
        </draw:line>
        <draw:line draw:style-name="gr21" draw:layer="layout" svg:x1="20.84cm" svg:y1="16.61cm" svg:x2="20.823cm" svg:y2="16.61cm">
          <text:p/>
        </draw:line>
        <draw:line draw:style-name="gr21" draw:layer="layout" svg:x1="20.84cm" svg:y1="16.473cm" svg:x2="20.823cm" svg:y2="16.473cm">
          <text:p/>
        </draw:line>
        <draw:line draw:style-name="gr21" draw:layer="layout" svg:x1="20.84cm" svg:y1="9.23cm" svg:x2="20.823cm" svg:y2="9.23cm">
          <text:p/>
        </draw:line>
        <draw:line draw:style-name="gr21" draw:layer="layout" svg:x1="20.84cm" svg:y1="15.489cm" svg:x2="20.823cm" svg:y2="15.489cm">
          <text:p/>
        </draw:line>
        <draw:line draw:style-name="gr22" draw:layer="layout" svg:x1="31.339cm" svg:y1="4.803cm" svg:x2="31.339cm" svg:y2="28.143cm">
          <text:p/>
        </draw:line>
        <draw:line draw:style-name="gr22" draw:layer="layout" svg:x1="31.078cm" svg:y1="4.803cm" svg:x2="31.078cm" svg:y2="28.143cm">
          <text:p/>
        </draw:line>
        <draw:line draw:style-name="gr22" draw:layer="layout" svg:x1="30.818cm" svg:y1="4.803cm" svg:x2="30.818cm" svg:y2="28.143cm">
          <text:p/>
        </draw:line>
        <draw:line draw:style-name="gr22" draw:layer="layout" svg:x1="30.557cm" svg:y1="4.803cm" svg:x2="30.557cm" svg:y2="28.143cm">
          <text:p/>
        </draw:line>
        <draw:line draw:style-name="gr22" draw:layer="layout" svg:x1="30.288cm" svg:y1="4.803cm" svg:x2="30.288cm" svg:y2="28.143cm">
          <text:p/>
        </draw:line>
        <draw:line draw:style-name="gr22" draw:layer="layout" svg:x1="30.027cm" svg:y1="4.803cm" svg:x2="30.027cm" svg:y2="28.143cm">
          <text:p/>
        </draw:line>
        <draw:line draw:style-name="gr22" draw:layer="layout" svg:x1="29.767cm" svg:y1="4.803cm" svg:x2="29.767cm" svg:y2="28.143cm">
          <text:p/>
        </draw:line>
        <draw:line draw:style-name="gr22" draw:layer="layout" svg:x1="29.506cm" svg:y1="4.803cm" svg:x2="29.506cm" svg:y2="28.143cm">
          <text:p/>
        </draw:line>
        <draw:line draw:style-name="gr22" draw:layer="layout" svg:x1="29.237cm" svg:y1="4.803cm" svg:x2="29.237cm" svg:y2="28.143cm">
          <text:p/>
        </draw:line>
        <draw:line draw:style-name="gr22" draw:layer="layout" svg:x1="28.977cm" svg:y1="4.803cm" svg:x2="28.977cm" svg:y2="28.143cm">
          <text:p/>
        </draw:line>
        <draw:line draw:style-name="gr22" draw:layer="layout" svg:x1="28.716cm" svg:y1="4.803cm" svg:x2="28.716cm" svg:y2="28.143cm">
          <text:p/>
        </draw:line>
        <draw:line draw:style-name="gr22" draw:layer="layout" svg:x1="28.456cm" svg:y1="4.803cm" svg:x2="28.456cm" svg:y2="28.143cm">
          <text:p/>
        </draw:line>
        <draw:line draw:style-name="gr22" draw:layer="layout" svg:x1="28.195cm" svg:y1="4.803cm" svg:x2="28.195cm" svg:y2="28.143cm">
          <text:p/>
        </draw:line>
        <draw:line draw:style-name="gr22" draw:layer="layout" svg:x1="27.926cm" svg:y1="4.803cm" svg:x2="27.926cm" svg:y2="28.143cm">
          <text:p/>
        </draw:line>
        <draw:line draw:style-name="gr22" draw:layer="layout" svg:x1="27.665cm" svg:y1="4.803cm" svg:x2="27.665cm" svg:y2="28.143cm">
          <text:p/>
        </draw:line>
        <draw:line draw:style-name="gr22" draw:layer="layout" svg:x1="27.405cm" svg:y1="4.803cm" svg:x2="27.405cm" svg:y2="28.143cm">
          <text:p/>
        </draw:line>
        <draw:line draw:style-name="gr22" draw:layer="layout" svg:x1="27.144cm" svg:y1="4.803cm" svg:x2="27.144cm" svg:y2="28.143cm">
          <text:p/>
        </draw:line>
        <draw:line draw:style-name="gr22" draw:layer="layout" svg:x1="26.875cm" svg:y1="4.803cm" svg:x2="26.875cm" svg:y2="28.143cm">
          <text:p/>
        </draw:line>
        <draw:line draw:style-name="gr22" draw:layer="layout" svg:x1="26.615cm" svg:y1="4.803cm" svg:x2="26.615cm" svg:y2="28.143cm">
          <text:p/>
        </draw:line>
        <draw:line draw:style-name="gr22" draw:layer="layout" svg:x1="26.354cm" svg:y1="4.803cm" svg:x2="26.354cm" svg:y2="28.143cm">
          <text:p/>
        </draw:line>
        <draw:line draw:style-name="gr22" draw:layer="layout" svg:x1="26.093cm" svg:y1="4.803cm" svg:x2="26.093cm" svg:y2="28.143cm">
          <text:p/>
        </draw:line>
        <draw:line draw:style-name="gr22" draw:layer="layout" svg:x1="25.833cm" svg:y1="4.803cm" svg:x2="25.833cm" svg:y2="28.143cm">
          <text:p/>
        </draw:line>
        <draw:line draw:style-name="gr22" draw:layer="layout" svg:x1="25.564cm" svg:y1="4.803cm" svg:x2="25.564cm" svg:y2="28.143cm">
          <text:p/>
        </draw:line>
        <draw:line draw:style-name="gr22" draw:layer="layout" svg:x1="25.303cm" svg:y1="4.803cm" svg:x2="25.303cm" svg:y2="28.143cm">
          <text:p/>
        </draw:line>
        <draw:line draw:style-name="gr22" draw:layer="layout" svg:x1="25.043cm" svg:y1="4.803cm" svg:x2="25.043cm" svg:y2="28.143cm">
          <text:p/>
        </draw:line>
        <draw:line draw:style-name="gr22" draw:layer="layout" svg:x1="24.782cm" svg:y1="4.803cm" svg:x2="24.782cm" svg:y2="28.143cm">
          <text:p/>
        </draw:line>
        <draw:line draw:style-name="gr22" draw:layer="layout" svg:x1="24.522cm" svg:y1="4.803cm" svg:x2="24.522cm" svg:y2="28.143cm">
          <text:p/>
        </draw:line>
        <draw:line draw:style-name="gr22" draw:layer="layout" svg:x1="24.253cm" svg:y1="4.803cm" svg:x2="24.253cm" svg:y2="28.143cm">
          <text:p/>
        </draw:line>
        <draw:line draw:style-name="gr22" draw:layer="layout" svg:x1="23.992cm" svg:y1="4.803cm" svg:x2="23.992cm" svg:y2="28.143cm">
          <text:p/>
        </draw:line>
        <draw:line draw:style-name="gr22" draw:layer="layout" svg:x1="23.731cm" svg:y1="4.803cm" svg:x2="23.731cm" svg:y2="28.143cm">
          <text:p/>
        </draw:line>
        <draw:line draw:style-name="gr22" draw:layer="layout" svg:x1="23.471cm" svg:y1="4.803cm" svg:x2="23.471cm" svg:y2="28.143cm">
          <text:p/>
        </draw:line>
        <draw:line draw:style-name="gr22" draw:layer="layout" svg:x1="23.202cm" svg:y1="4.803cm" svg:x2="23.202cm" svg:y2="28.143cm">
          <text:p/>
        </draw:line>
        <draw:line draw:style-name="gr22" draw:layer="layout" svg:x1="22.941cm" svg:y1="4.803cm" svg:x2="22.941cm" svg:y2="28.143cm">
          <text:p/>
        </draw:line>
        <draw:line draw:style-name="gr22" draw:layer="layout" svg:x1="22.681cm" svg:y1="4.803cm" svg:x2="22.681cm" svg:y2="28.143cm">
          <text:p/>
        </draw:line>
        <draw:line draw:style-name="gr22" draw:layer="layout" svg:x1="22.42cm" svg:y1="4.803cm" svg:x2="22.42cm" svg:y2="28.143cm">
          <text:p/>
        </draw:line>
        <draw:line draw:style-name="gr22" draw:layer="layout" svg:x1="22.159cm" svg:y1="4.803cm" svg:x2="22.159cm" svg:y2="28.143cm">
          <text:p/>
        </draw:line>
        <draw:line draw:style-name="gr22" draw:layer="layout" svg:x1="21.891cm" svg:y1="4.803cm" svg:x2="21.891cm" svg:y2="28.143cm">
          <text:p/>
        </draw:line>
        <draw:line draw:style-name="gr22" draw:layer="layout" svg:x1="21.63cm" svg:y1="4.803cm" svg:x2="21.63cm" svg:y2="28.143cm">
          <text:p/>
        </draw:line>
        <draw:line draw:style-name="gr22" draw:layer="layout" svg:x1="21.369cm" svg:y1="4.803cm" svg:x2="21.369cm" svg:y2="28.143cm">
          <text:p/>
        </draw:line>
        <draw:line draw:style-name="gr22" draw:layer="layout" svg:x1="21.109cm" svg:y1="4.803cm" svg:x2="21.109cm" svg:y2="28.143cm">
          <text:p/>
        </draw:line>
        <draw:line draw:style-name="gr23" draw:layer="layout" svg:x1="20.848cm" svg:y1="16.883cm" svg:x2="20.857cm" svg:y2="16.883cm">
          <text:p/>
        </draw:line>
        <draw:line draw:style-name="gr23" draw:layer="layout" svg:x1="20.857cm" svg:y1="16.883cm" svg:x2="20.857cm" svg:y2="16.856cm">
          <text:p/>
        </draw:line>
        <draw:line draw:style-name="gr23" draw:layer="layout" svg:x1="20.857cm" svg:y1="16.856cm" svg:x2="20.866cm" svg:y2="16.884cm">
          <text:p/>
        </draw:line>
        <draw:line draw:style-name="gr23" draw:layer="layout" svg:x1="20.865cm" svg:y1="16.884cm" svg:x2="20.874cm" svg:y2="16.856cm">
          <text:p/>
        </draw:line>
        <draw:line draw:style-name="gr23" draw:layer="layout" svg:x1="20.873cm" svg:y1="16.856cm" svg:x2="20.873cm" svg:y2="16.91cm">
          <text:p/>
        </draw:line>
        <draw:line draw:style-name="gr23" draw:layer="layout" svg:x1="20.873cm" svg:y1="16.911cm" svg:x2="20.883cm" svg:y2="16.883cm">
          <text:p/>
        </draw:line>
        <draw:line draw:style-name="gr23" draw:layer="layout" svg:x1="20.882cm" svg:y1="16.884cm" svg:x2="20.891cm" svg:y2="16.856cm">
          <text:p/>
        </draw:line>
        <draw:line draw:style-name="gr23" draw:layer="layout" svg:x1="20.89cm" svg:y1="16.856cm" svg:x2="20.9cm" svg:y2="16.911cm">
          <text:p/>
        </draw:line>
        <draw:line draw:style-name="gr23" draw:layer="layout" svg:x1="20.899cm" svg:y1="16.91cm" svg:x2="20.899cm" svg:y2="16.883cm">
          <text:p/>
        </draw:line>
        <draw:line draw:style-name="gr23" draw:layer="layout" svg:x1="20.899cm" svg:y1="16.884cm" svg:x2="20.908cm" svg:y2="16.856cm">
          <text:p/>
        </draw:line>
        <draw:line draw:style-name="gr23" draw:layer="layout" svg:x1="20.907cm" svg:y1="16.857cm" svg:x2="20.916cm" svg:y2="16.828cm">
          <text:p/>
        </draw:line>
        <draw:line draw:style-name="gr23" draw:layer="layout" svg:x1="20.915cm" svg:y1="16.828cm" svg:x2="20.915cm" svg:y2="16.883cm">
          <text:p/>
        </draw:line>
        <draw:line draw:style-name="gr23" draw:layer="layout" svg:x1="20.915cm" svg:y1="16.883cm" svg:x2="20.924cm" svg:y2="16.883cm">
          <text:p/>
        </draw:line>
        <draw:line draw:style-name="gr23" draw:layer="layout" svg:x1="20.924cm" svg:y1="16.883cm" svg:x2="20.924cm" svg:y2="16.938cm">
          <text:p/>
        </draw:line>
        <draw:line draw:style-name="gr23" draw:layer="layout" svg:x1="20.924cm" svg:y1="16.939cm" svg:x2="20.933cm" svg:y2="16.856cm">
          <text:p/>
        </draw:line>
        <draw:line draw:style-name="gr23" draw:layer="layout" svg:x1="20.932cm" svg:y1="16.856cm" svg:x2="20.942cm" svg:y2="16.884cm">
          <text:p/>
        </draw:line>
        <draw:line draw:style-name="gr23" draw:layer="layout" svg:x1="20.941cm" svg:y1="16.883cm" svg:x2="20.941cm" svg:y2="16.856cm">
          <text:p/>
        </draw:line>
        <draw:line draw:style-name="gr23" draw:layer="layout" svg:x1="20.941cm" svg:y1="16.856cm" svg:x2="20.95cm" svg:y2="16.884cm">
          <text:p/>
        </draw:line>
        <draw:line draw:style-name="gr23" draw:layer="layout" svg:x1="20.949cm" svg:y1="16.883cm" svg:x2="20.957cm" svg:y2="16.883cm">
          <text:p/>
        </draw:line>
        <draw:line draw:style-name="gr23" draw:layer="layout" svg:x1="20.957cm" svg:y1="16.883cm" svg:x2="20.957cm" svg:y2="16.938cm">
          <text:p/>
        </draw:line>
        <draw:line draw:style-name="gr23" draw:layer="layout" svg:x1="20.957cm" svg:y1="16.939cm" svg:x2="20.967cm" svg:y2="16.856cm">
          <text:p/>
        </draw:line>
        <draw:line draw:style-name="gr23" draw:layer="layout" svg:x1="20.966cm" svg:y1="16.856cm" svg:x2="20.966cm" svg:y2="16.774cm">
          <text:p/>
        </draw:line>
        <draw:line draw:style-name="gr23" draw:layer="layout" svg:x1="20.966cm" svg:y1="16.774cm" svg:x2="20.974cm" svg:y2="16.774cm">
          <text:p/>
        </draw:line>
        <draw:line draw:style-name="gr23" draw:layer="layout" svg:x1="20.974cm" svg:y1="16.774cm" svg:x2="20.984cm" svg:y2="16.802cm">
          <text:p/>
        </draw:line>
        <draw:line draw:style-name="gr23" draw:layer="layout" svg:x1="20.983cm" svg:y1="16.801cm" svg:x2="20.983cm" svg:y2="16.774cm">
          <text:p/>
        </draw:line>
        <draw:line draw:style-name="gr23" draw:layer="layout" svg:x1="20.983cm" svg:y1="16.774cm" svg:x2="20.992cm" svg:y2="16.802cm">
          <text:p/>
        </draw:line>
        <draw:line draw:style-name="gr23" draw:layer="layout" svg:x1="20.991cm" svg:y1="16.801cm" svg:x2="21.001cm" svg:y2="16.857cm">
          <text:p/>
        </draw:line>
        <draw:line draw:style-name="gr23" draw:layer="layout" svg:x1="21cm" svg:y1="16.856cm" svg:x2="21cm" svg:y2="16.801cm">
          <text:p/>
        </draw:line>
        <draw:line draw:style-name="gr23" draw:layer="layout" svg:x1="21cm" svg:y1="16.802cm" svg:x2="21.009cm" svg:y2="16.774cm">
          <text:p/>
        </draw:line>
        <draw:line draw:style-name="gr23" draw:layer="layout" svg:x1="21.008cm" svg:y1="16.774cm" svg:x2="21.008cm" svg:y2="16.801cm">
          <text:p/>
        </draw:line>
        <draw:line draw:style-name="gr23" draw:layer="layout" svg:x1="21.008cm" svg:y1="16.801cm" svg:x2="21.017cm" svg:y2="16.829cm">
          <text:p/>
        </draw:line>
        <draw:line draw:style-name="gr23" draw:layer="layout" svg:x1="21.016cm" svg:y1="16.829cm" svg:x2="21.026cm" svg:y2="16.746cm">
          <text:p/>
        </draw:line>
        <draw:line draw:style-name="gr23" draw:layer="layout" svg:x1="21.025cm" svg:y1="16.746cm" svg:x2="21.025cm" svg:y2="16.774cm">
          <text:p/>
        </draw:line>
        <draw:line draw:style-name="gr23" draw:layer="layout" svg:x1="21.025cm" svg:y1="16.775cm" svg:x2="21.034cm" svg:y2="16.746cm">
          <text:p/>
        </draw:line>
        <draw:line draw:style-name="gr23" draw:layer="layout" svg:x1="21.033cm" svg:y1="16.746cm" svg:x2="21.042cm" svg:y2="16.746cm">
          <text:p/>
        </draw:line>
        <draw:line draw:style-name="gr23" draw:layer="layout" svg:x1="21.042cm" svg:y1="16.746cm" svg:x2="21.042cm" svg:y2="16.801cm">
          <text:p/>
        </draw:line>
        <draw:line draw:style-name="gr23" draw:layer="layout" svg:x1="21.042cm" svg:y1="16.801cm" svg:x2="21.05cm" svg:y2="16.801cm">
          <text:p/>
        </draw:line>
        <draw:line draw:style-name="gr23" draw:layer="layout" svg:x1="21.05cm" svg:y1="16.801cm" svg:x2="21.058cm" svg:y2="16.801cm">
          <text:p/>
        </draw:line>
        <draw:line draw:style-name="gr23" draw:layer="layout" svg:x1="21.058cm" svg:y1="16.801cm" svg:x2="21.067cm" svg:y2="16.801cm">
          <text:p/>
        </draw:line>
        <draw:line draw:style-name="gr23" draw:layer="layout" svg:x1="21.067cm" svg:y1="16.801cm" svg:x2="21.067cm" svg:y2="16.774cm">
          <text:p/>
        </draw:line>
        <draw:line draw:style-name="gr23" draw:layer="layout" svg:x1="21.067cm" svg:y1="16.774cm" svg:x2="21.075cm" svg:y2="16.774cm">
          <text:p/>
        </draw:line>
        <draw:line draw:style-name="gr23" draw:layer="layout" svg:x1="21.075cm" svg:y1="16.774cm" svg:x2="21.084cm" svg:y2="16.774cm">
          <text:p/>
        </draw:line>
        <draw:line draw:style-name="gr23" draw:layer="layout" svg:x1="21.084cm" svg:y1="16.774cm" svg:x2="21.084cm" svg:y2="16.801cm">
          <text:p/>
        </draw:line>
        <draw:line draw:style-name="gr23" draw:layer="layout" svg:x1="21.084cm" svg:y1="16.801cm" svg:x2="21.092cm" svg:y2="16.801cm">
          <text:p/>
        </draw:line>
        <draw:line draw:style-name="gr23" draw:layer="layout" svg:x1="21.092cm" svg:y1="16.802cm" svg:x2="21.101cm" svg:y2="16.774cm">
          <text:p/>
        </draw:line>
        <draw:line draw:style-name="gr23" draw:layer="layout" svg:x1="21.1cm" svg:y1="16.774cm" svg:x2="21.109cm" svg:y2="16.774cm">
          <text:p/>
        </draw:line>
        <draw:line draw:style-name="gr23" draw:layer="layout" svg:x1="21.109cm" svg:y1="16.774cm" svg:x2="21.109cm" svg:y2="16.828cm">
          <text:p/>
        </draw:line>
        <draw:line draw:style-name="gr23" draw:layer="layout" svg:x1="21.109cm" svg:y1="16.829cm" svg:x2="21.118cm" svg:y2="16.801cm">
          <text:p/>
        </draw:line>
        <draw:line draw:style-name="gr23" draw:layer="layout" svg:x1="21.117cm" svg:y1="16.801cm" svg:x2="21.127cm" svg:y2="16.829cm">
          <text:p/>
        </draw:line>
        <draw:line draw:style-name="gr23" draw:layer="layout" svg:x1="21.126cm" svg:y1="16.828cm" svg:x2="21.126cm" svg:y2="16.746cm">
          <text:p/>
        </draw:line>
        <draw:line draw:style-name="gr23" draw:layer="layout" svg:x1="21.126cm" svg:y1="16.746cm" svg:x2="21.135cm" svg:y2="16.775cm">
          <text:p/>
        </draw:line>
        <draw:line draw:style-name="gr23" draw:layer="layout" svg:x1="21.134cm" svg:y1="16.774cm" svg:x2="21.134cm" svg:y2="16.746cm">
          <text:p/>
        </draw:line>
        <draw:line draw:style-name="gr23" draw:layer="layout" svg:x1="21.134cm" svg:y1="16.746cm" svg:x2="21.143cm" svg:y2="16.775cm">
          <text:p/>
        </draw:line>
        <draw:line draw:style-name="gr23" draw:layer="layout" svg:x1="21.142cm" svg:y1="16.774cm" svg:x2="21.152cm" svg:y2="16.829cm">
          <text:p/>
        </draw:line>
        <draw:line draw:style-name="gr23" draw:layer="layout" svg:x1="21.151cm" svg:y1="16.828cm" svg:x2="21.151cm" svg:y2="16.856cm">
          <text:p/>
        </draw:line>
        <draw:line draw:style-name="gr23" draw:layer="layout" svg:x1="21.151cm" svg:y1="16.856cm" svg:x2="21.159cm" svg:y2="16.856cm">
          <text:p/>
        </draw:line>
        <draw:line draw:style-name="gr23" draw:layer="layout" svg:x1="21.159cm" svg:y1="16.857cm" svg:x2="21.169cm" svg:y2="16.801cm">
          <text:p/>
        </draw:line>
        <draw:line draw:style-name="gr23" draw:layer="layout" svg:x1="21.168cm" svg:y1="16.801cm" svg:x2="21.168cm" svg:y2="16.746cm">
          <text:p/>
        </draw:line>
        <draw:line draw:style-name="gr23" draw:layer="layout" svg:x1="21.168cm" svg:y1="16.746cm" svg:x2="21.177cm" svg:y2="16.802cm">
          <text:p/>
        </draw:line>
        <draw:line draw:style-name="gr23" draw:layer="layout" svg:x1="21.176cm" svg:y1="16.801cm" svg:x2="21.176cm" svg:y2="16.774cm">
          <text:p/>
        </draw:line>
        <draw:line draw:style-name="gr23" draw:layer="layout" svg:x1="21.176cm" svg:y1="16.774cm" svg:x2="21.185cm" svg:y2="16.829cm">
          <text:p/>
        </draw:line>
        <draw:line draw:style-name="gr23" draw:layer="layout" svg:x1="21.184cm" svg:y1="16.829cm" svg:x2="21.194cm" svg:y2="16.746cm">
          <text:p/>
        </draw:line>
        <draw:line draw:style-name="gr23" draw:layer="layout" svg:x1="21.193cm" svg:y1="16.746cm" svg:x2="21.193cm" svg:y2="16.801cm">
          <text:p/>
        </draw:line>
        <draw:line draw:style-name="gr23" draw:layer="layout" svg:x1="21.193cm" svg:y1="16.801cm" svg:x2="21.202cm" svg:y2="16.857cm">
          <text:p/>
        </draw:line>
        <draw:line draw:style-name="gr23" draw:layer="layout" svg:x1="21.201cm" svg:y1="16.857cm" svg:x2="21.211cm" svg:y2="16.801cm">
          <text:p/>
        </draw:line>
        <draw:line draw:style-name="gr23" draw:layer="layout" svg:x1="21.21cm" svg:y1="16.801cm" svg:x2="21.21cm" svg:y2="16.774cm">
          <text:p/>
        </draw:line>
        <draw:line draw:style-name="gr23" draw:layer="layout" svg:x1="21.21cm" svg:y1="16.774cm" svg:x2="21.219cm" svg:y2="16.802cm">
          <text:p/>
        </draw:line>
        <draw:line draw:style-name="gr23" draw:layer="layout" svg:x1="21.218cm" svg:y1="16.801cm" svg:x2="21.218cm" svg:y2="16.828cm">
          <text:p/>
        </draw:line>
        <draw:line draw:style-name="gr23" draw:layer="layout" svg:x1="21.218cm" svg:y1="16.829cm" svg:x2="21.227cm" svg:y2="16.801cm">
          <text:p/>
        </draw:line>
        <draw:line draw:style-name="gr23" draw:layer="layout" svg:x1="21.226cm" svg:y1="16.801cm" svg:x2="21.236cm" svg:y2="16.829cm">
          <text:p/>
        </draw:line>
        <draw:line draw:style-name="gr23" draw:layer="layout" svg:x1="21.235cm" svg:y1="16.828cm" svg:x2="21.235cm" svg:y2="16.801cm">
          <text:p/>
        </draw:line>
        <draw:line draw:style-name="gr23" draw:layer="layout" svg:x1="21.235cm" svg:y1="16.802cm" svg:x2="21.244cm" svg:y2="16.746cm">
          <text:p/>
        </draw:line>
        <draw:line draw:style-name="gr23" draw:layer="layout" svg:x1="21.243cm" svg:y1="16.746cm" svg:x2="21.254cm" svg:y2="16.829cm">
          <text:p/>
        </draw:line>
        <draw:line draw:style-name="gr23" draw:layer="layout" svg:x1="21.252cm" svg:y1="16.828cm" svg:x2="21.252cm" svg:y2="16.746cm">
          <text:p/>
        </draw:line>
        <draw:line draw:style-name="gr23" draw:layer="layout" svg:x1="21.252cm" svg:y1="16.746cm" svg:x2="21.261cm" svg:y2="16.775cm">
          <text:p/>
        </draw:line>
        <draw:line draw:style-name="gr23" draw:layer="layout" svg:x1="21.26cm" svg:y1="16.774cm" svg:x2="21.26cm" svg:y2="16.801cm">
          <text:p/>
        </draw:line>
        <draw:line draw:style-name="gr23" draw:layer="layout" svg:x1="21.26cm" svg:y1="16.802cm" svg:x2="21.27cm" svg:y2="16.774cm">
          <text:p/>
        </draw:line>
        <draw:line draw:style-name="gr23" draw:layer="layout" svg:x1="21.269cm" svg:y1="16.774cm" svg:x2="21.278cm" svg:y2="16.802cm">
          <text:p/>
        </draw:line>
        <draw:line draw:style-name="gr23" draw:layer="layout" svg:x1="21.277cm" svg:y1="16.801cm" svg:x2="21.277cm" svg:y2="16.774cm">
          <text:p/>
        </draw:line>
        <draw:line draw:style-name="gr23" draw:layer="layout" svg:x1="21.277cm" svg:y1="16.774cm" svg:x2="21.285cm" svg:y2="16.774cm">
          <text:p/>
        </draw:line>
        <draw:line draw:style-name="gr23" draw:layer="layout" svg:x1="21.285cm" svg:y1="16.775cm" svg:x2="21.295cm" svg:y2="16.746cm">
          <text:p/>
        </draw:line>
        <draw:line draw:style-name="gr23" draw:layer="layout" svg:x1="21.294cm" svg:y1="16.746cm" svg:x2="21.303cm" svg:y2="16.802cm">
          <text:p/>
        </draw:line>
        <draw:line draw:style-name="gr23" draw:layer="layout" svg:x1="21.302cm" svg:y1="16.801cm" svg:x2="21.302cm" svg:y2="16.774cm">
          <text:p/>
        </draw:line>
        <draw:line draw:style-name="gr23" draw:layer="layout" svg:x1="21.302cm" svg:y1="16.774cm" svg:x2="21.311cm" svg:y2="16.774cm">
          <text:p/>
        </draw:line>
        <draw:line draw:style-name="gr23" draw:layer="layout" svg:x1="21.311cm" svg:y1="16.774cm" svg:x2="21.319cm" svg:y2="16.774cm">
          <text:p/>
        </draw:line>
        <draw:line draw:style-name="gr23" draw:layer="layout" svg:x1="21.319cm" svg:y1="16.775cm" svg:x2="21.328cm" svg:y2="16.746cm">
          <text:p/>
        </draw:line>
        <draw:line draw:style-name="gr23" draw:layer="layout" svg:x1="21.327cm" svg:y1="16.746cm" svg:x2="21.337cm" svg:y2="16.775cm">
          <text:p/>
        </draw:line>
        <draw:line draw:style-name="gr23" draw:layer="layout" svg:x1="21.336cm" svg:y1="16.774cm" svg:x2="21.336cm" svg:y2="16.746cm">
          <text:p/>
        </draw:line>
        <draw:line draw:style-name="gr23" draw:layer="layout" svg:x1="21.336cm" svg:y1="16.746cm" svg:x2="21.344cm" svg:y2="16.746cm">
          <text:p/>
        </draw:line>
        <draw:line draw:style-name="gr23" draw:layer="layout" svg:x1="21.344cm" svg:y1="16.746cm" svg:x2="21.344cm" svg:y2="16.801cm">
          <text:p/>
        </draw:line>
        <draw:line draw:style-name="gr23" draw:layer="layout" svg:x1="21.344cm" svg:y1="16.801cm" svg:x2="21.353cm" svg:y2="16.801cm">
          <text:p/>
        </draw:line>
        <draw:line draw:style-name="gr23" draw:layer="layout" svg:x1="21.353cm" svg:y1="16.802cm" svg:x2="21.362cm" svg:y2="16.774cm">
          <text:p/>
        </draw:line>
        <draw:line draw:style-name="gr23" draw:layer="layout" svg:x1="21.361cm" svg:y1="16.774cm" svg:x2="21.361cm" svg:y2="16.692cm">
          <text:p/>
        </draw:line>
        <draw:line draw:style-name="gr23" draw:layer="layout" svg:x1="21.361cm" svg:y1="16.692cm" svg:x2="21.37cm" svg:y2="16.802cm">
          <text:p/>
        </draw:line>
        <draw:line draw:style-name="gr23" draw:layer="layout" svg:x1="21.369cm" svg:y1="16.801cm" svg:x2="21.379cm" svg:y2="16.829cm">
          <text:p/>
        </draw:line>
        <draw:line draw:style-name="gr23" draw:layer="layout" svg:x1="21.378cm" svg:y1="16.828cm" svg:x2="21.378cm" svg:y2="16.801cm">
          <text:p/>
        </draw:line>
        <draw:line draw:style-name="gr23" draw:layer="layout" svg:x1="21.378cm" svg:y1="16.801cm" svg:x2="21.386cm" svg:y2="16.801cm">
          <text:p/>
        </draw:line>
        <draw:line draw:style-name="gr23" draw:layer="layout" svg:x1="21.386cm" svg:y1="16.802cm" svg:x2="21.396cm" svg:y2="16.774cm">
          <text:p/>
        </draw:line>
        <draw:line draw:style-name="gr23" draw:layer="layout" svg:x1="21.395cm" svg:y1="16.774cm" svg:x2="21.403cm" svg:y2="16.774cm">
          <text:p/>
        </draw:line>
        <draw:line draw:style-name="gr23" draw:layer="layout" svg:x1="21.403cm" svg:y1="16.774cm" svg:x2="21.403cm" svg:y2="16.746cm">
          <text:p/>
        </draw:line>
        <draw:line draw:style-name="gr23" draw:layer="layout" svg:x1="21.403cm" svg:y1="16.746cm" svg:x2="21.411cm" svg:y2="16.746cm">
          <text:p/>
        </draw:line>
        <draw:line draw:style-name="gr23" draw:layer="layout" svg:x1="21.411cm" svg:y1="16.746cm" svg:x2="21.422cm" svg:y2="16.775cm">
          <text:p/>
        </draw:line>
        <draw:line draw:style-name="gr23" draw:layer="layout" svg:x1="21.42cm" svg:y1="16.774cm" svg:x2="21.42cm" svg:y2="16.801cm">
          <text:p/>
        </draw:line>
        <draw:line draw:style-name="gr23" draw:layer="layout" svg:x1="21.42cm" svg:y1="16.802cm" svg:x2="21.429cm" svg:y2="16.746cm">
          <text:p/>
        </draw:line>
        <draw:line draw:style-name="gr23" draw:layer="layout" svg:x1="21.428cm" svg:y1="16.746cm" svg:x2="21.428cm" svg:y2="16.774cm">
          <text:p/>
        </draw:line>
        <draw:line draw:style-name="gr23" draw:layer="layout" svg:x1="21.428cm" svg:y1="16.774cm" svg:x2="21.438cm" svg:y2="16.829cm">
          <text:p/>
        </draw:line>
        <draw:line draw:style-name="gr23" draw:layer="layout" svg:x1="21.437cm" svg:y1="16.829cm" svg:x2="21.446cm" svg:y2="16.801cm">
          <text:p/>
        </draw:line>
        <draw:line draw:style-name="gr23" draw:layer="layout" svg:x1="21.445cm" svg:y1="16.801cm" svg:x2="21.454cm" svg:y2="16.857cm">
          <text:p/>
        </draw:line>
        <draw:line draw:style-name="gr23" draw:layer="layout" svg:x1="21.453cm" svg:y1="16.857cm" svg:x2="21.463cm" svg:y2="16.746cm">
          <text:p/>
        </draw:line>
        <draw:line draw:style-name="gr23" draw:layer="layout" svg:x1="21.462cm" svg:y1="16.746cm" svg:x2="21.462cm" svg:y2="16.801cm">
          <text:p/>
        </draw:line>
        <draw:line draw:style-name="gr23" draw:layer="layout" svg:x1="21.462cm" svg:y1="16.802cm" svg:x2="21.471cm" svg:y2="16.774cm">
          <text:p/>
        </draw:line>
        <draw:line draw:style-name="gr23" draw:layer="layout" svg:x1="21.47cm" svg:y1="16.774cm" svg:x2="21.47cm" svg:y2="16.746cm">
          <text:p/>
        </draw:line>
        <draw:line draw:style-name="gr23" draw:layer="layout" svg:x1="21.47cm" svg:y1="16.746cm" svg:x2="21.48cm" svg:y2="16.775cm">
          <text:p/>
        </draw:line>
        <draw:line draw:style-name="gr23" draw:layer="layout" svg:x1="21.479cm" svg:y1="16.775cm" svg:x2="21.488cm" svg:y2="16.746cm">
          <text:p/>
        </draw:line>
        <draw:line draw:style-name="gr23" draw:layer="layout" svg:x1="21.487cm" svg:y1="16.746cm" svg:x2="21.487cm" svg:y2="16.828cm">
          <text:p/>
        </draw:line>
        <draw:line draw:style-name="gr23" draw:layer="layout" svg:x1="21.487cm" svg:y1="16.829cm" svg:x2="21.496cm" svg:y2="16.774cm">
          <text:p/>
        </draw:line>
        <draw:line draw:style-name="gr23" draw:layer="layout" svg:x1="21.495cm" svg:y1="16.775cm" svg:x2="21.505cm" svg:y2="16.746cm">
          <text:p/>
        </draw:line>
        <draw:line draw:style-name="gr23" draw:layer="layout" svg:x1="21.504cm" svg:y1="16.746cm" svg:x2="21.504cm" svg:y2="16.774cm">
          <text:p/>
        </draw:line>
        <draw:line draw:style-name="gr23" draw:layer="layout" svg:x1="21.504cm" svg:y1="16.774cm" svg:x2="21.513cm" svg:y2="16.829cm">
          <text:p/>
        </draw:line>
        <draw:line draw:style-name="gr23" draw:layer="layout" svg:x1="21.512cm" svg:y1="16.828cm" svg:x2="21.512cm" svg:y2="16.801cm">
          <text:p/>
        </draw:line>
        <draw:line draw:style-name="gr23" draw:layer="layout" svg:x1="21.512cm" svg:y1="16.802cm" svg:x2="21.522cm" svg:y2="16.774cm">
          <text:p/>
        </draw:line>
        <draw:line draw:style-name="gr23" draw:layer="layout" svg:x1="21.521cm" svg:y1="16.774cm" svg:x2="21.53cm" svg:y2="16.829cm">
          <text:p/>
        </draw:line>
        <draw:line draw:style-name="gr23" draw:layer="layout" svg:x1="21.529cm" svg:y1="16.828cm" svg:x2="21.529cm" svg:y2="16.774cm">
          <text:p/>
        </draw:line>
        <draw:line draw:style-name="gr23" draw:layer="layout" svg:x1="21.529cm" svg:y1="16.774cm" svg:x2="21.538cm" svg:y2="16.774cm">
          <text:p/>
        </draw:line>
        <draw:line draw:style-name="gr23" draw:layer="layout" svg:x1="21.538cm" svg:y1="16.774cm" svg:x2="21.547cm" svg:y2="16.802cm">
          <text:p/>
        </draw:line>
        <draw:line draw:style-name="gr23" draw:layer="layout" svg:x1="21.546cm" svg:y1="16.801cm" svg:x2="21.546cm" svg:y2="16.774cm">
          <text:p/>
        </draw:line>
        <draw:line draw:style-name="gr23" draw:layer="layout" svg:x1="21.546cm" svg:y1="16.774cm" svg:x2="21.555cm" svg:y2="16.829cm">
          <text:p/>
        </draw:line>
        <draw:line draw:style-name="gr23" draw:layer="layout" svg:x1="21.554cm" svg:y1="16.828cm" svg:x2="21.554cm" svg:y2="16.774cm">
          <text:p/>
        </draw:line>
        <draw:line draw:style-name="gr23" draw:layer="layout" svg:x1="21.554cm" svg:y1="16.774cm" svg:x2="21.563cm" svg:y2="16.774cm">
          <text:p/>
        </draw:line>
        <draw:line draw:style-name="gr23" draw:layer="layout" svg:x1="21.563cm" svg:y1="16.774cm" svg:x2="21.571cm" svg:y2="16.774cm">
          <text:p/>
        </draw:line>
        <draw:line draw:style-name="gr23" draw:layer="layout" svg:x1="21.571cm" svg:y1="16.775cm" svg:x2="21.582cm" svg:y2="16.746cm">
          <text:p/>
        </draw:line>
        <draw:line draw:style-name="gr23" draw:layer="layout" svg:x1="21.58cm" svg:y1="16.746cm" svg:x2="21.589cm" svg:y2="16.775cm">
          <text:p/>
        </draw:line>
        <draw:line draw:style-name="gr23" draw:layer="layout" svg:x1="21.588cm" svg:y1="16.774cm" svg:x2="21.588cm" svg:y2="16.746cm">
          <text:p/>
        </draw:line>
        <draw:line draw:style-name="gr23" draw:layer="layout" svg:x1="21.588cm" svg:y1="16.746cm" svg:x2="21.597cm" svg:y2="16.802cm">
          <text:p/>
        </draw:line>
        <draw:line draw:style-name="gr23" draw:layer="layout" svg:x1="21.596cm" svg:y1="16.801cm" svg:x2="21.596cm" svg:y2="16.746cm">
          <text:p/>
        </draw:line>
        <draw:line draw:style-name="gr23" draw:layer="layout" svg:x1="21.596cm" svg:y1="16.747cm" svg:x2="21.606cm" svg:y2="16.719cm">
          <text:p/>
        </draw:line>
        <draw:line draw:style-name="gr23" draw:layer="layout" svg:x1="21.605cm" svg:y1="16.719cm" svg:x2="21.614cm" svg:y2="16.802cm">
          <text:p/>
        </draw:line>
        <draw:line draw:style-name="gr23" draw:layer="layout" svg:x1="21.613cm" svg:y1="16.801cm" svg:x2="21.613cm" svg:y2="16.774cm">
          <text:p/>
        </draw:line>
        <draw:line draw:style-name="gr23" draw:layer="layout" svg:x1="21.613cm" svg:y1="16.775cm" svg:x2="21.623cm" svg:y2="16.719cm">
          <text:p/>
        </draw:line>
        <draw:line draw:style-name="gr23" draw:layer="layout" svg:x1="21.622cm" svg:y1="16.719cm" svg:x2="21.631cm" svg:y2="16.775cm">
          <text:p/>
        </draw:line>
        <draw:line draw:style-name="gr23" draw:layer="layout" svg:x1="21.63cm" svg:y1="16.774cm" svg:x2="21.63cm" svg:y2="16.746cm">
          <text:p/>
        </draw:line>
        <draw:line draw:style-name="gr23" draw:layer="layout" svg:x1="21.63cm" svg:y1="16.746cm" svg:x2="21.639cm" svg:y2="16.802cm">
          <text:p/>
        </draw:line>
        <draw:line draw:style-name="gr23" draw:layer="layout" svg:x1="21.638cm" svg:y1="16.801cm" svg:x2="21.638cm" svg:y2="16.774cm">
          <text:p/>
        </draw:line>
        <draw:line draw:style-name="gr23" draw:layer="layout" svg:x1="21.638cm" svg:y1="16.774cm" svg:x2="21.648cm" svg:y2="16.802cm">
          <text:p/>
        </draw:line>
        <draw:line draw:style-name="gr23" draw:layer="layout" svg:x1="21.647cm" svg:y1="16.802cm" svg:x2="21.656cm" svg:y2="16.719cm">
          <text:p/>
        </draw:line>
        <draw:line draw:style-name="gr23" draw:layer="layout" svg:x1="21.655cm" svg:y1="16.719cm" svg:x2="21.655cm" svg:y2="16.774cm">
          <text:p/>
        </draw:line>
        <draw:line draw:style-name="gr23" draw:layer="layout" svg:x1="21.655cm" svg:y1="16.774cm" svg:x2="21.664cm" svg:y2="16.774cm">
          <text:p/>
        </draw:line>
        <draw:line draw:style-name="gr23" draw:layer="layout" svg:x1="21.664cm" svg:y1="16.774cm" svg:x2="21.673cm" svg:y2="16.802cm">
          <text:p/>
        </draw:line>
        <draw:line draw:style-name="gr23" draw:layer="layout" svg:x1="21.672cm" svg:y1="16.802cm" svg:x2="21.681cm" svg:y2="16.774cm">
          <text:p/>
        </draw:line>
        <draw:line draw:style-name="gr23" draw:layer="layout" svg:x1="21.68cm" svg:y1="16.774cm" svg:x2="21.69cm" svg:y2="16.802cm">
          <text:p/>
        </draw:line>
        <draw:line draw:style-name="gr23" draw:layer="layout" svg:x1="21.689cm" svg:y1="16.802cm" svg:x2="21.698cm" svg:y2="16.719cm">
          <text:p/>
        </draw:line>
        <draw:line draw:style-name="gr23" draw:layer="layout" svg:x1="21.697cm" svg:y1="16.719cm" svg:x2="21.697cm" svg:y2="16.828cm">
          <text:p/>
        </draw:line>
        <draw:line draw:style-name="gr23" draw:layer="layout" svg:x1="21.697cm" svg:y1="16.829cm" svg:x2="21.707cm" svg:y2="16.746cm">
          <text:p/>
        </draw:line>
        <draw:line draw:style-name="gr23" draw:layer="layout" svg:x1="21.706cm" svg:y1="16.746cm" svg:x2="21.715cm" svg:y2="16.802cm">
          <text:p/>
        </draw:line>
        <draw:line draw:style-name="gr23" draw:layer="layout" svg:x1="21.714cm" svg:y1="16.801cm" svg:x2="21.714cm" svg:y2="16.774cm">
          <text:p/>
        </draw:line>
        <draw:line draw:style-name="gr23" draw:layer="layout" svg:x1="21.714cm" svg:y1="16.774cm" svg:x2="21.723cm" svg:y2="16.802cm">
          <text:p/>
        </draw:line>
        <draw:line draw:style-name="gr23" draw:layer="layout" svg:x1="21.722cm" svg:y1="16.801cm" svg:x2="21.722cm" svg:y2="16.774cm">
          <text:p/>
        </draw:line>
        <draw:line draw:style-name="gr23" draw:layer="layout" svg:x1="21.722cm" svg:y1="16.774cm" svg:x2="21.731cm" svg:y2="16.774cm">
          <text:p/>
        </draw:line>
        <draw:line draw:style-name="gr23" draw:layer="layout" svg:x1="21.731cm" svg:y1="16.774cm" svg:x2="21.74cm" svg:y2="16.802cm">
          <text:p/>
        </draw:line>
        <draw:line draw:style-name="gr23" draw:layer="layout" svg:x1="21.739cm" svg:y1="16.801cm" svg:x2="21.739cm" svg:y2="16.774cm">
          <text:p/>
        </draw:line>
        <draw:line draw:style-name="gr23" draw:layer="layout" svg:x1="21.739cm" svg:y1="16.775cm" svg:x2="21.75cm" svg:y2="16.746cm">
          <text:p/>
        </draw:line>
        <draw:line draw:style-name="gr23" draw:layer="layout" svg:x1="21.748cm" svg:y1="16.746cm" svg:x2="21.757cm" svg:y2="16.802cm">
          <text:p/>
        </draw:line>
        <draw:line draw:style-name="gr23" draw:layer="layout" svg:x1="21.756cm" svg:y1="16.801cm" svg:x2="21.764cm" svg:y2="16.801cm">
          <text:p/>
        </draw:line>
        <draw:line draw:style-name="gr23" draw:layer="layout" svg:x1="21.764cm" svg:y1="16.801cm" svg:x2="21.764cm" svg:y2="16.746cm">
          <text:p/>
        </draw:line>
        <draw:line draw:style-name="gr23" draw:layer="layout" svg:x1="21.764cm" svg:y1="16.746cm" svg:x2="21.774cm" svg:y2="16.775cm">
          <text:p/>
        </draw:line>
        <draw:line draw:style-name="gr23" draw:layer="layout" svg:x1="21.773cm" svg:y1="16.774cm" svg:x2="21.782cm" svg:y2="16.802cm">
          <text:p/>
        </draw:line>
        <draw:line draw:style-name="gr23" draw:layer="layout" svg:x1="21.781cm" svg:y1="16.802cm" svg:x2="21.791cm" svg:y2="16.774cm">
          <text:p/>
        </draw:line>
        <draw:line draw:style-name="gr23" draw:layer="layout" svg:x1="21.79cm" svg:y1="16.775cm" svg:x2="21.799cm" svg:y2="16.746cm">
          <text:p/>
        </draw:line>
        <draw:line draw:style-name="gr23" draw:layer="layout" svg:x1="21.798cm" svg:y1="16.746cm" svg:x2="21.807cm" svg:y2="16.775cm">
          <text:p/>
        </draw:line>
        <draw:line draw:style-name="gr23" draw:layer="layout" svg:x1="21.806cm" svg:y1="16.774cm" svg:x2="21.806cm" svg:y2="16.801cm">
          <text:p/>
        </draw:line>
        <draw:line draw:style-name="gr23" draw:layer="layout" svg:x1="21.806cm" svg:y1="16.802cm" svg:x2="21.816cm" svg:y2="16.774cm">
          <text:p/>
        </draw:line>
        <draw:line draw:style-name="gr23" draw:layer="layout" svg:x1="21.815cm" svg:y1="16.774cm" svg:x2="21.824cm" svg:y2="16.802cm">
          <text:p/>
        </draw:line>
        <draw:line draw:style-name="gr23" draw:layer="layout" svg:x1="21.823cm" svg:y1="16.801cm" svg:x2="21.823cm" svg:y2="16.856cm">
          <text:p/>
        </draw:line>
        <draw:line draw:style-name="gr23" draw:layer="layout" svg:x1="21.823cm" svg:y1="16.857cm" svg:x2="21.833cm" svg:y2="16.801cm">
          <text:p/>
        </draw:line>
        <draw:line draw:style-name="gr23" draw:layer="layout" svg:x1="21.832cm" svg:y1="16.801cm" svg:x2="21.832cm" svg:y2="16.746cm">
          <text:p/>
        </draw:line>
        <draw:line draw:style-name="gr23" draw:layer="layout" svg:x1="21.832cm" svg:y1="16.746cm" svg:x2="21.841cm" svg:y2="16.829cm">
          <text:p/>
        </draw:line>
        <draw:line draw:style-name="gr23" draw:layer="layout" svg:x1="21.84cm" svg:y1="16.829cm" svg:x2="21.85cm" svg:y2="16.746cm">
          <text:p/>
        </draw:line>
        <draw:line draw:style-name="gr23" draw:layer="layout" svg:x1="21.849cm" svg:y1="16.746cm" svg:x2="21.849cm" svg:y2="16.801cm">
          <text:p/>
        </draw:line>
        <draw:line draw:style-name="gr23" draw:layer="layout" svg:x1="21.849cm" svg:y1="16.802cm" svg:x2="21.858cm" svg:y2="16.746cm">
          <text:p/>
        </draw:line>
        <draw:line draw:style-name="gr23" draw:layer="layout" svg:x1="21.857cm" svg:y1="16.746cm" svg:x2="21.866cm" svg:y2="16.802cm">
          <text:p/>
        </draw:line>
        <draw:line draw:style-name="gr23" draw:layer="layout" svg:x1="21.865cm" svg:y1="16.801cm" svg:x2="21.865cm" svg:y2="16.774cm">
          <text:p/>
        </draw:line>
        <draw:line draw:style-name="gr23" draw:layer="layout" svg:x1="21.865cm" svg:y1="16.775cm" svg:x2="21.875cm" svg:y2="16.719cm">
          <text:p/>
        </draw:line>
        <draw:line draw:style-name="gr23" draw:layer="layout" svg:x1="21.874cm" svg:y1="16.719cm" svg:x2="21.874cm" svg:y2="16.746cm">
          <text:p/>
        </draw:line>
        <draw:line draw:style-name="gr23" draw:layer="layout" svg:x1="21.874cm" svg:y1="16.746cm" svg:x2="21.883cm" svg:y2="16.775cm">
          <text:p/>
        </draw:line>
        <draw:line draw:style-name="gr23" draw:layer="layout" svg:x1="21.882cm" svg:y1="16.774cm" svg:x2="21.891cm" svg:y2="16.774cm">
          <text:p/>
        </draw:line>
        <draw:line draw:style-name="gr23" draw:layer="layout" svg:x1="21.891cm" svg:y1="16.775cm" svg:x2="21.9cm" svg:y2="16.746cm">
          <text:p/>
        </draw:line>
        <draw:line draw:style-name="gr23" draw:layer="layout" svg:x1="21.899cm" svg:y1="16.746cm" svg:x2="21.908cm" svg:y2="16.802cm">
          <text:p/>
        </draw:line>
        <draw:line draw:style-name="gr23" draw:layer="layout" svg:x1="21.907cm" svg:y1="16.801cm" svg:x2="21.907cm" svg:y2="16.746cm">
          <text:p/>
        </draw:line>
        <draw:line draw:style-name="gr23" draw:layer="layout" svg:x1="21.907cm" svg:y1="16.746cm" svg:x2="21.916cm" svg:y2="16.746cm">
          <text:p/>
        </draw:line>
        <draw:line draw:style-name="gr23" draw:layer="layout" svg:x1="21.916cm" svg:y1="16.746cm" svg:x2="21.916cm" svg:y2="16.801cm">
          <text:p/>
        </draw:line>
        <draw:line draw:style-name="gr23" draw:layer="layout" svg:x1="21.916cm" svg:y1="16.802cm" svg:x2="21.925cm" svg:y2="16.774cm">
          <text:p/>
        </draw:line>
        <draw:line draw:style-name="gr23" draw:layer="layout" svg:x1="21.924cm" svg:y1="16.775cm" svg:x2="21.934cm" svg:y2="16.746cm">
          <text:p/>
        </draw:line>
        <draw:line draw:style-name="gr23" draw:layer="layout" svg:x1="21.933cm" svg:y1="16.746cm" svg:x2="21.933cm" svg:y2="16.774cm">
          <text:p/>
        </draw:line>
        <draw:line draw:style-name="gr23" draw:layer="layout" svg:x1="21.933cm" svg:y1="16.774cm" svg:x2="21.942cm" svg:y2="16.802cm">
          <text:p/>
        </draw:line>
        <draw:line draw:style-name="gr23" draw:layer="layout" svg:x1="21.941cm" svg:y1="16.801cm" svg:x2="21.949cm" svg:y2="16.801cm">
          <text:p/>
        </draw:line>
        <draw:line draw:style-name="gr23" draw:layer="layout" svg:x1="21.949cm" svg:y1="16.801cm" svg:x2="21.949cm" svg:y2="16.719cm">
          <text:p/>
        </draw:line>
        <draw:line draw:style-name="gr23" draw:layer="layout" svg:x1="21.949cm" svg:y1="16.719cm" svg:x2="21.959cm" svg:y2="16.775cm">
          <text:p/>
        </draw:line>
        <draw:line draw:style-name="gr23" draw:layer="layout" svg:x1="21.958cm" svg:y1="16.774cm" svg:x2="21.958cm" svg:y2="16.692cm">
          <text:p/>
        </draw:line>
        <draw:line draw:style-name="gr23" draw:layer="layout" svg:x1="21.958cm" svg:y1="16.692cm" svg:x2="21.967cm" svg:y2="16.72cm">
          <text:p/>
        </draw:line>
        <draw:line draw:style-name="gr23" draw:layer="layout" svg:x1="21.966cm" svg:y1="16.719cm" svg:x2="21.975cm" svg:y2="16.719cm">
          <text:p/>
        </draw:line>
        <draw:line draw:style-name="gr23" draw:layer="layout" svg:x1="21.975cm" svg:y1="16.719cm" svg:x2="21.975cm" svg:y2="16.774cm">
          <text:p/>
        </draw:line>
        <draw:line draw:style-name="gr23" draw:layer="layout" svg:x1="21.975cm" svg:y1="16.774cm" svg:x2="21.984cm" svg:y2="16.802cm">
          <text:p/>
        </draw:line>
        <draw:line draw:style-name="gr23" draw:layer="layout" svg:x1="21.983cm" svg:y1="16.802cm" svg:x2="21.992cm" svg:y2="16.746cm">
          <text:p/>
        </draw:line>
        <draw:line draw:style-name="gr23" draw:layer="layout" svg:x1="21.991cm" svg:y1="16.746cm" svg:x2="21.991cm" svg:y2="16.856cm">
          <text:p/>
        </draw:line>
        <draw:line draw:style-name="gr23" draw:layer="layout" svg:x1="21.991cm" svg:y1="16.857cm" svg:x2="22.001cm" svg:y2="16.801cm">
          <text:p/>
        </draw:line>
        <draw:line draw:style-name="gr23" draw:layer="layout" svg:x1="22cm" svg:y1="16.802cm" svg:x2="22.009cm" svg:y2="16.774cm">
          <text:p/>
        </draw:line>
        <draw:line draw:style-name="gr23" draw:layer="layout" svg:x1="22.008cm" svg:y1="16.775cm" svg:x2="22.018cm" svg:y2="16.664cm">
          <text:p/>
        </draw:line>
        <draw:line draw:style-name="gr23" draw:layer="layout" svg:x1="22.017cm" svg:y1="16.664cm" svg:x2="22.017cm" svg:y2="16.774cm">
          <text:p/>
        </draw:line>
        <draw:line draw:style-name="gr23" draw:layer="layout" svg:x1="22.017cm" svg:y1="16.775cm" svg:x2="22.026cm" svg:y2="16.746cm">
          <text:p/>
        </draw:line>
        <draw:line draw:style-name="gr23" draw:layer="layout" svg:x1="22.025cm" svg:y1="16.746cm" svg:x2="22.033cm" svg:y2="16.746cm">
          <text:p/>
        </draw:line>
        <draw:line draw:style-name="gr23" draw:layer="layout" svg:x1="22.033cm" svg:y1="16.747cm" svg:x2="22.043cm" svg:y2="16.692cm">
          <text:p/>
        </draw:line>
        <draw:line draw:style-name="gr23" draw:layer="layout" svg:x1="22.042cm" svg:y1="16.692cm" svg:x2="22.042cm" svg:y2="16.719cm">
          <text:p/>
        </draw:line>
        <draw:line draw:style-name="gr23" draw:layer="layout" svg:x1="22.042cm" svg:y1="16.72cm" svg:x2="22.051cm" svg:y2="16.692cm">
          <text:p/>
        </draw:line>
        <draw:line draw:style-name="gr23" draw:layer="layout" svg:x1="22.05cm" svg:y1="16.692cm" svg:x2="22.059cm" svg:y2="16.692cm">
          <text:p/>
        </draw:line>
        <draw:line draw:style-name="gr23" draw:layer="layout" svg:x1="22.059cm" svg:y1="16.692cm" svg:x2="22.059cm" svg:y2="16.664cm">
          <text:p/>
        </draw:line>
        <draw:line draw:style-name="gr23" draw:layer="layout" svg:x1="22.059cm" svg:y1="16.664cm" svg:x2="22.068cm" svg:y2="16.72cm">
          <text:p/>
        </draw:line>
        <draw:line draw:style-name="gr23" draw:layer="layout" svg:x1="22.067cm" svg:y1="16.72cm" svg:x2="22.076cm" svg:y2="16.664cm">
          <text:p/>
        </draw:line>
        <draw:line draw:style-name="gr23" draw:layer="layout" svg:x1="22.075cm" svg:y1="16.664cm" svg:x2="22.075cm" svg:y2="16.719cm">
          <text:p/>
        </draw:line>
        <draw:line draw:style-name="gr23" draw:layer="layout" svg:x1="22.075cm" svg:y1="16.72cm" svg:x2="22.086cm" svg:y2="16.664cm">
          <text:p/>
        </draw:line>
        <draw:line draw:style-name="gr23" draw:layer="layout" svg:x1="22.084cm" svg:y1="16.664cm" svg:x2="22.093cm" svg:y2="16.747cm">
          <text:p/>
        </draw:line>
        <draw:line draw:style-name="gr23" draw:layer="layout" svg:x1="22.092cm" svg:y1="16.747cm" svg:x2="22.102cm" svg:y2="16.719cm">
          <text:p/>
        </draw:line>
        <draw:line draw:style-name="gr23" draw:layer="layout" svg:x1="22.101cm" svg:y1="16.719cm" svg:x2="22.101cm" svg:y2="16.637cm">
          <text:p/>
        </draw:line>
        <draw:line draw:style-name="gr23" draw:layer="layout" svg:x1="22.101cm" svg:y1="16.637cm" svg:x2="22.11cm" svg:y2="16.693cm">
          <text:p/>
        </draw:line>
        <draw:line draw:style-name="gr23" draw:layer="layout" svg:x1="22.109cm" svg:y1="16.692cm" svg:x2="22.117cm" svg:y2="16.692cm">
          <text:p/>
        </draw:line>
        <draw:line draw:style-name="gr23" draw:layer="layout" svg:x1="22.117cm" svg:y1="16.692cm" svg:x2="22.117cm" svg:y2="16.719cm">
          <text:p/>
        </draw:line>
        <draw:line draw:style-name="gr23" draw:layer="layout" svg:x1="22.117cm" svg:y1="16.72cm" svg:x2="22.127cm" svg:y2="16.637cm">
          <text:p/>
        </draw:line>
        <draw:line draw:style-name="gr23" draw:layer="layout" svg:x1="22.126cm" svg:y1="16.637cm" svg:x2="22.126cm" svg:y2="16.692cm">
          <text:p/>
        </draw:line>
        <draw:line draw:style-name="gr23" draw:layer="layout" svg:x1="22.126cm" svg:y1="16.693cm" svg:x2="22.135cm" svg:y2="16.61cm">
          <text:p/>
        </draw:line>
        <draw:line draw:style-name="gr23" draw:layer="layout" svg:x1="22.134cm" svg:y1="16.61cm" svg:x2="22.144cm" svg:y2="16.638cm">
          <text:p/>
        </draw:line>
        <draw:line draw:style-name="gr23" draw:layer="layout" svg:x1="22.143cm" svg:y1="16.637cm" svg:x2="22.143cm" svg:y2="16.61cm">
          <text:p/>
        </draw:line>
        <draw:line draw:style-name="gr23" draw:layer="layout" svg:x1="22.143cm" svg:y1="16.61cm" svg:x2="22.151cm" svg:y2="16.61cm">
          <text:p/>
        </draw:line>
        <draw:line draw:style-name="gr23" draw:layer="layout" svg:x1="22.151cm" svg:y1="16.61cm" svg:x2="22.16cm" svg:y2="16.638cm">
          <text:p/>
        </draw:line>
        <draw:line draw:style-name="gr23" draw:layer="layout" svg:x1="22.159cm" svg:y1="16.637cm" svg:x2="22.159cm" svg:y2="16.582cm">
          <text:p/>
        </draw:line>
        <draw:line draw:style-name="gr23" draw:layer="layout" svg:x1="22.159cm" svg:y1="16.582cm" svg:x2="22.169cm" svg:y2="16.665cm">
          <text:p/>
        </draw:line>
        <draw:line draw:style-name="gr23" draw:layer="layout" svg:x1="22.168cm" svg:y1="16.664cm" svg:x2="22.168cm" svg:y2="16.637cm">
          <text:p/>
        </draw:line>
        <draw:line draw:style-name="gr23" draw:layer="layout" svg:x1="22.168cm" svg:y1="16.638cm" svg:x2="22.177cm" svg:y2="16.555cm">
          <text:p/>
        </draw:line>
        <draw:line draw:style-name="gr23" draw:layer="layout" svg:x1="22.176cm" svg:y1="16.555cm" svg:x2="22.186cm" svg:y2="16.611cm">
          <text:p/>
        </draw:line>
        <draw:line draw:style-name="gr23" draw:layer="layout" svg:x1="22.185cm" svg:y1="16.61cm" svg:x2="22.193cm" svg:y2="16.61cm">
          <text:p/>
        </draw:line>
        <draw:line draw:style-name="gr23" draw:layer="layout" svg:x1="22.193cm" svg:y1="16.611cm" svg:x2="22.203cm" svg:y2="16.528cm">
          <text:p/>
        </draw:line>
        <draw:line draw:style-name="gr23" draw:layer="layout" svg:x1="22.202cm" svg:y1="16.528cm" svg:x2="22.202cm" svg:y2="16.555cm">
          <text:p/>
        </draw:line>
        <draw:line draw:style-name="gr23" draw:layer="layout" svg:x1="22.202cm" svg:y1="16.555cm" svg:x2="22.21cm" svg:y2="16.555cm">
          <text:p/>
        </draw:line>
        <draw:line draw:style-name="gr23" draw:layer="layout" svg:x1="22.21cm" svg:y1="16.555cm" svg:x2="22.21cm" svg:y2="16.473cm">
          <text:p/>
        </draw:line>
        <draw:line draw:style-name="gr23" draw:layer="layout" svg:x1="22.21cm" svg:y1="16.473cm" svg:x2="22.219cm" svg:y2="16.611cm">
          <text:p/>
        </draw:line>
        <draw:line draw:style-name="gr23" draw:layer="layout" svg:x1="22.218cm" svg:y1="16.611cm" svg:x2="22.228cm" svg:y2="16.555cm">
          <text:p/>
        </draw:line>
        <draw:line draw:style-name="gr23" draw:layer="layout" svg:x1="22.227cm" svg:y1="16.555cm" svg:x2="22.235cm" svg:y2="16.555cm">
          <text:p/>
        </draw:line>
        <draw:line draw:style-name="gr23" draw:layer="layout" svg:x1="22.235cm" svg:y1="16.556cm" svg:x2="22.246cm" svg:y2="16.528cm">
          <text:p/>
        </draw:line>
        <draw:line draw:style-name="gr23" draw:layer="layout" svg:x1="22.244cm" svg:y1="16.528cm" svg:x2="22.244cm" svg:y2="16.582cm">
          <text:p/>
        </draw:line>
        <draw:line draw:style-name="gr23" draw:layer="layout" svg:x1="22.244cm" svg:y1="16.583cm" svg:x2="22.253cm" svg:y2="16.555cm">
          <text:p/>
        </draw:line>
        <draw:line draw:style-name="gr23" draw:layer="layout" svg:x1="22.252cm" svg:y1="16.555cm" svg:x2="22.252cm" svg:y2="16.528cm">
          <text:p/>
        </draw:line>
        <draw:line draw:style-name="gr23" draw:layer="layout" svg:x1="22.252cm" svg:y1="16.529cm" svg:x2="22.261cm" svg:y2="16.446cm">
          <text:p/>
        </draw:line>
        <draw:line draw:style-name="gr23" draw:layer="layout" svg:x1="22.26cm" svg:y1="16.446cm" svg:x2="22.27cm" svg:y2="16.474cm">
          <text:p/>
        </draw:line>
        <draw:line draw:style-name="gr23" draw:layer="layout" svg:x1="22.269cm" svg:y1="16.473cm" svg:x2="22.269cm" svg:y2="16.5cm">
          <text:p/>
        </draw:line>
        <draw:line draw:style-name="gr23" draw:layer="layout" svg:x1="22.269cm" svg:y1="16.5cm" svg:x2="22.277cm" svg:y2="16.5cm">
          <text:p/>
        </draw:line>
        <draw:line draw:style-name="gr23" draw:layer="layout" svg:x1="22.277cm" svg:y1="16.501cm" svg:x2="22.287cm" svg:y2="16.446cm">
          <text:p/>
        </draw:line>
        <draw:line draw:style-name="gr23" draw:layer="layout" svg:x1="22.286cm" svg:y1="16.446cm" svg:x2="22.286cm" svg:y2="16.391cm">
          <text:p/>
        </draw:line>
        <draw:line draw:style-name="gr23" draw:layer="layout" svg:x1="22.286cm" svg:y1="16.392cm" svg:x2="22.295cm" svg:y2="16.364cm">
          <text:p/>
        </draw:line>
        <draw:line draw:style-name="gr23" draw:layer="layout" svg:x1="22.294cm" svg:y1="16.364cm" svg:x2="22.294cm" svg:y2="16.336cm">
          <text:p/>
        </draw:line>
        <draw:line draw:style-name="gr23" draw:layer="layout" svg:x1="22.294cm" svg:y1="16.336cm" svg:x2="22.302cm" svg:y2="16.336cm">
          <text:p/>
        </draw:line>
        <draw:line draw:style-name="gr23" draw:layer="layout" svg:x1="22.302cm" svg:y1="16.336cm" svg:x2="22.312cm" svg:y2="16.365cm">
          <text:p/>
        </draw:line>
        <draw:line draw:style-name="gr23" draw:layer="layout" svg:x1="22.311cm" svg:y1="16.365cm" svg:x2="22.32cm" svg:y2="16.309cm">
          <text:p/>
        </draw:line>
        <draw:line draw:style-name="gr23" draw:layer="layout" svg:x1="22.319cm" svg:y1="16.309cm" svg:x2="22.329cm" svg:y2="16.365cm">
          <text:p/>
        </draw:line>
        <draw:line draw:style-name="gr23" draw:layer="layout" svg:x1="22.328cm" svg:y1="16.364cm" svg:x2="22.328cm" svg:y2="16.336cm">
          <text:p/>
        </draw:line>
        <draw:line draw:style-name="gr23" draw:layer="layout" svg:x1="22.328cm" svg:y1="16.336cm" svg:x2="22.337cm" svg:y2="16.447cm">
          <text:p/>
        </draw:line>
        <draw:line draw:style-name="gr23" draw:layer="layout" svg:x1="22.336cm" svg:y1="16.446cm" svg:x2="22.336cm" svg:y2="16.364cm">
          <text:p/>
        </draw:line>
        <draw:line draw:style-name="gr23" draw:layer="layout" svg:x1="22.336cm" svg:y1="16.364cm" svg:x2="22.345cm" svg:y2="16.392cm">
          <text:p/>
        </draw:line>
        <draw:line draw:style-name="gr23" draw:layer="layout" svg:x1="22.344cm" svg:y1="16.392cm" svg:x2="22.354cm" svg:y2="16.336cm">
          <text:p/>
        </draw:line>
        <draw:line draw:style-name="gr23" draw:layer="layout" svg:x1="22.353cm" svg:y1="16.336cm" svg:x2="22.353cm" svg:y2="16.364cm">
          <text:p/>
        </draw:line>
        <draw:line draw:style-name="gr23" draw:layer="layout" svg:x1="22.353cm" svg:y1="16.365cm" svg:x2="22.362cm" svg:y2="16.309cm">
          <text:p/>
        </draw:line>
        <draw:line draw:style-name="gr23" draw:layer="layout" svg:x1="22.361cm" svg:y1="16.309cm" svg:x2="22.37cm" svg:y2="16.309cm">
          <text:p/>
        </draw:line>
        <draw:line draw:style-name="gr23" draw:layer="layout" svg:x1="22.37cm" svg:y1="16.309cm" svg:x2="22.37cm" svg:y2="16.2cm">
          <text:p/>
        </draw:line>
        <draw:line draw:style-name="gr23" draw:layer="layout" svg:x1="22.37cm" svg:y1="16.2cm" svg:x2="22.379cm" svg:y2="16.228cm">
          <text:p/>
        </draw:line>
        <draw:line draw:style-name="gr23" draw:layer="layout" svg:x1="22.378cm" svg:y1="16.227cm" svg:x2="22.378cm" svg:y2="16.036cm">
          <text:p/>
        </draw:line>
        <draw:line draw:style-name="gr23" draw:layer="layout" svg:x1="22.378cm" svg:y1="16.036cm" svg:x2="22.387cm" svg:y2="16.146cm">
          <text:p/>
        </draw:line>
        <draw:line draw:style-name="gr23" draw:layer="layout" svg:x1="22.386cm" svg:y1="16.146cm" svg:x2="22.396cm" svg:y2="16.063cm">
          <text:p/>
        </draw:line>
        <draw:line draw:style-name="gr23" draw:layer="layout" svg:x1="22.395cm" svg:y1="16.063cm" svg:x2="22.395cm" svg:y2="15.981cm">
          <text:p/>
        </draw:line>
        <draw:line draw:style-name="gr23" draw:layer="layout" svg:x1="22.395cm" svg:y1="15.982cm" svg:x2="22.404cm" svg:y2="15.926cm">
          <text:p/>
        </draw:line>
        <draw:line draw:style-name="gr23" draw:layer="layout" svg:x1="22.403cm" svg:y1="15.926cm" svg:x2="22.412cm" svg:y2="15.926cm">
          <text:p/>
        </draw:line>
        <draw:line draw:style-name="gr23" draw:layer="layout" svg:x1="22.412cm" svg:y1="15.926cm" svg:x2="22.412cm" svg:y2="15.817cm">
          <text:p/>
        </draw:line>
        <draw:line draw:style-name="gr23" draw:layer="layout" svg:x1="22.412cm" svg:y1="15.818cm" svg:x2="22.421cm" svg:y2="15.762cm">
          <text:p/>
        </draw:line>
        <draw:line draw:style-name="gr23" draw:layer="layout" svg:x1="22.42cm" svg:y1="15.762cm" svg:x2="22.42cm" svg:y2="15.735cm">
          <text:p/>
        </draw:line>
        <draw:line draw:style-name="gr23" draw:layer="layout" svg:x1="22.42cm" svg:y1="15.735cm" svg:x2="22.429cm" svg:y2="15.763cm">
          <text:p/>
        </draw:line>
        <draw:line draw:style-name="gr23" draw:layer="layout" svg:x1="22.428cm" svg:y1="15.763cm" svg:x2="22.438cm" svg:y2="15.626cm">
          <text:p/>
        </draw:line>
        <draw:line draw:style-name="gr23" draw:layer="layout" svg:x1="22.437cm" svg:y1="15.626cm" svg:x2="22.437cm" svg:y2="15.762cm">
          <text:p/>
        </draw:line>
        <draw:line draw:style-name="gr23" draw:layer="layout" svg:x1="22.437cm" svg:y1="15.763cm" svg:x2="22.446cm" svg:y2="15.708cm">
          <text:p/>
        </draw:line>
        <draw:line draw:style-name="gr23" draw:layer="layout" svg:x1="22.445cm" svg:y1="15.708cm" svg:x2="22.455cm" svg:y2="15.736cm">
          <text:p/>
        </draw:line>
        <draw:line draw:style-name="gr23" draw:layer="layout" svg:x1="22.454cm" svg:y1="15.735cm" svg:x2="22.454cm" svg:y2="15.762cm">
          <text:p/>
        </draw:line>
        <draw:line draw:style-name="gr23" draw:layer="layout" svg:x1="22.454cm" svg:y1="15.763cm" svg:x2="22.463cm" svg:y2="15.735cm">
          <text:p/>
        </draw:line>
        <draw:line draw:style-name="gr23" draw:layer="layout" svg:x1="22.462cm" svg:y1="15.735cm" svg:x2="22.472cm" svg:y2="15.763cm">
          <text:p/>
        </draw:line>
        <draw:line draw:style-name="gr23" draw:layer="layout" svg:x1="22.471cm" svg:y1="15.762cm" svg:x2="22.479cm" svg:y2="15.762cm">
          <text:p/>
        </draw:line>
        <draw:line draw:style-name="gr23" draw:layer="layout" svg:x1="22.479cm" svg:y1="15.762cm" svg:x2="22.479cm" svg:y2="15.653cm">
          <text:p/>
        </draw:line>
        <draw:line draw:style-name="gr23" draw:layer="layout" svg:x1="22.479cm" svg:y1="15.653cm" svg:x2="22.487cm" svg:y2="15.653cm">
          <text:p/>
        </draw:line>
        <draw:line draw:style-name="gr23" draw:layer="layout" svg:x1="22.487cm" svg:y1="15.653cm" svg:x2="22.497cm" svg:y2="15.681cm">
          <text:p/>
        </draw:line>
        <draw:line draw:style-name="gr23" draw:layer="layout" svg:x1="22.496cm" svg:y1="15.68cm" svg:x2="22.496cm" svg:y2="15.598cm">
          <text:p/>
        </draw:line>
        <draw:line draw:style-name="gr23" draw:layer="layout" svg:x1="22.496cm" svg:y1="15.599cm" svg:x2="22.505cm" svg:y2="15.489cm">
          <text:p/>
        </draw:line>
        <draw:line draw:style-name="gr23" draw:layer="layout" svg:x1="22.504cm" svg:y1="15.489cm" svg:x2="22.504cm" svg:y2="15.462cm">
          <text:p/>
        </draw:line>
        <draw:line draw:style-name="gr23" draw:layer="layout" svg:x1="22.504cm" svg:y1="15.463cm" svg:x2="22.514cm" svg:y2="15.434cm">
          <text:p/>
        </draw:line>
        <draw:line draw:style-name="gr23" draw:layer="layout" svg:x1="22.513cm" svg:y1="15.435cm" svg:x2="22.522cm" svg:y2="15.407cm">
          <text:p/>
        </draw:line>
        <draw:line draw:style-name="gr23" draw:layer="layout" svg:x1="22.521cm" svg:y1="15.407cm" svg:x2="22.521cm" svg:y2="15.434cm">
          <text:p/>
        </draw:line>
        <draw:line draw:style-name="gr23" draw:layer="layout" svg:x1="22.521cm" svg:y1="15.435cm" svg:x2="22.53cm" svg:y2="15.325cm">
          <text:p/>
        </draw:line>
        <draw:line draw:style-name="gr23" draw:layer="layout" svg:x1="22.529cm" svg:y1="15.326cm" svg:x2="22.539cm" svg:y2="15.298cm">
          <text:p/>
        </draw:line>
        <draw:line draw:style-name="gr23" draw:layer="layout" svg:x1="22.538cm" svg:y1="15.298cm" svg:x2="22.538cm" svg:y2="15.134cm">
          <text:p/>
        </draw:line>
        <draw:line draw:style-name="gr23" draw:layer="layout" svg:x1="22.538cm" svg:y1="15.134cm" svg:x2="22.547cm" svg:y2="15.189cm">
          <text:p/>
        </draw:line>
        <draw:line draw:style-name="gr23" draw:layer="layout" svg:x1="22.546cm" svg:y1="15.188cm" svg:x2="22.546cm" svg:y2="15.134cm">
          <text:p/>
        </draw:line>
        <draw:line draw:style-name="gr23" draw:layer="layout" svg:x1="22.546cm" svg:y1="15.135cm" svg:x2="22.556cm" svg:y2="14.997cm">
          <text:p/>
        </draw:line>
        <draw:line draw:style-name="gr23" draw:layer="layout" svg:x1="22.555cm" svg:y1="14.997cm" svg:x2="22.564cm" svg:y2="15.08cm">
          <text:p/>
        </draw:line>
        <draw:line draw:style-name="gr23" draw:layer="layout" svg:x1="22.563cm" svg:y1="15.079cm" svg:x2="22.572cm" svg:y2="15.135cm">
          <text:p/>
        </draw:line>
        <draw:line draw:style-name="gr23" draw:layer="layout" svg:x1="22.571cm" svg:y1="15.134cm" svg:x2="22.582cm" svg:y2="15.162cm">
          <text:p/>
        </draw:line>
        <draw:line draw:style-name="gr23" draw:layer="layout" svg:x1="22.58cm" svg:y1="15.161cm" svg:x2="22.58cm" svg:y2="15.216cm">
          <text:p/>
        </draw:line>
        <draw:line draw:style-name="gr23" draw:layer="layout" svg:x1="22.58cm" svg:y1="15.216cm" svg:x2="22.589cm" svg:y2="15.244cm">
          <text:p/>
        </draw:line>
        <draw:line draw:style-name="gr23" draw:layer="layout" svg:x1="22.588cm" svg:y1="15.243cm" svg:x2="22.588cm" svg:y2="15.216cm">
          <text:p/>
        </draw:line>
        <draw:line draw:style-name="gr23" draw:layer="layout" svg:x1="22.588cm" svg:y1="15.216cm" svg:x2="22.598cm" svg:y2="15.244cm">
          <text:p/>
        </draw:line>
        <draw:line draw:style-name="gr23" draw:layer="layout" svg:x1="22.597cm" svg:y1="15.244cm" svg:x2="22.606cm" svg:y2="15.188cm">
          <text:p/>
        </draw:line>
        <draw:line draw:style-name="gr23" draw:layer="layout" svg:x1="22.605cm" svg:y1="15.189cm" svg:x2="22.614cm" svg:y2="15.079cm">
          <text:p/>
        </draw:line>
        <draw:line draw:style-name="gr23" draw:layer="layout" svg:x1="22.613cm" svg:y1="15.079cm" svg:x2="22.622cm" svg:y2="15.079cm">
          <text:p/>
        </draw:line>
        <draw:line draw:style-name="gr23" draw:layer="layout" svg:x1="22.622cm" svg:y1="15.079cm" svg:x2="22.622cm" svg:y2="14.942cm">
          <text:p/>
        </draw:line>
        <draw:line draw:style-name="gr23" draw:layer="layout" svg:x1="22.622cm" svg:y1="14.942cm" svg:x2="22.631cm" svg:y2="14.971cm">
          <text:p/>
        </draw:line>
        <draw:line draw:style-name="gr23" draw:layer="layout" svg:x1="22.63cm" svg:y1="14.97cm" svg:x2="22.64cm" svg:y2="15.025cm">
          <text:p/>
        </draw:line>
        <draw:line draw:style-name="gr23" draw:layer="layout" svg:x1="22.639cm" svg:y1="15.025cm" svg:x2="22.648cm" svg:y2="14.997cm">
          <text:p/>
        </draw:line>
        <draw:line draw:style-name="gr23" draw:layer="layout" svg:x1="22.647cm" svg:y1="14.997cm" svg:x2="22.647cm" svg:y2="14.888cm">
          <text:p/>
        </draw:line>
        <draw:line draw:style-name="gr23" draw:layer="layout" svg:x1="22.647cm" svg:y1="14.889cm" svg:x2="22.656cm" svg:y2="14.86cm">
          <text:p/>
        </draw:line>
        <draw:line draw:style-name="gr23" draw:layer="layout" svg:x1="22.655cm" svg:y1="14.861cm" svg:x2="22.665cm" svg:y2="14.724cm">
          <text:p/>
        </draw:line>
        <draw:line draw:style-name="gr23" draw:layer="layout" svg:x1="22.664cm" svg:y1="14.724cm" svg:x2="22.664cm" svg:y2="14.587cm">
          <text:p/>
        </draw:line>
        <draw:line draw:style-name="gr23" draw:layer="layout" svg:x1="22.664cm" svg:y1="14.587cm" svg:x2="22.672cm" svg:y2="14.587cm">
          <text:p/>
        </draw:line>
        <draw:line draw:style-name="gr23" draw:layer="layout" svg:x1="22.672cm" svg:y1="14.587cm" svg:x2="22.672cm" svg:y2="14.532cm">
          <text:p/>
        </draw:line>
        <draw:line draw:style-name="gr23" draw:layer="layout" svg:x1="22.672cm" svg:y1="14.533cm" svg:x2="22.682cm" svg:y2="14.423cm">
          <text:p/>
        </draw:line>
        <draw:line draw:style-name="gr23" draw:layer="layout" svg:x1="22.681cm" svg:y1="14.424cm" svg:x2="22.69cm" svg:y2="14.396cm">
          <text:p/>
        </draw:line>
        <draw:line draw:style-name="gr23" draw:layer="layout" svg:x1="22.689cm" svg:y1="14.396cm" svg:x2="22.689cm" svg:y2="14.287cm">
          <text:p/>
        </draw:line>
        <draw:line draw:style-name="gr23" draw:layer="layout" svg:x1="22.689cm" svg:y1="14.288cm" svg:x2="22.698cm" svg:y2="14.232cm">
          <text:p/>
        </draw:line>
        <draw:line draw:style-name="gr23" draw:layer="layout" svg:x1="22.697cm" svg:y1="14.233cm" svg:x2="22.707cm" svg:y2="14.205cm">
          <text:p/>
        </draw:line>
        <draw:line draw:style-name="gr23" draw:layer="layout" svg:x1="22.706cm" svg:y1="14.205cm" svg:x2="22.706cm" svg:y2="14.177cm">
          <text:p/>
        </draw:line>
        <draw:line draw:style-name="gr23" draw:layer="layout" svg:x1="22.706cm" svg:y1="14.178cm" svg:x2="22.715cm" svg:y2="14.068cm">
          <text:p/>
        </draw:line>
        <draw:line draw:style-name="gr23" draw:layer="layout" svg:x1="22.714cm" svg:y1="14.068cm" svg:x2="22.714cm" svg:y2="14.205cm">
          <text:p/>
        </draw:line>
        <draw:line draw:style-name="gr23" draw:layer="layout" svg:x1="22.714cm" svg:y1="14.206cm" svg:x2="22.724cm" svg:y2="14.095cm">
          <text:p/>
        </draw:line>
        <draw:line draw:style-name="gr23" draw:layer="layout" svg:x1="22.723cm" svg:y1="14.095cm" svg:x2="22.731cm" svg:y2="14.095cm">
          <text:p/>
        </draw:line>
        <draw:line draw:style-name="gr23" draw:layer="layout" svg:x1="22.731cm" svg:y1="14.095cm" svg:x2="22.731cm" svg:y2="14.15cm">
          <text:p/>
        </draw:line>
        <draw:line draw:style-name="gr23" draw:layer="layout" svg:x1="22.731cm" svg:y1="14.151cm" svg:x2="22.74cm" svg:y2="14.068cm">
          <text:p/>
        </draw:line>
        <draw:line draw:style-name="gr23" draw:layer="layout" svg:x1="22.739cm" svg:y1="14.068cm" svg:x2="22.75cm" svg:y2="14.096cm">
          <text:p/>
        </draw:line>
        <draw:line draw:style-name="gr23" draw:layer="layout" svg:x1="22.748cm" svg:y1="14.095cm" svg:x2="22.748cm" svg:y2="14.068cm">
          <text:p/>
        </draw:line>
        <draw:line draw:style-name="gr23" draw:layer="layout" svg:x1="22.748cm" svg:y1="14.068cm" svg:x2="22.756cm" svg:y2="14.068cm">
          <text:p/>
        </draw:line>
        <draw:line draw:style-name="gr23" draw:layer="layout" svg:x1="22.756cm" svg:y1="14.068cm" svg:x2="22.756cm" svg:y2="14.013cm">
          <text:p/>
        </draw:line>
        <draw:line draw:style-name="gr23" draw:layer="layout" svg:x1="22.756cm" svg:y1="14.014cm" svg:x2="22.766cm" svg:y2="13.986cm">
          <text:p/>
        </draw:line>
        <draw:line draw:style-name="gr23" draw:layer="layout" svg:x1="22.765cm" svg:y1="13.986cm" svg:x2="22.773cm" svg:y2="13.986cm">
          <text:p/>
        </draw:line>
        <draw:line draw:style-name="gr23" draw:layer="layout" svg:x1="22.773cm" svg:y1="13.986cm" svg:x2="22.773cm" svg:y2="13.904cm">
          <text:p/>
        </draw:line>
        <draw:line draw:style-name="gr23" draw:layer="layout" svg:x1="22.773cm" svg:y1="13.904cm" svg:x2="22.783cm" svg:y2="13.961cm">
          <text:p/>
        </draw:line>
        <draw:line draw:style-name="gr23" draw:layer="layout" svg:x1="22.782cm" svg:y1="13.959cm" svg:x2="22.79cm" svg:y2="13.959cm">
          <text:p/>
        </draw:line>
        <draw:line draw:style-name="gr23" draw:layer="layout" svg:x1="22.79cm" svg:y1="13.959cm" svg:x2="22.79cm" svg:y2="14.013cm">
          <text:p/>
        </draw:line>
        <draw:line draw:style-name="gr23" draw:layer="layout" svg:x1="22.79cm" svg:y1="14.014cm" svg:x2="22.799cm" svg:y2="13.986cm">
          <text:p/>
        </draw:line>
        <draw:line draw:style-name="gr23" draw:layer="layout" svg:x1="22.798cm" svg:y1="13.986cm" svg:x2="22.798cm" svg:y2="14.123cm">
          <text:p/>
        </draw:line>
        <draw:line draw:style-name="gr23" draw:layer="layout" svg:x1="22.798cm" svg:y1="14.123cm" svg:x2="22.808cm" svg:y2="14.178cm">
          <text:p/>
        </draw:line>
        <draw:line draw:style-name="gr23" draw:layer="layout" svg:x1="22.807cm" svg:y1="14.178cm" svg:x2="22.816cm" svg:y2="14.15cm">
          <text:p/>
        </draw:line>
        <draw:line draw:style-name="gr23" draw:layer="layout" svg:x1="22.815cm" svg:y1="14.15cm" svg:x2="22.815cm" svg:y2="14.205cm">
          <text:p/>
        </draw:line>
        <draw:line draw:style-name="gr23" draw:layer="layout" svg:x1="22.815cm" svg:y1="14.206cm" svg:x2="22.825cm" svg:y2="14.15cm">
          <text:p/>
        </draw:line>
        <draw:line draw:style-name="gr23" draw:layer="layout" svg:x1="22.824cm" svg:y1="14.15cm" svg:x2="22.824cm" svg:y2="14.259cm">
          <text:p/>
        </draw:line>
        <draw:line draw:style-name="gr23" draw:layer="layout" svg:x1="22.824cm" svg:y1="14.26cm" svg:x2="22.833cm" svg:y2="14.123cm">
          <text:p/>
        </draw:line>
        <draw:line draw:style-name="gr23" draw:layer="layout" svg:x1="22.832cm" svg:y1="14.124cm" svg:x2="22.841cm" svg:y2="14.013cm">
          <text:p/>
        </draw:line>
        <draw:line draw:style-name="gr23" draw:layer="layout" svg:x1="22.84cm" svg:y1="14.013cm" svg:x2="22.84cm" svg:y2="14.041cm">
          <text:p/>
        </draw:line>
        <draw:line draw:style-name="gr23" draw:layer="layout" svg:x1="22.84cm" svg:y1="14.041cm" svg:x2="22.85cm" svg:y2="14.069cm">
          <text:p/>
        </draw:line>
        <draw:line draw:style-name="gr23" draw:layer="layout" svg:x1="22.849cm" svg:y1="14.068cm" svg:x2="22.858cm" svg:y2="14.151cm">
          <text:p/>
        </draw:line>
        <draw:line draw:style-name="gr23" draw:layer="layout" svg:x1="22.857cm" svg:y1="14.15cm" svg:x2="22.857cm" svg:y2="14.068cm">
          <text:p/>
        </draw:line>
        <draw:line draw:style-name="gr23" draw:layer="layout" svg:x1="22.857cm" svg:y1="14.068cm" svg:x2="22.867cm" svg:y2="14.124cm">
          <text:p/>
        </draw:line>
        <draw:line draw:style-name="gr23" draw:layer="layout" svg:x1="22.866cm" svg:y1="14.123cm" svg:x2="22.866cm" svg:y2="14.095cm">
          <text:p/>
        </draw:line>
        <draw:line draw:style-name="gr23" draw:layer="layout" svg:x1="22.866cm" svg:y1="14.096cm" svg:x2="22.875cm" svg:y2="13.877cm">
          <text:p/>
        </draw:line>
        <draw:line draw:style-name="gr23" draw:layer="layout" svg:x1="22.874cm" svg:y1="13.877cm" svg:x2="22.883cm" svg:y2="13.905cm">
          <text:p/>
        </draw:line>
        <draw:line draw:style-name="gr23" draw:layer="layout" svg:x1="22.882cm" svg:y1="13.904cm" svg:x2="22.882cm" svg:y2="13.74cm">
          <text:p/>
        </draw:line>
        <draw:line draw:style-name="gr23" draw:layer="layout" svg:x1="22.882cm" svg:y1="13.741cm" svg:x2="22.892cm" svg:y2="13.412cm">
          <text:p/>
        </draw:line>
        <draw:line draw:style-name="gr23" draw:layer="layout" svg:x1="22.891cm" svg:y1="13.413cm" svg:x2="22.9cm" svg:y2="13.166cm">
          <text:p/>
        </draw:line>
        <draw:line draw:style-name="gr23" draw:layer="layout" svg:x1="22.899cm" svg:y1="13.166cm" svg:x2="22.899cm" svg:y2="12.947cm">
          <text:p/>
        </draw:line>
        <draw:line draw:style-name="gr23" draw:layer="layout" svg:x1="22.899cm" svg:y1="12.948cm" svg:x2="22.91cm" svg:y2="12.783cm">
          <text:p/>
        </draw:line>
        <draw:line draw:style-name="gr23" draw:layer="layout" svg:x1="22.908cm" svg:y1="12.783cm" svg:x2="22.908cm" svg:y2="12.619cm">
          <text:p/>
        </draw:line>
        <draw:line draw:style-name="gr23" draw:layer="layout" svg:x1="22.908cm" svg:y1="12.62cm" svg:x2="22.917cm" svg:y2="12.592cm">
          <text:p/>
        </draw:line>
        <draw:line draw:style-name="gr23" draw:layer="layout" svg:x1="22.916cm" svg:y1="12.593cm" svg:x2="22.925cm" svg:y2="12.401cm">
          <text:p/>
        </draw:line>
        <draw:line draw:style-name="gr23" draw:layer="layout" svg:x1="22.924cm" svg:y1="12.401cm" svg:x2="22.924cm" svg:y2="12.428cm">
          <text:p/>
        </draw:line>
        <draw:line draw:style-name="gr23" draw:layer="layout" svg:x1="22.924cm" svg:y1="12.429cm" svg:x2="22.934cm" svg:y2="12.346cm">
          <text:p/>
        </draw:line>
        <draw:line draw:style-name="gr23" draw:layer="layout" svg:x1="22.933cm" svg:y1="12.346cm" svg:x2="22.942cm" svg:y2="12.402cm">
          <text:p/>
        </draw:line>
        <draw:line draw:style-name="gr23" draw:layer="layout" svg:x1="22.941cm" svg:y1="12.401cm" svg:x2="22.941cm" svg:y2="12.346cm">
          <text:p/>
        </draw:line>
        <draw:line draw:style-name="gr23" draw:layer="layout" svg:x1="22.941cm" svg:y1="12.347cm" svg:x2="22.951cm" svg:y2="12.319cm">
          <text:p/>
        </draw:line>
        <draw:line draw:style-name="gr23" draw:layer="layout" svg:x1="22.95cm" svg:y1="12.319cm" svg:x2="22.95cm" svg:y2="12.291cm">
          <text:p/>
        </draw:line>
        <draw:line draw:style-name="gr23" draw:layer="layout" svg:x1="22.95cm" svg:y1="12.291cm" svg:x2="22.958cm" svg:y2="12.291cm">
          <text:p/>
        </draw:line>
        <draw:line draw:style-name="gr23" draw:layer="layout" svg:x1="22.958cm" svg:y1="12.291cm" svg:x2="22.967cm" svg:y2="12.347cm">
          <text:p/>
        </draw:line>
        <draw:line draw:style-name="gr23" draw:layer="layout" svg:x1="22.966cm" svg:y1="12.346cm" svg:x2="22.966cm" svg:y2="12.537cm">
          <text:p/>
        </draw:line>
        <draw:line draw:style-name="gr23" draw:layer="layout" svg:x1="22.966cm" svg:y1="12.538cm" svg:x2="22.976cm" svg:y2="12.428cm">
          <text:p/>
        </draw:line>
        <draw:line draw:style-name="gr23" draw:layer="layout" svg:x1="22.975cm" svg:y1="12.428cm" svg:x2="22.984cm" svg:y2="12.538cm">
          <text:p/>
        </draw:line>
        <draw:line draw:style-name="gr23" draw:layer="layout" svg:x1="22.983cm" svg:y1="12.537cm" svg:x2="22.983cm" svg:y2="12.51cm">
          <text:p/>
        </draw:line>
        <draw:line draw:style-name="gr23" draw:layer="layout" svg:x1="22.983cm" svg:y1="12.51cm" svg:x2="22.993cm" svg:y2="12.648cm">
          <text:p/>
        </draw:line>
        <draw:line draw:style-name="gr23" draw:layer="layout" svg:x1="22.992cm" svg:y1="12.647cm" svg:x2="22.992cm" svg:y2="12.592cm">
          <text:p/>
        </draw:line>
        <draw:line draw:style-name="gr23" draw:layer="layout" svg:x1="22.992cm" svg:y1="12.592cm" svg:x2="23.001cm" svg:y2="12.73cm">
          <text:p/>
        </draw:line>
        <draw:line draw:style-name="gr23" draw:layer="layout" svg:x1="23cm" svg:y1="12.73cm" svg:x2="23.009cm" svg:y2="12.619cm">
          <text:p/>
        </draw:line>
        <draw:line draw:style-name="gr23" draw:layer="layout" svg:x1="23.008cm" svg:y1="12.619cm" svg:x2="23.008cm" svg:y2="12.537cm">
          <text:p/>
        </draw:line>
        <draw:line draw:style-name="gr23" draw:layer="layout" svg:x1="23.008cm" svg:y1="12.537cm" svg:x2="23.017cm" svg:y2="12.537cm">
          <text:p/>
        </draw:line>
        <draw:line draw:style-name="gr23" draw:layer="layout" svg:x1="23.017cm" svg:y1="12.538cm" svg:x2="23.026cm" svg:y2="12.51cm">
          <text:p/>
        </draw:line>
        <draw:line draw:style-name="gr23" draw:layer="layout" svg:x1="23.025cm" svg:y1="12.51cm" svg:x2="23.025cm" svg:y2="12.264cm">
          <text:p/>
        </draw:line>
        <draw:line draw:style-name="gr23" draw:layer="layout" svg:x1="23.025cm" svg:y1="12.265cm" svg:x2="23.035cm" svg:y2="12.182cm">
          <text:p/>
        </draw:line>
        <draw:line draw:style-name="gr23" draw:layer="layout" svg:x1="23.034cm" svg:y1="12.182cm" svg:x2="23.034cm" svg:y2="12.209cm">
          <text:p/>
        </draw:line>
        <draw:line draw:style-name="gr23" draw:layer="layout" svg:x1="23.034cm" svg:y1="12.21cm" svg:x2="23.043cm" svg:y2="12.182cm">
          <text:p/>
        </draw:line>
        <draw:line draw:style-name="gr23" draw:layer="layout" svg:x1="23.042cm" svg:y1="12.183cm" svg:x2="23.052cm" svg:y2="12.073cm">
          <text:p/>
        </draw:line>
        <draw:line draw:style-name="gr23" draw:layer="layout" svg:x1="23.051cm" svg:y1="12.073cm" svg:x2="23.051cm" svg:y2="11.991cm">
          <text:p/>
        </draw:line>
        <draw:line draw:style-name="gr23" draw:layer="layout" svg:x1="23.051cm" svg:y1="11.991cm" svg:x2="23.059cm" svg:y2="11.991cm">
          <text:p/>
        </draw:line>
        <draw:line draw:style-name="gr23" draw:layer="layout" svg:x1="23.059cm" svg:y1="11.991cm" svg:x2="23.068cm" svg:y2="12.156cm">
          <text:p/>
        </draw:line>
        <draw:line draw:style-name="gr23" draw:layer="layout" svg:x1="23.067cm" svg:y1="12.155cm" svg:x2="23.067cm" svg:y2="12.045cm">
          <text:p/>
        </draw:line>
        <draw:line draw:style-name="gr23" draw:layer="layout" svg:x1="23.067cm" svg:y1="12.045cm" svg:x2="23.078cm" svg:y2="12.101cm">
          <text:p/>
        </draw:line>
        <draw:line draw:style-name="gr23" draw:layer="layout" svg:x1="23.076cm" svg:y1="12.1cm" svg:x2="23.076cm" svg:y2="12.182cm">
          <text:p/>
        </draw:line>
        <draw:line draw:style-name="gr23" draw:layer="layout" svg:x1="23.076cm" svg:y1="12.183cm" svg:x2="23.085cm" svg:y2="12.127cm">
          <text:p/>
        </draw:line>
        <draw:line draw:style-name="gr23" draw:layer="layout" svg:x1="23.084cm" svg:y1="12.128cm" svg:x2="23.094cm" svg:y2="12.045cm">
          <text:p/>
        </draw:line>
        <draw:line draw:style-name="gr23" draw:layer="layout" svg:x1="23.093cm" svg:y1="12.046cm" svg:x2="23.102cm" svg:y2="11.991cm">
          <text:p/>
        </draw:line>
        <draw:line draw:style-name="gr23" draw:layer="layout" svg:x1="23.101cm" svg:y1="11.992cm" svg:x2="23.11cm" svg:y2="11.799cm">
          <text:p/>
        </draw:line>
        <draw:line draw:style-name="gr23" draw:layer="layout" svg:x1="23.109cm" svg:y1="11.799cm" svg:x2="23.109cm" svg:y2="11.772cm">
          <text:p/>
        </draw:line>
        <draw:line draw:style-name="gr23" draw:layer="layout" svg:x1="23.109cm" svg:y1="11.773cm" svg:x2="23.119cm" svg:y2="11.69cm">
          <text:p/>
        </draw:line>
        <draw:line draw:style-name="gr23" draw:layer="layout" svg:x1="23.118cm" svg:y1="11.69cm" svg:x2="23.118cm" svg:y2="11.581cm">
          <text:p/>
        </draw:line>
        <draw:line draw:style-name="gr23" draw:layer="layout" svg:x1="23.118cm" svg:y1="11.582cm" svg:x2="23.127cm" svg:y2="11.39cm">
          <text:p/>
        </draw:line>
        <draw:line draw:style-name="gr23" draw:layer="layout" svg:x1="23.126cm" svg:y1="11.391cm" svg:x2="23.136cm" svg:y2="11.335cm">
          <text:p/>
        </draw:line>
        <draw:line draw:style-name="gr23" draw:layer="layout" svg:x1="23.135cm" svg:y1="11.335cm" svg:x2="23.135cm" svg:y2="11.39cm">
          <text:p/>
        </draw:line>
        <draw:line draw:style-name="gr23" draw:layer="layout" svg:x1="23.135cm" svg:y1="11.39cm" svg:x2="23.144cm" svg:y2="11.746cm">
          <text:p/>
        </draw:line>
        <draw:line draw:style-name="gr23" draw:layer="layout" svg:x1="23.143cm" svg:y1="11.746cm" svg:x2="23.152cm" svg:y2="11.663cm">
          <text:p/>
        </draw:line>
        <draw:line draw:style-name="gr23" draw:layer="layout" svg:x1="23.151cm" svg:y1="11.663cm" svg:x2="23.151cm" svg:y2="11.745cm">
          <text:p/>
        </draw:line>
        <draw:line draw:style-name="gr23" draw:layer="layout" svg:x1="23.151cm" svg:y1="11.745cm" svg:x2="23.161cm" svg:y2="11.8cm">
          <text:p/>
        </draw:line>
        <draw:line draw:style-name="gr23" draw:layer="layout" svg:x1="23.16cm" svg:y1="11.799cm" svg:x2="23.16cm" svg:y2="11.963cm">
          <text:p/>
        </draw:line>
        <draw:line draw:style-name="gr23" draw:layer="layout" svg:x1="23.16cm" svg:y1="11.964cm" svg:x2="23.169cm" svg:y2="11.909cm">
          <text:p/>
        </draw:line>
        <draw:line draw:style-name="gr23" draw:layer="layout" svg:x1="23.168cm" svg:y1="11.909cm" svg:x2="23.177cm" svg:y2="11.909cm">
          <text:p/>
        </draw:line>
        <draw:line draw:style-name="gr23" draw:layer="layout" svg:x1="23.177cm" svg:y1="11.909cm" svg:x2="23.177cm" svg:y2="11.717cm">
          <text:p/>
        </draw:line>
        <draw:line draw:style-name="gr23" draw:layer="layout" svg:x1="23.177cm" svg:y1="11.718cm" svg:x2="23.186cm" svg:y2="11.635cm">
          <text:p/>
        </draw:line>
        <draw:line draw:style-name="gr23" draw:layer="layout" svg:x1="23.185cm" svg:y1="11.636cm" svg:x2="23.194cm" svg:y2="11.472cm">
          <text:p/>
        </draw:line>
        <draw:line draw:style-name="gr23" draw:layer="layout" svg:x1="23.193cm" svg:y1="11.472cm" svg:x2="23.193cm" svg:y2="11.444cm">
          <text:p/>
        </draw:line>
        <draw:line draw:style-name="gr23" draw:layer="layout" svg:x1="23.193cm" svg:y1="11.445cm" svg:x2="23.203cm" svg:y2="11.28cm">
          <text:p/>
        </draw:line>
        <draw:line draw:style-name="gr23" draw:layer="layout" svg:x1="23.202cm" svg:y1="11.28cm" svg:x2="23.202cm" svg:y2="11.171cm">
          <text:p/>
        </draw:line>
        <draw:line draw:style-name="gr23" draw:layer="layout" svg:x1="23.202cm" svg:y1="11.171cm" svg:x2="23.211cm" svg:y2="11.199cm">
          <text:p/>
        </draw:line>
        <draw:line draw:style-name="gr23" draw:layer="layout" svg:x1="23.21cm" svg:y1="11.198cm" svg:x2="23.22cm" svg:y2="11.227cm">
          <text:p/>
        </draw:line>
        <draw:line draw:style-name="gr23" draw:layer="layout" svg:x1="23.219cm" svg:y1="11.226cm" svg:x2="23.227cm" svg:y2="11.226cm">
          <text:p/>
        </draw:line>
        <draw:line draw:style-name="gr23" draw:layer="layout" svg:x1="23.227cm" svg:y1="11.226cm" svg:x2="23.236cm" svg:y2="11.473cm">
          <text:p/>
        </draw:line>
        <draw:line draw:style-name="gr23" draw:layer="layout" svg:x1="23.235cm" svg:y1="11.472cm" svg:x2="23.235cm" svg:y2="11.663cm">
          <text:p/>
        </draw:line>
        <draw:line draw:style-name="gr23" draw:layer="layout" svg:x1="23.235cm" svg:y1="11.663cm" svg:x2="23.246cm" svg:y2="11.773cm">
          <text:p/>
        </draw:line>
        <draw:line draw:style-name="gr23" draw:layer="layout" svg:x1="23.244cm" svg:y1="11.772cm" svg:x2="23.244cm" svg:y2="11.909cm">
          <text:p/>
        </draw:line>
        <draw:line draw:style-name="gr23" draw:layer="layout" svg:x1="23.244cm" svg:y1="11.909cm" svg:x2="23.253cm" svg:y2="12.183cm">
          <text:p/>
        </draw:line>
        <draw:line draw:style-name="gr23" draw:layer="layout" svg:x1="23.252cm" svg:y1="12.182cm" svg:x2="23.262cm" svg:y2="12.347cm">
          <text:p/>
        </draw:line>
        <draw:line draw:style-name="gr23" draw:layer="layout" svg:x1="23.261cm" svg:y1="12.346cm" svg:x2="23.261cm" svg:y2="12.237cm">
          <text:p/>
        </draw:line>
        <draw:line draw:style-name="gr23" draw:layer="layout" svg:x1="23.261cm" svg:y1="12.237cm" svg:x2="23.269cm" svg:y2="12.237cm">
          <text:p/>
        </draw:line>
        <draw:line draw:style-name="gr23" draw:layer="layout" svg:x1="23.269cm" svg:y1="12.238cm" svg:x2="23.278cm" svg:y2="12.018cm">
          <text:p/>
        </draw:line>
        <draw:line draw:style-name="gr23" draw:layer="layout" svg:x1="23.277cm" svg:y1="12.018cm" svg:x2="23.277cm" svg:y2="11.963cm">
          <text:p/>
        </draw:line>
        <draw:line draw:style-name="gr23" draw:layer="layout" svg:x1="23.277cm" svg:y1="11.964cm" svg:x2="23.287cm" svg:y2="11.772cm">
          <text:p/>
        </draw:line>
        <draw:line draw:style-name="gr23" draw:layer="layout" svg:x1="23.286cm" svg:y1="11.772cm" svg:x2="23.286cm" svg:y2="11.499cm">
          <text:p/>
        </draw:line>
        <draw:line draw:style-name="gr23" draw:layer="layout" svg:x1="23.286cm" svg:y1="11.5cm" svg:x2="23.295cm" svg:y2="11.253cm">
          <text:p/>
        </draw:line>
        <draw:line draw:style-name="gr23" draw:layer="layout" svg:x1="23.294cm" svg:y1="11.254cm" svg:x2="23.304cm" svg:y2="11.144cm">
          <text:p/>
        </draw:line>
        <draw:line draw:style-name="gr23" draw:layer="layout" svg:x1="23.303cm" svg:y1="11.144cm" svg:x2="23.303cm" svg:y2="11.116cm">
          <text:p/>
        </draw:line>
        <draw:line draw:style-name="gr23" draw:layer="layout" svg:x1="23.303cm" svg:y1="11.117cm" svg:x2="23.312cm" svg:y2="11.007cm">
          <text:p/>
        </draw:line>
        <draw:line draw:style-name="gr23" draw:layer="layout" svg:x1="23.311cm" svg:y1="11.008cm" svg:x2="23.321cm" svg:y2="10.843cm">
          <text:p/>
        </draw:line>
        <draw:line draw:style-name="gr23" draw:layer="layout" svg:x1="23.32cm" svg:y1="10.843cm" svg:x2="23.32cm" svg:y2="10.624cm">
          <text:p/>
        </draw:line>
        <draw:line draw:style-name="gr23" draw:layer="layout" svg:x1="23.32cm" svg:y1="10.624cm" svg:x2="23.329cm" svg:y2="10.654cm">
          <text:p/>
        </draw:line>
        <draw:line draw:style-name="gr23" draw:layer="layout" svg:x1="23.328cm" svg:y1="10.652cm" svg:x2="23.328cm" svg:y2="10.488cm">
          <text:p/>
        </draw:line>
        <draw:line draw:style-name="gr23" draw:layer="layout" svg:x1="23.328cm" svg:y1="10.489cm" svg:x2="23.337cm" svg:y2="10.378cm">
          <text:p/>
        </draw:line>
        <draw:line draw:style-name="gr23" draw:layer="layout" svg:x1="23.336cm" svg:y1="10.379cm" svg:x2="23.346cm" svg:y2="10.242cm">
          <text:p/>
        </draw:line>
        <draw:line draw:style-name="gr23" draw:layer="layout" svg:x1="23.345cm" svg:y1="10.242cm" svg:x2="23.345cm" svg:y2="10.132cm">
          <text:p/>
        </draw:line>
        <draw:line draw:style-name="gr23" draw:layer="layout" svg:x1="23.345cm" svg:y1="10.133cm" svg:x2="23.354cm" svg:y2="10.023cm">
          <text:p/>
        </draw:line>
        <draw:line draw:style-name="gr23" draw:layer="layout" svg:x1="23.353cm" svg:y1="10.023cm" svg:x2="23.362cm" svg:y2="10.023cm">
          <text:p/>
        </draw:line>
        <draw:line draw:style-name="gr23" draw:layer="layout" svg:x1="23.362cm" svg:y1="10.023cm" svg:x2="23.362cm" svg:y2="10.105cm">
          <text:p/>
        </draw:line>
        <draw:line draw:style-name="gr23" draw:layer="layout" svg:x1="23.362cm" svg:y1="10.105cm" svg:x2="23.37cm" svg:y2="10.105cm">
          <text:p/>
        </draw:line>
        <draw:line draw:style-name="gr23" draw:layer="layout" svg:x1="23.37cm" svg:y1="10.105cm" svg:x2="23.37cm" svg:y2="10.351cm">
          <text:p/>
        </draw:line>
        <draw:line draw:style-name="gr23" draw:layer="layout" svg:x1="23.37cm" svg:y1="10.351cm" svg:x2="23.379cm" svg:y2="10.489cm">
          <text:p/>
        </draw:line>
        <draw:line draw:style-name="gr23" draw:layer="layout" svg:x1="23.378cm" svg:y1="10.488cm" svg:x2="23.388cm" svg:y2="10.625cm">
          <text:p/>
        </draw:line>
        <draw:line draw:style-name="gr23" draw:layer="layout" svg:x1="23.387cm" svg:y1="10.624cm" svg:x2="23.387cm" svg:y2="10.816cm">
          <text:p/>
        </draw:line>
        <draw:line draw:style-name="gr23" draw:layer="layout" svg:x1="23.387cm" svg:y1="10.816cm" svg:x2="23.396cm" svg:y2="10.926cm">
          <text:p/>
        </draw:line>
        <draw:line draw:style-name="gr23" draw:layer="layout" svg:x1="23.395cm" svg:y1="10.925cm" svg:x2="23.406cm" svg:y2="11.035cm">
          <text:p/>
        </draw:line>
        <draw:line draw:style-name="gr23" draw:layer="layout" svg:x1="23.404cm" svg:y1="11.034cm" svg:x2="23.404cm" svg:y2="11.308cm">
          <text:p/>
        </draw:line>
        <draw:line draw:style-name="gr23" draw:layer="layout" svg:x1="23.404cm" svg:y1="11.308cm" svg:x2="23.413cm" svg:y2="11.363cm">
          <text:p/>
        </draw:line>
        <draw:line draw:style-name="gr23" draw:layer="layout" svg:x1="23.412cm" svg:y1="11.362cm" svg:x2="23.412cm" svg:y2="11.253cm">
          <text:p/>
        </draw:line>
        <draw:line draw:style-name="gr23" draw:layer="layout" svg:x1="23.412cm" svg:y1="11.254cm" svg:x2="23.421cm" svg:y2="11.171cm">
          <text:p/>
        </draw:line>
        <draw:line draw:style-name="gr23" draw:layer="layout" svg:x1="23.42cm" svg:y1="11.172cm" svg:x2="23.43cm" svg:y2="11.034cm">
          <text:p/>
        </draw:line>
        <draw:line draw:style-name="gr23" draw:layer="layout" svg:x1="23.429cm" svg:y1="11.034cm" svg:x2="23.429cm" svg:y2="10.816cm">
          <text:p/>
        </draw:line>
        <draw:line draw:style-name="gr23" draw:layer="layout" svg:x1="23.429cm" svg:y1="10.817cm" svg:x2="23.438cm" svg:y2="10.679cm">
          <text:p/>
        </draw:line>
        <draw:line draw:style-name="gr23" draw:layer="layout" svg:x1="23.437cm" svg:y1="10.68cm" svg:x2="23.447cm" svg:y2="10.542cm">
          <text:p/>
        </draw:line>
        <draw:line draw:style-name="gr23" draw:layer="layout" svg:x1="23.446cm" svg:y1="10.542cm" svg:x2="23.446cm" svg:y2="10.296cm">
          <text:p/>
        </draw:line>
        <draw:line draw:style-name="gr23" draw:layer="layout" svg:x1="23.446cm" svg:y1="10.297cm" svg:x2="23.455cm" svg:y2="10.242cm">
          <text:p/>
        </draw:line>
        <draw:line draw:style-name="gr23" draw:layer="layout" svg:x1="23.454cm" svg:y1="10.242cm" svg:x2="23.454cm" svg:y2="10.105cm">
          <text:p/>
        </draw:line>
        <draw:line draw:style-name="gr23" draw:layer="layout" svg:x1="23.454cm" svg:y1="10.105cm" svg:x2="23.463cm" svg:y2="10.188cm">
          <text:p/>
        </draw:line>
        <draw:line draw:style-name="gr23" draw:layer="layout" svg:x1="23.462cm" svg:y1="10.188cm" svg:x2="23.472cm" svg:y2="10.132cm">
          <text:p/>
        </draw:line>
        <draw:line draw:style-name="gr23" draw:layer="layout" svg:x1="23.471cm" svg:y1="10.132cm" svg:x2="23.471cm" svg:y2="10.296cm">
          <text:p/>
        </draw:line>
        <draw:line draw:style-name="gr23" draw:layer="layout" svg:x1="23.471cm" svg:y1="10.296cm" svg:x2="23.48cm" svg:y2="10.379cm">
          <text:p/>
        </draw:line>
        <draw:line draw:style-name="gr23" draw:layer="layout" svg:x1="23.479cm" svg:y1="10.378cm" svg:x2="23.489cm" svg:y2="10.516cm">
          <text:p/>
        </draw:line>
        <draw:line draw:style-name="gr23" draw:layer="layout" svg:x1="23.488cm" svg:y1="10.515cm" svg:x2="23.488cm" svg:y2="10.706cm">
          <text:p/>
        </draw:line>
        <draw:line draw:style-name="gr23" draw:layer="layout" svg:x1="23.488cm" svg:y1="10.706cm" svg:x2="23.497cm" svg:y2="10.762cm">
          <text:p/>
        </draw:line>
        <draw:line draw:style-name="gr23" draw:layer="layout" svg:x1="23.496cm" svg:y1="10.762cm" svg:x2="23.505cm" svg:y2="10.624cm">
          <text:p/>
        </draw:line>
        <draw:line draw:style-name="gr23" draw:layer="layout" svg:x1="23.504cm" svg:y1="10.625cm" svg:x2="23.514cm" svg:y2="10.597cm">
          <text:p/>
        </draw:line>
        <draw:line draw:style-name="gr23" draw:layer="layout" svg:x1="23.513cm" svg:y1="10.597cm" svg:x2="23.513cm" svg:y2="10.542cm">
          <text:p/>
        </draw:line>
        <draw:line draw:style-name="gr23" draw:layer="layout" svg:x1="23.513cm" svg:y1="10.543cm" svg:x2="23.522cm" svg:y2="10.296cm">
          <text:p/>
        </draw:line>
        <draw:line draw:style-name="gr23" draw:layer="layout" svg:x1="23.521cm" svg:y1="10.297cm" svg:x2="23.531cm" svg:y2="10.05cm">
          <text:p/>
        </draw:line>
        <draw:line draw:style-name="gr23" draw:layer="layout" svg:x1="23.53cm" svg:y1="10.05cm" svg:x2="23.53cm" svg:y2="9.886cm">
          <text:p/>
        </draw:line>
        <draw:line draw:style-name="gr23" draw:layer="layout" svg:x1="23.53cm" svg:y1="9.887cm" svg:x2="23.539cm" svg:y2="9.832cm">
          <text:p/>
        </draw:line>
        <draw:line draw:style-name="gr23" draw:layer="layout" svg:x1="23.538cm" svg:y1="9.832cm" svg:x2="23.538cm" svg:y2="9.777cm">
          <text:p/>
        </draw:line>
        <draw:line draw:style-name="gr23" draw:layer="layout" svg:x1="23.538cm" svg:y1="9.778cm" svg:x2="23.547cm" svg:y2="9.75cm">
          <text:p/>
        </draw:line>
        <draw:line draw:style-name="gr23" draw:layer="layout" svg:x1="23.546cm" svg:y1="9.751cm" svg:x2="23.556cm" svg:y2="9.558cm">
          <text:p/>
        </draw:line>
        <draw:line draw:style-name="gr23" draw:layer="layout" svg:x1="23.555cm" svg:y1="9.558cm" svg:x2="23.555cm" svg:y2="9.504cm">
          <text:p/>
        </draw:line>
        <draw:line draw:style-name="gr23" draw:layer="layout" svg:x1="23.555cm" svg:y1="9.505cm" svg:x2="23.564cm" svg:y2="9.449cm">
          <text:p/>
        </draw:line>
        <draw:line draw:style-name="gr23" draw:layer="layout" svg:x1="23.563cm" svg:y1="9.45cm" svg:x2="23.574cm" svg:y2="9.312cm">
          <text:p/>
        </draw:line>
        <draw:line draw:style-name="gr23" draw:layer="layout" svg:x1="23.572cm" svg:y1="9.312cm" svg:x2="23.572cm" svg:y2="9.422cm">
          <text:p/>
        </draw:line>
        <draw:line draw:style-name="gr23" draw:layer="layout" svg:x1="23.572cm" svg:y1="9.423cm" svg:x2="23.581cm" svg:y2="9.367cm">
          <text:p/>
        </draw:line>
        <draw:line draw:style-name="gr23" draw:layer="layout" svg:x1="23.58cm" svg:y1="9.367cm" svg:x2="23.58cm" svg:y2="9.422cm">
          <text:p/>
        </draw:line>
        <draw:line draw:style-name="gr23" draw:layer="layout" svg:x1="23.58cm" svg:y1="9.422cm" svg:x2="23.589cm" svg:y2="9.559cm">
          <text:p/>
        </draw:line>
        <draw:line draw:style-name="gr23" draw:layer="layout" svg:x1="23.588cm" svg:y1="9.558cm" svg:x2="23.598cm" svg:y2="9.723cm">
          <text:p/>
        </draw:line>
        <draw:line draw:style-name="gr23" draw:layer="layout" svg:x1="23.597cm" svg:y1="9.722cm" svg:x2="23.597cm" svg:y2="9.777cm">
          <text:p/>
        </draw:line>
        <draw:line draw:style-name="gr23" draw:layer="layout" svg:x1="23.597cm" svg:y1="9.777cm" svg:x2="23.606cm" svg:y2="9.969cm">
          <text:p/>
        </draw:line>
        <draw:line draw:style-name="gr23" draw:layer="layout" svg:x1="23.605cm" svg:y1="9.968cm" svg:x2="23.615cm" svg:y2="10.161cm">
          <text:p/>
        </draw:line>
        <draw:line draw:style-name="gr23" draw:layer="layout" svg:x1="23.614cm" svg:y1="10.16cm" svg:x2="23.614cm" svg:y2="10.296cm">
          <text:p/>
        </draw:line>
        <draw:line draw:style-name="gr23" draw:layer="layout" svg:x1="23.614cm" svg:y1="10.296cm" svg:x2="23.623cm" svg:y2="10.516cm">
          <text:p/>
        </draw:line>
        <draw:line draw:style-name="gr23" draw:layer="layout" svg:x1="23.622cm" svg:y1="10.515cm" svg:x2="23.622cm" svg:y2="10.406cm">
          <text:p/>
        </draw:line>
        <draw:line draw:style-name="gr23" draw:layer="layout" svg:x1="23.622cm" svg:y1="10.406cm" svg:x2="23.632cm" svg:y2="10.516cm">
          <text:p/>
        </draw:line>
        <draw:line draw:style-name="gr23" draw:layer="layout" svg:x1="23.631cm" svg:y1="10.516cm" svg:x2="23.64cm" svg:y2="10.351cm">
          <text:p/>
        </draw:line>
        <draw:line draw:style-name="gr23" draw:layer="layout" svg:x1="23.639cm" svg:y1="10.351cm" svg:x2="23.639cm" svg:y2="10.296cm">
          <text:p/>
        </draw:line>
        <draw:line draw:style-name="gr23" draw:layer="layout" svg:x1="23.639cm" svg:y1="10.297cm" svg:x2="23.648cm" svg:y2="10.105cm">
          <text:p/>
        </draw:line>
        <draw:line draw:style-name="gr23" draw:layer="layout" svg:x1="23.647cm" svg:y1="10.106cm" svg:x2="23.657cm" svg:y2="9.914cm">
          <text:p/>
        </draw:line>
        <draw:line draw:style-name="gr23" draw:layer="layout" svg:x1="23.656cm" svg:y1="9.914cm" svg:x2="23.656cm" svg:y2="9.668cm">
          <text:p/>
        </draw:line>
        <draw:line draw:style-name="gr23" draw:layer="layout" svg:x1="23.656cm" svg:y1="9.669cm" svg:x2="23.665cm" svg:y2="9.613cm">
          <text:p/>
        </draw:line>
        <draw:line draw:style-name="gr23" draw:layer="layout" svg:x1="23.664cm" svg:y1="9.613cm" svg:x2="23.664cm" svg:y2="9.476cm">
          <text:p/>
        </draw:line>
        <draw:line draw:style-name="gr23" draw:layer="layout" svg:x1="23.664cm" svg:y1="9.476cm" svg:x2="23.674cm" svg:y2="9.669cm">
          <text:p/>
        </draw:line>
        <draw:line draw:style-name="gr23" draw:layer="layout" svg:x1="23.673cm" svg:y1="9.669cm" svg:x2="23.682cm" svg:y2="9.64cm">
          <text:p/>
        </draw:line>
        <draw:line draw:style-name="gr23" draw:layer="layout" svg:x1="23.681cm" svg:y1="9.64cm" svg:x2="23.681cm" svg:y2="9.832cm">
          <text:p/>
        </draw:line>
        <draw:line draw:style-name="gr23" draw:layer="layout" svg:x1="23.681cm" svg:y1="9.832cm" svg:x2="23.69cm" svg:y2="10.024cm">
          <text:p/>
        </draw:line>
        <draw:line draw:style-name="gr23" draw:layer="layout" svg:x1="23.689cm" svg:y1="10.024cm" svg:x2="23.699cm" svg:y2="9.914cm">
          <text:p/>
        </draw:line>
        <draw:line draw:style-name="gr23" draw:layer="layout" svg:x1="23.698cm" svg:y1="9.914cm" svg:x2="23.698cm" svg:y2="10.078cm">
          <text:p/>
        </draw:line>
        <draw:line draw:style-name="gr23" draw:layer="layout" svg:x1="23.698cm" svg:y1="10.078cm" svg:x2="23.707cm" svg:y2="10.161cm">
          <text:p/>
        </draw:line>
        <draw:line draw:style-name="gr23" draw:layer="layout" svg:x1="23.706cm" svg:y1="10.16cm" svg:x2="23.706cm" svg:y2="10.132cm">
          <text:p/>
        </draw:line>
        <draw:line draw:style-name="gr23" draw:layer="layout" svg:x1="23.706cm" svg:y1="10.132cm" svg:x2="23.716cm" svg:y2="10.489cm">
          <text:p/>
        </draw:line>
        <draw:line draw:style-name="gr23" draw:layer="layout" svg:x1="23.715cm" svg:y1="10.489cm" svg:x2="23.724cm" svg:y2="10.433cm">
          <text:p/>
        </draw:line>
        <draw:line draw:style-name="gr23" draw:layer="layout" svg:x1="23.723cm" svg:y1="10.433cm" svg:x2="23.723cm" svg:y2="10.597cm">
          <text:p/>
        </draw:line>
        <draw:line draw:style-name="gr23" draw:layer="layout" svg:x1="23.723cm" svg:y1="10.597cm" svg:x2="23.731cm" svg:y2="10.597cm">
          <text:p/>
        </draw:line>
        <draw:line draw:style-name="gr23" draw:layer="layout" svg:x1="23.731cm" svg:y1="10.598cm" svg:x2="23.742cm" svg:y2="10.515cm">
          <text:p/>
        </draw:line>
        <draw:line draw:style-name="gr23" draw:layer="layout" svg:x1="23.74cm" svg:y1="10.515cm" svg:x2="23.74cm" svg:y2="10.406cm">
          <text:p/>
        </draw:line>
        <draw:line draw:style-name="gr23" draw:layer="layout" svg:x1="23.74cm" svg:y1="10.407cm" svg:x2="23.749cm" svg:y2="10.378cm">
          <text:p/>
        </draw:line>
        <draw:line draw:style-name="gr23" draw:layer="layout" svg:x1="23.748cm" svg:y1="10.378cm" svg:x2="23.748cm" svg:y2="10.242cm">
          <text:p/>
        </draw:line>
        <draw:line draw:style-name="gr23" draw:layer="layout" svg:x1="23.748cm" svg:y1="10.243cm" svg:x2="23.758cm" svg:y2="10.078cm">
          <text:p/>
        </draw:line>
        <draw:line draw:style-name="gr23" draw:layer="layout" svg:x1="23.757cm" svg:y1="10.079cm" svg:x2="23.766cm" svg:y2="9.996cm">
          <text:p/>
        </draw:line>
        <draw:line draw:style-name="gr23" draw:layer="layout" svg:x1="23.765cm" svg:y1="9.996cm" svg:x2="23.765cm" svg:y2="9.914cm">
          <text:p/>
        </draw:line>
        <draw:line draw:style-name="gr23" draw:layer="layout" svg:x1="23.765cm" svg:y1="9.915cm" svg:x2="23.774cm" svg:y2="9.859cm">
          <text:p/>
        </draw:line>
        <draw:line draw:style-name="gr23" draw:layer="layout" svg:x1="23.773cm" svg:y1="9.859cm" svg:x2="23.773cm" svg:y2="9.832cm">
          <text:p/>
        </draw:line>
        <draw:line draw:style-name="gr23" draw:layer="layout" svg:x1="23.773cm" svg:y1="9.832cm" svg:x2="23.782cm" svg:y2="9.832cm">
          <text:p/>
        </draw:line>
        <draw:line draw:style-name="gr23" draw:layer="layout" svg:x1="23.782cm" svg:y1="9.833cm" svg:x2="23.791cm" svg:y2="9.695cm">
          <text:p/>
        </draw:line>
        <draw:line draw:style-name="gr23" draw:layer="layout" svg:x1="23.79cm" svg:y1="9.695cm" svg:x2="23.79cm" svg:y2="9.613cm">
          <text:p/>
        </draw:line>
        <draw:line draw:style-name="gr23" draw:layer="layout" svg:x1="23.79cm" svg:y1="9.614cm" svg:x2="23.8cm" svg:y2="9.504cm">
          <text:p/>
        </draw:line>
        <draw:line draw:style-name="gr23" draw:layer="layout" svg:x1="23.799cm" svg:y1="9.505cm" svg:x2="23.808cm" svg:y2="9.449cm">
          <text:p/>
        </draw:line>
        <draw:line draw:style-name="gr23" draw:layer="layout" svg:x1="23.807cm" svg:y1="9.449cm" svg:x2="23.807cm" svg:y2="9.258cm">
          <text:p/>
        </draw:line>
        <draw:line draw:style-name="gr23" draw:layer="layout" svg:x1="23.807cm" svg:y1="9.258cm" svg:x2="23.816cm" svg:y2="9.286cm">
          <text:p/>
        </draw:line>
        <draw:line draw:style-name="gr23" draw:layer="layout" svg:x1="23.815cm" svg:y1="9.285cm" svg:x2="23.815cm" svg:y2="9.203cm">
          <text:p/>
        </draw:line>
        <draw:line draw:style-name="gr23" draw:layer="layout" svg:x1="23.815cm" svg:y1="9.204cm" svg:x2="23.825cm" svg:y2="9.066cm">
          <text:p/>
        </draw:line>
        <draw:line draw:style-name="gr23" draw:layer="layout" svg:x1="23.824cm" svg:y1="9.067cm" svg:x2="23.833cm" svg:y2="9.039cm">
          <text:p/>
        </draw:line>
        <draw:line draw:style-name="gr23" draw:layer="layout" svg:x1="23.832cm" svg:y1="9.039cm" svg:x2="23.832cm" svg:y2="9.012cm">
          <text:p/>
        </draw:line>
        <draw:line draw:style-name="gr23" draw:layer="layout" svg:x1="23.832cm" svg:y1="9.012cm" svg:x2="23.841cm" svg:y2="9.012cm">
          <text:p/>
        </draw:line>
        <draw:line draw:style-name="gr23" draw:layer="layout" svg:x1="23.841cm" svg:y1="9.012cm" svg:x2="23.85cm" svg:y2="9.149cm">
          <text:p/>
        </draw:line>
        <draw:line draw:style-name="gr23" draw:layer="layout" svg:x1="23.849cm" svg:y1="9.148cm" svg:x2="23.849cm" svg:y2="9.312cm">
          <text:p/>
        </draw:line>
        <draw:line draw:style-name="gr23" draw:layer="layout" svg:x1="23.849cm" svg:y1="9.312cm" svg:x2="23.858cm" svg:y2="9.395cm">
          <text:p/>
        </draw:line>
        <draw:line draw:style-name="gr23" draw:layer="layout" svg:x1="23.857cm" svg:y1="9.394cm" svg:x2="23.857cm" svg:y2="9.34cm">
          <text:p/>
        </draw:line>
        <draw:line draw:style-name="gr23" draw:layer="layout" svg:x1="23.857cm" svg:y1="9.34cm" svg:x2="23.867cm" svg:y2="9.45cm">
          <text:p/>
        </draw:line>
        <draw:line draw:style-name="gr23" draw:layer="layout" svg:x1="23.866cm" svg:y1="9.45cm" svg:x2="23.875cm" svg:y2="9.367cm">
          <text:p/>
        </draw:line>
        <draw:line draw:style-name="gr23" draw:layer="layout" svg:x1="23.874cm" svg:y1="9.367cm" svg:x2="23.874cm" svg:y2="9.449cm">
          <text:p/>
        </draw:line>
        <draw:line draw:style-name="gr23" draw:layer="layout" svg:x1="23.874cm" svg:y1="9.45cm" svg:x2="23.884cm" svg:y2="9.285cm">
          <text:p/>
        </draw:line>
        <draw:line draw:style-name="gr23" draw:layer="layout" svg:x1="23.883cm" svg:y1="9.286cm" svg:x2="23.892cm" svg:y2="9.176cm">
          <text:p/>
        </draw:line>
        <draw:line draw:style-name="gr23" draw:layer="layout" svg:x1="23.891cm" svg:y1="9.176cm" svg:x2="23.891cm" svg:y2="9.066cm">
          <text:p/>
        </draw:line>
        <draw:line draw:style-name="gr23" draw:layer="layout" svg:x1="23.891cm" svg:y1="9.067cm" svg:x2="23.902cm" svg:y2="8.957cm">
          <text:p/>
        </draw:line>
        <draw:line draw:style-name="gr23" draw:layer="layout" svg:x1="23.9cm" svg:y1="8.957cm" svg:x2="23.9cm" svg:y2="8.902cm">
          <text:p/>
        </draw:line>
        <draw:line draw:style-name="gr23" draw:layer="layout" svg:x1="23.9cm" svg:y1="8.903cm" svg:x2="23.909cm" svg:y2="8.656cm">
          <text:p/>
        </draw:line>
        <draw:line draw:style-name="gr23" draw:layer="layout" svg:x1="23.908cm" svg:y1="8.657cm" svg:x2="23.917cm" svg:y2="8.465cm">
          <text:p/>
        </draw:line>
        <draw:line draw:style-name="gr23" draw:layer="layout" svg:x1="23.916cm" svg:y1="8.465cm" svg:x2="23.916cm" svg:y2="8.328cm">
          <text:p/>
        </draw:line>
        <draw:line draw:style-name="gr23" draw:layer="layout" svg:x1="23.916cm" svg:y1="8.329cm" svg:x2="23.926cm" svg:y2="8.219cm">
          <text:p/>
        </draw:line>
        <draw:line draw:style-name="gr23" draw:layer="layout" svg:x1="23.925cm" svg:y1="8.219cm" svg:x2="23.934cm" svg:y2="8.275cm">
          <text:p/>
        </draw:line>
        <draw:line draw:style-name="gr23" draw:layer="layout" svg:x1="23.933cm" svg:y1="8.274cm" svg:x2="23.933cm" svg:y2="8.137cm">
          <text:p/>
        </draw:line>
        <draw:line draw:style-name="gr23" draw:layer="layout" svg:x1="23.933cm" svg:y1="8.138cm" svg:x2="23.943cm" svg:y2="7.946cm">
          <text:p/>
        </draw:line>
        <draw:line draw:style-name="gr23" draw:layer="layout" svg:x1="23.942cm" svg:y1="7.946cm" svg:x2="23.942cm" svg:y2="7.891cm">
          <text:p/>
        </draw:line>
        <draw:line draw:style-name="gr23" draw:layer="layout" svg:x1="23.942cm" svg:y1="7.892cm" svg:x2="23.951cm" svg:y2="7.864cm">
          <text:p/>
        </draw:line>
        <draw:line draw:style-name="gr23" draw:layer="layout" svg:x1="23.95cm" svg:y1="7.864cm" svg:x2="23.959cm" svg:y2="8.029cm">
          <text:p/>
        </draw:line>
        <draw:line draw:style-name="gr23" draw:layer="layout" svg:x1="23.958cm" svg:y1="8.028cm" svg:x2="23.958cm" svg:y2="7.973cm">
          <text:p/>
        </draw:line>
        <draw:line draw:style-name="gr23" draw:layer="layout" svg:x1="23.958cm" svg:y1="7.973cm" svg:x2="23.968cm" svg:y2="8.001cm">
          <text:p/>
        </draw:line>
        <draw:line draw:style-name="gr23" draw:layer="layout" svg:x1="23.967cm" svg:y1="8cm" svg:x2="23.976cm" svg:y2="8.029cm">
          <text:p/>
        </draw:line>
        <draw:line draw:style-name="gr23" draw:layer="layout" svg:x1="23.975cm" svg:y1="8.028cm" svg:x2="23.975cm" svg:y2="8.082cm">
          <text:p/>
        </draw:line>
        <draw:line draw:style-name="gr23" draw:layer="layout" svg:x1="23.975cm" svg:y1="8.082cm" svg:x2="23.985cm" svg:y2="8.138cm">
          <text:p/>
        </draw:line>
        <draw:line draw:style-name="gr23" draw:layer="layout" svg:x1="23.984cm" svg:y1="8.137cm" svg:x2="23.984cm" svg:y2="8cm">
          <text:p/>
        </draw:line>
        <draw:line draw:style-name="gr23" draw:layer="layout" svg:x1="23.984cm" svg:y1="8.001cm" svg:x2="23.993cm" svg:y2="7.918cm">
          <text:p/>
        </draw:line>
        <draw:line draw:style-name="gr23" draw:layer="layout" svg:x1="23.992cm" svg:y1="7.919cm" svg:x2="24.001cm" svg:y2="7.754cm">
          <text:p/>
        </draw:line>
        <draw:line draw:style-name="gr23" draw:layer="layout" svg:x1="24cm" svg:y1="7.754cm" svg:x2="24cm" svg:y2="7.836cm">
          <text:p/>
        </draw:line>
        <draw:line draw:style-name="gr23" draw:layer="layout" svg:x1="24cm" svg:y1="7.836cm" svg:x2="24.01cm" svg:y2="8.083cm">
          <text:p/>
        </draw:line>
        <draw:line draw:style-name="gr23" draw:layer="layout" svg:x1="24.009cm" svg:y1="8.083cm" svg:x2="24.018cm" svg:y2="7.946cm">
          <text:p/>
        </draw:line>
        <draw:line draw:style-name="gr23" draw:layer="layout" svg:x1="24.017cm" svg:y1="7.946cm" svg:x2="24.027cm" svg:y2="8.001cm">
          <text:p/>
        </draw:line>
        <draw:line draw:style-name="gr23" draw:layer="layout" svg:x1="24.026cm" svg:y1="8cm" svg:x2="24.026cm" svg:y2="8.055cm">
          <text:p/>
        </draw:line>
        <draw:line draw:style-name="gr23" draw:layer="layout" svg:x1="24.026cm" svg:y1="8.056cm" svg:x2="24.035cm" svg:y2="8cm">
          <text:p/>
        </draw:line>
        <draw:line draw:style-name="gr23" draw:layer="layout" svg:x1="24.034cm" svg:y1="8cm" svg:x2="24.043cm" svg:y2="8.138cm">
          <text:p/>
        </draw:line>
        <draw:line draw:style-name="gr23" draw:layer="layout" svg:x1="24.042cm" svg:y1="8.137cm" svg:x2="24.042cm" svg:y2="8.11cm">
          <text:p/>
        </draw:line>
        <draw:line draw:style-name="gr23" draw:layer="layout" svg:x1="24.042cm" svg:y1="8.11cm" svg:x2="24.052cm" svg:y2="8.138cm">
          <text:p/>
        </draw:line>
        <draw:line draw:style-name="gr23" draw:layer="layout" svg:x1="24.051cm" svg:y1="8.137cm" svg:x2="24.06cm" svg:y2="8.193cm">
          <text:p/>
        </draw:line>
        <draw:line draw:style-name="gr23" draw:layer="layout" svg:x1="24.059cm" svg:y1="8.192cm" svg:x2="24.07cm" svg:y2="8.247cm">
          <text:p/>
        </draw:line>
        <draw:line draw:style-name="gr23" draw:layer="layout" svg:x1="24.068cm" svg:y1="8.246cm" svg:x2="24.068cm" svg:y2="8.219cm">
          <text:p/>
        </draw:line>
        <draw:line draw:style-name="gr23" draw:layer="layout" svg:x1="24.068cm" svg:y1="8.219cm" svg:x2="24.077cm" svg:y2="8.275cm">
          <text:p/>
        </draw:line>
        <draw:line draw:style-name="gr23" draw:layer="layout" svg:x1="24.076cm" svg:y1="8.274cm" svg:x2="24.084cm" svg:y2="8.274cm">
          <text:p/>
        </draw:line>
        <draw:line draw:style-name="gr23" draw:layer="layout" svg:x1="24.084cm" svg:y1="8.274cm" svg:x2="24.084cm" svg:y2="8.328cm">
          <text:p/>
        </draw:line>
        <draw:line draw:style-name="gr23" draw:layer="layout" svg:x1="24.084cm" svg:y1="8.329cm" svg:x2="24.094cm" svg:y2="8.274cm">
          <text:p/>
        </draw:line>
        <draw:line draw:style-name="gr23" draw:layer="layout" svg:x1="24.093cm" svg:y1="8.275cm" svg:x2="24.102cm" svg:y2="8.192cm">
          <text:p/>
        </draw:line>
        <draw:line draw:style-name="gr23" draw:layer="layout" svg:x1="24.101cm" svg:y1="8.192cm" svg:x2="24.101cm" svg:y2="8.219cm">
          <text:p/>
        </draw:line>
        <draw:line draw:style-name="gr23" draw:layer="layout" svg:x1="24.101cm" svg:y1="8.219cm" svg:x2="24.111cm" svg:y2="8.329cm">
          <text:p/>
        </draw:line>
        <draw:line draw:style-name="gr23" draw:layer="layout" svg:x1="24.11cm" svg:y1="8.328cm" svg:x2="24.11cm" svg:y2="8.356cm">
          <text:p/>
        </draw:line>
        <draw:line draw:style-name="gr23" draw:layer="layout" svg:x1="24.11cm" svg:y1="8.357cm" svg:x2="24.119cm" svg:y2="8.219cm">
          <text:p/>
        </draw:line>
        <draw:line draw:style-name="gr23" draw:layer="layout" svg:x1="24.118cm" svg:y1="8.219cm" svg:x2="24.127cm" svg:y2="8.411cm">
          <text:p/>
        </draw:line>
        <draw:line draw:style-name="gr23" draw:layer="layout" svg:x1="24.126cm" svg:y1="8.41cm" svg:x2="24.126cm" svg:y2="8.356cm">
          <text:p/>
        </draw:line>
        <draw:line draw:style-name="gr23" draw:layer="layout" svg:x1="24.126cm" svg:y1="8.357cm" svg:x2="24.136cm" svg:y2="8.246cm">
          <text:p/>
        </draw:line>
        <draw:line draw:style-name="gr23" draw:layer="layout" svg:x1="24.135cm" svg:y1="8.247cm" svg:x2="24.144cm" svg:y2="8.055cm">
          <text:p/>
        </draw:line>
        <draw:line draw:style-name="gr23" draw:layer="layout" svg:x1="24.143cm" svg:y1="8.055cm" svg:x2="24.143cm" svg:y2="7.891cm">
          <text:p/>
        </draw:line>
        <draw:line draw:style-name="gr23" draw:layer="layout" svg:x1="24.143cm" svg:y1="7.892cm" svg:x2="24.153cm" svg:y2="7.782cm">
          <text:p/>
        </draw:line>
        <draw:line draw:style-name="gr23" draw:layer="layout" svg:x1="24.152cm" svg:y1="7.782cm" svg:x2="24.152cm" svg:y2="7.645cm">
          <text:p/>
        </draw:line>
        <draw:line draw:style-name="gr23" draw:layer="layout" svg:x1="24.152cm" svg:y1="7.646cm" svg:x2="24.161cm" svg:y2="7.563cm">
          <text:p/>
        </draw:line>
        <draw:line draw:style-name="gr23" draw:layer="layout" svg:x1="24.16cm" svg:y1="7.564cm" svg:x2="24.17cm" svg:y2="7.481cm">
          <text:p/>
        </draw:line>
        <draw:line draw:style-name="gr23" draw:layer="layout" svg:x1="24.169cm" svg:y1="7.481cm" svg:x2="24.169cm" svg:y2="7.427cm">
          <text:p/>
        </draw:line>
        <draw:line draw:style-name="gr23" draw:layer="layout" svg:x1="24.169cm" svg:y1="7.428cm" svg:x2="24.178cm" svg:y2="7.345cm">
          <text:p/>
        </draw:line>
        <draw:line draw:style-name="gr23" draw:layer="layout" svg:x1="24.177cm" svg:y1="7.346cm" svg:x2="24.186cm" svg:y2="7.263cm">
          <text:p/>
        </draw:line>
        <draw:line draw:style-name="gr23" draw:layer="layout" svg:x1="24.185cm" svg:y1="7.263cm" svg:x2="24.185cm" svg:y2="7.181cm">
          <text:p/>
        </draw:line>
        <draw:line draw:style-name="gr23" draw:layer="layout" svg:x1="24.185cm" svg:y1="7.181cm" svg:x2="24.194cm" svg:y2="7.181cm">
          <text:p/>
        </draw:line>
        <draw:line draw:style-name="gr23" draw:layer="layout" svg:x1="24.194cm" svg:y1="7.181cm" svg:x2="24.194cm" svg:y2="7.263cm">
          <text:p/>
        </draw:line>
        <draw:line draw:style-name="gr23" draw:layer="layout" svg:x1="24.194cm" svg:y1="7.264cm" svg:x2="24.203cm" svg:y2="7.044cm">
          <text:p/>
        </draw:line>
        <draw:line draw:style-name="gr23" draw:layer="layout" svg:x1="24.202cm" svg:y1="7.044cm" svg:x2="24.211cm" svg:y2="7.044cm">
          <text:p/>
        </draw:line>
        <draw:line draw:style-name="gr23" draw:layer="layout" svg:x1="24.211cm" svg:y1="7.044cm" svg:x2="24.211cm" svg:y2="7.235cm">
          <text:p/>
        </draw:line>
        <draw:line draw:style-name="gr23" draw:layer="layout" svg:x1="24.211cm" svg:y1="7.236cm" svg:x2="24.22cm" svg:y2="7.181cm">
          <text:p/>
        </draw:line>
        <draw:line draw:style-name="gr23" draw:layer="layout" svg:x1="24.219cm" svg:y1="7.181cm" svg:x2="24.228cm" svg:y2="7.264cm">
          <text:p/>
        </draw:line>
        <draw:line draw:style-name="gr23" draw:layer="layout" svg:x1="24.227cm" svg:y1="7.263cm" svg:x2="24.227cm" svg:y2="7.153cm">
          <text:p/>
        </draw:line>
        <draw:line draw:style-name="gr23" draw:layer="layout" svg:x1="24.227cm" svg:y1="7.153cm" svg:x2="24.238cm" svg:y2="7.51cm">
          <text:p/>
        </draw:line>
        <draw:line draw:style-name="gr23" draw:layer="layout" svg:x1="24.236cm" svg:y1="7.509cm" svg:x2="24.236cm" svg:y2="7.59cm">
          <text:p/>
        </draw:line>
        <draw:line draw:style-name="gr23" draw:layer="layout" svg:x1="24.236cm" svg:y1="7.59cm" svg:x2="24.245cm" svg:y2="7.865cm">
          <text:p/>
        </draw:line>
        <draw:line draw:style-name="gr23" draw:layer="layout" svg:x1="24.244cm" svg:y1="7.864cm" svg:x2="24.254cm" svg:y2="7.892cm">
          <text:p/>
        </draw:line>
        <draw:line draw:style-name="gr23" draw:layer="layout" svg:x1="24.253cm" svg:y1="7.891cm" svg:x2="24.253cm" svg:y2="8.028cm">
          <text:p/>
        </draw:line>
        <draw:line draw:style-name="gr23" draw:layer="layout" svg:x1="24.253cm" svg:y1="8.028cm" svg:x2="24.262cm" svg:y2="8.056cm">
          <text:p/>
        </draw:line>
        <draw:line draw:style-name="gr23" draw:layer="layout" svg:x1="24.261cm" svg:y1="8.056cm" svg:x2="24.27cm" svg:y2="7.973cm">
          <text:p/>
        </draw:line>
        <draw:line draw:style-name="gr23" draw:layer="layout" svg:x1="24.269cm" svg:y1="7.973cm" svg:x2="24.269cm" svg:y2="8cm">
          <text:p/>
        </draw:line>
        <draw:line draw:style-name="gr23" draw:layer="layout" svg:x1="24.269cm" svg:y1="8.001cm" svg:x2="24.279cm" svg:y2="7.891cm">
          <text:p/>
        </draw:line>
        <draw:line draw:style-name="gr23" draw:layer="layout" svg:x1="24.278cm" svg:y1="7.891cm" svg:x2="24.278cm" svg:y2="7.809cm">
          <text:p/>
        </draw:line>
        <draw:line draw:style-name="gr23" draw:layer="layout" svg:x1="24.278cm" svg:y1="7.809cm" svg:x2="24.287cm" svg:y2="7.837cm">
          <text:p/>
        </draw:line>
        <draw:line draw:style-name="gr23" draw:layer="layout" svg:x1="24.286cm" svg:y1="7.836cm" svg:x2="24.296cm" svg:y2="7.892cm">
          <text:p/>
        </draw:line>
        <draw:line draw:style-name="gr23" draw:layer="layout" svg:x1="24.295cm" svg:y1="7.891cm" svg:x2="24.295cm" svg:y2="7.727cm">
          <text:p/>
        </draw:line>
        <draw:line draw:style-name="gr23" draw:layer="layout" svg:x1="24.295cm" svg:y1="7.727cm" svg:x2="24.304cm" svg:y2="7.837cm">
          <text:p/>
        </draw:line>
        <draw:line draw:style-name="gr23" draw:layer="layout" svg:x1="24.303cm" svg:y1="7.837cm" svg:x2="24.312cm" svg:y2="7.782cm">
          <text:p/>
        </draw:line>
        <draw:line draw:style-name="gr23" draw:layer="layout" svg:x1="24.311cm" svg:y1="7.782cm" svg:x2="24.311cm" svg:y2="7.946cm">
          <text:p/>
        </draw:line>
        <draw:line draw:style-name="gr23" draw:layer="layout" svg:x1="24.311cm" svg:y1="7.947cm" svg:x2="24.321cm" svg:y2="7.836cm">
          <text:p/>
        </draw:line>
        <draw:line draw:style-name="gr23" draw:layer="layout" svg:x1="24.32cm" svg:y1="7.836cm" svg:x2="24.32cm" svg:y2="7.809cm">
          <text:p/>
        </draw:line>
        <draw:line draw:style-name="gr23" draw:layer="layout" svg:x1="24.32cm" svg:y1="7.81cm" svg:x2="24.329cm" svg:y2="7.7cm">
          <text:p/>
        </draw:line>
        <draw:line draw:style-name="gr23" draw:layer="layout" svg:x1="24.328cm" svg:y1="7.7cm" svg:x2="24.337cm" svg:y2="7.7cm">
          <text:p/>
        </draw:line>
        <draw:line draw:style-name="gr23" draw:layer="layout" svg:x1="24.337cm" svg:y1="7.7cm" svg:x2="24.337cm" svg:y2="7.618cm">
          <text:p/>
        </draw:line>
        <draw:line draw:style-name="gr23" draw:layer="layout" svg:x1="24.337cm" svg:y1="7.618cm" svg:x2="24.345cm" svg:y2="7.618cm">
          <text:p/>
        </draw:line>
        <draw:line draw:style-name="gr23" draw:layer="layout" svg:x1="24.345cm" svg:y1="7.619cm" svg:x2="24.354cm" svg:y2="7.563cm">
          <text:p/>
        </draw:line>
        <draw:line draw:style-name="gr23" draw:layer="layout" svg:x1="24.353cm" svg:y1="7.563cm" svg:x2="24.353cm" svg:y2="7.59cm">
          <text:p/>
        </draw:line>
        <draw:line draw:style-name="gr23" draw:layer="layout" svg:x1="24.353cm" svg:y1="7.59cm" svg:x2="24.363cm" svg:y2="7.673cm">
          <text:p/>
        </draw:line>
        <draw:line draw:style-name="gr23" draw:layer="layout" svg:x1="24.362cm" svg:y1="7.672cm" svg:x2="24.362cm" svg:y2="7.836cm">
          <text:p/>
        </draw:line>
        <draw:line draw:style-name="gr23" draw:layer="layout" svg:x1="24.362cm" svg:y1="7.837cm" svg:x2="24.371cm" svg:y2="7.754cm">
          <text:p/>
        </draw:line>
        <draw:line draw:style-name="gr23" draw:layer="layout" svg:x1="24.37cm" svg:y1="7.754cm" svg:x2="24.38cm" svg:y2="7.783cm">
          <text:p/>
        </draw:line>
        <draw:line draw:style-name="gr23" draw:layer="layout" svg:x1="24.379cm" svg:y1="7.782cm" svg:x2="24.379cm" svg:y2="7.836cm">
          <text:p/>
        </draw:line>
        <draw:line draw:style-name="gr23" draw:layer="layout" svg:x1="24.379cm" svg:y1="7.837cm" svg:x2="24.388cm" svg:y2="7.754cm">
          <text:p/>
        </draw:line>
        <draw:line draw:style-name="gr23" draw:layer="layout" svg:x1="24.387cm" svg:y1="7.754cm" svg:x2="24.396cm" svg:y2="7.81cm">
          <text:p/>
        </draw:line>
        <draw:line draw:style-name="gr23" draw:layer="layout" svg:x1="24.395cm" svg:y1="7.809cm" svg:x2="24.395cm" svg:y2="7.536cm">
          <text:p/>
        </draw:line>
        <draw:line draw:style-name="gr23" draw:layer="layout" svg:x1="24.395cm" svg:y1="7.536cm" svg:x2="24.406cm" svg:y2="7.673cm">
          <text:p/>
        </draw:line>
        <draw:line draw:style-name="gr23" draw:layer="layout" svg:x1="24.404cm" svg:y1="7.672cm" svg:x2="24.404cm" svg:y2="7.59cm">
          <text:p/>
        </draw:line>
        <draw:line draw:style-name="gr23" draw:layer="layout" svg:x1="24.404cm" svg:y1="7.59cm" svg:x2="24.413cm" svg:y2="7.701cm">
          <text:p/>
        </draw:line>
        <draw:line draw:style-name="gr23" draw:layer="layout" svg:x1="24.412cm" svg:y1="7.701cm" svg:x2="24.422cm" svg:y2="7.618cm">
          <text:p/>
        </draw:line>
        <draw:line draw:style-name="gr23" draw:layer="layout" svg:x1="24.421cm" svg:y1="7.618cm" svg:x2="24.421cm" svg:y2="7.7cm">
          <text:p/>
        </draw:line>
        <draw:line draw:style-name="gr23" draw:layer="layout" svg:x1="24.421cm" svg:y1="7.701cm" svg:x2="24.43cm" svg:y2="7.618cm">
          <text:p/>
        </draw:line>
        <draw:line draw:style-name="gr23" draw:layer="layout" svg:x1="24.429cm" svg:y1="7.618cm" svg:x2="24.439cm" svg:y2="7.646cm">
          <text:p/>
        </draw:line>
        <draw:line draw:style-name="gr23" draw:layer="layout" svg:x1="24.438cm" svg:y1="7.645cm" svg:x2="24.438cm" svg:y2="7.563cm">
          <text:p/>
        </draw:line>
        <draw:line draw:style-name="gr23" draw:layer="layout" svg:x1="24.438cm" svg:y1="7.563cm" svg:x2="24.447cm" svg:y2="7.646cm">
          <text:p/>
        </draw:line>
        <draw:line draw:style-name="gr23" draw:layer="layout" svg:x1="24.446cm" svg:y1="7.645cm" svg:x2="24.446cm" svg:y2="7.727cm">
          <text:p/>
        </draw:line>
        <draw:line draw:style-name="gr23" draw:layer="layout" svg:x1="24.446cm" svg:y1="7.727cm" svg:x2="24.455cm" svg:y2="7.81cm">
          <text:p/>
        </draw:line>
        <draw:line draw:style-name="gr23" draw:layer="layout" svg:x1="24.454cm" svg:y1="7.809cm" svg:x2="24.464cm" svg:y2="7.947cm">
          <text:p/>
        </draw:line>
        <draw:line draw:style-name="gr23" draw:layer="layout" svg:x1="24.463cm" svg:y1="7.946cm" svg:x2="24.463cm" svg:y2="8.11cm">
          <text:p/>
        </draw:line>
        <draw:line draw:style-name="gr23" draw:layer="layout" svg:x1="24.463cm" svg:y1="8.111cm" svg:x2="24.472cm" svg:y2="8.028cm">
          <text:p/>
        </draw:line>
        <draw:line draw:style-name="gr23" draw:layer="layout" svg:x1="24.471cm" svg:y1="8.028cm" svg:x2="24.481cm" svg:y2="8.111cm">
          <text:p/>
        </draw:line>
        <draw:line draw:style-name="gr23" draw:layer="layout" svg:x1="24.48cm" svg:y1="8.11cm" svg:x2="24.48cm" svg:y2="8.028cm">
          <text:p/>
        </draw:line>
        <draw:line draw:style-name="gr23" draw:layer="layout" svg:x1="24.48cm" svg:y1="8.029cm" svg:x2="24.489cm" svg:y2="8cm">
          <text:p/>
        </draw:line>
        <draw:line draw:style-name="gr23" draw:layer="layout" svg:x1="24.488cm" svg:y1="8cm" svg:x2="24.488cm" svg:y2="7.836cm">
          <text:p/>
        </draw:line>
        <draw:line draw:style-name="gr23" draw:layer="layout" svg:x1="24.488cm" svg:y1="7.836cm" svg:x2="24.497cm" svg:y2="7.865cm">
          <text:p/>
        </draw:line>
        <draw:line draw:style-name="gr23" draw:layer="layout" svg:x1="24.496cm" svg:y1="7.865cm" svg:x2="24.506cm" svg:y2="7.782cm">
          <text:p/>
        </draw:line>
        <draw:line draw:style-name="gr23" draw:layer="layout" svg:x1="24.505cm" svg:y1="7.782cm" svg:x2="24.505cm" svg:y2="7.7cm">
          <text:p/>
        </draw:line>
        <draw:line draw:style-name="gr23" draw:layer="layout" svg:x1="24.505cm" svg:y1="7.701cm" svg:x2="24.514cm" svg:y2="7.618cm">
          <text:p/>
        </draw:line>
        <draw:line draw:style-name="gr23" draw:layer="layout" svg:x1="24.513cm" svg:y1="7.619cm" svg:x2="24.523cm" svg:y2="7.481cm">
          <text:p/>
        </draw:line>
        <draw:line draw:style-name="gr23" draw:layer="layout" svg:x1="24.522cm" svg:y1="7.481cm" svg:x2="24.522cm" svg:y2="7.399cm">
          <text:p/>
        </draw:line>
        <draw:line draw:style-name="gr23" draw:layer="layout" svg:x1="24.522cm" svg:y1="7.4cm" svg:x2="24.531cm" svg:y2="7.263cm">
          <text:p/>
        </draw:line>
        <draw:line draw:style-name="gr23" draw:layer="layout" svg:x1="24.53cm" svg:y1="7.263cm" svg:x2="24.53cm" svg:y2="7.399cm">
          <text:p/>
        </draw:line>
        <draw:line draw:style-name="gr23" draw:layer="layout" svg:x1="24.53cm" svg:y1="7.399cm" svg:x2="24.539cm" svg:y2="7.455cm">
          <text:p/>
        </draw:line>
        <draw:line draw:style-name="gr23" draw:layer="layout" svg:x1="24.538cm" svg:y1="7.455cm" svg:x2="24.548cm" svg:y2="7.399cm">
          <text:p/>
        </draw:line>
        <draw:line draw:style-name="gr23" draw:layer="layout" svg:x1="24.547cm" svg:y1="7.399cm" svg:x2="24.547cm" svg:y2="7.536cm">
          <text:p/>
        </draw:line>
        <draw:line draw:style-name="gr23" draw:layer="layout" svg:x1="24.547cm" svg:y1="7.536cm" svg:x2="24.556cm" svg:y2="7.564cm">
          <text:p/>
        </draw:line>
        <draw:line draw:style-name="gr23" draw:layer="layout" svg:x1="24.555cm" svg:y1="7.563cm" svg:x2="24.564cm" svg:y2="7.563cm">
          <text:p/>
        </draw:line>
        <draw:line draw:style-name="gr23" draw:layer="layout" svg:x1="24.564cm" svg:y1="7.563cm" svg:x2="24.573cm" svg:y2="7.619cm">
          <text:p/>
        </draw:line>
        <draw:line draw:style-name="gr23" draw:layer="layout" svg:x1="24.572cm" svg:y1="7.618cm" svg:x2="24.572cm" svg:y2="7.427cm">
          <text:p/>
        </draw:line>
        <draw:line draw:style-name="gr23" draw:layer="layout" svg:x1="24.572cm" svg:y1="7.428cm" svg:x2="24.581cm" svg:y2="7.235cm">
          <text:p/>
        </draw:line>
        <draw:line draw:style-name="gr23" draw:layer="layout" svg:x1="24.58cm" svg:y1="7.236cm" svg:x2="24.59cm" svg:y2="7.181cm">
          <text:p/>
        </draw:line>
        <draw:line draw:style-name="gr23" draw:layer="layout" svg:x1="24.589cm" svg:y1="7.181cm" svg:x2="24.589cm" svg:y2="7.126cm">
          <text:p/>
        </draw:line>
        <draw:line draw:style-name="gr23" draw:layer="layout" svg:x1="24.589cm" svg:y1="7.127cm" svg:x2="24.598cm" svg:y2="7.044cm">
          <text:p/>
        </draw:line>
        <draw:line draw:style-name="gr23" draw:layer="layout" svg:x1="24.597cm" svg:y1="7.044cm" svg:x2="24.607cm" svg:y2="7.182cm">
          <text:p/>
        </draw:line>
        <draw:line draw:style-name="gr23" draw:layer="layout" svg:x1="24.606cm" svg:y1="7.181cm" svg:x2="24.606cm" svg:y2="7.263cm">
          <text:p/>
        </draw:line>
        <draw:line draw:style-name="gr23" draw:layer="layout" svg:x1="24.606cm" svg:y1="7.263cm" svg:x2="24.615cm" svg:y2="7.346cm">
          <text:p/>
        </draw:line>
        <draw:line draw:style-name="gr23" draw:layer="layout" svg:x1="24.614cm" svg:y1="7.345cm" svg:x2="24.614cm" svg:y2="7.454cm">
          <text:p/>
        </draw:line>
        <draw:line draw:style-name="gr23" draw:layer="layout" svg:x1="24.614cm" svg:y1="7.454cm" svg:x2="24.623cm" svg:y2="7.837cm">
          <text:p/>
        </draw:line>
        <draw:line draw:style-name="gr23" draw:layer="layout" svg:x1="24.622cm" svg:y1="7.836cm" svg:x2="24.632cm" svg:y2="8.083cm">
          <text:p/>
        </draw:line>
        <draw:line draw:style-name="gr23" draw:layer="layout" svg:x1="24.631cm" svg:y1="8.082cm" svg:x2="24.631cm" svg:y2="8.492cm">
          <text:p/>
        </draw:line>
        <draw:line draw:style-name="gr23" draw:layer="layout" svg:x1="24.631cm" svg:y1="8.492cm" svg:x2="24.64cm" svg:y2="8.603cm">
          <text:p/>
        </draw:line>
        <draw:line draw:style-name="gr23" draw:layer="layout" svg:x1="24.639cm" svg:y1="8.602cm" svg:x2="24.649cm" svg:y2="8.739cm">
          <text:p/>
        </draw:line>
        <draw:line draw:style-name="gr23" draw:layer="layout" svg:x1="24.648cm" svg:y1="8.738cm" svg:x2="24.648cm" svg:y2="8.574cm">
          <text:p/>
        </draw:line>
        <draw:line draw:style-name="gr23" draw:layer="layout" svg:x1="24.648cm" svg:y1="8.575cm" svg:x2="24.657cm" svg:y2="8.356cm">
          <text:p/>
        </draw:line>
        <draw:line draw:style-name="gr23" draw:layer="layout" svg:x1="24.656cm" svg:y1="8.356cm" svg:x2="24.656cm" svg:y2="8.11cm">
          <text:p/>
        </draw:line>
        <draw:line draw:style-name="gr23" draw:layer="layout" svg:x1="24.656cm" svg:y1="8.111cm" svg:x2="24.665cm" svg:y2="7.973cm">
          <text:p/>
        </draw:line>
        <draw:line draw:style-name="gr23" draw:layer="layout" svg:x1="24.664cm" svg:y1="7.974cm" svg:x2="24.674cm" svg:y2="7.836cm">
          <text:p/>
        </draw:line>
        <draw:line draw:style-name="gr23" draw:layer="layout" svg:x1="24.673cm" svg:y1="7.836cm" svg:x2="24.673cm" svg:y2="7.7cm">
          <text:p/>
        </draw:line>
        <draw:line draw:style-name="gr23" draw:layer="layout" svg:x1="24.673cm" svg:y1="7.7cm" svg:x2="24.682cm" svg:y2="7.865cm">
          <text:p/>
        </draw:line>
        <draw:line draw:style-name="gr23" draw:layer="layout" svg:x1="24.681cm" svg:y1="7.864cm" svg:x2="24.69cm" svg:y2="7.864cm">
          <text:p/>
        </draw:line>
        <draw:line draw:style-name="gr23" draw:layer="layout" svg:x1="24.69cm" svg:y1="7.864cm" svg:x2="24.69cm" svg:y2="8.082cm">
          <text:p/>
        </draw:line>
        <draw:line draw:style-name="gr23" draw:layer="layout" svg:x1="24.69cm" svg:y1="8.082cm" svg:x2="24.699cm" svg:y2="8.247cm">
          <text:p/>
        </draw:line>
        <draw:line draw:style-name="gr23" draw:layer="layout" svg:x1="24.698cm" svg:y1="8.246cm" svg:x2="24.698cm" svg:y2="8.41cm">
          <text:p/>
        </draw:line>
        <draw:line draw:style-name="gr23" draw:layer="layout" svg:x1="24.698cm" svg:y1="8.41cm" svg:x2="24.707cm" svg:y2="8.657cm">
          <text:p/>
        </draw:line>
        <draw:line draw:style-name="gr23" draw:layer="layout" svg:x1="24.706cm" svg:y1="8.657cm" svg:x2="24.716cm" svg:y2="8.602cm">
          <text:p/>
        </draw:line>
        <draw:line draw:style-name="gr23" draw:layer="layout" svg:x1="24.715cm" svg:y1="8.602cm" svg:x2="24.715cm" svg:y2="8.52cm">
          <text:p/>
        </draw:line>
        <draw:line draw:style-name="gr23" draw:layer="layout" svg:x1="24.715cm" svg:y1="8.521cm" svg:x2="24.724cm" svg:y2="8.246cm">
          <text:p/>
        </draw:line>
        <draw:line draw:style-name="gr23" draw:layer="layout" svg:x1="24.723cm" svg:y1="8.247cm" svg:x2="24.734cm" svg:y2="8.11cm">
          <text:p/>
        </draw:line>
        <draw:line draw:style-name="gr23" draw:layer="layout" svg:x1="24.732cm" svg:y1="8.11cm" svg:x2="24.732cm" svg:y2="7.946cm">
          <text:p/>
        </draw:line>
        <draw:line draw:style-name="gr23" draw:layer="layout" svg:x1="24.732cm" svg:y1="7.947cm" svg:x2="24.741cm" svg:y2="7.672cm">
          <text:p/>
        </draw:line>
        <draw:line draw:style-name="gr23" draw:layer="layout" svg:x1="24.74cm" svg:y1="7.672cm" svg:x2="24.74cm" svg:y2="7.481cm">
          <text:p/>
        </draw:line>
        <draw:line draw:style-name="gr23" draw:layer="layout" svg:x1="24.74cm" svg:y1="7.482cm" svg:x2="24.75cm" svg:y2="7.454cm">
          <text:p/>
        </draw:line>
        <draw:line draw:style-name="gr23" draw:layer="layout" svg:x1="24.749cm" svg:y1="7.455cm" svg:x2="24.758cm" svg:y2="7.317cm">
          <text:p/>
        </draw:line>
        <draw:line draw:style-name="gr23" draw:layer="layout" svg:x1="24.757cm" svg:y1="7.317cm" svg:x2="24.757cm" svg:y2="7.536cm">
          <text:p/>
        </draw:line>
        <draw:line draw:style-name="gr23" draw:layer="layout" svg:x1="24.757cm" svg:y1="7.536cm" svg:x2="24.766cm" svg:y2="7.591cm">
          <text:p/>
        </draw:line>
        <draw:line draw:style-name="gr23" draw:layer="layout" svg:x1="24.765cm" svg:y1="7.59cm" svg:x2="24.765cm" svg:y2="7.563cm">
          <text:p/>
        </draw:line>
        <draw:line draw:style-name="gr23" draw:layer="layout" svg:x1="24.765cm" svg:y1="7.563cm" svg:x2="24.775cm" svg:y2="7.783cm">
          <text:p/>
        </draw:line>
        <draw:line draw:style-name="gr23" draw:layer="layout" svg:x1="24.774cm" svg:y1="7.783cm" svg:x2="24.783cm" svg:y2="7.754cm">
          <text:p/>
        </draw:line>
        <draw:line draw:style-name="gr23" draw:layer="layout" svg:x1="24.782cm" svg:y1="7.754cm" svg:x2="24.782cm" svg:y2="7.809cm">
          <text:p/>
        </draw:line>
        <draw:line draw:style-name="gr23" draw:layer="layout" svg:x1="24.782cm" svg:y1="7.81cm" svg:x2="24.792cm" svg:y2="7.782cm">
          <text:p/>
        </draw:line>
        <draw:line draw:style-name="gr23" draw:layer="layout" svg:x1="24.791cm" svg:y1="7.783cm" svg:x2="24.8cm" svg:y2="7.509cm">
          <text:p/>
        </draw:line>
        <draw:line draw:style-name="gr23" draw:layer="layout" svg:x1="24.799cm" svg:y1="7.51cm" svg:x2="24.808cm" svg:y2="7.454cm">
          <text:p/>
        </draw:line>
        <draw:line draw:style-name="gr23" draw:layer="layout" svg:x1="24.807cm" svg:y1="7.454cm" svg:x2="24.807cm" svg:y2="7.263cm">
          <text:p/>
        </draw:line>
        <draw:line draw:style-name="gr23" draw:layer="layout" svg:x1="24.807cm" svg:y1="7.263cm" svg:x2="24.817cm" svg:y2="7.318cm">
          <text:p/>
        </draw:line>
        <draw:line draw:style-name="gr23" draw:layer="layout" svg:x1="24.816cm" svg:y1="7.318cm" svg:x2="24.825cm" svg:y2="7.235cm">
          <text:p/>
        </draw:line>
        <draw:line draw:style-name="gr23" draw:layer="layout" svg:x1="24.824cm" svg:y1="7.235cm" svg:x2="24.824cm" svg:y2="7.126cm">
          <text:p/>
        </draw:line>
        <draw:line draw:style-name="gr23" draw:layer="layout" svg:x1="24.824cm" svg:y1="7.126cm" svg:x2="24.833cm" svg:y2="7.126cm">
          <text:p/>
        </draw:line>
        <draw:line draw:style-name="gr23" draw:layer="layout" svg:x1="24.833cm" svg:y1="7.126cm" svg:x2="24.842cm" svg:y2="7.236cm">
          <text:p/>
        </draw:line>
        <draw:line draw:style-name="gr23" draw:layer="layout" svg:x1="24.841cm" svg:y1="7.235cm" svg:x2="24.841cm" svg:y2="7.317cm">
          <text:p/>
        </draw:line>
        <draw:line draw:style-name="gr23" draw:layer="layout" svg:x1="24.841cm" svg:y1="7.317cm" svg:x2="24.85cm" svg:y2="7.346cm">
          <text:p/>
        </draw:line>
        <draw:line draw:style-name="gr23" draw:layer="layout" svg:x1="24.849cm" svg:y1="7.345cm" svg:x2="24.849cm" svg:y2="7.399cm">
          <text:p/>
        </draw:line>
        <draw:line draw:style-name="gr23" draw:layer="layout" svg:x1="24.849cm" svg:y1="7.399cm" svg:x2="24.859cm" svg:y2="7.482cm">
          <text:p/>
        </draw:line>
        <draw:line draw:style-name="gr23" draw:layer="layout" svg:x1="24.858cm" svg:y1="7.481cm" svg:x2="24.867cm" svg:y2="7.646cm">
          <text:p/>
        </draw:line>
        <draw:line draw:style-name="gr23" draw:layer="layout" svg:x1="24.866cm" svg:y1="7.645cm" svg:x2="24.866cm" svg:y2="7.563cm">
          <text:p/>
        </draw:line>
        <draw:line draw:style-name="gr23" draw:layer="layout" svg:x1="24.866cm" svg:y1="7.563cm" svg:x2="24.876cm" svg:y2="7.591cm">
          <text:p/>
        </draw:line>
        <draw:line draw:style-name="gr23" draw:layer="layout" svg:x1="24.875cm" svg:y1="7.591cm" svg:x2="24.884cm" svg:y2="7.399cm">
          <text:p/>
        </draw:line>
        <draw:line draw:style-name="gr23" draw:layer="layout" svg:x1="24.883cm" svg:y1="7.399cm" svg:x2="24.883cm" svg:y2="7.345cm">
          <text:p/>
        </draw:line>
        <draw:line draw:style-name="gr23" draw:layer="layout" svg:x1="24.883cm" svg:y1="7.346cm" svg:x2="24.892cm" svg:y2="7.208cm">
          <text:p/>
        </draw:line>
        <draw:line draw:style-name="gr23" draw:layer="layout" svg:x1="24.891cm" svg:y1="7.208cm" svg:x2="24.891cm" svg:y2="7.099cm">
          <text:p/>
        </draw:line>
        <draw:line draw:style-name="gr23" draw:layer="layout" svg:x1="24.891cm" svg:y1="7.1cm" svg:x2="24.902cm" svg:y2="7.044cm">
          <text:p/>
        </draw:line>
        <draw:line draw:style-name="gr23" draw:layer="layout" svg:x1="24.9cm" svg:y1="7.045cm" svg:x2="24.909cm" svg:y2="6.798cm">
          <text:p/>
        </draw:line>
        <draw:line draw:style-name="gr23" draw:layer="layout" svg:x1="24.908cm" svg:y1="6.798cm" svg:x2="24.908cm" svg:y2="6.771cm">
          <text:p/>
        </draw:line>
        <draw:line draw:style-name="gr23" draw:layer="layout" svg:x1="24.908cm" svg:y1="6.772cm" svg:x2="24.918cm" svg:y2="6.661cm">
          <text:p/>
        </draw:line>
        <draw:line draw:style-name="gr23" draw:layer="layout" svg:x1="24.917cm" svg:y1="6.661cm" svg:x2="24.926cm" svg:y2="6.69cm">
          <text:p/>
        </draw:line>
        <draw:line draw:style-name="gr23" draw:layer="layout" svg:x1="24.925cm" svg:y1="6.689cm" svg:x2="24.925cm" svg:y2="6.798cm">
          <text:p/>
        </draw:line>
        <draw:line draw:style-name="gr23" draw:layer="layout" svg:x1="24.925cm" svg:y1="6.799cm" svg:x2="24.934cm" svg:y2="6.771cm">
          <text:p/>
        </draw:line>
        <draw:line draw:style-name="gr23" draw:layer="layout" svg:x1="24.933cm" svg:y1="6.771cm" svg:x2="24.933cm" svg:y2="6.825cm">
          <text:p/>
        </draw:line>
        <draw:line draw:style-name="gr23" draw:layer="layout" svg:x1="24.933cm" svg:y1="6.825cm" svg:x2="24.943cm" svg:y2="6.908cm">
          <text:p/>
        </draw:line>
        <draw:line draw:style-name="gr23" draw:layer="layout" svg:x1="24.942cm" svg:y1="6.907cm" svg:x2="24.951cm" svg:y2="7.072cm">
          <text:p/>
        </draw:line>
        <draw:line draw:style-name="gr23" draw:layer="layout" svg:x1="24.95cm" svg:y1="7.071cm" svg:x2="24.95cm" svg:y2="7.044cm">
          <text:p/>
        </draw:line>
        <draw:line draw:style-name="gr23" draw:layer="layout" svg:x1="24.95cm" svg:y1="7.044cm" svg:x2="24.96cm" svg:y2="7.072cm">
          <text:p/>
        </draw:line>
        <draw:line draw:style-name="gr23" draw:layer="layout" svg:x1="24.959cm" svg:y1="7.071cm" svg:x2="24.968cm" svg:y2="7.1cm">
          <text:p/>
        </draw:line>
        <draw:line draw:style-name="gr23" draw:layer="layout" svg:x1="24.967cm" svg:y1="7.099cm" svg:x2="24.967cm" svg:y2="7.153cm">
          <text:p/>
        </draw:line>
        <draw:line draw:style-name="gr23" draw:layer="layout" svg:x1="24.967cm" svg:y1="7.153cm" svg:x2="24.975cm" svg:y2="7.153cm">
          <text:p/>
        </draw:line>
        <draw:line draw:style-name="gr23" draw:layer="layout" svg:x1="24.975cm" svg:y1="7.153cm" svg:x2="24.975cm" svg:y2="7.263cm">
          <text:p/>
        </draw:line>
        <draw:line draw:style-name="gr23" draw:layer="layout" svg:x1="24.975cm" svg:y1="7.264cm" svg:x2="24.985cm" svg:y2="7.235cm">
          <text:p/>
        </draw:line>
        <draw:line draw:style-name="gr23" draw:layer="layout" svg:x1="24.984cm" svg:y1="7.236cm" svg:x2="24.993cm" svg:y2="7.181cm">
          <text:p/>
        </draw:line>
        <draw:line draw:style-name="gr23" draw:layer="layout" svg:x1="24.992cm" svg:y1="7.181cm" svg:x2="24.992cm" svg:y2="7.263cm">
          <text:p/>
        </draw:line>
        <draw:line draw:style-name="gr23" draw:layer="layout" svg:x1="24.992cm" svg:y1="7.263cm" svg:x2="25.002cm" svg:y2="7.291cm">
          <text:p/>
        </draw:line>
        <draw:line draw:style-name="gr23" draw:layer="layout" svg:x1="25.001cm" svg:y1="7.29cm" svg:x2="25.01cm" svg:y2="7.373cm">
          <text:p/>
        </draw:line>
        <draw:line draw:style-name="gr23" draw:layer="layout" svg:x1="25.009cm" svg:y1="7.372cm" svg:x2="25.009cm" svg:y2="7.454cm">
          <text:p/>
        </draw:line>
        <draw:line draw:style-name="gr23" draw:layer="layout" svg:x1="25.009cm" svg:y1="7.454cm" svg:x2="25.019cm" svg:y2="7.537cm">
          <text:p/>
        </draw:line>
        <draw:line draw:style-name="gr23" draw:layer="layout" svg:x1="25.018cm" svg:y1="7.536cm" svg:x2="25.018cm" svg:y2="7.672cm">
          <text:p/>
        </draw:line>
        <draw:line draw:style-name="gr23" draw:layer="layout" svg:x1="25.018cm" svg:y1="7.673cm" svg:x2="25.027cm" svg:y2="7.427cm">
          <text:p/>
        </draw:line>
        <draw:line draw:style-name="gr23" draw:layer="layout" svg:x1="25.026cm" svg:y1="7.428cm" svg:x2="25.035cm" svg:y2="7.399cm">
          <text:p/>
        </draw:line>
        <draw:line draw:style-name="gr23" draw:layer="layout" svg:x1="25.034cm" svg:y1="7.399cm" svg:x2="25.034cm" svg:y2="7.235cm">
          <text:p/>
        </draw:line>
        <draw:line draw:style-name="gr23" draw:layer="layout" svg:x1="25.034cm" svg:y1="7.236cm" svg:x2="25.044cm" svg:y2="7.126cm">
          <text:p/>
        </draw:line>
        <draw:line draw:style-name="gr23" draw:layer="layout" svg:x1="25.043cm" svg:y1="7.127cm" svg:x2="25.052cm" svg:y2="7.017cm">
          <text:p/>
        </draw:line>
        <draw:line draw:style-name="gr23" draw:layer="layout" svg:x1="25.051cm" svg:y1="7.017cm" svg:x2="25.051cm" svg:y2="6.907cm">
          <text:p/>
        </draw:line>
        <draw:line draw:style-name="gr23" draw:layer="layout" svg:x1="25.051cm" svg:y1="6.907cm" svg:x2="25.062cm" svg:y2="6.936cm">
          <text:p/>
        </draw:line>
        <draw:line draw:style-name="gr23" draw:layer="layout" svg:x1="25.06cm" svg:y1="6.935cm" svg:x2="25.06cm" svg:y2="6.771cm">
          <text:p/>
        </draw:line>
        <draw:line draw:style-name="gr23" draw:layer="layout" svg:x1="25.06cm" svg:y1="6.771cm" svg:x2="25.069cm" svg:y2="6.881cm">
          <text:p/>
        </draw:line>
        <draw:line draw:style-name="gr23" draw:layer="layout" svg:x1="25.068cm" svg:y1="6.88cm" svg:x2="25.077cm" svg:y2="6.99cm">
          <text:p/>
        </draw:line>
        <draw:line draw:style-name="gr23" draw:layer="layout" svg:x1="25.076cm" svg:y1="6.989cm" svg:x2="25.076cm" svg:y2="6.907cm">
          <text:p/>
        </draw:line>
        <draw:line draw:style-name="gr23" draw:layer="layout" svg:x1="25.076cm" svg:y1="6.907cm" svg:x2="25.086cm" svg:y2="7.045cm">
          <text:p/>
        </draw:line>
        <draw:line draw:style-name="gr23" draw:layer="layout" svg:x1="25.085cm" svg:y1="7.044cm" svg:x2="25.094cm" svg:y2="7.072cm">
          <text:p/>
        </draw:line>
        <draw:line draw:style-name="gr23" draw:layer="layout" svg:x1="25.093cm" svg:y1="7.071cm" svg:x2="25.093cm" svg:y2="6.962cm">
          <text:p/>
        </draw:line>
        <draw:line draw:style-name="gr23" draw:layer="layout" svg:x1="25.093cm" svg:y1="6.962cm" svg:x2="25.102cm" svg:y2="6.962cm">
          <text:p/>
        </draw:line>
        <draw:line draw:style-name="gr23" draw:layer="layout" svg:x1="25.102cm" svg:y1="6.962cm" svg:x2="25.102cm" svg:y2="6.853cm">
          <text:p/>
        </draw:line>
        <draw:line draw:style-name="gr23" draw:layer="layout" svg:x1="25.102cm" svg:y1="6.853cm" svg:x2="25.111cm" svg:y2="6.908cm">
          <text:p/>
        </draw:line>
        <draw:line draw:style-name="gr23" draw:layer="layout" svg:x1="25.11cm" svg:y1="6.908cm" svg:x2="25.119cm" svg:y2="6.716cm">
          <text:p/>
        </draw:line>
        <draw:line draw:style-name="gr23" draw:layer="layout" svg:x1="25.118cm" svg:y1="6.716cm" svg:x2="25.118cm" svg:y2="6.634cm">
          <text:p/>
        </draw:line>
        <draw:line draw:style-name="gr23" draw:layer="layout" svg:x1="25.118cm" svg:y1="6.635cm" svg:x2="25.128cm" svg:y2="6.607cm">
          <text:p/>
        </draw:line>
        <draw:line draw:style-name="gr23" draw:layer="layout" svg:x1="25.127cm" svg:y1="6.608cm" svg:x2="25.136cm" svg:y2="6.579cm">
          <text:p/>
        </draw:line>
        <draw:line draw:style-name="gr23" draw:layer="layout" svg:x1="25.135cm" svg:y1="6.579cm" svg:x2="25.145cm" svg:y2="6.608cm">
          <text:p/>
        </draw:line>
        <draw:line draw:style-name="gr23" draw:layer="layout" svg:x1="25.144cm" svg:y1="6.607cm" svg:x2="25.144cm" svg:y2="6.743cm">
          <text:p/>
        </draw:line>
        <draw:line draw:style-name="gr23" draw:layer="layout" svg:x1="25.144cm" svg:y1="6.743cm" svg:x2="25.153cm" svg:y2="6.772cm">
          <text:p/>
        </draw:line>
        <draw:line draw:style-name="gr23" draw:layer="layout" svg:x1="25.152cm" svg:y1="6.771cm" svg:x2="25.161cm" svg:y2="6.908cm">
          <text:p/>
        </draw:line>
        <draw:line draw:style-name="gr23" draw:layer="layout" svg:x1="25.16cm" svg:y1="6.907cm" svg:x2="25.16cm" svg:y2="6.771cm">
          <text:p/>
        </draw:line>
        <draw:line draw:style-name="gr23" draw:layer="layout" svg:x1="25.16cm" svg:y1="6.771cm" svg:x2="25.17cm" svg:y2="6.826cm">
          <text:p/>
        </draw:line>
        <draw:line draw:style-name="gr23" draw:layer="layout" svg:x1="25.169cm" svg:y1="6.825cm" svg:x2="25.177cm" svg:y2="6.825cm">
          <text:p/>
        </draw:line>
        <draw:line draw:style-name="gr23" draw:layer="layout" svg:x1="25.177cm" svg:y1="6.825cm" svg:x2="25.177cm" svg:y2="6.989cm">
          <text:p/>
        </draw:line>
        <draw:line draw:style-name="gr23" draw:layer="layout" svg:x1="25.177cm" svg:y1="6.989cm" svg:x2="25.187cm" svg:y2="7.264cm">
          <text:p/>
        </draw:line>
        <draw:line draw:style-name="gr23" draw:layer="layout" svg:x1="25.186cm" svg:y1="7.263cm" svg:x2="25.186cm" svg:y2="7.399cm">
          <text:p/>
        </draw:line>
        <draw:line draw:style-name="gr23" draw:layer="layout" svg:x1="25.186cm" svg:y1="7.399cm" svg:x2="25.195cm" svg:y2="7.701cm">
          <text:p/>
        </draw:line>
        <draw:line draw:style-name="gr23" draw:layer="layout" svg:x1="25.194cm" svg:y1="7.7cm" svg:x2="25.203cm" svg:y2="7.974cm">
          <text:p/>
        </draw:line>
        <draw:line draw:style-name="gr23" draw:layer="layout" svg:x1="25.202cm" svg:y1="7.973cm" svg:x2="25.202cm" svg:y2="8.192cm">
          <text:p/>
        </draw:line>
        <draw:line draw:style-name="gr23" draw:layer="layout" svg:x1="25.202cm" svg:y1="8.192cm" svg:x2="25.212cm" svg:y2="8.357cm">
          <text:p/>
        </draw:line>
        <draw:line draw:style-name="gr23" draw:layer="layout" svg:x1="25.211cm" svg:y1="8.356cm" svg:x2="25.22cm" svg:y2="8.384cm">
          <text:p/>
        </draw:line>
        <draw:line draw:style-name="gr23" draw:layer="layout" svg:x1="25.219cm" svg:y1="8.383cm" svg:x2="25.219cm" svg:y2="8.438cm">
          <text:p/>
        </draw:line>
        <draw:line draw:style-name="gr23" draw:layer="layout" svg:x1="25.219cm" svg:y1="8.439cm" svg:x2="25.23cm" svg:y2="8.328cm">
          <text:p/>
        </draw:line>
        <draw:line draw:style-name="gr23" draw:layer="layout" svg:x1="25.228cm" svg:y1="8.328cm" svg:x2="25.228cm" svg:y2="8.246cm">
          <text:p/>
        </draw:line>
        <draw:line draw:style-name="gr23" draw:layer="layout" svg:x1="25.228cm" svg:y1="8.247cm" svg:x2="25.237cm" svg:y2="8.028cm">
          <text:p/>
        </draw:line>
        <draw:line draw:style-name="gr23" draw:layer="layout" svg:x1="25.236cm" svg:y1="8.029cm" svg:x2="25.245cm" svg:y2="7.754cm">
          <text:p/>
        </draw:line>
        <draw:line draw:style-name="gr23" draw:layer="layout" svg:x1="25.244cm" svg:y1="7.754cm" svg:x2="25.244cm" svg:y2="7.454cm">
          <text:p/>
        </draw:line>
        <draw:line draw:style-name="gr23" draw:layer="layout" svg:x1="25.244cm" svg:y1="7.455cm" svg:x2="25.254cm" svg:y2="7.345cm">
          <text:p/>
        </draw:line>
        <draw:line draw:style-name="gr23" draw:layer="layout" svg:x1="25.253cm" svg:y1="7.346cm" svg:x2="25.262cm" svg:y2="7.235cm">
          <text:p/>
        </draw:line>
        <draw:line draw:style-name="gr23" draw:layer="layout" svg:x1="25.261cm" svg:y1="7.235cm" svg:x2="25.261cm" svg:y2="7.017cm">
          <text:p/>
        </draw:line>
        <draw:line draw:style-name="gr23" draw:layer="layout" svg:x1="25.261cm" svg:y1="7.018cm" svg:x2="25.271cm" svg:y2="6.907cm">
          <text:p/>
        </draw:line>
        <draw:line draw:style-name="gr23" draw:layer="layout" svg:x1="25.27cm" svg:y1="6.907cm" svg:x2="25.27cm" svg:y2="6.825cm">
          <text:p/>
        </draw:line>
        <draw:line draw:style-name="gr23" draw:layer="layout" svg:x1="25.27cm" svg:y1="6.825cm" svg:x2="25.279cm" svg:y2="6.881cm">
          <text:p/>
        </draw:line>
        <draw:line draw:style-name="gr23" draw:layer="layout" svg:x1="25.278cm" svg:y1="6.881cm" svg:x2="25.288cm" svg:y2="6.743cm">
          <text:p/>
        </draw:line>
        <draw:line draw:style-name="gr23" draw:layer="layout" svg:x1="25.287cm" svg:y1="6.743cm" svg:x2="25.287cm" svg:y2="6.771cm">
          <text:p/>
        </draw:line>
        <draw:line draw:style-name="gr23" draw:layer="layout" svg:x1="25.287cm" svg:y1="6.772cm" svg:x2="25.296cm" svg:y2="6.634cm">
          <text:p/>
        </draw:line>
        <draw:line draw:style-name="gr23" draw:layer="layout" svg:x1="25.295cm" svg:y1="6.634cm" svg:x2="25.304cm" svg:y2="6.662cm">
          <text:p/>
        </draw:line>
        <draw:line draw:style-name="gr23" draw:layer="layout" svg:x1="25.303cm" svg:y1="6.661cm" svg:x2="25.303cm" svg:y2="6.743cm">
          <text:p/>
        </draw:line>
        <draw:line draw:style-name="gr23" draw:layer="layout" svg:x1="25.303cm" svg:y1="6.744cm" svg:x2="25.313cm" svg:y2="6.607cm">
          <text:p/>
        </draw:line>
        <draw:line draw:style-name="gr23" draw:layer="layout" svg:x1="25.312cm" svg:y1="6.607cm" svg:x2="25.312cm" svg:y2="6.825cm">
          <text:p/>
        </draw:line>
        <draw:line draw:style-name="gr23" draw:layer="layout" svg:x1="25.312cm" svg:y1="6.825cm" svg:x2="25.32cm" svg:y2="6.825cm">
          <text:p/>
        </draw:line>
        <draw:line draw:style-name="gr23" draw:layer="layout" svg:x1="25.32cm" svg:y1="6.825cm" svg:x2="25.33cm" svg:y2="7.072cm">
          <text:p/>
        </draw:line>
        <draw:line draw:style-name="gr23" draw:layer="layout" svg:x1="25.329cm" svg:y1="7.071cm" svg:x2="25.338cm" svg:y2="7.264cm">
          <text:p/>
        </draw:line>
        <draw:line draw:style-name="gr23" draw:layer="layout" svg:x1="25.337cm" svg:y1="7.263cm" svg:x2="25.346cm" svg:y2="7.455cm">
          <text:p/>
        </draw:line>
        <draw:line draw:style-name="gr23" draw:layer="layout" svg:x1="25.345cm" svg:y1="7.454cm" svg:x2="25.345cm" svg:y2="7.317cm">
          <text:p/>
        </draw:line>
        <draw:line draw:style-name="gr23" draw:layer="layout" svg:x1="25.345cm" svg:y1="7.317cm" svg:x2="25.355cm" svg:y2="7.346cm">
          <text:p/>
        </draw:line>
        <draw:line draw:style-name="gr23" draw:layer="layout" svg:x1="25.354cm" svg:y1="7.345cm" svg:x2="25.354cm" svg:y2="7.317cm">
          <text:p/>
        </draw:line>
        <draw:line draw:style-name="gr23" draw:layer="layout" svg:x1="25.354cm" svg:y1="7.318cm" svg:x2="25.363cm" svg:y2="7.099cm">
          <text:p/>
        </draw:line>
        <draw:line draw:style-name="gr23" draw:layer="layout" svg:x1="25.362cm" svg:y1="7.099cm" svg:x2="25.371cm" svg:y2="7.099cm">
          <text:p/>
        </draw:line>
        <draw:line draw:style-name="gr23" draw:layer="layout" svg:x1="25.371cm" svg:y1="7.099cm" svg:x2="25.371cm" svg:y2="6.907cm">
          <text:p/>
        </draw:line>
        <draw:line draw:style-name="gr23" draw:layer="layout" svg:x1="25.371cm" svg:y1="6.908cm" svg:x2="25.38cm" svg:y2="6.853cm">
          <text:p/>
        </draw:line>
        <draw:line draw:style-name="gr23" draw:layer="layout" svg:x1="25.379cm" svg:y1="6.854cm" svg:x2="25.388cm" svg:y2="6.798cm">
          <text:p/>
        </draw:line>
        <draw:line draw:style-name="gr23" draw:layer="layout" svg:x1="25.387cm" svg:y1="6.798cm" svg:x2="25.387cm" svg:y2="6.771cm">
          <text:p/>
        </draw:line>
        <draw:line draw:style-name="gr23" draw:layer="layout" svg:x1="25.387cm" svg:y1="6.772cm" svg:x2="25.398cm" svg:y2="6.743cm">
          <text:p/>
        </draw:line>
        <draw:line draw:style-name="gr23" draw:layer="layout" svg:x1="25.396cm" svg:y1="6.743cm" svg:x2="25.396cm" svg:y2="6.661cm">
          <text:p/>
        </draw:line>
        <draw:line draw:style-name="gr23" draw:layer="layout" svg:x1="25.396cm" svg:y1="6.662cm" svg:x2="25.405cm" svg:y2="6.525cm">
          <text:p/>
        </draw:line>
        <draw:line draw:style-name="gr23" draw:layer="layout" svg:x1="25.404cm" svg:y1="6.525cm" svg:x2="25.414cm" svg:y2="6.58cm">
          <text:p/>
        </draw:line>
        <draw:line draw:style-name="gr23" draw:layer="layout" svg:x1="25.413cm" svg:y1="6.579cm" svg:x2="25.413cm" svg:y2="6.333cm">
          <text:p/>
        </draw:line>
        <draw:line draw:style-name="gr23" draw:layer="layout" svg:x1="25.413cm" svg:y1="6.333cm" svg:x2="25.422cm" svg:y2="6.553cm">
          <text:p/>
        </draw:line>
        <draw:line draw:style-name="gr23" draw:layer="layout" svg:x1="25.421cm" svg:y1="6.552cm" svg:x2="25.43cm" svg:y2="6.635cm">
          <text:p/>
        </draw:line>
        <draw:line draw:style-name="gr23" draw:layer="layout" svg:x1="25.429cm" svg:y1="6.634cm" svg:x2="25.429cm" svg:y2="6.771cm">
          <text:p/>
        </draw:line>
        <draw:line draw:style-name="gr23" draw:layer="layout" svg:x1="25.429cm" svg:y1="6.771cm" svg:x2="25.439cm" svg:y2="6.963cm">
          <text:p/>
        </draw:line>
        <draw:line draw:style-name="gr23" draw:layer="layout" svg:x1="25.438cm" svg:y1="6.962cm" svg:x2="25.438cm" svg:y2="7.153cm">
          <text:p/>
        </draw:line>
        <draw:line draw:style-name="gr23" draw:layer="layout" svg:x1="25.438cm" svg:y1="7.153cm" svg:x2="25.447cm" svg:y2="7.373cm">
          <text:p/>
        </draw:line>
        <draw:line draw:style-name="gr23" draw:layer="layout" svg:x1="25.446cm" svg:y1="7.372cm" svg:x2="25.456cm" svg:y2="7.4cm">
          <text:p/>
        </draw:line>
        <draw:line draw:style-name="gr23" draw:layer="layout" svg:x1="25.455cm" svg:y1="7.4cm" svg:x2="25.464cm" svg:y2="7.345cm">
          <text:p/>
        </draw:line>
        <draw:line draw:style-name="gr23" draw:layer="layout" svg:x1="25.463cm" svg:y1="7.346cm" svg:x2="25.472cm" svg:y2="7.263cm">
          <text:p/>
        </draw:line>
        <draw:line draw:style-name="gr23" draw:layer="layout" svg:x1="25.471cm" svg:y1="7.263cm" svg:x2="25.471cm" svg:y2="7.099cm">
          <text:p/>
        </draw:line>
        <draw:line draw:style-name="gr23" draw:layer="layout" svg:x1="25.471cm" svg:y1="7.1cm" svg:x2="25.481cm" svg:y2="7.017cm">
          <text:p/>
        </draw:line>
        <draw:line draw:style-name="gr23" draw:layer="layout" svg:x1="25.48cm" svg:y1="7.017cm" svg:x2="25.48cm" svg:y2="6.907cm">
          <text:p/>
        </draw:line>
        <draw:line draw:style-name="gr23" draw:layer="layout" svg:x1="25.48cm" svg:y1="6.908cm" svg:x2="25.489cm" svg:y2="6.88cm">
          <text:p/>
        </draw:line>
        <draw:line draw:style-name="gr23" draw:layer="layout" svg:x1="25.488cm" svg:y1="6.881cm" svg:x2="25.498cm" svg:y2="6.716cm">
          <text:p/>
        </draw:line>
        <draw:line draw:style-name="gr23" draw:layer="layout" svg:x1="25.497cm" svg:y1="6.716cm" svg:x2="25.497cm" svg:y2="6.853cm">
          <text:p/>
        </draw:line>
        <draw:line draw:style-name="gr23" draw:layer="layout" svg:x1="25.497cm" svg:y1="6.854cm" svg:x2="25.506cm" svg:y2="6.798cm">
          <text:p/>
        </draw:line>
        <draw:line draw:style-name="gr23" draw:layer="layout" svg:x1="25.505cm" svg:y1="6.798cm" svg:x2="25.513cm" svg:y2="6.798cm">
          <text:p/>
        </draw:line>
        <draw:line draw:style-name="gr23" draw:layer="layout" svg:x1="25.513cm" svg:y1="6.798cm" svg:x2="25.513cm" svg:y2="6.907cm">
          <text:p/>
        </draw:line>
        <draw:line draw:style-name="gr23" draw:layer="layout" svg:x1="25.513cm" svg:y1="6.908cm" svg:x2="25.523cm" svg:y2="6.798cm">
          <text:p/>
        </draw:line>
        <draw:line draw:style-name="gr23" draw:layer="layout" svg:x1="25.522cm" svg:y1="6.799cm" svg:x2="25.531cm" svg:y2="6.743cm">
          <text:p/>
        </draw:line>
        <draw:line draw:style-name="gr23" draw:layer="layout" svg:x1="25.53cm" svg:y1="6.744cm" svg:x2="25.54cm" svg:y2="6.689cm">
          <text:p/>
        </draw:line>
        <draw:line draw:style-name="gr23" draw:layer="layout" svg:x1="25.539cm" svg:y1="6.689cm" svg:x2="25.539cm" svg:y2="6.771cm">
          <text:p/>
        </draw:line>
        <draw:line draw:style-name="gr23" draw:layer="layout" svg:x1="25.539cm" svg:y1="6.771cm" svg:x2="25.547cm" svg:y2="6.771cm">
          <text:p/>
        </draw:line>
        <draw:line draw:style-name="gr23" draw:layer="layout" svg:x1="25.547cm" svg:y1="6.771cm" svg:x2="25.556cm" svg:y2="6.854cm">
          <text:p/>
        </draw:line>
        <draw:line draw:style-name="gr23" draw:layer="layout" svg:x1="25.555cm" svg:y1="6.853cm" svg:x2="25.555cm" svg:y2="6.962cm">
          <text:p/>
        </draw:line>
        <draw:line draw:style-name="gr23" draw:layer="layout" svg:x1="25.555cm" svg:y1="6.962cm" svg:x2="25.566cm" svg:y2="7.236cm">
          <text:p/>
        </draw:line>
        <draw:line draw:style-name="gr23" draw:layer="layout" svg:x1="25.564cm" svg:y1="7.235cm" svg:x2="25.564cm" svg:y2="7.181cm">
          <text:p/>
        </draw:line>
        <draw:line draw:style-name="gr23" draw:layer="layout" svg:x1="25.564cm" svg:y1="7.182cm" svg:x2="25.573cm" svg:y2="7.071cm">
          <text:p/>
        </draw:line>
        <draw:line draw:style-name="gr23" draw:layer="layout" svg:x1="25.572cm" svg:y1="7.071cm" svg:x2="25.581cm" svg:y2="7.071cm">
          <text:p/>
        </draw:line>
        <draw:line draw:style-name="gr23" draw:layer="layout" svg:x1="25.581cm" svg:y1="7.071cm" svg:x2="25.581cm" svg:y2="7.181cm">
          <text:p/>
        </draw:line>
        <draw:line draw:style-name="gr23" draw:layer="layout" svg:x1="25.581cm" svg:y1="7.182cm" svg:x2="25.59cm" svg:y2="7.126cm">
          <text:p/>
        </draw:line>
        <draw:line draw:style-name="gr23" draw:layer="layout" svg:x1="25.589cm" svg:y1="7.127cm" svg:x2="25.599cm" svg:y2="7.099cm">
          <text:p/>
        </draw:line>
        <draw:line draw:style-name="gr23" draw:layer="layout" svg:x1="25.598cm" svg:y1="7.099cm" svg:x2="25.598cm" svg:y2="7.153cm">
          <text:p/>
        </draw:line>
        <draw:line draw:style-name="gr23" draw:layer="layout" svg:x1="25.598cm" svg:y1="7.154cm" svg:x2="25.607cm" svg:y2="6.962cm">
          <text:p/>
        </draw:line>
        <draw:line draw:style-name="gr23" draw:layer="layout" svg:x1="25.606cm" svg:y1="6.963cm" svg:x2="25.615cm" svg:y2="6.798cm">
          <text:p/>
        </draw:line>
        <draw:line draw:style-name="gr23" draw:layer="layout" svg:x1="25.614cm" svg:y1="6.799cm" svg:x2="25.624cm" svg:y2="6.689cm">
          <text:p/>
        </draw:line>
        <draw:line draw:style-name="gr23" draw:layer="layout" svg:x1="25.623cm" svg:y1="6.689cm" svg:x2="25.623cm" svg:y2="6.634cm">
          <text:p/>
        </draw:line>
        <draw:line draw:style-name="gr23" draw:layer="layout" svg:x1="25.623cm" svg:y1="6.635cm" svg:x2="25.632cm" svg:y2="6.388cm">
          <text:p/>
        </draw:line>
        <draw:line draw:style-name="gr23" draw:layer="layout" svg:x1="25.631cm" svg:y1="6.389cm" svg:x2="25.641cm" svg:y2="6.115cm">
          <text:p/>
        </draw:line>
        <draw:line draw:style-name="gr23" draw:layer="layout" svg:x1="25.64cm" svg:y1="6.115cm" svg:x2="25.64cm" svg:y2="6.224cm">
          <text:p/>
        </draw:line>
        <draw:line draw:style-name="gr23" draw:layer="layout" svg:x1="25.64cm" svg:y1="6.225cm" svg:x2="25.649cm" svg:y2="6.033cm">
          <text:p/>
        </draw:line>
        <draw:line draw:style-name="gr23" draw:layer="layout" svg:x1="25.648cm" svg:y1="6.033cm" svg:x2="25.648cm" svg:y2="6.005cm">
          <text:p/>
        </draw:line>
        <draw:line draw:style-name="gr23" draw:layer="layout" svg:x1="25.648cm" svg:y1="6.005cm" svg:x2="25.657cm" svg:y2="6.034cm">
          <text:p/>
        </draw:line>
        <draw:line draw:style-name="gr23" draw:layer="layout" svg:x1="25.656cm" svg:y1="6.034cm" svg:x2="25.666cm" svg:y2="6.005cm">
          <text:p/>
        </draw:line>
        <draw:line draw:style-name="gr23" draw:layer="layout" svg:x1="25.665cm" svg:y1="6.005cm" svg:x2="25.665cm" svg:y2="6.06cm">
          <text:p/>
        </draw:line>
        <draw:line draw:style-name="gr23" draw:layer="layout" svg:x1="25.665cm" svg:y1="6.06cm" svg:x2="25.674cm" svg:y2="6.17cm">
          <text:p/>
        </draw:line>
        <draw:line draw:style-name="gr23" draw:layer="layout" svg:x1="25.673cm" svg:y1="6.17cm" svg:x2="25.683cm" svg:y2="6.142cm">
          <text:p/>
        </draw:line>
        <draw:line draw:style-name="gr23" draw:layer="layout" svg:x1="25.682cm" svg:y1="6.142cm" svg:x2="25.682cm" svg:y2="6.224cm">
          <text:p/>
        </draw:line>
        <draw:line draw:style-name="gr23" draw:layer="layout" svg:x1="25.682cm" svg:y1="6.224cm" svg:x2="25.691cm" svg:y2="6.334cm">
          <text:p/>
        </draw:line>
        <draw:line draw:style-name="gr23" draw:layer="layout" svg:x1="25.69cm" svg:y1="6.333cm" svg:x2="25.69cm" svg:y2="6.279cm">
          <text:p/>
        </draw:line>
        <draw:line draw:style-name="gr23" draw:layer="layout" svg:x1="25.69cm" svg:y1="6.279cm" svg:x2="25.699cm" svg:y2="6.334cm">
          <text:p/>
        </draw:line>
        <draw:line draw:style-name="gr23" draw:layer="layout" svg:x1="25.698cm" svg:y1="6.333cm" svg:x2="25.708cm" svg:y2="6.526cm">
          <text:p/>
        </draw:line>
        <draw:line draw:style-name="gr23" draw:layer="layout" svg:x1="25.707cm" svg:y1="6.525cm" svg:x2="25.707cm" svg:y2="6.497cm">
          <text:p/>
        </draw:line>
        <draw:line draw:style-name="gr23" draw:layer="layout" svg:x1="25.707cm" svg:y1="6.497cm" svg:x2="25.716cm" svg:y2="6.662cm">
          <text:p/>
        </draw:line>
        <draw:line draw:style-name="gr23" draw:layer="layout" svg:x1="25.715cm" svg:y1="6.661cm" svg:x2="25.726cm" svg:y2="6.69cm">
          <text:p/>
        </draw:line>
        <draw:line draw:style-name="gr23" draw:layer="layout" svg:x1="25.724cm" svg:y1="6.689cm" svg:x2="25.724cm" svg:y2="6.825cm">
          <text:p/>
        </draw:line>
        <draw:line draw:style-name="gr23" draw:layer="layout" svg:x1="25.724cm" svg:y1="6.826cm" svg:x2="25.733cm" svg:y2="6.771cm">
          <text:p/>
        </draw:line>
        <draw:line draw:style-name="gr23" draw:layer="layout" svg:x1="25.732cm" svg:y1="6.771cm" svg:x2="25.732cm" svg:y2="6.716cm">
          <text:p/>
        </draw:line>
        <draw:line draw:style-name="gr23" draw:layer="layout" svg:x1="25.732cm" svg:y1="6.717cm" svg:x2="25.74cm" svg:y2="6.552cm">
          <text:p/>
        </draw:line>
        <draw:line draw:style-name="gr23" draw:layer="layout" svg:x1="25.74cm" svg:y1="6.553cm" svg:x2="25.75cm" svg:y2="6.443cm">
          <text:p/>
        </draw:line>
        <draw:line draw:style-name="gr23" draw:layer="layout" svg:x1="25.749cm" svg:y1="6.444cm" svg:x2="25.758cm" svg:y2="6.279cm">
          <text:p/>
        </draw:line>
        <draw:line draw:style-name="gr23" draw:layer="layout" svg:x1="25.757cm" svg:y1="6.28cm" svg:x2="25.767cm" svg:y2="6.197cm">
          <text:p/>
        </draw:line>
        <draw:line draw:style-name="gr23" draw:layer="layout" svg:x1="25.766cm" svg:y1="6.197cm" svg:x2="25.775cm" svg:y2="6.334cm">
          <text:p/>
        </draw:line>
        <draw:line draw:style-name="gr23" draw:layer="layout" svg:x1="25.774cm" svg:y1="6.333cm" svg:x2="25.774cm" svg:y2="6.415cm">
          <text:p/>
        </draw:line>
        <draw:line draw:style-name="gr23" draw:layer="layout" svg:x1="25.774cm" svg:y1="6.416cm" svg:x2="25.783cm" svg:y2="6.388cm">
          <text:p/>
        </draw:line>
        <draw:line draw:style-name="gr23" draw:layer="layout" svg:x1="25.782cm" svg:y1="6.388cm" svg:x2="25.792cm" svg:y2="6.69cm">
          <text:p/>
        </draw:line>
        <draw:line draw:style-name="gr23" draw:layer="layout" svg:x1="25.791cm" svg:y1="6.689cm" svg:x2="25.791cm" svg:y2="6.825cm">
          <text:p/>
        </draw:line>
        <draw:line draw:style-name="gr23" draw:layer="layout" svg:x1="25.791cm" svg:y1="6.825cm" svg:x2="25.8cm" svg:y2="6.963cm">
          <text:p/>
        </draw:line>
        <draw:line draw:style-name="gr23" draw:layer="layout" svg:x1="25.799cm" svg:y1="6.962cm" svg:x2="25.799cm" svg:y2="7.071cm">
          <text:p/>
        </draw:line>
        <draw:line draw:style-name="gr23" draw:layer="layout" svg:x1="25.799cm" svg:y1="7.071cm" svg:x2="25.809cm" svg:y2="7.291cm">
          <text:p/>
        </draw:line>
        <draw:line draw:style-name="gr23" draw:layer="layout" svg:x1="25.808cm" svg:y1="7.29cm" svg:x2="25.817cm" svg:y2="7.346cm">
          <text:p/>
        </draw:line>
        <draw:line draw:style-name="gr23" draw:layer="layout" svg:x1="25.816cm" svg:y1="7.345cm" svg:x2="25.816cm" svg:y2="7.208cm">
          <text:p/>
        </draw:line>
        <draw:line draw:style-name="gr23" draw:layer="layout" svg:x1="25.816cm" svg:y1="7.209cm" svg:x2="25.825cm" svg:y2="7.017cm">
          <text:p/>
        </draw:line>
        <draw:line draw:style-name="gr23" draw:layer="layout" svg:x1="25.824cm" svg:y1="7.018cm" svg:x2="25.834cm" svg:y2="6.88cm">
          <text:p/>
        </draw:line>
        <draw:line draw:style-name="gr23" draw:layer="layout" svg:x1="25.833cm" svg:y1="6.88cm" svg:x2="25.833cm" svg:y2="6.825cm">
          <text:p/>
        </draw:line>
        <draw:line draw:style-name="gr23" draw:layer="layout" svg:x1="25.833cm" svg:y1="6.826cm" svg:x2="25.842cm" svg:y2="6.579cm">
          <text:p/>
        </draw:line>
        <draw:line draw:style-name="gr23" draw:layer="layout" svg:x1="25.841cm" svg:y1="6.579cm" svg:x2="25.841cm" svg:y2="6.47cm">
          <text:p/>
        </draw:line>
        <draw:line draw:style-name="gr23" draw:layer="layout" svg:x1="25.841cm" svg:y1="6.47cm" svg:x2="25.85cm" svg:y2="6.47cm">
          <text:p/>
        </draw:line>
        <draw:line draw:style-name="gr23" draw:layer="layout" svg:x1="25.85cm" svg:y1="6.471cm" svg:x2="25.859cm" svg:y2="6.415cm">
          <text:p/>
        </draw:line>
        <draw:line draw:style-name="gr23" draw:layer="layout" svg:x1="25.858cm" svg:y1="6.415cm" svg:x2="25.858cm" svg:y2="6.361cm">
          <text:p/>
        </draw:line>
        <draw:line draw:style-name="gr23" draw:layer="layout" svg:x1="25.858cm" svg:y1="6.362cm" svg:x2="25.868cm" svg:y2="6.306cm">
          <text:p/>
        </draw:line>
        <draw:line draw:style-name="gr23" draw:layer="layout" svg:x1="25.867cm" svg:y1="6.307cm" svg:x2="25.876cm" svg:y2="6.279cm">
          <text:p/>
        </draw:line>
        <draw:line draw:style-name="gr23" draw:layer="layout" svg:x1="25.875cm" svg:y1="6.28cm" svg:x2="25.884cm" svg:y2="6.197cm">
          <text:p/>
        </draw:line>
        <draw:line draw:style-name="gr23" draw:layer="layout" svg:x1="25.883cm" svg:y1="6.197cm" svg:x2="25.883cm" svg:y2="6.115cm">
          <text:p/>
        </draw:line>
        <draw:line draw:style-name="gr23" draw:layer="layout" svg:x1="25.883cm" svg:y1="6.115cm" svg:x2="25.894cm" svg:y2="6.17cm">
          <text:p/>
        </draw:line>
        <draw:line draw:style-name="gr23" draw:layer="layout" svg:x1="25.892cm" svg:y1="6.169cm" svg:x2="25.901cm" svg:y2="6.199cm">
          <text:p/>
        </draw:line>
        <draw:line draw:style-name="gr23" draw:layer="layout" svg:x1="25.9cm" svg:y1="6.197cm" svg:x2="25.9cm" svg:y2="6.115cm">
          <text:p/>
        </draw:line>
        <draw:line draw:style-name="gr23" draw:layer="layout" svg:x1="25.9cm" svg:y1="6.116cm" svg:x2="25.91cm" svg:y2="6.033cm">
          <text:p/>
        </draw:line>
        <draw:line draw:style-name="gr23" draw:layer="layout" svg:x1="25.909cm" svg:y1="6.033cm" svg:x2="25.918cm" svg:y2="6.088cm">
          <text:p/>
        </draw:line>
        <draw:line draw:style-name="gr23" draw:layer="layout" svg:x1="25.917cm" svg:y1="6.087cm" svg:x2="25.917cm" svg:y2="5.978cm">
          <text:p/>
        </draw:line>
        <draw:line draw:style-name="gr23" draw:layer="layout" svg:x1="25.917cm" svg:y1="5.978cm" svg:x2="25.926cm" svg:y2="6.034cm">
          <text:p/>
        </draw:line>
        <draw:line draw:style-name="gr23" draw:layer="layout" svg:x1="25.925cm" svg:y1="6.033cm" svg:x2="25.925cm" svg:y2="6.087cm">
          <text:p/>
        </draw:line>
        <draw:line draw:style-name="gr23" draw:layer="layout" svg:x1="25.925cm" svg:y1="6.087cm" svg:x2="25.935cm" svg:y2="6.116cm">
          <text:p/>
        </draw:line>
        <draw:line draw:style-name="gr23" draw:layer="layout" svg:x1="25.934cm" svg:y1="6.116cm" svg:x2="25.943cm" svg:y2="6.087cm">
          <text:p/>
        </draw:line>
        <draw:line draw:style-name="gr23" draw:layer="layout" svg:x1="25.942cm" svg:y1="6.087cm" svg:x2="25.942cm" svg:y2="5.978cm">
          <text:p/>
        </draw:line>
        <draw:line draw:style-name="gr23" draw:layer="layout" svg:x1="25.942cm" svg:y1="5.979cm" svg:x2="25.952cm" svg:y2="5.951cm">
          <text:p/>
        </draw:line>
        <draw:line draw:style-name="gr23" draw:layer="layout" svg:x1="25.951cm" svg:y1="5.951cm" svg:x2="25.96cm" svg:y2="6.034cm">
          <text:p/>
        </draw:line>
        <draw:line draw:style-name="gr23" draw:layer="layout" svg:x1="25.959cm" svg:y1="6.033cm" svg:x2="25.959cm" svg:y2="5.923cm">
          <text:p/>
        </draw:line>
        <draw:line draw:style-name="gr23" draw:layer="layout" svg:x1="25.959cm" svg:y1="5.923cm" svg:x2="25.968cm" svg:y2="5.952cm">
          <text:p/>
        </draw:line>
        <draw:line draw:style-name="gr23" draw:layer="layout" svg:x1="25.967cm" svg:y1="5.951cm" svg:x2="25.967cm" svg:y2="5.896cm">
          <text:p/>
        </draw:line>
        <draw:line draw:style-name="gr23" draw:layer="layout" svg:x1="25.967cm" svg:y1="5.896cm" svg:x2="25.977cm" svg:y2="5.979cm">
          <text:p/>
        </draw:line>
        <draw:line draw:style-name="gr23" draw:layer="layout" svg:x1="25.976cm" svg:y1="5.979cm" svg:x2="25.985cm" svg:y2="5.923cm">
          <text:p/>
        </draw:line>
        <draw:line draw:style-name="gr23" draw:layer="layout" svg:x1="25.984cm" svg:y1="5.923cm" svg:x2="25.994cm" svg:y2="5.952cm">
          <text:p/>
        </draw:line>
        <draw:line draw:style-name="gr23" draw:layer="layout" svg:x1="25.993cm" svg:y1="5.951cm" svg:x2="26.002cm" svg:y2="5.979cm">
          <text:p/>
        </draw:line>
        <draw:line draw:style-name="gr23" draw:layer="layout" svg:x1="26.001cm" svg:y1="5.978cm" svg:x2="26.001cm" svg:y2="6.087cm">
          <text:p/>
        </draw:line>
        <draw:line draw:style-name="gr23" draw:layer="layout" svg:x1="26.001cm" svg:y1="6.087cm" svg:x2="26.01cm" svg:y2="6.143cm">
          <text:p/>
        </draw:line>
        <draw:line draw:style-name="gr23" draw:layer="layout" svg:x1="26.009cm" svg:y1="6.142cm" svg:x2="26.009cm" svg:y2="6.197cm">
          <text:p/>
        </draw:line>
        <draw:line draw:style-name="gr23" draw:layer="layout" svg:x1="26.009cm" svg:y1="6.197cm" svg:x2="26.019cm" svg:y2="6.225cm">
          <text:p/>
        </draw:line>
        <draw:line draw:style-name="gr23" draw:layer="layout" svg:x1="26.018cm" svg:y1="6.224cm" svg:x2="26.027cm" svg:y2="6.28cm">
          <text:p/>
        </draw:line>
        <draw:line draw:style-name="gr23" draw:layer="layout" svg:x1="26.026cm" svg:y1="6.279cm" svg:x2="26.036cm" svg:y2="6.334cm">
          <text:p/>
        </draw:line>
        <draw:line draw:style-name="gr23" draw:layer="layout" svg:x1="26.035cm" svg:y1="6.333cm" svg:x2="26.043cm" svg:y2="6.333cm">
          <text:p/>
        </draw:line>
        <draw:line draw:style-name="gr23" draw:layer="layout" svg:x1="26.043cm" svg:y1="6.333cm" svg:x2="26.043cm" svg:y2="6.279cm">
          <text:p/>
        </draw:line>
        <draw:line draw:style-name="gr23" draw:layer="layout" svg:x1="26.043cm" svg:y1="6.279cm" svg:x2="26.052cm" svg:y2="6.334cm">
          <text:p/>
        </draw:line>
        <draw:line draw:style-name="gr23" draw:layer="layout" svg:x1="26.051cm" svg:y1="6.334cm" svg:x2="26.062cm" svg:y2="6.197cm">
          <text:p/>
        </draw:line>
        <draw:line draw:style-name="gr23" draw:layer="layout" svg:x1="26.06cm" svg:y1="6.197cm" svg:x2="26.068cm" svg:y2="6.28cm">
          <text:p/>
        </draw:line>
        <draw:line draw:style-name="gr23" draw:layer="layout" svg:x1="26.068cm" svg:y1="6.279cm" svg:x2="26.068cm" svg:y2="6.197cm">
          <text:p/>
        </draw:line>
        <draw:line draw:style-name="gr23" draw:layer="layout" svg:x1="26.068cm" svg:y1="6.197cm" svg:x2="26.078cm" svg:y2="6.307cm">
          <text:p/>
        </draw:line>
        <draw:line draw:style-name="gr23" draw:layer="layout" svg:x1="26.077cm" svg:y1="6.307cm" svg:x2="26.086cm" svg:y2="6.169cm">
          <text:p/>
        </draw:line>
        <draw:line draw:style-name="gr23" draw:layer="layout" svg:x1="26.085cm" svg:y1="6.169cm" svg:x2="26.085cm" svg:y2="6.306cm">
          <text:p/>
        </draw:line>
        <draw:line draw:style-name="gr23" draw:layer="layout" svg:x1="26.085cm" svg:y1="6.307cm" svg:x2="26.094cm" svg:y2="6.279cm">
          <text:p/>
        </draw:line>
        <draw:line draw:style-name="gr23" draw:layer="layout" svg:x1="26.093cm" svg:y1="6.279cm" svg:x2="26.093cm" svg:y2="6.497cm">
          <text:p/>
        </draw:line>
        <draw:line draw:style-name="gr23" draw:layer="layout" svg:x1="26.093cm" svg:y1="6.497cm" svg:x2="26.102cm" svg:y2="6.497cm">
          <text:p/>
        </draw:line>
        <draw:line draw:style-name="gr23" draw:layer="layout" svg:x1="26.102cm" svg:y1="6.497cm" svg:x2="26.111cm" svg:y2="6.662cm">
          <text:p/>
        </draw:line>
        <draw:line draw:style-name="gr23" draw:layer="layout" svg:x1="26.11cm" svg:y1="6.661cm" svg:x2="26.11cm" svg:y2="6.989cm">
          <text:p/>
        </draw:line>
        <draw:line draw:style-name="gr23" draw:layer="layout" svg:x1="26.11cm" svg:y1="6.989cm" svg:x2="26.12cm" svg:y2="7.182cm">
          <text:p/>
        </draw:line>
        <draw:line draw:style-name="gr23" draw:layer="layout" svg:x1="26.119cm" svg:y1="7.181cm" svg:x2="26.128cm" svg:y2="7.291cm">
          <text:p/>
        </draw:line>
        <draw:line draw:style-name="gr23" draw:layer="layout" svg:x1="26.127cm" svg:y1="7.29cm" svg:x2="26.127cm" svg:y2="7.345cm">
          <text:p/>
        </draw:line>
        <draw:line draw:style-name="gr23" draw:layer="layout" svg:x1="26.127cm" svg:y1="7.345cm" svg:x2="26.137cm" svg:y2="7.428cm">
          <text:p/>
        </draw:line>
        <draw:line draw:style-name="gr23" draw:layer="layout" svg:x1="26.136cm" svg:y1="7.428cm" svg:x2="26.145cm" svg:y2="7.372cm">
          <text:p/>
        </draw:line>
        <draw:line draw:style-name="gr23" draw:layer="layout" svg:x1="26.144cm" svg:y1="7.373cm" svg:x2="26.153cm" svg:y2="7.29cm">
          <text:p/>
        </draw:line>
        <draw:line draw:style-name="gr23" draw:layer="layout" svg:x1="26.152cm" svg:y1="7.29cm" svg:x2="26.152cm" svg:y2="7.345cm">
          <text:p/>
        </draw:line>
        <draw:line draw:style-name="gr23" draw:layer="layout" svg:x1="26.152cm" svg:y1="7.346cm" svg:x2="26.162cm" svg:y2="7.099cm">
          <text:p/>
        </draw:line>
        <draw:line draw:style-name="gr23" draw:layer="layout" svg:x1="26.161cm" svg:y1="7.1cm" svg:x2="26.17cm" svg:y2="6.907cm">
          <text:p/>
        </draw:line>
        <draw:line draw:style-name="gr23" draw:layer="layout" svg:x1="26.169cm" svg:y1="6.908cm" svg:x2="26.179cm" svg:y2="6.689cm">
          <text:p/>
        </draw:line>
        <draw:line draw:style-name="gr23" draw:layer="layout" svg:x1="26.178cm" svg:y1="6.689cm" svg:x2="26.178cm" svg:y2="6.579cm">
          <text:p/>
        </draw:line>
        <draw:line draw:style-name="gr23" draw:layer="layout" svg:x1="26.178cm" svg:y1="6.579cm" svg:x2="26.187cm" svg:y2="6.608cm">
          <text:p/>
        </draw:line>
        <draw:line draw:style-name="gr23" draw:layer="layout" svg:x1="26.186cm" svg:y1="6.607cm" svg:x2="26.195cm" svg:y2="6.744cm">
          <text:p/>
        </draw:line>
        <draw:line draw:style-name="gr23" draw:layer="layout" svg:x1="26.194cm" svg:y1="6.743cm" svg:x2="26.194cm" svg:y2="6.661cm">
          <text:p/>
        </draw:line>
        <draw:line draw:style-name="gr23" draw:layer="layout" svg:x1="26.194cm" svg:y1="6.661cm" svg:x2="26.204cm" svg:y2="6.881cm">
          <text:p/>
        </draw:line>
        <draw:line draw:style-name="gr23" draw:layer="layout" svg:x1="26.203cm" svg:y1="6.88cm" svg:x2="26.212cm" svg:y2="7.1cm">
          <text:p/>
        </draw:line>
        <draw:line draw:style-name="gr23" draw:layer="layout" svg:x1="26.211cm" svg:y1="7.099cm" svg:x2="26.211cm" svg:y2="7.345cm">
          <text:p/>
        </draw:line>
        <draw:line draw:style-name="gr23" draw:layer="layout" svg:x1="26.211cm" svg:y1="7.345cm" svg:x2="26.222cm" svg:y2="7.591cm">
          <text:p/>
        </draw:line>
        <draw:line draw:style-name="gr23" draw:layer="layout" svg:x1="26.22cm" svg:y1="7.59cm" svg:x2="26.22cm" svg:y2="7.836cm">
          <text:p/>
        </draw:line>
        <draw:line draw:style-name="gr23" draw:layer="layout" svg:x1="26.22cm" svg:y1="7.836cm" svg:x2="26.228cm" svg:y2="7.919cm">
          <text:p/>
        </draw:line>
        <draw:line draw:style-name="gr23" draw:layer="layout" svg:x1="26.228cm" svg:y1="7.918cm" svg:x2="26.237cm" svg:y2="8.001cm">
          <text:p/>
        </draw:line>
        <draw:line draw:style-name="gr23" draw:layer="layout" svg:x1="26.236cm" svg:y1="8cm" svg:x2="26.236cm" svg:y2="8.137cm">
          <text:p/>
        </draw:line>
        <draw:line draw:style-name="gr23" draw:layer="layout" svg:x1="26.236cm" svg:y1="8.138cm" svg:x2="26.246cm" svg:y2="8.055cm">
          <text:p/>
        </draw:line>
        <draw:line draw:style-name="gr23" draw:layer="layout" svg:x1="26.245cm" svg:y1="8.055cm" svg:x2="26.254cm" svg:y2="8.247cm">
          <text:p/>
        </draw:line>
        <draw:line draw:style-name="gr23" draw:layer="layout" svg:x1="26.253cm" svg:y1="8.246cm" svg:x2="26.253cm" svg:y2="8.11cm">
          <text:p/>
        </draw:line>
        <draw:line draw:style-name="gr23" draw:layer="layout" svg:x1="26.253cm" svg:y1="8.11cm" svg:x2="26.262cm" svg:y2="8.11cm">
          <text:p/>
        </draw:line>
        <draw:line draw:style-name="gr23" draw:layer="layout" svg:x1="26.262cm" svg:y1="8.11cm" svg:x2="26.262cm" svg:y2="7.918cm">
          <text:p/>
        </draw:line>
        <draw:line draw:style-name="gr23" draw:layer="layout" svg:x1="26.262cm" svg:y1="7.919cm" svg:x2="26.271cm" svg:y2="7.891cm">
          <text:p/>
        </draw:line>
        <draw:line draw:style-name="gr23" draw:layer="layout" svg:x1="26.27cm" svg:y1="7.892cm" svg:x2="26.279cm" svg:y2="7.7cm">
          <text:p/>
        </draw:line>
        <draw:line draw:style-name="gr23" draw:layer="layout" svg:x1="26.278cm" svg:y1="7.7cm" svg:x2="26.278cm" svg:y2="7.263cm">
          <text:p/>
        </draw:line>
        <draw:line draw:style-name="gr23" draw:layer="layout" svg:x1="26.278cm" svg:y1="7.264cm" svg:x2="26.288cm" svg:y2="6.989cm">
          <text:p/>
        </draw:line>
        <draw:line draw:style-name="gr23" draw:layer="layout" svg:x1="26.287cm" svg:y1="6.99cm" svg:x2="26.296cm" svg:y2="6.771cm">
          <text:p/>
        </draw:line>
        <draw:line draw:style-name="gr23" draw:layer="layout" svg:x1="26.295cm" svg:y1="6.771cm" svg:x2="26.295cm" svg:y2="6.634cm">
          <text:p/>
        </draw:line>
        <draw:line draw:style-name="gr23" draw:layer="layout" svg:x1="26.295cm" svg:y1="6.635cm" svg:x2="26.305cm" svg:y2="6.361cm">
          <text:p/>
        </draw:line>
        <draw:line draw:style-name="gr23" draw:layer="layout" svg:x1="26.304cm" svg:y1="6.361cm" svg:x2="26.304cm" svg:y2="6.279cm">
          <text:p/>
        </draw:line>
        <draw:line draw:style-name="gr23" draw:layer="layout" svg:x1="26.304cm" svg:y1="6.28cm" svg:x2="26.313cm" svg:y2="6.251cm">
          <text:p/>
        </draw:line>
        <draw:line draw:style-name="gr23" draw:layer="layout" svg:x1="26.312cm" svg:y1="6.252cm" svg:x2="26.321cm" svg:y2="6.087cm">
          <text:p/>
        </draw:line>
        <draw:line draw:style-name="gr23" draw:layer="layout" svg:x1="26.32cm" svg:y1="6.087cm" svg:x2="26.32cm" svg:y2="5.978cm">
          <text:p/>
        </draw:line>
        <draw:line draw:style-name="gr23" draw:layer="layout" svg:x1="26.32cm" svg:y1="5.978cm" svg:x2="26.33cm" svg:y2="6.061cm">
          <text:p/>
        </draw:line>
        <draw:line draw:style-name="gr23" draw:layer="layout" svg:x1="26.329cm" svg:y1="6.061cm" svg:x2="26.338cm" svg:y2="5.869cm">
          <text:p/>
        </draw:line>
        <draw:line draw:style-name="gr23" draw:layer="layout" svg:x1="26.337cm" svg:y1="5.869cm" svg:x2="26.337cm" svg:y2="5.841cm">
          <text:p/>
        </draw:line>
        <draw:line draw:style-name="gr23" draw:layer="layout" svg:x1="26.337cm" svg:y1="5.842cm" svg:x2="26.347cm" svg:y2="5.814cm">
          <text:p/>
        </draw:line>
        <draw:line draw:style-name="gr23" draw:layer="layout" svg:x1="26.346cm" svg:y1="5.814cm" svg:x2="26.346cm" svg:y2="5.623cm">
          <text:p/>
        </draw:line>
        <draw:line draw:style-name="gr23" draw:layer="layout" svg:x1="26.346cm" svg:y1="5.623cm" svg:x2="26.355cm" svg:y2="5.651cm">
          <text:p/>
        </draw:line>
        <draw:line draw:style-name="gr23" draw:layer="layout" svg:x1="26.354cm" svg:y1="5.65cm" svg:x2="26.363cm" svg:y2="5.706cm">
          <text:p/>
        </draw:line>
        <draw:line draw:style-name="gr23" draw:layer="layout" svg:x1="26.362cm" svg:y1="5.705cm" svg:x2="26.362cm" svg:y2="5.65cm">
          <text:p/>
        </draw:line>
        <draw:line draw:style-name="gr23" draw:layer="layout" svg:x1="26.362cm" svg:y1="5.65cm" svg:x2="26.372cm" svg:y2="5.706cm">
          <text:p/>
        </draw:line>
        <draw:line draw:style-name="gr23" draw:layer="layout" svg:x1="26.371cm" svg:y1="5.705cm" svg:x2="26.38cm" svg:y2="5.87cm">
          <text:p/>
        </draw:line>
        <draw:line draw:style-name="gr23" draw:layer="layout" svg:x1="26.379cm" svg:y1="5.869cm" svg:x2="26.379cm" svg:y2="6.06cm">
          <text:p/>
        </draw:line>
        <draw:line draw:style-name="gr23" draw:layer="layout" svg:x1="26.379cm" svg:y1="6.06cm" svg:x2="26.389cm" svg:y2="6.143cm">
          <text:p/>
        </draw:line>
        <draw:line draw:style-name="gr23" draw:layer="layout" svg:x1="26.388cm" svg:y1="6.142cm" svg:x2="26.388cm" svg:y2="6.251cm">
          <text:p/>
        </draw:line>
        <draw:line draw:style-name="gr23" draw:layer="layout" svg:x1="26.388cm" svg:y1="6.251cm" svg:x2="26.396cm" svg:y2="6.389cm">
          <text:p/>
        </draw:line>
        <draw:line draw:style-name="gr23" draw:layer="layout" svg:x1="26.396cm" svg:y1="6.388cm" svg:x2="26.404cm" svg:y2="6.388cm">
          <text:p/>
        </draw:line>
        <draw:line draw:style-name="gr23" draw:layer="layout" svg:x1="26.404cm" svg:y1="6.388cm" svg:x2="26.404cm" svg:y2="6.525cm">
          <text:p/>
        </draw:line>
        <draw:line draw:style-name="gr23" draw:layer="layout" svg:x1="26.404cm" svg:y1="6.525cm" svg:x2="26.414cm" svg:y2="6.717cm">
          <text:p/>
        </draw:line>
        <draw:line draw:style-name="gr23" draw:layer="layout" svg:x1="26.413cm" svg:y1="6.716cm" svg:x2="26.422cm" svg:y2="6.826cm">
          <text:p/>
        </draw:line>
        <draw:line draw:style-name="gr23" draw:layer="layout" svg:x1="26.421cm" svg:y1="6.825cm" svg:x2="26.431cm" svg:y2="6.936cm">
          <text:p/>
        </draw:line>
        <draw:line draw:style-name="gr23" draw:layer="layout" svg:x1="26.43cm" svg:y1="6.936cm" svg:x2="26.439cm" svg:y2="6.907cm">
          <text:p/>
        </draw:line>
        <draw:line draw:style-name="gr23" draw:layer="layout" svg:x1="26.438cm" svg:y1="6.908cm" svg:x2="26.448cm" svg:y2="6.743cm">
          <text:p/>
        </draw:line>
        <draw:line draw:style-name="gr23" draw:layer="layout" svg:x1="26.447cm" svg:y1="6.743cm" svg:x2="26.447cm" svg:y2="6.771cm">
          <text:p/>
        </draw:line>
        <draw:line draw:style-name="gr23" draw:layer="layout" svg:x1="26.447cm" svg:y1="6.772cm" svg:x2="26.456cm" svg:y2="6.47cm">
          <text:p/>
        </draw:line>
        <draw:line draw:style-name="gr23" draw:layer="layout" svg:x1="26.455cm" svg:y1="6.47cm" svg:x2="26.464cm" svg:y2="6.498cm">
          <text:p/>
        </draw:line>
        <draw:line draw:style-name="gr23" draw:layer="layout" svg:x1="26.463cm" svg:y1="6.497cm" svg:x2="26.463cm" svg:y2="6.333cm">
          <text:p/>
        </draw:line>
        <draw:line draw:style-name="gr23" draw:layer="layout" svg:x1="26.463cm" svg:y1="6.334cm" svg:x2="26.473cm" svg:y2="6.279cm">
          <text:p/>
        </draw:line>
        <draw:line draw:style-name="gr23" draw:layer="layout" svg:x1="26.472cm" svg:y1="6.279cm" svg:x2="26.472cm" svg:y2="6.251cm">
          <text:p/>
        </draw:line>
        <draw:line draw:style-name="gr23" draw:layer="layout" svg:x1="26.472cm" svg:y1="6.251cm" svg:x2="26.481cm" svg:y2="6.416cm">
          <text:p/>
        </draw:line>
        <draw:line draw:style-name="gr23" draw:layer="layout" svg:x1="26.48cm" svg:y1="6.415cm" svg:x2="26.49cm" svg:y2="6.471cm">
          <text:p/>
        </draw:line>
        <draw:line draw:style-name="gr23" draw:layer="layout" svg:x1="26.489cm" svg:y1="6.47cm" svg:x2="26.489cm" svg:y2="6.661cm">
          <text:p/>
        </draw:line>
        <draw:line draw:style-name="gr23" draw:layer="layout" svg:x1="26.489cm" svg:y1="6.661cm" svg:x2="26.498cm" svg:y2="6.772cm">
          <text:p/>
        </draw:line>
        <draw:line draw:style-name="gr23" draw:layer="layout" svg:x1="26.497cm" svg:y1="6.771cm" svg:x2="26.506cm" svg:y2="6.854cm">
          <text:p/>
        </draw:line>
        <draw:line draw:style-name="gr23" draw:layer="layout" svg:x1="26.505cm" svg:y1="6.853cm" svg:x2="26.505cm" svg:y2="7.017cm">
          <text:p/>
        </draw:line>
        <draw:line draw:style-name="gr23" draw:layer="layout" svg:x1="26.505cm" svg:y1="7.018cm" svg:x2="26.515cm" svg:y2="6.935cm">
          <text:p/>
        </draw:line>
        <draw:line draw:style-name="gr23" draw:layer="layout" svg:x1="26.514cm" svg:y1="6.935cm" svg:x2="26.514cm" svg:y2="6.88cm">
          <text:p/>
        </draw:line>
        <draw:line draw:style-name="gr23" draw:layer="layout" svg:x1="26.514cm" svg:y1="6.881cm" svg:x2="26.523cm" svg:y2="6.716cm">
          <text:p/>
        </draw:line>
        <draw:line draw:style-name="gr23" draw:layer="layout" svg:x1="26.522cm" svg:y1="6.717cm" svg:x2="26.532cm" svg:y2="6.443cm">
          <text:p/>
        </draw:line>
        <draw:line draw:style-name="gr23" draw:layer="layout" svg:x1="26.531cm" svg:y1="6.443cm" svg:x2="26.531cm" svg:y2="6.306cm">
          <text:p/>
        </draw:line>
        <draw:line draw:style-name="gr23" draw:layer="layout" svg:x1="26.531cm" svg:y1="6.307cm" svg:x2="26.54cm" svg:y2="6.115cm">
          <text:p/>
        </draw:line>
        <draw:line draw:style-name="gr23" draw:layer="layout" svg:x1="26.539cm" svg:y1="6.116cm" svg:x2="26.548cm" svg:y2="5.896cm">
          <text:p/>
        </draw:line>
        <draw:line draw:style-name="gr23" draw:layer="layout" svg:x1="26.547cm" svg:y1="5.896cm" svg:x2="26.547cm" svg:y2="5.841cm">
          <text:p/>
        </draw:line>
        <draw:line draw:style-name="gr23" draw:layer="layout" svg:x1="26.547cm" svg:y1="5.842cm" svg:x2="26.557cm" svg:y2="5.705cm">
          <text:p/>
        </draw:line>
        <draw:line draw:style-name="gr23" draw:layer="layout" svg:x1="26.556cm" svg:y1="5.705cm" svg:x2="26.556cm" svg:y2="5.595cm">
          <text:p/>
        </draw:line>
        <draw:line draw:style-name="gr23" draw:layer="layout" svg:x1="26.556cm" svg:y1="5.596cm" svg:x2="26.565cm" svg:y2="5.459cm">
          <text:p/>
        </draw:line>
        <draw:line draw:style-name="gr23" draw:layer="layout" svg:x1="26.564cm" svg:y1="5.459cm" svg:x2="26.574cm" svg:y2="5.596cm">
          <text:p/>
        </draw:line>
        <draw:line draw:style-name="gr23" draw:layer="layout" svg:x1="26.573cm" svg:y1="5.595cm" svg:x2="26.573cm" svg:y2="5.677cm">
          <text:p/>
        </draw:line>
        <draw:line draw:style-name="gr23" draw:layer="layout" svg:x1="26.573cm" svg:y1="5.677cm" svg:x2="26.582cm" svg:y2="5.733cm">
          <text:p/>
        </draw:line>
        <draw:line draw:style-name="gr23" draw:layer="layout" svg:x1="26.581cm" svg:y1="5.732cm" svg:x2="26.59cm" svg:y2="5.979cm">
          <text:p/>
        </draw:line>
        <draw:line draw:style-name="gr23" draw:layer="layout" svg:x1="26.589cm" svg:y1="5.978cm" svg:x2="26.589cm" svg:y2="6.087cm">
          <text:p/>
        </draw:line>
        <draw:line draw:style-name="gr23" draw:layer="layout" svg:x1="26.589cm" svg:y1="6.087cm" svg:x2="26.599cm" svg:y2="6.334cm">
          <text:p/>
        </draw:line>
        <draw:line draw:style-name="gr23" draw:layer="layout" svg:x1="26.598cm" svg:y1="6.333cm" svg:x2="26.598cm" svg:y2="6.579cm">
          <text:p/>
        </draw:line>
        <draw:line draw:style-name="gr23" draw:layer="layout" svg:x1="26.598cm" svg:y1="6.579cm" svg:x2="26.607cm" svg:y2="6.608cm">
          <text:p/>
        </draw:line>
        <draw:line draw:style-name="gr23" draw:layer="layout" svg:x1="26.606cm" svg:y1="6.607cm" svg:x2="26.616cm" svg:y2="6.662cm">
          <text:p/>
        </draw:line>
        <draw:line draw:style-name="gr23" draw:layer="layout" svg:x1="26.615cm" svg:y1="6.661cm" svg:x2="26.615cm" svg:y2="6.525cm">
          <text:p/>
        </draw:line>
        <draw:line draw:style-name="gr23" draw:layer="layout" svg:x1="26.615cm" svg:y1="6.526cm" svg:x2="26.624cm" svg:y2="6.388cm">
          <text:p/>
        </draw:line>
        <draw:line draw:style-name="gr23" draw:layer="layout" svg:x1="26.623cm" svg:y1="6.388cm" svg:x2="26.631cm" svg:y2="6.388cm">
          <text:p/>
        </draw:line>
        <draw:line draw:style-name="gr23" draw:layer="layout" svg:x1="26.631cm" svg:y1="6.388cm" svg:x2="26.631cm" svg:y2="6.251cm">
          <text:p/>
        </draw:line>
        <draw:line draw:style-name="gr23" draw:layer="layout" svg:x1="26.631cm" svg:y1="6.252cm" svg:x2="26.641cm" svg:y2="6.115cm">
          <text:p/>
        </draw:line>
        <draw:line draw:style-name="gr23" draw:layer="layout" svg:x1="26.64cm" svg:y1="6.115cm" svg:x2="26.64cm" svg:y2="5.896cm">
          <text:p/>
        </draw:line>
        <draw:line draw:style-name="gr23" draw:layer="layout" svg:x1="26.64cm" svg:y1="5.896cm" svg:x2="26.649cm" svg:y2="5.924cm">
          <text:p/>
        </draw:line>
        <draw:line draw:style-name="gr23" draw:layer="layout" svg:x1="26.648cm" svg:y1="5.924cm" svg:x2="26.658cm" svg:y2="5.869cm">
          <text:p/>
        </draw:line>
        <draw:line draw:style-name="gr23" draw:layer="layout" svg:x1="26.657cm" svg:y1="5.869cm" svg:x2="26.657cm" svg:y2="5.759cm">
          <text:p/>
        </draw:line>
        <draw:line draw:style-name="gr23" draw:layer="layout" svg:x1="26.657cm" svg:y1="5.76cm" svg:x2="26.666cm" svg:y2="5.595cm">
          <text:p/>
        </draw:line>
        <draw:line draw:style-name="gr23" draw:layer="layout" svg:x1="26.665cm" svg:y1="5.595cm" svg:x2="26.674cm" svg:y2="5.651cm">
          <text:p/>
        </draw:line>
        <draw:line draw:style-name="gr23" draw:layer="layout" svg:x1="26.673cm" svg:y1="5.65cm" svg:x2="26.673cm" svg:y2="5.841cm">
          <text:p/>
        </draw:line>
        <draw:line draw:style-name="gr23" draw:layer="layout" svg:x1="26.673cm" svg:y1="5.842cm" svg:x2="26.683cm" svg:y2="5.732cm">
          <text:p/>
        </draw:line>
        <draw:line draw:style-name="gr23" draw:layer="layout" svg:x1="26.682cm" svg:y1="5.732cm" svg:x2="26.691cm" svg:y2="6.006cm">
          <text:p/>
        </draw:line>
        <draw:line draw:style-name="gr23" draw:layer="layout" svg:x1="26.69cm" svg:y1="6.005cm" svg:x2="26.7cm" svg:y2="6.061cm">
          <text:p/>
        </draw:line>
        <draw:line draw:style-name="gr23" draw:layer="layout" svg:x1="26.699cm" svg:y1="6.06cm" svg:x2="26.699cm" svg:y2="6.115cm">
          <text:p/>
        </draw:line>
        <draw:line draw:style-name="gr23" draw:layer="layout" svg:x1="26.699cm" svg:y1="6.115cm" svg:x2="26.708cm" svg:y2="6.334cm">
          <text:p/>
        </draw:line>
        <draw:line draw:style-name="gr23" draw:layer="layout" svg:x1="26.707cm" svg:y1="6.333cm" svg:x2="26.707cm" svg:y2="6.361cm">
          <text:p/>
        </draw:line>
        <draw:line draw:style-name="gr23" draw:layer="layout" svg:x1="26.707cm" svg:y1="6.361cm" svg:x2="26.718cm" svg:y2="6.416cm">
          <text:p/>
        </draw:line>
        <draw:line draw:style-name="gr23" draw:layer="layout" svg:x1="26.716cm" svg:y1="6.416cm" svg:x2="26.724cm" svg:y2="6.333cm">
          <text:p/>
        </draw:line>
        <draw:line draw:style-name="gr23" draw:layer="layout" svg:x1="26.724cm" svg:y1="6.333cm" svg:x2="26.724cm" svg:y2="6.443cm">
          <text:p/>
        </draw:line>
        <draw:line draw:style-name="gr23" draw:layer="layout" svg:x1="26.724cm" svg:y1="6.444cm" svg:x2="26.733cm" svg:y2="6.279cm">
          <text:p/>
        </draw:line>
        <draw:line draw:style-name="gr23" draw:layer="layout" svg:x1="26.732cm" svg:y1="6.28cm" svg:x2="26.742cm" svg:y2="6.224cm">
          <text:p/>
        </draw:line>
        <draw:line draw:style-name="gr23" draw:layer="layout" svg:x1="26.741cm" svg:y1="6.224cm" svg:x2="26.741cm" svg:y2="6.06cm">
          <text:p/>
        </draw:line>
        <draw:line draw:style-name="gr23" draw:layer="layout" svg:x1="26.741cm" svg:y1="6.061cm" svg:x2="26.75cm" svg:y2="5.896cm">
          <text:p/>
        </draw:line>
        <draw:line draw:style-name="gr23" draw:layer="layout" svg:x1="26.749cm" svg:y1="5.896cm" svg:x2="26.749cm" svg:y2="5.595cm">
          <text:p/>
        </draw:line>
        <draw:line draw:style-name="gr23" draw:layer="layout" svg:x1="26.749cm" svg:y1="5.595cm" svg:x2="26.758cm" svg:y2="5.595cm">
          <text:p/>
        </draw:line>
        <draw:line draw:style-name="gr23" draw:layer="layout" svg:x1="26.758cm" svg:y1="5.596cm" svg:x2="26.767cm" svg:y2="5.568cm">
          <text:p/>
        </draw:line>
        <draw:line draw:style-name="gr23" draw:layer="layout" svg:x1="26.766cm" svg:y1="5.568cm" svg:x2="26.766cm" svg:y2="5.459cm">
          <text:p/>
        </draw:line>
        <draw:line draw:style-name="gr23" draw:layer="layout" svg:x1="26.766cm" svg:y1="5.46cm" svg:x2="26.775cm" svg:y2="5.377cm">
          <text:p/>
        </draw:line>
        <draw:line draw:style-name="gr23" draw:layer="layout" svg:x1="26.774cm" svg:y1="5.377cm" svg:x2="26.784cm" svg:y2="5.432cm">
          <text:p/>
        </draw:line>
        <draw:line draw:style-name="gr23" draw:layer="layout" svg:x1="26.783cm" svg:y1="5.431cm" svg:x2="26.783cm" svg:y2="5.267cm">
          <text:p/>
        </draw:line>
        <draw:line draw:style-name="gr23" draw:layer="layout" svg:x1="26.783cm" svg:y1="5.267cm" svg:x2="26.792cm" svg:y2="5.296cm">
          <text:p/>
        </draw:line>
        <draw:line draw:style-name="gr23" draw:layer="layout" svg:x1="26.791cm" svg:y1="5.296cm" svg:x2="26.801cm" svg:y2="5.24cm">
          <text:p/>
        </draw:line>
        <draw:line draw:style-name="gr23" draw:layer="layout" svg:x1="26.8cm" svg:y1="5.241cm" svg:x2="26.809cm" svg:y2="5.213cm">
          <text:p/>
        </draw:line>
        <draw:line draw:style-name="gr23" draw:layer="layout" svg:x1="26.808cm" svg:y1="5.213cm" svg:x2="26.808cm" svg:y2="5.131cm">
          <text:p/>
        </draw:line>
        <draw:line draw:style-name="gr23" draw:layer="layout" svg:x1="26.808cm" svg:y1="5.131cm" svg:x2="26.817cm" svg:y2="5.268cm">
          <text:p/>
        </draw:line>
        <draw:line draw:style-name="gr23" draw:layer="layout" svg:x1="26.816cm" svg:y1="5.267cm" svg:x2="26.825cm" svg:y2="5.267cm">
          <text:p/>
        </draw:line>
        <draw:line draw:style-name="gr23" draw:layer="layout" svg:x1="26.825cm" svg:y1="5.267cm" svg:x2="26.833cm" svg:y2="5.267cm">
          <text:p/>
        </draw:line>
        <draw:line draw:style-name="gr23" draw:layer="layout" svg:x1="26.833cm" svg:y1="5.267cm" svg:x2="26.842cm" svg:y2="5.267cm">
          <text:p/>
        </draw:line>
        <draw:line draw:style-name="gr23" draw:layer="layout" svg:x1="26.842cm" svg:y1="5.267cm" svg:x2="26.851cm" svg:y2="5.378cm">
          <text:p/>
        </draw:line>
        <draw:line draw:style-name="gr23" draw:layer="layout" svg:x1="26.85cm" svg:y1="5.377cm" svg:x2="26.85cm" svg:y2="5.431cm">
          <text:p/>
        </draw:line>
        <draw:line draw:style-name="gr23" draw:layer="layout" svg:x1="26.85cm" svg:y1="5.431cm" svg:x2="26.858cm" svg:y2="5.431cm">
          <text:p/>
        </draw:line>
        <draw:line draw:style-name="gr23" draw:layer="layout" svg:x1="26.858cm" svg:y1="5.431cm" svg:x2="26.868cm" svg:y2="5.514cm">
          <text:p/>
        </draw:line>
        <draw:line draw:style-name="gr23" draw:layer="layout" svg:x1="26.867cm" svg:y1="5.513cm" svg:x2="26.867cm" svg:y2="5.404cm">
          <text:p/>
        </draw:line>
        <draw:line draw:style-name="gr23" draw:layer="layout" svg:x1="26.867cm" svg:y1="5.404cm" svg:x2="26.876cm" svg:y2="5.514cm">
          <text:p/>
        </draw:line>
        <draw:line draw:style-name="gr23" draw:layer="layout" svg:x1="26.875cm" svg:y1="5.513cm" svg:x2="26.875cm" svg:y2="5.431cm">
          <text:p/>
        </draw:line>
        <draw:line draw:style-name="gr23" draw:layer="layout" svg:x1="26.875cm" svg:y1="5.431cm" svg:x2="26.885cm" svg:y2="5.514cm">
          <text:p/>
        </draw:line>
        <draw:line draw:style-name="gr23" draw:layer="layout" svg:x1="26.884cm" svg:y1="5.513cm" svg:x2="26.893cm" svg:y2="5.542cm">
          <text:p/>
        </draw:line>
        <draw:line draw:style-name="gr23" draw:layer="layout" svg:x1="26.892cm" svg:y1="5.541cm" svg:x2="26.892cm" svg:y2="5.404cm">
          <text:p/>
        </draw:line>
        <draw:line draw:style-name="gr23" draw:layer="layout" svg:x1="26.892cm" svg:y1="5.404cm" svg:x2="26.901cm" svg:y2="5.46cm">
          <text:p/>
        </draw:line>
        <draw:line draw:style-name="gr23" draw:layer="layout" svg:x1="26.9cm" svg:y1="5.46cm" svg:x2="26.91cm" svg:y2="5.349cm">
          <text:p/>
        </draw:line>
        <draw:line draw:style-name="gr23" draw:layer="layout" svg:x1="26.909cm" svg:y1="5.349cm" svg:x2="26.909cm" svg:y2="5.267cm">
          <text:p/>
        </draw:line>
        <draw:line draw:style-name="gr23" draw:layer="layout" svg:x1="26.909cm" svg:y1="5.267cm" svg:x2="26.918cm" svg:y2="5.323cm">
          <text:p/>
        </draw:line>
        <draw:line draw:style-name="gr23" draw:layer="layout" svg:x1="26.917cm" svg:y1="5.322cm" svg:x2="26.917cm" svg:y2="5.349cm">
          <text:p/>
        </draw:line>
        <draw:line draw:style-name="gr23" draw:layer="layout" svg:x1="26.917cm" svg:y1="5.349cm" svg:x2="26.927cm" svg:y2="5.378cm">
          <text:p/>
        </draw:line>
        <draw:line draw:style-name="gr23" draw:layer="layout" svg:x1="26.926cm" svg:y1="5.377cm" svg:x2="26.935cm" svg:y2="5.432cm">
          <text:p/>
        </draw:line>
        <draw:line draw:style-name="gr23" draw:layer="layout" svg:x1="26.934cm" svg:y1="5.431cm" svg:x2="26.934cm" svg:y2="5.377cm">
          <text:p/>
        </draw:line>
        <draw:line draw:style-name="gr23" draw:layer="layout" svg:x1="26.934cm" svg:y1="5.377cm" svg:x2="26.943cm" svg:y2="5.487cm">
          <text:p/>
        </draw:line>
        <draw:line draw:style-name="gr23" draw:layer="layout" svg:x1="26.942cm" svg:y1="5.486cm" svg:x2="26.952cm" svg:y2="5.569cm">
          <text:p/>
        </draw:line>
        <draw:line draw:style-name="gr23" draw:layer="layout" svg:x1="26.951cm" svg:y1="5.568cm" svg:x2="26.951cm" svg:y2="5.732cm">
          <text:p/>
        </draw:line>
        <draw:line draw:style-name="gr23" draw:layer="layout" svg:x1="26.951cm" svg:y1="5.732cm" svg:x2="26.96cm" svg:y2="5.788cm">
          <text:p/>
        </draw:line>
        <draw:line draw:style-name="gr23" draw:layer="layout" svg:x1="26.959cm" svg:y1="5.787cm" svg:x2="26.959cm" svg:y2="5.732cm">
          <text:p/>
        </draw:line>
        <draw:line draw:style-name="gr23" draw:layer="layout" svg:x1="26.959cm" svg:y1="5.732cm" svg:x2="26.969cm" svg:y2="5.815cm">
          <text:p/>
        </draw:line>
        <draw:line draw:style-name="gr23" draw:layer="layout" svg:x1="26.968cm" svg:y1="5.815cm" svg:x2="26.977cm" svg:y2="5.623cm">
          <text:p/>
        </draw:line>
        <draw:line draw:style-name="gr23" draw:layer="layout" svg:x1="26.976cm" svg:y1="5.623cm" svg:x2="26.976cm" svg:y2="5.732cm">
          <text:p/>
        </draw:line>
        <draw:line draw:style-name="gr23" draw:layer="layout" svg:x1="26.976cm" svg:y1="5.733cm" svg:x2="26.986cm" svg:y2="5.705cm">
          <text:p/>
        </draw:line>
        <draw:line draw:style-name="gr23" draw:layer="layout" svg:x1="26.985cm" svg:y1="5.706cm" svg:x2="26.994cm" svg:y2="5.623cm">
          <text:p/>
        </draw:line>
        <draw:line draw:style-name="gr23" draw:layer="layout" svg:x1="26.993cm" svg:y1="5.623cm" svg:x2="26.993cm" svg:y2="5.595cm">
          <text:p/>
        </draw:line>
        <draw:line draw:style-name="gr23" draw:layer="layout" svg:x1="26.993cm" svg:y1="5.595cm" svg:x2="27.002cm" svg:y2="5.76cm">
          <text:p/>
        </draw:line>
        <draw:line draw:style-name="gr23" draw:layer="layout" svg:x1="27.001cm" svg:y1="5.759cm" svg:x2="27.001cm" svg:y2="5.705cm">
          <text:p/>
        </draw:line>
        <draw:line draw:style-name="gr23" draw:layer="layout" svg:x1="27.001cm" svg:y1="5.705cm" svg:x2="27.011cm" svg:y2="5.815cm">
          <text:p/>
        </draw:line>
        <draw:line draw:style-name="gr23" draw:layer="layout" svg:x1="27.01cm" svg:y1="5.814cm" svg:x2="27.019cm" svg:y2="5.842cm">
          <text:p/>
        </draw:line>
        <draw:line draw:style-name="gr23" draw:layer="layout" svg:x1="27.018cm" svg:y1="5.841cm" svg:x2="27.018cm" svg:y2="5.896cm">
          <text:p/>
        </draw:line>
        <draw:line draw:style-name="gr23" draw:layer="layout" svg:x1="27.018cm" svg:y1="5.897cm" svg:x2="27.028cm" svg:y2="5.705cm">
          <text:p/>
        </draw:line>
        <draw:line draw:style-name="gr23" draw:layer="layout" svg:x1="27.027cm" svg:y1="5.705cm" svg:x2="27.035cm" svg:y2="5.705cm">
          <text:p/>
        </draw:line>
        <draw:line draw:style-name="gr23" draw:layer="layout" svg:x1="27.035cm" svg:y1="5.705cm" svg:x2="27.035cm" svg:y2="5.541cm">
          <text:p/>
        </draw:line>
        <draw:line draw:style-name="gr23" draw:layer="layout" svg:x1="27.035cm" svg:y1="5.542cm" svg:x2="27.044cm" svg:y2="5.459cm">
          <text:p/>
        </draw:line>
        <draw:line draw:style-name="gr23" draw:layer="layout" svg:x1="27.043cm" svg:y1="5.459cm" svg:x2="27.043cm" svg:y2="5.404cm">
          <text:p/>
        </draw:line>
        <draw:line draw:style-name="gr23" draw:layer="layout" svg:x1="27.043cm" svg:y1="5.405cm" svg:x2="27.054cm" svg:y2="5.322cm">
          <text:p/>
        </draw:line>
        <draw:line draw:style-name="gr23" draw:layer="layout" svg:x1="27.052cm" svg:y1="5.322cm" svg:x2="27.061cm" svg:y2="5.378cm">
          <text:p/>
        </draw:line>
        <draw:line draw:style-name="gr23" draw:layer="layout" svg:x1="27.06cm" svg:y1="5.377cm" svg:x2="27.06cm" svg:y2="5.267cm">
          <text:p/>
        </draw:line>
        <draw:line draw:style-name="gr23" draw:layer="layout" svg:x1="27.06cm" svg:y1="5.268cm" svg:x2="27.07cm" svg:y2="5.24cm">
          <text:p/>
        </draw:line>
        <draw:line draw:style-name="gr23" draw:layer="layout" svg:x1="27.069cm" svg:y1="5.24cm" svg:x2="27.078cm" svg:y2="5.323cm">
          <text:p/>
        </draw:line>
        <draw:line draw:style-name="gr23" draw:layer="layout" svg:x1="27.077cm" svg:y1="5.322cm" svg:x2="27.077cm" svg:y2="5.349cm">
          <text:p/>
        </draw:line>
        <draw:line draw:style-name="gr23" draw:layer="layout" svg:x1="27.077cm" svg:y1="5.349cm" svg:x2="27.086cm" svg:y2="5.378cm">
          <text:p/>
        </draw:line>
        <draw:line draw:style-name="gr23" draw:layer="layout" svg:x1="27.085cm" svg:y1="5.377cm" svg:x2="27.085cm" svg:y2="5.213cm">
          <text:p/>
        </draw:line>
        <draw:line draw:style-name="gr23" draw:layer="layout" svg:x1="27.085cm" svg:y1="5.213cm" svg:x2="27.094cm" svg:y2="5.213cm">
          <text:p/>
        </draw:line>
        <draw:line draw:style-name="gr23" draw:layer="layout" svg:x1="27.094cm" svg:y1="5.213cm" svg:x2="27.103cm" svg:y2="5.268cm">
          <text:p/>
        </draw:line>
        <draw:line draw:style-name="gr23" draw:layer="layout" svg:x1="27.102cm" svg:y1="5.267cm" svg:x2="27.102cm" svg:y2="5.24cm">
          <text:p/>
        </draw:line>
        <draw:line draw:style-name="gr23" draw:layer="layout" svg:x1="27.102cm" svg:y1="5.241cm" svg:x2="27.112cm" svg:y2="5.158cm">
          <text:p/>
        </draw:line>
        <draw:line draw:style-name="gr23" draw:layer="layout" svg:x1="27.111cm" svg:y1="5.158cm" svg:x2="27.12cm" svg:y2="5.186cm">
          <text:p/>
        </draw:line>
        <draw:line draw:style-name="gr23" draw:layer="layout" svg:x1="27.119cm" svg:y1="5.185cm" svg:x2="27.119cm" svg:y2="5.076cm">
          <text:p/>
        </draw:line>
        <draw:line draw:style-name="gr23" draw:layer="layout" svg:x1="27.119cm" svg:y1="5.076cm" svg:x2="27.128cm" svg:y2="5.214cm">
          <text:p/>
        </draw:line>
        <draw:line draw:style-name="gr23" draw:layer="layout" svg:x1="27.127cm" svg:y1="5.213cm" svg:x2="27.127cm" svg:y2="5.131cm">
          <text:p/>
        </draw:line>
        <draw:line draw:style-name="gr23" draw:layer="layout" svg:x1="27.127cm" svg:y1="5.131cm" svg:x2="27.137cm" svg:y2="5.323cm">
          <text:p/>
        </draw:line>
        <draw:line draw:style-name="gr23" draw:layer="layout" svg:x1="27.136cm" svg:y1="5.322cm" svg:x2="27.145cm" svg:y2="5.405cm">
          <text:p/>
        </draw:line>
        <draw:line draw:style-name="gr23" draw:layer="layout" svg:x1="27.144cm" svg:y1="5.404cm" svg:x2="27.144cm" svg:y2="5.595cm">
          <text:p/>
        </draw:line>
        <draw:line draw:style-name="gr23" draw:layer="layout" svg:x1="27.144cm" svg:y1="5.595cm" svg:x2="27.154cm" svg:y2="5.76cm">
          <text:p/>
        </draw:line>
        <draw:line draw:style-name="gr23" draw:layer="layout" svg:x1="27.153cm" svg:y1="5.759cm" svg:x2="27.162cm" svg:y2="5.87cm">
          <text:p/>
        </draw:line>
        <draw:line draw:style-name="gr23" draw:layer="layout" svg:x1="27.161cm" svg:y1="5.869cm" svg:x2="27.161cm" svg:y2="6.169cm">
          <text:p/>
        </draw:line>
        <draw:line draw:style-name="gr23" draw:layer="layout" svg:x1="27.161cm" svg:y1="6.169cm" svg:x2="27.17cm" svg:y2="6.199cm">
          <text:p/>
        </draw:line>
        <draw:line draw:style-name="gr23" draw:layer="layout" svg:x1="27.169cm" svg:y1="6.197cm" svg:x2="27.169cm" svg:y2="6.142cm">
          <text:p/>
        </draw:line>
        <draw:line draw:style-name="gr23" draw:layer="layout" svg:x1="27.169cm" svg:y1="6.143cm" svg:x2="27.179cm" svg:y2="6.087cm">
          <text:p/>
        </draw:line>
        <draw:line draw:style-name="gr23" draw:layer="layout" svg:x1="27.178cm" svg:y1="6.088cm" svg:x2="27.187cm" svg:y2="6.005cm">
          <text:p/>
        </draw:line>
        <draw:line draw:style-name="gr23" draw:layer="layout" svg:x1="27.186cm" svg:y1="6.005cm" svg:x2="27.186cm" svg:y2="5.841cm">
          <text:p/>
        </draw:line>
        <draw:line draw:style-name="gr23" draw:layer="layout" svg:x1="27.186cm" svg:y1="5.842cm" svg:x2="27.196cm" svg:y2="5.787cm">
          <text:p/>
        </draw:line>
        <draw:line draw:style-name="gr23" draw:layer="layout" svg:x1="27.195cm" svg:y1="5.788cm" svg:x2="27.204cm" svg:y2="5.541cm">
          <text:p/>
        </draw:line>
        <draw:line draw:style-name="gr23" draw:layer="layout" svg:x1="27.203cm" svg:y1="5.541cm" svg:x2="27.203cm" svg:y2="5.377cm">
          <text:p/>
        </draw:line>
        <draw:line draw:style-name="gr23" draw:layer="layout" svg:x1="27.203cm" svg:y1="5.378cm" svg:x2="27.212cm" svg:y2="5.349cm">
          <text:p/>
        </draw:line>
        <draw:line draw:style-name="gr23" draw:layer="layout" svg:x1="27.211cm" svg:y1="5.349cm" svg:x2="27.211cm" svg:y2="5.24cm">
          <text:p/>
        </draw:line>
        <draw:line draw:style-name="gr23" draw:layer="layout" svg:x1="27.211cm" svg:y1="5.241cm" svg:x2="27.222cm" svg:y2="5.131cm">
          <text:p/>
        </draw:line>
        <draw:line draw:style-name="gr23" draw:layer="layout" svg:x1="27.22cm" svg:y1="5.132cm" svg:x2="27.228cm" svg:y2="5.076cm">
          <text:p/>
        </draw:line>
        <draw:line draw:style-name="gr23" draw:layer="layout" svg:x1="27.228cm" svg:y1="5.076cm" svg:x2="27.228cm" svg:y2="5.103cm">
          <text:p/>
        </draw:line>
        <draw:line draw:style-name="gr23" draw:layer="layout" svg:x1="27.228cm" svg:y1="5.104cm" svg:x2="27.238cm" svg:y2="4.994cm">
          <text:p/>
        </draw:line>
        <draw:line draw:style-name="gr23" draw:layer="layout" svg:x1="27.237cm" svg:y1="4.994cm" svg:x2="27.246cm" svg:y2="5.186cm">
          <text:p/>
        </draw:line>
        <draw:line draw:style-name="gr23" draw:layer="layout" svg:x1="27.245cm" svg:y1="5.185cm" svg:x2="27.245cm" svg:y2="5.24cm">
          <text:p/>
        </draw:line>
        <draw:line draw:style-name="gr23" draw:layer="layout" svg:x1="27.245cm" svg:y1="5.24cm" svg:x2="27.254cm" svg:y2="5.405cm">
          <text:p/>
        </draw:line>
        <draw:line draw:style-name="gr23" draw:layer="layout" svg:x1="27.253cm" svg:y1="5.404cm" svg:x2="27.253cm" svg:y2="5.677cm">
          <text:p/>
        </draw:line>
        <draw:line draw:style-name="gr23" draw:layer="layout" svg:x1="27.253cm" svg:y1="5.677cm" svg:x2="27.263cm" svg:y2="5.924cm">
          <text:p/>
        </draw:line>
        <draw:line draw:style-name="gr23" draw:layer="layout" svg:x1="27.262cm" svg:y1="5.923cm" svg:x2="27.271cm" svg:y2="6.17cm">
          <text:p/>
        </draw:line>
        <draw:line draw:style-name="gr23" draw:layer="layout" svg:x1="27.27cm" svg:y1="6.169cm" svg:x2="27.27cm" svg:y2="6.388cm">
          <text:p/>
        </draw:line>
        <draw:line draw:style-name="gr23" draw:layer="layout" svg:x1="27.27cm" svg:y1="6.388cm" svg:x2="27.28cm" svg:y2="6.498cm">
          <text:p/>
        </draw:line>
        <draw:line draw:style-name="gr23" draw:layer="layout" svg:x1="27.279cm" svg:y1="6.498cm" svg:x2="27.288cm" svg:y2="6.47cm">
          <text:p/>
        </draw:line>
        <draw:line draw:style-name="gr23" draw:layer="layout" svg:x1="27.287cm" svg:y1="6.47cm" svg:x2="27.287cm" svg:y2="6.306cm">
          <text:p/>
        </draw:line>
        <draw:line draw:style-name="gr23" draw:layer="layout" svg:x1="27.287cm" svg:y1="6.307cm" svg:x2="27.297cm" svg:y2="6.197cm">
          <text:p/>
        </draw:line>
        <draw:line draw:style-name="gr23" draw:layer="layout" svg:x1="27.296cm" svg:y1="6.197cm" svg:x2="27.296cm" svg:y2="5.978cm">
          <text:p/>
        </draw:line>
        <draw:line draw:style-name="gr23" draw:layer="layout" svg:x1="27.296cm" svg:y1="5.979cm" svg:x2="27.305cm" svg:y2="5.814cm">
          <text:p/>
        </draw:line>
        <draw:line draw:style-name="gr23" draw:layer="layout" svg:x1="27.304cm" svg:y1="5.815cm" svg:x2="27.313cm" svg:y2="5.705cm">
          <text:p/>
        </draw:line>
        <draw:line draw:style-name="gr23" draw:layer="layout" svg:x1="27.312cm" svg:y1="5.705cm" svg:x2="27.312cm" svg:y2="5.677cm">
          <text:p/>
        </draw:line>
        <draw:line draw:style-name="gr23" draw:layer="layout" svg:x1="27.312cm" svg:y1="5.678cm" svg:x2="27.322cm" svg:y2="5.486cm">
          <text:p/>
        </draw:line>
        <draw:line draw:style-name="gr23" draw:layer="layout" svg:x1="27.321cm" svg:y1="5.486cm" svg:x2="27.329cm" svg:y2="5.486cm">
          <text:p/>
        </draw:line>
        <draw:line draw:style-name="gr23" draw:layer="layout" svg:x1="27.329cm" svg:y1="5.486cm" svg:x2="27.329cm" svg:y2="5.513cm">
          <text:p/>
        </draw:line>
        <draw:line draw:style-name="gr23" draw:layer="layout" svg:x1="27.329cm" svg:y1="5.513cm" svg:x2="27.339cm" svg:y2="5.678cm">
          <text:p/>
        </draw:line>
        <draw:line draw:style-name="gr23" draw:layer="layout" svg:x1="27.338cm" svg:y1="5.677cm" svg:x2="27.338cm" svg:y2="5.568cm">
          <text:p/>
        </draw:line>
        <draw:line draw:style-name="gr23" draw:layer="layout" svg:x1="27.338cm" svg:y1="5.568cm" svg:x2="27.347cm" svg:y2="5.624cm">
          <text:p/>
        </draw:line>
        <draw:line draw:style-name="gr23" draw:layer="layout" svg:x1="27.346cm" svg:y1="5.623cm" svg:x2="27.355cm" svg:y2="5.706cm">
          <text:p/>
        </draw:line>
        <draw:line draw:style-name="gr23" draw:layer="layout" svg:x1="27.354cm" svg:y1="5.705cm" svg:x2="27.354cm" svg:y2="5.787cm">
          <text:p/>
        </draw:line>
        <draw:line draw:style-name="gr23" draw:layer="layout" svg:x1="27.354cm" svg:y1="5.787cm" svg:x2="27.364cm" svg:y2="5.952cm">
          <text:p/>
        </draw:line>
        <draw:line draw:style-name="gr23" draw:layer="layout" svg:x1="27.363cm" svg:y1="5.951cm" svg:x2="27.372cm" svg:y2="6.252cm">
          <text:p/>
        </draw:line>
        <draw:line draw:style-name="gr23" draw:layer="layout" svg:x1="27.371cm" svg:y1="6.251cm" svg:x2="27.371cm" svg:y2="6.579cm">
          <text:p/>
        </draw:line>
        <draw:line draw:style-name="gr23" draw:layer="layout" svg:x1="27.371cm" svg:y1="6.579cm" svg:x2="27.382cm" svg:y2="6.963cm">
          <text:p/>
        </draw:line>
        <draw:line draw:style-name="gr23" draw:layer="layout" svg:x1="27.38cm" svg:y1="6.962cm" svg:x2="27.38cm" svg:y2="7.126cm">
          <text:p/>
        </draw:line>
        <draw:line draw:style-name="gr23" draw:layer="layout" svg:x1="27.38cm" svg:y1="7.126cm" svg:x2="27.389cm" svg:y2="7.291cm">
          <text:p/>
        </draw:line>
        <draw:line draw:style-name="gr23" draw:layer="layout" svg:x1="27.388cm" svg:y1="7.29cm" svg:x2="27.396cm" svg:y2="7.318cm">
          <text:p/>
        </draw:line>
        <draw:line draw:style-name="gr23" draw:layer="layout" svg:x1="27.396cm" svg:y1="7.317cm" svg:x2="27.396cm" svg:y2="6.962cm">
          <text:p/>
        </draw:line>
        <draw:line draw:style-name="gr23" draw:layer="layout" svg:x1="27.396cm" svg:y1="6.963cm" svg:x2="27.406cm" svg:y2="6.88cm">
          <text:p/>
        </draw:line>
        <draw:line draw:style-name="gr23" draw:layer="layout" svg:x1="27.405cm" svg:y1="6.881cm" svg:x2="27.414cm" svg:y2="6.661cm">
          <text:p/>
        </draw:line>
        <draw:line draw:style-name="gr23" draw:layer="layout" svg:x1="27.413cm" svg:y1="6.661cm" svg:x2="27.413cm" svg:y2="6.415cm">
          <text:p/>
        </draw:line>
        <draw:line draw:style-name="gr23" draw:layer="layout" svg:x1="27.413cm" svg:y1="6.416cm" svg:x2="27.423cm" svg:y2="6.087cm">
          <text:p/>
        </draw:line>
        <draw:line draw:style-name="gr23" draw:layer="layout" svg:x1="27.422cm" svg:y1="6.087cm" svg:x2="27.422cm" svg:y2="5.869cm">
          <text:p/>
        </draw:line>
        <draw:line draw:style-name="gr23" draw:layer="layout" svg:x1="27.422cm" svg:y1="5.87cm" svg:x2="27.431cm" svg:y2="5.841cm">
          <text:p/>
        </draw:line>
        <draw:line draw:style-name="gr23" draw:layer="layout" svg:x1="27.43cm" svg:y1="5.842cm" svg:x2="27.439cm" svg:y2="5.759cm">
          <text:p/>
        </draw:line>
        <draw:line draw:style-name="gr23" draw:layer="layout" svg:x1="27.438cm" svg:y1="5.759cm" svg:x2="27.438cm" svg:y2="5.841cm">
          <text:p/>
        </draw:line>
        <draw:line draw:style-name="gr23" draw:layer="layout" svg:x1="27.438cm" svg:y1="5.841cm" svg:x2="27.448cm" svg:y2="5.952cm">
          <text:p/>
        </draw:line>
        <draw:line draw:style-name="gr23" draw:layer="layout" svg:x1="27.447cm" svg:y1="5.951cm" svg:x2="27.455cm" svg:y2="5.951cm">
          <text:p/>
        </draw:line>
        <draw:line draw:style-name="gr23" draw:layer="layout" svg:x1="27.455cm" svg:y1="5.951cm" svg:x2="27.455cm" svg:y2="6.197cm">
          <text:p/>
        </draw:line>
        <draw:line draw:style-name="gr23" draw:layer="layout" svg:x1="27.455cm" svg:y1="6.197cm" svg:x2="27.465cm" svg:y2="6.416cm">
          <text:p/>
        </draw:line>
        <draw:line draw:style-name="gr23" draw:layer="layout" svg:x1="27.464cm" svg:y1="6.415cm" svg:x2="27.464cm" svg:y2="6.552cm">
          <text:p/>
        </draw:line>
        <draw:line draw:style-name="gr23" draw:layer="layout" svg:x1="27.464cm" svg:y1="6.552cm" svg:x2="27.473cm" svg:y2="6.908cm">
          <text:p/>
        </draw:line>
        <draw:line draw:style-name="gr23" draw:layer="layout" svg:x1="27.472cm" svg:y1="6.907cm" svg:x2="27.481cm" svg:y2="7.018cm">
          <text:p/>
        </draw:line>
        <draw:line draw:style-name="gr23" draw:layer="layout" svg:x1="27.48cm" svg:y1="7.017cm" svg:x2="27.48cm" svg:y2="7.126cm">
          <text:p/>
        </draw:line>
        <draw:line draw:style-name="gr23" draw:layer="layout" svg:x1="27.48cm" svg:y1="7.126cm" svg:x2="27.489cm" svg:y2="7.126cm">
          <text:p/>
        </draw:line>
        <draw:line draw:style-name="gr23" draw:layer="layout" svg:x1="27.489cm" svg:y1="7.127cm" svg:x2="27.498cm" svg:y2="7.017cm">
          <text:p/>
        </draw:line>
        <draw:line draw:style-name="gr23" draw:layer="layout" svg:x1="27.497cm" svg:y1="7.017cm" svg:x2="27.497cm" svg:y2="6.962cm">
          <text:p/>
        </draw:line>
        <draw:line draw:style-name="gr23" draw:layer="layout" svg:x1="27.497cm" svg:y1="6.963cm" svg:x2="27.507cm" svg:y2="6.825cm">
          <text:p/>
        </draw:line>
        <draw:line draw:style-name="gr23" draw:layer="layout" svg:x1="27.506cm" svg:y1="6.825cm" svg:x2="27.506cm" svg:y2="6.552cm">
          <text:p/>
        </draw:line>
        <draw:line draw:style-name="gr23" draw:layer="layout" svg:x1="27.506cm" svg:y1="6.553cm" svg:x2="27.515cm" svg:y2="6.142cm">
          <text:p/>
        </draw:line>
        <draw:line draw:style-name="gr23" draw:layer="layout" svg:x1="27.514cm" svg:y1="6.143cm" svg:x2="27.523cm" svg:y2="5.923cm">
          <text:p/>
        </draw:line>
        <draw:line draw:style-name="gr23" draw:layer="layout" svg:x1="27.522cm" svg:y1="5.923cm" svg:x2="27.522cm" svg:y2="5.65cm">
          <text:p/>
        </draw:line>
        <draw:line draw:style-name="gr23" draw:layer="layout" svg:x1="27.522cm" svg:y1="5.651cm" svg:x2="27.532cm" svg:y2="5.459cm">
          <text:p/>
        </draw:line>
        <draw:line draw:style-name="gr23" draw:layer="layout" svg:x1="27.531cm" svg:y1="5.46cm" svg:x2="27.54cm" svg:y2="5.349cm">
          <text:p/>
        </draw:line>
        <draw:line draw:style-name="gr23" draw:layer="layout" svg:x1="27.539cm" svg:y1="5.349cm" svg:x2="27.539cm" svg:y2="5.431cm">
          <text:p/>
        </draw:line>
        <draw:line draw:style-name="gr23" draw:layer="layout" svg:x1="27.539cm" svg:y1="5.432cm" svg:x2="27.55cm" svg:y2="5.377cm">
          <text:p/>
        </draw:line>
        <draw:line draw:style-name="gr23" draw:layer="layout" svg:x1="27.548cm" svg:y1="5.377cm" svg:x2="27.557cm" svg:y2="5.405cm">
          <text:p/>
        </draw:line>
        <draw:line draw:style-name="gr23" draw:layer="layout" svg:x1="27.556cm" svg:y1="5.404cm" svg:x2="27.566cm" svg:y2="5.596cm">
          <text:p/>
        </draw:line>
        <draw:line draw:style-name="gr23" draw:layer="layout" svg:x1="27.565cm" svg:y1="5.595cm" svg:x2="27.565cm" svg:y2="5.787cm">
          <text:p/>
        </draw:line>
        <draw:line draw:style-name="gr23" draw:layer="layout" svg:x1="27.565cm" svg:y1="5.787cm" svg:x2="27.574cm" svg:y2="6.116cm">
          <text:p/>
        </draw:line>
        <draw:line draw:style-name="gr23" draw:layer="layout" svg:x1="27.573cm" svg:y1="6.116cm" svg:x2="27.582cm" svg:y2="5.951cm">
          <text:p/>
        </draw:line>
        <draw:line draw:style-name="gr23" draw:layer="layout" svg:x1="27.581cm" svg:y1="5.951cm" svg:x2="27.581cm" svg:y2="5.978cm">
          <text:p/>
        </draw:line>
        <draw:line draw:style-name="gr23" draw:layer="layout" svg:x1="27.581cm" svg:y1="5.979cm" svg:x2="27.591cm" svg:y2="5.896cm">
          <text:p/>
        </draw:line>
        <draw:line draw:style-name="gr23" draw:layer="layout" svg:x1="27.59cm" svg:y1="5.896cm" svg:x2="27.59cm" svg:y2="5.814cm">
          <text:p/>
        </draw:line>
        <draw:line draw:style-name="gr23" draw:layer="layout" svg:x1="27.59cm" svg:y1="5.814cm" svg:x2="27.599cm" svg:y2="5.842cm">
          <text:p/>
        </draw:line>
        <draw:line draw:style-name="gr23" draw:layer="layout" svg:x1="27.598cm" svg:y1="5.842cm" svg:x2="27.608cm" svg:y2="5.759cm">
          <text:p/>
        </draw:line>
        <draw:line draw:style-name="gr23" draw:layer="layout" svg:x1="27.607cm" svg:y1="5.759cm" svg:x2="27.607cm" svg:y2="5.65cm">
          <text:p/>
        </draw:line>
        <draw:line draw:style-name="gr23" draw:layer="layout" svg:x1="27.607cm" svg:y1="5.65cm" svg:x2="27.616cm" svg:y2="5.842cm">
          <text:p/>
        </draw:line>
        <draw:line draw:style-name="gr23" draw:layer="layout" svg:x1="27.615cm" svg:y1="5.841cm" svg:x2="27.624cm" svg:y2="5.897cm">
          <text:p/>
        </draw:line>
        <draw:line draw:style-name="gr23" draw:layer="layout" svg:x1="27.623cm" svg:y1="5.896cm" svg:x2="27.623cm" svg:y2="5.814cm">
          <text:p/>
        </draw:line>
        <draw:line draw:style-name="gr23" draw:layer="layout" svg:x1="27.623cm" svg:y1="5.815cm" svg:x2="27.633cm" svg:y2="5.759cm">
          <text:p/>
        </draw:line>
        <draw:line draw:style-name="gr23" draw:layer="layout" svg:x1="27.632cm" svg:y1="5.759cm" svg:x2="27.632cm" svg:y2="5.896cm">
          <text:p/>
        </draw:line>
        <draw:line draw:style-name="gr23" draw:layer="layout" svg:x1="27.632cm" svg:y1="5.897cm" svg:x2="27.641cm" svg:y2="5.814cm">
          <text:p/>
        </draw:line>
        <draw:line draw:style-name="gr23" draw:layer="layout" svg:x1="27.64cm" svg:y1="5.815cm" svg:x2="27.65cm" svg:y2="5.759cm">
          <text:p/>
        </draw:line>
        <draw:line draw:style-name="gr23" draw:layer="layout" svg:x1="27.649cm" svg:y1="5.759cm" svg:x2="27.649cm" svg:y2="5.814cm">
          <text:p/>
        </draw:line>
        <draw:line draw:style-name="gr23" draw:layer="layout" svg:x1="27.649cm" svg:y1="5.815cm" svg:x2="27.658cm" svg:y2="5.732cm">
          <text:p/>
        </draw:line>
        <draw:line draw:style-name="gr23" draw:layer="layout" svg:x1="27.657cm" svg:y1="5.733cm" svg:x2="27.666cm" svg:y2="5.513cm">
          <text:p/>
        </draw:line>
        <draw:line draw:style-name="gr23" draw:layer="layout" svg:x1="27.665cm" svg:y1="5.513cm" svg:x2="27.665cm" svg:y2="5.595cm">
          <text:p/>
        </draw:line>
        <draw:line draw:style-name="gr23" draw:layer="layout" svg:x1="27.665cm" svg:y1="5.596cm" svg:x2="27.675cm" svg:y2="5.431cm">
          <text:p/>
        </draw:line>
        <draw:line draw:style-name="gr23" draw:layer="layout" svg:x1="27.674cm" svg:y1="5.431cm" svg:x2="27.674cm" svg:y2="5.459cm">
          <text:p/>
        </draw:line>
        <draw:line draw:style-name="gr23" draw:layer="layout" svg:x1="27.674cm" svg:y1="5.46cm" svg:x2="27.683cm" svg:y2="5.404cm">
          <text:p/>
        </draw:line>
        <draw:line draw:style-name="gr23" draw:layer="layout" svg:x1="27.682cm" svg:y1="5.405cm" svg:x2="27.692cm" svg:y2="5.213cm">
          <text:p/>
        </draw:line>
        <draw:line draw:style-name="gr23" draw:layer="layout" svg:x1="27.691cm" svg:y1="5.214cm" svg:x2="27.7cm" svg:y2="5.103cm">
          <text:p/>
        </draw:line>
        <draw:line draw:style-name="gr23" draw:layer="layout" svg:x1="27.699cm" svg:y1="5.103cm" svg:x2="27.708cm" svg:y2="5.159cm">
          <text:p/>
        </draw:line>
        <draw:line draw:style-name="gr23" draw:layer="layout" svg:x1="27.707cm" svg:y1="5.159cm" svg:x2="27.718cm" svg:y2="5.131cm">
          <text:p/>
        </draw:line>
        <draw:line draw:style-name="gr23" draw:layer="layout" svg:x1="27.716cm" svg:y1="5.131cm" svg:x2="27.716cm" svg:y2="5.158cm">
          <text:p/>
        </draw:line>
        <draw:line draw:style-name="gr23" draw:layer="layout" svg:x1="27.716cm" svg:y1="5.158cm" svg:x2="27.724cm" svg:y2="5.158cm">
          <text:p/>
        </draw:line>
        <draw:line draw:style-name="gr23" draw:layer="layout" svg:x1="27.724cm" svg:y1="5.159cm" svg:x2="27.734cm" svg:y2="5.021cm">
          <text:p/>
        </draw:line>
        <draw:line draw:style-name="gr23" draw:layer="layout" svg:x1="27.733cm" svg:y1="5.021cm" svg:x2="27.733cm" svg:y2="4.967cm">
          <text:p/>
        </draw:line>
        <draw:line draw:style-name="gr23" draw:layer="layout" svg:x1="27.733cm" svg:y1="4.967cm" svg:x2="27.741cm" svg:y2="4.967cm">
          <text:p/>
        </draw:line>
        <draw:line draw:style-name="gr23" draw:layer="layout" svg:x1="27.741cm" svg:y1="4.967cm" svg:x2="27.741cm" svg:y2="5.049cm">
          <text:p/>
        </draw:line>
        <draw:line draw:style-name="gr23" draw:layer="layout" svg:x1="27.741cm" svg:y1="5.05cm" svg:x2="27.75cm" svg:y2="4.912cm">
          <text:p/>
        </draw:line>
        <draw:line draw:style-name="gr23" draw:layer="layout" svg:x1="27.749cm" svg:y1="4.912cm" svg:x2="27.759cm" svg:y2="4.94cm">
          <text:p/>
        </draw:line>
        <draw:line draw:style-name="gr23" draw:layer="layout" svg:x1="27.758cm" svg:y1="4.939cm" svg:x2="27.758cm" svg:y2="4.912cm">
          <text:p/>
        </draw:line>
        <draw:line draw:style-name="gr23" draw:layer="layout" svg:x1="27.758cm" svg:y1="4.912cm" svg:x2="27.767cm" svg:y2="5.077cm">
          <text:p/>
        </draw:line>
        <draw:line draw:style-name="gr23" draw:layer="layout" svg:x1="27.766cm" svg:y1="5.076cm" svg:x2="27.776cm" svg:y2="5.132cm">
          <text:p/>
        </draw:line>
        <draw:line draw:style-name="gr23" draw:layer="layout" svg:x1="27.775cm" svg:y1="5.131cm" svg:x2="27.775cm" svg:y2="4.994cm">
          <text:p/>
        </draw:line>
        <draw:line draw:style-name="gr23" draw:layer="layout" svg:x1="27.775cm" svg:y1="4.994cm" svg:x2="27.784cm" svg:y2="5.241cm">
          <text:p/>
        </draw:line>
        <draw:line draw:style-name="gr23" draw:layer="layout" svg:x1="27.783cm" svg:y1="5.24cm" svg:x2="27.783cm" svg:y2="5.213cm">
          <text:p/>
        </draw:line>
        <draw:line draw:style-name="gr23" draw:layer="layout" svg:x1="27.783cm" svg:y1="5.213cm" svg:x2="27.792cm" svg:y2="5.378cm">
          <text:p/>
        </draw:line>
        <draw:line draw:style-name="gr23" draw:layer="layout" svg:x1="27.791cm" svg:y1="5.377cm" svg:x2="27.801cm" svg:y2="5.487cm">
          <text:p/>
        </draw:line>
        <draw:line draw:style-name="gr23" draw:layer="layout" svg:x1="27.8cm" svg:y1="5.486cm" svg:x2="27.8cm" svg:y2="5.568cm">
          <text:p/>
        </draw:line>
        <draw:line draw:style-name="gr23" draw:layer="layout" svg:x1="27.8cm" svg:y1="5.568cm" svg:x2="27.809cm" svg:y2="5.596cm">
          <text:p/>
        </draw:line>
        <draw:line draw:style-name="gr23" draw:layer="layout" svg:x1="27.808cm" svg:y1="5.595cm" svg:x2="27.818cm" svg:y2="5.651cm">
          <text:p/>
        </draw:line>
        <draw:line draw:style-name="gr23" draw:layer="layout" svg:x1="27.817cm" svg:y1="5.65cm" svg:x2="27.817cm" svg:y2="5.623cm">
          <text:p/>
        </draw:line>
        <draw:line draw:style-name="gr23" draw:layer="layout" svg:x1="27.817cm" svg:y1="5.623cm" svg:x2="27.826cm" svg:y2="5.789cm">
          <text:p/>
        </draw:line>
        <draw:line draw:style-name="gr23" draw:layer="layout" svg:x1="27.825cm" svg:y1="5.787cm" svg:x2="27.825cm" svg:y2="5.623cm">
          <text:p/>
        </draw:line>
        <draw:line draw:style-name="gr23" draw:layer="layout" svg:x1="27.825cm" svg:y1="5.623cm" svg:x2="27.835cm" svg:y2="5.678cm">
          <text:p/>
        </draw:line>
        <draw:line draw:style-name="gr23" draw:layer="layout" svg:x1="27.834cm" svg:y1="5.678cm" svg:x2="27.843cm" svg:y2="5.65cm">
          <text:p/>
        </draw:line>
        <draw:line draw:style-name="gr23" draw:layer="layout" svg:x1="27.842cm" svg:y1="5.65cm" svg:x2="27.842cm" svg:y2="5.814cm">
          <text:p/>
        </draw:line>
        <draw:line draw:style-name="gr23" draw:layer="layout" svg:x1="27.842cm" svg:y1="5.814cm" svg:x2="27.851cm" svg:y2="5.924cm">
          <text:p/>
        </draw:line>
        <draw:line draw:style-name="gr23" draw:layer="layout" svg:x1="27.85cm" svg:y1="5.923cm" svg:x2="27.86cm" svg:y2="6.034cm">
          <text:p/>
        </draw:line>
        <draw:line draw:style-name="gr23" draw:layer="layout" svg:x1="27.859cm" svg:y1="6.033cm" svg:x2="27.859cm" svg:y2="6.169cm">
          <text:p/>
        </draw:line>
        <draw:line draw:style-name="gr23" draw:layer="layout" svg:x1="27.859cm" svg:y1="6.169cm" svg:x2="27.868cm" svg:y2="6.199cm">
          <text:p/>
        </draw:line>
        <draw:line draw:style-name="gr23" draw:layer="layout" svg:x1="27.867cm" svg:y1="6.197cm" svg:x2="27.867cm" svg:y2="6.251cm">
          <text:p/>
        </draw:line>
        <draw:line draw:style-name="gr23" draw:layer="layout" svg:x1="27.867cm" svg:y1="6.251cm" svg:x2="27.878cm" svg:y2="6.28cm">
          <text:p/>
        </draw:line>
        <draw:line draw:style-name="gr23" draw:layer="layout" svg:x1="27.876cm" svg:y1="6.28cm" svg:x2="27.884cm" svg:y2="6.197cm">
          <text:p/>
        </draw:line>
        <draw:line draw:style-name="gr23" draw:layer="layout" svg:x1="27.884cm" svg:y1="6.197cm" svg:x2="27.884cm" svg:y2="6.142cm">
          <text:p/>
        </draw:line>
        <draw:line draw:style-name="gr23" draw:layer="layout" svg:x1="27.884cm" svg:y1="6.143cm" svg:x2="27.893cm" svg:y2="6.033cm">
          <text:p/>
        </draw:line>
        <draw:line draw:style-name="gr23" draw:layer="layout" svg:x1="27.892cm" svg:y1="6.034cm" svg:x2="27.902cm" svg:y2="5.923cm">
          <text:p/>
        </draw:line>
        <draw:line draw:style-name="gr23" draw:layer="layout" svg:x1="27.901cm" svg:y1="5.923cm" svg:x2="27.901cm" svg:y2="5.677cm">
          <text:p/>
        </draw:line>
        <draw:line draw:style-name="gr23" draw:layer="layout" svg:x1="27.901cm" svg:y1="5.678cm" svg:x2="27.91cm" svg:y2="5.541cm">
          <text:p/>
        </draw:line>
        <draw:line draw:style-name="gr23" draw:layer="layout" svg:x1="27.909cm" svg:y1="5.541cm" svg:x2="27.909cm" svg:y2="5.431cm">
          <text:p/>
        </draw:line>
        <draw:line draw:style-name="gr23" draw:layer="layout" svg:x1="27.909cm" svg:y1="5.432cm" svg:x2="27.919cm" svg:y2="5.377cm">
          <text:p/>
        </draw:line>
        <draw:line draw:style-name="gr23" draw:layer="layout" svg:x1="27.918cm" svg:y1="5.378cm" svg:x2="27.927cm" svg:y2="5.322cm">
          <text:p/>
        </draw:line>
        <draw:line draw:style-name="gr23" draw:layer="layout" svg:x1="27.926cm" svg:y1="5.322cm" svg:x2="27.926cm" svg:y2="5.349cm">
          <text:p/>
        </draw:line>
        <draw:line draw:style-name="gr23" draw:layer="layout" svg:x1="27.926cm" svg:y1="5.349cm" svg:x2="27.935cm" svg:y2="5.378cm">
          <text:p/>
        </draw:line>
        <draw:line draw:style-name="gr23" draw:layer="layout" svg:x1="27.934cm" svg:y1="5.378cm" svg:x2="27.944cm" svg:y2="5.349cm">
          <text:p/>
        </draw:line>
        <draw:line draw:style-name="gr23" draw:layer="layout" svg:x1="27.943cm" svg:y1="5.349cm" svg:x2="27.952cm" svg:y2="5.378cm">
          <text:p/>
        </draw:line>
        <draw:line draw:style-name="gr23" draw:layer="layout" svg:x1="27.951cm" svg:y1="5.377cm" svg:x2="27.951cm" svg:y2="5.404cm">
          <text:p/>
        </draw:line>
        <draw:line draw:style-name="gr23" draw:layer="layout" svg:x1="27.951cm" svg:y1="5.405cm" svg:x2="27.961cm" svg:y2="5.322cm">
          <text:p/>
        </draw:line>
        <draw:line draw:style-name="gr23" draw:layer="layout" svg:x1="27.96cm" svg:y1="5.323cm" svg:x2="27.969cm" svg:y2="5.295cm">
          <text:p/>
        </draw:line>
        <draw:line draw:style-name="gr23" draw:layer="layout" svg:x1="27.968cm" svg:y1="5.295cm" svg:x2="27.968cm" svg:y2="5.24cm">
          <text:p/>
        </draw:line>
        <draw:line draw:style-name="gr23" draw:layer="layout" svg:x1="27.968cm" svg:y1="5.241cm" svg:x2="27.977cm" svg:y2="5.213cm">
          <text:p/>
        </draw:line>
        <draw:line draw:style-name="gr23" draw:layer="layout" svg:x1="27.976cm" svg:y1="5.213cm" svg:x2="27.986cm" svg:y2="5.268cm">
          <text:p/>
        </draw:line>
        <draw:line draw:style-name="gr23" draw:layer="layout" svg:x1="27.985cm" svg:y1="5.267cm" svg:x2="27.985cm" svg:y2="5.349cm">
          <text:p/>
        </draw:line>
        <draw:line draw:style-name="gr23" draw:layer="layout" svg:x1="27.985cm" svg:y1="5.349cm" svg:x2="27.994cm" svg:y2="5.514cm">
          <text:p/>
        </draw:line>
        <draw:line draw:style-name="gr23" draw:layer="layout" svg:x1="27.993cm" svg:y1="5.513cm" svg:x2="27.993cm" svg:y2="5.759cm">
          <text:p/>
        </draw:line>
        <draw:line draw:style-name="gr23" draw:layer="layout" svg:x1="27.993cm" svg:y1="5.759cm" svg:x2="28.003cm" svg:y2="5.815cm">
          <text:p/>
        </draw:line>
        <draw:line draw:style-name="gr23" draw:layer="layout" svg:x1="28.002cm" svg:y1="5.814cm" svg:x2="28.011cm" svg:y2="5.924cm">
          <text:p/>
        </draw:line>
        <draw:line draw:style-name="gr23" draw:layer="layout" svg:x1="28.01cm" svg:y1="5.923cm" svg:x2="28.01cm" svg:y2="6.197cm">
          <text:p/>
        </draw:line>
        <draw:line draw:style-name="gr23" draw:layer="layout" svg:x1="28.01cm" svg:y1="6.199cm" svg:x2="28.019cm" svg:y2="6.169cm">
          <text:p/>
        </draw:line>
        <draw:line draw:style-name="gr23" draw:layer="layout" svg:x1="28.018cm" svg:y1="6.169cm" svg:x2="28.028cm" svg:y2="6.225cm">
          <text:p/>
        </draw:line>
        <draw:line draw:style-name="gr23" draw:layer="layout" svg:x1="28.027cm" svg:y1="6.224cm" svg:x2="28.027cm" svg:y2="6.361cm">
          <text:p/>
        </draw:line>
        <draw:line draw:style-name="gr23" draw:layer="layout" svg:x1="28.027cm" svg:y1="6.361cm" svg:x2="28.036cm" svg:y2="6.471cm">
          <text:p/>
        </draw:line>
        <draw:line draw:style-name="gr23" draw:layer="layout" svg:x1="28.035cm" svg:y1="6.47cm" svg:x2="28.035cm" svg:y2="6.525cm">
          <text:p/>
        </draw:line>
        <draw:line draw:style-name="gr23" draw:layer="layout" svg:x1="28.035cm" svg:y1="6.526cm" svg:x2="28.045cm" svg:y2="6.388cm">
          <text:p/>
        </draw:line>
        <draw:line draw:style-name="gr23" draw:layer="layout" svg:x1="28.044cm" svg:y1="6.388cm" svg:x2="28.053cm" svg:y2="6.498cm">
          <text:p/>
        </draw:line>
        <draw:line draw:style-name="gr23" draw:layer="layout" svg:x1="28.052cm" svg:y1="6.497cm" svg:x2="28.052cm" svg:y2="6.634cm">
          <text:p/>
        </draw:line>
        <draw:line draw:style-name="gr23" draw:layer="layout" svg:x1="28.052cm" svg:y1="6.635cm" svg:x2="28.061cm" svg:y2="6.579cm">
          <text:p/>
        </draw:line>
        <draw:line draw:style-name="gr23" draw:layer="layout" svg:x1="28.06cm" svg:y1="6.579cm" svg:x2="28.07cm" svg:y2="6.799cm">
          <text:p/>
        </draw:line>
        <draw:line draw:style-name="gr23" draw:layer="layout" svg:x1="28.069cm" svg:y1="6.798cm" svg:x2="28.069cm" svg:y2="6.853cm">
          <text:p/>
        </draw:line>
        <draw:line draw:style-name="gr23" draw:layer="layout" svg:x1="28.069cm" svg:y1="6.853cm" svg:x2="28.077cm" svg:y2="6.853cm">
          <text:p/>
        </draw:line>
        <draw:line draw:style-name="gr23" draw:layer="layout" svg:x1="28.077cm" svg:y1="6.853cm" svg:x2="28.077cm" svg:y2="6.989cm">
          <text:p/>
        </draw:line>
        <draw:line draw:style-name="gr23" draw:layer="layout" svg:x1="28.077cm" svg:y1="6.989cm" svg:x2="28.087cm" svg:y2="7.1cm">
          <text:p/>
        </draw:line>
        <draw:line draw:style-name="gr23" draw:layer="layout" svg:x1="28.086cm" svg:y1="7.099cm" svg:x2="28.095cm" svg:y2="7.346cm">
          <text:p/>
        </draw:line>
        <draw:line draw:style-name="gr23" draw:layer="layout" svg:x1="28.094cm" svg:y1="7.345cm" svg:x2="28.094cm" svg:y2="7.536cm">
          <text:p/>
        </draw:line>
        <draw:line draw:style-name="gr23" draw:layer="layout" svg:x1="28.094cm" svg:y1="7.536cm" svg:x2="28.103cm" svg:y2="7.564cm">
          <text:p/>
        </draw:line>
        <draw:line draw:style-name="gr23" draw:layer="layout" svg:x1="28.102cm" svg:y1="7.563cm" svg:x2="28.112cm" svg:y2="7.755cm">
          <text:p/>
        </draw:line>
        <draw:line draw:style-name="gr23" draw:layer="layout" svg:x1="28.111cm" svg:y1="7.754cm" svg:x2="28.111cm" svg:y2="7.645cm">
          <text:p/>
        </draw:line>
        <draw:line draw:style-name="gr23" draw:layer="layout" svg:x1="28.111cm" svg:y1="7.646cm" svg:x2="28.12cm" svg:y2="7.481cm">
          <text:p/>
        </draw:line>
        <draw:line draw:style-name="gr23" draw:layer="layout" svg:x1="28.119cm" svg:y1="7.481cm" svg:x2="28.119cm" svg:y2="7.782cm">
          <text:p/>
        </draw:line>
        <draw:line draw:style-name="gr23" draw:layer="layout" svg:x1="28.119cm" svg:y1="7.783cm" svg:x2="28.129cm" svg:y2="7.645cm">
          <text:p/>
        </draw:line>
        <draw:line draw:style-name="gr23" draw:layer="layout" svg:x1="28.128cm" svg:y1="7.646cm" svg:x2="28.137cm" svg:y2="7.59cm">
          <text:p/>
        </draw:line>
        <draw:line draw:style-name="gr23" draw:layer="layout" svg:x1="28.136cm" svg:y1="7.59cm" svg:x2="28.136cm" svg:y2="7.7cm">
          <text:p/>
        </draw:line>
        <draw:line draw:style-name="gr23" draw:layer="layout" svg:x1="28.136cm" svg:y1="7.7cm" svg:x2="28.146cm" svg:y2="7.755cm">
          <text:p/>
        </draw:line>
        <draw:line draw:style-name="gr23" draw:layer="layout" svg:x1="28.145cm" svg:y1="7.755cm" svg:x2="28.154cm" svg:y2="7.727cm">
          <text:p/>
        </draw:line>
        <draw:line draw:style-name="gr23" draw:layer="layout" svg:x1="28.153cm" svg:y1="7.727cm" svg:x2="28.153cm" svg:y2="7.918cm">
          <text:p/>
        </draw:line>
        <draw:line draw:style-name="gr23" draw:layer="layout" svg:x1="28.153cm" svg:y1="7.918cm" svg:x2="28.162cm" svg:y2="8.029cm">
          <text:p/>
        </draw:line>
        <draw:line draw:style-name="gr23" draw:layer="layout" svg:x1="28.161cm" svg:y1="8.028cm" svg:x2="28.161cm" svg:y2="7.864cm">
          <text:p/>
        </draw:line>
        <draw:line draw:style-name="gr23" draw:layer="layout" svg:x1="28.161cm" svg:y1="7.864cm" svg:x2="28.171cm" svg:y2="7.892cm">
          <text:p/>
        </draw:line>
        <draw:line draw:style-name="gr23" draw:layer="layout" svg:x1="28.17cm" svg:y1="7.892cm" svg:x2="28.179cm" svg:y2="7.836cm">
          <text:p/>
        </draw:line>
        <draw:line draw:style-name="gr23" draw:layer="layout" svg:x1="28.178cm" svg:y1="7.836cm" svg:x2="28.178cm" svg:y2="7.918cm">
          <text:p/>
        </draw:line>
        <draw:line draw:style-name="gr23" draw:layer="layout" svg:x1="28.178cm" svg:y1="7.919cm" svg:x2="28.188cm" svg:y2="7.864cm">
          <text:p/>
        </draw:line>
        <draw:line draw:style-name="gr23" draw:layer="layout" svg:x1="28.187cm" svg:y1="7.864cm" svg:x2="28.196cm" svg:y2="7.947cm">
          <text:p/>
        </draw:line>
        <draw:line draw:style-name="gr23" draw:layer="layout" svg:x1="28.195cm" svg:y1="7.946cm" svg:x2="28.195cm" svg:y2="8cm">
          <text:p/>
        </draw:line>
        <draw:line draw:style-name="gr23" draw:layer="layout" svg:x1="28.195cm" svg:y1="8cm" svg:x2="28.203cm" svg:y2="8cm">
          <text:p/>
        </draw:line>
        <draw:line draw:style-name="gr23" draw:layer="layout" svg:x1="28.203cm" svg:y1="8cm" svg:x2="28.203cm" svg:y2="7.809cm">
          <text:p/>
        </draw:line>
        <draw:line draw:style-name="gr23" draw:layer="layout" svg:x1="28.203cm" svg:y1="7.81cm" svg:x2="28.214cm" svg:y2="7.7cm">
          <text:p/>
        </draw:line>
        <draw:line draw:style-name="gr23" draw:layer="layout" svg:x1="28.212cm" svg:y1="7.701cm" svg:x2="28.221cm" svg:y2="7.454cm">
          <text:p/>
        </draw:line>
        <draw:line draw:style-name="gr23" draw:layer="layout" svg:x1="28.22cm" svg:y1="7.454cm" svg:x2="28.22cm" svg:y2="7.317cm">
          <text:p/>
        </draw:line>
        <draw:line draw:style-name="gr23" draw:layer="layout" svg:x1="28.22cm" svg:y1="7.318cm" svg:x2="28.23cm" svg:y2="7.017cm">
          <text:p/>
        </draw:line>
        <draw:line draw:style-name="gr23" draw:layer="layout" svg:x1="28.229cm" svg:y1="7.018cm" svg:x2="28.238cm" svg:y2="6.771cm">
          <text:p/>
        </draw:line>
        <draw:line draw:style-name="gr23" draw:layer="layout" svg:x1="28.237cm" svg:y1="6.771cm" svg:x2="28.237cm" svg:y2="6.634cm">
          <text:p/>
        </draw:line>
        <draw:line draw:style-name="gr23" draw:layer="layout" svg:x1="28.237cm" svg:y1="6.635cm" svg:x2="28.246cm" svg:y2="6.497cm">
          <text:p/>
        </draw:line>
        <draw:line draw:style-name="gr23" draw:layer="layout" svg:x1="28.245cm" svg:y1="6.497cm" svg:x2="28.245cm" svg:y2="6.361cm">
          <text:p/>
        </draw:line>
        <draw:line draw:style-name="gr23" draw:layer="layout" svg:x1="28.245cm" svg:y1="6.362cm" svg:x2="28.255cm" svg:y2="6.224cm">
          <text:p/>
        </draw:line>
        <draw:line draw:style-name="gr23" draw:layer="layout" svg:x1="28.254cm" svg:y1="6.225cm" svg:x2="28.263cm" svg:y2="6.169cm">
          <text:p/>
        </draw:line>
        <draw:line draw:style-name="gr23" draw:layer="layout" svg:x1="28.262cm" svg:y1="6.169cm" svg:x2="28.262cm" svg:y2="6.197cm">
          <text:p/>
        </draw:line>
        <draw:line draw:style-name="gr23" draw:layer="layout" svg:x1="28.262cm" svg:y1="6.197cm" svg:x2="28.272cm" svg:y2="6.307cm">
          <text:p/>
        </draw:line>
        <draw:line draw:style-name="gr23" draw:layer="layout" svg:x1="28.271cm" svg:y1="6.307cm" svg:x2="28.28cm" svg:y2="6.224cm">
          <text:p/>
        </draw:line>
        <draw:line draw:style-name="gr23" draw:layer="layout" svg:x1="28.279cm" svg:y1="6.224cm" svg:x2="28.279cm" svg:y2="6.197cm">
          <text:p/>
        </draw:line>
        <draw:line draw:style-name="gr23" draw:layer="layout" svg:x1="28.279cm" svg:y1="6.197cm" svg:x2="28.287cm" svg:y2="6.197cm">
          <text:p/>
        </draw:line>
        <draw:line draw:style-name="gr23" draw:layer="layout" svg:x1="28.287cm" svg:y1="6.197cm" svg:x2="28.287cm" svg:y2="6.224cm">
          <text:p/>
        </draw:line>
        <draw:line draw:style-name="gr23" draw:layer="layout" svg:x1="28.287cm" svg:y1="6.225cm" svg:x2="28.297cm" svg:y2="6.169cm">
          <text:p/>
        </draw:line>
        <draw:line draw:style-name="gr23" draw:layer="layout" svg:x1="28.296cm" svg:y1="6.169cm" svg:x2="28.305cm" svg:y2="6.28cm">
          <text:p/>
        </draw:line>
        <draw:line draw:style-name="gr23" draw:layer="layout" svg:x1="28.304cm" svg:y1="6.279cm" svg:x2="28.314cm" svg:y2="6.362cm">
          <text:p/>
        </draw:line>
        <draw:line draw:style-name="gr23" draw:layer="layout" svg:x1="28.313cm" svg:y1="6.361cm" svg:x2="28.322cm" svg:y2="6.416cm">
          <text:p/>
        </draw:line>
        <draw:line draw:style-name="gr23" draw:layer="layout" svg:x1="28.321cm" svg:y1="6.415cm" svg:x2="28.33cm" svg:y2="6.553cm">
          <text:p/>
        </draw:line>
        <draw:line draw:style-name="gr23" draw:layer="layout" svg:x1="28.329cm" svg:y1="6.552cm" svg:x2="28.329cm" svg:y2="6.634cm">
          <text:p/>
        </draw:line>
        <draw:line draw:style-name="gr23" draw:layer="layout" svg:x1="28.329cm" svg:y1="6.634cm" svg:x2="28.339cm" svg:y2="6.744cm">
          <text:p/>
        </draw:line>
        <draw:line draw:style-name="gr23" draw:layer="layout" svg:x1="28.338cm" svg:y1="6.743cm" svg:x2="28.347cm" svg:y2="6.936cm">
          <text:p/>
        </draw:line>
        <draw:line draw:style-name="gr23" draw:layer="layout" svg:x1="28.346cm" svg:y1="6.935cm" svg:x2="28.346cm" svg:y2="7.071cm">
          <text:p/>
        </draw:line>
        <draw:line draw:style-name="gr23" draw:layer="layout" svg:x1="28.346cm" svg:y1="7.071cm" svg:x2="28.356cm" svg:y2="7.236cm">
          <text:p/>
        </draw:line>
        <draw:line draw:style-name="gr23" draw:layer="layout" svg:x1="28.355cm" svg:y1="7.236cm" svg:x2="28.364cm" svg:y2="7.208cm">
          <text:p/>
        </draw:line>
        <draw:line draw:style-name="gr23" draw:layer="layout" svg:x1="28.363cm" svg:y1="7.208cm" svg:x2="28.363cm" svg:y2="7.263cm">
          <text:p/>
        </draw:line>
        <draw:line draw:style-name="gr23" draw:layer="layout" svg:x1="28.363cm" svg:y1="7.263cm" svg:x2="28.372cm" svg:y2="7.318cm">
          <text:p/>
        </draw:line>
        <draw:line draw:style-name="gr23" draw:layer="layout" svg:x1="28.371cm" svg:y1="7.317cm" svg:x2="28.371cm" svg:y2="7.372cm">
          <text:p/>
        </draw:line>
        <draw:line draw:style-name="gr23" draw:layer="layout" svg:x1="28.371cm" svg:y1="7.373cm" svg:x2="28.382cm" svg:y2="7.126cm">
          <text:p/>
        </draw:line>
        <draw:line draw:style-name="gr23" draw:layer="layout" svg:x1="28.38cm" svg:y1="7.127cm" svg:x2="28.389cm" svg:y2="6.798cm">
          <text:p/>
        </draw:line>
        <draw:line draw:style-name="gr23" draw:layer="layout" svg:x1="28.388cm" svg:y1="6.798cm" svg:x2="28.388cm" svg:y2="6.88cm">
          <text:p/>
        </draw:line>
        <draw:line draw:style-name="gr23" draw:layer="layout" svg:x1="28.388cm" svg:y1="6.881cm" svg:x2="28.398cm" svg:y2="6.661cm">
          <text:p/>
        </draw:line>
        <draw:line draw:style-name="gr23" draw:layer="layout" svg:x1="28.397cm" svg:y1="6.662cm" svg:x2="28.406cm" svg:y2="6.497cm">
          <text:p/>
        </draw:line>
        <draw:line draw:style-name="gr23" draw:layer="layout" svg:x1="28.405cm" svg:y1="6.497cm" svg:x2="28.405cm" svg:y2="6.333cm">
          <text:p/>
        </draw:line>
        <draw:line draw:style-name="gr23" draw:layer="layout" svg:x1="28.405cm" svg:y1="6.333cm" svg:x2="28.415cm" svg:y2="6.389cm">
          <text:p/>
        </draw:line>
        <draw:line draw:style-name="gr23" draw:layer="layout" svg:x1="28.414cm" svg:y1="6.389cm" svg:x2="28.423cm" svg:y2="6.361cm">
          <text:p/>
        </draw:line>
        <draw:line draw:style-name="gr23" draw:layer="layout" svg:x1="28.422cm" svg:y1="6.361cm" svg:x2="28.431cm" svg:y2="6.389cm">
          <text:p/>
        </draw:line>
        <draw:line draw:style-name="gr23" draw:layer="layout" svg:x1="28.43cm" svg:y1="6.388cm" svg:x2="28.43cm" svg:y2="6.634cm">
          <text:p/>
        </draw:line>
        <draw:line draw:style-name="gr23" draw:layer="layout" svg:x1="28.43cm" svg:y1="6.634cm" svg:x2="28.44cm" svg:y2="6.799cm">
          <text:p/>
        </draw:line>
        <draw:line draw:style-name="gr23" draw:layer="layout" svg:x1="28.439cm" svg:y1="6.798cm" svg:x2="28.448cm" svg:y2="6.881cm">
          <text:p/>
        </draw:line>
        <draw:line draw:style-name="gr23" draw:layer="layout" svg:x1="28.447cm" svg:y1="6.88cm" svg:x2="28.447cm" svg:y2="6.935cm">
          <text:p/>
        </draw:line>
        <draw:line draw:style-name="gr23" draw:layer="layout" svg:x1="28.447cm" svg:y1="6.935cm" svg:x2="28.457cm" svg:y2="7.182cm">
          <text:p/>
        </draw:line>
        <draw:line draw:style-name="gr23" draw:layer="layout" svg:x1="28.456cm" svg:y1="7.181cm" svg:x2="28.456cm" svg:y2="7.372cm">
          <text:p/>
        </draw:line>
        <draw:line draw:style-name="gr23" draw:layer="layout" svg:x1="28.456cm" svg:y1="7.373cm" svg:x2="28.465cm" svg:y2="7.345cm">
          <text:p/>
        </draw:line>
        <draw:line draw:style-name="gr23" draw:layer="layout" svg:x1="28.464cm" svg:y1="7.346cm" svg:x2="28.473cm" svg:y2="7.317cm">
          <text:p/>
        </draw:line>
        <draw:line draw:style-name="gr23" draw:layer="layout" svg:x1="28.472cm" svg:y1="7.317cm" svg:x2="28.472cm" svg:y2="7.099cm">
          <text:p/>
        </draw:line>
        <draw:line draw:style-name="gr23" draw:layer="layout" svg:x1="28.472cm" svg:y1="7.1cm" svg:x2="28.482cm" svg:y2="6.962cm">
          <text:p/>
        </draw:line>
        <draw:line draw:style-name="gr23" draw:layer="layout" svg:x1="28.481cm" svg:y1="6.963cm" svg:x2="28.49cm" svg:y2="6.825cm">
          <text:p/>
        </draw:line>
        <draw:line draw:style-name="gr23" draw:layer="layout" svg:x1="28.489cm" svg:y1="6.825cm" svg:x2="28.489cm" svg:y2="6.88cm">
          <text:p/>
        </draw:line>
        <draw:line draw:style-name="gr23" draw:layer="layout" svg:x1="28.489cm" svg:y1="6.881cm" svg:x2="28.499cm" svg:y2="6.825cm">
          <text:p/>
        </draw:line>
        <draw:line draw:style-name="gr23" draw:layer="layout" svg:x1="28.498cm" svg:y1="6.825cm" svg:x2="28.498cm" svg:y2="6.743cm">
          <text:p/>
        </draw:line>
        <draw:line draw:style-name="gr23" draw:layer="layout" svg:x1="28.498cm" svg:y1="6.743cm" svg:x2="28.507cm" svg:y2="6.799cm">
          <text:p/>
        </draw:line>
        <draw:line draw:style-name="gr23" draw:layer="layout" svg:x1="28.506cm" svg:y1="6.798cm" svg:x2="28.515cm" svg:y2="6.854cm">
          <text:p/>
        </draw:line>
        <draw:line draw:style-name="gr23" draw:layer="layout" svg:x1="28.514cm" svg:y1="6.853cm" svg:x2="28.514cm" svg:y2="6.989cm">
          <text:p/>
        </draw:line>
        <draw:line draw:style-name="gr23" draw:layer="layout" svg:x1="28.514cm" svg:y1="6.989cm" svg:x2="28.524cm" svg:y2="7.072cm">
          <text:p/>
        </draw:line>
        <draw:line draw:style-name="gr23" draw:layer="layout" svg:x1="28.523cm" svg:y1="7.071cm" svg:x2="28.532cm" svg:y2="7.154cm">
          <text:p/>
        </draw:line>
        <draw:line draw:style-name="gr23" draw:layer="layout" svg:x1="28.531cm" svg:y1="7.153cm" svg:x2="28.531cm" svg:y2="7.235cm">
          <text:p/>
        </draw:line>
        <draw:line draw:style-name="gr23" draw:layer="layout" svg:x1="28.531cm" svg:y1="7.235cm" svg:x2="28.541cm" svg:y2="7.428cm">
          <text:p/>
        </draw:line>
        <draw:line draw:style-name="gr23" draw:layer="layout" svg:x1="28.54cm" svg:y1="7.428cm" svg:x2="28.549cm" svg:y2="7.208cm">
          <text:p/>
        </draw:line>
        <draw:line draw:style-name="gr23" draw:layer="layout" svg:x1="28.548cm" svg:y1="7.208cm" svg:x2="28.557cm" svg:y2="7.236cm">
          <text:p/>
        </draw:line>
        <draw:line draw:style-name="gr23" draw:layer="layout" svg:x1="28.556cm" svg:y1="7.235cm" svg:x2="28.556cm" svg:y2="7.427cm">
          <text:p/>
        </draw:line>
        <draw:line draw:style-name="gr23" draw:layer="layout" svg:x1="28.556cm" svg:y1="7.428cm" svg:x2="28.566cm" svg:y2="7.317cm">
          <text:p/>
        </draw:line>
        <draw:line draw:style-name="gr23" draw:layer="layout" svg:x1="28.565cm" svg:y1="7.317cm" svg:x2="28.574cm" svg:y2="7.455cm">
          <text:p/>
        </draw:line>
        <draw:line draw:style-name="gr23" draw:layer="layout" svg:x1="28.573cm" svg:y1="7.454cm" svg:x2="28.573cm" svg:y2="7.372cm">
          <text:p/>
        </draw:line>
        <draw:line draw:style-name="gr23" draw:layer="layout" svg:x1="28.573cm" svg:y1="7.372cm" svg:x2="28.583cm" svg:y2="7.4cm">
          <text:p/>
        </draw:line>
        <draw:line draw:style-name="gr23" draw:layer="layout" svg:x1="28.582cm" svg:y1="7.399cm" svg:x2="28.582cm" svg:y2="7.672cm">
          <text:p/>
        </draw:line>
        <draw:line draw:style-name="gr23" draw:layer="layout" svg:x1="28.582cm" svg:y1="7.673cm" svg:x2="28.591cm" svg:y2="7.645cm">
          <text:p/>
        </draw:line>
        <draw:line draw:style-name="gr23" draw:layer="layout" svg:x1="28.59cm" svg:y1="7.645cm" svg:x2="28.599cm" svg:y2="7.701cm">
          <text:p/>
        </draw:line>
        <draw:line draw:style-name="gr23" draw:layer="layout" svg:x1="28.598cm" svg:y1="7.7cm" svg:x2="28.598cm" svg:y2="7.563cm">
          <text:p/>
        </draw:line>
        <draw:line draw:style-name="gr23" draw:layer="layout" svg:x1="28.598cm" svg:y1="7.564cm" svg:x2="28.608cm" svg:y2="7.509cm">
          <text:p/>
        </draw:line>
        <draw:line draw:style-name="gr23" draw:layer="layout" svg:x1="28.607cm" svg:y1="7.51cm" svg:x2="28.616cm" svg:y2="7.399cm">
          <text:p/>
        </draw:line>
        <draw:line draw:style-name="gr23" draw:layer="layout" svg:x1="28.615cm" svg:y1="7.399cm" svg:x2="28.615cm" svg:y2="7.235cm">
          <text:p/>
        </draw:line>
        <draw:line draw:style-name="gr23" draw:layer="layout" svg:x1="28.615cm" svg:y1="7.236cm" svg:x2="28.625cm" svg:y2="7.071cm">
          <text:p/>
        </draw:line>
        <draw:line draw:style-name="gr23" draw:layer="layout" svg:x1="28.624cm" svg:y1="7.071cm" svg:x2="28.624cm" svg:y2="6.962cm">
          <text:p/>
        </draw:line>
        <draw:line draw:style-name="gr23" draw:layer="layout" svg:x1="28.624cm" svg:y1="6.963cm" svg:x2="28.633cm" svg:y2="6.907cm">
          <text:p/>
        </draw:line>
        <draw:line draw:style-name="gr23" draw:layer="layout" svg:x1="28.632cm" svg:y1="6.908cm" svg:x2="28.641cm" svg:y2="6.743cm">
          <text:p/>
        </draw:line>
        <draw:line draw:style-name="gr23" draw:layer="layout" svg:x1="28.64cm" svg:y1="6.744cm" svg:x2="28.65cm" svg:y2="6.661cm">
          <text:p/>
        </draw:line>
        <draw:line draw:style-name="gr23" draw:layer="layout" svg:x1="28.649cm" svg:y1="6.661cm" svg:x2="28.658cm" svg:y2="6.772cm">
          <text:p/>
        </draw:line>
        <draw:line draw:style-name="gr23" draw:layer="layout" svg:x1="28.657cm" svg:y1="6.772cm" svg:x2="28.667cm" svg:y2="6.661cm">
          <text:p/>
        </draw:line>
        <draw:line draw:style-name="gr23" draw:layer="layout" svg:x1="28.666cm" svg:y1="6.661cm" svg:x2="28.666cm" svg:y2="6.689cm">
          <text:p/>
        </draw:line>
        <draw:line draw:style-name="gr23" draw:layer="layout" svg:x1="28.666cm" svg:y1="6.69cm" svg:x2="28.675cm" svg:y2="6.579cm">
          <text:p/>
        </draw:line>
        <draw:line draw:style-name="gr23" draw:layer="layout" svg:x1="28.674cm" svg:y1="6.579cm" svg:x2="28.684cm" svg:y2="6.608cm">
          <text:p/>
        </draw:line>
        <draw:line draw:style-name="gr23" draw:layer="layout" svg:x1="28.683cm" svg:y1="6.607cm" svg:x2="28.683cm" svg:y2="6.689cm">
          <text:p/>
        </draw:line>
        <draw:line draw:style-name="gr23" draw:layer="layout" svg:x1="28.683cm" svg:y1="6.689cm" svg:x2="28.691cm" svg:y2="6.689cm">
          <text:p/>
        </draw:line>
        <draw:line draw:style-name="gr23" draw:layer="layout" svg:x1="28.691cm" svg:y1="6.689cm" svg:x2="28.691cm" svg:y2="6.743cm">
          <text:p/>
        </draw:line>
        <draw:line draw:style-name="gr23" draw:layer="layout" svg:x1="28.691cm" svg:y1="6.743cm" svg:x2="28.7cm" svg:y2="6.826cm">
          <text:p/>
        </draw:line>
        <draw:line draw:style-name="gr23" draw:layer="layout" svg:x1="28.699cm" svg:y1="6.826cm" svg:x2="28.71cm" svg:y2="6.771cm">
          <text:p/>
        </draw:line>
        <draw:line draw:style-name="gr23" draw:layer="layout" svg:x1="28.708cm" svg:y1="6.771cm" svg:x2="28.708cm" svg:y2="6.935cm">
          <text:p/>
        </draw:line>
        <draw:line draw:style-name="gr23" draw:layer="layout" svg:x1="28.708cm" svg:y1="6.935cm" svg:x2="28.717cm" svg:y2="7.072cm">
          <text:p/>
        </draw:line>
        <draw:line draw:style-name="gr23" draw:layer="layout" svg:x1="28.716cm" svg:y1="7.071cm" svg:x2="28.726cm" svg:y2="7.209cm">
          <text:p/>
        </draw:line>
        <draw:line draw:style-name="gr23" draw:layer="layout" svg:x1="28.725cm" svg:y1="7.208cm" svg:x2="28.725cm" svg:y2="7.153cm">
          <text:p/>
        </draw:line>
        <draw:line draw:style-name="gr23" draw:layer="layout" svg:x1="28.725cm" svg:y1="7.153cm" svg:x2="28.734cm" svg:y2="7.346cm">
          <text:p/>
        </draw:line>
        <draw:line draw:style-name="gr23" draw:layer="layout" svg:x1="28.733cm" svg:y1="7.345cm" svg:x2="28.733cm" svg:y2="7.235cm">
          <text:p/>
        </draw:line>
        <draw:line draw:style-name="gr23" draw:layer="layout" svg:x1="28.733cm" svg:y1="7.235cm" svg:x2="28.742cm" svg:y2="7.264cm">
          <text:p/>
        </draw:line>
        <draw:line draw:style-name="gr23" draw:layer="layout" svg:x1="28.741cm" svg:y1="7.264cm" svg:x2="28.751cm" svg:y2="7.153cm">
          <text:p/>
        </draw:line>
        <draw:line draw:style-name="gr23" draw:layer="layout" svg:x1="28.75cm" svg:y1="7.154cm" svg:x2="28.759cm" svg:y2="7.044cm">
          <text:p/>
        </draw:line>
        <draw:line draw:style-name="gr23" draw:layer="layout" svg:x1="28.758cm" svg:y1="7.045cm" svg:x2="28.768cm" svg:y2="6.962cm">
          <text:p/>
        </draw:line>
        <draw:line draw:style-name="gr23" draw:layer="layout" svg:x1="28.767cm" svg:y1="6.962cm" svg:x2="28.767cm" svg:y2="6.88cm">
          <text:p/>
        </draw:line>
        <draw:line draw:style-name="gr23" draw:layer="layout" svg:x1="28.767cm" svg:y1="6.881cm" svg:x2="28.776cm" svg:y2="6.716cm">
          <text:p/>
        </draw:line>
        <draw:line draw:style-name="gr23" draw:layer="layout" svg:x1="28.775cm" svg:y1="6.716cm" svg:x2="28.775cm" svg:y2="6.743cm">
          <text:p/>
        </draw:line>
        <draw:line draw:style-name="gr23" draw:layer="layout" svg:x1="28.775cm" svg:y1="6.743cm" svg:x2="28.784cm" svg:y2="6.799cm">
          <text:p/>
        </draw:line>
        <draw:line draw:style-name="gr23" draw:layer="layout" svg:x1="28.783cm" svg:y1="6.799cm" svg:x2="28.793cm" svg:y2="6.743cm">
          <text:p/>
        </draw:line>
        <draw:line draw:style-name="gr23" draw:layer="layout" svg:x1="28.792cm" svg:y1="6.744cm" svg:x2="28.801cm" svg:y2="6.634cm">
          <text:p/>
        </draw:line>
        <draw:line draw:style-name="gr23" draw:layer="layout" svg:x1="28.8cm" svg:y1="6.634cm" svg:x2="28.81cm" svg:y2="6.69cm">
          <text:p/>
        </draw:line>
        <draw:line draw:style-name="gr23" draw:layer="layout" svg:x1="28.809cm" svg:y1="6.689cm" svg:x2="28.809cm" svg:y2="6.743cm">
          <text:p/>
        </draw:line>
        <draw:line draw:style-name="gr23" draw:layer="layout" svg:x1="28.809cm" svg:y1="6.743cm" svg:x2="28.818cm" svg:y2="6.799cm">
          <text:p/>
        </draw:line>
        <draw:line draw:style-name="gr23" draw:layer="layout" svg:x1="28.817cm" svg:y1="6.798cm" svg:x2="28.817cm" svg:y2="6.743cm">
          <text:p/>
        </draw:line>
        <draw:line draw:style-name="gr23" draw:layer="layout" svg:x1="28.817cm" svg:y1="6.743cm" svg:x2="28.826cm" svg:y2="6.881cm">
          <text:p/>
        </draw:line>
        <draw:line draw:style-name="gr23" draw:layer="layout" svg:x1="28.825cm" svg:y1="6.88cm" svg:x2="28.834cm" svg:y2="6.88cm">
          <text:p/>
        </draw:line>
        <draw:line draw:style-name="gr23" draw:layer="layout" svg:x1="28.834cm" svg:y1="6.88cm" svg:x2="28.834cm" svg:y2="7.071cm">
          <text:p/>
        </draw:line>
        <draw:line draw:style-name="gr23" draw:layer="layout" svg:x1="28.834cm" svg:y1="7.071cm" svg:x2="28.843cm" svg:y2="7.209cm">
          <text:p/>
        </draw:line>
        <draw:line draw:style-name="gr23" draw:layer="layout" svg:x1="28.842cm" svg:y1="7.208cm" svg:x2="28.852cm" svg:y2="7.265cm">
          <text:p/>
        </draw:line>
        <draw:line draw:style-name="gr23" draw:layer="layout" svg:x1="28.851cm" svg:y1="7.263cm" svg:x2="28.851cm" svg:y2="7.481cm">
          <text:p/>
        </draw:line>
        <draw:line draw:style-name="gr23" draw:layer="layout" svg:x1="28.851cm" svg:y1="7.481cm" svg:x2="28.859cm" svg:y2="7.481cm">
          <text:p/>
        </draw:line>
        <draw:line draw:style-name="gr23" draw:layer="layout" svg:x1="28.859cm" svg:y1="7.481cm" svg:x2="28.859cm" svg:y2="7.727cm">
          <text:p/>
        </draw:line>
        <draw:line draw:style-name="gr23" draw:layer="layout" svg:x1="28.859cm" svg:y1="7.727cm" svg:x2="28.868cm" svg:y2="7.81cm">
          <text:p/>
        </draw:line>
        <draw:line draw:style-name="gr23" draw:layer="layout" svg:x1="28.867cm" svg:y1="7.809cm" svg:x2="28.878cm" svg:y2="7.947cm">
          <text:p/>
        </draw:line>
        <draw:line draw:style-name="gr23" draw:layer="layout" svg:x1="28.876cm" svg:y1="7.946cm" svg:x2="28.876cm" svg:y2="8cm">
          <text:p/>
        </draw:line>
        <draw:line draw:style-name="gr23" draw:layer="layout" svg:x1="28.876cm" svg:y1="8.001cm" svg:x2="28.884cm" svg:y2="7.918cm">
          <text:p/>
        </draw:line>
        <draw:line draw:style-name="gr23" draw:layer="layout" svg:x1="28.884cm" svg:y1="7.918cm" svg:x2="28.894cm" svg:y2="8.001cm">
          <text:p/>
        </draw:line>
        <draw:line draw:style-name="gr23" draw:layer="layout" svg:x1="28.893cm" svg:y1="8cm" svg:x2="28.893cm" svg:y2="8.082cm">
          <text:p/>
        </draw:line>
        <draw:line draw:style-name="gr23" draw:layer="layout" svg:x1="28.893cm" svg:y1="8.082cm" svg:x2="28.902cm" svg:y2="8.138cm">
          <text:p/>
        </draw:line>
        <draw:line draw:style-name="gr23" draw:layer="layout" svg:x1="28.901cm" svg:y1="8.137cm" svg:x2="28.901cm" svg:y2="8.356cm">
          <text:p/>
        </draw:line>
        <draw:line draw:style-name="gr23" draw:layer="layout" svg:x1="28.901cm" svg:y1="8.356cm" svg:x2="28.91cm" svg:y2="8.63cm">
          <text:p/>
        </draw:line>
        <draw:line draw:style-name="gr23" draw:layer="layout" svg:x1="28.909cm" svg:y1="8.629cm" svg:x2="28.919cm" svg:y2="8.903cm">
          <text:p/>
        </draw:line>
        <draw:line draw:style-name="gr23" draw:layer="layout" svg:x1="28.918cm" svg:y1="8.902cm" svg:x2="28.918cm" svg:y2="9.258cm">
          <text:p/>
        </draw:line>
        <draw:line draw:style-name="gr23" draw:layer="layout" svg:x1="28.918cm" svg:y1="9.258cm" svg:x2="28.927cm" svg:y2="9.477cm">
          <text:p/>
        </draw:line>
        <draw:line draw:style-name="gr23" draw:layer="layout" svg:x1="28.926cm" svg:y1="9.476cm" svg:x2="28.936cm" svg:y2="9.778cm">
          <text:p/>
        </draw:line>
        <draw:line draw:style-name="gr23" draw:layer="layout" svg:x1="28.935cm" svg:y1="9.777cm" svg:x2="28.935cm" svg:y2="10.269cm">
          <text:p/>
        </draw:line>
        <draw:line draw:style-name="gr23" draw:layer="layout" svg:x1="28.935cm" svg:y1="10.269cm" svg:x2="28.944cm" svg:y2="10.571cm">
          <text:p/>
        </draw:line>
        <draw:line draw:style-name="gr23" draw:layer="layout" svg:x1="28.943cm" svg:y1="10.57cm" svg:x2="28.943cm" svg:y2="11.116cm">
          <text:p/>
        </draw:line>
        <draw:line draw:style-name="gr23" draw:layer="layout" svg:x1="28.943cm" svg:y1="11.116cm" svg:x2="28.953cm" svg:y2="11.5cm">
          <text:p/>
        </draw:line>
        <draw:line draw:style-name="gr23" draw:layer="layout" svg:x1="28.952cm" svg:y1="11.499cm" svg:x2="28.961cm" svg:y2="11.746cm">
          <text:p/>
        </draw:line>
        <draw:line draw:style-name="gr23" draw:layer="layout" svg:x1="28.96cm" svg:y1="11.745cm" svg:x2="28.96cm" svg:y2="12.127cm">
          <text:p/>
        </draw:line>
        <draw:line draw:style-name="gr23" draw:layer="layout" svg:x1="28.96cm" svg:y1="12.127cm" svg:x2="28.969cm" svg:y2="12.402cm">
          <text:p/>
        </draw:line>
        <draw:line draw:style-name="gr23" draw:layer="layout" svg:x1="28.968cm" svg:y1="12.401cm" svg:x2="28.978cm" svg:y2="12.429cm">
          <text:p/>
        </draw:line>
        <draw:line draw:style-name="gr23" draw:layer="layout" svg:x1="28.977cm" svg:y1="12.428cm" svg:x2="28.977cm" svg:y2="12.537cm">
          <text:p/>
        </draw:line>
        <draw:line draw:style-name="gr23" draw:layer="layout" svg:x1="28.977cm" svg:y1="12.538cm" svg:x2="28.986cm" svg:y2="12.264cm">
          <text:p/>
        </draw:line>
        <draw:line draw:style-name="gr23" draw:layer="layout" svg:x1="28.985cm" svg:y1="12.264cm" svg:x2="28.985cm" svg:y2="11.963cm">
          <text:p/>
        </draw:line>
        <draw:line draw:style-name="gr23" draw:layer="layout" svg:x1="28.985cm" svg:y1="11.964cm" svg:x2="28.995cm" svg:y2="11.663cm">
          <text:p/>
        </draw:line>
        <draw:line draw:style-name="gr23" draw:layer="layout" svg:x1="28.994cm" svg:y1="11.664cm" svg:x2="29.003cm" svg:y2="11.335cm">
          <text:p/>
        </draw:line>
        <draw:line draw:style-name="gr23" draw:layer="layout" svg:x1="29.002cm" svg:y1="11.335cm" svg:x2="29.002cm" svg:y2="11.089cm">
          <text:p/>
        </draw:line>
        <draw:line draw:style-name="gr23" draw:layer="layout" svg:x1="29.002cm" svg:y1="11.09cm" svg:x2="29.011cm" svg:y2="10.624cm">
          <text:p/>
        </draw:line>
        <draw:line draw:style-name="gr23" draw:layer="layout" svg:x1="29.01cm" svg:y1="10.625cm" svg:x2="29.02cm" svg:y2="10.433cm">
          <text:p/>
        </draw:line>
        <draw:line draw:style-name="gr23" draw:layer="layout" svg:x1="29.019cm" svg:y1="10.433cm" svg:x2="29.019cm" svg:y2="10.078cm">
          <text:p/>
        </draw:line>
        <draw:line draw:style-name="gr23" draw:layer="layout" svg:x1="29.019cm" svg:y1="10.079cm" svg:x2="29.028cm" svg:y2="9.996cm">
          <text:p/>
        </draw:line>
        <draw:line draw:style-name="gr23" draw:layer="layout" svg:x1="29.027cm" svg:y1="9.996cm" svg:x2="29.027cm" svg:y2="9.722cm">
          <text:p/>
        </draw:line>
        <draw:line draw:style-name="gr23" draw:layer="layout" svg:x1="29.027cm" svg:y1="9.723cm" svg:x2="29.038cm" svg:y2="9.668cm">
          <text:p/>
        </draw:line>
        <draw:line draw:style-name="gr23" draw:layer="layout" svg:x1="29.036cm" svg:y1="9.669cm" svg:x2="29.045cm" svg:y2="9.613cm">
          <text:p/>
        </draw:line>
        <draw:line draw:style-name="gr23" draw:layer="layout" svg:x1="29.044cm" svg:y1="9.613cm" svg:x2="29.044cm" svg:y2="9.476cm">
          <text:p/>
        </draw:line>
        <draw:line draw:style-name="gr23" draw:layer="layout" svg:x1="29.044cm" svg:y1="9.477cm" svg:x2="29.053cm" svg:y2="9.23cm">
          <text:p/>
        </draw:line>
        <draw:line draw:style-name="gr23" draw:layer="layout" svg:x1="29.052cm" svg:y1="9.23cm" svg:x2="29.062cm" svg:y2="9.286cm">
          <text:p/>
        </draw:line>
        <draw:line draw:style-name="gr23" draw:layer="layout" svg:x1="29.061cm" svg:y1="9.285cm" svg:x2="29.061cm" svg:y2="9.176cm">
          <text:p/>
        </draw:line>
        <draw:line draw:style-name="gr23" draw:layer="layout" svg:x1="29.061cm" svg:y1="9.177cm" svg:x2="29.07cm" svg:y2="9.094cm">
          <text:p/>
        </draw:line>
        <draw:line draw:style-name="gr23" draw:layer="layout" svg:x1="29.069cm" svg:y1="9.094cm" svg:x2="29.069cm" svg:y2="8.93cm">
          <text:p/>
        </draw:line>
        <draw:line draw:style-name="gr23" draw:layer="layout" svg:x1="29.069cm" svg:y1="8.931cm" svg:x2="29.079cm" svg:y2="8.848cm">
          <text:p/>
        </draw:line>
        <draw:line draw:style-name="gr23" draw:layer="layout" svg:x1="29.078cm" svg:y1="8.848cm" svg:x2="29.087cm" svg:y2="8.931cm">
          <text:p/>
        </draw:line>
        <draw:line draw:style-name="gr23" draw:layer="layout" svg:x1="29.086cm" svg:y1="8.93cm" svg:x2="29.086cm" svg:y2="8.602cm">
          <text:p/>
        </draw:line>
        <draw:line draw:style-name="gr23" draw:layer="layout" svg:x1="29.086cm" svg:y1="8.602cm" svg:x2="29.094cm" svg:y2="8.602cm">
          <text:p/>
        </draw:line>
        <draw:line draw:style-name="gr23" draw:layer="layout" svg:x1="29.094cm" svg:y1="8.603cm" svg:x2="29.104cm" svg:y2="8.574cm">
          <text:p/>
        </draw:line>
        <draw:line draw:style-name="gr23" draw:layer="layout" svg:x1="29.103cm" svg:y1="8.574cm" svg:x2="29.103cm" svg:y2="8.52cm">
          <text:p/>
        </draw:line>
        <draw:line draw:style-name="gr23" draw:layer="layout" svg:x1="29.103cm" svg:y1="8.521cm" svg:x2="29.112cm" svg:y2="8.438cm">
          <text:p/>
        </draw:line>
        <draw:line draw:style-name="gr23" draw:layer="layout" svg:x1="29.111cm" svg:y1="8.438cm" svg:x2="29.111cm" svg:y2="8.383cm">
          <text:p/>
        </draw:line>
        <draw:line draw:style-name="gr23" draw:layer="layout" svg:x1="29.111cm" svg:y1="8.383cm" svg:x2="29.12cm" svg:y2="8.383cm">
          <text:p/>
        </draw:line>
        <draw:line draw:style-name="gr23" draw:layer="layout" svg:x1="29.12cm" svg:y1="8.383cm" svg:x2="29.129cm" svg:y2="8.439cm">
          <text:p/>
        </draw:line>
        <draw:line draw:style-name="gr23" draw:layer="layout" svg:x1="29.128cm" svg:y1="8.438cm" svg:x2="29.128cm" svg:y2="8.492cm">
          <text:p/>
        </draw:line>
        <draw:line draw:style-name="gr23" draw:layer="layout" svg:x1="29.128cm" svg:y1="8.492cm" svg:x2="29.137cm" svg:y2="8.521cm">
          <text:p/>
        </draw:line>
        <draw:line draw:style-name="gr23" draw:layer="layout" svg:x1="29.136cm" svg:y1="8.52cm" svg:x2="29.146cm" svg:y2="8.603cm">
          <text:p/>
        </draw:line>
        <draw:line draw:style-name="gr23" draw:layer="layout" svg:x1="29.145cm" svg:y1="8.602cm" svg:x2="29.145cm" svg:y2="8.547cm">
          <text:p/>
        </draw:line>
        <draw:line draw:style-name="gr23" draw:layer="layout" svg:x1="29.145cm" svg:y1="8.547cm" svg:x2="29.154cm" svg:y2="8.685cm">
          <text:p/>
        </draw:line>
        <draw:line draw:style-name="gr23" draw:layer="layout" svg:x1="29.153cm" svg:y1="8.684cm" svg:x2="29.153cm" svg:y2="8.574cm">
          <text:p/>
        </draw:line>
        <draw:line draw:style-name="gr23" draw:layer="layout" svg:x1="29.153cm" svg:y1="8.574cm" svg:x2="29.163cm" svg:y2="8.712cm">
          <text:p/>
        </draw:line>
        <draw:line draw:style-name="gr23" draw:layer="layout" svg:x1="29.162cm" svg:y1="8.711cm" svg:x2="29.171cm" svg:y2="8.849cm">
          <text:p/>
        </draw:line>
        <draw:line draw:style-name="gr23" draw:layer="layout" svg:x1="29.17cm" svg:y1="8.848cm" svg:x2="29.17cm" svg:y2="8.984cm">
          <text:p/>
        </draw:line>
        <draw:line draw:style-name="gr23" draw:layer="layout" svg:x1="29.17cm" svg:y1="8.984cm" svg:x2="29.178cm" svg:y2="8.984cm">
          <text:p/>
        </draw:line>
        <draw:line draw:style-name="gr23" draw:layer="layout" svg:x1="29.178cm" svg:y1="8.984cm" svg:x2="29.187cm" svg:y2="8.984cm">
          <text:p/>
        </draw:line>
        <draw:line draw:style-name="gr23" draw:layer="layout" svg:x1="29.187cm" svg:y1="8.984cm" svg:x2="29.187cm" svg:y2="9.258cm">
          <text:p/>
        </draw:line>
        <draw:line draw:style-name="gr23" draw:layer="layout" svg:x1="29.187cm" svg:y1="9.258cm" svg:x2="29.196cm" svg:y2="9.395cm">
          <text:p/>
        </draw:line>
        <draw:line draw:style-name="gr23" draw:layer="layout" svg:x1="29.195cm" svg:y1="9.394cm" svg:x2="29.195cm" svg:y2="9.832cm">
          <text:p/>
        </draw:line>
        <draw:line draw:style-name="gr23" draw:layer="layout" svg:x1="29.195cm" svg:y1="9.832cm" svg:x2="29.206cm" svg:y2="9.942cm">
          <text:p/>
        </draw:line>
        <draw:line draw:style-name="gr23" draw:layer="layout" svg:x1="29.204cm" svg:y1="9.941cm" svg:x2="29.212cm" svg:y2="10.215cm">
          <text:p/>
        </draw:line>
        <draw:line draw:style-name="gr23" draw:layer="layout" svg:x1="29.212cm" svg:y1="10.214cm" svg:x2="29.212cm" svg:y2="10.597cm">
          <text:p/>
        </draw:line>
        <draw:line draw:style-name="gr23" draw:layer="layout" svg:x1="29.212cm" svg:y1="10.597cm" svg:x2="29.221cm" svg:y2="10.707cm">
          <text:p/>
        </draw:line>
        <draw:line draw:style-name="gr23" draw:layer="layout" svg:x1="29.22cm" svg:y1="10.706cm" svg:x2="29.23cm" svg:y2="11.117cm">
          <text:p/>
        </draw:line>
        <draw:line draw:style-name="gr23" draw:layer="layout" svg:x1="29.229cm" svg:y1="11.116cm" svg:x2="29.229cm" svg:y2="11.28cm">
          <text:p/>
        </draw:line>
        <draw:line draw:style-name="gr23" draw:layer="layout" svg:x1="29.229cm" svg:y1="11.28cm" svg:x2="29.238cm" svg:y2="11.746cm">
          <text:p/>
        </draw:line>
        <draw:line draw:style-name="gr23" draw:layer="layout" svg:x1="29.237cm" svg:y1="11.745cm" svg:x2="29.237cm" svg:y2="11.991cm">
          <text:p/>
        </draw:line>
        <draw:line draw:style-name="gr23" draw:layer="layout" svg:x1="29.237cm" svg:y1="11.991cm" svg:x2="29.247cm" svg:y2="12.374cm">
          <text:p/>
        </draw:line>
        <draw:line draw:style-name="gr23" draw:layer="layout" svg:x1="29.246cm" svg:y1="12.373cm" svg:x2="29.255cm" svg:y2="12.675cm">
          <text:p/>
        </draw:line>
        <draw:line draw:style-name="gr23" draw:layer="layout" svg:x1="29.254cm" svg:y1="12.674cm" svg:x2="29.254cm" svg:y2="12.783cm">
          <text:p/>
        </draw:line>
        <draw:line draw:style-name="gr23" draw:layer="layout" svg:x1="29.254cm" svg:y1="12.783cm" svg:x2="29.264cm" svg:y2="12.948cm">
          <text:p/>
        </draw:line>
        <draw:line draw:style-name="gr23" draw:layer="layout" svg:x1="29.263cm" svg:y1="12.947cm" svg:x2="29.272cm" svg:y2="12.976cm">
          <text:p/>
        </draw:line>
        <draw:line draw:style-name="gr23" draw:layer="layout" svg:x1="29.271cm" svg:y1="12.976cm" svg:x2="29.28cm" svg:y2="12.838cm">
          <text:p/>
        </draw:line>
        <draw:line draw:style-name="gr23" draw:layer="layout" svg:x1="29.279cm" svg:y1="12.838cm" svg:x2="29.279cm" svg:y2="12.483cm">
          <text:p/>
        </draw:line>
        <draw:line draw:style-name="gr23" draw:layer="layout" svg:x1="29.279cm" svg:y1="12.484cm" svg:x2="29.289cm" svg:y2="12.291cm">
          <text:p/>
        </draw:line>
        <draw:line draw:style-name="gr23" draw:layer="layout" svg:x1="29.288cm" svg:y1="12.292cm" svg:x2="29.297cm" svg:y2="11.991cm">
          <text:p/>
        </draw:line>
        <draw:line draw:style-name="gr23" draw:layer="layout" svg:x1="29.296cm" svg:y1="11.991cm" svg:x2="29.296cm" svg:y2="11.745cm">
          <text:p/>
        </draw:line>
        <draw:line draw:style-name="gr23" draw:layer="layout" svg:x1="29.296cm" svg:y1="11.746cm" svg:x2="29.306cm" svg:y2="11.444cm">
          <text:p/>
        </draw:line>
        <draw:line draw:style-name="gr23" draw:layer="layout" svg:x1="29.305cm" svg:y1="11.445cm" svg:x2="29.314cm" svg:y2="11.198cm">
          <text:p/>
        </draw:line>
        <draw:line draw:style-name="gr23" draw:layer="layout" svg:x1="29.313cm" svg:y1="11.198cm" svg:x2="29.313cm" svg:y2="10.898cm">
          <text:p/>
        </draw:line>
        <draw:line draw:style-name="gr23" draw:layer="layout" svg:x1="29.313cm" svg:y1="10.899cm" svg:x2="29.322cm" svg:y2="10.679cm">
          <text:p/>
        </draw:line>
        <draw:line draw:style-name="gr23" draw:layer="layout" svg:x1="29.321cm" svg:y1="10.679cm" svg:x2="29.321cm" svg:y2="10.433cm">
          <text:p/>
        </draw:line>
        <draw:line draw:style-name="gr23" draw:layer="layout" svg:x1="29.321cm" svg:y1="10.434cm" svg:x2="29.331cm" svg:y2="10.16cm">
          <text:p/>
        </draw:line>
        <draw:line draw:style-name="gr23" draw:layer="layout" svg:x1="29.33cm" svg:y1="10.161cm" svg:x2="29.339cm" svg:y2="10.105cm">
          <text:p/>
        </draw:line>
        <draw:line draw:style-name="gr23" draw:layer="layout" svg:x1="29.338cm" svg:y1="10.105cm" svg:x2="29.338cm" svg:y2="9.941cm">
          <text:p/>
        </draw:line>
        <draw:line draw:style-name="gr23" draw:layer="layout" svg:x1="29.338cm" svg:y1="9.942cm" svg:x2="29.348cm" svg:y2="9.886cm">
          <text:p/>
        </draw:line>
        <draw:line draw:style-name="gr23" draw:layer="layout" svg:x1="29.347cm" svg:y1="9.887cm" svg:x2="29.356cm" svg:y2="9.804cm">
          <text:p/>
        </draw:line>
        <draw:line draw:style-name="gr23" draw:layer="layout" svg:x1="29.355cm" svg:y1="9.804cm" svg:x2="29.355cm" svg:y2="9.613cm">
          <text:p/>
        </draw:line>
        <draw:line draw:style-name="gr23" draw:layer="layout" svg:x1="29.355cm" svg:y1="9.613cm" svg:x2="29.364cm" svg:y2="9.641cm">
          <text:p/>
        </draw:line>
        <draw:line draw:style-name="gr23" draw:layer="layout" svg:x1="29.363cm" svg:y1="9.64cm" svg:x2="29.363cm" svg:y2="9.476cm">
          <text:p/>
        </draw:line>
        <draw:line draw:style-name="gr23" draw:layer="layout" svg:x1="29.363cm" svg:y1="9.476cm" svg:x2="29.374cm" svg:y2="9.723cm">
          <text:p/>
        </draw:line>
        <draw:line draw:style-name="gr23" draw:layer="layout" svg:x1="29.372cm" svg:y1="9.723cm" svg:x2="29.38cm" svg:y2="9.558cm">
          <text:p/>
        </draw:line>
        <draw:line draw:style-name="gr23" draw:layer="layout" svg:x1="29.38cm" svg:y1="9.558cm" svg:x2="29.38cm" svg:y2="9.832cm">
          <text:p/>
        </draw:line>
        <draw:line draw:style-name="gr23" draw:layer="layout" svg:x1="29.38cm" svg:y1="9.833cm" svg:x2="29.39cm" svg:y2="9.586cm">
          <text:p/>
        </draw:line>
        <draw:line draw:style-name="gr23" draw:layer="layout" svg:x1="29.389cm" svg:y1="9.586cm" svg:x2="29.398cm" svg:y2="9.614cm">
          <text:p/>
        </draw:line>
        <draw:line draw:style-name="gr23" draw:layer="layout" svg:x1="29.397cm" svg:y1="9.613cm" svg:x2="29.397cm" svg:y2="9.586cm">
          <text:p/>
        </draw:line>
        <draw:line draw:style-name="gr23" draw:layer="layout" svg:x1="29.397cm" svg:y1="9.586cm" svg:x2="29.406cm" svg:y2="9.805cm">
          <text:p/>
        </draw:line>
        <draw:line draw:style-name="gr23" draw:layer="layout" svg:x1="29.405cm" svg:y1="9.804cm" svg:x2="29.405cm" svg:y2="9.64cm">
          <text:p/>
        </draw:line>
        <draw:line draw:style-name="gr23" draw:layer="layout" svg:x1="29.405cm" svg:y1="9.64cm" svg:x2="29.415cm" svg:y2="9.696cm">
          <text:p/>
        </draw:line>
        <draw:line draw:style-name="gr23" draw:layer="layout" svg:x1="29.414cm" svg:y1="9.696cm" svg:x2="29.423cm" svg:y2="9.613cm">
          <text:p/>
        </draw:line>
        <draw:line draw:style-name="gr23" draw:layer="layout" svg:x1="29.422cm" svg:y1="9.613cm" svg:x2="29.422cm" svg:y2="9.586cm">
          <text:p/>
        </draw:line>
        <draw:line draw:style-name="gr23" draw:layer="layout" svg:x1="29.422cm" svg:y1="9.586cm" svg:x2="29.432cm" svg:y2="9.669cm">
          <text:p/>
        </draw:line>
        <draw:line draw:style-name="gr23" draw:layer="layout" svg:x1="29.431cm" svg:y1="9.669cm" svg:x2="29.44cm" svg:y2="9.586cm">
          <text:p/>
        </draw:line>
        <draw:line draw:style-name="gr23" draw:layer="layout" svg:x1="29.439cm" svg:y1="9.586cm" svg:x2="29.439cm" svg:y2="9.668cm">
          <text:p/>
        </draw:line>
        <draw:line draw:style-name="gr23" draw:layer="layout" svg:x1="29.439cm" svg:y1="9.669cm" svg:x2="29.448cm" svg:y2="9.613cm">
          <text:p/>
        </draw:line>
        <draw:line draw:style-name="gr23" draw:layer="layout" svg:x1="29.447cm" svg:y1="9.613cm" svg:x2="29.447cm" svg:y2="9.695cm">
          <text:p/>
        </draw:line>
        <draw:line draw:style-name="gr23" draw:layer="layout" svg:x1="29.447cm" svg:y1="9.695cm" svg:x2="29.457cm" svg:y2="9.723cm">
          <text:p/>
        </draw:line>
        <draw:line draw:style-name="gr23" draw:layer="layout" svg:x1="29.456cm" svg:y1="9.723cm" svg:x2="29.465cm" svg:y2="9.613cm">
          <text:p/>
        </draw:line>
        <draw:line draw:style-name="gr23" draw:layer="layout" svg:x1="29.464cm" svg:y1="9.613cm" svg:x2="29.464cm" svg:y2="9.531cm">
          <text:p/>
        </draw:line>
        <draw:line draw:style-name="gr23" draw:layer="layout" svg:x1="29.464cm" svg:y1="9.531cm" svg:x2="29.474cm" svg:y2="9.696cm">
          <text:p/>
        </draw:line>
        <draw:line draw:style-name="gr23" draw:layer="layout" svg:x1="29.473cm" svg:y1="9.695cm" svg:x2="29.482cm" svg:y2="9.887cm">
          <text:p/>
        </draw:line>
        <draw:line draw:style-name="gr23" draw:layer="layout" svg:x1="29.481cm" svg:y1="9.886cm" svg:x2="29.481cm" svg:y2="9.832cm">
          <text:p/>
        </draw:line>
        <draw:line draw:style-name="gr23" draw:layer="layout" svg:x1="29.481cm" svg:y1="9.833cm" svg:x2="29.49cm" svg:y2="9.804cm">
          <text:p/>
        </draw:line>
        <draw:line draw:style-name="gr23" draw:layer="layout" svg:x1="29.489cm" svg:y1="9.804cm" svg:x2="29.489cm" svg:y2="9.914cm">
          <text:p/>
        </draw:line>
        <draw:line draw:style-name="gr23" draw:layer="layout" svg:x1="29.489cm" svg:y1="9.915cm" svg:x2="29.499cm" svg:y2="9.886cm">
          <text:p/>
        </draw:line>
        <draw:line draw:style-name="gr23" draw:layer="layout" svg:x1="29.498cm" svg:y1="9.886cm" svg:x2="29.507cm" svg:y2="10.024cm">
          <text:p/>
        </draw:line>
        <draw:line draw:style-name="gr23" draw:layer="layout" svg:x1="29.506cm" svg:y1="10.023cm" svg:x2="29.515cm" svg:y2="10.023cm">
          <text:p/>
        </draw:line>
        <draw:line draw:style-name="gr23" draw:layer="layout" svg:x1="29.515cm" svg:y1="10.023cm" svg:x2="29.524cm" svg:y2="10.051cm">
          <text:p/>
        </draw:line>
        <draw:line draw:style-name="gr23" draw:layer="layout" svg:x1="29.523cm" svg:y1="10.05cm" svg:x2="29.523cm" svg:y2="9.968cm">
          <text:p/>
        </draw:line>
        <draw:line draw:style-name="gr23" draw:layer="layout" svg:x1="29.523cm" svg:y1="9.969cm" svg:x2="29.534cm" svg:y2="9.941cm">
          <text:p/>
        </draw:line>
        <draw:line draw:style-name="gr23" draw:layer="layout" svg:x1="29.532cm" svg:y1="9.941cm" svg:x2="29.54cm" svg:y2="10.024cm">
          <text:p/>
        </draw:line>
        <draw:line draw:style-name="gr23" draw:layer="layout" svg:x1="29.54cm" svg:y1="10.023cm" svg:x2="29.549cm" svg:y2="10.106cm">
          <text:p/>
        </draw:line>
        <draw:line draw:style-name="gr23" draw:layer="layout" svg:x1="29.548cm" svg:y1="10.105cm" svg:x2="29.548cm" svg:y2="10.187cm">
          <text:p/>
        </draw:line>
        <draw:line draw:style-name="gr23" draw:layer="layout" svg:x1="29.548cm" svg:y1="10.188cm" svg:x2="29.558cm" svg:y2="10.16cm">
          <text:p/>
        </draw:line>
        <draw:line draw:style-name="gr23" draw:layer="layout" svg:x1="29.557cm" svg:y1="10.16cm" svg:x2="29.566cm" svg:y2="10.297cm">
          <text:p/>
        </draw:line>
        <draw:line draw:style-name="gr23" draw:layer="layout" svg:x1="29.565cm" svg:y1="10.296cm" svg:x2="29.565cm" svg:y2="10.433cm">
          <text:p/>
        </draw:line>
        <draw:line draw:style-name="gr23" draw:layer="layout" svg:x1="29.565cm" svg:y1="10.433cm" svg:x2="29.575cm" svg:y2="10.489cm">
          <text:p/>
        </draw:line>
        <draw:line draw:style-name="gr23" draw:layer="layout" svg:x1="29.574cm" svg:y1="10.488cm" svg:x2="29.574cm" svg:y2="10.652cm">
          <text:p/>
        </draw:line>
        <draw:line draw:style-name="gr23" draw:layer="layout" svg:x1="29.574cm" svg:y1="10.653cm" svg:x2="29.583cm" svg:y2="10.515cm">
          <text:p/>
        </draw:line>
        <draw:line draw:style-name="gr23" draw:layer="layout" svg:x1="29.582cm" svg:y1="10.515cm" svg:x2="29.591cm" svg:y2="10.68cm">
          <text:p/>
        </draw:line>
        <draw:line draw:style-name="gr23" draw:layer="layout" svg:x1="29.59cm" svg:y1="10.679cm" svg:x2="29.59cm" svg:y2="10.515cm">
          <text:p/>
        </draw:line>
        <draw:line draw:style-name="gr23" draw:layer="layout" svg:x1="29.59cm" svg:y1="10.515cm" svg:x2="29.599cm" svg:y2="10.515cm">
          <text:p/>
        </draw:line>
        <draw:line draw:style-name="gr23" draw:layer="layout" svg:x1="29.599cm" svg:y1="10.515cm" svg:x2="29.607cm" svg:y2="10.515cm">
          <text:p/>
        </draw:line>
        <draw:line draw:style-name="gr23" draw:layer="layout" svg:x1="29.607cm" svg:y1="10.515cm" svg:x2="29.607cm" svg:y2="10.597cm">
          <text:p/>
        </draw:line>
        <draw:line draw:style-name="gr23" draw:layer="layout" svg:x1="29.607cm" svg:y1="10.598cm" svg:x2="29.617cm" svg:y2="10.46cm">
          <text:p/>
        </draw:line>
        <draw:line draw:style-name="gr23" draw:layer="layout" svg:x1="29.616cm" svg:y1="10.46cm" svg:x2="29.616cm" svg:y2="10.652cm">
          <text:p/>
        </draw:line>
        <draw:line draw:style-name="gr23" draw:layer="layout" svg:x1="29.616cm" svg:y1="10.653cm" svg:x2="29.625cm" svg:y2="10.46cm">
          <text:p/>
        </draw:line>
        <draw:line draw:style-name="gr23" draw:layer="layout" svg:x1="29.624cm" svg:y1="10.46cm" svg:x2="29.633cm" svg:y2="10.516cm">
          <text:p/>
        </draw:line>
        <draw:line draw:style-name="gr23" draw:layer="layout" svg:x1="29.632cm" svg:y1="10.515cm" svg:x2="29.642cm" svg:y2="10.598cm">
          <text:p/>
        </draw:line>
        <draw:line draw:style-name="gr23" draw:layer="layout" svg:x1="29.641cm" svg:y1="10.597cm" svg:x2="29.641cm" svg:y2="10.488cm">
          <text:p/>
        </draw:line>
        <draw:line draw:style-name="gr23" draw:layer="layout" svg:x1="29.641cm" svg:y1="10.488cm" svg:x2="29.65cm" svg:y2="10.817cm">
          <text:p/>
        </draw:line>
        <draw:line draw:style-name="gr23" draw:layer="layout" svg:x1="29.649cm" svg:y1="10.817cm" svg:x2="29.659cm" svg:y2="10.761cm">
          <text:p/>
        </draw:line>
        <draw:line draw:style-name="gr23" draw:layer="layout" svg:x1="29.658cm" svg:y1="10.761cm" svg:x2="29.658cm" svg:y2="10.734cm">
          <text:p/>
        </draw:line>
        <draw:line draw:style-name="gr23" draw:layer="layout" svg:x1="29.658cm" svg:y1="10.735cm" svg:x2="29.667cm" svg:y2="10.652cm">
          <text:p/>
        </draw:line>
        <draw:line draw:style-name="gr23" draw:layer="layout" svg:x1="29.666cm" svg:y1="10.652cm" svg:x2="29.675cm" svg:y2="10.817cm">
          <text:p/>
        </draw:line>
        <draw:line draw:style-name="gr23" draw:layer="layout" svg:x1="29.674cm" svg:y1="10.816cm" svg:x2="29.674cm" svg:y2="10.843cm">
          <text:p/>
        </draw:line>
        <draw:line draw:style-name="gr23" draw:layer="layout" svg:x1="29.674cm" svg:y1="10.844cm" svg:x2="29.684cm" svg:y2="10.816cm">
          <text:p/>
        </draw:line>
        <draw:line draw:style-name="gr23" draw:layer="layout" svg:x1="29.683cm" svg:y1="10.816cm" svg:x2="29.683cm" svg:y2="10.87cm">
          <text:p/>
        </draw:line>
        <draw:line draw:style-name="gr23" draw:layer="layout" svg:x1="29.683cm" svg:y1="10.87cm" svg:x2="29.692cm" svg:y2="10.926cm">
          <text:p/>
        </draw:line>
        <draw:line draw:style-name="gr23" draw:layer="layout" svg:x1="29.691cm" svg:y1="10.926cm" svg:x2="29.701cm" svg:y2="10.816cm">
          <text:p/>
        </draw:line>
        <draw:line draw:style-name="gr23" draw:layer="layout" svg:x1="29.7cm" svg:y1="10.816cm" svg:x2="29.709cm" svg:y2="10.953cm">
          <text:p/>
        </draw:line>
        <draw:line draw:style-name="gr23" draw:layer="layout" svg:x1="29.708cm" svg:y1="10.953cm" svg:x2="29.717cm" svg:y2="10.925cm">
          <text:p/>
        </draw:line>
        <draw:line draw:style-name="gr23" draw:layer="layout" svg:x1="29.716cm" svg:y1="10.925cm" svg:x2="29.716cm" svg:y2="11.089cm">
          <text:p/>
        </draw:line>
        <draw:line draw:style-name="gr23" draw:layer="layout" svg:x1="29.716cm" svg:y1="11.09cm" svg:x2="29.726cm" svg:y2="11.062cm">
          <text:p/>
        </draw:line>
        <draw:line draw:style-name="gr23" draw:layer="layout" svg:x1="29.725cm" svg:y1="11.062cm" svg:x2="29.725cm" svg:y2="11.171cm">
          <text:p/>
        </draw:line>
        <draw:line draw:style-name="gr23" draw:layer="layout" svg:x1="29.725cm" svg:y1="11.172cm" svg:x2="29.734cm" svg:y2="11.089cm">
          <text:p/>
        </draw:line>
        <draw:line draw:style-name="gr23" draw:layer="layout" svg:x1="29.733cm" svg:y1="11.089cm" svg:x2="29.743cm" svg:y2="11.117cm">
          <text:p/>
        </draw:line>
        <draw:line draw:style-name="gr23" draw:layer="layout" svg:x1="29.742cm" svg:y1="11.116cm" svg:x2="29.742cm" svg:y2="11.253cm">
          <text:p/>
        </draw:line>
        <draw:line draw:style-name="gr23" draw:layer="layout" svg:x1="29.742cm" svg:y1="11.254cm" svg:x2="29.751cm" svg:y2="11.171cm">
          <text:p/>
        </draw:line>
        <draw:line draw:style-name="gr23" draw:layer="layout" svg:x1="29.75cm" svg:y1="11.171cm" svg:x2="29.759cm" svg:y2="11.227cm">
          <text:p/>
        </draw:line>
        <draw:line draw:style-name="gr23" draw:layer="layout" svg:x1="29.758cm" svg:y1="11.226cm" svg:x2="29.758cm" svg:y2="11.308cm">
          <text:p/>
        </draw:line>
        <draw:line draw:style-name="gr23" draw:layer="layout" svg:x1="29.758cm" svg:y1="11.309cm" svg:x2="29.768cm" svg:y2="11.226cm">
          <text:p/>
        </draw:line>
        <draw:line draw:style-name="gr23" draw:layer="layout" svg:x1="29.767cm" svg:y1="11.226cm" svg:x2="29.767cm" svg:y2="11.335cm">
          <text:p/>
        </draw:line>
        <draw:line draw:style-name="gr23" draw:layer="layout" svg:x1="29.767cm" svg:y1="11.335cm" svg:x2="29.776cm" svg:y2="11.445cm">
          <text:p/>
        </draw:line>
        <draw:line draw:style-name="gr23" draw:layer="layout" svg:x1="29.775cm" svg:y1="11.444cm" svg:x2="29.785cm" svg:y2="11.555cm">
          <text:p/>
        </draw:line>
        <draw:line draw:style-name="gr23" draw:layer="layout" svg:x1="29.784cm" svg:y1="11.554cm" svg:x2="29.784cm" svg:y2="11.717cm">
          <text:p/>
        </draw:line>
        <draw:line draw:style-name="gr23" draw:layer="layout" svg:x1="29.784cm" svg:y1="11.717cm" svg:x2="29.793cm" svg:y2="11.964cm">
          <text:p/>
        </draw:line>
        <draw:line draw:style-name="gr23" draw:layer="layout" svg:x1="29.792cm" svg:y1="11.963cm" svg:x2="29.802cm" svg:y2="11.992cm">
          <text:p/>
        </draw:line>
        <draw:line draw:style-name="gr23" draw:layer="layout" svg:x1="29.801cm" svg:y1="11.991cm" svg:x2="29.801cm" svg:y2="11.881cm">
          <text:p/>
        </draw:line>
        <draw:line draw:style-name="gr23" draw:layer="layout" svg:x1="29.801cm" svg:y1="11.881cm" svg:x2="29.81cm" svg:y2="12.101cm">
          <text:p/>
        </draw:line>
        <draw:line draw:style-name="gr23" draw:layer="layout" svg:x1="29.809cm" svg:y1="12.1cm" svg:x2="29.809cm" svg:y2="12.018cm">
          <text:p/>
        </draw:line>
        <draw:line draw:style-name="gr23" draw:layer="layout" svg:x1="29.809cm" svg:y1="12.019cm" svg:x2="29.818cm" svg:y2="11.963cm">
          <text:p/>
        </draw:line>
        <draw:line draw:style-name="gr23" draw:layer="layout" svg:x1="29.817cm" svg:y1="11.963cm" svg:x2="29.827cm" svg:y2="11.992cm">
          <text:p/>
        </draw:line>
        <draw:line draw:style-name="gr23" draw:layer="layout" svg:x1="29.826cm" svg:y1="11.992cm" svg:x2="29.835cm" svg:y2="11.963cm">
          <text:p/>
        </draw:line>
        <draw:line draw:style-name="gr23" draw:layer="layout" svg:x1="29.834cm" svg:y1="11.964cm" svg:x2="29.844cm" svg:y2="11.799cm">
          <text:p/>
        </draw:line>
        <draw:line draw:style-name="gr23" draw:layer="layout" svg:x1="29.843cm" svg:y1="11.799cm" svg:x2="29.843cm" svg:y2="11.936cm">
          <text:p/>
        </draw:line>
        <draw:line draw:style-name="gr23" draw:layer="layout" svg:x1="29.843cm" svg:y1="11.937cm" svg:x2="29.852cm" svg:y2="11.827cm">
          <text:p/>
        </draw:line>
        <draw:line draw:style-name="gr23" draw:layer="layout" svg:x1="29.851cm" svg:y1="11.827cm" svg:x2="29.851cm" svg:y2="11.909cm">
          <text:p/>
        </draw:line>
        <draw:line draw:style-name="gr23" draw:layer="layout" svg:x1="29.851cm" svg:y1="11.909cm" svg:x2="29.86cm" svg:y2="11.992cm">
          <text:p/>
        </draw:line>
        <draw:line draw:style-name="gr23" draw:layer="layout" svg:x1="29.859cm" svg:y1="11.992cm" svg:x2="29.87cm" svg:y2="11.936cm">
          <text:p/>
        </draw:line>
        <draw:line draw:style-name="gr23" draw:layer="layout" svg:x1="29.868cm" svg:y1="11.936cm" svg:x2="29.877cm" svg:y2="11.992cm">
          <text:p/>
        </draw:line>
        <draw:line draw:style-name="gr23" draw:layer="layout" svg:x1="29.876cm" svg:y1="11.992cm" svg:x2="29.886cm" svg:y2="11.963cm">
          <text:p/>
        </draw:line>
        <draw:line draw:style-name="gr23" draw:layer="layout" svg:x1="29.885cm" svg:y1="11.963cm" svg:x2="29.885cm" svg:y2="12.182cm">
          <text:p/>
        </draw:line>
        <draw:line draw:style-name="gr23" draw:layer="layout" svg:x1="29.885cm" svg:y1="12.182cm" svg:x2="29.894cm" svg:y2="12.402cm">
          <text:p/>
        </draw:line>
        <draw:line draw:style-name="gr23" draw:layer="layout" svg:x1="29.893cm" svg:y1="12.401cm" svg:x2="29.893cm" svg:y2="12.455cm">
          <text:p/>
        </draw:line>
        <draw:line draw:style-name="gr23" draw:layer="layout" svg:x1="29.893cm" svg:y1="12.455cm" svg:x2="29.902cm" svg:y2="12.566cm">
          <text:p/>
        </draw:line>
        <draw:line draw:style-name="gr23" draw:layer="layout" svg:x1="29.901cm" svg:y1="12.566cm" svg:x2="29.911cm" svg:y2="12.537cm">
          <text:p/>
        </draw:line>
        <draw:line draw:style-name="gr23" draw:layer="layout" svg:x1="29.91cm" svg:y1="12.537cm" svg:x2="29.91cm" svg:y2="12.674cm">
          <text:p/>
        </draw:line>
        <draw:line draw:style-name="gr23" draw:layer="layout" svg:x1="29.91cm" svg:y1="12.674cm" svg:x2="29.919cm" svg:y2="12.784cm">
          <text:p/>
        </draw:line>
        <draw:line draw:style-name="gr23" draw:layer="layout" svg:x1="29.918cm" svg:y1="12.783cm" svg:x2="29.928cm" svg:y2="12.894cm">
          <text:p/>
        </draw:line>
        <draw:line draw:style-name="gr23" draw:layer="layout" svg:x1="29.927cm" svg:y1="12.893cm" svg:x2="29.927cm" svg:y2="12.811cm">
          <text:p/>
        </draw:line>
        <draw:line draw:style-name="gr23" draw:layer="layout" svg:x1="29.927cm" svg:y1="12.812cm" svg:x2="29.936cm" svg:y2="12.729cm">
          <text:p/>
        </draw:line>
        <draw:line draw:style-name="gr23" draw:layer="layout" svg:x1="29.935cm" svg:y1="12.729cm" svg:x2="29.935cm" svg:y2="12.756cm">
          <text:p/>
        </draw:line>
        <draw:line draw:style-name="gr23" draw:layer="layout" svg:x1="29.935cm" svg:y1="12.757cm" svg:x2="29.944cm" svg:y2="12.647cm">
          <text:p/>
        </draw:line>
        <draw:line draw:style-name="gr23" draw:layer="layout" svg:x1="29.943cm" svg:y1="12.648cm" svg:x2="29.953cm" svg:y2="12.619cm">
          <text:p/>
        </draw:line>
        <draw:line draw:style-name="gr23" draw:layer="layout" svg:x1="29.952cm" svg:y1="12.619cm" svg:x2="29.952cm" svg:y2="12.674cm">
          <text:p/>
        </draw:line>
        <draw:line draw:style-name="gr23" draw:layer="layout" svg:x1="29.952cm" svg:y1="12.675cm" svg:x2="29.961cm" svg:y2="12.51cm">
          <text:p/>
        </draw:line>
        <draw:line draw:style-name="gr23" draw:layer="layout" svg:x1="29.96cm" svg:y1="12.51cm" svg:x2="29.97cm" svg:y2="12.593cm">
          <text:p/>
        </draw:line>
        <draw:line draw:style-name="gr23" draw:layer="layout" svg:x1="29.969cm" svg:y1="12.592cm" svg:x2="29.969cm" svg:y2="12.701cm">
          <text:p/>
        </draw:line>
        <draw:line draw:style-name="gr23" draw:layer="layout" svg:x1="29.969cm" svg:y1="12.701cm" svg:x2="29.978cm" svg:y2="12.73cm">
          <text:p/>
        </draw:line>
        <draw:line draw:style-name="gr23" draw:layer="layout" svg:x1="29.977cm" svg:y1="12.729cm" svg:x2="29.986cm" svg:y2="12.921cm">
          <text:p/>
        </draw:line>
        <draw:line draw:style-name="gr23" draw:layer="layout" svg:x1="29.985cm" svg:y1="12.922cm" svg:x2="29.995cm" svg:y2="12.838cm">
          <text:p/>
        </draw:line>
        <draw:line draw:style-name="gr23" draw:layer="layout" svg:x1="29.994cm" svg:y1="12.838cm" svg:x2="29.994cm" svg:y2="12.865cm">
          <text:p/>
        </draw:line>
        <draw:line draw:style-name="gr23" draw:layer="layout" svg:x1="29.994cm" svg:y1="12.865cm" svg:x2="30.003cm" svg:y2="12.976cm">
          <text:p/>
        </draw:line>
        <draw:line draw:style-name="gr23" draw:layer="layout" svg:x1="30.002cm" svg:y1="12.975cm" svg:x2="30.012cm" svg:y2="13.058cm">
          <text:p/>
        </draw:line>
        <draw:line draw:style-name="gr23" draw:layer="layout" svg:x1="30.011cm" svg:y1="13.057cm" svg:x2="30.02cm" svg:y2="13.14cm">
          <text:p/>
        </draw:line>
        <draw:line draw:style-name="gr23" draw:layer="layout" svg:x1="30.019cm" svg:y1="13.139cm" svg:x2="30.019cm" svg:y2="13.084cm">
          <text:p/>
        </draw:line>
        <draw:line draw:style-name="gr23" draw:layer="layout" svg:x1="30.019cm" svg:y1="13.084cm" svg:x2="30.028cm" svg:y2="13.14cm">
          <text:p/>
        </draw:line>
        <draw:line draw:style-name="gr23" draw:layer="layout" svg:x1="30.027cm" svg:y1="13.139cm" svg:x2="30.038cm" svg:y2="13.249cm">
          <text:p/>
        </draw:line>
        <draw:line draw:style-name="gr23" draw:layer="layout" svg:x1="30.036cm" svg:y1="13.248cm" svg:x2="30.036cm" svg:y2="13.275cm">
          <text:p/>
        </draw:line>
        <draw:line draw:style-name="gr23" draw:layer="layout" svg:x1="30.036cm" svg:y1="13.275cm" svg:x2="30.045cm" svg:y2="13.331cm">
          <text:p/>
        </draw:line>
        <draw:line draw:style-name="gr23" draw:layer="layout" svg:x1="30.044cm" svg:y1="13.33cm" svg:x2="30.053cm" svg:y2="13.33cm">
          <text:p/>
        </draw:line>
        <draw:line draw:style-name="gr23" draw:layer="layout" svg:x1="30.053cm" svg:y1="13.33cm" svg:x2="30.053cm" svg:y2="13.385cm">
          <text:p/>
        </draw:line>
        <draw:line draw:style-name="gr23" draw:layer="layout" svg:x1="30.053cm" svg:y1="13.386cm" svg:x2="30.062cm" svg:y2="13.357cm">
          <text:p/>
        </draw:line>
        <draw:line draw:style-name="gr23" draw:layer="layout" svg:x1="30.061cm" svg:y1="13.357cm" svg:x2="30.061cm" svg:y2="13.439cm">
          <text:p/>
        </draw:line>
        <draw:line draw:style-name="gr23" draw:layer="layout" svg:x1="30.061cm" svg:y1="13.439cm" svg:x2="30.07cm" svg:y2="13.577cm">
          <text:p/>
        </draw:line>
        <draw:line draw:style-name="gr23" draw:layer="layout" svg:x1="30.069cm" svg:y1="13.577cm" svg:x2="30.079cm" svg:y2="13.549cm">
          <text:p/>
        </draw:line>
        <draw:line draw:style-name="gr23" draw:layer="layout" svg:x1="30.078cm" svg:y1="13.549cm" svg:x2="30.078cm" svg:y2="13.685cm">
          <text:p/>
        </draw:line>
        <draw:line draw:style-name="gr23" draw:layer="layout" svg:x1="30.078cm" svg:y1="13.686cm" svg:x2="30.087cm" svg:y2="13.631cm">
          <text:p/>
        </draw:line>
        <draw:line draw:style-name="gr23" draw:layer="layout" svg:x1="30.086cm" svg:y1="13.632cm" svg:x2="30.096cm" svg:y2="13.549cm">
          <text:p/>
        </draw:line>
        <draw:line draw:style-name="gr23" draw:layer="layout" svg:x1="30.095cm" svg:y1="13.549cm" svg:x2="30.095cm" svg:y2="13.439cm">
          <text:p/>
        </draw:line>
        <draw:line draw:style-name="gr23" draw:layer="layout" svg:x1="30.095cm" svg:y1="13.439cm" svg:x2="30.104cm" svg:y2="13.55cm">
          <text:p/>
        </draw:line>
        <draw:line draw:style-name="gr23" draw:layer="layout" svg:x1="30.103cm" svg:y1="13.549cm" svg:x2="30.103cm" svg:y2="13.494cm">
          <text:p/>
        </draw:line>
        <draw:line draw:style-name="gr23" draw:layer="layout" svg:x1="30.103cm" svg:y1="13.494cm" svg:x2="30.113cm" svg:y2="13.632cm">
          <text:p/>
        </draw:line>
        <draw:line draw:style-name="gr23" draw:layer="layout" svg:x1="30.112cm" svg:y1="13.632cm" svg:x2="30.121cm" svg:y2="13.549cm">
          <text:p/>
        </draw:line>
        <draw:line draw:style-name="gr23" draw:layer="layout" svg:x1="30.12cm" svg:y1="13.549cm" svg:x2="30.12cm" svg:y2="13.631cm">
          <text:p/>
        </draw:line>
        <draw:line draw:style-name="gr23" draw:layer="layout" svg:x1="30.12cm" svg:y1="13.632cm" svg:x2="30.129cm" svg:y2="13.549cm">
          <text:p/>
        </draw:line>
        <draw:line draw:style-name="gr23" draw:layer="layout" svg:x1="30.128cm" svg:y1="13.549cm" svg:x2="30.138cm" svg:y2="13.714cm">
          <text:p/>
        </draw:line>
        <draw:line draw:style-name="gr23" draw:layer="layout" svg:x1="30.137cm" svg:y1="13.713cm" svg:x2="30.137cm" svg:y2="13.658cm">
          <text:p/>
        </draw:line>
        <draw:line draw:style-name="gr23" draw:layer="layout" svg:x1="30.137cm" svg:y1="13.658cm" svg:x2="30.145cm" svg:y2="13.658cm">
          <text:p/>
        </draw:line>
        <draw:line draw:style-name="gr23" draw:layer="layout" svg:x1="30.145cm" svg:y1="13.658cm" svg:x2="30.145cm" svg:y2="13.795cm">
          <text:p/>
        </draw:line>
        <draw:line draw:style-name="gr23" draw:layer="layout" svg:x1="30.145cm" svg:y1="13.795cm" svg:x2="30.155cm" svg:y2="13.85cm">
          <text:p/>
        </draw:line>
        <draw:line draw:style-name="gr23" draw:layer="layout" svg:x1="30.154cm" svg:y1="13.85cm" svg:x2="30.163cm" svg:y2="13.822cm">
          <text:p/>
        </draw:line>
        <draw:line draw:style-name="gr23" draw:layer="layout" svg:x1="30.162cm" svg:y1="13.822cm" svg:x2="30.162cm" svg:y2="13.74cm">
          <text:p/>
        </draw:line>
        <draw:line draw:style-name="gr23" draw:layer="layout" svg:x1="30.162cm" svg:y1="13.74cm" svg:x2="30.171cm" svg:y2="13.878cm">
          <text:p/>
        </draw:line>
        <draw:line draw:style-name="gr23" draw:layer="layout" svg:x1="30.17cm" svg:y1="13.877cm" svg:x2="30.18cm" svg:y2="13.932cm">
          <text:p/>
        </draw:line>
        <draw:line draw:style-name="gr23" draw:layer="layout" svg:x1="30.179cm" svg:y1="13.931cm" svg:x2="30.179cm" svg:y2="13.959cm">
          <text:p/>
        </draw:line>
        <draw:line draw:style-name="gr23" draw:layer="layout" svg:x1="30.179cm" svg:y1="13.959cm" svg:x2="30.187cm" svg:y2="13.959cm">
          <text:p/>
        </draw:line>
        <draw:line draw:style-name="gr23" draw:layer="layout" svg:x1="30.187cm" svg:y1="13.959cm" svg:x2="30.187cm" svg:y2="14.041cm">
          <text:p/>
        </draw:line>
        <draw:line draw:style-name="gr23" draw:layer="layout" svg:x1="30.187cm" svg:y1="14.042cm" svg:x2="30.197cm" svg:y2="14.013cm">
          <text:p/>
        </draw:line>
        <draw:line draw:style-name="gr23" draw:layer="layout" svg:x1="30.196cm" svg:y1="14.013cm" svg:x2="30.204cm" svg:y2="14.013cm">
          <text:p/>
        </draw:line>
        <draw:line draw:style-name="gr23" draw:layer="layout" svg:x1="30.204cm" svg:y1="14.013cm" svg:x2="30.204cm" svg:y2="14.095cm">
          <text:p/>
        </draw:line>
        <draw:line draw:style-name="gr23" draw:layer="layout" svg:x1="30.204cm" svg:y1="14.096cm" svg:x2="30.212cm" svg:y2="13.959cm">
          <text:p/>
        </draw:line>
        <draw:line draw:style-name="gr23" draw:layer="layout" svg:x1="30.212cm" svg:y1="13.959cm" svg:x2="30.222cm" svg:y2="14.042cm">
          <text:p/>
        </draw:line>
        <draw:line draw:style-name="gr23" draw:layer="layout" svg:x1="30.221cm" svg:y1="14.041cm" svg:x2="30.221cm" svg:y2="13.931cm">
          <text:p/>
        </draw:line>
        <draw:line draw:style-name="gr23" draw:layer="layout" svg:x1="30.221cm" svg:y1="13.931cm" svg:x2="30.23cm" svg:y2="13.987cm">
          <text:p/>
        </draw:line>
        <draw:line draw:style-name="gr23" draw:layer="layout" svg:x1="30.229cm" svg:y1="13.986cm" svg:x2="30.229cm" svg:y2="13.959cm">
          <text:p/>
        </draw:line>
        <draw:line draw:style-name="gr23" draw:layer="layout" svg:x1="30.229cm" svg:y1="13.959cm" svg:x2="30.239cm" svg:y2="14.014cm">
          <text:p/>
        </draw:line>
        <draw:line draw:style-name="gr23" draw:layer="layout" svg:x1="30.238cm" svg:y1="14.013cm" svg:x2="30.247cm" svg:y2="14.069cm">
          <text:p/>
        </draw:line>
        <draw:line draw:style-name="gr23" draw:layer="layout" svg:x1="30.246cm" svg:y1="14.068cm" svg:x2="30.246cm" svg:y2="14.177cm">
          <text:p/>
        </draw:line>
        <draw:line draw:style-name="gr23" draw:layer="layout" svg:x1="30.246cm" svg:y1="14.178cm" svg:x2="30.255cm" svg:y2="14.068cm">
          <text:p/>
        </draw:line>
        <draw:line draw:style-name="gr23" draw:layer="layout" svg:x1="30.254cm" svg:y1="14.068cm" svg:x2="30.264cm" svg:y2="14.124cm">
          <text:p/>
        </draw:line>
        <draw:line draw:style-name="gr23" draw:layer="layout" svg:x1="30.263cm" svg:y1="14.123cm" svg:x2="30.263cm" svg:y2="14.068cm">
          <text:p/>
        </draw:line>
        <draw:line draw:style-name="gr23" draw:layer="layout" svg:x1="30.263cm" svg:y1="14.068cm" svg:x2="30.272cm" svg:y2="14.124cm">
          <text:p/>
        </draw:line>
        <draw:line draw:style-name="gr23" draw:layer="layout" svg:x1="30.271cm" svg:y1="14.123cm" svg:x2="30.271cm" svg:y2="14.177cm">
          <text:p/>
        </draw:line>
        <draw:line draw:style-name="gr23" draw:layer="layout" svg:x1="30.271cm" svg:y1="14.178cm" svg:x2="30.281cm" svg:y2="14.095cm">
          <text:p/>
        </draw:line>
        <draw:line draw:style-name="gr23" draw:layer="layout" svg:x1="30.28cm" svg:y1="14.095cm" svg:x2="30.289cm" svg:y2="14.151cm">
          <text:p/>
        </draw:line>
        <draw:line draw:style-name="gr23" draw:layer="layout" svg:x1="30.288cm" svg:y1="14.15cm" svg:x2="30.288cm" svg:y2="14.041cm">
          <text:p/>
        </draw:line>
        <draw:line draw:style-name="gr23" draw:layer="layout" svg:x1="30.288cm" svg:y1="14.041cm" svg:x2="30.297cm" svg:y2="14.151cm">
          <text:p/>
        </draw:line>
        <draw:line draw:style-name="gr23" draw:layer="layout" svg:x1="30.296cm" svg:y1="14.15cm" svg:x2="30.306cm" svg:y2="14.206cm">
          <text:p/>
        </draw:line>
        <draw:line draw:style-name="gr23" draw:layer="layout" svg:x1="30.305cm" svg:y1="14.205cm" svg:x2="30.305cm" svg:y2="14.177cm">
          <text:p/>
        </draw:line>
        <draw:line draw:style-name="gr23" draw:layer="layout" svg:x1="30.305cm" svg:y1="14.177cm" svg:x2="30.313cm" svg:y2="14.177cm">
          <text:p/>
        </draw:line>
        <draw:line draw:style-name="gr23" draw:layer="layout" svg:x1="30.313cm" svg:y1="14.177cm" svg:x2="30.313cm" svg:y2="14.205cm">
          <text:p/>
        </draw:line>
        <draw:line draw:style-name="gr23" draw:layer="layout" svg:x1="30.313cm" svg:y1="14.205cm" svg:x2="30.323cm" svg:y2="14.315cm">
          <text:p/>
        </draw:line>
        <draw:line draw:style-name="gr23" draw:layer="layout" svg:x1="30.322cm" svg:y1="14.314cm" svg:x2="30.33cm" svg:y2="14.314cm">
          <text:p/>
        </draw:line>
        <draw:line draw:style-name="gr23" draw:layer="layout" svg:x1="30.33cm" svg:y1="14.314cm" svg:x2="30.33cm" svg:y2="14.341cm">
          <text:p/>
        </draw:line>
        <draw:line draw:style-name="gr23" draw:layer="layout" svg:x1="30.33cm" svg:y1="14.342cm" svg:x2="30.339cm" svg:y2="14.259cm">
          <text:p/>
        </draw:line>
        <draw:line draw:style-name="gr23" draw:layer="layout" svg:x1="30.338cm" svg:y1="14.259cm" svg:x2="30.348cm" svg:y2="14.342cm">
          <text:p/>
        </draw:line>
        <draw:line draw:style-name="gr23" draw:layer="layout" svg:x1="30.347cm" svg:y1="14.341cm" svg:x2="30.347cm" svg:y2="14.505cm">
          <text:p/>
        </draw:line>
        <draw:line draw:style-name="gr23" draw:layer="layout" svg:x1="30.347cm" svg:y1="14.505cm" svg:x2="30.355cm" svg:y2="14.505cm">
          <text:p/>
        </draw:line>
        <draw:line draw:style-name="gr23" draw:layer="layout" svg:x1="30.355cm" svg:y1="14.505cm" svg:x2="30.355cm" svg:y2="14.614cm">
          <text:p/>
        </draw:line>
        <draw:line draw:style-name="gr23" draw:layer="layout" svg:x1="30.355cm" svg:y1="14.614cm" svg:x2="30.364cm" svg:y2="14.614cm">
          <text:p/>
        </draw:line>
        <draw:line draw:style-name="gr23" draw:layer="layout" svg:x1="30.364cm" svg:y1="14.614cm" svg:x2="30.373cm" svg:y2="14.697cm">
          <text:p/>
        </draw:line>
        <draw:line draw:style-name="gr23" draw:layer="layout" svg:x1="30.372cm" svg:y1="14.696cm" svg:x2="30.372cm" svg:y2="14.724cm">
          <text:p/>
        </draw:line>
        <draw:line draw:style-name="gr23" draw:layer="layout" svg:x1="30.372cm" svg:y1="14.725cm" svg:x2="30.382cm" svg:y2="14.669cm">
          <text:p/>
        </draw:line>
        <draw:line draw:style-name="gr23" draw:layer="layout" svg:x1="30.381cm" svg:y1="14.669cm" svg:x2="30.39cm" svg:y2="14.834cm">
          <text:p/>
        </draw:line>
        <draw:line draw:style-name="gr23" draw:layer="layout" svg:x1="30.389cm" svg:y1="14.833cm" svg:x2="30.389cm" svg:y2="14.888cm">
          <text:p/>
        </draw:line>
        <draw:line draw:style-name="gr23" draw:layer="layout" svg:x1="30.389cm" svg:y1="14.888cm" svg:x2="30.397cm" svg:y2="14.888cm">
          <text:p/>
        </draw:line>
        <draw:line draw:style-name="gr23" draw:layer="layout" svg:x1="30.397cm" svg:y1="14.888cm" svg:x2="30.397cm" svg:y2="14.915cm">
          <text:p/>
        </draw:line>
        <draw:line draw:style-name="gr23" draw:layer="layout" svg:x1="30.397cm" svg:y1="14.915cm" svg:x2="30.407cm" svg:y2="15.025cm">
          <text:p/>
        </draw:line>
        <draw:line draw:style-name="gr23" draw:layer="layout" svg:x1="30.406cm" svg:y1="15.025cm" svg:x2="30.415cm" svg:y2="14.997cm">
          <text:p/>
        </draw:line>
        <draw:line draw:style-name="gr23" draw:layer="layout" svg:x1="30.414cm" svg:y1="14.997cm" svg:x2="30.414cm" svg:y2="15.024cm">
          <text:p/>
        </draw:line>
        <draw:line draw:style-name="gr23" draw:layer="layout" svg:x1="30.414cm" svg:y1="15.024cm" svg:x2="30.424cm" svg:y2="15.08cm">
          <text:p/>
        </draw:line>
        <draw:line draw:style-name="gr23" draw:layer="layout" svg:x1="30.423cm" svg:y1="15.08cm" svg:x2="30.432cm" svg:y2="14.997cm">
          <text:p/>
        </draw:line>
        <draw:line draw:style-name="gr23" draw:layer="layout" svg:x1="30.431cm" svg:y1="14.997cm" svg:x2="30.431cm" svg:y2="14.97cm">
          <text:p/>
        </draw:line>
        <draw:line draw:style-name="gr23" draw:layer="layout" svg:x1="30.431cm" svg:y1="14.971cm" svg:x2="30.44cm" svg:y2="14.942cm">
          <text:p/>
        </draw:line>
        <draw:line draw:style-name="gr23" draw:layer="layout" svg:x1="30.439cm" svg:y1="14.943cm" svg:x2="30.449cm" svg:y2="14.888cm">
          <text:p/>
        </draw:line>
        <draw:line draw:style-name="gr23" draw:layer="layout" svg:x1="30.448cm" svg:y1="14.889cm" svg:x2="30.457cm" svg:y2="14.86cm">
          <text:p/>
        </draw:line>
        <draw:line draw:style-name="gr23" draw:layer="layout" svg:x1="30.456cm" svg:y1="14.86cm" svg:x2="30.456cm" svg:y2="14.888cm">
          <text:p/>
        </draw:line>
        <draw:line draw:style-name="gr23" draw:layer="layout" svg:x1="30.456cm" svg:y1="14.888cm" svg:x2="30.466cm" svg:y2="14.971cm">
          <text:p/>
        </draw:line>
        <draw:line draw:style-name="gr23" draw:layer="layout" svg:x1="30.465cm" svg:y1="14.971cm" svg:x2="30.474cm" svg:y2="14.888cm">
          <text:p/>
        </draw:line>
        <draw:line draw:style-name="gr23" draw:layer="layout" svg:x1="30.473cm" svg:y1="14.888cm" svg:x2="30.473cm" svg:y2="14.915cm">
          <text:p/>
        </draw:line>
        <draw:line draw:style-name="gr23" draw:layer="layout" svg:x1="30.473cm" svg:y1="14.915cm" svg:x2="30.481cm" svg:y2="14.915cm">
          <text:p/>
        </draw:line>
        <draw:line draw:style-name="gr23" draw:layer="layout" svg:x1="30.481cm" svg:y1="14.915cm" svg:x2="30.49cm" svg:y2="14.915cm">
          <text:p/>
        </draw:line>
        <draw:line draw:style-name="gr23" draw:layer="layout" svg:x1="30.49cm" svg:y1="14.915cm" svg:x2="30.499cm" svg:y2="14.943cm">
          <text:p/>
        </draw:line>
        <draw:line draw:style-name="gr23" draw:layer="layout" svg:x1="30.498cm" svg:y1="14.942cm" svg:x2="30.498cm" svg:y2="14.833cm">
          <text:p/>
        </draw:line>
        <draw:line draw:style-name="gr23" draw:layer="layout" svg:x1="30.498cm" svg:y1="14.833cm" svg:x2="30.507cm" svg:y2="14.833cm">
          <text:p/>
        </draw:line>
        <draw:line draw:style-name="gr23" draw:layer="layout" svg:x1="30.507cm" svg:y1="14.833cm" svg:x2="30.516cm" svg:y2="14.971cm">
          <text:p/>
        </draw:line>
        <draw:line draw:style-name="gr23" draw:layer="layout" svg:x1="30.515cm" svg:y1="14.97cm" svg:x2="30.515cm" svg:y2="14.915cm">
          <text:p/>
        </draw:line>
        <draw:line draw:style-name="gr23" draw:layer="layout" svg:x1="30.515cm" svg:y1="14.916cm" svg:x2="30.524cm" svg:y2="14.888cm">
          <text:p/>
        </draw:line>
        <draw:line draw:style-name="gr23" draw:layer="layout" svg:x1="30.523cm" svg:y1="14.888cm" svg:x2="30.523cm" svg:y2="14.942cm">
          <text:p/>
        </draw:line>
        <draw:line draw:style-name="gr23" draw:layer="layout" svg:x1="30.523cm" svg:y1="14.943cm" svg:x2="30.534cm" svg:y2="14.888cm">
          <text:p/>
        </draw:line>
        <draw:line draw:style-name="gr23" draw:layer="layout" svg:x1="30.532cm" svg:y1="14.888cm" svg:x2="30.54cm" svg:y2="14.916cm">
          <text:p/>
        </draw:line>
        <draw:line draw:style-name="gr23" draw:layer="layout" svg:x1="30.54cm" svg:y1="14.915cm" svg:x2="30.54cm" svg:y2="14.97cm">
          <text:p/>
        </draw:line>
        <draw:line draw:style-name="gr23" draw:layer="layout" svg:x1="30.54cm" svg:y1="14.97cm" svg:x2="30.55cm" svg:y2="15.053cm">
          <text:p/>
        </draw:line>
        <draw:line draw:style-name="gr23" draw:layer="layout" svg:x1="30.549cm" svg:y1="15.052cm" svg:x2="30.557cm" svg:y2="15.052cm">
          <text:p/>
        </draw:line>
        <draw:line draw:style-name="gr23" draw:layer="layout" svg:x1="30.557cm" svg:y1="15.053cm" svg:x2="30.566cm" svg:y2="14.997cm">
          <text:p/>
        </draw:line>
        <draw:line draw:style-name="gr23" draw:layer="layout" svg:x1="30.565cm" svg:y1="14.997cm" svg:x2="30.565cm" svg:y2="15.106cm">
          <text:p/>
        </draw:line>
        <draw:line draw:style-name="gr23" draw:layer="layout" svg:x1="30.565cm" svg:y1="15.106cm" svg:x2="30.574cm" svg:y2="15.106cm">
          <text:p/>
        </draw:line>
        <draw:line draw:style-name="gr23" draw:layer="layout" svg:x1="30.574cm" svg:y1="15.107cm" svg:x2="30.583cm" svg:y2="15.079cm">
          <text:p/>
        </draw:line>
        <draw:line draw:style-name="gr23" draw:layer="layout" svg:x1="30.582cm" svg:y1="15.079cm" svg:x2="30.582cm" svg:y2="15.106cm">
          <text:p/>
        </draw:line>
        <draw:line draw:style-name="gr23" draw:layer="layout" svg:x1="30.582cm" svg:y1="15.106cm" svg:x2="30.592cm" svg:y2="15.217cm">
          <text:p/>
        </draw:line>
        <draw:line draw:style-name="gr23" draw:layer="layout" svg:x1="30.591cm" svg:y1="15.217cm" svg:x2="30.6cm" svg:y2="15.161cm">
          <text:p/>
        </draw:line>
        <draw:line draw:style-name="gr23" draw:layer="layout" svg:x1="30.599cm" svg:y1="15.161cm" svg:x2="30.607cm" svg:y2="15.161cm">
          <text:p/>
        </draw:line>
        <draw:line draw:style-name="gr23" draw:layer="layout" svg:x1="30.607cm" svg:y1="15.161cm" svg:x2="30.607cm" svg:y2="15.134cm">
          <text:p/>
        </draw:line>
        <draw:line draw:style-name="gr23" draw:layer="layout" svg:x1="30.607cm" svg:y1="15.134cm" svg:x2="30.617cm" svg:y2="15.244cm">
          <text:p/>
        </draw:line>
        <draw:line draw:style-name="gr23" draw:layer="layout" svg:x1="30.616cm" svg:y1="15.244cm" svg:x2="30.625cm" svg:y2="15.188cm">
          <text:p/>
        </draw:line>
        <draw:line draw:style-name="gr23" draw:layer="layout" svg:x1="30.624cm" svg:y1="15.188cm" svg:x2="30.624cm" svg:y2="15.161cm">
          <text:p/>
        </draw:line>
        <draw:line draw:style-name="gr23" draw:layer="layout" svg:x1="30.624cm" svg:y1="15.161cm" svg:x2="30.634cm" svg:y2="15.271cm">
          <text:p/>
        </draw:line>
        <draw:line draw:style-name="gr23" draw:layer="layout" svg:x1="30.633cm" svg:y1="15.27cm" svg:x2="30.633cm" svg:y2="15.243cm">
          <text:p/>
        </draw:line>
        <draw:line draw:style-name="gr23" draw:layer="layout" svg:x1="30.633cm" svg:y1="15.243cm" svg:x2="30.642cm" svg:y2="15.271cm">
          <text:p/>
        </draw:line>
        <draw:line draw:style-name="gr23" draw:layer="layout" svg:x1="30.641cm" svg:y1="15.27cm" svg:x2="30.651cm" svg:y2="15.326cm">
          <text:p/>
        </draw:line>
        <draw:line draw:style-name="gr23" draw:layer="layout" svg:x1="30.65cm" svg:y1="15.325cm" svg:x2="30.65cm" svg:y2="15.352cm">
          <text:p/>
        </draw:line>
        <draw:line draw:style-name="gr23" draw:layer="layout" svg:x1="30.65cm" svg:y1="15.352cm" svg:x2="30.659cm" svg:y2="15.408cm">
          <text:p/>
        </draw:line>
        <draw:line draw:style-name="gr23" draw:layer="layout" svg:x1="30.658cm" svg:y1="15.407cm" svg:x2="30.667cm" svg:y2="15.435cm">
          <text:p/>
        </draw:line>
        <draw:line draw:style-name="gr23" draw:layer="layout" svg:x1="30.666cm" svg:y1="15.434cm" svg:x2="30.666cm" svg:y2="15.38cm">
          <text:p/>
        </draw:line>
        <draw:line draw:style-name="gr23" draw:layer="layout" svg:x1="30.666cm" svg:y1="15.38cm" svg:x2="30.676cm" svg:y2="15.435cm">
          <text:p/>
        </draw:line>
        <draw:line draw:style-name="gr23" draw:layer="layout" svg:x1="30.675cm" svg:y1="15.434cm" svg:x2="30.684cm" svg:y2="15.49cm">
          <text:p/>
        </draw:line>
        <draw:line draw:style-name="gr23" draw:layer="layout" svg:x1="30.683cm" svg:y1="15.489cm" svg:x2="30.692cm" svg:y2="15.489cm">
          <text:p/>
        </draw:line>
        <draw:line draw:style-name="gr23" draw:layer="layout" svg:x1="30.692cm" svg:y1="15.489cm" svg:x2="30.692cm" svg:y2="15.462cm">
          <text:p/>
        </draw:line>
        <draw:line draw:style-name="gr23" draw:layer="layout" svg:x1="30.692cm" svg:y1="15.462cm" svg:x2="30.701cm" svg:y2="15.545cm">
          <text:p/>
        </draw:line>
        <draw:line draw:style-name="gr23" draw:layer="layout" svg:x1="30.7cm" svg:y1="15.545cm" svg:x2="30.709cm" svg:y2="15.516cm">
          <text:p/>
        </draw:line>
        <draw:line draw:style-name="gr23" draw:layer="layout" svg:x1="30.708cm" svg:y1="15.516cm" svg:x2="30.708cm" svg:y2="15.434cm">
          <text:p/>
        </draw:line>
        <draw:line draw:style-name="gr23" draw:layer="layout" svg:x1="30.708cm" svg:y1="15.434cm" svg:x2="30.717cm" svg:y2="15.434cm">
          <text:p/>
        </draw:line>
        <draw:line draw:style-name="gr23" draw:layer="layout" svg:x1="30.717cm" svg:y1="15.435cm" svg:x2="30.726cm" svg:y2="15.407cm">
          <text:p/>
        </draw:line>
        <draw:line draw:style-name="gr23" draw:layer="layout" svg:x1="30.725cm" svg:y1="15.407cm" svg:x2="30.735cm" svg:y2="15.49cm">
          <text:p/>
        </draw:line>
        <draw:line draw:style-name="gr23" draw:layer="layout" svg:x1="30.734cm" svg:y1="15.489cm" svg:x2="30.734cm" svg:y2="15.462cm">
          <text:p/>
        </draw:line>
        <draw:line draw:style-name="gr23" draw:layer="layout" svg:x1="30.734cm" svg:y1="15.462cm" svg:x2="30.743cm" svg:y2="15.49cm">
          <text:p/>
        </draw:line>
        <draw:line draw:style-name="gr23" draw:layer="layout" svg:x1="30.742cm" svg:y1="15.489cm" svg:x2="30.75cm" svg:y2="15.489cm">
          <text:p/>
        </draw:line>
        <draw:line draw:style-name="gr23" draw:layer="layout" svg:x1="30.75cm" svg:y1="15.489cm" svg:x2="30.75cm" svg:y2="15.544cm">
          <text:p/>
        </draw:line>
        <draw:line draw:style-name="gr23" draw:layer="layout" svg:x1="30.75cm" svg:y1="15.544cm" svg:x2="30.76cm" svg:y2="15.572cm">
          <text:p/>
        </draw:line>
        <draw:line draw:style-name="gr23" draw:layer="layout" svg:x1="30.759cm" svg:y1="15.572cm" svg:x2="30.768cm" svg:y2="15.544cm">
          <text:p/>
        </draw:line>
        <draw:line draw:style-name="gr23" draw:layer="layout" svg:x1="30.767cm" svg:y1="15.544cm" svg:x2="30.777cm" svg:y2="15.627cm">
          <text:p/>
        </draw:line>
        <draw:line draw:style-name="gr23" draw:layer="layout" svg:x1="30.776cm" svg:y1="15.626cm" svg:x2="30.776cm" svg:y2="15.68cm">
          <text:p/>
        </draw:line>
        <draw:line draw:style-name="gr23" draw:layer="layout" svg:x1="30.776cm" svg:y1="15.681cm" svg:x2="30.785cm" svg:y2="15.653cm">
          <text:p/>
        </draw:line>
        <draw:line draw:style-name="gr23" draw:layer="layout" svg:x1="30.784cm" svg:y1="15.654cm" svg:x2="30.793cm" svg:y2="15.626cm">
          <text:p/>
        </draw:line>
        <draw:line draw:style-name="gr23" draw:layer="layout" svg:x1="30.792cm" svg:y1="15.626cm" svg:x2="30.792cm" svg:y2="15.653cm">
          <text:p/>
        </draw:line>
        <draw:line draw:style-name="gr23" draw:layer="layout" svg:x1="30.792cm" svg:y1="15.654cm" svg:x2="30.802cm" svg:y2="15.626cm">
          <text:p/>
        </draw:line>
        <draw:line draw:style-name="gr23" draw:layer="layout" svg:x1="30.801cm" svg:y1="15.626cm" svg:x2="30.801cm" svg:y2="15.68cm">
          <text:p/>
        </draw:line>
        <draw:line draw:style-name="gr23" draw:layer="layout" svg:x1="30.801cm" svg:y1="15.68cm" svg:x2="30.81cm" svg:y2="15.709cm">
          <text:p/>
        </draw:line>
        <draw:line draw:style-name="gr23" draw:layer="layout" svg:x1="30.809cm" svg:y1="15.708cm" svg:x2="30.818cm" svg:y2="15.708cm">
          <text:p/>
        </draw:line>
        <draw:line draw:style-name="gr23" draw:layer="layout" svg:x1="30.818cm" svg:y1="15.708cm" svg:x2="30.818cm" svg:y2="15.68cm">
          <text:p/>
        </draw:line>
        <draw:line draw:style-name="gr23" draw:layer="layout" svg:x1="30.818cm" svg:y1="15.681cm" svg:x2="30.827cm" svg:y2="15.653cm">
          <text:p/>
        </draw:line>
        <draw:line draw:style-name="gr23" draw:layer="layout" svg:x1="30.826cm" svg:y1="15.653cm" svg:x2="30.835cm" svg:y2="15.681cm">
          <text:p/>
        </draw:line>
        <draw:line draw:style-name="gr23" draw:layer="layout" svg:x1="30.834cm" svg:y1="15.68cm" svg:x2="30.834cm" svg:y2="15.708cm">
          <text:p/>
        </draw:line>
        <draw:line draw:style-name="gr23" draw:layer="layout" svg:x1="30.834cm" svg:y1="15.708cm" svg:x2="30.843cm" svg:y2="15.708cm">
          <text:p/>
        </draw:line>
        <draw:line draw:style-name="gr23" draw:layer="layout" svg:x1="30.843cm" svg:y1="15.708cm" svg:x2="30.851cm" svg:y2="15.708cm">
          <text:p/>
        </draw:line>
        <draw:line draw:style-name="gr23" draw:layer="layout" svg:x1="30.851cm" svg:y1="15.708cm" svg:x2="30.86cm" svg:y2="15.708cm">
          <text:p/>
        </draw:line>
        <draw:line draw:style-name="gr23" draw:layer="layout" svg:x1="30.86cm" svg:y1="15.708cm" svg:x2="30.86cm" svg:y2="15.844cm">
          <text:p/>
        </draw:line>
        <draw:line draw:style-name="gr23" draw:layer="layout" svg:x1="30.86cm" svg:y1="15.845cm" svg:x2="30.868cm" svg:y2="15.762cm">
          <text:p/>
        </draw:line>
        <draw:line draw:style-name="gr23" draw:layer="layout" svg:x1="30.868cm" svg:y1="15.762cm" svg:x2="30.877cm" svg:y2="15.791cm">
          <text:p/>
        </draw:line>
        <draw:line draw:style-name="gr23" draw:layer="layout" svg:x1="30.876cm" svg:y1="15.79cm" svg:x2="30.876cm" svg:y2="15.817cm">
          <text:p/>
        </draw:line>
        <draw:line draw:style-name="gr23" draw:layer="layout" svg:x1="30.876cm" svg:y1="15.817cm" svg:x2="30.885cm" svg:y2="15.817cm">
          <text:p/>
        </draw:line>
        <draw:line draw:style-name="gr23" draw:layer="layout" svg:x1="30.885cm" svg:y1="15.817cm" svg:x2="30.894cm" svg:y2="15.927cm">
          <text:p/>
        </draw:line>
        <draw:line draw:style-name="gr23" draw:layer="layout" svg:x1="30.893cm" svg:y1="15.927cm" svg:x2="30.903cm" svg:y2="15.79cm">
          <text:p/>
        </draw:line>
        <draw:line draw:style-name="gr23" draw:layer="layout" svg:x1="30.902cm" svg:y1="15.79cm" svg:x2="30.902cm" svg:y2="15.872cm">
          <text:p/>
        </draw:line>
        <draw:line draw:style-name="gr23" draw:layer="layout" svg:x1="30.902cm" svg:y1="15.873cm" svg:x2="30.911cm" svg:y2="15.844cm">
          <text:p/>
        </draw:line>
        <draw:line draw:style-name="gr23" draw:layer="layout" svg:x1="30.91cm" svg:y1="15.845cm" svg:x2="30.919cm" svg:y2="15.79cm">
          <text:p/>
        </draw:line>
        <draw:line draw:style-name="gr23" draw:layer="layout" svg:x1="30.918cm" svg:y1="15.79cm" svg:x2="30.928cm" svg:y2="15.818cm">
          <text:p/>
        </draw:line>
        <draw:line draw:style-name="gr23" draw:layer="layout" svg:x1="30.927cm" svg:y1="15.817cm" svg:x2="30.927cm" svg:y2="15.79cm">
          <text:p/>
        </draw:line>
        <draw:line draw:style-name="gr23" draw:layer="layout" svg:x1="30.927cm" svg:y1="15.79cm" svg:x2="30.935cm" svg:y2="15.79cm">
          <text:p/>
        </draw:line>
        <draw:line draw:style-name="gr23" draw:layer="layout" svg:x1="30.935cm" svg:y1="15.79cm" svg:x2="30.944cm" svg:y2="15.79cm">
          <text:p/>
        </draw:line>
        <draw:line draw:style-name="gr23" draw:layer="layout" svg:x1="30.944cm" svg:y1="15.79cm" svg:x2="30.944cm" svg:y2="15.762cm">
          <text:p/>
        </draw:line>
        <draw:line draw:style-name="gr23" draw:layer="layout" svg:x1="30.944cm" svg:y1="15.762cm" svg:x2="30.953cm" svg:y2="15.818cm">
          <text:p/>
        </draw:line>
        <draw:line draw:style-name="gr23" draw:layer="layout" svg:x1="30.952cm" svg:y1="15.817cm" svg:x2="30.961cm" svg:y2="15.817cm">
          <text:p/>
        </draw:line>
        <draw:line draw:style-name="gr23" draw:layer="layout" svg:x1="30.961cm" svg:y1="15.817cm" svg:x2="30.97cm" svg:y2="15.873cm">
          <text:p/>
        </draw:line>
        <draw:line draw:style-name="gr23" draw:layer="layout" svg:x1="30.969cm" svg:y1="15.872cm" svg:x2="30.969cm" svg:y2="15.899cm">
          <text:p/>
        </draw:line>
        <draw:line draw:style-name="gr23" draw:layer="layout" svg:x1="30.969cm" svg:y1="15.899cm" svg:x2="30.978cm" svg:y2="15.927cm">
          <text:p/>
        </draw:line>
        <draw:line draw:style-name="gr23" draw:layer="layout" svg:x1="30.977cm" svg:y1="15.926cm" svg:x2="30.986cm" svg:y2="15.926cm">
          <text:p/>
        </draw:line>
        <draw:line draw:style-name="gr23" draw:layer="layout" svg:x1="30.986cm" svg:y1="15.926cm" svg:x2="30.994cm" svg:y2="15.926cm">
          <text:p/>
        </draw:line>
        <draw:line draw:style-name="gr23" draw:layer="layout" svg:x1="30.994cm" svg:y1="15.926cm" svg:x2="31.003cm" svg:y2="15.926cm">
          <text:p/>
        </draw:line>
        <draw:line draw:style-name="gr23" draw:layer="layout" svg:x1="31.003cm" svg:y1="15.926cm" svg:x2="31.003cm" svg:y2="15.899cm">
          <text:p/>
        </draw:line>
        <draw:line draw:style-name="gr23" draw:layer="layout" svg:x1="31.003cm" svg:y1="15.899cm" svg:x2="31.012cm" svg:y2="15.927cm">
          <text:p/>
        </draw:line>
        <draw:line draw:style-name="gr23" draw:layer="layout" svg:x1="31.011cm" svg:y1="15.926cm" svg:x2="31.019cm" svg:y2="15.926cm">
          <text:p/>
        </draw:line>
        <draw:line draw:style-name="gr23" draw:layer="layout" svg:x1="31.019cm" svg:y1="15.926cm" svg:x2="31.029cm" svg:y2="16.009cm">
          <text:p/>
        </draw:line>
        <draw:line draw:style-name="gr23" draw:layer="layout" svg:x1="31.028cm" svg:y1="16.008cm" svg:x2="31.028cm" svg:y2="16.036cm">
          <text:p/>
        </draw:line>
        <draw:line draw:style-name="gr23" draw:layer="layout" svg:x1="31.028cm" svg:y1="16.037cm" svg:x2="31.037cm" svg:y2="15.981cm">
          <text:p/>
        </draw:line>
        <draw:line draw:style-name="gr23" draw:layer="layout" svg:x1="31.036cm" svg:y1="15.981cm" svg:x2="31.046cm" svg:y2="16.009cm">
          <text:p/>
        </draw:line>
        <draw:line draw:style-name="gr23" draw:layer="layout" svg:x1="31.045cm" svg:y1="16.008cm" svg:x2="31.045cm" svg:y2="16.036cm">
          <text:p/>
        </draw:line>
        <draw:line draw:style-name="gr23" draw:layer="layout" svg:x1="31.045cm" svg:y1="16.036cm" svg:x2="31.054cm" svg:y2="16.091cm">
          <text:p/>
        </draw:line>
        <draw:line draw:style-name="gr23" draw:layer="layout" svg:x1="31.053cm" svg:y1="16.09cm" svg:x2="31.053cm" svg:y2="16.036cm">
          <text:p/>
        </draw:line>
        <draw:line draw:style-name="gr23" draw:layer="layout" svg:x1="31.053cm" svg:y1="16.036cm" svg:x2="31.062cm" svg:y2="16.091cm">
          <text:p/>
        </draw:line>
        <draw:line draw:style-name="gr23" draw:layer="layout" svg:x1="31.061cm" svg:y1="16.091cm" svg:x2="31.071cm" svg:y2="16.008cm">
          <text:p/>
        </draw:line>
        <draw:line draw:style-name="gr23" draw:layer="layout" svg:x1="31.07cm" svg:y1="16.008cm" svg:x2="31.07cm" svg:y2="16.036cm">
          <text:p/>
        </draw:line>
        <draw:line draw:style-name="gr23" draw:layer="layout" svg:x1="31.07cm" svg:y1="16.036cm" svg:x2="31.079cm" svg:y2="16.064cm">
          <text:p/>
        </draw:line>
        <draw:line draw:style-name="gr23" draw:layer="layout" svg:x1="31.078cm" svg:y1="16.063cm" svg:x2="31.087cm" svg:y2="16.063cm">
          <text:p/>
        </draw:line>
        <draw:line draw:style-name="gr23" draw:layer="layout" svg:x1="31.087cm" svg:y1="16.063cm" svg:x2="31.087cm" svg:y2="16.09cm">
          <text:p/>
        </draw:line>
        <draw:line draw:style-name="gr23" draw:layer="layout" svg:x1="31.087cm" svg:y1="16.091cm" svg:x2="31.096cm" svg:y2="16.063cm">
          <text:p/>
        </draw:line>
        <draw:line draw:style-name="gr23" draw:layer="layout" svg:x1="31.095cm" svg:y1="16.063cm" svg:x2="31.095cm" svg:y2="16.09cm">
          <text:p/>
        </draw:line>
        <draw:line draw:style-name="gr23" draw:layer="layout" svg:x1="31.095cm" svg:y1="16.09cm" svg:x2="31.103cm" svg:y2="16.09cm">
          <text:p/>
        </draw:line>
        <draw:line draw:style-name="gr23" draw:layer="layout" svg:x1="31.103cm" svg:y1="16.09cm" svg:x2="31.113cm" svg:y2="16.119cm">
          <text:p/>
        </draw:line>
        <draw:line draw:style-name="gr23" draw:layer="layout" svg:x1="31.112cm" svg:y1="16.118cm" svg:x2="31.112cm" svg:y2="16.063cm">
          <text:p/>
        </draw:line>
        <draw:line draw:style-name="gr23" draw:layer="layout" svg:x1="31.112cm" svg:y1="16.064cm" svg:x2="31.121cm" svg:y2="16.008cm">
          <text:p/>
        </draw:line>
        <draw:line draw:style-name="gr23" draw:layer="layout" svg:x1="31.12cm" svg:y1="16.008cm" svg:x2="31.13cm" svg:y2="16.064cm">
          <text:p/>
        </draw:line>
        <draw:line draw:style-name="gr23" draw:layer="layout" svg:x1="31.129cm" svg:y1="16.063cm" svg:x2="31.129cm" svg:y2="16.036cm">
          <text:p/>
        </draw:line>
        <draw:line draw:style-name="gr23" draw:layer="layout" svg:x1="31.129cm" svg:y1="16.036cm" svg:x2="31.138cm" svg:y2="16.091cm">
          <text:p/>
        </draw:line>
        <draw:line draw:style-name="gr23" draw:layer="layout" svg:x1="31.137cm" svg:y1="16.09cm" svg:x2="31.137cm" svg:y2="16.036cm">
          <text:p/>
        </draw:line>
        <draw:line draw:style-name="gr23" draw:layer="layout" svg:x1="31.137cm" svg:y1="16.037cm" svg:x2="31.146cm" svg:y2="16.008cm">
          <text:p/>
        </draw:line>
        <draw:line draw:style-name="gr23" draw:layer="layout" svg:x1="31.145cm" svg:y1="16.008cm" svg:x2="31.155cm" svg:y2="16.173cm">
          <text:p/>
        </draw:line>
        <draw:line draw:style-name="gr23" draw:layer="layout" svg:x1="31.154cm" svg:y1="16.172cm" svg:x2="31.154cm" svg:y2="16.145cm">
          <text:p/>
        </draw:line>
        <draw:line draw:style-name="gr23" draw:layer="layout" svg:x1="31.154cm" svg:y1="16.145cm" svg:x2="31.162cm" svg:y2="16.145cm">
          <text:p/>
        </draw:line>
        <draw:line draw:style-name="gr23" draw:layer="layout" svg:x1="31.162cm" svg:y1="16.145cm" svg:x2="31.172cm" svg:y2="16.201cm">
          <text:p/>
        </draw:line>
        <draw:line draw:style-name="gr23" draw:layer="layout" svg:x1="31.171cm" svg:y1="16.2cm" svg:x2="31.171cm" svg:y2="16.145cm">
          <text:p/>
        </draw:line>
        <draw:line draw:style-name="gr23" draw:layer="layout" svg:x1="31.171cm" svg:y1="16.146cm" svg:x2="31.18cm" svg:y2="16.09cm">
          <text:p/>
        </draw:line>
        <draw:line draw:style-name="gr23" draw:layer="layout" svg:x1="31.179cm" svg:y1="16.09cm" svg:x2="31.179cm" svg:y2="16.145cm">
          <text:p/>
        </draw:line>
        <draw:line draw:style-name="gr23" draw:layer="layout" svg:x1="31.179cm" svg:y1="16.145cm" svg:x2="31.187cm" svg:y2="16.145cm">
          <text:p/>
        </draw:line>
        <draw:line draw:style-name="gr23" draw:layer="layout" svg:x1="31.187cm" svg:y1="16.145cm" svg:x2="31.197cm" svg:y2="16.201cm">
          <text:p/>
        </draw:line>
        <draw:line draw:style-name="gr23" draw:layer="layout" svg:x1="31.196cm" svg:y1="16.201cm" svg:x2="31.205cm" svg:y2="16.172cm">
          <text:p/>
        </draw:line>
        <draw:line draw:style-name="gr23" draw:layer="layout" svg:x1="31.204cm" svg:y1="16.172cm" svg:x2="31.214cm" svg:y2="16.201cm">
          <text:p/>
        </draw:line>
        <draw:line draw:style-name="gr23" draw:layer="layout" svg:x1="31.213cm" svg:y1="16.2cm" svg:x2="31.213cm" svg:y2="16.227cm">
          <text:p/>
        </draw:line>
        <draw:line draw:style-name="gr23" draw:layer="layout" svg:x1="31.213cm" svg:y1="16.227cm" svg:x2="31.221cm" svg:y2="16.227cm">
          <text:p/>
        </draw:line>
        <draw:line draw:style-name="gr23" draw:layer="layout" svg:x1="31.221cm" svg:y1="16.227cm" svg:x2="31.221cm" svg:y2="16.145cm">
          <text:p/>
        </draw:line>
        <draw:line draw:style-name="gr23" draw:layer="layout" svg:x1="31.221cm" svg:y1="16.145cm" svg:x2="31.231cm" svg:y2="16.201cm">
          <text:p/>
        </draw:line>
        <draw:line draw:style-name="gr23" draw:layer="layout" svg:x1="31.23cm" svg:y1="16.2cm" svg:x2="31.238cm" svg:y2="16.2cm">
          <text:p/>
        </draw:line>
        <draw:line draw:style-name="gr23" draw:layer="layout" svg:x1="31.238cm" svg:y1="16.2cm" svg:x2="31.238cm" svg:y2="16.118cm">
          <text:p/>
        </draw:line>
        <draw:line draw:style-name="gr23" draw:layer="layout" svg:x1="31.238cm" svg:y1="16.118cm" svg:x2="31.247cm" svg:y2="16.173cm">
          <text:p/>
        </draw:line>
        <draw:line draw:style-name="gr23" draw:layer="layout" svg:x1="31.246cm" svg:y1="16.172cm" svg:x2="31.256cm" svg:y2="16.201cm">
          <text:p/>
        </draw:line>
        <draw:line draw:style-name="gr23" draw:layer="layout" svg:x1="31.255cm" svg:y1="16.2cm" svg:x2="31.255cm" svg:y2="16.145cm">
          <text:p/>
        </draw:line>
        <draw:line draw:style-name="gr23" draw:layer="layout" svg:x1="31.255cm" svg:y1="16.145cm" svg:x2="31.264cm" svg:y2="16.255cm">
          <text:p/>
        </draw:line>
        <draw:line draw:style-name="gr23" draw:layer="layout" svg:x1="31.263cm" svg:y1="16.254cm" svg:x2="31.263cm" svg:y2="16.2cm">
          <text:p/>
        </draw:line>
        <draw:line draw:style-name="gr23" draw:layer="layout" svg:x1="31.263cm" svg:y1="16.2cm" svg:x2="31.273cm" svg:y2="16.337cm">
          <text:p/>
        </draw:line>
        <draw:line draw:style-name="gr23" draw:layer="layout" svg:x1="31.272cm" svg:y1="16.337cm" svg:x2="31.281cm" svg:y2="16.254cm">
          <text:p/>
        </draw:line>
        <draw:line draw:style-name="gr23" draw:layer="layout" svg:x1="31.28cm" svg:y1="16.254cm" svg:x2="31.28cm" svg:y2="16.309cm">
          <text:p/>
        </draw:line>
        <draw:line draw:style-name="gr23" draw:layer="layout" svg:x1="31.28cm" svg:y1="16.31cm" svg:x2="31.289cm" svg:y2="16.227cm">
          <text:p/>
        </draw:line>
        <draw:line draw:style-name="gr23" draw:layer="layout" svg:x1="31.288cm" svg:y1="16.227cm" svg:x2="31.298cm" svg:y2="16.255cm">
          <text:p/>
        </draw:line>
        <draw:line draw:style-name="gr23" draw:layer="layout" svg:x1="31.297cm" svg:y1="16.254cm" svg:x2="31.297cm" svg:y2="16.309cm">
          <text:p/>
        </draw:line>
        <draw:line draw:style-name="gr23" draw:layer="layout" svg:x1="31.297cm" svg:y1="16.309cm" svg:x2="31.306cm" svg:y2="16.337cm">
          <text:p/>
        </draw:line>
        <draw:line draw:style-name="gr23" draw:layer="layout" svg:x1="31.305cm" svg:y1="16.336cm" svg:x2="31.305cm" svg:y2="16.282cm">
          <text:p/>
        </draw:line>
        <draw:line draw:style-name="gr23" draw:layer="layout" svg:x1="31.305cm" svg:y1="16.282cm" svg:x2="31.314cm" svg:y2="16.282cm">
          <text:p/>
        </draw:line>
        <draw:line draw:style-name="gr23" draw:layer="layout" svg:x1="31.314cm" svg:y1="16.283cm" svg:x2="31.323cm" svg:y2="16.254cm">
          <text:p/>
        </draw:line>
        <draw:line draw:style-name="gr23" draw:layer="layout" svg:x1="31.322cm" svg:y1="16.254cm" svg:x2="31.322cm" svg:y2="16.282cm">
          <text:p/>
        </draw:line>
        <draw:line draw:style-name="gr23" draw:layer="layout" svg:x1="31.322cm" svg:y1="16.283cm" svg:x2="31.331cm" svg:y2="16.254cm">
          <text:p/>
        </draw:line>
        <draw:line draw:style-name="gr23" draw:layer="layout" svg:x1="31.33cm" svg:y1="16.254cm" svg:x2="31.34cm" svg:y2="16.283cm">
          <text:p/>
        </draw:line>
        <draw:line draw:style-name="gr23" draw:layer="layout" svg:x1="31.339cm" svg:y1="16.282cm" svg:x2="31.339cm" svg:y2="16.254cm">
          <text:p/>
        </draw:line>
        <draw:line draw:style-name="gr23" draw:layer="layout" svg:x1="31.339cm" svg:y1="16.255cm" svg:x2="31.348cm" svg:y2="16.227cm">
          <text:p/>
        </draw:line>
        <draw:line draw:style-name="gr23" draw:layer="layout" svg:x1="31.347cm" svg:y1="16.227cm" svg:x2="31.357cm" svg:y2="16.283cm">
          <text:p/>
        </draw:line>
        <draw:line draw:style-name="gr23" draw:layer="layout" svg:x1="31.356cm" svg:y1="16.282cm" svg:x2="31.364cm" svg:y2="16.282cm">
          <text:p/>
        </draw:line>
        <draw:line draw:style-name="gr23" draw:layer="layout" svg:x1="31.364cm" svg:y1="16.283cm" svg:x2="31.373cm" svg:y2="16.227cm">
          <text:p/>
        </draw:line>
        <draw:line draw:style-name="gr23" draw:layer="layout" svg:x1="31.372cm" svg:y1="16.229cm" svg:x2="31.382cm" svg:y2="16.172cm">
          <text:p/>
        </draw:line>
        <draw:line draw:style-name="gr23" draw:layer="layout" svg:x1="31.381cm" svg:y1="16.172cm" svg:x2="31.381cm" svg:y2="16.2cm">
          <text:p/>
        </draw:line>
        <draw:line draw:style-name="gr23" draw:layer="layout" svg:x1="31.381cm" svg:y1="16.2cm" svg:x2="31.39cm" svg:y2="16.283cm">
          <text:p/>
        </draw:line>
        <draw:line draw:style-name="gr23" draw:layer="layout" svg:x1="31.389cm" svg:y1="16.282cm" svg:x2="31.389cm" svg:y2="16.309cm">
          <text:p/>
        </draw:line>
        <draw:line draw:style-name="gr23" draw:layer="layout" svg:x1="31.389cm" svg:y1="16.31cm" svg:x2="31.399cm" svg:y2="16.2cm">
          <text:p/>
        </draw:line>
        <draw:line draw:style-name="gr23" draw:layer="layout" svg:x1="31.398cm" svg:y1="16.2cm" svg:x2="31.407cm" svg:y2="16.31cm">
          <text:p/>
        </draw:line>
        <draw:line draw:style-name="gr23" draw:layer="layout" svg:x1="31.406cm" svg:y1="16.309cm" svg:x2="31.406cm" svg:y2="16.364cm">
          <text:p/>
        </draw:line>
        <draw:line draw:style-name="gr23" draw:layer="layout" svg:x1="31.406cm" svg:y1="16.364cm" svg:x2="31.414cm" svg:y2="16.364cm">
          <text:p/>
        </draw:line>
        <draw:line draw:style-name="gr23" draw:layer="layout" svg:x1="31.414cm" svg:y1="16.365cm" svg:x2="31.424cm" svg:y2="16.254cm">
          <text:p/>
        </draw:line>
        <draw:line draw:style-name="gr23" draw:layer="layout" svg:x1="31.423cm" svg:y1="16.254cm" svg:x2="31.423cm" svg:y2="16.336cm">
          <text:p/>
        </draw:line>
        <draw:line draw:style-name="gr23" draw:layer="layout" svg:x1="31.423cm" svg:y1="16.337cm" svg:x2="31.432cm" svg:y2="16.309cm">
          <text:p/>
        </draw:line>
        <draw:line draw:style-name="gr23" draw:layer="layout" svg:x1="31.431cm" svg:y1="16.309cm" svg:x2="31.44cm" svg:y2="16.309cm">
          <text:p/>
        </draw:line>
        <draw:line draw:style-name="gr23" draw:layer="layout" svg:x1="31.44cm" svg:y1="16.309cm" svg:x2="31.448cm" svg:y2="16.309cm">
          <text:p/>
        </draw:line>
        <draw:line draw:style-name="gr23" draw:layer="layout" svg:x1="31.448cm" svg:y1="16.309cm" svg:x2="31.456cm" svg:y2="16.309cm">
          <text:p/>
        </draw:line>
        <draw:line draw:style-name="gr23" draw:layer="layout" svg:x1="31.456cm" svg:y1="16.31cm" svg:x2="31.466cm" svg:y2="16.282cm">
          <text:p/>
        </draw:line>
        <draw:line draw:style-name="gr23" draw:layer="layout" svg:x1="31.465cm" svg:y1="16.282cm" svg:x2="31.465cm" svg:y2="16.364cm">
          <text:p/>
        </draw:line>
        <draw:line draw:style-name="gr23" draw:layer="layout" svg:x1="31.465cm" svg:y1="16.365cm" svg:x2="31.474cm" svg:y2="16.282cm">
          <text:p/>
        </draw:line>
        <draw:line draw:style-name="gr23" draw:layer="layout" svg:x1="31.473cm" svg:y1="16.282cm" svg:x2="31.473cm" svg:y2="16.309cm">
          <text:p/>
        </draw:line>
        <draw:line draw:style-name="gr23" draw:layer="layout" svg:x1="31.473cm" svg:y1="16.309cm" svg:x2="31.483cm" svg:y2="16.365cm">
          <text:p/>
        </draw:line>
        <draw:line draw:style-name="gr23" draw:layer="layout" svg:x1="31.482cm" svg:y1="16.365cm" svg:x2="31.491cm" svg:y2="16.336cm">
          <text:p/>
        </draw:line>
        <draw:line draw:style-name="gr23" draw:layer="layout" svg:x1="31.49cm" svg:y1="16.336cm" svg:x2="31.49cm" svg:y2="16.254cm">
          <text:p/>
        </draw:line>
        <draw:line draw:style-name="gr23" draw:layer="layout" svg:x1="31.49cm" svg:y1="16.254cm" svg:x2="31.5cm" svg:y2="16.392cm">
          <text:p/>
        </draw:line>
        <draw:line draw:style-name="gr23" draw:layer="layout" svg:x1="31.499cm" svg:y1="16.392cm" svg:x2="31.508cm" svg:y2="16.364cm">
          <text:p/>
        </draw:line>
        <draw:line draw:style-name="gr23" draw:layer="layout" svg:x1="31.507cm" svg:y1="16.364cm" svg:x2="31.507cm" svg:y2="16.391cm">
          <text:p/>
        </draw:line>
        <draw:line draw:style-name="gr23" draw:layer="layout" svg:x1="31.507cm" svg:y1="16.392cm" svg:x2="31.516cm" svg:y2="16.364cm">
          <text:p/>
        </draw:line>
        <draw:line draw:style-name="gr23" draw:layer="layout" svg:x1="31.515cm" svg:y1="16.364cm" svg:x2="31.515cm" svg:y2="16.418cm">
          <text:p/>
        </draw:line>
        <draw:line draw:style-name="gr23" draw:layer="layout" svg:x1="31.515cm" svg:y1="16.418cm" svg:x2="31.524cm" svg:y2="16.418cm">
          <text:p/>
        </draw:line>
        <draw:line draw:style-name="gr23" draw:layer="layout" svg:x1="31.524cm" svg:y1="16.418cm" svg:x2="31.533cm" svg:y2="16.447cm">
          <text:p/>
        </draw:line>
        <draw:line draw:style-name="gr23" draw:layer="layout" svg:x1="31.532cm" svg:y1="16.446cm" svg:x2="31.532cm" svg:y2="16.391cm">
          <text:p/>
        </draw:line>
        <draw:line draw:style-name="gr23" draw:layer="layout" svg:x1="31.532cm" svg:y1="16.391cm" svg:x2="31.541cm" svg:y2="16.391cm">
          <text:p/>
        </draw:line>
        <draw:line draw:style-name="gr23" draw:layer="layout" svg:x1="31.541cm" svg:y1="16.391cm" svg:x2="31.549cm" svg:y2="16.391cm">
          <text:p/>
        </draw:line>
        <draw:line draw:style-name="gr23" draw:layer="layout" svg:x1="31.549cm" svg:y1="16.392cm" svg:x2="31.558cm" svg:y2="16.364cm">
          <text:p/>
        </draw:line>
        <draw:line draw:style-name="gr23" draw:layer="layout" svg:x1="31.557cm" svg:y1="16.364cm" svg:x2="31.557cm" svg:y2="16.473cm">
          <text:p/>
        </draw:line>
        <draw:line draw:style-name="gr23" draw:layer="layout" svg:x1="31.557cm" svg:y1="16.474cm" svg:x2="31.567cm" svg:y2="16.418cm">
          <text:p/>
        </draw:line>
        <draw:line draw:style-name="gr23" draw:layer="layout" svg:x1="31.566cm" svg:y1="16.419cm" svg:x2="31.575cm" svg:y2="16.364cm">
          <text:p/>
        </draw:line>
        <draw:line draw:style-name="gr23" draw:layer="layout" svg:x1="31.574cm" svg:y1="16.364cm" svg:x2="31.574cm" svg:y2="16.391cm">
          <text:p/>
        </draw:line>
        <draw:line draw:style-name="gr23" draw:layer="layout" svg:x1="31.574cm" svg:y1="16.392cm" svg:x2="31.584cm" svg:y2="16.364cm">
          <text:p/>
        </draw:line>
        <draw:line draw:style-name="gr23" draw:layer="layout" svg:x1="31.583cm" svg:y1="16.364cm" svg:x2="31.592cm" svg:y2="16.392cm">
          <text:p/>
        </draw:line>
        <draw:frame draw:style-name="gr18" draw:layer="layout" svg:width="0.252cm" svg:height="0.497cm" draw:transform="rotate (1.5707963267949) translate (3.283cm 4.808cm)">
          <draw:text-box>
            <text:p text:style-name="P1"><text:span text:style-name="T3">y</text:span></text:p>
          </draw:text-box>
        </draw:frame>
        <draw:frame draw:style-name="gr24" draw:layer="layout" svg:width="0.273cm" svg:height="0.497cm" svg:x="20.366cm" svg:y="16.291cm">
          <draw:text-box>
            <text:p text:style-name="P1"><text:span text:style-name="T3">1</text:span></text:p>
          </draw:text-box>
        </draw:frame>
        <draw:frame draw:style-name="gr25" draw:layer="layout" svg:width="0.679cm" svg:height="0.497cm" svg:x="20.047cm" svg:y="11.133cm">
          <draw:text-box>
            <text:p text:style-name="P1"><text:span text:style-name="T3">1.5</text:span></text:p>
          </draw:text-box>
        </draw:frame>
        <draw:frame draw:style-name="gr26" draw:layer="layout" svg:width="0.273cm" svg:height="0.497cm" svg:x="20.369cm" svg:y="5.6cm">
          <draw:text-box>
            <text:p text:style-name="P1"><text:span text:style-name="T3">2</text:span></text:p>
          </draw:text-box>
        </draw:frame>
        <draw:frame draw:style-name="gr13" draw:layer="layout" svg:width="0.815cm" svg:height="0.497cm" svg:x="21.968cm" svg:y="17.009cm">
          <draw:text-box>
            <text:p text:style-name="P1"><text:span text:style-name="T3">300</text:span></text:p>
          </draw:text-box>
        </draw:frame>
        <draw:frame draw:style-name="gr13" draw:layer="layout" svg:width="0.815cm" svg:height="0.497cm" svg:x="25.625cm" svg:y="17.009cm">
          <draw:text-box>
            <text:p text:style-name="P1"><text:span text:style-name="T3">350</text:span></text:p>
          </draw:text-box>
        </draw:frame>
        <draw:path draw:style-name="gr14" draw:layer="layout" svg:width="0.211cm" svg:height="12.968cm" svg:x="20.739cm" svg:y="3.987cm" svg:viewBox="0 0 212 12969" svg:d="M124 12969v-12651h-35v12651zM212 353l-106-353-106 353z">
          <text:p/>
        </draw:path>
        <draw:path draw:style-name="gr14" draw:layer="layout" svg:width="11.146cm" svg:height="0.212cm" svg:x="20.853cm" svg:y="16.789cm" svg:viewBox="0 0 11147 213" svg:d="M0 88h10829v35h-10829zM10794 0l353 106-353 107z">
          <text:p/>
        </draw:path>
        <draw:polygon draw:style-name="gr27" draw:layer="layout" svg:width="1.588cm" svg:height="12.124cm" svg:x="24.559cm" svg:y="4.747cm" svg:viewBox="0 0 1589 12125" draw:points="0,12125 1589,12125 1589,0 0,0">
          <text:p/>
        </draw:polygon>
        <draw:frame draw:style-name="gr28" draw:layer="layout" svg:width="7.649cm" svg:height="2.243cm" svg:x="21.374cm" svg:y="0.338cm">
          <draw:image xlink:href="Pictures/100000000000007800000090B4656368.png" xlink:type="simple" xlink:show="embed" xlink:actuate="onLoad">
            <text:p/>
          </draw:image>
        </draw:frame>
        <draw:polygon draw:style-name="gr29" draw:layer="layout" svg:width="3.289cm" svg:height="1.199cm" svg:x="25.734cm" svg:y="0.325cm" svg:viewBox="0 0 3290 1200" draw:points="0,1200 3290,1200 3290,0 0,0">
          <text:p/>
        </draw:polygon>
        <draw:polygon draw:style-name="gr29" draw:layer="layout" svg:width="2.435cm" svg:height="0.386cm" svg:x="22.495cm" svg:y="0.215cm" svg:viewBox="0 0 2436 387" draw:points="0,387 2436,387 2436,0 0,0">
          <text:p/>
        </draw:polygon>
        <draw:polygon draw:style-name="gr30" draw:layer="layout" svg:width="2.435cm" svg:height="0.386cm" svg:x="22.495cm" svg:y="0.215cm" svg:viewBox="0 0 2436 387" draw:points="0,387 2436,387 2436,0 0,0">
          <text:p/>
        </draw:polygon>
        <draw:polygon draw:style-name="gr29" draw:layer="layout" svg:width="2.438cm" svg:height="0.098cm" svg:x="24.93cm" svg:y="2.484cm" svg:viewBox="0 0 2439 99" draw:points="0,99 2439,99 2439,0 0,0">
          <text:p/>
        </draw:polygon>
        <draw:polygon draw:style-name="gr30" draw:layer="layout" svg:width="2.438cm" svg:height="0.098cm" svg:x="24.93cm" svg:y="2.484cm" svg:viewBox="0 0 2439 99" draw:points="0,99 2439,99 2439,0 0,0">
          <text:p/>
        </draw:polygon>
        <draw:polygon draw:style-name="gr29" draw:layer="layout" svg:width="0.407cm" svg:height="0.229cm" svg:x="25.797cm" svg:y="2.37cm" svg:viewBox="0 0 408 230" draw:points="0,230 408,230 408,0 0,0">
          <text:p/>
        </draw:polygon>
        <draw:polygon draw:style-name="gr30" draw:layer="layout" svg:width="0.407cm" svg:height="0.229cm" svg:x="25.797cm" svg:y="2.37cm" svg:viewBox="0 0 408 230" draw:points="0,230 408,230 408,0 0,0">
          <text:p/>
        </draw:polygon>
        <draw:polygon draw:style-name="gr29" draw:layer="layout" svg:width="0.402cm" svg:height="0.229cm" svg:x="22.292cm" svg:y="2.353cm" svg:viewBox="0 0 403 230" draw:points="0,230 403,230 403,0 0,0">
          <text:p/>
        </draw:polygon>
        <draw:polygon draw:style-name="gr30" draw:layer="layout" svg:width="0.402cm" svg:height="0.229cm" svg:x="22.292cm" svg:y="2.353cm" svg:viewBox="0 0 403 230" draw:points="0,230 403,230 403,0 0,0">
          <text:p/>
        </draw:polygon>
        <draw:polygon draw:style-name="gr29" draw:layer="layout" svg:width="0.406cm" svg:height="1.478cm" svg:x="22.089cm" svg:y="0.338cm" svg:viewBox="0 0 407 1479" draw:points="0,1479 407,1479 407,0 0,0">
          <text:p/>
        </draw:polygon>
        <draw:polygon draw:style-name="gr30" draw:layer="layout" svg:width="0.406cm" svg:height="1.478cm" svg:x="22.089cm" svg:y="0.338cm" svg:viewBox="0 0 407 1479" draw:points="0,1479 407,1479 407,0 0,0">
          <text:p/>
        </draw:polygon>
        <draw:polygon draw:style-name="gr29" draw:layer="layout" svg:width="0.402cm" svg:height="0.199cm" svg:x="22.051cm" svg:y="2.37cm" svg:viewBox="0 0 403 200" draw:points="0,200 403,200 403,0 0,0">
          <text:p/>
        </draw:polygon>
        <draw:polygon draw:style-name="gr30" draw:layer="layout" svg:width="0.402cm" svg:height="0.199cm" svg:x="22.051cm" svg:y="2.37cm" svg:viewBox="0 0 403 200" draw:points="0,200 403,200 403,0 0,0">
          <text:p/>
        </draw:polygon>
        <draw:frame draw:style-name="gr13" draw:layer="layout" svg:width="0.815cm" svg:height="0.497cm" svg:x="29.281cm" svg:y="17.009cm">
          <draw:text-box>
            <text:p text:style-name="P1"><text:span text:style-name="T3">400</text:span></text:p>
          </draw:text-box>
        </draw:frame>
        <draw:frame draw:style-name="gr31" draw:layer="layout" svg:width="1.2cm" svg:height="0.746cm" svg:x="26.681cm" svg:y="0.583cm">
          <draw:text-box>
            <text:p text:style-name="P1"><text:span text:style-name="T4">BrO</text:span></text:p>
          </draw:text-box>
        </draw:frame>
        <draw:frame draw:style-name="gr16" draw:layer="layout" svg:width="2.508cm" svg:height="0.497cm" svg:x="30.977cm" svg:y="17.598cm">
          <draw:text-box>
            <text:p text:style-name="P1"><text:span text:style-name="T3">Wavelength</text:span></text:p>
          </draw:text-box>
        </draw:frame>
        <draw:frame draw:style-name="gr17" draw:layer="layout" svg:width="1.01cm" svg:height="0.497cm" svg:x="31.587cm" svg:y="18.106cm">
          <draw:text-box>
            <text:p text:style-name="P1"><text:span text:style-name="T3">[nm]</text:span></text:p>
          </draw:text-box>
        </draw:frame>
        <draw:frame draw:style-name="gr18" draw:layer="layout" svg:width="0.129cm" svg:height="0.497cm" draw:transform="rotate (1.5707963267949) translate (19.429cm 11.703cm)">
          <draw:text-box>
            <text:p text:style-name="P1"><text:span text:style-name="T3">I</text:span></text:p>
          </draw:text-box>
        </draw:frame>
        <draw:frame draw:style-name="gr18" draw:layer="layout" svg:width="0.269cm" svg:height="0.497cm" draw:transform="rotate (1.5707963267949) translate (19.429cm 11.596cm)">
          <draw:text-box>
            <text:p text:style-name="P1"><text:span text:style-name="T3">n</text:span></text:p>
          </draw:text-box>
        </draw:frame>
        <draw:frame draw:style-name="gr18" draw:layer="layout" svg:width="0.167cm" svg:height="0.497cm" draw:transform="rotate (1.5707963267949) translate (19.429cm 11.377cm)">
          <draw:text-box>
            <text:p text:style-name="P1"><text:span text:style-name="T3">t</text:span></text:p>
          </draw:text-box>
        </draw:frame>
        <draw:frame draw:style-name="gr18" draw:layer="layout" svg:width="0.264cm" svg:height="0.497cm" draw:transform="rotate (1.5707963267949) translate (19.429cm 11.237cm)">
          <draw:text-box>
            <text:p text:style-name="P1"><text:span text:style-name="T3">e</text:span></text:p>
          </draw:text-box>
        </draw:frame>
        <draw:frame draw:style-name="gr18" draw:layer="layout" svg:width="0.269cm" svg:height="0.497cm" draw:transform="rotate (1.5707963267949) translate (19.429cm 11.026cm)">
          <draw:text-box>
            <text:p text:style-name="P1"><text:span text:style-name="T3">n</text:span></text:p>
          </draw:text-box>
        </draw:frame>
        <draw:frame draw:style-name="gr18" draw:layer="layout" svg:width="0.222cm" svg:height="0.497cm" draw:transform="rotate (1.5707963267949) translate (19.429cm 10.802cm)">
          <draw:text-box>
            <text:p text:style-name="P1"><text:span text:style-name="T3">s</text:span></text:p>
          </draw:text-box>
        </draw:frame>
        <draw:frame draw:style-name="gr18" draw:layer="layout" svg:width="0.121cm" svg:height="0.497cm" draw:transform="rotate (1.5707963267949) translate (19.429cm 10.636cm)">
          <draw:text-box>
            <text:p text:style-name="P1"><text:span text:style-name="T3">i</text:span></text:p>
          </draw:text-box>
        </draw:frame>
        <draw:frame draw:style-name="gr18" draw:layer="layout" svg:width="0.167cm" svg:height="0.497cm" draw:transform="rotate (1.5707963267949) translate (19.429cm 10.539cm)">
          <draw:text-box>
            <text:p text:style-name="P1"><text:span text:style-name="T3">t</text:span></text:p>
          </draw:text-box>
        </draw:frame>
        <draw:frame draw:style-name="gr18" draw:layer="layout" svg:width="0.252cm" svg:height="0.497cm" draw:transform="rotate (1.5707963267949) translate (19.429cm 10.396cm)">
          <draw:text-box>
            <text:p text:style-name="P1"><text:span text:style-name="T3">y</text:span></text:p>
          </draw:text-box>
        </draw:frame>
        <draw:frame draw:style-name="gr18" draw:layer="layout" svg:width="0.137cm" svg:height="0.497cm" draw:transform="rotate (1.5707963267949) translate (19.429cm 10.204cm)">
          <draw:text-box>
            <text:p text:style-name="P1"><text:span text:style-name="T3"><text:s/></text:span></text:p>
          </draw:text-box>
        </draw:frame>
        <draw:frame draw:style-name="gr18" draw:layer="layout" svg:width="0.176cm" svg:height="0.497cm" draw:transform="rotate (1.5707963267949) translate (19.429cm 10.12cm)">
          <draw:text-box>
            <text:p text:style-name="P1"><text:span text:style-name="T3">r</text:span></text:p>
          </draw:text-box>
        </draw:frame>
        <draw:frame draw:style-name="gr18" draw:layer="layout" svg:width="0.26cm" svg:height="0.497cm" draw:transform="rotate (1.5707963267949) translate (19.429cm 9.981cm)">
          <draw:text-box>
            <text:p text:style-name="P1"><text:span text:style-name="T3">a</text:span></text:p>
          </draw:text-box>
        </draw:frame>
        <draw:frame draw:style-name="gr18" draw:layer="layout" svg:width="0.167cm" svg:height="0.497cm" draw:transform="rotate (1.5707963267949) translate (19.429cm 9.782cm)">
          <draw:text-box>
            <text:p text:style-name="P1"><text:span text:style-name="T3">t</text:span></text:p>
          </draw:text-box>
        </draw:frame>
        <draw:frame draw:style-name="gr18" draw:layer="layout" svg:width="0.121cm" svg:height="0.497cm" draw:transform="rotate (1.5707963267949) translate (19.429cm 9.638cm)">
          <draw:text-box>
            <text:p text:style-name="P1"><text:span text:style-name="T3">i</text:span></text:p>
          </draw:text-box>
        </draw:frame>
        <draw:polygon draw:style-name="gr29" draw:layer="layout" svg:width="0.182cm" svg:height="2.477cm" svg:x="17.885cm" svg:y="2.205cm" svg:viewBox="0 0 183 2478" draw:points="0,2478 183,2478 183,0 0,0">
          <text:p/>
        </draw:polygon>
        <draw:polygon draw:style-name="gr30" draw:layer="layout" svg:width="0.182cm" svg:height="2.477cm" svg:x="17.885cm" svg:y="2.205cm" svg:viewBox="0 0 183 2478" draw:points="0,2478 183,2478 183,0 0,0">
          <text:p/>
        </draw:polygon>
        <draw:frame draw:style-name="gr18" draw:layer="layout" svg:width="0.26cm" svg:height="0.497cm" draw:transform="rotate (1.5707963267949) translate (19.429cm 9.541cm)">
          <draw:text-box>
            <text:p text:style-name="P1"><text:span text:style-name="T3">o</text:span></text:p>
          </draw:text-box>
        </draw:frame>
        <draw:frame draw:style-name="gr32" draw:text-style-name="P2" draw:layer="layout" svg:width="12.554cm" svg:height="13.965cm" svg:x="20.251cm" svg:y="3.845cm">
          <draw:image xlink:href="Pictures/200006CF0000C11C00008891D11D510C.wmf" xlink:type="simple" xlink:show="embed" xlink:actuate="onLoad">
            <text:p/>
          </draw:image>
        </draw:frame>
        <draw:frame draw:style-name="gr33" draw:layer="layout" svg:width="5.455cm" svg:height="0.746cm" svg:x="24.113cm" svg:y="4.051cm">
          <draw:text-box>
            <text:p text:style-name="P1"><text:span text:style-name="T2">SpectraQutot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9T16:46:44.906946336</dc:date>
    <meta:document-statistic meta:object-count="6753"/>
    <meta:generator>LibreOffice/4.2.8.2$Linux_X86_64 LibreOffice_project/420m0$Build-2</meta:generator>
  </office:meta>
</office:document-meta>
</file>